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d1d75" fo:font-weight="bold" style:font-weight-asian="bold" style:font-weight-complex="bold"/>
    </style:style>
    <style:style style:name="ce2" style:family="table-cell" style:parent-style-name="Default">
      <style:table-cell-properties fo:background-color="#a1467e"/>
    </style:style>
    <style:style style:name="ce3" style:family="table-cell" style:parent-style-name="Default">
      <style:table-cell-properties fo:background-color="#e0c2cd"/>
    </style:style>
    <style:style style:name="ce4" style:family="table-cell" style:parent-style-name="Default">
      <style:text-properties fo:color="#2a6099" fo:font-weight="bold" style:font-weight-asian="bold" style:font-weight-complex="bold"/>
    </style:style>
    <style:style style:name="ce5" style:family="table-cell" style:parent-style-name="Default">
      <style:table-cell-properties fo:background-color="#5983b0"/>
    </style:style>
    <style:style style:name="ce6" style:family="table-cell" style:parent-style-name="Default">
      <style:table-cell-properties fo:background-color="#b4c7dc"/>
    </style:style>
    <style:style style:name="ce7" style:family="table-cell" style:parent-style-name="Default">
      <style:text-properties fo:color="#00a933" fo:font-weight="bold" style:font-weight-asian="bold" style:font-weight-complex="bold"/>
    </style:style>
    <style:style style:name="ce8" style:family="table-cell" style:parent-style-name="Default">
      <style:table-cell-properties fo:background-color="#77bc65"/>
    </style:style>
    <style:style style:name="ce9" style:family="table-cell" style:parent-style-name="Default">
      <style:table-cell-properties fo:background-color="#dde8cb"/>
    </style:style>
    <style:style style:name="ce19" style:family="table-cell" style:parent-style-name="Default">
      <style:table-cell-properties fo:background-color="transparent"/>
    </style:style>
    <style:style style:name="ce26" style:family="table-cell" style:parent-style-name="Default">
      <style:text-properties fo:color="#a1467e" fo:font-weight="bold" style:font-weight-asian="bold" style:font-weight-complex="bold"/>
    </style:style>
    <style:style style:name="ce21" style:family="table-cell" style:parent-style-name="Default">
      <style:table-cell-properties fo:background-color="#bf819e"/>
    </style:style>
    <style:style style:name="ce23" style:family="table-cell" style:parent-style-name="Default">
      <style:table-cell-properties fo:background-color="#729fcf"/>
    </style:style>
    <style:style style:name="ce24" style:family="table-cell" style:parent-style-name="Default">
      <style:table-cell-properties fo:background-color="#dee6e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.832cm" svg:height="9.474cm" svg:x="10.986cm" svg:y="6.428cm">
            <draw:object draw:notify-on-update-of-ranges="Sheet1.B2:Sheet1.CT2 Sheet1.B2:Sheet1.CT2 Sheet1.A3:Sheet1.A3 Sheet1.B3:Sheet1.CT3 Sheet1.B2:Sheet1.CT2 Sheet1.A4:Sheet1.A4 Sheet1.B4:Sheet1.CT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871cm" svg:height="9.49cm" svg:x="16.695cm" svg:y="4.508cm">
            <draw:object draw:notify-on-update-of-ranges="Sheet1.B2:Sheet1.CT2 Sheet1.B2:Sheet1.CT2 Sheet1.A5:Sheet1.A5 Sheet1.B5:Sheet1.CT5 Sheet1.B2:Sheet1.CT2 Sheet1.A6:Sheet1.A6 Sheet1.B6:Sheet1.CT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7.409cm" svg:height="9.509cm" svg:x="33.646cm" svg:y="4.819cm">
            <draw:object draw:notify-on-update-of-ranges="Sheet1.B2:Sheet1.CT2 Sheet1.B2:Sheet1.CT2 Sheet1.A7:Sheet1.A7 Sheet1.B7:Sheet1.CT7 Sheet1.B2:Sheet1.CT2 Sheet1.A8:Sheet1.A8 Sheet1.B8:Sheet1.CT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98" table:default-cell-style-name="Default"/>
        <table:table-row table:style-name="ro1">
          <table:table-cell office:value-type="string" calcext:value-type="string">
            <text:p>Tiempo (s)</text:p>
          </table:table-cell>
          <table:table-cell office:value-type="float" office:value="0" calcext:value-type="float">
            <text:p>0</text:p>
          </table:table-cell>
          <table:table-cell office:value-type="float" office:value="1775.5" calcext:value-type="float">
            <text:p>1775,5</text:p>
          </table:table-cell>
          <table:table-cell office:value-type="float" office:value="3551.2" calcext:value-type="float">
            <text:p>3551,2</text:p>
          </table:table-cell>
          <table:table-cell office:value-type="float" office:value="5327.1" calcext:value-type="float">
            <text:p>5327,1</text:p>
          </table:table-cell>
          <table:table-cell office:value-type="float" office:value="7103" calcext:value-type="float">
            <text:p>7103</text:p>
          </table:table-cell>
          <table:table-cell office:value-type="float" office:value="8879" calcext:value-type="float">
            <text:p>8879</text:p>
          </table:table-cell>
          <table:table-cell office:value-type="float" office:value="10655.1" calcext:value-type="float">
            <text:p>10655,1</text:p>
          </table:table-cell>
          <table:table-cell office:value-type="float" office:value="12431.4" calcext:value-type="float">
            <text:p>12431,4</text:p>
          </table:table-cell>
          <table:table-cell office:value-type="float" office:value="14207.7" calcext:value-type="float">
            <text:p>14207,7</text:p>
          </table:table-cell>
          <table:table-cell office:value-type="float" office:value="15983.9" calcext:value-type="float">
            <text:p>15983,9</text:p>
          </table:table-cell>
          <table:table-cell office:value-type="float" office:value="17760.1" calcext:value-type="float">
            <text:p>17760,1</text:p>
          </table:table-cell>
          <table:table-cell office:value-type="float" office:value="19536.3" calcext:value-type="float">
            <text:p>19536,3</text:p>
          </table:table-cell>
          <table:table-cell office:value-type="float" office:value="21312.4" calcext:value-type="float">
            <text:p>21312,4</text:p>
          </table:table-cell>
          <table:table-cell office:value-type="float" office:value="23088.5" calcext:value-type="float">
            <text:p>23088,5</text:p>
          </table:table-cell>
          <table:table-cell office:value-type="float" office:value="24864.5" calcext:value-type="float">
            <text:p>24864,5</text:p>
          </table:table-cell>
          <table:table-cell office:value-type="float" office:value="26640.5" calcext:value-type="float">
            <text:p>26640,5</text:p>
          </table:table-cell>
          <table:table-cell office:value-type="float" office:value="28416.5" calcext:value-type="float">
            <text:p>28416,5</text:p>
          </table:table-cell>
          <table:table-cell office:value-type="float" office:value="30192.5" calcext:value-type="float">
            <text:p>30192,5</text:p>
          </table:table-cell>
          <table:table-cell office:value-type="float" office:value="31968.4" calcext:value-type="float">
            <text:p>31968,4</text:p>
          </table:table-cell>
          <table:table-cell office:value-type="float" office:value="33744.2" calcext:value-type="float">
            <text:p>33744,2</text:p>
          </table:table-cell>
          <table:table-cell office:value-type="float" office:value="35520.1" calcext:value-type="float">
            <text:p>35520,1</text:p>
          </table:table-cell>
          <table:table-cell office:value-type="float" office:value="37296" calcext:value-type="float">
            <text:p>37296</text:p>
          </table:table-cell>
          <table:table-cell office:value-type="float" office:value="39072" calcext:value-type="float">
            <text:p>39072</text:p>
          </table:table-cell>
          <table:table-cell office:value-type="float" office:value="40848" calcext:value-type="float">
            <text:p>40848</text:p>
          </table:table-cell>
          <table:table-cell office:value-type="float" office:value="42624" calcext:value-type="float">
            <text:p>42624</text:p>
          </table:table-cell>
          <table:table-cell office:value-type="float" office:value="44400" calcext:value-type="float">
            <text:p>44400</text:p>
          </table:table-cell>
          <table:table-cell office:value-type="float" office:value="46176" calcext:value-type="float">
            <text:p>46176</text:p>
          </table:table-cell>
          <table:table-cell office:value-type="float" office:value="47952" calcext:value-type="float">
            <text:p>47952</text:p>
          </table:table-cell>
          <table:table-cell office:value-type="float" office:value="49728" calcext:value-type="float">
            <text:p>49728</text:p>
          </table:table-cell>
          <table:table-cell office:value-type="float" office:value="51504.1" calcext:value-type="float">
            <text:p>51504,1</text:p>
          </table:table-cell>
          <table:table-cell office:value-type="float" office:value="53280.1" calcext:value-type="float">
            <text:p>53280,1</text:p>
          </table:table-cell>
          <table:table-cell office:value-type="float" office:value="55056.1" calcext:value-type="float">
            <text:p>55056,1</text:p>
          </table:table-cell>
          <table:table-cell office:value-type="float" office:value="56832.1" calcext:value-type="float">
            <text:p>56832,1</text:p>
          </table:table-cell>
          <table:table-cell office:value-type="float" office:value="58608.1" calcext:value-type="float">
            <text:p>58608,1</text:p>
          </table:table-cell>
          <table:table-cell office:value-type="float" office:value="60384.1" calcext:value-type="float">
            <text:p>60384,1</text:p>
          </table:table-cell>
          <table:table-cell office:value-type="float" office:value="62160.1" calcext:value-type="float">
            <text:p>62160,1</text:p>
          </table:table-cell>
          <table:table-cell office:value-type="float" office:value="63936.1" calcext:value-type="float">
            <text:p>63936,1</text:p>
          </table:table-cell>
          <table:table-cell office:value-type="float" office:value="65712.1" calcext:value-type="float">
            <text:p>65712,1</text:p>
          </table:table-cell>
          <table:table-cell office:value-type="float" office:value="67488" calcext:value-type="float">
            <text:p>67488</text:p>
          </table:table-cell>
          <table:table-cell office:value-type="float" office:value="69263.6" calcext:value-type="float">
            <text:p>69263,6</text:p>
          </table:table-cell>
          <table:table-cell office:value-type="float" office:value="71039.4" calcext:value-type="float">
            <text:p>71039,4</text:p>
          </table:table-cell>
          <table:table-cell office:value-type="float" office:value="72815" calcext:value-type="float">
            <text:p>72815</text:p>
          </table:table-cell>
          <table:table-cell office:value-type="float" office:value="74590.8" calcext:value-type="float">
            <text:p>74590,8</text:p>
          </table:table-cell>
          <table:table-cell office:value-type="float" office:value="76366.3" calcext:value-type="float">
            <text:p>76366,3</text:p>
          </table:table-cell>
          <table:table-cell office:value-type="float" office:value="78141.8" calcext:value-type="float">
            <text:p>78141,8</text:p>
          </table:table-cell>
          <table:table-cell office:value-type="float" office:value="79917.2" calcext:value-type="float">
            <text:p>79917,2</text:p>
          </table:table-cell>
          <table:table-cell office:value-type="float" office:value="81692.7" calcext:value-type="float">
            <text:p>81692,7</text:p>
          </table:table-cell>
          <table:table-cell office:value-type="float" office:value="83468.2" calcext:value-type="float">
            <text:p>83468,2</text:p>
          </table:table-cell>
          <table:table-cell office:value-type="float" office:value="85243.7" calcext:value-type="float">
            <text:p>85243,7</text:p>
          </table:table-cell>
          <table:table-cell office:value-type="float" office:value="87019.4" calcext:value-type="float">
            <text:p>87019,4</text:p>
          </table:table-cell>
          <table:table-cell office:value-type="float" office:value="88795.1" calcext:value-type="float">
            <text:p>88795,1</text:p>
          </table:table-cell>
          <table:table-cell office:value-type="float" office:value="90570.8" calcext:value-type="float">
            <text:p>90570,8</text:p>
          </table:table-cell>
          <table:table-cell office:value-type="float" office:value="92346.5" calcext:value-type="float">
            <text:p>92346,5</text:p>
          </table:table-cell>
          <table:table-cell office:value-type="float" office:value="94122.3" calcext:value-type="float">
            <text:p>94122,3</text:p>
          </table:table-cell>
          <table:table-cell office:value-type="float" office:value="95898.1" calcext:value-type="float">
            <text:p>95898,1</text:p>
          </table:table-cell>
          <table:table-cell office:value-type="float" office:value="97674" calcext:value-type="float">
            <text:p>97674</text:p>
          </table:table-cell>
          <table:table-cell office:value-type="float" office:value="99449.9" calcext:value-type="float">
            <text:p>99449,9</text:p>
          </table:table-cell>
          <table:table-cell office:value-type="float" office:value="101225.9" calcext:value-type="float">
            <text:p>101225,9</text:p>
          </table:table-cell>
          <table:table-cell office:value-type="float" office:value="103001.9" calcext:value-type="float">
            <text:p>103001,9</text:p>
          </table:table-cell>
          <table:table-cell office:value-type="float" office:value="104777.9" calcext:value-type="float">
            <text:p>104777,9</text:p>
          </table:table-cell>
          <table:table-cell office:value-type="float" office:value="106553.9" calcext:value-type="float">
            <text:p>106553,9</text:p>
          </table:table-cell>
          <table:table-cell office:value-type="float" office:value="108329.9" calcext:value-type="float">
            <text:p>108329,9</text:p>
          </table:table-cell>
          <table:table-cell office:value-type="float" office:value="110105.8" calcext:value-type="float">
            <text:p>110105,8</text:p>
          </table:table-cell>
          <table:table-cell office:value-type="float" office:value="111881.6" calcext:value-type="float">
            <text:p>111881,6</text:p>
          </table:table-cell>
          <table:table-cell office:value-type="float" office:value="113657.4" calcext:value-type="float">
            <text:p>113657,4</text:p>
          </table:table-cell>
          <table:table-cell office:value-type="float" office:value="115433.1" calcext:value-type="float">
            <text:p>115433,1</text:p>
          </table:table-cell>
          <table:table-cell office:value-type="float" office:value="117208.8" calcext:value-type="float">
            <text:p>117208,8</text:p>
          </table:table-cell>
          <table:table-cell office:value-type="float" office:value="118984.3" calcext:value-type="float">
            <text:p>118984,3</text:p>
          </table:table-cell>
          <table:table-cell office:value-type="float" office:value="120759.9" calcext:value-type="float">
            <text:p>120759,9</text:p>
          </table:table-cell>
          <table:table-cell office:value-type="float" office:value="122535.7" calcext:value-type="float">
            <text:p>122535,7</text:p>
          </table:table-cell>
          <table:table-cell office:value-type="float" office:value="124311.3" calcext:value-type="float">
            <text:p>124311,3</text:p>
          </table:table-cell>
          <table:table-cell office:value-type="float" office:value="126087.1" calcext:value-type="float">
            <text:p>126087,1</text:p>
          </table:table-cell>
          <table:table-cell office:value-type="float" office:value="127862.8" calcext:value-type="float">
            <text:p>127862,8</text:p>
          </table:table-cell>
          <table:table-cell office:value-type="float" office:value="129638.5" calcext:value-type="float">
            <text:p>129638,5</text:p>
          </table:table-cell>
          <table:table-cell office:value-type="float" office:value="131414.2" calcext:value-type="float">
            <text:p>131414,2</text:p>
          </table:table-cell>
          <table:table-cell office:value-type="float" office:value="133189.9" calcext:value-type="float">
            <text:p>133189,9</text:p>
          </table:table-cell>
          <table:table-cell office:value-type="float" office:value="134965.6" calcext:value-type="float">
            <text:p>134965,6</text:p>
          </table:table-cell>
          <table:table-cell office:value-type="float" office:value="136741.4" calcext:value-type="float">
            <text:p>136741,4</text:p>
          </table:table-cell>
          <table:table-cell office:value-type="float" office:value="138517.1" calcext:value-type="float">
            <text:p>138517,1</text:p>
          </table:table-cell>
          <table:table-cell office:value-type="float" office:value="140292.8" calcext:value-type="float">
            <text:p>140292,8</text:p>
          </table:table-cell>
          <table:table-cell office:value-type="float" office:value="142068.5" calcext:value-type="float">
            <text:p>142068,5</text:p>
          </table:table-cell>
          <table:table-cell office:value-type="float" office:value="143844.2" calcext:value-type="float">
            <text:p>143844,2</text:p>
          </table:table-cell>
          <table:table-cell office:value-type="float" office:value="145619.8" calcext:value-type="float">
            <text:p>145619,8</text:p>
          </table:table-cell>
          <table:table-cell office:value-type="float" office:value="147395.5" calcext:value-type="float">
            <text:p>147395,5</text:p>
          </table:table-cell>
          <table:table-cell office:value-type="float" office:value="149171.2" calcext:value-type="float">
            <text:p>149171,2</text:p>
          </table:table-cell>
          <table:table-cell office:value-type="float" office:value="150946.9" calcext:value-type="float">
            <text:p>150946,9</text:p>
          </table:table-cell>
          <table:table-cell office:value-type="float" office:value="152722.3" calcext:value-type="float">
            <text:p>152722,3</text:p>
          </table:table-cell>
          <table:table-cell office:value-type="float" office:value="154497.5" calcext:value-type="float">
            <text:p>154497,5</text:p>
          </table:table-cell>
          <table:table-cell office:value-type="float" office:value="156272.6" calcext:value-type="float">
            <text:p>156272,6</text:p>
          </table:table-cell>
          <table:table-cell office:value-type="float" office:value="158047.5" calcext:value-type="float">
            <text:p>158047,5</text:p>
          </table:table-cell>
          <table:table-cell office:value-type="float" office:value="159822.3" calcext:value-type="float">
            <text:p>159822,3</text:p>
          </table:table-cell>
          <table:table-cell office:value-type="float" office:value="161597" calcext:value-type="float">
            <text:p>161597</text:p>
          </table:table-cell>
          <table:table-cell office:value-type="float" office:value="163371.7" calcext:value-type="float">
            <text:p>163371,7</text:p>
          </table:table-cell>
          <table:table-cell office:value-type="float" office:value="165146.5" calcext:value-type="float">
            <text:p>165146,5</text:p>
          </table:table-cell>
          <table:table-cell office:value-type="float" office:value="166921.4" calcext:value-type="float">
            <text:p>166921,4</text:p>
          </table:table-cell>
          <table:table-cell office:value-type="float" office:value="168696.3" calcext:value-type="float">
            <text:p>168696,3</text:p>
          </table:table-cell>
          <table:table-cell office:value-type="float" office:value="170471.4" calcext:value-type="float">
            <text:p>170471,4</text:p>
          </table:table-cell>
        </table:table-row>
        <table:table-row table:style-name="ro1">
          <table:table-cell office:value-type="string" calcext:value-type="string">
            <text:p>Time (h)</text:p>
          </table:table-cell>
          <table:table-cell table:formula="of:=[.B1]/3600" office:value-type="float" office:value="0" calcext:value-type="float">
            <text:p>0</text:p>
          </table:table-cell>
          <table:table-cell table:formula="of:=[.C1]/3600" office:value-type="float" office:value="0.493194444444444" calcext:value-type="float">
            <text:p>0,493194444444444</text:p>
          </table:table-cell>
          <table:table-cell table:formula="of:=[.D1]/3600" office:value-type="float" office:value="0.986444444444444" calcext:value-type="float">
            <text:p>0,986444444444444</text:p>
          </table:table-cell>
          <table:table-cell table:formula="of:=[.E1]/3600" office:value-type="float" office:value="1.47975" calcext:value-type="float">
            <text:p>1,47975</text:p>
          </table:table-cell>
          <table:table-cell table:formula="of:=[.F1]/3600" office:value-type="float" office:value="1.97305555555556" calcext:value-type="float">
            <text:p>1,97305555555556</text:p>
          </table:table-cell>
          <table:table-cell table:formula="of:=[.G1]/3600" office:value-type="float" office:value="2.46638888888889" calcext:value-type="float">
            <text:p>2,46638888888889</text:p>
          </table:table-cell>
          <table:table-cell table:formula="of:=[.H1]/3600" office:value-type="float" office:value="2.95975" calcext:value-type="float">
            <text:p>2,95975</text:p>
          </table:table-cell>
          <table:table-cell table:formula="of:=[.I1]/3600" office:value-type="float" office:value="3.45316666666667" calcext:value-type="float">
            <text:p>3,45316666666667</text:p>
          </table:table-cell>
          <table:table-cell table:formula="of:=[.J1]/3600" office:value-type="float" office:value="3.94658333333333" calcext:value-type="float">
            <text:p>3,94658333333333</text:p>
          </table:table-cell>
          <table:table-cell table:formula="of:=[.K1]/3600" office:value-type="float" office:value="4.43997222222222" calcext:value-type="float">
            <text:p>4,43997222222222</text:p>
          </table:table-cell>
          <table:table-cell table:formula="of:=[.L1]/3600" office:value-type="float" office:value="4.93336111111111" calcext:value-type="float">
            <text:p>4,93336111111111</text:p>
          </table:table-cell>
          <table:table-cell table:formula="of:=[.M1]/3600" office:value-type="float" office:value="5.42675" calcext:value-type="float">
            <text:p>5,42675</text:p>
          </table:table-cell>
          <table:table-cell table:formula="of:=[.N1]/3600" office:value-type="float" office:value="5.92011111111111" calcext:value-type="float">
            <text:p>5,92011111111111</text:p>
          </table:table-cell>
          <table:table-cell table:formula="of:=[.O1]/3600" office:value-type="float" office:value="6.41347222222222" calcext:value-type="float">
            <text:p>6,41347222222222</text:p>
          </table:table-cell>
          <table:table-cell table:formula="of:=[.P1]/3600" office:value-type="float" office:value="6.90680555555556" calcext:value-type="float">
            <text:p>6,90680555555556</text:p>
          </table:table-cell>
          <table:table-cell table:formula="of:=[.Q1]/3600" office:value-type="float" office:value="7.40013888888889" calcext:value-type="float">
            <text:p>7,40013888888889</text:p>
          </table:table-cell>
          <table:table-cell table:formula="of:=[.R1]/3600" office:value-type="float" office:value="7.89347222222222" calcext:value-type="float">
            <text:p>7,89347222222222</text:p>
          </table:table-cell>
          <table:table-cell table:formula="of:=[.S1]/3600" office:value-type="float" office:value="8.38680555555556" calcext:value-type="float">
            <text:p>8,38680555555556</text:p>
          </table:table-cell>
          <table:table-cell table:formula="of:=[.T1]/3600" office:value-type="float" office:value="8.88011111111111" calcext:value-type="float">
            <text:p>8,88011111111111</text:p>
          </table:table-cell>
          <table:table-cell table:formula="of:=[.U1]/3600" office:value-type="float" office:value="9.37338888888889" calcext:value-type="float">
            <text:p>9,37338888888889</text:p>
          </table:table-cell>
          <table:table-cell table:formula="of:=[.V1]/3600" office:value-type="float" office:value="9.86669444444444" calcext:value-type="float">
            <text:p>9,86669444444444</text:p>
          </table:table-cell>
          <table:table-cell table:formula="of:=[.W1]/3600" office:value-type="float" office:value="10.36" calcext:value-type="float">
            <text:p>10,36</text:p>
          </table:table-cell>
          <table:table-cell table:formula="of:=[.X1]/3600" office:value-type="float" office:value="10.8533333333333" calcext:value-type="float">
            <text:p>10,8533333333333</text:p>
          </table:table-cell>
          <table:table-cell table:formula="of:=[.Y1]/3600" office:value-type="float" office:value="11.3466666666667" calcext:value-type="float">
            <text:p>11,3466666666667</text:p>
          </table:table-cell>
          <table:table-cell table:formula="of:=[.Z1]/3600" office:value-type="float" office:value="11.84" calcext:value-type="float">
            <text:p>11,84</text:p>
          </table:table-cell>
          <table:table-cell table:formula="of:=[.AA1]/3600" office:value-type="float" office:value="12.3333333333333" calcext:value-type="float">
            <text:p>12,3333333333333</text:p>
          </table:table-cell>
          <table:table-cell table:formula="of:=[.AB1]/3600" office:value-type="float" office:value="12.8266666666667" calcext:value-type="float">
            <text:p>12,8266666666667</text:p>
          </table:table-cell>
          <table:table-cell table:formula="of:=[.AC1]/3600" office:value-type="float" office:value="13.32" calcext:value-type="float">
            <text:p>13,32</text:p>
          </table:table-cell>
          <table:table-cell table:formula="of:=[.AD1]/3600" office:value-type="float" office:value="13.8133333333333" calcext:value-type="float">
            <text:p>13,8133333333333</text:p>
          </table:table-cell>
          <table:table-cell table:formula="of:=[.AE1]/3600" office:value-type="float" office:value="14.3066944444444" calcext:value-type="float">
            <text:p>14,3066944444444</text:p>
          </table:table-cell>
          <table:table-cell table:formula="of:=[.AF1]/3600" office:value-type="float" office:value="14.8000277777778" calcext:value-type="float">
            <text:p>14,8000277777778</text:p>
          </table:table-cell>
          <table:table-cell table:formula="of:=[.AG1]/3600" office:value-type="float" office:value="15.2933611111111" calcext:value-type="float">
            <text:p>15,2933611111111</text:p>
          </table:table-cell>
          <table:table-cell table:formula="of:=[.AH1]/3600" office:value-type="float" office:value="15.7866944444444" calcext:value-type="float">
            <text:p>15,7866944444444</text:p>
          </table:table-cell>
          <table:table-cell table:formula="of:=[.AI1]/3600" office:value-type="float" office:value="16.2800277777778" calcext:value-type="float">
            <text:p>16,2800277777778</text:p>
          </table:table-cell>
          <table:table-cell table:formula="of:=[.AJ1]/3600" office:value-type="float" office:value="16.7733611111111" calcext:value-type="float">
            <text:p>16,7733611111111</text:p>
          </table:table-cell>
          <table:table-cell table:formula="of:=[.AK1]/3600" office:value-type="float" office:value="17.2666944444444" calcext:value-type="float">
            <text:p>17,2666944444444</text:p>
          </table:table-cell>
          <table:table-cell table:formula="of:=[.AL1]/3600" office:value-type="float" office:value="17.7600277777778" calcext:value-type="float">
            <text:p>17,7600277777778</text:p>
          </table:table-cell>
          <table:table-cell table:formula="of:=[.AM1]/3600" office:value-type="float" office:value="18.2533611111111" calcext:value-type="float">
            <text:p>18,2533611111111</text:p>
          </table:table-cell>
          <table:table-cell table:formula="of:=[.AN1]/3600" office:value-type="float" office:value="18.7466666666667" calcext:value-type="float">
            <text:p>18,7466666666667</text:p>
          </table:table-cell>
          <table:table-cell table:formula="of:=[.AO1]/3600" office:value-type="float" office:value="19.2398888888889" calcext:value-type="float">
            <text:p>19,2398888888889</text:p>
          </table:table-cell>
          <table:table-cell table:formula="of:=[.AP1]/3600" office:value-type="float" office:value="19.7331666666667" calcext:value-type="float">
            <text:p>19,7331666666667</text:p>
          </table:table-cell>
          <table:table-cell table:formula="of:=[.AQ1]/3600" office:value-type="float" office:value="20.2263888888889" calcext:value-type="float">
            <text:p>20,2263888888889</text:p>
          </table:table-cell>
          <table:table-cell table:formula="of:=[.AR1]/3600" office:value-type="float" office:value="20.7196666666667" calcext:value-type="float">
            <text:p>20,7196666666667</text:p>
          </table:table-cell>
          <table:table-cell table:formula="of:=[.AS1]/3600" office:value-type="float" office:value="21.2128611111111" calcext:value-type="float">
            <text:p>21,2128611111111</text:p>
          </table:table-cell>
          <table:table-cell table:formula="of:=[.AT1]/3600" office:value-type="float" office:value="21.7060555555556" calcext:value-type="float">
            <text:p>21,7060555555556</text:p>
          </table:table-cell>
          <table:table-cell table:formula="of:=[.AU1]/3600" office:value-type="float" office:value="22.1992222222222" calcext:value-type="float">
            <text:p>22,1992222222222</text:p>
          </table:table-cell>
          <table:table-cell table:formula="of:=[.AV1]/3600" office:value-type="float" office:value="22.6924166666667" calcext:value-type="float">
            <text:p>22,6924166666667</text:p>
          </table:table-cell>
          <table:table-cell table:formula="of:=[.AW1]/3600" office:value-type="float" office:value="23.1856111111111" calcext:value-type="float">
            <text:p>23,1856111111111</text:p>
          </table:table-cell>
          <table:table-cell table:formula="of:=[.AX1]/3600" office:value-type="float" office:value="23.6788055555556" calcext:value-type="float">
            <text:p>23,6788055555556</text:p>
          </table:table-cell>
          <table:table-cell table:formula="of:=[.AY1]/3600" office:value-type="float" office:value="24.1720555555556" calcext:value-type="float">
            <text:p>24,1720555555556</text:p>
          </table:table-cell>
          <table:table-cell table:formula="of:=[.AZ1]/3600" office:value-type="float" office:value="24.6653055555556" calcext:value-type="float">
            <text:p>24,6653055555556</text:p>
          </table:table-cell>
          <table:table-cell table:formula="of:=[.BA1]/3600" office:value-type="float" office:value="25.1585555555556" calcext:value-type="float">
            <text:p>25,1585555555556</text:p>
          </table:table-cell>
          <table:table-cell table:formula="of:=[.BB1]/3600" office:value-type="float" office:value="25.6518055555556" calcext:value-type="float">
            <text:p>25,6518055555556</text:p>
          </table:table-cell>
          <table:table-cell table:formula="of:=[.BC1]/3600" office:value-type="float" office:value="26.1450833333333" calcext:value-type="float">
            <text:p>26,1450833333333</text:p>
          </table:table-cell>
          <table:table-cell table:formula="of:=[.BD1]/3600" office:value-type="float" office:value="26.6383611111111" calcext:value-type="float">
            <text:p>26,6383611111111</text:p>
          </table:table-cell>
          <table:table-cell table:formula="of:=[.BE1]/3600" office:value-type="float" office:value="27.1316666666667" calcext:value-type="float">
            <text:p>27,1316666666667</text:p>
          </table:table-cell>
          <table:table-cell table:formula="of:=[.BF1]/3600" office:value-type="float" office:value="27.6249722222222" calcext:value-type="float">
            <text:p>27,6249722222222</text:p>
          </table:table-cell>
          <table:table-cell table:formula="of:=[.BG1]/3600" office:value-type="float" office:value="28.1183055555556" calcext:value-type="float">
            <text:p>28,1183055555556</text:p>
          </table:table-cell>
          <table:table-cell table:formula="of:=[.BH1]/3600" office:value-type="float" office:value="28.6116388888889" calcext:value-type="float">
            <text:p>28,6116388888889</text:p>
          </table:table-cell>
          <table:table-cell table:formula="of:=[.BI1]/3600" office:value-type="float" office:value="29.1049722222222" calcext:value-type="float">
            <text:p>29,1049722222222</text:p>
          </table:table-cell>
          <table:table-cell table:formula="of:=[.BJ1]/3600" office:value-type="float" office:value="29.5983055555556" calcext:value-type="float">
            <text:p>29,5983055555556</text:p>
          </table:table-cell>
          <table:table-cell table:formula="of:=[.BK1]/3600" office:value-type="float" office:value="30.0916388888889" calcext:value-type="float">
            <text:p>30,0916388888889</text:p>
          </table:table-cell>
          <table:table-cell table:formula="of:=[.BL1]/3600" office:value-type="float" office:value="30.5849444444444" calcext:value-type="float">
            <text:p>30,5849444444444</text:p>
          </table:table-cell>
          <table:table-cell table:formula="of:=[.BM1]/3600" office:value-type="float" office:value="31.0782222222222" calcext:value-type="float">
            <text:p>31,0782222222222</text:p>
          </table:table-cell>
          <table:table-cell table:formula="of:=[.BN1]/3600" office:value-type="float" office:value="31.5715" calcext:value-type="float">
            <text:p>31,5715</text:p>
          </table:table-cell>
          <table:table-cell table:formula="of:=[.BO1]/3600" office:value-type="float" office:value="32.06475" calcext:value-type="float">
            <text:p>32,06475</text:p>
          </table:table-cell>
          <table:table-cell table:formula="of:=[.BP1]/3600" office:value-type="float" office:value="32.558" calcext:value-type="float">
            <text:p>32,558</text:p>
          </table:table-cell>
          <table:table-cell table:formula="of:=[.BQ1]/3600" office:value-type="float" office:value="33.0511944444444" calcext:value-type="float">
            <text:p>33,0511944444444</text:p>
          </table:table-cell>
          <table:table-cell table:formula="of:=[.BR1]/3600" office:value-type="float" office:value="33.5444166666667" calcext:value-type="float">
            <text:p>33,5444166666667</text:p>
          </table:table-cell>
          <table:table-cell table:formula="of:=[.BS1]/3600" office:value-type="float" office:value="34.0376944444444" calcext:value-type="float">
            <text:p>34,0376944444444</text:p>
          </table:table-cell>
          <table:table-cell table:formula="of:=[.BT1]/3600" office:value-type="float" office:value="34.5309166666667" calcext:value-type="float">
            <text:p>34,5309166666667</text:p>
          </table:table-cell>
          <table:table-cell table:formula="of:=[.BU1]/3600" office:value-type="float" office:value="35.0241944444444" calcext:value-type="float">
            <text:p>35,0241944444444</text:p>
          </table:table-cell>
          <table:table-cell table:formula="of:=[.BV1]/3600" office:value-type="float" office:value="35.5174444444444" calcext:value-type="float">
            <text:p>35,5174444444444</text:p>
          </table:table-cell>
          <table:table-cell table:formula="of:=[.BW1]/3600" office:value-type="float" office:value="36.0106944444444" calcext:value-type="float">
            <text:p>36,0106944444444</text:p>
          </table:table-cell>
          <table:table-cell table:formula="of:=[.BX1]/3600" office:value-type="float" office:value="36.5039444444445" calcext:value-type="float">
            <text:p>36,5039444444445</text:p>
          </table:table-cell>
          <table:table-cell table:formula="of:=[.BY1]/3600" office:value-type="float" office:value="36.9971944444444" calcext:value-type="float">
            <text:p>36,9971944444444</text:p>
          </table:table-cell>
          <table:table-cell table:formula="of:=[.BZ1]/3600" office:value-type="float" office:value="37.4904444444444" calcext:value-type="float">
            <text:p>37,4904444444444</text:p>
          </table:table-cell>
          <table:table-cell table:formula="of:=[.CA1]/3600" office:value-type="float" office:value="37.9837222222222" calcext:value-type="float">
            <text:p>37,9837222222222</text:p>
          </table:table-cell>
          <table:table-cell table:formula="of:=[.CB1]/3600" office:value-type="float" office:value="38.4769722222222" calcext:value-type="float">
            <text:p>38,4769722222222</text:p>
          </table:table-cell>
          <table:table-cell table:formula="of:=[.CC1]/3600" office:value-type="float" office:value="38.9702222222222" calcext:value-type="float">
            <text:p>38,9702222222222</text:p>
          </table:table-cell>
          <table:table-cell table:formula="of:=[.CD1]/3600" office:value-type="float" office:value="39.4634722222222" calcext:value-type="float">
            <text:p>39,4634722222222</text:p>
          </table:table-cell>
          <table:table-cell table:formula="of:=[.CE1]/3600" office:value-type="float" office:value="39.9567222222222" calcext:value-type="float">
            <text:p>39,9567222222222</text:p>
          </table:table-cell>
          <table:table-cell table:formula="of:=[.CF1]/3600" office:value-type="float" office:value="40.4499444444444" calcext:value-type="float">
            <text:p>40,4499444444444</text:p>
          </table:table-cell>
          <table:table-cell table:formula="of:=[.CG1]/3600" office:value-type="float" office:value="40.9431944444444" calcext:value-type="float">
            <text:p>40,9431944444444</text:p>
          </table:table-cell>
          <table:table-cell table:formula="of:=[.CH1]/3600" office:value-type="float" office:value="41.4364444444445" calcext:value-type="float">
            <text:p>41,4364444444445</text:p>
          </table:table-cell>
          <table:table-cell table:formula="of:=[.CI1]/3600" office:value-type="float" office:value="41.9296944444444" calcext:value-type="float">
            <text:p>41,9296944444444</text:p>
          </table:table-cell>
          <table:table-cell table:formula="of:=[.CJ1]/3600" office:value-type="float" office:value="42.4228611111111" calcext:value-type="float">
            <text:p>42,4228611111111</text:p>
          </table:table-cell>
          <table:table-cell table:formula="of:=[.CK1]/3600" office:value-type="float" office:value="42.9159722222222" calcext:value-type="float">
            <text:p>42,9159722222222</text:p>
          </table:table-cell>
          <table:table-cell table:formula="of:=[.CL1]/3600" office:value-type="float" office:value="43.4090555555556" calcext:value-type="float">
            <text:p>43,4090555555556</text:p>
          </table:table-cell>
          <table:table-cell table:formula="of:=[.CM1]/3600" office:value-type="float" office:value="43.9020833333333" calcext:value-type="float">
            <text:p>43,9020833333333</text:p>
          </table:table-cell>
          <table:table-cell table:formula="of:=[.CN1]/3600" office:value-type="float" office:value="44.3950833333333" calcext:value-type="float">
            <text:p>44,3950833333333</text:p>
          </table:table-cell>
          <table:table-cell table:formula="of:=[.CO1]/3600" office:value-type="float" office:value="44.8880555555556" calcext:value-type="float">
            <text:p>44,8880555555556</text:p>
          </table:table-cell>
          <table:table-cell table:formula="of:=[.CP1]/3600" office:value-type="float" office:value="45.3810277777778" calcext:value-type="float">
            <text:p>45,3810277777778</text:p>
          </table:table-cell>
          <table:table-cell table:formula="of:=[.CQ1]/3600" office:value-type="float" office:value="45.8740277777778" calcext:value-type="float">
            <text:p>45,8740277777778</text:p>
          </table:table-cell>
          <table:table-cell table:formula="of:=[.CR1]/3600" office:value-type="float" office:value="46.3670555555556" calcext:value-type="float">
            <text:p>46,3670555555556</text:p>
          </table:table-cell>
          <table:table-cell table:formula="of:=[.CS1]/3600" office:value-type="float" office:value="46.8600833333333" calcext:value-type="float">
            <text:p>46,8600833333333</text:p>
          </table:table-cell>
          <table:table-cell table:formula="of:=[.CT1]/3600" office:value-type="float" office:value="47.3531666666667" calcext:value-type="float">
            <text:p>47,3531666666667</text:p>
          </table:table-cell>
        </table:table-row>
        <table:table-row table:style-name="ro1">
          <table:table-cell office:value-type="string" calcext:value-type="string">
            <text:p>P. putida KT 2440 (C-)</text:p>
          </table:table-cell>
          <table:table-cell table:formula="of:=([.B12]+[.B13]+[.B14])/3-0.089" office:value-type="float" office:value="0.0213333333333333" calcext:value-type="float">
            <text:p>0,021333333333333</text:p>
          </table:table-cell>
          <table:table-cell table:formula="of:=([.C12]+[.C13]+[.C14])/3-0.089" office:value-type="float" office:value="0.026" calcext:value-type="float">
            <text:p>0,026</text:p>
          </table:table-cell>
          <table:table-cell table:formula="of:=([.D12]+[.D13]+[.D14])/3-0.089" office:value-type="float" office:value="0.032" calcext:value-type="float">
            <text:p>0,032</text:p>
          </table:table-cell>
          <table:table-cell table:formula="of:=([.E12]+[.E13]+[.E14])/3-0.089" office:value-type="float" office:value="0.0333333333333333" calcext:value-type="float">
            <text:p>0,033333333333333</text:p>
          </table:table-cell>
          <table:table-cell table:formula="of:=([.F12]+[.F13]+[.F14])/3-0.089" office:value-type="float" office:value="0.035" calcext:value-type="float">
            <text:p>0,035</text:p>
          </table:table-cell>
          <table:table-cell table:formula="of:=([.G12]+[.G13]+[.G14])/3-0.089" office:value-type="float" office:value="0.0413333333333333" calcext:value-type="float">
            <text:p>0,041333333333333</text:p>
          </table:table-cell>
          <table:table-cell table:formula="of:=([.H12]+[.H13]+[.H14])/3-0.089" office:value-type="float" office:value="0.0593333333333333" calcext:value-type="float">
            <text:p>0,059333333333333</text:p>
          </table:table-cell>
          <table:table-cell table:formula="of:=([.I12]+[.I13]+[.I14])/3-0.089" office:value-type="float" office:value="0.08" calcext:value-type="float">
            <text:p>0,08</text:p>
          </table:table-cell>
          <table:table-cell table:formula="of:=([.J12]+[.J13]+[.J14])/3-0.089" office:value-type="float" office:value="0.122" calcext:value-type="float">
            <text:p>0,122</text:p>
          </table:table-cell>
          <table:table-cell table:formula="of:=([.K12]+[.K13]+[.K14])/3-0.089" office:value-type="float" office:value="0.163333333333333" calcext:value-type="float">
            <text:p>0,163333333333333</text:p>
          </table:table-cell>
          <table:table-cell table:formula="of:=([.L12]+[.L13]+[.L14])/3-0.089" office:value-type="float" office:value="0.216" calcext:value-type="float">
            <text:p>0,216</text:p>
          </table:table-cell>
          <table:table-cell table:formula="of:=([.M12]+[.M13]+[.M14])/3-0.089" office:value-type="float" office:value="0.283" calcext:value-type="float">
            <text:p>0,283</text:p>
          </table:table-cell>
          <table:table-cell table:formula="of:=([.N12]+[.N13]+[.N14])/3-0.089" office:value-type="float" office:value="0.357" calcext:value-type="float">
            <text:p>0,357</text:p>
          </table:table-cell>
          <table:table-cell table:formula="of:=([.O12]+[.O13]+[.O14])/3-0.089" office:value-type="float" office:value="0.446666666666667" calcext:value-type="float">
            <text:p>0,446666666666667</text:p>
          </table:table-cell>
          <table:table-cell table:formula="of:=([.P12]+[.P13]+[.P14])/3-0.089" office:value-type="float" office:value="0.539" calcext:value-type="float">
            <text:p>0,539</text:p>
          </table:table-cell>
          <table:table-cell table:formula="of:=([.Q12]+[.Q13]+[.Q14])/3-0.089" office:value-type="float" office:value="0.645" calcext:value-type="float">
            <text:p>0,645</text:p>
          </table:table-cell>
          <table:table-cell table:formula="of:=([.R12]+[.R13]+[.R14])/3-0.089" office:value-type="float" office:value="0.74" calcext:value-type="float">
            <text:p>0,74</text:p>
          </table:table-cell>
          <table:table-cell table:formula="of:=([.S12]+[.S13]+[.S14])/3-0.089" office:value-type="float" office:value="0.849333333333333" calcext:value-type="float">
            <text:p>0,849333333333333</text:p>
          </table:table-cell>
          <table:table-cell table:formula="of:=([.T12]+[.T13]+[.T14])/3-0.089" office:value-type="float" office:value="0.942" calcext:value-type="float">
            <text:p>0,942</text:p>
          </table:table-cell>
          <table:table-cell table:formula="of:=([.U12]+[.U13]+[.U14])/3-0.089" office:value-type="float" office:value="1.00733333333333" calcext:value-type="float">
            <text:p>1,00733333333333</text:p>
          </table:table-cell>
          <table:table-cell table:formula="of:=([.V12]+[.V13]+[.V14])/3-0.089" office:value-type="float" office:value="1.064" calcext:value-type="float">
            <text:p>1,064</text:p>
          </table:table-cell>
          <table:table-cell table:formula="of:=([.W12]+[.W13]+[.W14])/3-0.089" office:value-type="float" office:value="1.11433333333333" calcext:value-type="float">
            <text:p>1,11433333333333</text:p>
          </table:table-cell>
          <table:table-cell table:formula="of:=([.X12]+[.X13]+[.X14])/3-0.089" office:value-type="float" office:value="1.15433333333333" calcext:value-type="float">
            <text:p>1,15433333333333</text:p>
          </table:table-cell>
          <table:table-cell table:formula="of:=([.Y12]+[.Y13]+[.Y14])/3-0.089" office:value-type="float" office:value="1.19666666666667" calcext:value-type="float">
            <text:p>1,19666666666667</text:p>
          </table:table-cell>
          <table:table-cell table:formula="of:=([.Z12]+[.Z13]+[.Z14])/3-0.089" office:value-type="float" office:value="1.21566666666667" calcext:value-type="float">
            <text:p>1,21566666666667</text:p>
          </table:table-cell>
          <table:table-cell table:formula="of:=([.AA12]+[.AA13]+[.AA14])/3-0.089" office:value-type="float" office:value="1.237" calcext:value-type="float">
            <text:p>1,237</text:p>
          </table:table-cell>
          <table:table-cell table:formula="of:=([.AB12]+[.AB13]+[.AB14])/3-0.089" office:value-type="float" office:value="1.24" calcext:value-type="float">
            <text:p>1,24</text:p>
          </table:table-cell>
          <table:table-cell table:formula="of:=([.AC12]+[.AC13]+[.AC14])/3-0.089" office:value-type="float" office:value="1.227" calcext:value-type="float">
            <text:p>1,227</text:p>
          </table:table-cell>
          <table:table-cell table:formula="of:=([.AD12]+[.AD13]+[.AD14])/3-0.089" office:value-type="float" office:value="1.229" calcext:value-type="float">
            <text:p>1,229</text:p>
          </table:table-cell>
          <table:table-cell table:formula="of:=([.AE12]+[.AE13]+[.AE14])/3-0.089" office:value-type="float" office:value="1.23366666666667" calcext:value-type="float">
            <text:p>1,23366666666667</text:p>
          </table:table-cell>
          <table:table-cell table:formula="of:=([.AF12]+[.AF13]+[.AF14])/3-0.089" office:value-type="float" office:value="1.23133333333333" calcext:value-type="float">
            <text:p>1,23133333333333</text:p>
          </table:table-cell>
          <table:table-cell table:formula="of:=([.AG12]+[.AG13]+[.AG14])/3-0.089" office:value-type="float" office:value="1.21" calcext:value-type="float">
            <text:p>1,21</text:p>
          </table:table-cell>
          <table:table-cell table:formula="of:=([.AH12]+[.AH13]+[.AH14])/3-0.089" office:value-type="float" office:value="1.192" calcext:value-type="float">
            <text:p>1,192</text:p>
          </table:table-cell>
          <table:table-cell table:formula="of:=([.AI12]+[.AI13]+[.AI14])/3-0.089" office:value-type="float" office:value="1.186" calcext:value-type="float">
            <text:p>1,186</text:p>
          </table:table-cell>
          <table:table-cell table:formula="of:=([.AJ12]+[.AJ13]+[.AJ14])/3-0.089" office:value-type="float" office:value="1.16566666666667" calcext:value-type="float">
            <text:p>1,16566666666667</text:p>
          </table:table-cell>
          <table:table-cell table:formula="of:=([.AK12]+[.AK13]+[.AK14])/3-0.089" office:value-type="float" office:value="1.15166666666667" calcext:value-type="float">
            <text:p>1,15166666666667</text:p>
          </table:table-cell>
          <table:table-cell table:formula="of:=([.AL12]+[.AL13]+[.AL14])/3-0.089" office:value-type="float" office:value="1.13533333333333" calcext:value-type="float">
            <text:p>1,13533333333333</text:p>
          </table:table-cell>
          <table:table-cell table:formula="of:=([.AM12]+[.AM13]+[.AM14])/3-0.089" office:value-type="float" office:value="1.12266666666667" calcext:value-type="float">
            <text:p>1,12266666666667</text:p>
          </table:table-cell>
          <table:table-cell table:formula="of:=([.AN12]+[.AN13]+[.AN14])/3-0.089" office:value-type="float" office:value="1.12166666666667" calcext:value-type="float">
            <text:p>1,12166666666667</text:p>
          </table:table-cell>
          <table:table-cell table:formula="of:=([.AO12]+[.AO13]+[.AO14])/3-0.089" office:value-type="float" office:value="1.12633333333333" calcext:value-type="float">
            <text:p>1,12633333333333</text:p>
          </table:table-cell>
          <table:table-cell table:formula="of:=([.AP12]+[.AP13]+[.AP14])/3-0.089" office:value-type="float" office:value="1.13" calcext:value-type="float">
            <text:p>1,13</text:p>
          </table:table-cell>
          <table:table-cell table:formula="of:=([.AQ12]+[.AQ13]+[.AQ14])/3-0.089" office:value-type="float" office:value="1.139" calcext:value-type="float">
            <text:p>1,139</text:p>
          </table:table-cell>
          <table:table-cell table:formula="of:=([.AR12]+[.AR13]+[.AR14])/3-0.089" office:value-type="float" office:value="1.137" calcext:value-type="float">
            <text:p>1,137</text:p>
          </table:table-cell>
          <table:table-cell table:formula="of:=([.AS12]+[.AS13]+[.AS14])/3-0.089" office:value-type="float" office:value="1.137" calcext:value-type="float">
            <text:p>1,137</text:p>
          </table:table-cell>
          <table:table-cell table:formula="of:=([.AT12]+[.AT13]+[.AT14])/3-0.089" office:value-type="float" office:value="1.13833333333333" calcext:value-type="float">
            <text:p>1,13833333333333</text:p>
          </table:table-cell>
          <table:table-cell table:formula="of:=([.AU12]+[.AU13]+[.AU14])/3-0.089" office:value-type="float" office:value="1.13766666666667" calcext:value-type="float">
            <text:p>1,13766666666667</text:p>
          </table:table-cell>
          <table:table-cell table:formula="of:=([.AV12]+[.AV13]+[.AV14])/3-0.089" office:value-type="float" office:value="1.137" calcext:value-type="float">
            <text:p>1,137</text:p>
          </table:table-cell>
          <table:table-cell table:formula="of:=([.AW12]+[.AW13]+[.AW14])/3-0.089" office:value-type="float" office:value="1.13133333333333" calcext:value-type="float">
            <text:p>1,13133333333333</text:p>
          </table:table-cell>
          <table:table-cell table:formula="of:=([.AX12]+[.AX13]+[.AX14])/3-0.089" office:value-type="float" office:value="1.13" calcext:value-type="float">
            <text:p>1,13</text:p>
          </table:table-cell>
          <table:table-cell table:formula="of:=([.AY12]+[.AY13]+[.AY14])/3-0.089" office:value-type="float" office:value="1.123" calcext:value-type="float">
            <text:p>1,123</text:p>
          </table:table-cell>
          <table:table-cell table:formula="of:=([.AZ12]+[.AZ13]+[.AZ14])/3-0.089" office:value-type="float" office:value="1.116" calcext:value-type="float">
            <text:p>1,116</text:p>
          </table:table-cell>
          <table:table-cell table:formula="of:=([.BA12]+[.BA13]+[.BA14])/3-0.089" office:value-type="float" office:value="1.10633333333333" calcext:value-type="float">
            <text:p>1,10633333333333</text:p>
          </table:table-cell>
          <table:table-cell table:formula="of:=([.BB12]+[.BB13]+[.BB14])/3-0.089" office:value-type="float" office:value="1.10066666666667" calcext:value-type="float">
            <text:p>1,10066666666667</text:p>
          </table:table-cell>
          <table:table-cell table:formula="of:=([.BC12]+[.BC13]+[.BC14])/3-0.089" office:value-type="float" office:value="1.09533333333333" calcext:value-type="float">
            <text:p>1,09533333333333</text:p>
          </table:table-cell>
          <table:table-cell table:formula="of:=([.BD12]+[.BD13]+[.BD14])/3-0.089" office:value-type="float" office:value="1.08966666666667" calcext:value-type="float">
            <text:p>1,08966666666667</text:p>
          </table:table-cell>
          <table:table-cell table:formula="of:=([.BE12]+[.BE13]+[.BE14])/3-0.089" office:value-type="float" office:value="1.08966666666667" calcext:value-type="float">
            <text:p>1,08966666666667</text:p>
          </table:table-cell>
          <table:table-cell table:formula="of:=([.BF12]+[.BF13]+[.BF14])/3-0.089" office:value-type="float" office:value="1.08633333333333" calcext:value-type="float">
            <text:p>1,08633333333333</text:p>
          </table:table-cell>
          <table:table-cell table:formula="of:=([.BG12]+[.BG13]+[.BG14])/3-0.089" office:value-type="float" office:value="1.084" calcext:value-type="float">
            <text:p>1,084</text:p>
          </table:table-cell>
          <table:table-cell table:formula="of:=([.BH12]+[.BH13]+[.BH14])/3-0.089" office:value-type="float" office:value="1.08033333333333" calcext:value-type="float">
            <text:p>1,08033333333333</text:p>
          </table:table-cell>
          <table:table-cell table:formula="of:=([.BI12]+[.BI13]+[.BI14])/3-0.089" office:value-type="float" office:value="1.07966666666667" calcext:value-type="float">
            <text:p>1,07966666666667</text:p>
          </table:table-cell>
          <table:table-cell table:formula="of:=([.BJ12]+[.BJ13]+[.BJ14])/3-0.089" office:value-type="float" office:value="1.078" calcext:value-type="float">
            <text:p>1,078</text:p>
          </table:table-cell>
          <table:table-cell table:formula="of:=([.BK12]+[.BK13]+[.BK14])/3-0.089" office:value-type="float" office:value="1.07533333333333" calcext:value-type="float">
            <text:p>1,07533333333333</text:p>
          </table:table-cell>
          <table:table-cell table:formula="of:=([.BL12]+[.BL13]+[.BL14])/3-0.089" office:value-type="float" office:value="1.074" calcext:value-type="float">
            <text:p>1,074</text:p>
          </table:table-cell>
          <table:table-cell table:formula="of:=([.BM12]+[.BM13]+[.BM14])/3-0.089" office:value-type="float" office:value="1.07466666666667" calcext:value-type="float">
            <text:p>1,07466666666667</text:p>
          </table:table-cell>
          <table:table-cell table:formula="of:=([.BN12]+[.BN13]+[.BN14])/3-0.089" office:value-type="float" office:value="1.073" calcext:value-type="float">
            <text:p>1,073</text:p>
          </table:table-cell>
          <table:table-cell table:formula="of:=([.BO12]+[.BO13]+[.BO14])/3-0.089" office:value-type="float" office:value="1.07166666666667" calcext:value-type="float">
            <text:p>1,07166666666667</text:p>
          </table:table-cell>
          <table:table-cell table:formula="of:=([.BP12]+[.BP13]+[.BP14])/3-0.089" office:value-type="float" office:value="1.06833333333333" calcext:value-type="float">
            <text:p>1,06833333333333</text:p>
          </table:table-cell>
          <table:table-cell table:formula="of:=([.BQ12]+[.BQ13]+[.BQ14])/3-0.089" office:value-type="float" office:value="1.06666666666667" calcext:value-type="float">
            <text:p>1,06666666666667</text:p>
          </table:table-cell>
          <table:table-cell table:formula="of:=([.BR12]+[.BR13]+[.BR14])/3-0.089" office:value-type="float" office:value="1.064" calcext:value-type="float">
            <text:p>1,064</text:p>
          </table:table-cell>
          <table:table-cell table:formula="of:=([.BS12]+[.BS13]+[.BS14])/3-0.089" office:value-type="float" office:value="1.06033333333333" calcext:value-type="float">
            <text:p>1,06033333333333</text:p>
          </table:table-cell>
          <table:table-cell table:formula="of:=([.BT12]+[.BT13]+[.BT14])/3-0.089" office:value-type="float" office:value="1.05466666666667" calcext:value-type="float">
            <text:p>1,05466666666667</text:p>
          </table:table-cell>
          <table:table-cell table:formula="of:=([.BU12]+[.BU13]+[.BU14])/3-0.089" office:value-type="float" office:value="1.05166666666667" calcext:value-type="float">
            <text:p>1,05166666666667</text:p>
          </table:table-cell>
          <table:table-cell table:formula="of:=([.BV12]+[.BV13]+[.BV14])/3-0.089" office:value-type="float" office:value="1.04633333333333" calcext:value-type="float">
            <text:p>1,04633333333333</text:p>
          </table:table-cell>
          <table:table-cell table:formula="of:=([.BW12]+[.BW13]+[.BW14])/3-0.089" office:value-type="float" office:value="1.042" calcext:value-type="float">
            <text:p>1,042</text:p>
          </table:table-cell>
          <table:table-cell table:formula="of:=([.BX12]+[.BX13]+[.BX14])/3-0.089" office:value-type="float" office:value="1.03666666666667" calcext:value-type="float">
            <text:p>1,03666666666667</text:p>
          </table:table-cell>
          <table:table-cell table:formula="of:=([.BY12]+[.BY13]+[.BY14])/3-0.089" office:value-type="float" office:value="1.03233333333333" calcext:value-type="float">
            <text:p>1,03233333333333</text:p>
          </table:table-cell>
          <table:table-cell table:formula="of:=([.BZ12]+[.BZ13]+[.BZ14])/3-0.089" office:value-type="float" office:value="1.03" calcext:value-type="float">
            <text:p>1,03</text:p>
          </table:table-cell>
          <table:table-cell table:formula="of:=([.CA12]+[.CA13]+[.CA14])/3-0.089" office:value-type="float" office:value="1.026" calcext:value-type="float">
            <text:p>1,026</text:p>
          </table:table-cell>
          <table:table-cell table:formula="of:=([.CB12]+[.CB13]+[.CB14])/3-0.089" office:value-type="float" office:value="1.02433333333333" calcext:value-type="float">
            <text:p>1,02433333333333</text:p>
          </table:table-cell>
          <table:table-cell table:formula="of:=([.CC12]+[.CC13]+[.CC14])/3-0.089" office:value-type="float" office:value="1.021" calcext:value-type="float">
            <text:p>1,021</text:p>
          </table:table-cell>
          <table:table-cell table:formula="of:=([.CD12]+[.CD13]+[.CD14])/3-0.089" office:value-type="float" office:value="1.01866666666667" calcext:value-type="float">
            <text:p>1,01866666666667</text:p>
          </table:table-cell>
          <table:table-cell table:formula="of:=([.CE12]+[.CE13]+[.CE14])/3-0.089" office:value-type="float" office:value="1.01466666666667" calcext:value-type="float">
            <text:p>1,01466666666667</text:p>
          </table:table-cell>
          <table:table-cell table:formula="of:=([.CF12]+[.CF13]+[.CF14])/3-0.089" office:value-type="float" office:value="1.011" calcext:value-type="float">
            <text:p>1,011</text:p>
          </table:table-cell>
          <table:table-cell table:formula="of:=([.CG12]+[.CG13]+[.CG14])/3-0.089" office:value-type="float" office:value="1.007" calcext:value-type="float">
            <text:p>1,007</text:p>
          </table:table-cell>
          <table:table-cell table:formula="of:=([.CH12]+[.CH13]+[.CH14])/3-0.089" office:value-type="float" office:value="1" calcext:value-type="float">
            <text:p>1</text:p>
          </table:table-cell>
          <table:table-cell table:formula="of:=([.CI12]+[.CI13]+[.CI14])/3-0.089" office:value-type="float" office:value="0.995666666666667" calcext:value-type="float">
            <text:p>0,995666666666667</text:p>
          </table:table-cell>
          <table:table-cell table:formula="of:=([.CJ12]+[.CJ13]+[.CJ14])/3-0.089" office:value-type="float" office:value="0.989333333333333" calcext:value-type="float">
            <text:p>0,989333333333333</text:p>
          </table:table-cell>
          <table:table-cell table:formula="of:=([.CK12]+[.CK13]+[.CK14])/3-0.089" office:value-type="float" office:value="0.983" calcext:value-type="float">
            <text:p>0,983</text:p>
          </table:table-cell>
          <table:table-cell table:formula="of:=([.CL12]+[.CL13]+[.CL14])/3-0.089" office:value-type="float" office:value="0.976333333333333" calcext:value-type="float">
            <text:p>0,976333333333333</text:p>
          </table:table-cell>
          <table:table-cell table:formula="of:=([.CM12]+[.CM13]+[.CM14])/3-0.089" office:value-type="float" office:value="0.970666666666667" calcext:value-type="float">
            <text:p>0,970666666666667</text:p>
          </table:table-cell>
          <table:table-cell table:formula="of:=([.CN12]+[.CN13]+[.CN14])/3-0.089" office:value-type="float" office:value="0.966666666666666" calcext:value-type="float">
            <text:p>0,966666666666666</text:p>
          </table:table-cell>
          <table:table-cell table:formula="of:=([.CO12]+[.CO13]+[.CO14])/3-0.089" office:value-type="float" office:value="0.961" calcext:value-type="float">
            <text:p>0,961</text:p>
          </table:table-cell>
          <table:table-cell table:formula="of:=([.CP12]+[.CP13]+[.CP14])/3-0.089" office:value-type="float" office:value="0.956666666666667" calcext:value-type="float">
            <text:p>0,956666666666667</text:p>
          </table:table-cell>
          <table:table-cell table:formula="of:=([.CQ12]+[.CQ13]+[.CQ14])/3-0.089" office:value-type="float" office:value="0.952333333333333" calcext:value-type="float">
            <text:p>0,952333333333333</text:p>
          </table:table-cell>
          <table:table-cell table:formula="of:=([.CR12]+[.CR13]+[.CR14])/3-0.089" office:value-type="float" office:value="0.950333333333333" calcext:value-type="float">
            <text:p>0,950333333333333</text:p>
          </table:table-cell>
          <table:table-cell table:formula="of:=([.CS12]+[.CS13]+[.CS14])/3-0.089" office:value-type="float" office:value="0.946333333333333" calcext:value-type="float">
            <text:p>0,946333333333333</text:p>
          </table:table-cell>
          <table:table-cell table:formula="of:=([.CT12]+[.CT13]+[.CT14])/3-0.089" office:value-type="float" office:value="0.943666666666667" calcext:value-type="float">
            <text:p>0,943666666666667</text:p>
          </table:table-cell>
        </table:table-row>
        <table:table-row table:style-name="ro1">
          <table:table-cell office:value-type="string" calcext:value-type="string">
            <text:p>P. putida KT ΔgclR (C+)</text:p>
          </table:table-cell>
          <table:table-cell table:formula="of:=([.B15]+[.B16]+[.B17])/3-0.089" office:value-type="float" office:value="0.02" calcext:value-type="float">
            <text:p>0,02</text:p>
          </table:table-cell>
          <table:table-cell table:formula="of:=([.C15]+[.C16]+[.C17])/3-0.089" office:value-type="float" office:value="0.0253333333333333" calcext:value-type="float">
            <text:p>0,025333333333333</text:p>
          </table:table-cell>
          <table:table-cell table:formula="of:=([.D15]+[.D16]+[.D17])/3-0.089" office:value-type="float" office:value="0.0296666666666667" calcext:value-type="float">
            <text:p>0,029666666666667</text:p>
          </table:table-cell>
          <table:table-cell table:formula="of:=([.E15]+[.E16]+[.E17])/3-0.089" office:value-type="float" office:value="0.0283333333333333" calcext:value-type="float">
            <text:p>0,028333333333333</text:p>
          </table:table-cell>
          <table:table-cell table:formula="of:=([.F15]+[.F16]+[.F17])/3-0.089" office:value-type="float" office:value="0.03" calcext:value-type="float">
            <text:p>0,03</text:p>
          </table:table-cell>
          <table:table-cell table:formula="of:=([.G15]+[.G16]+[.G17])/3-0.089" office:value-type="float" office:value="0.0326666666666667" calcext:value-type="float">
            <text:p>0,032666666666667</text:p>
          </table:table-cell>
          <table:table-cell table:formula="of:=([.H15]+[.H16]+[.H17])/3-0.089" office:value-type="float" office:value="0.0426666666666667" calcext:value-type="float">
            <text:p>0,042666666666667</text:p>
          </table:table-cell>
          <table:table-cell table:formula="of:=([.I15]+[.I16]+[.I17])/3-0.089" office:value-type="float" office:value="0.0593333333333333" calcext:value-type="float">
            <text:p>0,059333333333333</text:p>
          </table:table-cell>
          <table:table-cell table:formula="of:=([.J15]+[.J16]+[.J17])/3-0.089" office:value-type="float" office:value="0.0736666666666667" calcext:value-type="float">
            <text:p>0,073666666666667</text:p>
          </table:table-cell>
          <table:table-cell table:formula="of:=([.K15]+[.K16]+[.K17])/3-0.089" office:value-type="float" office:value="0.107" calcext:value-type="float">
            <text:p>0,107</text:p>
          </table:table-cell>
          <table:table-cell table:formula="of:=([.L15]+[.L16]+[.L17])/3-0.089" office:value-type="float" office:value="0.150666666666667" calcext:value-type="float">
            <text:p>0,150666666666667</text:p>
          </table:table-cell>
          <table:table-cell table:formula="of:=([.M15]+[.M16]+[.M17])/3-0.089" office:value-type="float" office:value="0.203666666666667" calcext:value-type="float">
            <text:p>0,203666666666667</text:p>
          </table:table-cell>
          <table:table-cell table:formula="of:=([.N15]+[.N16]+[.N17])/3-0.089" office:value-type="float" office:value="0.276" calcext:value-type="float">
            <text:p>0,276</text:p>
          </table:table-cell>
          <table:table-cell table:formula="of:=([.O15]+[.O16]+[.O17])/3-0.089" office:value-type="float" office:value="0.365333333333333" calcext:value-type="float">
            <text:p>0,365333333333333</text:p>
          </table:table-cell>
          <table:table-cell table:formula="of:=([.P15]+[.P16]+[.P17])/3-0.089" office:value-type="float" office:value="0.448" calcext:value-type="float">
            <text:p>0,448</text:p>
          </table:table-cell>
          <table:table-cell table:formula="of:=([.Q15]+[.Q16]+[.Q17])/3-0.089" office:value-type="float" office:value="0.528333333333333" calcext:value-type="float">
            <text:p>0,528333333333333</text:p>
          </table:table-cell>
          <table:table-cell table:formula="of:=([.R15]+[.R16]+[.R17])/3-0.089" office:value-type="float" office:value="0.627" calcext:value-type="float">
            <text:p>0,627</text:p>
          </table:table-cell>
          <table:table-cell table:formula="of:=([.S15]+[.S16]+[.S17])/3-0.089" office:value-type="float" office:value="0.7" calcext:value-type="float">
            <text:p>0,7</text:p>
          </table:table-cell>
          <table:table-cell table:formula="of:=([.T15]+[.T16]+[.T17])/3-0.089" office:value-type="float" office:value="0.816666666666667" calcext:value-type="float">
            <text:p>0,816666666666667</text:p>
          </table:table-cell>
          <table:table-cell table:formula="of:=([.U15]+[.U16]+[.U17])/3-0.089" office:value-type="float" office:value="0.933333333333333" calcext:value-type="float">
            <text:p>0,933333333333333</text:p>
          </table:table-cell>
          <table:table-cell table:formula="of:=([.V15]+[.V16]+[.V17])/3-0.089" office:value-type="float" office:value="0.998" calcext:value-type="float">
            <text:p>0,998</text:p>
          </table:table-cell>
          <table:table-cell table:formula="of:=([.W15]+[.W16]+[.W17])/3-0.089" office:value-type="float" office:value="1.05266666666667" calcext:value-type="float">
            <text:p>1,05266666666667</text:p>
          </table:table-cell>
          <table:table-cell table:formula="of:=([.X15]+[.X16]+[.X17])/3-0.089" office:value-type="float" office:value="1.09133333333333" calcext:value-type="float">
            <text:p>1,09133333333333</text:p>
          </table:table-cell>
          <table:table-cell table:formula="of:=([.Y15]+[.Y16]+[.Y17])/3-0.089" office:value-type="float" office:value="1.127" calcext:value-type="float">
            <text:p>1,127</text:p>
          </table:table-cell>
          <table:table-cell table:formula="of:=([.Z15]+[.Z16]+[.Z17])/3-0.089" office:value-type="float" office:value="1.155" calcext:value-type="float">
            <text:p>1,155</text:p>
          </table:table-cell>
          <table:table-cell table:formula="of:=([.AA15]+[.AA16]+[.AA17])/3-0.089" office:value-type="float" office:value="1.17866666666667" calcext:value-type="float">
            <text:p>1,17866666666667</text:p>
          </table:table-cell>
          <table:table-cell table:formula="of:=([.AB15]+[.AB16]+[.AB17])/3-0.089" office:value-type="float" office:value="1.19966666666667" calcext:value-type="float">
            <text:p>1,19966666666667</text:p>
          </table:table-cell>
          <table:table-cell table:formula="of:=([.AC15]+[.AC16]+[.AC17])/3-0.089" office:value-type="float" office:value="1.193" calcext:value-type="float">
            <text:p>1,193</text:p>
          </table:table-cell>
          <table:table-cell table:formula="of:=([.AD15]+[.AD16]+[.AD17])/3-0.089" office:value-type="float" office:value="1.20133333333333" calcext:value-type="float">
            <text:p>1,20133333333333</text:p>
          </table:table-cell>
          <table:table-cell table:formula="of:=([.AE15]+[.AE16]+[.AE17])/3-0.089" office:value-type="float" office:value="1.203" calcext:value-type="float">
            <text:p>1,203</text:p>
          </table:table-cell>
          <table:table-cell table:formula="of:=([.AF15]+[.AF16]+[.AF17])/3-0.089" office:value-type="float" office:value="1.224" calcext:value-type="float">
            <text:p>1,224</text:p>
          </table:table-cell>
          <table:table-cell table:formula="of:=([.AG15]+[.AG16]+[.AG17])/3-0.089" office:value-type="float" office:value="1.224" calcext:value-type="float">
            <text:p>1,224</text:p>
          </table:table-cell>
          <table:table-cell table:formula="of:=([.AH15]+[.AH16]+[.AH17])/3-0.089" office:value-type="float" office:value="1.21333333333333" calcext:value-type="float">
            <text:p>1,21333333333333</text:p>
          </table:table-cell>
          <table:table-cell table:formula="of:=([.AI15]+[.AI16]+[.AI17])/3-0.089" office:value-type="float" office:value="1.19866666666667" calcext:value-type="float">
            <text:p>1,19866666666667</text:p>
          </table:table-cell>
          <table:table-cell table:formula="of:=([.AJ15]+[.AJ16]+[.AJ17])/3-0.089" office:value-type="float" office:value="1.17433333333333" calcext:value-type="float">
            <text:p>1,17433333333333</text:p>
          </table:table-cell>
          <table:table-cell table:formula="of:=([.AK15]+[.AK16]+[.AK17])/3-0.089" office:value-type="float" office:value="1.157" calcext:value-type="float">
            <text:p>1,157</text:p>
          </table:table-cell>
          <table:table-cell table:formula="of:=([.AL15]+[.AL16]+[.AL17])/3-0.089" office:value-type="float" office:value="1.14766666666667" calcext:value-type="float">
            <text:p>1,14766666666667</text:p>
          </table:table-cell>
          <table:table-cell table:formula="of:=([.AM15]+[.AM16]+[.AM17])/3-0.089" office:value-type="float" office:value="1.13433333333333" calcext:value-type="float">
            <text:p>1,13433333333333</text:p>
          </table:table-cell>
          <table:table-cell table:formula="of:=([.AN15]+[.AN16]+[.AN17])/3-0.089" office:value-type="float" office:value="1.12766666666667" calcext:value-type="float">
            <text:p>1,12766666666667</text:p>
          </table:table-cell>
          <table:table-cell table:formula="of:=([.AO15]+[.AO16]+[.AO17])/3-0.089" office:value-type="float" office:value="1.133" calcext:value-type="float">
            <text:p>1,133</text:p>
          </table:table-cell>
          <table:table-cell table:formula="of:=([.AP15]+[.AP16]+[.AP17])/3-0.089" office:value-type="float" office:value="1.12266666666667" calcext:value-type="float">
            <text:p>1,12266666666667</text:p>
          </table:table-cell>
          <table:table-cell table:formula="of:=([.AQ15]+[.AQ16]+[.AQ17])/3-0.089" office:value-type="float" office:value="1.12233333333333" calcext:value-type="float">
            <text:p>1,12233333333333</text:p>
          </table:table-cell>
          <table:table-cell table:formula="of:=([.AR15]+[.AR16]+[.AR17])/3-0.089" office:value-type="float" office:value="1.126" calcext:value-type="float">
            <text:p>1,126</text:p>
          </table:table-cell>
          <table:table-cell table:formula="of:=([.AS15]+[.AS16]+[.AS17])/3-0.089" office:value-type="float" office:value="1.12866666666667" calcext:value-type="float">
            <text:p>1,12866666666667</text:p>
          </table:table-cell>
          <table:table-cell table:formula="of:=([.AT15]+[.AT16]+[.AT17])/3-0.089" office:value-type="float" office:value="1.13533333333333" calcext:value-type="float">
            <text:p>1,13533333333333</text:p>
          </table:table-cell>
          <table:table-cell table:formula="of:=([.AU15]+[.AU16]+[.AU17])/3-0.089" office:value-type="float" office:value="1.13333333333333" calcext:value-type="float">
            <text:p>1,13333333333333</text:p>
          </table:table-cell>
          <table:table-cell table:formula="of:=([.AV15]+[.AV16]+[.AV17])/3-0.089" office:value-type="float" office:value="1.13266666666667" calcext:value-type="float">
            <text:p>1,13266666666667</text:p>
          </table:table-cell>
          <table:table-cell table:formula="of:=([.AW15]+[.AW16]+[.AW17])/3-0.089" office:value-type="float" office:value="1.12866666666667" calcext:value-type="float">
            <text:p>1,12866666666667</text:p>
          </table:table-cell>
          <table:table-cell table:formula="of:=([.AX15]+[.AX16]+[.AX17])/3-0.089" office:value-type="float" office:value="1.13466666666667" calcext:value-type="float">
            <text:p>1,13466666666667</text:p>
          </table:table-cell>
          <table:table-cell table:formula="of:=([.AY15]+[.AY16]+[.AY17])/3-0.089" office:value-type="float" office:value="1.13566666666667" calcext:value-type="float">
            <text:p>1,13566666666667</text:p>
          </table:table-cell>
          <table:table-cell table:formula="of:=([.AZ15]+[.AZ16]+[.AZ17])/3-0.089" office:value-type="float" office:value="1.12233333333333" calcext:value-type="float">
            <text:p>1,12233333333333</text:p>
          </table:table-cell>
          <table:table-cell table:formula="of:=([.BA15]+[.BA16]+[.BA17])/3-0.089" office:value-type="float" office:value="1.118" calcext:value-type="float">
            <text:p>1,118</text:p>
          </table:table-cell>
          <table:table-cell table:formula="of:=([.BB15]+[.BB16]+[.BB17])/3-0.089" office:value-type="float" office:value="1.11166666666667" calcext:value-type="float">
            <text:p>1,11166666666667</text:p>
          </table:table-cell>
          <table:table-cell table:formula="of:=([.BC15]+[.BC16]+[.BC17])/3-0.089" office:value-type="float" office:value="1.10033333333333" calcext:value-type="float">
            <text:p>1,10033333333333</text:p>
          </table:table-cell>
          <table:table-cell table:formula="of:=([.BD15]+[.BD16]+[.BD17])/3-0.089" office:value-type="float" office:value="1.091" calcext:value-type="float">
            <text:p>1,091</text:p>
          </table:table-cell>
          <table:table-cell table:formula="of:=([.BE15]+[.BE16]+[.BE17])/3-0.089" office:value-type="float" office:value="1.08833333333333" calcext:value-type="float">
            <text:p>1,08833333333333</text:p>
          </table:table-cell>
          <table:table-cell table:formula="of:=([.BF15]+[.BF16]+[.BF17])/3-0.089" office:value-type="float" office:value="1.081" calcext:value-type="float">
            <text:p>1,081</text:p>
          </table:table-cell>
          <table:table-cell table:formula="of:=([.BG15]+[.BG16]+[.BG17])/3-0.089" office:value-type="float" office:value="1.078" calcext:value-type="float">
            <text:p>1,078</text:p>
          </table:table-cell>
          <table:table-cell table:formula="of:=([.BH15]+[.BH16]+[.BH17])/3-0.089" office:value-type="float" office:value="1.07533333333333" calcext:value-type="float">
            <text:p>1,07533333333333</text:p>
          </table:table-cell>
          <table:table-cell table:formula="of:=([.BI15]+[.BI16]+[.BI17])/3-0.089" office:value-type="float" office:value="1.07466666666667" calcext:value-type="float">
            <text:p>1,07466666666667</text:p>
          </table:table-cell>
          <table:table-cell table:formula="of:=([.BJ15]+[.BJ16]+[.BJ17])/3-0.089" office:value-type="float" office:value="1.07066666666667" calcext:value-type="float">
            <text:p>1,07066666666667</text:p>
          </table:table-cell>
          <table:table-cell table:formula="of:=([.BK15]+[.BK16]+[.BK17])/3-0.089" office:value-type="float" office:value="1.06733333333333" calcext:value-type="float">
            <text:p>1,06733333333333</text:p>
          </table:table-cell>
          <table:table-cell table:formula="of:=([.BL15]+[.BL16]+[.BL17])/3-0.089" office:value-type="float" office:value="1.065" calcext:value-type="float">
            <text:p>1,065</text:p>
          </table:table-cell>
          <table:table-cell table:formula="of:=([.BM15]+[.BM16]+[.BM17])/3-0.089" office:value-type="float" office:value="1.06666666666667" calcext:value-type="float">
            <text:p>1,06666666666667</text:p>
          </table:table-cell>
          <table:table-cell table:formula="of:=([.BN15]+[.BN16]+[.BN17])/3-0.089" office:value-type="float" office:value="1.06233333333333" calcext:value-type="float">
            <text:p>1,06233333333333</text:p>
          </table:table-cell>
          <table:table-cell table:formula="of:=([.BO15]+[.BO16]+[.BO17])/3-0.089" office:value-type="float" office:value="1.057" calcext:value-type="float">
            <text:p>1,057</text:p>
          </table:table-cell>
          <table:table-cell table:formula="of:=([.BP15]+[.BP16]+[.BP17])/3-0.089" office:value-type="float" office:value="1.05533333333333" calcext:value-type="float">
            <text:p>1,05533333333333</text:p>
          </table:table-cell>
          <table:table-cell table:formula="of:=([.BQ15]+[.BQ16]+[.BQ17])/3-0.089" office:value-type="float" office:value="1.055" calcext:value-type="float">
            <text:p>1,055</text:p>
          </table:table-cell>
          <table:table-cell table:formula="of:=([.BR15]+[.BR16]+[.BR17])/3-0.089" office:value-type="float" office:value="1.05233333333333" calcext:value-type="float">
            <text:p>1,05233333333333</text:p>
          </table:table-cell>
          <table:table-cell table:formula="of:=([.BS15]+[.BS16]+[.BS17])/3-0.089" office:value-type="float" office:value="1.04966666666667" calcext:value-type="float">
            <text:p>1,04966666666667</text:p>
          </table:table-cell>
          <table:table-cell table:formula="of:=([.BT15]+[.BT16]+[.BT17])/3-0.089" office:value-type="float" office:value="1.04766666666667" calcext:value-type="float">
            <text:p>1,04766666666667</text:p>
          </table:table-cell>
          <table:table-cell table:formula="of:=([.BU15]+[.BU16]+[.BU17])/3-0.089" office:value-type="float" office:value="1.04866666666667" calcext:value-type="float">
            <text:p>1,04866666666667</text:p>
          </table:table-cell>
          <table:table-cell table:formula="of:=([.BV15]+[.BV16]+[.BV17])/3-0.089" office:value-type="float" office:value="1.046" calcext:value-type="float">
            <text:p>1,046</text:p>
          </table:table-cell>
          <table:table-cell table:formula="of:=([.BW15]+[.BW16]+[.BW17])/3-0.089" office:value-type="float" office:value="1.041" calcext:value-type="float">
            <text:p>1,041</text:p>
          </table:table-cell>
          <table:table-cell table:formula="of:=([.BX15]+[.BX16]+[.BX17])/3-0.089" office:value-type="float" office:value="1.03666666666667" calcext:value-type="float">
            <text:p>1,03666666666667</text:p>
          </table:table-cell>
          <table:table-cell table:formula="of:=([.BY15]+[.BY16]+[.BY17])/3-0.089" office:value-type="float" office:value="1.03433333333333" calcext:value-type="float">
            <text:p>1,03433333333333</text:p>
          </table:table-cell>
          <table:table-cell table:formula="of:=([.BZ15]+[.BZ16]+[.BZ17])/3-0.089" office:value-type="float" office:value="1.03" calcext:value-type="float">
            <text:p>1,03</text:p>
          </table:table-cell>
          <table:table-cell table:formula="of:=([.CA15]+[.CA16]+[.CA17])/3-0.089" office:value-type="float" office:value="1.02266666666667" calcext:value-type="float">
            <text:p>1,02266666666667</text:p>
          </table:table-cell>
          <table:table-cell table:formula="of:=([.CB15]+[.CB16]+[.CB17])/3-0.089" office:value-type="float" office:value="1.017" calcext:value-type="float">
            <text:p>1,017</text:p>
          </table:table-cell>
          <table:table-cell table:formula="of:=([.CC15]+[.CC16]+[.CC17])/3-0.089" office:value-type="float" office:value="1.01166666666667" calcext:value-type="float">
            <text:p>1,01166666666667</text:p>
          </table:table-cell>
          <table:table-cell table:formula="of:=([.CD15]+[.CD16]+[.CD17])/3-0.089" office:value-type="float" office:value="1.00566666666667" calcext:value-type="float">
            <text:p>1,00566666666667</text:p>
          </table:table-cell>
          <table:table-cell table:formula="of:=([.CE15]+[.CE16]+[.CE17])/3-0.089" office:value-type="float" office:value="1.001" calcext:value-type="float">
            <text:p>1,001</text:p>
          </table:table-cell>
          <table:table-cell table:formula="of:=([.CF15]+[.CF16]+[.CF17])/3-0.089" office:value-type="float" office:value="0.996" calcext:value-type="float">
            <text:p>0,996</text:p>
          </table:table-cell>
          <table:table-cell table:formula="of:=([.CG15]+[.CG16]+[.CG17])/3-0.089" office:value-type="float" office:value="0.991" calcext:value-type="float">
            <text:p>0,991</text:p>
          </table:table-cell>
          <table:table-cell table:formula="of:=([.CH15]+[.CH16]+[.CH17])/3-0.089" office:value-type="float" office:value="0.985333333333333" calcext:value-type="float">
            <text:p>0,985333333333333</text:p>
          </table:table-cell>
          <table:table-cell table:formula="of:=([.CI15]+[.CI16]+[.CI17])/3-0.089" office:value-type="float" office:value="0.982333333333333" calcext:value-type="float">
            <text:p>0,982333333333333</text:p>
          </table:table-cell>
          <table:table-cell table:formula="of:=([.CJ15]+[.CJ16]+[.CJ17])/3-0.089" office:value-type="float" office:value="0.979" calcext:value-type="float">
            <text:p>0,979</text:p>
          </table:table-cell>
          <table:table-cell table:formula="of:=([.CK15]+[.CK16]+[.CK17])/3-0.089" office:value-type="float" office:value="0.974333333333333" calcext:value-type="float">
            <text:p>0,974333333333333</text:p>
          </table:table-cell>
          <table:table-cell table:formula="of:=([.CL15]+[.CL16]+[.CL17])/3-0.089" office:value-type="float" office:value="0.974333333333333" calcext:value-type="float">
            <text:p>0,974333333333333</text:p>
          </table:table-cell>
          <table:table-cell table:formula="of:=([.CM15]+[.CM16]+[.CM17])/3-0.089" office:value-type="float" office:value="0.971666666666667" calcext:value-type="float">
            <text:p>0,971666666666667</text:p>
          </table:table-cell>
          <table:table-cell table:formula="of:=([.CN15]+[.CN16]+[.CN17])/3-0.089" office:value-type="float" office:value="0.969" calcext:value-type="float">
            <text:p>0,969</text:p>
          </table:table-cell>
          <table:table-cell table:formula="of:=([.CO15]+[.CO16]+[.CO17])/3-0.089" office:value-type="float" office:value="0.966" calcext:value-type="float">
            <text:p>0,966</text:p>
          </table:table-cell>
          <table:table-cell table:formula="of:=([.CP15]+[.CP16]+[.CP17])/3-0.089" office:value-type="float" office:value="0.962666666666667" calcext:value-type="float">
            <text:p>0,962666666666667</text:p>
          </table:table-cell>
          <table:table-cell table:formula="of:=([.CQ15]+[.CQ16]+[.CQ17])/3-0.089" office:value-type="float" office:value="0.958333333333333" calcext:value-type="float">
            <text:p>0,958333333333333</text:p>
          </table:table-cell>
          <table:table-cell table:formula="of:=([.CR15]+[.CR16]+[.CR17])/3-0.089" office:value-type="float" office:value="0.955" calcext:value-type="float">
            <text:p>0,955</text:p>
          </table:table-cell>
          <table:table-cell table:formula="of:=([.CS15]+[.CS16]+[.CS17])/3-0.089" office:value-type="float" office:value="0.947" calcext:value-type="float">
            <text:p>0,947</text:p>
          </table:table-cell>
          <table:table-cell table:formula="of:=([.CT15]+[.CT16]+[.CT17])/3-0.089" office:value-type="float" office:value="0.942333333333333" calcext:value-type="float">
            <text:p>0,942333333333333</text:p>
          </table:table-cell>
        </table:table-row>
        <table:table-row table:style-name="ro1">
          <table:table-cell office:value-type="string" calcext:value-type="string">
            <text:p>P. putida KT 2440 (C-)</text:p>
          </table:table-cell>
          <table:table-cell table:formula="of:=([.B21]+[.B22]+[.B23])/3-0.09" office:value-type="float" office:value="0.0253333333333333" calcext:value-type="float">
            <text:p>0,025333333333333</text:p>
          </table:table-cell>
          <table:table-cell table:formula="of:=([.C21]+[.C22]+[.C23])/3-0.09" office:value-type="float" office:value="0.0233333333333333" calcext:value-type="float">
            <text:p>0,023333333333333</text:p>
          </table:table-cell>
          <table:table-cell table:formula="of:=([.D21]+[.D22]+[.D23])/3-0.09" office:value-type="float" office:value="0.0243333333333333" calcext:value-type="float">
            <text:p>0,024333333333333</text:p>
          </table:table-cell>
          <table:table-cell table:formula="of:=([.E21]+[.E22]+[.E23])/3-0.09" office:value-type="float" office:value="0.023" calcext:value-type="float">
            <text:p>0,023</text:p>
          </table:table-cell>
          <table:table-cell table:formula="of:=([.F21]+[.F22]+[.F23])/3-0.09" office:value-type="float" office:value="0.0203333333333333" calcext:value-type="float">
            <text:p>0,020333333333333</text:p>
          </table:table-cell>
          <table:table-cell table:formula="of:=([.G21]+[.G22]+[.G23])/3-0.09" office:value-type="float" office:value="0.0186666666666667" calcext:value-type="float">
            <text:p>0,018666666666667</text:p>
          </table:table-cell>
          <table:table-cell table:formula="of:=([.H21]+[.H22]+[.H23])/3-0.09" office:value-type="float" office:value="0.0186666666666667" calcext:value-type="float">
            <text:p>0,018666666666667</text:p>
          </table:table-cell>
          <table:table-cell table:formula="of:=([.I21]+[.I22]+[.I23])/3-0.09" office:value-type="float" office:value="0.0183333333333333" calcext:value-type="float">
            <text:p>0,018333333333333</text:p>
          </table:table-cell>
          <table:table-cell table:formula="of:=([.J21]+[.J22]+[.J23])/3-0.09" office:value-type="float" office:value="0.0173333333333333" calcext:value-type="float">
            <text:p>0,017333333333333</text:p>
          </table:table-cell>
          <table:table-cell table:formula="of:=([.K21]+[.K22]+[.K23])/3-0.09" office:value-type="float" office:value="0.0183333333333333" calcext:value-type="float">
            <text:p>0,018333333333333</text:p>
          </table:table-cell>
          <table:table-cell table:formula="of:=([.L21]+[.L22]+[.L23])/3-0.09" office:value-type="float" office:value="0.0176666666666667" calcext:value-type="float">
            <text:p>0,017666666666667</text:p>
          </table:table-cell>
          <table:table-cell table:formula="of:=([.M21]+[.M22]+[.M23])/3-0.09" office:value-type="float" office:value="0.0183333333333333" calcext:value-type="float">
            <text:p>0,018333333333333</text:p>
          </table:table-cell>
          <table:table-cell table:formula="of:=([.N21]+[.N22]+[.N23])/3-0.09" office:value-type="float" office:value="0.017" calcext:value-type="float">
            <text:p>0,017</text:p>
          </table:table-cell>
          <table:table-cell table:formula="of:=([.O21]+[.O22]+[.O23])/3-0.09" office:value-type="float" office:value="0.0173333333333333" calcext:value-type="float">
            <text:p>0,017333333333333</text:p>
          </table:table-cell>
          <table:table-cell table:formula="of:=([.P21]+[.P22]+[.P23])/3-0.09" office:value-type="float" office:value="0.0173333333333333" calcext:value-type="float">
            <text:p>0,017333333333333</text:p>
          </table:table-cell>
          <table:table-cell table:formula="of:=([.Q21]+[.Q22]+[.Q23])/3-0.09" office:value-type="float" office:value="0.0166666666666667" calcext:value-type="float">
            <text:p>0,016666666666667</text:p>
          </table:table-cell>
          <table:table-cell table:formula="of:=([.R21]+[.R22]+[.R23])/3-0.09" office:value-type="float" office:value="0.0173333333333333" calcext:value-type="float">
            <text:p>0,017333333333333</text:p>
          </table:table-cell>
          <table:table-cell table:formula="of:=([.S21]+[.S22]+[.S23])/3-0.09" office:value-type="float" office:value="0.017" calcext:value-type="float">
            <text:p>0,017</text:p>
          </table:table-cell>
          <table:table-cell table:formula="of:=([.T21]+[.T22]+[.T23])/3-0.09" office:value-type="float" office:value="0.0166666666666667" calcext:value-type="float">
            <text:p>0,016666666666667</text:p>
          </table:table-cell>
          <table:table-cell table:formula="of:=([.U21]+[.U22]+[.U23])/3-0.09" office:value-type="float" office:value="0.0176666666666667" calcext:value-type="float">
            <text:p>0,017666666666667</text:p>
          </table:table-cell>
          <table:table-cell table:formula="of:=([.V21]+[.V22]+[.V23])/3-0.09" office:value-type="float" office:value="0.017" calcext:value-type="float">
            <text:p>0,017</text:p>
          </table:table-cell>
          <table:table-cell table:formula="of:=([.W21]+[.W22]+[.W23])/3-0.09" office:value-type="float" office:value="0.0166666666666667" calcext:value-type="float">
            <text:p>0,016666666666667</text:p>
          </table:table-cell>
          <table:table-cell table:formula="of:=([.X21]+[.X22]+[.X23])/3-0.09" office:value-type="float" office:value="0.017" calcext:value-type="float">
            <text:p>0,017</text:p>
          </table:table-cell>
          <table:table-cell table:formula="of:=([.Y21]+[.Y22]+[.Y23])/3-0.09" office:value-type="float" office:value="0.0166666666666667" calcext:value-type="float">
            <text:p>0,016666666666667</text:p>
          </table:table-cell>
          <table:table-cell table:formula="of:=([.Z21]+[.Z22]+[.Z23])/3-0.09" office:value-type="float" office:value="0.0156666666666667" calcext:value-type="float">
            <text:p>0,015666666666667</text:p>
          </table:table-cell>
          <table:table-cell table:formula="of:=([.AA21]+[.AA22]+[.AA23])/3-0.09" office:value-type="float" office:value="0.0156666666666667" calcext:value-type="float">
            <text:p>0,015666666666667</text:p>
          </table:table-cell>
          <table:table-cell table:formula="of:=([.AB21]+[.AB22]+[.AB23])/3-0.09" office:value-type="float" office:value="0.0163333333333333" calcext:value-type="float">
            <text:p>0,016333333333333</text:p>
          </table:table-cell>
          <table:table-cell table:formula="of:=([.AC21]+[.AC22]+[.AC23])/3-0.09" office:value-type="float" office:value="0.0156666666666667" calcext:value-type="float">
            <text:p>0,015666666666667</text:p>
          </table:table-cell>
          <table:table-cell table:formula="of:=([.AD21]+[.AD22]+[.AD23])/3-0.09" office:value-type="float" office:value="0.0156666666666667" calcext:value-type="float">
            <text:p>0,015666666666667</text:p>
          </table:table-cell>
          <table:table-cell table:formula="of:=([.AE21]+[.AE22]+[.AE23])/3-0.09" office:value-type="float" office:value="0.0163333333333333" calcext:value-type="float">
            <text:p>0,016333333333333</text:p>
          </table:table-cell>
          <table:table-cell table:formula="of:=([.AF21]+[.AF22]+[.AF23])/3-0.09" office:value-type="float" office:value="0.0156666666666667" calcext:value-type="float">
            <text:p>0,015666666666667</text:p>
          </table:table-cell>
          <table:table-cell table:formula="of:=([.AG21]+[.AG22]+[.AG23])/3-0.09" office:value-type="float" office:value="0.0156666666666667" calcext:value-type="float">
            <text:p>0,015666666666667</text:p>
          </table:table-cell>
          <table:table-cell table:formula="of:=([.AH21]+[.AH22]+[.AH23])/3-0.09" office:value-type="float" office:value="0.0146666666666667" calcext:value-type="float">
            <text:p>0,014666666666667</text:p>
          </table:table-cell>
          <table:table-cell table:formula="of:=([.AI21]+[.AI22]+[.AI23])/3-0.09" office:value-type="float" office:value="0.015" calcext:value-type="float">
            <text:p>0,015</text:p>
          </table:table-cell>
          <table:table-cell table:formula="of:=([.AJ21]+[.AJ22]+[.AJ23])/3-0.09" office:value-type="float" office:value="0.0146666666666667" calcext:value-type="float">
            <text:p>0,014666666666667</text:p>
          </table:table-cell>
          <table:table-cell table:formula="of:=([.AK21]+[.AK22]+[.AK23])/3-0.09" office:value-type="float" office:value="0.0143333333333334" calcext:value-type="float">
            <text:p>0,014333333333333</text:p>
          </table:table-cell>
          <table:table-cell table:formula="of:=([.AL21]+[.AL22]+[.AL23])/3-0.09" office:value-type="float" office:value="0.014" calcext:value-type="float">
            <text:p>0,014</text:p>
          </table:table-cell>
          <table:table-cell table:formula="of:=([.AM21]+[.AM22]+[.AM23])/3-0.09" office:value-type="float" office:value="0.0136666666666667" calcext:value-type="float">
            <text:p>0,013666666666667</text:p>
          </table:table-cell>
          <table:table-cell table:formula="of:=([.AN21]+[.AN22]+[.AN23])/3-0.09" office:value-type="float" office:value="0.015" calcext:value-type="float">
            <text:p>0,015</text:p>
          </table:table-cell>
          <table:table-cell table:formula="of:=([.AO21]+[.AO22]+[.AO23])/3-0.09" office:value-type="float" office:value="0.0146666666666667" calcext:value-type="float">
            <text:p>0,014666666666667</text:p>
          </table:table-cell>
          <table:table-cell table:formula="of:=([.AP21]+[.AP22]+[.AP23])/3-0.09" office:value-type="float" office:value="0.0136666666666667" calcext:value-type="float">
            <text:p>0,013666666666667</text:p>
          </table:table-cell>
          <table:table-cell table:formula="of:=([.AQ21]+[.AQ22]+[.AQ23])/3-0.09" office:value-type="float" office:value="0.015" calcext:value-type="float">
            <text:p>0,015</text:p>
          </table:table-cell>
          <table:table-cell table:formula="of:=([.AR21]+[.AR22]+[.AR23])/3-0.09" office:value-type="float" office:value="0.0143333333333333" calcext:value-type="float">
            <text:p>0,014333333333333</text:p>
          </table:table-cell>
          <table:table-cell table:formula="of:=([.AS21]+[.AS22]+[.AS23])/3-0.09" office:value-type="float" office:value="0.015" calcext:value-type="float">
            <text:p>0,015</text:p>
          </table:table-cell>
          <table:table-cell table:formula="of:=([.AT21]+[.AT22]+[.AT23])/3-0.09" office:value-type="float" office:value="0.0153333333333333" calcext:value-type="float">
            <text:p>0,015333333333333</text:p>
          </table:table-cell>
          <table:table-cell table:formula="of:=([.AU21]+[.AU22]+[.AU23])/3-0.09" office:value-type="float" office:value="0.0153333333333333" calcext:value-type="float">
            <text:p>0,015333333333333</text:p>
          </table:table-cell>
          <table:table-cell table:formula="of:=([.AV21]+[.AV22]+[.AV23])/3-0.09" office:value-type="float" office:value="0.0146666666666667" calcext:value-type="float">
            <text:p>0,014666666666667</text:p>
          </table:table-cell>
          <table:table-cell table:formula="of:=([.AW21]+[.AW22]+[.AW23])/3-0.09" office:value-type="float" office:value="0.015" calcext:value-type="float">
            <text:p>0,015</text:p>
          </table:table-cell>
          <table:table-cell table:formula="of:=([.AX21]+[.AX22]+[.AX23])/3-0.09" office:value-type="float" office:value="0.0146666666666667" calcext:value-type="float">
            <text:p>0,014666666666667</text:p>
          </table:table-cell>
          <table:table-cell table:formula="of:=([.AY21]+[.AY22]+[.AY23])/3-0.09" office:value-type="float" office:value="0.0146666666666667" calcext:value-type="float">
            <text:p>0,014666666666667</text:p>
          </table:table-cell>
          <table:table-cell table:formula="of:=([.AZ21]+[.AZ22]+[.AZ23])/3-0.09" office:value-type="float" office:value="0.0153333333333333" calcext:value-type="float">
            <text:p>0,015333333333333</text:p>
          </table:table-cell>
          <table:table-cell table:formula="of:=([.BA21]+[.BA22]+[.BA23])/3-0.09" office:value-type="float" office:value="0.0153333333333333" calcext:value-type="float">
            <text:p>0,015333333333333</text:p>
          </table:table-cell>
          <table:table-cell table:formula="of:=([.BB21]+[.BB22]+[.BB23])/3-0.09" office:value-type="float" office:value="0.0143333333333334" calcext:value-type="float">
            <text:p>0,014333333333333</text:p>
          </table:table-cell>
          <table:table-cell table:formula="of:=([.BC21]+[.BC22]+[.BC23])/3-0.09" office:value-type="float" office:value="0.0143333333333333" calcext:value-type="float">
            <text:p>0,014333333333333</text:p>
          </table:table-cell>
          <table:table-cell table:formula="of:=([.BD21]+[.BD22]+[.BD23])/3-0.09" office:value-type="float" office:value="0.0136666666666667" calcext:value-type="float">
            <text:p>0,013666666666667</text:p>
          </table:table-cell>
          <table:table-cell table:formula="of:=([.BE21]+[.BE22]+[.BE23])/3-0.09" office:value-type="float" office:value="0.0136666666666667" calcext:value-type="float">
            <text:p>0,013666666666667</text:p>
          </table:table-cell>
          <table:table-cell table:formula="of:=([.BF21]+[.BF22]+[.BF23])/3-0.09" office:value-type="float" office:value="0.014" calcext:value-type="float">
            <text:p>0,014</text:p>
          </table:table-cell>
          <table:table-cell table:formula="of:=([.BG21]+[.BG22]+[.BG23])/3-0.09" office:value-type="float" office:value="0.0133333333333334" calcext:value-type="float">
            <text:p>0,013333333333333</text:p>
          </table:table-cell>
          <table:table-cell table:formula="of:=([.BH21]+[.BH22]+[.BH23])/3-0.09" office:value-type="float" office:value="0.013" calcext:value-type="float">
            <text:p>0,013</text:p>
          </table:table-cell>
          <table:table-cell table:formula="of:=([.BI21]+[.BI22]+[.BI23])/3-0.09" office:value-type="float" office:value="0.0123333333333334" calcext:value-type="float">
            <text:p>0,012333333333333</text:p>
          </table:table-cell>
          <table:table-cell table:formula="of:=([.BJ21]+[.BJ22]+[.BJ23])/3-0.09" office:value-type="float" office:value="0.0123333333333334" calcext:value-type="float">
            <text:p>0,012333333333333</text:p>
          </table:table-cell>
          <table:table-cell table:formula="of:=([.BK21]+[.BK22]+[.BK23])/3-0.09" office:value-type="float" office:value="0.0103333333333333" calcext:value-type="float">
            <text:p>0,010333333333333</text:p>
          </table:table-cell>
          <table:table-cell table:formula="of:=([.BL21]+[.BL22]+[.BL23])/3-0.09" office:value-type="float" office:value="0.0116666666666667" calcext:value-type="float">
            <text:p>0,011666666666667</text:p>
          </table:table-cell>
          <table:table-cell table:formula="of:=([.BM21]+[.BM22]+[.BM23])/3-0.09" office:value-type="float" office:value="0.012" calcext:value-type="float">
            <text:p>0,012</text:p>
          </table:table-cell>
          <table:table-cell table:formula="of:=([.BN21]+[.BN22]+[.BN23])/3-0.09" office:value-type="float" office:value="0.0113333333333333" calcext:value-type="float">
            <text:p>0,011333333333333</text:p>
          </table:table-cell>
          <table:table-cell table:formula="of:=([.BO21]+[.BO22]+[.BO23])/3-0.09" office:value-type="float" office:value="0.012" calcext:value-type="float">
            <text:p>0,012</text:p>
          </table:table-cell>
          <table:table-cell table:formula="of:=([.BP21]+[.BP22]+[.BP23])/3-0.09" office:value-type="float" office:value="0.0113333333333333" calcext:value-type="float">
            <text:p>0,011333333333333</text:p>
          </table:table-cell>
          <table:table-cell table:formula="of:=([.BQ21]+[.BQ22]+[.BQ23])/3-0.09" office:value-type="float" office:value="0.0123333333333334" calcext:value-type="float">
            <text:p>0,012333333333333</text:p>
          </table:table-cell>
          <table:table-cell table:formula="of:=([.BR21]+[.BR22]+[.BR23])/3-0.09" office:value-type="float" office:value="0.0113333333333333" calcext:value-type="float">
            <text:p>0,011333333333333</text:p>
          </table:table-cell>
          <table:table-cell table:formula="of:=([.BS21]+[.BS22]+[.BS23])/3-0.09" office:value-type="float" office:value="0.0103333333333333" calcext:value-type="float">
            <text:p>0,010333333333333</text:p>
          </table:table-cell>
          <table:table-cell table:formula="of:=([.BT21]+[.BT22]+[.BT23])/3-0.09" office:value-type="float" office:value="0.0113333333333333" calcext:value-type="float">
            <text:p>0,011333333333333</text:p>
          </table:table-cell>
          <table:table-cell table:formula="of:=([.BU21]+[.BU22]+[.BU23])/3-0.09" office:value-type="float" office:value="0.011" calcext:value-type="float">
            <text:p>0,011</text:p>
          </table:table-cell>
          <table:table-cell table:formula="of:=([.BV21]+[.BV22]+[.BV23])/3-0.09" office:value-type="float" office:value="0.0113333333333333" calcext:value-type="float">
            <text:p>0,011333333333333</text:p>
          </table:table-cell>
          <table:table-cell table:formula="of:=([.BW21]+[.BW22]+[.BW23])/3-0.09" office:value-type="float" office:value="0.0106666666666667" calcext:value-type="float">
            <text:p>0,010666666666667</text:p>
          </table:table-cell>
          <table:table-cell table:formula="of:=([.BX21]+[.BX22]+[.BX23])/3-0.09" office:value-type="float" office:value="0.0103333333333333" calcext:value-type="float">
            <text:p>0,010333333333333</text:p>
          </table:table-cell>
          <table:table-cell table:formula="of:=([.BY21]+[.BY22]+[.BY23])/3-0.09" office:value-type="float" office:value="0.0103333333333333" calcext:value-type="float">
            <text:p>0,010333333333333</text:p>
          </table:table-cell>
          <table:table-cell table:formula="of:=([.BZ21]+[.BZ22]+[.BZ23])/3-0.09" office:value-type="float" office:value="0.0106666666666667" calcext:value-type="float">
            <text:p>0,010666666666667</text:p>
          </table:table-cell>
          <table:table-cell table:formula="of:=([.CA21]+[.CA22]+[.CA23])/3-0.09" office:value-type="float" office:value="0.0106666666666667" calcext:value-type="float">
            <text:p>0,010666666666667</text:p>
          </table:table-cell>
          <table:table-cell table:formula="of:=([.CB21]+[.CB22]+[.CB23])/3-0.09" office:value-type="float" office:value="0.01" calcext:value-type="float">
            <text:p>0,01</text:p>
          </table:table-cell>
          <table:table-cell table:formula="of:=([.CC21]+[.CC22]+[.CC23])/3-0.09" office:value-type="float" office:value="0.01" calcext:value-type="float">
            <text:p>0,01</text:p>
          </table:table-cell>
          <table:table-cell table:formula="of:=([.CD21]+[.CD22]+[.CD23])/3-0.09" office:value-type="float" office:value="0.00933333333333335" calcext:value-type="float">
            <text:p>0,009333333333333</text:p>
          </table:table-cell>
          <table:table-cell table:formula="of:=([.CE21]+[.CE22]+[.CE23])/3-0.09" office:value-type="float" office:value="0.00966666666666668" calcext:value-type="float">
            <text:p>0,009666666666667</text:p>
          </table:table-cell>
          <table:table-cell table:formula="of:=([.CF21]+[.CF22]+[.CF23])/3-0.09" office:value-type="float" office:value="0.01" calcext:value-type="float">
            <text:p>0,01</text:p>
          </table:table-cell>
          <table:table-cell table:formula="of:=([.CG21]+[.CG22]+[.CG23])/3-0.09" office:value-type="float" office:value="0.00933333333333335" calcext:value-type="float">
            <text:p>0,009333333333333</text:p>
          </table:table-cell>
          <table:table-cell table:formula="of:=([.CH21]+[.CH22]+[.CH23])/3-0.09" office:value-type="float" office:value="0.00900000000000002" calcext:value-type="float">
            <text:p>0,009</text:p>
          </table:table-cell>
          <table:table-cell table:formula="of:=([.CI21]+[.CI22]+[.CI23])/3-0.09" office:value-type="float" office:value="0.00900000000000002" calcext:value-type="float">
            <text:p>0,009</text:p>
          </table:table-cell>
          <table:table-cell table:formula="of:=([.CJ21]+[.CJ22]+[.CJ23])/3-0.09" office:value-type="float" office:value="0.01" calcext:value-type="float">
            <text:p>0,01</text:p>
          </table:table-cell>
          <table:table-cell table:formula="of:=([.CK21]+[.CK22]+[.CK23])/3-0.09" office:value-type="float" office:value="0.00866666666666668" calcext:value-type="float">
            <text:p>0,008666666666667</text:p>
          </table:table-cell>
          <table:table-cell table:formula="of:=([.CL21]+[.CL22]+[.CL23])/3-0.09" office:value-type="float" office:value="0.00900000000000002" calcext:value-type="float">
            <text:p>0,009</text:p>
          </table:table-cell>
          <table:table-cell table:formula="of:=([.CM21]+[.CM22]+[.CM23])/3-0.09" office:value-type="float" office:value="0.00933333333333335" calcext:value-type="float">
            <text:p>0,009333333333333</text:p>
          </table:table-cell>
          <table:table-cell table:formula="of:=([.CN21]+[.CN22]+[.CN23])/3-0.09" office:value-type="float" office:value="0.00900000000000002" calcext:value-type="float">
            <text:p>0,009</text:p>
          </table:table-cell>
          <table:table-cell table:formula="of:=([.CO21]+[.CO22]+[.CO23])/3-0.09" office:value-type="float" office:value="0.00900000000000002" calcext:value-type="float">
            <text:p>0,009</text:p>
          </table:table-cell>
          <table:table-cell table:formula="of:=([.CP21]+[.CP22]+[.CP23])/3-0.09" office:value-type="float" office:value="0.0103333333333333" calcext:value-type="float">
            <text:p>0,010333333333333</text:p>
          </table:table-cell>
          <table:table-cell table:formula="of:=([.CQ21]+[.CQ22]+[.CQ23])/3-0.09" office:value-type="float" office:value="0.00933333333333335" calcext:value-type="float">
            <text:p>0,009333333333333</text:p>
          </table:table-cell>
          <table:table-cell table:formula="of:=([.CR21]+[.CR22]+[.CR23])/3-0.09" office:value-type="float" office:value="0.00933333333333335" calcext:value-type="float">
            <text:p>0,009333333333333</text:p>
          </table:table-cell>
          <table:table-cell table:formula="of:=([.CS21]+[.CS22]+[.CS23])/3-0.09" office:value-type="float" office:value="0.00900000000000002" calcext:value-type="float">
            <text:p>0,009</text:p>
          </table:table-cell>
          <table:table-cell table:formula="of:=([.CT21]+[.CT22]+[.CT23])/3-0.09" office:value-type="float" office:value="0.00800000000000002" calcext:value-type="float">
            <text:p>0,008</text:p>
          </table:table-cell>
        </table:table-row>
        <table:table-row table:style-name="ro1">
          <table:table-cell office:value-type="string" calcext:value-type="string">
            <text:p>P. putida KT ΔgclR (C+)</text:p>
          </table:table-cell>
          <table:table-cell table:formula="of:=([.B24]+[.B25]+[.B26])/3-0.09" office:value-type="float" office:value="0.0193333333333333" calcext:value-type="float">
            <text:p>0,019333333333333</text:p>
          </table:table-cell>
          <table:table-cell table:formula="of:=([.C24]+[.C25]+[.C26])/3-0.09" office:value-type="float" office:value="0.0183333333333333" calcext:value-type="float">
            <text:p>0,018333333333333</text:p>
          </table:table-cell>
          <table:table-cell table:formula="of:=([.D24]+[.D25]+[.D26])/3-0.09" office:value-type="float" office:value="0.018" calcext:value-type="float">
            <text:p>0,018</text:p>
          </table:table-cell>
          <table:table-cell table:formula="of:=([.E24]+[.E25]+[.E26])/3-0.09" office:value-type="float" office:value="0.0166666666666667" calcext:value-type="float">
            <text:p>0,016666666666667</text:p>
          </table:table-cell>
          <table:table-cell table:formula="of:=([.F24]+[.F25]+[.F26])/3-0.09" office:value-type="float" office:value="0.0173333333333333" calcext:value-type="float">
            <text:p>0,017333333333333</text:p>
          </table:table-cell>
          <table:table-cell table:formula="of:=([.G24]+[.G25]+[.G26])/3-0.09" office:value-type="float" office:value="0.0156666666666667" calcext:value-type="float">
            <text:p>0,015666666666667</text:p>
          </table:table-cell>
          <table:table-cell table:formula="of:=([.H24]+[.H25]+[.H26])/3-0.09" office:value-type="float" office:value="0.0156666666666667" calcext:value-type="float">
            <text:p>0,015666666666667</text:p>
          </table:table-cell>
          <table:table-cell table:formula="of:=([.I24]+[.I25]+[.I26])/3-0.09" office:value-type="float" office:value="0.0153333333333333" calcext:value-type="float">
            <text:p>0,015333333333333</text:p>
          </table:table-cell>
          <table:table-cell table:formula="of:=([.J24]+[.J25]+[.J26])/3-0.09" office:value-type="float" office:value="0.0143333333333333" calcext:value-type="float">
            <text:p>0,014333333333333</text:p>
          </table:table-cell>
          <table:table-cell table:formula="of:=([.K24]+[.K25]+[.K26])/3-0.09" office:value-type="float" office:value="0.0156666666666667" calcext:value-type="float">
            <text:p>0,015666666666667</text:p>
          </table:table-cell>
          <table:table-cell table:formula="of:=([.L24]+[.L25]+[.L26])/3-0.09" office:value-type="float" office:value="0.0163333333333333" calcext:value-type="float">
            <text:p>0,016333333333333</text:p>
          </table:table-cell>
          <table:table-cell table:formula="of:=([.M24]+[.M25]+[.M26])/3-0.09" office:value-type="float" office:value="0.0166666666666667" calcext:value-type="float">
            <text:p>0,016666666666667</text:p>
          </table:table-cell>
          <table:table-cell table:formula="of:=([.N24]+[.N25]+[.N26])/3-0.09" office:value-type="float" office:value="0.0156666666666667" calcext:value-type="float">
            <text:p>0,015666666666667</text:p>
          </table:table-cell>
          <table:table-cell table:formula="of:=([.O24]+[.O25]+[.O26])/3-0.09" office:value-type="float" office:value="0.0166666666666667" calcext:value-type="float">
            <text:p>0,016666666666667</text:p>
          </table:table-cell>
          <table:table-cell table:formula="of:=([.P24]+[.P25]+[.P26])/3-0.09" office:value-type="float" office:value="0.0166666666666667" calcext:value-type="float">
            <text:p>0,016666666666667</text:p>
          </table:table-cell>
          <table:table-cell table:formula="of:=([.Q24]+[.Q25]+[.Q26])/3-0.09" office:value-type="float" office:value="0.017" calcext:value-type="float">
            <text:p>0,017</text:p>
          </table:table-cell>
          <table:table-cell table:formula="of:=([.R24]+[.R25]+[.R26])/3-0.09" office:value-type="float" office:value="0.017" calcext:value-type="float">
            <text:p>0,017</text:p>
          </table:table-cell>
          <table:table-cell table:formula="of:=([.S24]+[.S25]+[.S26])/3-0.09" office:value-type="float" office:value="0.0186666666666667" calcext:value-type="float">
            <text:p>0,018666666666667</text:p>
          </table:table-cell>
          <table:table-cell table:formula="of:=([.T24]+[.T25]+[.T26])/3-0.09" office:value-type="float" office:value="0.018" calcext:value-type="float">
            <text:p>0,018</text:p>
          </table:table-cell>
          <table:table-cell table:formula="of:=([.U24]+[.U25]+[.U26])/3-0.09" office:value-type="float" office:value="0.0193333333333333" calcext:value-type="float">
            <text:p>0,019333333333333</text:p>
          </table:table-cell>
          <table:table-cell table:formula="of:=([.V24]+[.V25]+[.V26])/3-0.09" office:value-type="float" office:value="0.0216666666666667" calcext:value-type="float">
            <text:p>0,021666666666667</text:p>
          </table:table-cell>
          <table:table-cell table:formula="of:=([.W24]+[.W25]+[.W26])/3-0.09" office:value-type="float" office:value="0.023" calcext:value-type="float">
            <text:p>0,023</text:p>
          </table:table-cell>
          <table:table-cell table:formula="of:=([.X24]+[.X25]+[.X26])/3-0.09" office:value-type="float" office:value="0.028" calcext:value-type="float">
            <text:p>0,028</text:p>
          </table:table-cell>
          <table:table-cell table:formula="of:=([.Y24]+[.Y25]+[.Y26])/3-0.09" office:value-type="float" office:value="0.033" calcext:value-type="float">
            <text:p>0,033</text:p>
          </table:table-cell>
          <table:table-cell table:formula="of:=([.Z24]+[.Z25]+[.Z26])/3-0.09" office:value-type="float" office:value="0.0393333333333333" calcext:value-type="float">
            <text:p>0,039333333333333</text:p>
          </table:table-cell>
          <table:table-cell table:formula="of:=([.AA24]+[.AA25]+[.AA26])/3-0.09" office:value-type="float" office:value="0.0456666666666667" calcext:value-type="float">
            <text:p>0,045666666666667</text:p>
          </table:table-cell>
          <table:table-cell table:formula="of:=([.AB24]+[.AB25]+[.AB26])/3-0.09" office:value-type="float" office:value="0.054" calcext:value-type="float">
            <text:p>0,054</text:p>
          </table:table-cell>
          <table:table-cell table:formula="of:=([.AC24]+[.AC25]+[.AC26])/3-0.09" office:value-type="float" office:value="0.0623333333333333" calcext:value-type="float">
            <text:p>0,062333333333333</text:p>
          </table:table-cell>
          <table:table-cell table:formula="of:=([.AD24]+[.AD25]+[.AD26])/3-0.09" office:value-type="float" office:value="0.071" calcext:value-type="float">
            <text:p>0,071</text:p>
          </table:table-cell>
          <table:table-cell table:formula="of:=([.AE24]+[.AE25]+[.AE26])/3-0.09" office:value-type="float" office:value="0.0803333333333333" calcext:value-type="float">
            <text:p>0,080333333333333</text:p>
          </table:table-cell>
          <table:table-cell table:formula="of:=([.AF24]+[.AF25]+[.AF26])/3-0.09" office:value-type="float" office:value="0.0973333333333334" calcext:value-type="float">
            <text:p>0,097333333333333</text:p>
          </table:table-cell>
          <table:table-cell table:formula="of:=([.AG24]+[.AG25]+[.AG26])/3-0.09" office:value-type="float" office:value="0.112" calcext:value-type="float">
            <text:p>0,112</text:p>
          </table:table-cell>
          <table:table-cell table:formula="of:=([.AH24]+[.AH25]+[.AH26])/3-0.09" office:value-type="float" office:value="0.126333333333333" calcext:value-type="float">
            <text:p>0,126333333333333</text:p>
          </table:table-cell>
          <table:table-cell table:formula="of:=([.AI24]+[.AI25]+[.AI26])/3-0.09" office:value-type="float" office:value="0.143333333333333" calcext:value-type="float">
            <text:p>0,143333333333333</text:p>
          </table:table-cell>
          <table:table-cell table:formula="of:=([.AJ24]+[.AJ25]+[.AJ26])/3-0.09" office:value-type="float" office:value="0.159666666666667" calcext:value-type="float">
            <text:p>0,159666666666667</text:p>
          </table:table-cell>
          <table:table-cell table:formula="of:=([.AK24]+[.AK25]+[.AK26])/3-0.09" office:value-type="float" office:value="0.182" calcext:value-type="float">
            <text:p>0,182</text:p>
          </table:table-cell>
          <table:table-cell table:formula="of:=([.AL24]+[.AL25]+[.AL26])/3-0.09" office:value-type="float" office:value="0.207333333333333" calcext:value-type="float">
            <text:p>0,207333333333333</text:p>
          </table:table-cell>
          <table:table-cell table:formula="of:=([.AM24]+[.AM25]+[.AM26])/3-0.09" office:value-type="float" office:value="0.233333333333333" calcext:value-type="float">
            <text:p>0,233333333333333</text:p>
          </table:table-cell>
          <table:table-cell table:formula="of:=([.AN24]+[.AN25]+[.AN26])/3-0.09" office:value-type="float" office:value="0.265666666666667" calcext:value-type="float">
            <text:p>0,265666666666667</text:p>
          </table:table-cell>
          <table:table-cell table:formula="of:=([.AO24]+[.AO25]+[.AO26])/3-0.09" office:value-type="float" office:value="0.301666666666667" calcext:value-type="float">
            <text:p>0,301666666666667</text:p>
          </table:table-cell>
          <table:table-cell table:formula="of:=([.AP24]+[.AP25]+[.AP26])/3-0.09" office:value-type="float" office:value="0.335666666666667" calcext:value-type="float">
            <text:p>0,335666666666667</text:p>
          </table:table-cell>
          <table:table-cell table:formula="of:=([.AQ24]+[.AQ25]+[.AQ26])/3-0.09" office:value-type="float" office:value="0.377" calcext:value-type="float">
            <text:p>0,377</text:p>
          </table:table-cell>
          <table:table-cell table:formula="of:=([.AR24]+[.AR25]+[.AR26])/3-0.09" office:value-type="float" office:value="0.422" calcext:value-type="float">
            <text:p>0,422</text:p>
          </table:table-cell>
          <table:table-cell table:formula="of:=([.AS24]+[.AS25]+[.AS26])/3-0.09" office:value-type="float" office:value="0.462666666666667" calcext:value-type="float">
            <text:p>0,462666666666667</text:p>
          </table:table-cell>
          <table:table-cell table:formula="of:=([.AT24]+[.AT25]+[.AT26])/3-0.09" office:value-type="float" office:value="0.498333333333333" calcext:value-type="float">
            <text:p>0,498333333333333</text:p>
          </table:table-cell>
          <table:table-cell table:formula="of:=([.AU24]+[.AU25]+[.AU26])/3-0.09" office:value-type="float" office:value="0.532" calcext:value-type="float">
            <text:p>0,532</text:p>
          </table:table-cell>
          <table:table-cell table:formula="of:=([.AV24]+[.AV25]+[.AV26])/3-0.09" office:value-type="float" office:value="0.562333333333333" calcext:value-type="float">
            <text:p>0,562333333333333</text:p>
          </table:table-cell>
          <table:table-cell table:formula="of:=([.AW24]+[.AW25]+[.AW26])/3-0.09" office:value-type="float" office:value="0.594666666666667" calcext:value-type="float">
            <text:p>0,594666666666667</text:p>
          </table:table-cell>
          <table:table-cell table:formula="of:=([.AX24]+[.AX25]+[.AX26])/3-0.09" office:value-type="float" office:value="0.623" calcext:value-type="float">
            <text:p>0,623</text:p>
          </table:table-cell>
          <table:table-cell table:formula="of:=([.AY24]+[.AY25]+[.AY26])/3-0.09" office:value-type="float" office:value="0.648333333333333" calcext:value-type="float">
            <text:p>0,648333333333333</text:p>
          </table:table-cell>
          <table:table-cell table:formula="of:=([.AZ24]+[.AZ25]+[.AZ26])/3-0.09" office:value-type="float" office:value="0.681666666666667" calcext:value-type="float">
            <text:p>0,681666666666667</text:p>
          </table:table-cell>
          <table:table-cell table:formula="of:=([.BA24]+[.BA25]+[.BA26])/3-0.09" office:value-type="float" office:value="0.705666666666667" calcext:value-type="float">
            <text:p>0,705666666666667</text:p>
          </table:table-cell>
          <table:table-cell table:formula="of:=([.BB24]+[.BB25]+[.BB26])/3-0.09" office:value-type="float" office:value="0.731" calcext:value-type="float">
            <text:p>0,731</text:p>
          </table:table-cell>
          <table:table-cell table:formula="of:=([.BC24]+[.BC25]+[.BC26])/3-0.09" office:value-type="float" office:value="0.756666666666667" calcext:value-type="float">
            <text:p>0,756666666666667</text:p>
          </table:table-cell>
          <table:table-cell table:formula="of:=([.BD24]+[.BD25]+[.BD26])/3-0.09" office:value-type="float" office:value="0.769" calcext:value-type="float">
            <text:p>0,769</text:p>
          </table:table-cell>
          <table:table-cell table:formula="of:=([.BE24]+[.BE25]+[.BE26])/3-0.09" office:value-type="float" office:value="0.780333333333333" calcext:value-type="float">
            <text:p>0,780333333333333</text:p>
          </table:table-cell>
          <table:table-cell table:formula="of:=([.BF24]+[.BF25]+[.BF26])/3-0.09" office:value-type="float" office:value="0.780666666666667" calcext:value-type="float">
            <text:p>0,780666666666667</text:p>
          </table:table-cell>
          <table:table-cell table:formula="of:=([.BG24]+[.BG25]+[.BG26])/3-0.09" office:value-type="float" office:value="0.751" calcext:value-type="float">
            <text:p>0,751</text:p>
          </table:table-cell>
          <table:table-cell table:formula="of:=([.BH24]+[.BH25]+[.BH26])/3-0.09" office:value-type="float" office:value="0.734333333333333" calcext:value-type="float">
            <text:p>0,734333333333333</text:p>
          </table:table-cell>
          <table:table-cell table:formula="of:=([.BI24]+[.BI25]+[.BI26])/3-0.09" office:value-type="float" office:value="0.694" calcext:value-type="float">
            <text:p>0,694</text:p>
          </table:table-cell>
          <table:table-cell table:formula="of:=([.BJ24]+[.BJ25]+[.BJ26])/3-0.09" office:value-type="float" office:value="0.688333333333333" calcext:value-type="float">
            <text:p>0,688333333333333</text:p>
          </table:table-cell>
          <table:table-cell table:formula="of:=([.BK24]+[.BK25]+[.BK26])/3-0.09" office:value-type="float" office:value="0.696666666666667" calcext:value-type="float">
            <text:p>0,696666666666667</text:p>
          </table:table-cell>
          <table:table-cell table:formula="of:=([.BL24]+[.BL25]+[.BL26])/3-0.09" office:value-type="float" office:value="0.733666666666667" calcext:value-type="float">
            <text:p>0,733666666666667</text:p>
          </table:table-cell>
          <table:table-cell table:formula="of:=([.BM24]+[.BM25]+[.BM26])/3-0.09" office:value-type="float" office:value="0.765333333333333" calcext:value-type="float">
            <text:p>0,765333333333333</text:p>
          </table:table-cell>
          <table:table-cell table:formula="of:=([.BN24]+[.BN25]+[.BN26])/3-0.09" office:value-type="float" office:value="0.774666666666667" calcext:value-type="float">
            <text:p>0,774666666666667</text:p>
          </table:table-cell>
          <table:table-cell table:formula="of:=([.BO24]+[.BO25]+[.BO26])/3-0.09" office:value-type="float" office:value="0.753333333333333" calcext:value-type="float">
            <text:p>0,753333333333333</text:p>
          </table:table-cell>
          <table:table-cell table:formula="of:=([.BP24]+[.BP25]+[.BP26])/3-0.09" office:value-type="float" office:value="0.743333333333333" calcext:value-type="float">
            <text:p>0,743333333333333</text:p>
          </table:table-cell>
          <table:table-cell table:formula="of:=([.BQ24]+[.BQ25]+[.BQ26])/3-0.09" office:value-type="float" office:value="0.745" calcext:value-type="float">
            <text:p>0,745</text:p>
          </table:table-cell>
          <table:table-cell table:formula="of:=([.BR24]+[.BR25]+[.BR26])/3-0.09" office:value-type="float" office:value="0.731" calcext:value-type="float">
            <text:p>0,731</text:p>
          </table:table-cell>
          <table:table-cell table:formula="of:=([.BS24]+[.BS25]+[.BS26])/3-0.09" office:value-type="float" office:value="0.715" calcext:value-type="float">
            <text:p>0,715</text:p>
          </table:table-cell>
          <table:table-cell table:formula="of:=([.BT24]+[.BT25]+[.BT26])/3-0.09" office:value-type="float" office:value="0.704333333333333" calcext:value-type="float">
            <text:p>0,704333333333333</text:p>
          </table:table-cell>
          <table:table-cell table:formula="of:=([.BU24]+[.BU25]+[.BU26])/3-0.09" office:value-type="float" office:value="0.7" calcext:value-type="float">
            <text:p>0,7</text:p>
          </table:table-cell>
          <table:table-cell table:formula="of:=([.BV24]+[.BV25]+[.BV26])/3-0.09" office:value-type="float" office:value="0.687333333333333" calcext:value-type="float">
            <text:p>0,687333333333333</text:p>
          </table:table-cell>
          <table:table-cell table:formula="of:=([.BW24]+[.BW25]+[.BW26])/3-0.09" office:value-type="float" office:value="0.671333333333333" calcext:value-type="float">
            <text:p>0,671333333333333</text:p>
          </table:table-cell>
          <table:table-cell table:formula="of:=([.BX24]+[.BX25]+[.BX26])/3-0.09" office:value-type="float" office:value="0.658666666666667" calcext:value-type="float">
            <text:p>0,658666666666667</text:p>
          </table:table-cell>
          <table:table-cell table:formula="of:=([.BY24]+[.BY25]+[.BY26])/3-0.09" office:value-type="float" office:value="0.651" calcext:value-type="float">
            <text:p>0,651</text:p>
          </table:table-cell>
          <table:table-cell table:formula="of:=([.BZ24]+[.BZ25]+[.BZ26])/3-0.09" office:value-type="float" office:value="0.645" calcext:value-type="float">
            <text:p>0,645</text:p>
          </table:table-cell>
          <table:table-cell table:formula="of:=([.CA24]+[.CA25]+[.CA26])/3-0.09" office:value-type="float" office:value="0.629666666666667" calcext:value-type="float">
            <text:p>0,629666666666667</text:p>
          </table:table-cell>
          <table:table-cell table:formula="of:=([.CB24]+[.CB25]+[.CB26])/3-0.09" office:value-type="float" office:value="0.623" calcext:value-type="float">
            <text:p>0,623</text:p>
          </table:table-cell>
          <table:table-cell table:formula="of:=([.CC24]+[.CC25]+[.CC26])/3-0.09" office:value-type="float" office:value="0.618" calcext:value-type="float">
            <text:p>0,618</text:p>
          </table:table-cell>
          <table:table-cell table:formula="of:=([.CD24]+[.CD25]+[.CD26])/3-0.09" office:value-type="float" office:value="0.610333333333333" calcext:value-type="float">
            <text:p>0,610333333333333</text:p>
          </table:table-cell>
          <table:table-cell table:formula="of:=([.CE24]+[.CE25]+[.CE26])/3-0.09" office:value-type="float" office:value="0.607333333333333" calcext:value-type="float">
            <text:p>0,607333333333333</text:p>
          </table:table-cell>
          <table:table-cell table:formula="of:=([.CF24]+[.CF25]+[.CF26])/3-0.09" office:value-type="float" office:value="0.601333333333333" calcext:value-type="float">
            <text:p>0,601333333333333</text:p>
          </table:table-cell>
          <table:table-cell table:formula="of:=([.CG24]+[.CG25]+[.CG26])/3-0.09" office:value-type="float" office:value="0.595666666666667" calcext:value-type="float">
            <text:p>0,595666666666667</text:p>
          </table:table-cell>
          <table:table-cell table:formula="of:=([.CH24]+[.CH25]+[.CH26])/3-0.09" office:value-type="float" office:value="0.588333333333333" calcext:value-type="float">
            <text:p>0,588333333333333</text:p>
          </table:table-cell>
          <table:table-cell table:formula="of:=([.CI24]+[.CI25]+[.CI26])/3-0.09" office:value-type="float" office:value="0.584666666666667" calcext:value-type="float">
            <text:p>0,584666666666667</text:p>
          </table:table-cell>
          <table:table-cell table:formula="of:=([.CJ24]+[.CJ25]+[.CJ26])/3-0.09" office:value-type="float" office:value="0.583666666666667" calcext:value-type="float">
            <text:p>0,583666666666667</text:p>
          </table:table-cell>
          <table:table-cell table:formula="of:=([.CK24]+[.CK25]+[.CK26])/3-0.09" office:value-type="float" office:value="0.578333333333333" calcext:value-type="float">
            <text:p>0,578333333333333</text:p>
          </table:table-cell>
          <table:table-cell table:formula="of:=([.CL24]+[.CL25]+[.CL26])/3-0.09" office:value-type="float" office:value="0.575666666666667" calcext:value-type="float">
            <text:p>0,575666666666667</text:p>
          </table:table-cell>
          <table:table-cell table:formula="of:=([.CM24]+[.CM25]+[.CM26])/3-0.09" office:value-type="float" office:value="0.572666666666667" calcext:value-type="float">
            <text:p>0,572666666666667</text:p>
          </table:table-cell>
          <table:table-cell table:formula="of:=([.CN24]+[.CN25]+[.CN26])/3-0.09" office:value-type="float" office:value="0.569333333333333" calcext:value-type="float">
            <text:p>0,569333333333333</text:p>
          </table:table-cell>
          <table:table-cell table:formula="of:=([.CO24]+[.CO25]+[.CO26])/3-0.09" office:value-type="float" office:value="0.567" calcext:value-type="float">
            <text:p>0,567</text:p>
          </table:table-cell>
          <table:table-cell table:formula="of:=([.CP24]+[.CP25]+[.CP26])/3-0.09" office:value-type="float" office:value="0.563666666666667" calcext:value-type="float">
            <text:p>0,563666666666667</text:p>
          </table:table-cell>
          <table:table-cell table:formula="of:=([.CQ24]+[.CQ25]+[.CQ26])/3-0.09" office:value-type="float" office:value="0.559" calcext:value-type="float">
            <text:p>0,559</text:p>
          </table:table-cell>
          <table:table-cell table:formula="of:=([.CR24]+[.CR25]+[.CR26])/3-0.09" office:value-type="float" office:value="0.557333333333333" calcext:value-type="float">
            <text:p>0,557333333333333</text:p>
          </table:table-cell>
          <table:table-cell table:formula="of:=([.CS24]+[.CS25]+[.CS26])/3-0.09" office:value-type="float" office:value="0.553" calcext:value-type="float">
            <text:p>0,553</text:p>
          </table:table-cell>
          <table:table-cell table:formula="of:=([.CT24]+[.CT25]+[.CT26])/3-0.09" office:value-type="float" office:value="0.550666666666667" calcext:value-type="float">
            <text:p>0,550666666666667</text:p>
          </table:table-cell>
        </table:table-row>
        <table:table-row table:style-name="ro1">
          <table:table-cell office:value-type="string" calcext:value-type="string">
            <text:p>P. putida KT 2440 (C-)</text:p>
          </table:table-cell>
          <table:table-cell table:formula="of:=([.B30]+[.B31]+[.B32])/3-0.09" office:value-type="float" office:value="0.0356666666666667" calcext:value-type="float">
            <text:p>0,035666666666667</text:p>
          </table:table-cell>
          <table:table-cell table:formula="of:=([.C30]+[.C31]+[.C32])/3-0.09" office:value-type="float" office:value="0.033" calcext:value-type="float">
            <text:p>0,033</text:p>
          </table:table-cell>
          <table:table-cell table:formula="of:=([.D30]+[.D31]+[.D32])/3-0.09" office:value-type="float" office:value="0.0343333333333333" calcext:value-type="float">
            <text:p>0,034333333333333</text:p>
          </table:table-cell>
          <table:table-cell table:formula="of:=([.E30]+[.E31]+[.E32])/3-0.09" office:value-type="float" office:value="0.0326666666666667" calcext:value-type="float">
            <text:p>0,032666666666667</text:p>
          </table:table-cell>
          <table:table-cell table:formula="of:=([.F30]+[.F31]+[.F32])/3-0.09" office:value-type="float" office:value="0.033" calcext:value-type="float">
            <text:p>0,033</text:p>
          </table:table-cell>
          <table:table-cell table:formula="of:=([.G30]+[.G31]+[.G32])/3-0.09" office:value-type="float" office:value="0.03" calcext:value-type="float">
            <text:p>0,03</text:p>
          </table:table-cell>
          <table:table-cell table:formula="of:=([.H30]+[.H31]+[.H32])/3-0.09" office:value-type="float" office:value="0.03" calcext:value-type="float">
            <text:p>0,03</text:p>
          </table:table-cell>
          <table:table-cell table:formula="of:=([.I30]+[.I31]+[.I32])/3-0.09" office:value-type="float" office:value="0.0293333333333333" calcext:value-type="float">
            <text:p>0,029333333333333</text:p>
          </table:table-cell>
          <table:table-cell table:formula="of:=([.J30]+[.J31]+[.J32])/3-0.09" office:value-type="float" office:value="0.028" calcext:value-type="float">
            <text:p>0,028</text:p>
          </table:table-cell>
          <table:table-cell table:formula="of:=([.K30]+[.K31]+[.K32])/3-0.09" office:value-type="float" office:value="0.0273333333333333" calcext:value-type="float">
            <text:p>0,027333333333333</text:p>
          </table:table-cell>
          <table:table-cell table:formula="of:=([.L30]+[.L31]+[.L32])/3-0.09" office:value-type="float" office:value="0.029" calcext:value-type="float">
            <text:p>0,029</text:p>
          </table:table-cell>
          <table:table-cell table:formula="of:=([.M30]+[.M31]+[.M32])/3-0.09" office:value-type="float" office:value="0.0283333333333333" calcext:value-type="float">
            <text:p>0,028333333333333</text:p>
          </table:table-cell>
          <table:table-cell table:formula="of:=([.N30]+[.N31]+[.N32])/3-0.09" office:value-type="float" office:value="0.0273333333333333" calcext:value-type="float">
            <text:p>0,027333333333333</text:p>
          </table:table-cell>
          <table:table-cell table:formula="of:=([.O30]+[.O31]+[.O32])/3-0.09" office:value-type="float" office:value="0.0273333333333333" calcext:value-type="float">
            <text:p>0,027333333333333</text:p>
          </table:table-cell>
          <table:table-cell table:formula="of:=([.P30]+[.P31]+[.P32])/3-0.09" office:value-type="float" office:value="0.0273333333333333" calcext:value-type="float">
            <text:p>0,027333333333333</text:p>
          </table:table-cell>
          <table:table-cell table:formula="of:=([.Q30]+[.Q31]+[.Q32])/3-0.09" office:value-type="float" office:value="0.0263333333333333" calcext:value-type="float">
            <text:p>0,026333333333333</text:p>
          </table:table-cell>
          <table:table-cell table:formula="of:=([.R30]+[.R31]+[.R32])/3-0.09" office:value-type="float" office:value="0.0273333333333333" calcext:value-type="float">
            <text:p>0,027333333333333</text:p>
          </table:table-cell>
          <table:table-cell table:formula="of:=([.S30]+[.S31]+[.S32])/3-0.09" office:value-type="float" office:value="0.0276666666666667" calcext:value-type="float">
            <text:p>0,027666666666667</text:p>
          </table:table-cell>
          <table:table-cell table:formula="of:=([.T30]+[.T31]+[.T32])/3-0.09" office:value-type="float" office:value="0.0263333333333333" calcext:value-type="float">
            <text:p>0,026333333333333</text:p>
          </table:table-cell>
          <table:table-cell table:formula="of:=([.U30]+[.U31]+[.U32])/3-0.09" office:value-type="float" office:value="0.0263333333333333" calcext:value-type="float">
            <text:p>0,026333333333333</text:p>
          </table:table-cell>
          <table:table-cell table:formula="of:=([.V30]+[.V31]+[.V32])/3-0.09" office:value-type="float" office:value="0.0263333333333333" calcext:value-type="float">
            <text:p>0,026333333333333</text:p>
          </table:table-cell>
          <table:table-cell table:formula="of:=([.W30]+[.W31]+[.W32])/3-0.09" office:value-type="float" office:value="0.026" calcext:value-type="float">
            <text:p>0,026</text:p>
          </table:table-cell>
          <table:table-cell table:formula="of:=([.X30]+[.X31]+[.X32])/3-0.09" office:value-type="float" office:value="0.0263333333333333" calcext:value-type="float">
            <text:p>0,026333333333333</text:p>
          </table:table-cell>
          <table:table-cell table:formula="of:=([.Y30]+[.Y31]+[.Y32])/3-0.09" office:value-type="float" office:value="0.025" calcext:value-type="float">
            <text:p>0,025</text:p>
          </table:table-cell>
          <table:table-cell table:formula="of:=([.Z30]+[.Z31]+[.Z32])/3-0.09" office:value-type="float" office:value="0.0256666666666667" calcext:value-type="float">
            <text:p>0,025666666666667</text:p>
          </table:table-cell>
          <table:table-cell table:formula="of:=([.AA30]+[.AA31]+[.AA32])/3-0.09" office:value-type="float" office:value="0.0246666666666667" calcext:value-type="float">
            <text:p>0,024666666666667</text:p>
          </table:table-cell>
          <table:table-cell table:formula="of:=([.AB30]+[.AB31]+[.AB32])/3-0.09" office:value-type="float" office:value="0.025" calcext:value-type="float">
            <text:p>0,025</text:p>
          </table:table-cell>
          <table:table-cell table:formula="of:=([.AC30]+[.AC31]+[.AC32])/3-0.09" office:value-type="float" office:value="0.0246666666666667" calcext:value-type="float">
            <text:p>0,024666666666667</text:p>
          </table:table-cell>
          <table:table-cell table:formula="of:=([.AD30]+[.AD31]+[.AD32])/3-0.09" office:value-type="float" office:value="0.0246666666666667" calcext:value-type="float">
            <text:p>0,024666666666667</text:p>
          </table:table-cell>
          <table:table-cell table:formula="of:=([.AE30]+[.AE31]+[.AE32])/3-0.09" office:value-type="float" office:value="0.0256666666666667" calcext:value-type="float">
            <text:p>0,025666666666667</text:p>
          </table:table-cell>
          <table:table-cell table:formula="of:=([.AF30]+[.AF31]+[.AF32])/3-0.09" office:value-type="float" office:value="0.0243333333333333" calcext:value-type="float">
            <text:p>0,024333333333333</text:p>
          </table:table-cell>
          <table:table-cell table:formula="of:=([.AG30]+[.AG31]+[.AG32])/3-0.09" office:value-type="float" office:value="0.0243333333333333" calcext:value-type="float">
            <text:p>0,024333333333333</text:p>
          </table:table-cell>
          <table:table-cell table:formula="of:=([.AH30]+[.AH31]+[.AH32])/3-0.09" office:value-type="float" office:value="0.0236666666666667" calcext:value-type="float">
            <text:p>0,023666666666667</text:p>
          </table:table-cell>
          <table:table-cell table:formula="of:=([.AI30]+[.AI31]+[.AI32])/3-0.09" office:value-type="float" office:value="0.0243333333333333" calcext:value-type="float">
            <text:p>0,024333333333333</text:p>
          </table:table-cell>
          <table:table-cell table:formula="of:=([.AJ30]+[.AJ31]+[.AJ32])/3-0.09" office:value-type="float" office:value="0.023" calcext:value-type="float">
            <text:p>0,023</text:p>
          </table:table-cell>
          <table:table-cell table:formula="of:=([.AK30]+[.AK31]+[.AK32])/3-0.09" office:value-type="float" office:value="0.0233333333333333" calcext:value-type="float">
            <text:p>0,023333333333333</text:p>
          </table:table-cell>
          <table:table-cell table:formula="of:=([.AL30]+[.AL31]+[.AL32])/3-0.09" office:value-type="float" office:value="0.0226666666666667" calcext:value-type="float">
            <text:p>0,022666666666667</text:p>
          </table:table-cell>
          <table:table-cell table:formula="of:=([.AM30]+[.AM31]+[.AM32])/3-0.09" office:value-type="float" office:value="0.0223333333333333" calcext:value-type="float">
            <text:p>0,022333333333333</text:p>
          </table:table-cell>
          <table:table-cell table:formula="of:=([.AN30]+[.AN31]+[.AN32])/3-0.09" office:value-type="float" office:value="0.0236666666666667" calcext:value-type="float">
            <text:p>0,023666666666667</text:p>
          </table:table-cell>
          <table:table-cell table:formula="of:=([.AO30]+[.AO31]+[.AO32])/3-0.09" office:value-type="float" office:value="0.0233333333333333" calcext:value-type="float">
            <text:p>0,023333333333333</text:p>
          </table:table-cell>
          <table:table-cell table:formula="of:=([.AP30]+[.AP31]+[.AP32])/3-0.09" office:value-type="float" office:value="0.0233333333333333" calcext:value-type="float">
            <text:p>0,023333333333333</text:p>
          </table:table-cell>
          <table:table-cell table:formula="of:=([.AQ30]+[.AQ31]+[.AQ32])/3-0.09" office:value-type="float" office:value="0.0233333333333333" calcext:value-type="float">
            <text:p>0,023333333333333</text:p>
          </table:table-cell>
          <table:table-cell table:formula="of:=([.AR30]+[.AR31]+[.AR32])/3-0.09" office:value-type="float" office:value="0.0226666666666667" calcext:value-type="float">
            <text:p>0,022666666666667</text:p>
          </table:table-cell>
          <table:table-cell table:formula="of:=([.AS30]+[.AS31]+[.AS32])/3-0.09" office:value-type="float" office:value="0.0223333333333333" calcext:value-type="float">
            <text:p>0,022333333333333</text:p>
          </table:table-cell>
          <table:table-cell table:formula="of:=([.AT30]+[.AT31]+[.AT32])/3-0.09" office:value-type="float" office:value="0.023" calcext:value-type="float">
            <text:p>0,023</text:p>
          </table:table-cell>
          <table:table-cell table:formula="of:=([.AU30]+[.AU31]+[.AU32])/3-0.09" office:value-type="float" office:value="0.023" calcext:value-type="float">
            <text:p>0,023</text:p>
          </table:table-cell>
          <table:table-cell table:formula="of:=([.AV30]+[.AV31]+[.AV32])/3-0.09" office:value-type="float" office:value="0.0236666666666667" calcext:value-type="float">
            <text:p>0,023666666666667</text:p>
          </table:table-cell>
          <table:table-cell table:formula="of:=([.AW30]+[.AW31]+[.AW32])/3-0.09" office:value-type="float" office:value="0.0233333333333333" calcext:value-type="float">
            <text:p>0,023333333333333</text:p>
          </table:table-cell>
          <table:table-cell table:formula="of:=([.AX30]+[.AX31]+[.AX32])/3-0.09" office:value-type="float" office:value="0.023" calcext:value-type="float">
            <text:p>0,023</text:p>
          </table:table-cell>
          <table:table-cell table:formula="of:=([.AY30]+[.AY31]+[.AY32])/3-0.09" office:value-type="float" office:value="0.0226666666666667" calcext:value-type="float">
            <text:p>0,022666666666667</text:p>
          </table:table-cell>
          <table:table-cell table:formula="of:=([.AZ30]+[.AZ31]+[.AZ32])/3-0.09" office:value-type="float" office:value="0.024" calcext:value-type="float">
            <text:p>0,024</text:p>
          </table:table-cell>
          <table:table-cell table:formula="of:=([.BA30]+[.BA31]+[.BA32])/3-0.09" office:value-type="float" office:value="0.0236666666666667" calcext:value-type="float">
            <text:p>0,023666666666667</text:p>
          </table:table-cell>
          <table:table-cell table:formula="of:=([.BB30]+[.BB31]+[.BB32])/3-0.09" office:value-type="float" office:value="0.023" calcext:value-type="float">
            <text:p>0,023</text:p>
          </table:table-cell>
          <table:table-cell table:formula="of:=([.BC30]+[.BC31]+[.BC32])/3-0.09" office:value-type="float" office:value="0.0233333333333333" calcext:value-type="float">
            <text:p>0,023333333333333</text:p>
          </table:table-cell>
          <table:table-cell table:formula="of:=([.BD30]+[.BD31]+[.BD32])/3-0.09" office:value-type="float" office:value="0.0226666666666667" calcext:value-type="float">
            <text:p>0,022666666666667</text:p>
          </table:table-cell>
          <table:table-cell table:formula="of:=([.BE30]+[.BE31]+[.BE32])/3-0.09" office:value-type="float" office:value="0.0233333333333333" calcext:value-type="float">
            <text:p>0,023333333333333</text:p>
          </table:table-cell>
          <table:table-cell table:formula="of:=([.BF30]+[.BF31]+[.BF32])/3-0.09" office:value-type="float" office:value="0.0226666666666667" calcext:value-type="float">
            <text:p>0,022666666666667</text:p>
          </table:table-cell>
          <table:table-cell table:formula="of:=([.BG30]+[.BG31]+[.BG32])/3-0.09" office:value-type="float" office:value="0.0226666666666667" calcext:value-type="float">
            <text:p>0,022666666666667</text:p>
          </table:table-cell>
          <table:table-cell table:formula="of:=([.BH30]+[.BH31]+[.BH32])/3-0.09" office:value-type="float" office:value="0.0223333333333333" calcext:value-type="float">
            <text:p>0,022333333333333</text:p>
          </table:table-cell>
          <table:table-cell table:formula="of:=([.BI30]+[.BI31]+[.BI32])/3-0.09" office:value-type="float" office:value="0.0213333333333333" calcext:value-type="float">
            <text:p>0,021333333333333</text:p>
          </table:table-cell>
          <table:table-cell table:formula="of:=([.BJ30]+[.BJ31]+[.BJ32])/3-0.09" office:value-type="float" office:value="0.022" calcext:value-type="float">
            <text:p>0,022</text:p>
          </table:table-cell>
          <table:table-cell table:formula="of:=([.BK30]+[.BK31]+[.BK32])/3-0.09" office:value-type="float" office:value="0.021" calcext:value-type="float">
            <text:p>0,021</text:p>
          </table:table-cell>
          <table:table-cell table:formula="of:=([.BL30]+[.BL31]+[.BL32])/3-0.09" office:value-type="float" office:value="0.0216666666666667" calcext:value-type="float">
            <text:p>0,021666666666667</text:p>
          </table:table-cell>
          <table:table-cell table:formula="of:=([.BM30]+[.BM31]+[.BM32])/3-0.09" office:value-type="float" office:value="0.0216666666666667" calcext:value-type="float">
            <text:p>0,021666666666667</text:p>
          </table:table-cell>
          <table:table-cell table:formula="of:=([.BN30]+[.BN31]+[.BN32])/3-0.09" office:value-type="float" office:value="0.0193333333333333" calcext:value-type="float">
            <text:p>0,019333333333333</text:p>
          </table:table-cell>
          <table:table-cell table:formula="of:=([.BO30]+[.BO31]+[.BO32])/3-0.09" office:value-type="float" office:value="0.0216666666666667" calcext:value-type="float">
            <text:p>0,021666666666667</text:p>
          </table:table-cell>
          <table:table-cell table:formula="of:=([.BP30]+[.BP31]+[.BP32])/3-0.09" office:value-type="float" office:value="0.0203333333333333" calcext:value-type="float">
            <text:p>0,020333333333333</text:p>
          </table:table-cell>
          <table:table-cell table:formula="of:=([.BQ30]+[.BQ31]+[.BQ32])/3-0.09" office:value-type="float" office:value="0.0213333333333333" calcext:value-type="float">
            <text:p>0,021333333333333</text:p>
          </table:table-cell>
          <table:table-cell table:formula="of:=([.BR30]+[.BR31]+[.BR32])/3-0.09" office:value-type="float" office:value="0.0206666666666667" calcext:value-type="float">
            <text:p>0,020666666666667</text:p>
          </table:table-cell>
          <table:table-cell table:formula="of:=([.BS30]+[.BS31]+[.BS32])/3-0.09" office:value-type="float" office:value="0.0206666666666667" calcext:value-type="float">
            <text:p>0,020666666666667</text:p>
          </table:table-cell>
          <table:table-cell table:formula="of:=([.BT30]+[.BT31]+[.BT32])/3-0.09" office:value-type="float" office:value="0.0206666666666667" calcext:value-type="float">
            <text:p>0,020666666666667</text:p>
          </table:table-cell>
          <table:table-cell table:formula="of:=([.BU30]+[.BU31]+[.BU32])/3-0.09" office:value-type="float" office:value="0.0196666666666667" calcext:value-type="float">
            <text:p>0,019666666666667</text:p>
          </table:table-cell>
          <table:table-cell table:formula="of:=([.BV30]+[.BV31]+[.BV32])/3-0.09" office:value-type="float" office:value="0.0203333333333333" calcext:value-type="float">
            <text:p>0,020333333333333</text:p>
          </table:table-cell>
          <table:table-cell table:formula="of:=([.BW30]+[.BW31]+[.BW32])/3-0.09" office:value-type="float" office:value="0.02" calcext:value-type="float">
            <text:p>0,02</text:p>
          </table:table-cell>
          <table:table-cell table:formula="of:=([.BX30]+[.BX31]+[.BX32])/3-0.09" office:value-type="float" office:value="0.019" calcext:value-type="float">
            <text:p>0,019</text:p>
          </table:table-cell>
          <table:table-cell table:formula="of:=([.BY30]+[.BY31]+[.BY32])/3-0.09" office:value-type="float" office:value="0.0193333333333333" calcext:value-type="float">
            <text:p>0,019333333333333</text:p>
          </table:table-cell>
          <table:table-cell table:formula="of:=([.BZ30]+[.BZ31]+[.BZ32])/3-0.09" office:value-type="float" office:value="0.0186666666666667" calcext:value-type="float">
            <text:p>0,018666666666667</text:p>
          </table:table-cell>
          <table:table-cell table:formula="of:=([.CA30]+[.CA31]+[.CA32])/3-0.09" office:value-type="float" office:value="0.0196666666666667" calcext:value-type="float">
            <text:p>0,019666666666667</text:p>
          </table:table-cell>
          <table:table-cell table:formula="of:=([.CB30]+[.CB31]+[.CB32])/3-0.09" office:value-type="float" office:value="0.019" calcext:value-type="float">
            <text:p>0,019</text:p>
          </table:table-cell>
          <table:table-cell table:formula="of:=([.CC30]+[.CC31]+[.CC32])/3-0.09" office:value-type="float" office:value="0.019" calcext:value-type="float">
            <text:p>0,019</text:p>
          </table:table-cell>
          <table:table-cell table:formula="of:=([.CD30]+[.CD31]+[.CD32])/3-0.09" office:value-type="float" office:value="0.018" calcext:value-type="float">
            <text:p>0,018</text:p>
          </table:table-cell>
          <table:table-cell table:formula="of:=([.CE30]+[.CE31]+[.CE32])/3-0.09" office:value-type="float" office:value="0.018" calcext:value-type="float">
            <text:p>0,018</text:p>
          </table:table-cell>
          <table:table-cell table:formula="of:=([.CF30]+[.CF31]+[.CF32])/3-0.09" office:value-type="float" office:value="0.018" calcext:value-type="float">
            <text:p>0,018</text:p>
          </table:table-cell>
          <table:table-cell table:formula="of:=([.CG30]+[.CG31]+[.CG32])/3-0.09" office:value-type="float" office:value="0.0176666666666667" calcext:value-type="float">
            <text:p>0,017666666666667</text:p>
          </table:table-cell>
          <table:table-cell table:formula="of:=([.CH30]+[.CH31]+[.CH32])/3-0.09" office:value-type="float" office:value="0.0176666666666667" calcext:value-type="float">
            <text:p>0,017666666666667</text:p>
          </table:table-cell>
          <table:table-cell table:formula="of:=([.CI30]+[.CI31]+[.CI32])/3-0.09" office:value-type="float" office:value="0.0163333333333333" calcext:value-type="float">
            <text:p>0,016333333333333</text:p>
          </table:table-cell>
          <table:table-cell table:formula="of:=([.CJ30]+[.CJ31]+[.CJ32])/3-0.09" office:value-type="float" office:value="0.0183333333333333" calcext:value-type="float">
            <text:p>0,018333333333333</text:p>
          </table:table-cell>
          <table:table-cell table:formula="of:=([.CK30]+[.CK31]+[.CK32])/3-0.09" office:value-type="float" office:value="0.0176666666666667" calcext:value-type="float">
            <text:p>0,017666666666667</text:p>
          </table:table-cell>
          <table:table-cell table:formula="of:=([.CL30]+[.CL31]+[.CL32])/3-0.09" office:value-type="float" office:value="0.0176666666666667" calcext:value-type="float">
            <text:p>0,017666666666667</text:p>
          </table:table-cell>
          <table:table-cell table:formula="of:=([.CM30]+[.CM31]+[.CM32])/3-0.09" office:value-type="float" office:value="0.0173333333333333" calcext:value-type="float">
            <text:p>0,017333333333333</text:p>
          </table:table-cell>
          <table:table-cell table:formula="of:=([.CN30]+[.CN31]+[.CN32])/3-0.09" office:value-type="float" office:value="0.0176666666666667" calcext:value-type="float">
            <text:p>0,017666666666667</text:p>
          </table:table-cell>
          <table:table-cell table:formula="of:=([.CO30]+[.CO31]+[.CO32])/3-0.09" office:value-type="float" office:value="0.0196666666666667" calcext:value-type="float">
            <text:p>0,019666666666667</text:p>
          </table:table-cell>
          <table:table-cell table:formula="of:=([.CP30]+[.CP31]+[.CP32])/3-0.09" office:value-type="float" office:value="0.0203333333333333" calcext:value-type="float">
            <text:p>0,020333333333333</text:p>
          </table:table-cell>
          <table:table-cell table:formula="of:=([.CQ30]+[.CQ31]+[.CQ32])/3-0.09" office:value-type="float" office:value="0.021" calcext:value-type="float">
            <text:p>0,021</text:p>
          </table:table-cell>
          <table:table-cell table:formula="of:=([.CR30]+[.CR31]+[.CR32])/3-0.09" office:value-type="float" office:value="0.0226666666666667" calcext:value-type="float">
            <text:p>0,022666666666667</text:p>
          </table:table-cell>
          <table:table-cell table:formula="of:=([.CS30]+[.CS31]+[.CS32])/3-0.09" office:value-type="float" office:value="0.0226666666666667" calcext:value-type="float">
            <text:p>0,022666666666667</text:p>
          </table:table-cell>
          <table:table-cell table:formula="of:=([.CT30]+[.CT31]+[.CT32])/3-0.09" office:value-type="float" office:value="0.0236666666666667" calcext:value-type="float">
            <text:p>0,023666666666667</text:p>
          </table:table-cell>
        </table:table-row>
        <table:table-row table:style-name="ro1">
          <table:table-cell office:value-type="string" calcext:value-type="string">
            <text:p>P. putida KT ΔgclR (C+)</text:p>
          </table:table-cell>
          <table:table-cell table:formula="of:=([.B33]+[.B34]+[.B35])/3-0.09" office:value-type="float" office:value="0.0343333333333333" calcext:value-type="float">
            <text:p>0,034333333333333</text:p>
          </table:table-cell>
          <table:table-cell table:formula="of:=([.C33]+[.C34]+[.C35])/3-0.09" office:value-type="float" office:value="0.0303333333333333" calcext:value-type="float">
            <text:p>0,030333333333333</text:p>
          </table:table-cell>
          <table:table-cell table:formula="of:=([.D33]+[.D34]+[.D35])/3-0.09" office:value-type="float" office:value="0.0326666666666667" calcext:value-type="float">
            <text:p>0,032666666666667</text:p>
          </table:table-cell>
          <table:table-cell table:formula="of:=([.E33]+[.E34]+[.E35])/3-0.09" office:value-type="float" office:value="0.031" calcext:value-type="float">
            <text:p>0,031</text:p>
          </table:table-cell>
          <table:table-cell table:formula="of:=([.F33]+[.F34]+[.F35])/3-0.09" office:value-type="float" office:value="0.0313333333333333" calcext:value-type="float">
            <text:p>0,031333333333333</text:p>
          </table:table-cell>
          <table:table-cell table:formula="of:=([.G33]+[.G34]+[.G35])/3-0.09" office:value-type="float" office:value="0.029" calcext:value-type="float">
            <text:p>0,029</text:p>
          </table:table-cell>
          <table:table-cell table:formula="of:=([.H33]+[.H34]+[.H35])/3-0.09" office:value-type="float" office:value="0.0296666666666667" calcext:value-type="float">
            <text:p>0,029666666666667</text:p>
          </table:table-cell>
          <table:table-cell table:formula="of:=([.I33]+[.I34]+[.I35])/3-0.09" office:value-type="float" office:value="0.0296666666666667" calcext:value-type="float">
            <text:p>0,029666666666667</text:p>
          </table:table-cell>
          <table:table-cell table:formula="of:=([.J33]+[.J34]+[.J35])/3-0.09" office:value-type="float" office:value="0.0276666666666667" calcext:value-type="float">
            <text:p>0,027666666666667</text:p>
          </table:table-cell>
          <table:table-cell table:formula="of:=([.K33]+[.K34]+[.K35])/3-0.09" office:value-type="float" office:value="0.028" calcext:value-type="float">
            <text:p>0,028</text:p>
          </table:table-cell>
          <table:table-cell table:formula="of:=([.L33]+[.L34]+[.L35])/3-0.09" office:value-type="float" office:value="0.028" calcext:value-type="float">
            <text:p>0,028</text:p>
          </table:table-cell>
          <table:table-cell table:formula="of:=([.M33]+[.M34]+[.M35])/3-0.09" office:value-type="float" office:value="0.0286666666666667" calcext:value-type="float">
            <text:p>0,028666666666667</text:p>
          </table:table-cell>
          <table:table-cell table:formula="of:=([.N33]+[.N34]+[.N35])/3-0.09" office:value-type="float" office:value="0.0273333333333333" calcext:value-type="float">
            <text:p>0,027333333333333</text:p>
          </table:table-cell>
          <table:table-cell table:formula="of:=([.O33]+[.O34]+[.O35])/3-0.09" office:value-type="float" office:value="0.0273333333333333" calcext:value-type="float">
            <text:p>0,027333333333333</text:p>
          </table:table-cell>
          <table:table-cell table:formula="of:=([.P33]+[.P34]+[.P35])/3-0.09" office:value-type="float" office:value="0.0263333333333333" calcext:value-type="float">
            <text:p>0,026333333333333</text:p>
          </table:table-cell>
          <table:table-cell table:formula="of:=([.Q33]+[.Q34]+[.Q35])/3-0.09" office:value-type="float" office:value="0.0273333333333333" calcext:value-type="float">
            <text:p>0,027333333333333</text:p>
          </table:table-cell>
          <table:table-cell table:formula="of:=([.R33]+[.R34]+[.R35])/3-0.09" office:value-type="float" office:value="0.0286666666666667" calcext:value-type="float">
            <text:p>0,028666666666667</text:p>
          </table:table-cell>
          <table:table-cell table:formula="of:=([.S33]+[.S34]+[.S35])/3-0.09" office:value-type="float" office:value="0.0306666666666667" calcext:value-type="float">
            <text:p>0,030666666666667</text:p>
          </table:table-cell>
          <table:table-cell table:formula="of:=([.T33]+[.T34]+[.T35])/3-0.09" office:value-type="float" office:value="0.0323333333333333" calcext:value-type="float">
            <text:p>0,032333333333333</text:p>
          </table:table-cell>
          <table:table-cell table:formula="of:=([.U33]+[.U34]+[.U35])/3-0.09" office:value-type="float" office:value="0.0353333333333333" calcext:value-type="float">
            <text:p>0,035333333333333</text:p>
          </table:table-cell>
          <table:table-cell table:formula="of:=([.V33]+[.V34]+[.V35])/3-0.09" office:value-type="float" office:value="0.0386666666666667" calcext:value-type="float">
            <text:p>0,038666666666667</text:p>
          </table:table-cell>
          <table:table-cell table:formula="of:=([.W33]+[.W34]+[.W35])/3-0.09" office:value-type="float" office:value="0.0436666666666667" calcext:value-type="float">
            <text:p>0,043666666666667</text:p>
          </table:table-cell>
          <table:table-cell table:formula="of:=([.X33]+[.X34]+[.X35])/3-0.09" office:value-type="float" office:value="0.0516666666666667" calcext:value-type="float">
            <text:p>0,051666666666667</text:p>
          </table:table-cell>
          <table:table-cell table:formula="of:=([.Y33]+[.Y34]+[.Y35])/3-0.09" office:value-type="float" office:value="0.0613333333333333" calcext:value-type="float">
            <text:p>0,061333333333333</text:p>
          </table:table-cell>
          <table:table-cell table:formula="of:=([.Z33]+[.Z34]+[.Z35])/3-0.09" office:value-type="float" office:value="0.0703333333333333" calcext:value-type="float">
            <text:p>0,070333333333333</text:p>
          </table:table-cell>
          <table:table-cell table:formula="of:=([.AA33]+[.AA34]+[.AA35])/3-0.09" office:value-type="float" office:value="0.0853333333333334" calcext:value-type="float">
            <text:p>0,085333333333333</text:p>
          </table:table-cell>
          <table:table-cell table:formula="of:=([.AB33]+[.AB34]+[.AB35])/3-0.09" office:value-type="float" office:value="0.0943333333333333" calcext:value-type="float">
            <text:p>0,094333333333333</text:p>
          </table:table-cell>
          <table:table-cell table:formula="of:=([.AC33]+[.AC34]+[.AC35])/3-0.09" office:value-type="float" office:value="0.106333333333333" calcext:value-type="float">
            <text:p>0,106333333333333</text:p>
          </table:table-cell>
          <table:table-cell table:formula="of:=([.AD33]+[.AD34]+[.AD35])/3-0.09" office:value-type="float" office:value="0.124" calcext:value-type="float">
            <text:p>0,124</text:p>
          </table:table-cell>
          <table:table-cell table:formula="of:=([.AE33]+[.AE34]+[.AE35])/3-0.09" office:value-type="float" office:value="0.138666666666667" calcext:value-type="float">
            <text:p>0,138666666666667</text:p>
          </table:table-cell>
          <table:table-cell table:formula="of:=([.AF33]+[.AF34]+[.AF35])/3-0.09" office:value-type="float" office:value="0.153666666666667" calcext:value-type="float">
            <text:p>0,153666666666667</text:p>
          </table:table-cell>
          <table:table-cell table:formula="of:=([.AG33]+[.AG34]+[.AG35])/3-0.09" office:value-type="float" office:value="0.173333333333333" calcext:value-type="float">
            <text:p>0,173333333333333</text:p>
          </table:table-cell>
          <table:table-cell table:formula="of:=([.AH33]+[.AH34]+[.AH35])/3-0.09" office:value-type="float" office:value="0.195333333333333" calcext:value-type="float">
            <text:p>0,195333333333333</text:p>
          </table:table-cell>
          <table:table-cell table:formula="of:=([.AI33]+[.AI34]+[.AI35])/3-0.09" office:value-type="float" office:value="0.219" calcext:value-type="float">
            <text:p>0,219</text:p>
          </table:table-cell>
          <table:table-cell table:formula="of:=([.AJ33]+[.AJ34]+[.AJ35])/3-0.09" office:value-type="float" office:value="0.244" calcext:value-type="float">
            <text:p>0,244</text:p>
          </table:table-cell>
          <table:table-cell table:formula="of:=([.AK33]+[.AK34]+[.AK35])/3-0.09" office:value-type="float" office:value="0.270666666666667" calcext:value-type="float">
            <text:p>0,270666666666667</text:p>
          </table:table-cell>
          <table:table-cell table:formula="of:=([.AL33]+[.AL34]+[.AL35])/3-0.09" office:value-type="float" office:value="0.301333333333333" calcext:value-type="float">
            <text:p>0,301333333333333</text:p>
          </table:table-cell>
          <table:table-cell table:formula="of:=([.AM33]+[.AM34]+[.AM35])/3-0.09" office:value-type="float" office:value="0.329666666666667" calcext:value-type="float">
            <text:p>0,329666666666667</text:p>
          </table:table-cell>
          <table:table-cell table:formula="of:=([.AN33]+[.AN34]+[.AN35])/3-0.09" office:value-type="float" office:value="0.371333333333333" calcext:value-type="float">
            <text:p>0,371333333333333</text:p>
          </table:table-cell>
          <table:table-cell table:formula="of:=([.AO33]+[.AO34]+[.AO35])/3-0.09" office:value-type="float" office:value="0.420333333333333" calcext:value-type="float">
            <text:p>0,420333333333333</text:p>
          </table:table-cell>
          <table:table-cell table:formula="of:=([.AP33]+[.AP34]+[.AP35])/3-0.09" office:value-type="float" office:value="0.463666666666667" calcext:value-type="float">
            <text:p>0,463666666666667</text:p>
          </table:table-cell>
          <table:table-cell table:formula="of:=([.AQ33]+[.AQ34]+[.AQ35])/3-0.09" office:value-type="float" office:value="0.49" calcext:value-type="float">
            <text:p>0,49</text:p>
          </table:table-cell>
          <table:table-cell table:formula="of:=([.AR33]+[.AR34]+[.AR35])/3-0.09" office:value-type="float" office:value="0.527333333333333" calcext:value-type="float">
            <text:p>0,527333333333333</text:p>
          </table:table-cell>
          <table:table-cell table:formula="of:=([.AS33]+[.AS34]+[.AS35])/3-0.09" office:value-type="float" office:value="0.560333333333333" calcext:value-type="float">
            <text:p>0,560333333333333</text:p>
          </table:table-cell>
          <table:table-cell table:formula="of:=([.AT33]+[.AT34]+[.AT35])/3-0.09" office:value-type="float" office:value="0.592666666666667" calcext:value-type="float">
            <text:p>0,592666666666667</text:p>
          </table:table-cell>
          <table:table-cell table:formula="of:=([.AU33]+[.AU34]+[.AU35])/3-0.09" office:value-type="float" office:value="0.622" calcext:value-type="float">
            <text:p>0,622</text:p>
          </table:table-cell>
          <table:table-cell table:formula="of:=([.AV33]+[.AV34]+[.AV35])/3-0.09" office:value-type="float" office:value="0.647" calcext:value-type="float">
            <text:p>0,647</text:p>
          </table:table-cell>
          <table:table-cell table:formula="of:=([.AW33]+[.AW34]+[.AW35])/3-0.09" office:value-type="float" office:value="0.674666666666667" calcext:value-type="float">
            <text:p>0,674666666666667</text:p>
          </table:table-cell>
          <table:table-cell table:formula="of:=([.AX33]+[.AX34]+[.AX35])/3-0.09" office:value-type="float" office:value="0.702" calcext:value-type="float">
            <text:p>0,702</text:p>
          </table:table-cell>
          <table:table-cell table:formula="of:=([.AY33]+[.AY34]+[.AY35])/3-0.09" office:value-type="float" office:value="0.727" calcext:value-type="float">
            <text:p>0,727</text:p>
          </table:table-cell>
          <table:table-cell table:formula="of:=([.AZ33]+[.AZ34]+[.AZ35])/3-0.09" office:value-type="float" office:value="0.763666666666667" calcext:value-type="float">
            <text:p>0,763666666666667</text:p>
          </table:table-cell>
          <table:table-cell table:formula="of:=([.BA33]+[.BA34]+[.BA35])/3-0.09" office:value-type="float" office:value="0.799333333333333" calcext:value-type="float">
            <text:p>0,799333333333333</text:p>
          </table:table-cell>
          <table:table-cell table:formula="of:=([.BB33]+[.BB34]+[.BB35])/3-0.09" office:value-type="float" office:value="0.802666666666667" calcext:value-type="float">
            <text:p>0,802666666666667</text:p>
          </table:table-cell>
          <table:table-cell table:formula="of:=([.BC33]+[.BC34]+[.BC35])/3-0.09" office:value-type="float" office:value="0.819" calcext:value-type="float">
            <text:p>0,819</text:p>
          </table:table-cell>
          <table:table-cell table:formula="of:=([.BD33]+[.BD34]+[.BD35])/3-0.09" office:value-type="float" office:value="0.824666666666667" calcext:value-type="float">
            <text:p>0,824666666666667</text:p>
          </table:table-cell>
          <table:table-cell table:formula="of:=([.BE33]+[.BE34]+[.BE35])/3-0.09" office:value-type="float" office:value="0.814666666666667" calcext:value-type="float">
            <text:p>0,814666666666667</text:p>
          </table:table-cell>
          <table:table-cell table:formula="of:=([.BF33]+[.BF34]+[.BF35])/3-0.09" office:value-type="float" office:value="0.787333333333333" calcext:value-type="float">
            <text:p>0,787333333333333</text:p>
          </table:table-cell>
          <table:table-cell table:formula="of:=([.BG33]+[.BG34]+[.BG35])/3-0.09" office:value-type="float" office:value="0.765333333333333" calcext:value-type="float">
            <text:p>0,765333333333333</text:p>
          </table:table-cell>
          <table:table-cell table:formula="of:=([.BH33]+[.BH34]+[.BH35])/3-0.09" office:value-type="float" office:value="0.776" calcext:value-type="float">
            <text:p>0,776</text:p>
          </table:table-cell>
          <table:table-cell table:formula="of:=([.BI33]+[.BI34]+[.BI35])/3-0.09" office:value-type="float" office:value="0.796666666666667" calcext:value-type="float">
            <text:p>0,796666666666667</text:p>
          </table:table-cell>
          <table:table-cell table:formula="of:=([.BJ33]+[.BJ34]+[.BJ35])/3-0.09" office:value-type="float" office:value="0.801" calcext:value-type="float">
            <text:p>0,801</text:p>
          </table:table-cell>
          <table:table-cell table:formula="of:=([.BK33]+[.BK34]+[.BK35])/3-0.09" office:value-type="float" office:value="0.783333333333333" calcext:value-type="float">
            <text:p>0,783333333333333</text:p>
          </table:table-cell>
          <table:table-cell table:formula="of:=([.BL33]+[.BL34]+[.BL35])/3-0.09" office:value-type="float" office:value="0.784" calcext:value-type="float">
            <text:p>0,784</text:p>
          </table:table-cell>
          <table:table-cell table:formula="of:=([.BM33]+[.BM34]+[.BM35])/3-0.09" office:value-type="float" office:value="0.781" calcext:value-type="float">
            <text:p>0,781</text:p>
          </table:table-cell>
          <table:table-cell table:formula="of:=([.BN33]+[.BN34]+[.BN35])/3-0.09" office:value-type="float" office:value="0.764333333333333" calcext:value-type="float">
            <text:p>0,764333333333333</text:p>
          </table:table-cell>
          <table:table-cell table:formula="of:=([.BO33]+[.BO34]+[.BO35])/3-0.09" office:value-type="float" office:value="0.748333333333333" calcext:value-type="float">
            <text:p>0,748333333333333</text:p>
          </table:table-cell>
          <table:table-cell table:formula="of:=([.BP33]+[.BP34]+[.BP35])/3-0.09" office:value-type="float" office:value="0.741" calcext:value-type="float">
            <text:p>0,741</text:p>
          </table:table-cell>
          <table:table-cell table:formula="of:=([.BQ33]+[.BQ34]+[.BQ35])/3-0.09" office:value-type="float" office:value="0.736" calcext:value-type="float">
            <text:p>0,736</text:p>
          </table:table-cell>
          <table:table-cell table:formula="of:=([.BR33]+[.BR34]+[.BR35])/3-0.09" office:value-type="float" office:value="0.723333333333333" calcext:value-type="float">
            <text:p>0,723333333333333</text:p>
          </table:table-cell>
          <table:table-cell table:formula="of:=([.BS33]+[.BS34]+[.BS35])/3-0.09" office:value-type="float" office:value="0.710666666666667" calcext:value-type="float">
            <text:p>0,710666666666667</text:p>
          </table:table-cell>
          <table:table-cell table:formula="of:=([.BT33]+[.BT34]+[.BT35])/3-0.09" office:value-type="float" office:value="0.696666666666667" calcext:value-type="float">
            <text:p>0,696666666666667</text:p>
          </table:table-cell>
          <table:table-cell table:formula="of:=([.BU33]+[.BU34]+[.BU35])/3-0.09" office:value-type="float" office:value="0.686" calcext:value-type="float">
            <text:p>0,686</text:p>
          </table:table-cell>
          <table:table-cell table:formula="of:=([.BV33]+[.BV34]+[.BV35])/3-0.09" office:value-type="float" office:value="0.677" calcext:value-type="float">
            <text:p>0,677</text:p>
          </table:table-cell>
          <table:table-cell table:formula="of:=([.BW33]+[.BW34]+[.BW35])/3-0.09" office:value-type="float" office:value="0.668" calcext:value-type="float">
            <text:p>0,668</text:p>
          </table:table-cell>
          <table:table-cell table:formula="of:=([.BX33]+[.BX34]+[.BX35])/3-0.09" office:value-type="float" office:value="0.66" calcext:value-type="float">
            <text:p>0,66</text:p>
          </table:table-cell>
          <table:table-cell table:formula="of:=([.BY33]+[.BY34]+[.BY35])/3-0.09" office:value-type="float" office:value="0.654333333333333" calcext:value-type="float">
            <text:p>0,654333333333333</text:p>
          </table:table-cell>
          <table:table-cell table:formula="of:=([.BZ33]+[.BZ34]+[.BZ35])/3-0.09" office:value-type="float" office:value="0.651666666666667" calcext:value-type="float">
            <text:p>0,651666666666667</text:p>
          </table:table-cell>
          <table:table-cell table:formula="of:=([.CA33]+[.CA34]+[.CA35])/3-0.09" office:value-type="float" office:value="0.644" calcext:value-type="float">
            <text:p>0,644</text:p>
          </table:table-cell>
          <table:table-cell table:formula="of:=([.CB33]+[.CB34]+[.CB35])/3-0.09" office:value-type="float" office:value="0.640666666666667" calcext:value-type="float">
            <text:p>0,640666666666667</text:p>
          </table:table-cell>
          <table:table-cell table:formula="of:=([.CC33]+[.CC34]+[.CC35])/3-0.09" office:value-type="float" office:value="0.637333333333333" calcext:value-type="float">
            <text:p>0,637333333333333</text:p>
          </table:table-cell>
          <table:table-cell table:formula="of:=([.CD33]+[.CD34]+[.CD35])/3-0.09" office:value-type="float" office:value="0.633" calcext:value-type="float">
            <text:p>0,633</text:p>
          </table:table-cell>
          <table:table-cell table:formula="of:=([.CE33]+[.CE34]+[.CE35])/3-0.09" office:value-type="float" office:value="0.631333333333333" calcext:value-type="float">
            <text:p>0,631333333333333</text:p>
          </table:table-cell>
          <table:table-cell table:formula="of:=([.CF33]+[.CF34]+[.CF35])/3-0.09" office:value-type="float" office:value="0.627333333333333" calcext:value-type="float">
            <text:p>0,627333333333333</text:p>
          </table:table-cell>
          <table:table-cell table:formula="of:=([.CG33]+[.CG34]+[.CG35])/3-0.09" office:value-type="float" office:value="0.625" calcext:value-type="float">
            <text:p>0,625</text:p>
          </table:table-cell>
          <table:table-cell table:formula="of:=([.CH33]+[.CH34]+[.CH35])/3-0.09" office:value-type="float" office:value="0.62" calcext:value-type="float">
            <text:p>0,62</text:p>
          </table:table-cell>
          <table:table-cell table:formula="of:=([.CI33]+[.CI34]+[.CI35])/3-0.09" office:value-type="float" office:value="0.617666666666667" calcext:value-type="float">
            <text:p>0,617666666666667</text:p>
          </table:table-cell>
          <table:table-cell table:formula="of:=([.CJ33]+[.CJ34]+[.CJ35])/3-0.09" office:value-type="float" office:value="0.618666666666667" calcext:value-type="float">
            <text:p>0,618666666666667</text:p>
          </table:table-cell>
          <table:table-cell table:formula="of:=([.CK33]+[.CK34]+[.CK35])/3-0.09" office:value-type="float" office:value="0.615666666666667" calcext:value-type="float">
            <text:p>0,615666666666667</text:p>
          </table:table-cell>
          <table:table-cell table:formula="of:=([.CL33]+[.CL34]+[.CL35])/3-0.09" office:value-type="float" office:value="0.614" calcext:value-type="float">
            <text:p>0,614</text:p>
          </table:table-cell>
          <table:table-cell table:formula="of:=([.CM33]+[.CM34]+[.CM35])/3-0.09" office:value-type="float" office:value="0.612" calcext:value-type="float">
            <text:p>0,612</text:p>
          </table:table-cell>
          <table:table-cell table:formula="of:=([.CN33]+[.CN34]+[.CN35])/3-0.09" office:value-type="float" office:value="0.609666666666667" calcext:value-type="float">
            <text:p>0,609666666666667</text:p>
          </table:table-cell>
          <table:table-cell table:formula="of:=([.CO33]+[.CO34]+[.CO35])/3-0.09" office:value-type="float" office:value="0.609333333333333" calcext:value-type="float">
            <text:p>0,609333333333333</text:p>
          </table:table-cell>
          <table:table-cell table:formula="of:=([.CP33]+[.CP34]+[.CP35])/3-0.09" office:value-type="float" office:value="0.608" calcext:value-type="float">
            <text:p>0,608</text:p>
          </table:table-cell>
          <table:table-cell table:formula="of:=([.CQ33]+[.CQ34]+[.CQ35])/3-0.09" office:value-type="float" office:value="0.604666666666667" calcext:value-type="float">
            <text:p>0,604666666666667</text:p>
          </table:table-cell>
          <table:table-cell table:formula="of:=([.CR33]+[.CR34]+[.CR35])/3-0.09" office:value-type="float" office:value="0.603333333333333" calcext:value-type="float">
            <text:p>0,603333333333333</text:p>
          </table:table-cell>
          <table:table-cell table:formula="of:=([.CS33]+[.CS34]+[.CS35])/3-0.09" office:value-type="float" office:value="0.601" calcext:value-type="float">
            <text:p>0,601</text:p>
          </table:table-cell>
          <table:table-cell table:formula="of:=([.CT33]+[.CT34]+[.CT35])/3-0.09" office:value-type="float" office:value="0.599666666666667" calcext:value-type="float">
            <text:p>0,599666666666667</text:p>
          </table:table-cell>
        </table:table-row>
        <table:table-row table:style-name="ro1" table:number-rows-repeated="2">
          <table:table-cell table:number-columns-repeated="98"/>
        </table:table-row>
        <table:table-row table:style-name="ro1">
          <table:table-cell table:style-name="ce1" office:value-type="string" calcext:value-type="string">
            <text:p>B1</text:p>
          </table:table-cell>
          <table:table-cell table:style-name="ce1" office:value-type="float" office:value="0.089" calcext:value-type="float">
            <text:p>0,089</text:p>
          </table:table-cell>
          <table:table-cell table:style-name="ce1" office:value-type="float" office:value="0.088" calcext:value-type="float">
            <text:p>0,088</text:p>
          </table:table-cell>
          <table:table-cell table:style-name="ce1" office:value-type="float" office:value="0.089" calcext:value-type="float">
            <text:p>0,089</text:p>
          </table:table-cell>
          <table:table-cell table:style-name="ce1" office:value-type="float" office:value="0.088" calcext:value-type="float">
            <text:p>0,088</text:p>
          </table:table-cell>
          <table:table-cell table:style-name="ce1" office:value-type="float" office:value="0.09" calcext:value-type="float">
            <text:p>0,09</text:p>
          </table:table-cell>
          <table:table-cell table:number-columns-repeated="3" table:style-name="ce1" office:value-type="float" office:value="0.089" calcext:value-type="float">
            <text:p>0,089</text:p>
          </table:table-cell>
          <table:table-cell table:style-name="ce1" office:value-type="float" office:value="0.088" calcext:value-type="float">
            <text:p>0,088</text:p>
          </table:table-cell>
          <table:table-cell table:style-name="ce1" office:value-type="float" office:value="0.087" calcext:value-type="float">
            <text:p>0,087</text:p>
          </table:table-cell>
          <table:table-cell table:style-name="ce1" office:value-type="float" office:value="0.089" calcext:value-type="float">
            <text:p>0,089</text:p>
          </table:table-cell>
          <table:table-cell table:number-columns-repeated="2" table:style-name="ce1" office:value-type="float" office:value="0.088" calcext:value-type="float">
            <text:p>0,088</text:p>
          </table:table-cell>
          <table:table-cell table:style-name="ce1" office:value-type="float" office:value="0.089" calcext:value-type="float">
            <text:p>0,089</text:p>
          </table:table-cell>
          <table:table-cell table:number-columns-repeated="2" table:style-name="ce1" office:value-type="float" office:value="0.088" calcext:value-type="float">
            <text:p>0,088</text:p>
          </table:table-cell>
          <table:table-cell table:number-columns-repeated="2" table:style-name="ce1" office:value-type="float" office:value="0.089" calcext:value-type="float">
            <text:p>0,089</text:p>
          </table:table-cell>
          <table:table-cell table:style-name="ce1" office:value-type="float" office:value="0.088" calcext:value-type="float">
            <text:p>0,088</text:p>
          </table:table-cell>
          <table:table-cell table:number-columns-repeated="6" table:style-name="ce1" office:value-type="float" office:value="0.089" calcext:value-type="float">
            <text:p>0,089</text:p>
          </table:table-cell>
          <table:table-cell table:number-columns-repeated="2" table:style-name="ce1" office:value-type="float" office:value="0.088" calcext:value-type="float">
            <text:p>0,088</text:p>
          </table:table-cell>
          <table:table-cell table:number-columns-repeated="2" table:style-name="ce1" office:value-type="float" office:value="0.089" calcext:value-type="float">
            <text:p>0,089</text:p>
          </table:table-cell>
          <table:table-cell table:style-name="ce1" office:value-type="float" office:value="0.09" calcext:value-type="float">
            <text:p>0,09</text:p>
          </table:table-cell>
          <table:table-cell table:style-name="ce1" office:value-type="float" office:value="0.089" calcext:value-type="float">
            <text:p>0,089</text:p>
          </table:table-cell>
          <table:table-cell table:number-columns-repeated="2" table:style-name="ce1" office:value-type="float" office:value="0.088" calcext:value-type="float">
            <text:p>0,088</text:p>
          </table:table-cell>
          <table:table-cell table:number-columns-repeated="4" table:style-name="ce1" office:value-type="float" office:value="0.089" calcext:value-type="float">
            <text:p>0,089</text:p>
          </table:table-cell>
          <table:table-cell table:style-name="ce1" office:value-type="float" office:value="0.088" calcext:value-type="float">
            <text:p>0,088</text:p>
          </table:table-cell>
          <table:table-cell table:number-columns-repeated="2" table:style-name="ce1" office:value-type="float" office:value="0.089" calcext:value-type="float">
            <text:p>0,089</text:p>
          </table:table-cell>
          <table:table-cell table:number-columns-repeated="2" table:style-name="ce1" office:value-type="float" office:value="0.088" calcext:value-type="float">
            <text:p>0,088</text:p>
          </table:table-cell>
          <table:table-cell table:style-name="ce1" office:value-type="float" office:value="0.089" calcext:value-type="float">
            <text:p>0,089</text:p>
          </table:table-cell>
          <table:table-cell table:style-name="ce1" office:value-type="float" office:value="0.09" calcext:value-type="float">
            <text:p>0,09</text:p>
          </table:table-cell>
          <table:table-cell table:number-columns-repeated="4" table:style-name="ce1" office:value-type="float" office:value="0.089" calcext:value-type="float">
            <text:p>0,089</text:p>
          </table:table-cell>
          <table:table-cell table:style-name="ce1" office:value-type="float" office:value="0.09" calcext:value-type="float">
            <text:p>0,09</text:p>
          </table:table-cell>
          <table:table-cell table:number-columns-repeated="4" table:style-name="ce1" office:value-type="float" office:value="0.089" calcext:value-type="float">
            <text:p>0,089</text:p>
          </table:table-cell>
          <table:table-cell table:style-name="ce1" office:value-type="float" office:value="0.088" calcext:value-type="float">
            <text:p>0,088</text:p>
          </table:table-cell>
          <table:table-cell table:number-columns-repeated="3" table:style-name="ce1" office:value-type="float" office:value="0.089" calcext:value-type="float">
            <text:p>0,089</text:p>
          </table:table-cell>
          <table:table-cell table:style-name="ce1" office:value-type="float" office:value="0.09" calcext:value-type="float">
            <text:p>0,09</text:p>
          </table:table-cell>
          <table:table-cell table:style-name="ce1" office:value-type="float" office:value="0.089" calcext:value-type="float">
            <text:p>0,089</text:p>
          </table:table-cell>
          <table:table-cell table:style-name="ce1" office:value-type="float" office:value="0.088" calcext:value-type="float">
            <text:p>0,088</text:p>
          </table:table-cell>
          <table:table-cell table:number-columns-repeated="2" table:style-name="ce1" office:value-type="float" office:value="0.089" calcext:value-type="float">
            <text:p>0,089</text:p>
          </table:table-cell>
          <table:table-cell table:style-name="ce1" office:value-type="float" office:value="0.088" calcext:value-type="float">
            <text:p>0,088</text:p>
          </table:table-cell>
          <table:table-cell table:style-name="ce1" office:value-type="float" office:value="0.089" calcext:value-type="float">
            <text:p>0,089</text:p>
          </table:table-cell>
          <table:table-cell table:style-name="ce1" office:value-type="float" office:value="0.088" calcext:value-type="float">
            <text:p>0,088</text:p>
          </table:table-cell>
          <table:table-cell table:number-columns-repeated="3" table:style-name="ce1" office:value-type="float" office:value="0.089" calcext:value-type="float">
            <text:p>0,089</text:p>
          </table:table-cell>
          <table:table-cell table:style-name="ce1" office:value-type="float" office:value="0.088" calcext:value-type="float">
            <text:p>0,088</text:p>
          </table:table-cell>
          <table:table-cell table:number-columns-repeated="4" table:style-name="ce1" office:value-type="float" office:value="0.089" calcext:value-type="float">
            <text:p>0,089</text:p>
          </table:table-cell>
          <table:table-cell table:number-columns-repeated="4" table:style-name="ce1" office:value-type="float" office:value="0.088" calcext:value-type="float">
            <text:p>0,088</text:p>
          </table:table-cell>
          <table:table-cell table:number-columns-repeated="2" table:style-name="ce1" office:value-type="float" office:value="0.089" calcext:value-type="float">
            <text:p>0,089</text:p>
          </table:table-cell>
          <table:table-cell table:style-name="ce1" office:value-type="float" office:value="0.09" calcext:value-type="float">
            <text:p>0,09</text:p>
          </table:table-cell>
          <table:table-cell table:number-columns-repeated="3" table:style-name="ce1" office:value-type="float" office:value="0.089" calcext:value-type="float">
            <text:p>0,089</text:p>
          </table:table-cell>
          <table:table-cell table:number-columns-repeated="3" table:style-name="ce1" office:value-type="float" office:value="0.088" calcext:value-type="float">
            <text:p>0,088</text:p>
          </table:table-cell>
          <table:table-cell table:number-columns-repeated="3" table:style-name="ce1" office:value-type="float" office:value="0.089" calcext:value-type="float">
            <text:p>0,089</text:p>
          </table:table-cell>
          <table:table-cell table:style-name="ce1" office:value-type="float" office:value="0.088" calcext:value-type="float">
            <text:p>0,088</text:p>
          </table:table-cell>
          <table:table-cell table:number-columns-repeated="2" table:style-name="ce1" office:value-type="float" office:value="0.089" calcext:value-type="float">
            <text:p>0,089</text:p>
          </table:table-cell>
          <table:table-cell table:style-name="ce1" office:value-type="float" office:value="0.09" calcext:value-type="float">
            <text:p>0,09</text:p>
          </table:table-cell>
          <table:table-cell table:number-columns-repeated="2" table:style-name="ce1" office:value-type="float" office:value="0.089" calcext:value-type="float">
            <text:p>0,089</text:p>
          </table:table-cell>
          <table:table-cell table:style-name="ce1" office:value-type="float" office:value="0.088" calcext:value-type="float">
            <text:p>0,088</text:p>
          </table:table-cell>
          <table:table-cell table:style-name="ce1" office:value-type="float" office:value="0.089" calcext:value-type="float">
            <text:p>0,089</text:p>
          </table:table-cell>
        </table:table-row>
        <table:table-row table:style-name="ro1">
          <table:table-cell table:style-name="ce2" office:value-type="string" calcext:value-type="string">
            <text:p>B2</text:p>
          </table:table-cell>
          <table:table-cell table:style-name="ce2" office:value-type="float" office:value="0.111" calcext:value-type="float">
            <text:p>0,111</text:p>
          </table:table-cell>
          <table:table-cell table:style-name="ce2" office:value-type="float" office:value="0.116" calcext:value-type="float">
            <text:p>0,116</text:p>
          </table:table-cell>
          <table:table-cell table:style-name="ce2" office:value-type="float" office:value="0.122" calcext:value-type="float">
            <text:p>0,122</text:p>
          </table:table-cell>
          <table:table-cell table:style-name="ce2" office:value-type="float" office:value="0.124" calcext:value-type="float">
            <text:p>0,124</text:p>
          </table:table-cell>
          <table:table-cell table:style-name="ce2" office:value-type="float" office:value="0.125" calcext:value-type="float">
            <text:p>0,125</text:p>
          </table:table-cell>
          <table:table-cell table:style-name="ce2" office:value-type="float" office:value="0.132" calcext:value-type="float">
            <text:p>0,132</text:p>
          </table:table-cell>
          <table:table-cell table:style-name="ce2" office:value-type="float" office:value="0.15" calcext:value-type="float">
            <text:p>0,15</text:p>
          </table:table-cell>
          <table:table-cell table:style-name="ce2" office:value-type="float" office:value="0.168" calcext:value-type="float">
            <text:p>0,168</text:p>
          </table:table-cell>
          <table:table-cell table:style-name="ce2" office:value-type="float" office:value="0.21" calcext:value-type="float">
            <text:p>0,21</text:p>
          </table:table-cell>
          <table:table-cell table:style-name="ce2" office:value-type="float" office:value="0.255" calcext:value-type="float">
            <text:p>0,255</text:p>
          </table:table-cell>
          <table:table-cell table:style-name="ce2" office:value-type="float" office:value="0.302" calcext:value-type="float">
            <text:p>0,302</text:p>
          </table:table-cell>
          <table:table-cell table:style-name="ce2" office:value-type="float" office:value="0.371" calcext:value-type="float">
            <text:p>0,371</text:p>
          </table:table-cell>
          <table:table-cell table:style-name="ce2" office:value-type="float" office:value="0.446" calcext:value-type="float">
            <text:p>0,446</text:p>
          </table:table-cell>
          <table:table-cell table:style-name="ce2" office:value-type="float" office:value="0.537" calcext:value-type="float">
            <text:p>0,537</text:p>
          </table:table-cell>
          <table:table-cell table:style-name="ce2" office:value-type="float" office:value="0.633" calcext:value-type="float">
            <text:p>0,633</text:p>
          </table:table-cell>
          <table:table-cell table:style-name="ce2" office:value-type="float" office:value="0.744" calcext:value-type="float">
            <text:p>0,744</text:p>
          </table:table-cell>
          <table:table-cell table:style-name="ce2" office:value-type="float" office:value="0.839" calcext:value-type="float">
            <text:p>0,839</text:p>
          </table:table-cell>
          <table:table-cell table:style-name="ce2" office:value-type="float" office:value="0.945" calcext:value-type="float">
            <text:p>0,945</text:p>
          </table:table-cell>
          <table:table-cell table:style-name="ce2" office:value-type="float" office:value="1.024" calcext:value-type="float">
            <text:p>1,024</text:p>
          </table:table-cell>
          <table:table-cell table:style-name="ce2" office:value-type="float" office:value="1.103" calcext:value-type="float">
            <text:p>1,103</text:p>
          </table:table-cell>
          <table:table-cell table:style-name="ce2" office:value-type="float" office:value="1.163" calcext:value-type="float">
            <text:p>1,163</text:p>
          </table:table-cell>
          <table:table-cell table:style-name="ce2" office:value-type="float" office:value="1.215" calcext:value-type="float">
            <text:p>1,215</text:p>
          </table:table-cell>
          <table:table-cell table:style-name="ce2" office:value-type="float" office:value="1.26" calcext:value-type="float">
            <text:p>1,26</text:p>
          </table:table-cell>
          <table:table-cell table:style-name="ce2" office:value-type="float" office:value="1.307" calcext:value-type="float">
            <text:p>1,307</text:p>
          </table:table-cell>
          <table:table-cell table:style-name="ce2" office:value-type="float" office:value="1.321" calcext:value-type="float">
            <text:p>1,321</text:p>
          </table:table-cell>
          <table:table-cell table:style-name="ce2" office:value-type="float" office:value="1.339" calcext:value-type="float">
            <text:p>1,339</text:p>
          </table:table-cell>
          <table:table-cell table:style-name="ce2" office:value-type="float" office:value="1.351" calcext:value-type="float">
            <text:p>1,351</text:p>
          </table:table-cell>
          <table:table-cell table:style-name="ce2" office:value-type="float" office:value="1.325" calcext:value-type="float">
            <text:p>1,325</text:p>
          </table:table-cell>
          <table:table-cell table:style-name="ce2" office:value-type="float" office:value="1.322" calcext:value-type="float">
            <text:p>1,322</text:p>
          </table:table-cell>
          <table:table-cell table:style-name="ce2" office:value-type="float" office:value="1.319" calcext:value-type="float">
            <text:p>1,319</text:p>
          </table:table-cell>
          <table:table-cell table:style-name="ce2" office:value-type="float" office:value="1.291" calcext:value-type="float">
            <text:p>1,291</text:p>
          </table:table-cell>
          <table:table-cell table:style-name="ce2" office:value-type="float" office:value="1.272" calcext:value-type="float">
            <text:p>1,272</text:p>
          </table:table-cell>
          <table:table-cell table:style-name="ce2" office:value-type="float" office:value="1.263" calcext:value-type="float">
            <text:p>1,263</text:p>
          </table:table-cell>
          <table:table-cell table:style-name="ce2" office:value-type="float" office:value="1.253" calcext:value-type="float">
            <text:p>1,253</text:p>
          </table:table-cell>
          <table:table-cell table:style-name="ce2" office:value-type="float" office:value="1.233" calcext:value-type="float">
            <text:p>1,233</text:p>
          </table:table-cell>
          <table:table-cell table:style-name="ce2" office:value-type="float" office:value="1.217" calcext:value-type="float">
            <text:p>1,217</text:p>
          </table:table-cell>
          <table:table-cell table:style-name="ce2" office:value-type="float" office:value="1.199" calcext:value-type="float">
            <text:p>1,199</text:p>
          </table:table-cell>
          <table:table-cell table:style-name="ce2" office:value-type="float" office:value="1.192" calcext:value-type="float">
            <text:p>1,192</text:p>
          </table:table-cell>
          <table:table-cell table:style-name="ce2" office:value-type="float" office:value="1.204" calcext:value-type="float">
            <text:p>1,204</text:p>
          </table:table-cell>
          <table:table-cell table:style-name="ce2" office:value-type="float" office:value="1.211" calcext:value-type="float">
            <text:p>1,211</text:p>
          </table:table-cell>
          <table:table-cell table:style-name="ce2" office:value-type="float" office:value="1.212" calcext:value-type="float">
            <text:p>1,212</text:p>
          </table:table-cell>
          <table:table-cell table:style-name="ce2" office:value-type="float" office:value="1.221" calcext:value-type="float">
            <text:p>1,221</text:p>
          </table:table-cell>
          <table:table-cell table:style-name="ce2" office:value-type="float" office:value="1.217" calcext:value-type="float">
            <text:p>1,217</text:p>
          </table:table-cell>
          <table:table-cell table:number-columns-repeated="2" table:style-name="ce2" office:value-type="float" office:value="1.215" calcext:value-type="float">
            <text:p>1,215</text:p>
          </table:table-cell>
          <table:table-cell table:style-name="ce2" office:value-type="float" office:value="1.213" calcext:value-type="float">
            <text:p>1,213</text:p>
          </table:table-cell>
          <table:table-cell table:style-name="ce2" office:value-type="float" office:value="1.212" calcext:value-type="float">
            <text:p>1,212</text:p>
          </table:table-cell>
          <table:table-cell table:style-name="ce2" office:value-type="float" office:value="1.206" calcext:value-type="float">
            <text:p>1,206</text:p>
          </table:table-cell>
          <table:table-cell table:style-name="ce2" office:value-type="float" office:value="1.203" calcext:value-type="float">
            <text:p>1,203</text:p>
          </table:table-cell>
          <table:table-cell table:style-name="ce2" office:value-type="float" office:value="1.195" calcext:value-type="float">
            <text:p>1,195</text:p>
          </table:table-cell>
          <table:table-cell table:style-name="ce2" office:value-type="float" office:value="1.185" calcext:value-type="float">
            <text:p>1,185</text:p>
          </table:table-cell>
          <table:table-cell table:style-name="ce2" office:value-type="float" office:value="1.176" calcext:value-type="float">
            <text:p>1,176</text:p>
          </table:table-cell>
          <table:table-cell table:style-name="ce2" office:value-type="float" office:value="1.172" calcext:value-type="float">
            <text:p>1,172</text:p>
          </table:table-cell>
          <table:table-cell table:style-name="ce2" office:value-type="float" office:value="1.167" calcext:value-type="float">
            <text:p>1,167</text:p>
          </table:table-cell>
          <table:table-cell table:number-columns-repeated="2" table:style-name="ce2" office:value-type="float" office:value="1.165" calcext:value-type="float">
            <text:p>1,165</text:p>
          </table:table-cell>
          <table:table-cell table:style-name="ce2" office:value-type="float" office:value="1.161" calcext:value-type="float">
            <text:p>1,161</text:p>
          </table:table-cell>
          <table:table-cell table:style-name="ce2" office:value-type="float" office:value="1.16" calcext:value-type="float">
            <text:p>1,16</text:p>
          </table:table-cell>
          <table:table-cell table:style-name="ce2" office:value-type="float" office:value="1.155" calcext:value-type="float">
            <text:p>1,155</text:p>
          </table:table-cell>
          <table:table-cell table:style-name="ce2" office:value-type="float" office:value="1.152" calcext:value-type="float">
            <text:p>1,152</text:p>
          </table:table-cell>
          <table:table-cell table:style-name="ce2" office:value-type="float" office:value="1.151" calcext:value-type="float">
            <text:p>1,151</text:p>
          </table:table-cell>
          <table:table-cell table:style-name="ce2" office:value-type="float" office:value="1.15" calcext:value-type="float">
            <text:p>1,15</text:p>
          </table:table-cell>
          <table:table-cell table:style-name="ce2" office:value-type="float" office:value="1.148" calcext:value-type="float">
            <text:p>1,148</text:p>
          </table:table-cell>
          <table:table-cell table:style-name="ce2" office:value-type="float" office:value="1.15" calcext:value-type="float">
            <text:p>1,15</text:p>
          </table:table-cell>
          <table:table-cell table:style-name="ce2" office:value-type="float" office:value="1.148" calcext:value-type="float">
            <text:p>1,148</text:p>
          </table:table-cell>
          <table:table-cell table:style-name="ce2" office:value-type="float" office:value="1.146" calcext:value-type="float">
            <text:p>1,146</text:p>
          </table:table-cell>
          <table:table-cell table:style-name="ce2" office:value-type="float" office:value="1.14" calcext:value-type="float">
            <text:p>1,14</text:p>
          </table:table-cell>
          <table:table-cell table:style-name="ce2" office:value-type="float" office:value="1.136" calcext:value-type="float">
            <text:p>1,136</text:p>
          </table:table-cell>
          <table:table-cell table:style-name="ce2" office:value-type="float" office:value="1.133" calcext:value-type="float">
            <text:p>1,133</text:p>
          </table:table-cell>
          <table:table-cell table:style-name="ce2" office:value-type="float" office:value="1.129" calcext:value-type="float">
            <text:p>1,129</text:p>
          </table:table-cell>
          <table:table-cell table:style-name="ce2" office:value-type="float" office:value="1.123" calcext:value-type="float">
            <text:p>1,123</text:p>
          </table:table-cell>
          <table:table-cell table:style-name="ce2" office:value-type="float" office:value="1.119" calcext:value-type="float">
            <text:p>1,119</text:p>
          </table:table-cell>
          <table:table-cell table:style-name="ce2" office:value-type="float" office:value="1.115" calcext:value-type="float">
            <text:p>1,115</text:p>
          </table:table-cell>
          <table:table-cell table:style-name="ce2" office:value-type="float" office:value="1.11" calcext:value-type="float">
            <text:p>1,11</text:p>
          </table:table-cell>
          <table:table-cell table:style-name="ce2" office:value-type="float" office:value="1.105" calcext:value-type="float">
            <text:p>1,105</text:p>
          </table:table-cell>
          <table:table-cell table:style-name="ce2" office:value-type="float" office:value="1.099" calcext:value-type="float">
            <text:p>1,099</text:p>
          </table:table-cell>
          <table:table-cell table:style-name="ce2" office:value-type="float" office:value="1.098" calcext:value-type="float">
            <text:p>1,098</text:p>
          </table:table-cell>
          <table:table-cell table:style-name="ce2" office:value-type="float" office:value="1.096" calcext:value-type="float">
            <text:p>1,096</text:p>
          </table:table-cell>
          <table:table-cell table:style-name="ce2" office:value-type="float" office:value="1.094" calcext:value-type="float">
            <text:p>1,094</text:p>
          </table:table-cell>
          <table:table-cell table:style-name="ce2" office:value-type="float" office:value="1.091" calcext:value-type="float">
            <text:p>1,091</text:p>
          </table:table-cell>
          <table:table-cell table:style-name="ce2" office:value-type="float" office:value="1.085" calcext:value-type="float">
            <text:p>1,085</text:p>
          </table:table-cell>
          <table:table-cell table:style-name="ce2" office:value-type="float" office:value="1.077" calcext:value-type="float">
            <text:p>1,077</text:p>
          </table:table-cell>
          <table:table-cell table:style-name="ce2" office:value-type="float" office:value="1.069" calcext:value-type="float">
            <text:p>1,069</text:p>
          </table:table-cell>
          <table:table-cell table:style-name="ce2" office:value-type="float" office:value="1.061" calcext:value-type="float">
            <text:p>1,061</text:p>
          </table:table-cell>
          <table:table-cell table:style-name="ce2" office:value-type="float" office:value="1.053" calcext:value-type="float">
            <text:p>1,053</text:p>
          </table:table-cell>
          <table:table-cell table:style-name="ce2" office:value-type="float" office:value="1.048" calcext:value-type="float">
            <text:p>1,048</text:p>
          </table:table-cell>
          <table:table-cell table:style-name="ce2" office:value-type="float" office:value="1.041" calcext:value-type="float">
            <text:p>1,041</text:p>
          </table:table-cell>
          <table:table-cell table:style-name="ce2" office:value-type="float" office:value="1.035" calcext:value-type="float">
            <text:p>1,035</text:p>
          </table:table-cell>
          <table:table-cell table:style-name="ce2" office:value-type="float" office:value="1.031" calcext:value-type="float">
            <text:p>1,031</text:p>
          </table:table-cell>
          <table:table-cell table:style-name="ce2" office:value-type="float" office:value="1.027" calcext:value-type="float">
            <text:p>1,027</text:p>
          </table:table-cell>
          <table:table-cell table:style-name="ce2" office:value-type="float" office:value="1.025" calcext:value-type="float">
            <text:p>1,025</text:p>
          </table:table-cell>
          <table:table-cell table:style-name="ce2" office:value-type="float" office:value="1.021" calcext:value-type="float">
            <text:p>1,021</text:p>
          </table:table-cell>
          <table:table-cell table:style-name="ce2" office:value-type="float" office:value="1.019" calcext:value-type="float">
            <text:p>1,019</text:p>
          </table:table-cell>
          <table:table-cell table:style-name="ce2" office:value-type="float" office:value="1.016" calcext:value-type="float">
            <text:p>1,016</text:p>
          </table:table-cell>
          <table:table-cell table:style-name="ce2" office:value-type="float" office:value="1.014" calcext:value-type="float">
            <text:p>1,014</text:p>
          </table:table-cell>
          <table:table-cell table:style-name="ce2" office:value-type="float" office:value="1.012" calcext:value-type="float">
            <text:p>1,012</text:p>
          </table:table-cell>
          <table:table-cell table:style-name="ce2" office:value-type="float" office:value="1.011" calcext:value-type="float">
            <text:p>1,011</text:p>
          </table:table-cell>
        </table:table-row>
        <table:table-row table:style-name="ro1">
          <table:table-cell table:style-name="ce2" office:value-type="string" calcext:value-type="string">
            <text:p>B3</text:p>
          </table:table-cell>
          <table:table-cell table:style-name="ce2" office:value-type="float" office:value="0.109" calcext:value-type="float">
            <text:p>0,109</text:p>
          </table:table-cell>
          <table:table-cell table:style-name="ce2" office:value-type="float" office:value="0.113" calcext:value-type="float">
            <text:p>0,113</text:p>
          </table:table-cell>
          <table:table-cell table:style-name="ce2" office:value-type="float" office:value="0.12" calcext:value-type="float">
            <text:p>0,12</text:p>
          </table:table-cell>
          <table:table-cell table:style-name="ce2" office:value-type="float" office:value="0.122" calcext:value-type="float">
            <text:p>0,122</text:p>
          </table:table-cell>
          <table:table-cell table:style-name="ce2" office:value-type="float" office:value="0.123" calcext:value-type="float">
            <text:p>0,123</text:p>
          </table:table-cell>
          <table:table-cell table:style-name="ce2" office:value-type="float" office:value="0.129" calcext:value-type="float">
            <text:p>0,129</text:p>
          </table:table-cell>
          <table:table-cell table:style-name="ce2" office:value-type="float" office:value="0.147" calcext:value-type="float">
            <text:p>0,147</text:p>
          </table:table-cell>
          <table:table-cell table:style-name="ce2" office:value-type="float" office:value="0.169" calcext:value-type="float">
            <text:p>0,169</text:p>
          </table:table-cell>
          <table:table-cell table:style-name="ce2" office:value-type="float" office:value="0.213" calcext:value-type="float">
            <text:p>0,213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0.306" calcext:value-type="float">
            <text:p>0,306</text:p>
          </table:table-cell>
          <table:table-cell table:style-name="ce2" office:value-type="float" office:value="0.371" calcext:value-type="float">
            <text:p>0,371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0.534" calcext:value-type="float">
            <text:p>0,534</text:p>
          </table:table-cell>
          <table:table-cell table:style-name="ce2" office:value-type="float" office:value="0.626" calcext:value-type="float">
            <text:p>0,626</text:p>
          </table:table-cell>
          <table:table-cell table:style-name="ce2" office:value-type="float" office:value="0.723" calcext:value-type="float">
            <text:p>0,723</text:p>
          </table:table-cell>
          <table:table-cell table:style-name="ce2" office:value-type="float" office:value="0.825" calcext:value-type="float">
            <text:p>0,825</text:p>
          </table:table-cell>
          <table:table-cell table:style-name="ce2" office:value-type="float" office:value="0.936" calcext:value-type="float">
            <text:p>0,936</text:p>
          </table:table-cell>
          <table:table-cell table:style-name="ce2" office:value-type="float" office:value="1.035" calcext:value-type="float">
            <text:p>1,035</text:p>
          </table:table-cell>
          <table:table-cell table:style-name="ce2" office:value-type="float" office:value="1.091" calcext:value-type="float">
            <text:p>1,091</text:p>
          </table:table-cell>
          <table:table-cell table:style-name="ce2" office:value-type="float" office:value="1.148" calcext:value-type="float">
            <text:p>1,148</text:p>
          </table:table-cell>
          <table:table-cell table:style-name="ce2" office:value-type="float" office:value="1.201" calcext:value-type="float">
            <text:p>1,201</text:p>
          </table:table-cell>
          <table:table-cell table:style-name="ce2" office:value-type="float" office:value="1.237" calcext:value-type="float">
            <text:p>1,237</text:p>
          </table:table-cell>
          <table:table-cell table:style-name="ce2" office:value-type="float" office:value="1.276" calcext:value-type="float">
            <text:p>1,276</text:p>
          </table:table-cell>
          <table:table-cell table:style-name="ce2" office:value-type="float" office:value="1.296" calcext:value-type="float">
            <text:p>1,296</text:p>
          </table:table-cell>
          <table:table-cell table:style-name="ce2" office:value-type="float" office:value="1.319" calcext:value-type="float">
            <text:p>1,319</text:p>
          </table:table-cell>
          <table:table-cell table:style-name="ce2" office:value-type="float" office:value="1.328" calcext:value-type="float">
            <text:p>1,328</text:p>
          </table:table-cell>
          <table:table-cell table:style-name="ce2" office:value-type="float" office:value="1.314" calcext:value-type="float">
            <text:p>1,314</text:p>
          </table:table-cell>
          <table:table-cell table:style-name="ce2" office:value-type="float" office:value="1.315" calcext:value-type="float">
            <text:p>1,315</text:p>
          </table:table-cell>
          <table:table-cell table:style-name="ce2" office:value-type="float" office:value="1.33" calcext:value-type="float">
            <text:p>1,33</text:p>
          </table:table-cell>
          <table:table-cell table:style-name="ce2" office:value-type="float" office:value="1.336" calcext:value-type="float">
            <text:p>1,336</text:p>
          </table:table-cell>
          <table:table-cell table:style-name="ce2" office:value-type="float" office:value="1.311" calcext:value-type="float">
            <text:p>1,311</text:p>
          </table:table-cell>
          <table:table-cell table:style-name="ce2" office:value-type="float" office:value="1.284" calcext:value-type="float">
            <text:p>1,284</text:p>
          </table:table-cell>
          <table:table-cell table:style-name="ce2" office:value-type="float" office:value="1.278" calcext:value-type="float">
            <text:p>1,278</text:p>
          </table:table-cell>
          <table:table-cell table:style-name="ce2" office:value-type="float" office:value="1.261" calcext:value-type="float">
            <text:p>1,261</text:p>
          </table:table-cell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1.232" calcext:value-type="float">
            <text:p>1,232</text:p>
          </table:table-cell>
          <table:table-cell table:style-name="ce2" office:value-type="float" office:value="1.216" calcext:value-type="float">
            <text:p>1,216</text:p>
          </table:table-cell>
          <table:table-cell table:style-name="ce2" office:value-type="float" office:value="1.209" calcext:value-type="float">
            <text:p>1,209</text:p>
          </table:table-cell>
          <table:table-cell table:style-name="ce2" office:value-type="float" office:value="1.208" calcext:value-type="float">
            <text:p>1,208</text:p>
          </table:table-cell>
          <table:table-cell table:style-name="ce2" office:value-type="float" office:value="1.212" calcext:value-type="float">
            <text:p>1,212</text:p>
          </table:table-cell>
          <table:table-cell table:style-name="ce2" office:value-type="float" office:value="1.219" calcext:value-type="float">
            <text:p>1,219</text:p>
          </table:table-cell>
          <table:table-cell table:number-columns-repeated="2" table:style-name="ce2" office:value-type="float" office:value="1.22" calcext:value-type="float">
            <text:p>1,22</text:p>
          </table:table-cell>
          <table:table-cell table:style-name="ce2" office:value-type="float" office:value="1.223" calcext:value-type="float">
            <text:p>1,223</text:p>
          </table:table-cell>
          <table:table-cell table:style-name="ce2" office:value-type="float" office:value="1.221" calcext:value-type="float">
            <text:p>1,221</text:p>
          </table:table-cell>
          <table:table-cell table:style-name="ce2" office:value-type="float" office:value="1.223" calcext:value-type="float">
            <text:p>1,223</text:p>
          </table:table-cell>
          <table:table-cell table:number-columns-repeated="2" table:style-name="ce2" office:value-type="float" office:value="1.218" calcext:value-type="float">
            <text:p>1,218</text:p>
          </table:table-cell>
          <table:table-cell table:style-name="ce2" office:value-type="float" office:value="1.213" calcext:value-type="float">
            <text:p>1,213</text:p>
          </table:table-cell>
          <table:table-cell table:style-name="ce2" office:value-type="float" office:value="1.209" calcext:value-type="float">
            <text:p>1,209</text:p>
          </table:table-cell>
          <table:table-cell table:style-name="ce2" office:value-type="float" office:value="1.198" calcext:value-type="float">
            <text:p>1,198</text:p>
          </table:table-cell>
          <table:table-cell table:style-name="ce2" office:value-type="float" office:value="1.192" calcext:value-type="float">
            <text:p>1,192</text:p>
          </table:table-cell>
          <table:table-cell table:style-name="ce2" office:value-type="float" office:value="1.185" calcext:value-type="float">
            <text:p>1,185</text:p>
          </table:table-cell>
          <table:table-cell table:number-columns-repeated="2" table:style-name="ce2" office:value-type="float" office:value="1.178" calcext:value-type="float">
            <text:p>1,178</text:p>
          </table:table-cell>
          <table:table-cell table:style-name="ce2" office:value-type="float" office:value="1.174" calcext:value-type="float">
            <text:p>1,174</text:p>
          </table:table-cell>
          <table:table-cell table:style-name="ce2" office:value-type="float" office:value="1.172" calcext:value-type="float">
            <text:p>1,172</text:p>
          </table:table-cell>
          <table:table-cell table:number-columns-repeated="2" table:style-name="ce2" office:value-type="float" office:value="1.17" calcext:value-type="float">
            <text:p>1,17</text:p>
          </table:table-cell>
          <table:table-cell table:style-name="ce2" office:value-type="float" office:value="1.166" calcext:value-type="float">
            <text:p>1,166</text:p>
          </table:table-cell>
          <table:table-cell table:style-name="ce2" office:value-type="float" office:value="1.165" calcext:value-type="float">
            <text:p>1,165</text:p>
          </table:table-cell>
          <table:table-cell table:style-name="ce2" office:value-type="float" office:value="1.164" calcext:value-type="float">
            <text:p>1,164</text:p>
          </table:table-cell>
          <table:table-cell table:style-name="ce2" office:value-type="float" office:value="1.163" calcext:value-type="float">
            <text:p>1,163</text:p>
          </table:table-cell>
          <table:table-cell table:number-columns-repeated="2" table:style-name="ce2" office:value-type="float" office:value="1.161" calcext:value-type="float">
            <text:p>1,161</text:p>
          </table:table-cell>
          <table:table-cell table:style-name="ce2" office:value-type="float" office:value="1.159" calcext:value-type="float">
            <text:p>1,159</text:p>
          </table:table-cell>
          <table:table-cell table:style-name="ce2" office:value-type="float" office:value="1.16" calcext:value-type="float">
            <text:p>1,16</text:p>
          </table:table-cell>
          <table:table-cell table:style-name="ce2" office:value-type="float" office:value="1.157" calcext:value-type="float">
            <text:p>1,157</text:p>
          </table:table-cell>
          <table:table-cell table:style-name="ce2" office:value-type="float" office:value="1.155" calcext:value-type="float">
            <text:p>1,155</text:p>
          </table:table-cell>
          <table:table-cell table:number-columns-repeated="2" table:style-name="ce2" office:value-type="float" office:value="1.149" calcext:value-type="float">
            <text:p>1,149</text:p>
          </table:table-cell>
          <table:table-cell table:style-name="ce2" office:value-type="float" office:value="1.143" calcext:value-type="float">
            <text:p>1,143</text:p>
          </table:table-cell>
          <table:table-cell table:style-name="ce2" office:value-type="float" office:value="1.138" calcext:value-type="float">
            <text:p>1,138</text:p>
          </table:table-cell>
          <table:table-cell table:style-name="ce2" office:value-type="float" office:value="1.133" calcext:value-type="float">
            <text:p>1,133</text:p>
          </table:table-cell>
          <table:table-cell table:style-name="ce2" office:value-type="float" office:value="1.131" calcext:value-type="float">
            <text:p>1,131</text:p>
          </table:table-cell>
          <table:table-cell table:style-name="ce2" office:value-type="float" office:value="1.127" calcext:value-type="float">
            <text:p>1,127</text:p>
          </table:table-cell>
          <table:table-cell table:style-name="ce2" office:value-type="float" office:value="1.122" calcext:value-type="float">
            <text:p>1,122</text:p>
          </table:table-cell>
          <table:table-cell table:style-name="ce2" office:value-type="float" office:value="1.118" calcext:value-type="float">
            <text:p>1,118</text:p>
          </table:table-cell>
          <table:table-cell table:style-name="ce2" office:value-type="float" office:value="1.114" calcext:value-type="float">
            <text:p>1,114</text:p>
          </table:table-cell>
          <table:table-cell table:style-name="ce2" office:value-type="float" office:value="1.111" calcext:value-type="float">
            <text:p>1,111</text:p>
          </table:table-cell>
          <table:table-cell table:style-name="ce2" office:value-type="float" office:value="1.108" calcext:value-type="float">
            <text:p>1,108</text:p>
          </table:table-cell>
          <table:table-cell table:style-name="ce2" office:value-type="float" office:value="1.106" calcext:value-type="float">
            <text:p>1,106</text:p>
          </table:table-cell>
          <table:table-cell table:style-name="ce2" office:value-type="float" office:value="1.107" calcext:value-type="float">
            <text:p>1,107</text:p>
          </table:table-cell>
          <table:table-cell table:style-name="ce2" office:value-type="float" office:value="1.103" calcext:value-type="float">
            <text:p>1,103</text:p>
          </table:table-cell>
          <table:table-cell table:style-name="ce2" office:value-type="float" office:value="1.102" calcext:value-type="float">
            <text:p>1,102</text:p>
          </table:table-cell>
          <table:table-cell table:style-name="ce2" office:value-type="float" office:value="1.096" calcext:value-type="float">
            <text:p>1,096</text:p>
          </table:table-cell>
          <table:table-cell table:style-name="ce2" office:value-type="float" office:value="1.091" calcext:value-type="float">
            <text:p>1,091</text:p>
          </table:table-cell>
          <table:table-cell table:style-name="ce2" office:value-type="float" office:value="1.082" calcext:value-type="float">
            <text:p>1,082</text:p>
          </table:table-cell>
          <table:table-cell table:style-name="ce2" office:value-type="float" office:value="1.073" calcext:value-type="float">
            <text:p>1,073</text:p>
          </table:table-cell>
          <table:table-cell table:style-name="ce2" office:value-type="float" office:value="1.069" calcext:value-type="float">
            <text:p>1,069</text:p>
          </table:table-cell>
          <table:table-cell table:style-name="ce2" office:value-type="float" office:value="1.061" calcext:value-type="float">
            <text:p>1,061</text:p>
          </table:table-cell>
          <table:table-cell table:style-name="ce2" office:value-type="float" office:value="1.056" calcext:value-type="float">
            <text:p>1,056</text:p>
          </table:table-cell>
          <table:table-cell table:style-name="ce2" office:value-type="float" office:value="1.05" calcext:value-type="float">
            <text:p>1,05</text:p>
          </table:table-cell>
          <table:table-cell table:style-name="ce2" office:value-type="float" office:value="1.046" calcext:value-type="float">
            <text:p>1,046</text:p>
          </table:table-cell>
          <table:table-cell table:style-name="ce2" office:value-type="float" office:value="1.041" calcext:value-type="float">
            <text:p>1,041</text:p>
          </table:table-cell>
          <table:table-cell table:style-name="ce2" office:value-type="float" office:value="1.036" calcext:value-type="float">
            <text:p>1,036</text:p>
          </table:table-cell>
        </table:table-row>
        <table:table-row table:style-name="ro1">
          <table:table-cell table:style-name="ce2" office:value-type="string" calcext:value-type="string">
            <text:p>B4</text:p>
          </table:table-cell>
          <table:table-cell table:style-name="ce2" office:value-type="float" office:value="0.111" calcext:value-type="float">
            <text:p>0,111</text:p>
          </table:table-cell>
          <table:table-cell table:style-name="ce2" office:value-type="float" office:value="0.116" calcext:value-type="float">
            <text:p>0,116</text:p>
          </table:table-cell>
          <table:table-cell table:number-columns-repeated="2" table:style-name="ce2" office:value-type="float" office:value="0.121" calcext:value-type="float">
            <text:p>0,121</text:p>
          </table:table-cell>
          <table:table-cell table:style-name="ce2" office:value-type="float" office:value="0.124" calcext:value-type="float">
            <text:p>0,124</text:p>
          </table:table-cell>
          <table:table-cell table:style-name="ce2" office:value-type="float" office:value="0.13" calcext:value-type="float">
            <text:p>0,13</text:p>
          </table:table-cell>
          <table:table-cell table:style-name="ce2" office:value-type="float" office:value="0.148" calcext:value-type="float">
            <text:p>0,148</text:p>
          </table:table-cell>
          <table:table-cell table:style-name="ce2" office:value-type="float" office:value="0.17" calcext:value-type="float">
            <text:p>0,17</text:p>
          </table:table-cell>
          <table:table-cell table:style-name="ce2" office:value-type="float" office:value="0.21" calcext:value-type="float">
            <text:p>0,21</text:p>
          </table:table-cell>
          <table:table-cell table:style-name="ce2" office:value-type="float" office:value="0.252" calcext:value-type="float">
            <text:p>0,252</text:p>
          </table:table-cell>
          <table:table-cell table:style-name="ce2" office:value-type="float" office:value="0.307" calcext:value-type="float">
            <text:p>0,307</text:p>
          </table:table-cell>
          <table:table-cell table:style-name="ce2" office:value-type="float" office:value="0.374" calcext:value-type="float">
            <text:p>0,374</text:p>
          </table:table-cell>
          <table:table-cell table:style-name="ce2" office:value-type="float" office:value="0.447" calcext:value-type="float">
            <text:p>0,447</text:p>
          </table:table-cell>
          <table:table-cell table:style-name="ce2" office:value-type="float" office:value="0.536" calcext:value-type="float">
            <text:p>0,536</text:p>
          </table:table-cell>
          <table:table-cell table:style-name="ce2" office:value-type="float" office:value="0.625" calcext:value-type="float">
            <text:p>0,625</text:p>
          </table:table-cell>
          <table:table-cell table:style-name="ce2" office:value-type="float" office:value="0.735" calcext:value-type="float">
            <text:p>0,735</text:p>
          </table:table-cell>
          <table:table-cell table:style-name="ce2" office:value-type="float" office:value="0.823" calcext:value-type="float">
            <text:p>0,823</text:p>
          </table:table-cell>
          <table:table-cell table:style-name="ce2" office:value-type="float" office:value="0.934" calcext:value-type="float">
            <text:p>0,934</text:p>
          </table:table-cell>
          <table:table-cell table:style-name="ce2" office:value-type="float" office:value="1.034" calcext:value-type="float">
            <text:p>1,034</text:p>
          </table:table-cell>
          <table:table-cell table:style-name="ce2" office:value-type="float" office:value="1.095" calcext:value-type="float">
            <text:p>1,095</text:p>
          </table:table-cell>
          <table:table-cell table:style-name="ce2" office:value-type="float" office:value="1.148" calcext:value-type="float">
            <text:p>1,148</text:p>
          </table:table-cell>
          <table:table-cell table:style-name="ce2" office:value-type="float" office:value="1.194" calcext:value-type="float">
            <text:p>1,194</text:p>
          </table:table-cell>
          <table:table-cell table:style-name="ce2" office:value-type="float" office:value="1.233" calcext:value-type="float">
            <text:p>1,233</text:p>
          </table:table-cell>
          <table:table-cell table:style-name="ce2" office:value-type="float" office:value="1.274" calcext:value-type="float">
            <text:p>1,274</text:p>
          </table:table-cell>
          <table:table-cell table:style-name="ce2" office:value-type="float" office:value="1.297" calcext:value-type="float">
            <text:p>1,297</text:p>
          </table:table-cell>
          <table:table-cell table:style-name="ce2" office:value-type="float" office:value="1.32" calcext:value-type="float">
            <text:p>1,32</text:p>
          </table:table-cell>
          <table:table-cell table:style-name="ce2" office:value-type="float" office:value="1.308" calcext:value-type="float">
            <text:p>1,308</text:p>
          </table:table-cell>
          <table:table-cell table:style-name="ce2" office:value-type="float" office:value="1.309" calcext:value-type="float">
            <text:p>1,309</text:p>
          </table:table-cell>
          <table:table-cell table:style-name="ce2" office:value-type="float" office:value="1.317" calcext:value-type="float">
            <text:p>1,317</text:p>
          </table:table-cell>
          <table:table-cell table:style-name="ce2" office:value-type="float" office:value="1.319" calcext:value-type="float">
            <text:p>1,319</text:p>
          </table:table-cell>
          <table:table-cell table:style-name="ce2" office:value-type="float" office:value="1.334" calcext:value-type="float">
            <text:p>1,334</text:p>
          </table:table-cell>
          <table:table-cell table:style-name="ce2" office:value-type="float" office:value="1.314" calcext:value-type="float">
            <text:p>1,314</text:p>
          </table:table-cell>
          <table:table-cell table:style-name="ce2" office:value-type="float" office:value="1.296" calcext:value-type="float">
            <text:p>1,296</text:p>
          </table:table-cell>
          <table:table-cell table:style-name="ce2" office:value-type="float" office:value="1.294" calcext:value-type="float">
            <text:p>1,294</text:p>
          </table:table-cell>
          <table:table-cell table:style-name="ce2" office:value-type="float" office:value="1.27" calcext:value-type="float">
            <text:p>1,27</text:p>
          </table:table-cell>
          <table:table-cell table:style-name="ce2" office:value-type="float" office:value="1.255" calcext:value-type="float">
            <text:p>1,255</text:p>
          </table:table-cell>
          <table:table-cell table:style-name="ce2" office:value-type="float" office:value="1.242" calcext:value-type="float">
            <text:p>1,242</text:p>
          </table:table-cell>
          <table:table-cell table:style-name="ce2" office:value-type="float" office:value="1.227" calcext:value-type="float">
            <text:p>1,227</text:p>
          </table:table-cell>
          <table:table-cell table:style-name="ce2" office:value-type="float" office:value="1.219" calcext:value-type="float">
            <text:p>1,219</text:p>
          </table:table-cell>
          <table:table-cell table:style-name="ce2" office:value-type="float" office:value="1.227" calcext:value-type="float">
            <text:p>1,227</text:p>
          </table:table-cell>
          <table:table-cell table:style-name="ce2" office:value-type="float" office:value="1.233" calcext:value-type="float">
            <text:p>1,233</text:p>
          </table:table-cell>
          <table:table-cell table:style-name="ce2" office:value-type="float" office:value="1.244" calcext:value-type="float">
            <text:p>1,244</text:p>
          </table:table-cell>
          <table:table-cell table:style-name="ce2" office:value-type="float" office:value="1.241" calcext:value-type="float">
            <text:p>1,241</text:p>
          </table:table-cell>
          <table:table-cell table:style-name="ce2" office:value-type="float" office:value="1.243" calcext:value-type="float">
            <text:p>1,243</text:p>
          </table:table-cell>
          <table:table-cell table:style-name="ce2" office:value-type="float" office:value="1.244" calcext:value-type="float">
            <text:p>1,244</text:p>
          </table:table-cell>
          <table:table-cell table:style-name="ce2" office:value-type="float" office:value="1.246" calcext:value-type="float">
            <text:p>1,246</text:p>
          </table:table-cell>
          <table:table-cell table:style-name="ce2" office:value-type="float" office:value="1.243" calcext:value-type="float">
            <text:p>1,243</text:p>
          </table:table-cell>
          <table:table-cell table:style-name="ce2" office:value-type="float" office:value="1.237" calcext:value-type="float">
            <text:p>1,237</text:p>
          </table:table-cell>
          <table:table-cell table:style-name="ce2" office:value-type="float" office:value="1.236" calcext:value-type="float">
            <text:p>1,236</text:p>
          </table:table-cell>
          <table:table-cell table:style-name="ce2" office:value-type="float" office:value="1.228" calcext:value-type="float">
            <text:p>1,228</text:p>
          </table:table-cell>
          <table:table-cell table:style-name="ce2" office:value-type="float" office:value="1.221" calcext:value-type="float">
            <text:p>1,221</text:p>
          </table:table-cell>
          <table:table-cell table:style-name="ce2" office:value-type="float" office:value="1.212" calcext:value-type="float">
            <text:p>1,212</text:p>
          </table:table-cell>
          <table:table-cell table:style-name="ce2" office:value-type="float" office:value="1.205" calcext:value-type="float">
            <text:p>1,205</text:p>
          </table:table-cell>
          <table:table-cell table:style-name="ce2" office:value-type="float" office:value="1.201" calcext:value-type="float">
            <text:p>1,201</text:p>
          </table:table-cell>
          <table:table-cell table:number-columns-repeated="2" table:style-name="ce2" office:value-type="float" office:value="1.193" calcext:value-type="float">
            <text:p>1,193</text:p>
          </table:table-cell>
          <table:table-cell table:style-name="ce2" office:value-type="float" office:value="1.191" calcext:value-type="float">
            <text:p>1,191</text:p>
          </table:table-cell>
          <table:table-cell table:style-name="ce2" office:value-type="float" office:value="1.187" calcext:value-type="float">
            <text:p>1,187</text:p>
          </table:table-cell>
          <table:table-cell table:style-name="ce2" office:value-type="float" office:value="1.183" calcext:value-type="float">
            <text:p>1,183</text:p>
          </table:table-cell>
          <table:table-cell table:number-columns-repeated="2" table:style-name="ce2" office:value-type="float" office:value="1.184" calcext:value-type="float">
            <text:p>1,184</text:p>
          </table:table-cell>
          <table:table-cell table:style-name="ce2" office:value-type="float" office:value="1.178" calcext:value-type="float">
            <text:p>1,178</text:p>
          </table:table-cell>
          <table:table-cell table:style-name="ce2" office:value-type="float" office:value="1.177" calcext:value-type="float">
            <text:p>1,177</text:p>
          </table:table-cell>
          <table:table-cell table:style-name="ce2" office:value-type="float" office:value="1.178" calcext:value-type="float">
            <text:p>1,178</text:p>
          </table:table-cell>
          <table:table-cell table:style-name="ce2" office:value-type="float" office:value="1.177" calcext:value-type="float">
            <text:p>1,177</text:p>
          </table:table-cell>
          <table:table-cell table:style-name="ce2" office:value-type="float" office:value="1.175" calcext:value-type="float">
            <text:p>1,175</text:p>
          </table:table-cell>
          <table:table-cell table:style-name="ce2" office:value-type="float" office:value="1.173" calcext:value-type="float">
            <text:p>1,173</text:p>
          </table:table-cell>
          <table:table-cell table:style-name="ce2" office:value-type="float" office:value="1.171" calcext:value-type="float">
            <text:p>1,171</text:p>
          </table:table-cell>
          <table:table-cell table:style-name="ce2" office:value-type="float" office:value="1.169" calcext:value-type="float">
            <text:p>1,169</text:p>
          </table:table-cell>
          <table:table-cell table:style-name="ce2" office:value-type="float" office:value="1.164" calcext:value-type="float">
            <text:p>1,164</text:p>
          </table:table-cell>
          <table:table-cell table:style-name="ce2" office:value-type="float" office:value="1.159" calcext:value-type="float">
            <text:p>1,159</text:p>
          </table:table-cell>
          <table:table-cell table:style-name="ce2" office:value-type="float" office:value="1.154" calcext:value-type="float">
            <text:p>1,154</text:p>
          </table:table-cell>
          <table:table-cell table:style-name="ce2" office:value-type="float" office:value="1.148" calcext:value-type="float">
            <text:p>1,148</text:p>
          </table:table-cell>
          <table:table-cell table:style-name="ce2" office:value-type="float" office:value="1.145" calcext:value-type="float">
            <text:p>1,145</text:p>
          </table:table-cell>
          <table:table-cell table:style-name="ce2" office:value-type="float" office:value="1.139" calcext:value-type="float">
            <text:p>1,139</text:p>
          </table:table-cell>
          <table:table-cell table:style-name="ce2" office:value-type="float" office:value="1.134" calcext:value-type="float">
            <text:p>1,134</text:p>
          </table:table-cell>
          <table:table-cell table:style-name="ce2" office:value-type="float" office:value="1.132" calcext:value-type="float">
            <text:p>1,132</text:p>
          </table:table-cell>
          <table:table-cell table:style-name="ce2" office:value-type="float" office:value="1.127" calcext:value-type="float">
            <text:p>1,127</text:p>
          </table:table-cell>
          <table:table-cell table:style-name="ce2" office:value-type="float" office:value="1.128" calcext:value-type="float">
            <text:p>1,128</text:p>
          </table:table-cell>
          <table:table-cell table:style-name="ce2" office:value-type="float" office:value="1.125" calcext:value-type="float">
            <text:p>1,125</text:p>
          </table:table-cell>
          <table:table-cell table:style-name="ce2" office:value-type="float" office:value="1.127" calcext:value-type="float">
            <text:p>1,127</text:p>
          </table:table-cell>
          <table:table-cell table:style-name="ce2" office:value-type="float" office:value="1.126" calcext:value-type="float">
            <text:p>1,126</text:p>
          </table:table-cell>
          <table:table-cell table:style-name="ce2" office:value-type="float" office:value="1.125" calcext:value-type="float">
            <text:p>1,125</text:p>
          </table:table-cell>
          <table:table-cell table:style-name="ce2" office:value-type="float" office:value="1.12" calcext:value-type="float">
            <text:p>1,12</text:p>
          </table:table-cell>
          <table:table-cell table:style-name="ce2" office:value-type="float" office:value="1.111" calcext:value-type="float">
            <text:p>1,111</text:p>
          </table:table-cell>
          <table:table-cell table:style-name="ce2" office:value-type="float" office:value="1.104" calcext:value-type="float">
            <text:p>1,104</text:p>
          </table:table-cell>
          <table:table-cell table:style-name="ce2" office:value-type="float" office:value="1.098" calcext:value-type="float">
            <text:p>1,098</text:p>
          </table:table-cell>
          <table:table-cell table:style-name="ce2" office:value-type="float" office:value="1.09" calcext:value-type="float">
            <text:p>1,09</text:p>
          </table:table-cell>
          <table:table-cell table:style-name="ce2" office:value-type="float" office:value="1.083" calcext:value-type="float">
            <text:p>1,083</text:p>
          </table:table-cell>
          <table:table-cell table:style-name="ce2" office:value-type="float" office:value="1.079" calcext:value-type="float">
            <text:p>1,079</text:p>
          </table:table-cell>
          <table:table-cell table:style-name="ce2" office:value-type="float" office:value="1.073" calcext:value-type="float">
            <text:p>1,073</text:p>
          </table:table-cell>
          <table:table-cell table:style-name="ce2" office:value-type="float" office:value="1.068" calcext:value-type="float">
            <text:p>1,068</text:p>
          </table:table-cell>
          <table:table-cell table:style-name="ce2" office:value-type="float" office:value="1.062" calcext:value-type="float">
            <text:p>1,062</text:p>
          </table:table-cell>
          <table:table-cell table:number-columns-repeated="2" table:style-name="ce2" office:value-type="float" office:value="1.058" calcext:value-type="float">
            <text:p>1,058</text:p>
          </table:table-cell>
          <table:table-cell table:style-name="ce2" office:value-type="float" office:value="1.053" calcext:value-type="float">
            <text:p>1,053</text:p>
          </table:table-cell>
          <table:table-cell table:style-name="ce2" office:value-type="float" office:value="1.051" calcext:value-type="float">
            <text:p>1,051</text:p>
          </table:table-cell>
        </table:table-row>
        <table:table-row table:style-name="ro1">
          <table:table-cell table:style-name="ce3" office:value-type="string" calcext:value-type="string">
            <text:p>B5</text:p>
          </table:table-cell>
          <table:table-cell table:style-name="ce3" office:value-type="float" office:value="0.111" calcext:value-type="float">
            <text:p>0,111</text:p>
          </table:table-cell>
          <table:table-cell table:style-name="ce3" office:value-type="float" office:value="0.116" calcext:value-type="float">
            <text:p>0,116</text:p>
          </table:table-cell>
          <table:table-cell table:style-name="ce3" office:value-type="float" office:value="0.12" calcext:value-type="float">
            <text:p>0,12</text:p>
          </table:table-cell>
          <table:table-cell table:style-name="ce3" office:value-type="float" office:value="0.119" calcext:value-type="float">
            <text:p>0,119</text:p>
          </table:table-cell>
          <table:table-cell table:style-name="ce3" office:value-type="float" office:value="0.12" calcext:value-type="float">
            <text:p>0,12</text:p>
          </table:table-cell>
          <table:table-cell table:style-name="ce3" office:value-type="float" office:value="0.122" calcext:value-type="float">
            <text:p>0,122</text:p>
          </table:table-cell>
          <table:table-cell table:style-name="ce3" office:value-type="float" office:value="0.132" calcext:value-type="float">
            <text:p>0,132</text:p>
          </table:table-cell>
          <table:table-cell table:style-name="ce3" office:value-type="float" office:value="0.149" calcext:value-type="float">
            <text:p>0,149</text:p>
          </table:table-cell>
          <table:table-cell table:style-name="ce3" office:value-type="float" office:value="0.163" calcext:value-type="float">
            <text:p>0,163</text:p>
          </table:table-cell>
          <table:table-cell table:style-name="ce3" office:value-type="float" office:value="0.195" calcext:value-type="float">
            <text:p>0,195</text:p>
          </table:table-cell>
          <table:table-cell table:style-name="ce3" office:value-type="float" office:value="0.241" calcext:value-type="float">
            <text:p>0,241</text:p>
          </table:table-cell>
          <table:table-cell table:style-name="ce3" office:value-type="float" office:value="0.295" calcext:value-type="float">
            <text:p>0,295</text:p>
          </table:table-cell>
          <table:table-cell table:style-name="ce3" office:value-type="float" office:value="0.365" calcext:value-type="float">
            <text:p>0,365</text:p>
          </table:table-cell>
          <table:table-cell table:style-name="ce3" office:value-type="float" office:value="0.457" calcext:value-type="float">
            <text:p>0,457</text:p>
          </table:table-cell>
          <table:table-cell table:style-name="ce3" office:value-type="float" office:value="0.536" calcext:value-type="float">
            <text:p>0,536</text:p>
          </table:table-cell>
          <table:table-cell table:style-name="ce3" office:value-type="float" office:value="0.622" calcext:value-type="float">
            <text:p>0,622</text:p>
          </table:table-cell>
          <table:table-cell table:style-name="ce3" office:value-type="float" office:value="0.716" calcext:value-type="float">
            <text:p>0,716</text:p>
          </table:table-cell>
          <table:table-cell table:style-name="ce3" office:value-type="float" office:value="0.795" calcext:value-type="float">
            <text:p>0,795</text:p>
          </table:table-cell>
          <table:table-cell table:style-name="ce3" office:value-type="float" office:value="0.919" calcext:value-type="float">
            <text:p>0,919</text:p>
          </table:table-cell>
          <table:table-cell table:style-name="ce3" office:value-type="float" office:value="1.037" calcext:value-type="float">
            <text:p>1,037</text:p>
          </table:table-cell>
          <table:table-cell table:style-name="ce3" office:value-type="float" office:value="1.095" calcext:value-type="float">
            <text:p>1,095</text:p>
          </table:table-cell>
          <table:table-cell table:style-name="ce3" office:value-type="float" office:value="1.148" calcext:value-type="float">
            <text:p>1,148</text:p>
          </table:table-cell>
          <table:table-cell table:style-name="ce3" office:value-type="float" office:value="1.191" calcext:value-type="float">
            <text:p>1,191</text:p>
          </table:table-cell>
          <table:table-cell table:style-name="ce3" office:value-type="float" office:value="1.222" calcext:value-type="float">
            <text:p>1,222</text:p>
          </table:table-cell>
          <table:table-cell table:style-name="ce3" office:value-type="float" office:value="1.254" calcext:value-type="float">
            <text:p>1,254</text:p>
          </table:table-cell>
          <table:table-cell table:style-name="ce3" office:value-type="float" office:value="1.28" calcext:value-type="float">
            <text:p>1,28</text:p>
          </table:table-cell>
          <table:table-cell table:number-columns-repeated="2" table:style-name="ce3" office:value-type="float" office:value="1.291" calcext:value-type="float">
            <text:p>1,291</text:p>
          </table:table-cell>
          <table:table-cell table:style-name="ce3" office:value-type="float" office:value="1.298" calcext:value-type="float">
            <text:p>1,298</text:p>
          </table:table-cell>
          <table:table-cell table:style-name="ce3" office:value-type="float" office:value="1.303" calcext:value-type="float">
            <text:p>1,303</text:p>
          </table:table-cell>
          <table:table-cell table:style-name="ce3" office:value-type="float" office:value="1.315" calcext:value-type="float">
            <text:p>1,315</text:p>
          </table:table-cell>
          <table:table-cell table:style-name="ce3" office:value-type="float" office:value="1.321" calcext:value-type="float">
            <text:p>1,321</text:p>
          </table:table-cell>
          <table:table-cell table:style-name="ce3" office:value-type="float" office:value="1.307" calcext:value-type="float">
            <text:p>1,307</text:p>
          </table:table-cell>
          <table:table-cell table:style-name="ce3" office:value-type="float" office:value="1.29" calcext:value-type="float">
            <text:p>1,29</text:p>
          </table:table-cell>
          <table:table-cell table:style-name="ce3" office:value-type="float" office:value="1.27" calcext:value-type="float">
            <text:p>1,27</text:p>
          </table:table-cell>
          <table:table-cell table:style-name="ce3" office:value-type="float" office:value="1.254" calcext:value-type="float">
            <text:p>1,254</text:p>
          </table:table-cell>
          <table:table-cell table:style-name="ce3" office:value-type="float" office:value="1.241" calcext:value-type="float">
            <text:p>1,241</text:p>
          </table:table-cell>
          <table:table-cell table:style-name="ce3" office:value-type="float" office:value="1.228" calcext:value-type="float">
            <text:p>1,228</text:p>
          </table:table-cell>
          <table:table-cell table:style-name="ce3" office:value-type="float" office:value="1.219" calcext:value-type="float">
            <text:p>1,219</text:p>
          </table:table-cell>
          <table:table-cell table:style-name="ce3" office:value-type="float" office:value="1.214" calcext:value-type="float">
            <text:p>1,214</text:p>
          </table:table-cell>
          <table:table-cell table:style-name="ce3" office:value-type="float" office:value="1.203" calcext:value-type="float">
            <text:p>1,203</text:p>
          </table:table-cell>
          <table:table-cell table:style-name="ce3" office:value-type="float" office:value="1.206" calcext:value-type="float">
            <text:p>1,206</text:p>
          </table:table-cell>
          <table:table-cell table:style-name="ce3" office:value-type="float" office:value="1.211" calcext:value-type="float">
            <text:p>1,211</text:p>
          </table:table-cell>
          <table:table-cell table:style-name="ce3" office:value-type="float" office:value="1.215" calcext:value-type="float">
            <text:p>1,215</text:p>
          </table:table-cell>
          <table:table-cell table:style-name="ce3" office:value-type="float" office:value="1.22" calcext:value-type="float">
            <text:p>1,22</text:p>
          </table:table-cell>
          <table:table-cell table:style-name="ce3" office:value-type="float" office:value="1.219" calcext:value-type="float">
            <text:p>1,219</text:p>
          </table:table-cell>
          <table:table-cell table:style-name="ce3" office:value-type="float" office:value="1.22" calcext:value-type="float">
            <text:p>1,22</text:p>
          </table:table-cell>
          <table:table-cell table:style-name="ce3" office:value-type="float" office:value="1.215" calcext:value-type="float">
            <text:p>1,215</text:p>
          </table:table-cell>
          <table:table-cell table:style-name="ce3" office:value-type="float" office:value="1.22" calcext:value-type="float">
            <text:p>1,22</text:p>
          </table:table-cell>
          <table:table-cell table:style-name="ce3" office:value-type="float" office:value="1.219" calcext:value-type="float">
            <text:p>1,219</text:p>
          </table:table-cell>
          <table:table-cell table:style-name="ce3" office:value-type="float" office:value="1.209" calcext:value-type="float">
            <text:p>1,209</text:p>
          </table:table-cell>
          <table:table-cell table:style-name="ce3" office:value-type="float" office:value="1.204" calcext:value-type="float">
            <text:p>1,204</text:p>
          </table:table-cell>
          <table:table-cell table:style-name="ce3" office:value-type="float" office:value="1.196" calcext:value-type="float">
            <text:p>1,196</text:p>
          </table:table-cell>
          <table:table-cell table:style-name="ce3" office:value-type="float" office:value="1.188" calcext:value-type="float">
            <text:p>1,188</text:p>
          </table:table-cell>
          <table:table-cell table:style-name="ce3" office:value-type="float" office:value="1.179" calcext:value-type="float">
            <text:p>1,179</text:p>
          </table:table-cell>
          <table:table-cell table:style-name="ce3" office:value-type="float" office:value="1.177" calcext:value-type="float">
            <text:p>1,177</text:p>
          </table:table-cell>
          <table:table-cell table:style-name="ce3" office:value-type="float" office:value="1.173" calcext:value-type="float">
            <text:p>1,173</text:p>
          </table:table-cell>
          <table:table-cell table:style-name="ce3" office:value-type="float" office:value="1.168" calcext:value-type="float">
            <text:p>1,168</text:p>
          </table:table-cell>
          <table:table-cell table:style-name="ce3" office:value-type="float" office:value="1.165" calcext:value-type="float">
            <text:p>1,165</text:p>
          </table:table-cell>
          <table:table-cell table:style-name="ce3" office:value-type="float" office:value="1.166" calcext:value-type="float">
            <text:p>1,166</text:p>
          </table:table-cell>
          <table:table-cell table:style-name="ce3" office:value-type="float" office:value="1.164" calcext:value-type="float">
            <text:p>1,164</text:p>
          </table:table-cell>
          <table:table-cell table:style-name="ce3" office:value-type="float" office:value="1.162" calcext:value-type="float">
            <text:p>1,162</text:p>
          </table:table-cell>
          <table:table-cell table:style-name="ce3" office:value-type="float" office:value="1.161" calcext:value-type="float">
            <text:p>1,161</text:p>
          </table:table-cell>
          <table:table-cell table:style-name="ce3" office:value-type="float" office:value="1.162" calcext:value-type="float">
            <text:p>1,162</text:p>
          </table:table-cell>
          <table:table-cell table:style-name="ce3" office:value-type="float" office:value="1.16" calcext:value-type="float">
            <text:p>1,16</text:p>
          </table:table-cell>
          <table:table-cell table:number-columns-repeated="4" table:style-name="ce3" office:value-type="float" office:value="1.156" calcext:value-type="float">
            <text:p>1,156</text:p>
          </table:table-cell>
          <table:table-cell table:number-columns-repeated="2" table:style-name="ce3" office:value-type="float" office:value="1.155" calcext:value-type="float">
            <text:p>1,155</text:p>
          </table:table-cell>
          <table:table-cell table:style-name="ce3" office:value-type="float" office:value="1.157" calcext:value-type="float">
            <text:p>1,157</text:p>
          </table:table-cell>
          <table:table-cell table:style-name="ce3" office:value-type="float" office:value="1.154" calcext:value-type="float">
            <text:p>1,154</text:p>
          </table:table-cell>
          <table:table-cell table:style-name="ce3" office:value-type="float" office:value="1.148" calcext:value-type="float">
            <text:p>1,148</text:p>
          </table:table-cell>
          <table:table-cell table:style-name="ce3" office:value-type="float" office:value="1.145" calcext:value-type="float">
            <text:p>1,145</text:p>
          </table:table-cell>
          <table:table-cell table:style-name="ce3" office:value-type="float" office:value="1.142" calcext:value-type="float">
            <text:p>1,142</text:p>
          </table:table-cell>
          <table:table-cell table:style-name="ce3" office:value-type="float" office:value="1.14" calcext:value-type="float">
            <text:p>1,14</text:p>
          </table:table-cell>
          <table:table-cell table:style-name="ce3" office:value-type="float" office:value="1.134" calcext:value-type="float">
            <text:p>1,134</text:p>
          </table:table-cell>
          <table:table-cell table:style-name="ce3" office:value-type="float" office:value="1.13" calcext:value-type="float">
            <text:p>1,13</text:p>
          </table:table-cell>
          <table:table-cell table:style-name="ce3" office:value-type="float" office:value="1.128" calcext:value-type="float">
            <text:p>1,128</text:p>
          </table:table-cell>
          <table:table-cell table:number-columns-repeated="2" table:style-name="ce3" office:value-type="float" office:value="1.121" calcext:value-type="float">
            <text:p>1,121</text:p>
          </table:table-cell>
          <table:table-cell table:style-name="ce3" office:value-type="float" office:value="1.116" calcext:value-type="float">
            <text:p>1,116</text:p>
          </table:table-cell>
          <table:table-cell table:style-name="ce3" office:value-type="float" office:value="1.112" calcext:value-type="float">
            <text:p>1,112</text:p>
          </table:table-cell>
          <table:table-cell table:style-name="ce3" office:value-type="float" office:value="1.108" calcext:value-type="float">
            <text:p>1,108</text:p>
          </table:table-cell>
          <table:table-cell table:style-name="ce3" office:value-type="float" office:value="1.106" calcext:value-type="float">
            <text:p>1,106</text:p>
          </table:table-cell>
          <table:table-cell table:style-name="ce3" office:value-type="float" office:value="1.102" calcext:value-type="float">
            <text:p>1,102</text:p>
          </table:table-cell>
          <table:table-cell table:style-name="ce3" office:value-type="float" office:value="1.101" calcext:value-type="float">
            <text:p>1,101</text:p>
          </table:table-cell>
          <table:table-cell table:style-name="ce3" office:value-type="float" office:value="1.1" calcext:value-type="float">
            <text:p>1,1</text:p>
          </table:table-cell>
          <table:table-cell table:style-name="ce3" office:value-type="float" office:value="1.099" calcext:value-type="float">
            <text:p>1,099</text:p>
          </table:table-cell>
          <table:table-cell table:style-name="ce3" office:value-type="float" office:value="1.1" calcext:value-type="float">
            <text:p>1,1</text:p>
          </table:table-cell>
          <table:table-cell table:style-name="ce3" office:value-type="float" office:value="1.098" calcext:value-type="float">
            <text:p>1,098</text:p>
          </table:table-cell>
          <table:table-cell table:style-name="ce3" office:value-type="float" office:value="1.097" calcext:value-type="float">
            <text:p>1,097</text:p>
          </table:table-cell>
          <table:table-cell table:style-name="ce3" office:value-type="float" office:value="1.094" calcext:value-type="float">
            <text:p>1,094</text:p>
          </table:table-cell>
          <table:table-cell table:style-name="ce3" office:value-type="float" office:value="1.091" calcext:value-type="float">
            <text:p>1,091</text:p>
          </table:table-cell>
          <table:table-cell table:style-name="ce3" office:value-type="float" office:value="1.083" calcext:value-type="float">
            <text:p>1,083</text:p>
          </table:table-cell>
          <table:table-cell table:style-name="ce3" office:value-type="float" office:value="1.078" calcext:value-type="float">
            <text:p>1,078</text:p>
          </table:table-cell>
        </table:table-row>
        <table:table-row table:style-name="ro1">
          <table:table-cell table:style-name="ce3" office:value-type="string" calcext:value-type="string">
            <text:p>B6</text:p>
          </table:table-cell>
          <table:table-cell table:style-name="ce3" office:value-type="float" office:value="0.109" calcext:value-type="float">
            <text:p>0,109</text:p>
          </table:table-cell>
          <table:table-cell table:style-name="ce3" office:value-type="float" office:value="0.116" calcext:value-type="float">
            <text:p>0,116</text:p>
          </table:table-cell>
          <table:table-cell table:style-name="ce3" office:value-type="float" office:value="0.121" calcext:value-type="float">
            <text:p>0,121</text:p>
          </table:table-cell>
          <table:table-cell table:style-name="ce3" office:value-type="float" office:value="0.119" calcext:value-type="float">
            <text:p>0,119</text:p>
          </table:table-cell>
          <table:table-cell table:style-name="ce3" office:value-type="float" office:value="0.121" calcext:value-type="float">
            <text:p>0,121</text:p>
          </table:table-cell>
          <table:table-cell table:style-name="ce3" office:value-type="float" office:value="0.123" calcext:value-type="float">
            <text:p>0,123</text:p>
          </table:table-cell>
          <table:table-cell table:style-name="ce3" office:value-type="float" office:value="0.132" calcext:value-type="float">
            <text:p>0,132</text:p>
          </table:table-cell>
          <table:table-cell table:style-name="ce3" office:value-type="float" office:value="0.149" calcext:value-type="float">
            <text:p>0,149</text:p>
          </table:table-cell>
          <table:table-cell table:style-name="ce3" office:value-type="float" office:value="0.165" calcext:value-type="float">
            <text:p>0,165</text:p>
          </table:table-cell>
          <table:table-cell table:style-name="ce3" office:value-type="float" office:value="0.196" calcext:value-type="float">
            <text:p>0,196</text:p>
          </table:table-cell>
          <table:table-cell table:style-name="ce3" office:value-type="float" office:value="0.239" calcext:value-type="float">
            <text:p>0,239</text:p>
          </table:table-cell>
          <table:table-cell table:style-name="ce3" office:value-type="float" office:value="0.296" calcext:value-type="float">
            <text:p>0,296</text:p>
          </table:table-cell>
          <table:table-cell table:style-name="ce3" office:value-type="float" office:value="0.372" calcext:value-type="float">
            <text:p>0,372</text:p>
          </table:table-cell>
          <table:table-cell table:style-name="ce3" office:value-type="float" office:value="0.459" calcext:value-type="float">
            <text:p>0,459</text:p>
          </table:table-cell>
          <table:table-cell table:style-name="ce3" office:value-type="float" office:value="0.544" calcext:value-type="float">
            <text:p>0,544</text:p>
          </table:table-cell>
          <table:table-cell table:style-name="ce3" office:value-type="float" office:value="0.62" calcext:value-type="float">
            <text:p>0,62</text:p>
          </table:table-cell>
          <table:table-cell table:style-name="ce3" office:value-type="float" office:value="0.717" calcext:value-type="float">
            <text:p>0,717</text:p>
          </table:table-cell>
          <table:table-cell table:style-name="ce3" office:value-type="float" office:value="0.785" calcext:value-type="float">
            <text:p>0,785</text:p>
          </table:table-cell>
          <table:table-cell table:style-name="ce3" office:value-type="float" office:value="0.902" calcext:value-type="float">
            <text:p>0,902</text:p>
          </table:table-cell>
          <table:table-cell table:style-name="ce3" office:value-type="float" office:value="1.022" calcext:value-type="float">
            <text:p>1,022</text:p>
          </table:table-cell>
          <table:table-cell table:style-name="ce3" office:value-type="float" office:value="1.081" calcext:value-type="float">
            <text:p>1,081</text:p>
          </table:table-cell>
          <table:table-cell table:style-name="ce3" office:value-type="float" office:value="1.137" calcext:value-type="float">
            <text:p>1,137</text:p>
          </table:table-cell>
          <table:table-cell table:style-name="ce3" office:value-type="float" office:value="1.178" calcext:value-type="float">
            <text:p>1,178</text:p>
          </table:table-cell>
          <table:table-cell table:style-name="ce3" office:value-type="float" office:value="1.21" calcext:value-type="float">
            <text:p>1,21</text:p>
          </table:table-cell>
          <table:table-cell table:style-name="ce3" office:value-type="float" office:value="1.238" calcext:value-type="float">
            <text:p>1,238</text:p>
          </table:table-cell>
          <table:table-cell table:style-name="ce3" office:value-type="float" office:value="1.259" calcext:value-type="float">
            <text:p>1,259</text:p>
          </table:table-cell>
          <table:table-cell table:style-name="ce3" office:value-type="float" office:value="1.287" calcext:value-type="float">
            <text:p>1,287</text:p>
          </table:table-cell>
          <table:table-cell table:style-name="ce3" office:value-type="float" office:value="1.269" calcext:value-type="float">
            <text:p>1,269</text:p>
          </table:table-cell>
          <table:table-cell table:style-name="ce3" office:value-type="float" office:value="1.28" calcext:value-type="float">
            <text:p>1,28</text:p>
          </table:table-cell>
          <table:table-cell table:style-name="ce3" office:value-type="float" office:value="1.272" calcext:value-type="float">
            <text:p>1,272</text:p>
          </table:table-cell>
          <table:table-cell table:style-name="ce3" office:value-type="float" office:value="1.299" calcext:value-type="float">
            <text:p>1,299</text:p>
          </table:table-cell>
          <table:table-cell table:style-name="ce3" office:value-type="float" office:value="1.295" calcext:value-type="float">
            <text:p>1,295</text:p>
          </table:table-cell>
          <table:table-cell table:style-name="ce3" office:value-type="float" office:value="1.281" calcext:value-type="float">
            <text:p>1,281</text:p>
          </table:table-cell>
          <table:table-cell table:style-name="ce3" office:value-type="float" office:value="1.269" calcext:value-type="float">
            <text:p>1,269</text:p>
          </table:table-cell>
          <table:table-cell table:style-name="ce3" office:value-type="float" office:value="1.247" calcext:value-type="float">
            <text:p>1,247</text:p>
          </table:table-cell>
          <table:table-cell table:style-name="ce3" office:value-type="float" office:value="1.229" calcext:value-type="float">
            <text:p>1,229</text:p>
          </table:table-cell>
          <table:table-cell table:style-name="ce3" office:value-type="float" office:value="1.219" calcext:value-type="float">
            <text:p>1,219</text:p>
          </table:table-cell>
          <table:table-cell table:style-name="ce3" office:value-type="float" office:value="1.2" calcext:value-type="float">
            <text:p>1,2</text:p>
          </table:table-cell>
          <table:table-cell table:style-name="ce3" office:value-type="float" office:value="1.182" calcext:value-type="float">
            <text:p>1,182</text:p>
          </table:table-cell>
          <table:table-cell table:style-name="ce3" office:value-type="float" office:value="1.188" calcext:value-type="float">
            <text:p>1,188</text:p>
          </table:table-cell>
          <table:table-cell table:style-name="ce3" office:value-type="float" office:value="1.179" calcext:value-type="float">
            <text:p>1,179</text:p>
          </table:table-cell>
          <table:table-cell table:style-name="ce3" office:value-type="float" office:value="1.176" calcext:value-type="float">
            <text:p>1,176</text:p>
          </table:table-cell>
          <table:table-cell table:style-name="ce3" office:value-type="float" office:value="1.184" calcext:value-type="float">
            <text:p>1,184</text:p>
          </table:table-cell>
          <table:table-cell table:style-name="ce3" office:value-type="float" office:value="1.186" calcext:value-type="float">
            <text:p>1,186</text:p>
          </table:table-cell>
          <table:table-cell table:style-name="ce3" office:value-type="float" office:value="1.193" calcext:value-type="float">
            <text:p>1,193</text:p>
          </table:table-cell>
          <table:table-cell table:style-name="ce3" office:value-type="float" office:value="1.195" calcext:value-type="float">
            <text:p>1,195</text:p>
          </table:table-cell>
          <table:table-cell table:style-name="ce3" office:value-type="float" office:value="1.194" calcext:value-type="float">
            <text:p>1,194</text:p>
          </table:table-cell>
          <table:table-cell table:style-name="ce3" office:value-type="float" office:value="1.189" calcext:value-type="float">
            <text:p>1,189</text:p>
          </table:table-cell>
          <table:table-cell table:style-name="ce3" office:value-type="float" office:value="1.198" calcext:value-type="float">
            <text:p>1,198</text:p>
          </table:table-cell>
          <table:table-cell table:style-name="ce3" office:value-type="float" office:value="1.2" calcext:value-type="float">
            <text:p>1,2</text:p>
          </table:table-cell>
          <table:table-cell table:style-name="ce3" office:value-type="float" office:value="1.184" calcext:value-type="float">
            <text:p>1,184</text:p>
          </table:table-cell>
          <table:table-cell table:style-name="ce3" office:value-type="float" office:value="1.18" calcext:value-type="float">
            <text:p>1,18</text:p>
          </table:table-cell>
          <table:table-cell table:style-name="ce3" office:value-type="float" office:value="1.174" calcext:value-type="float">
            <text:p>1,174</text:p>
          </table:table-cell>
          <table:table-cell table:style-name="ce3" office:value-type="float" office:value="1.161" calcext:value-type="float">
            <text:p>1,161</text:p>
          </table:table-cell>
          <table:table-cell table:style-name="ce3" office:value-type="float" office:value="1.154" calcext:value-type="float">
            <text:p>1,154</text:p>
          </table:table-cell>
          <table:table-cell table:style-name="ce3" office:value-type="float" office:value="1.152" calcext:value-type="float">
            <text:p>1,152</text:p>
          </table:table-cell>
          <table:table-cell table:style-name="ce3" office:value-type="float" office:value="1.146" calcext:value-type="float">
            <text:p>1,146</text:p>
          </table:table-cell>
          <table:table-cell table:style-name="ce3" office:value-type="float" office:value="1.144" calcext:value-type="float">
            <text:p>1,144</text:p>
          </table:table-cell>
          <table:table-cell table:style-name="ce3" office:value-type="float" office:value="1.141" calcext:value-type="float">
            <text:p>1,141</text:p>
          </table:table-cell>
          <table:table-cell table:style-name="ce3" office:value-type="float" office:value="1.14" calcext:value-type="float">
            <text:p>1,14</text:p>
          </table:table-cell>
          <table:table-cell table:style-name="ce3" office:value-type="float" office:value="1.137" calcext:value-type="float">
            <text:p>1,137</text:p>
          </table:table-cell>
          <table:table-cell table:style-name="ce3" office:value-type="float" office:value="1.134" calcext:value-type="float">
            <text:p>1,134</text:p>
          </table:table-cell>
          <table:table-cell table:style-name="ce3" office:value-type="float" office:value="1.132" calcext:value-type="float">
            <text:p>1,132</text:p>
          </table:table-cell>
          <table:table-cell table:style-name="ce3" office:value-type="float" office:value="1.136" calcext:value-type="float">
            <text:p>1,136</text:p>
          </table:table-cell>
          <table:table-cell table:style-name="ce3" office:value-type="float" office:value="1.131" calcext:value-type="float">
            <text:p>1,131</text:p>
          </table:table-cell>
          <table:table-cell table:style-name="ce3" office:value-type="float" office:value="1.126" calcext:value-type="float">
            <text:p>1,126</text:p>
          </table:table-cell>
          <table:table-cell table:number-columns-repeated="2" table:style-name="ce3" office:value-type="float" office:value="1.125" calcext:value-type="float">
            <text:p>1,125</text:p>
          </table:table-cell>
          <table:table-cell table:style-name="ce3" office:value-type="float" office:value="1.123" calcext:value-type="float">
            <text:p>1,123</text:p>
          </table:table-cell>
          <table:table-cell table:style-name="ce3" office:value-type="float" office:value="1.122" calcext:value-type="float">
            <text:p>1,122</text:p>
          </table:table-cell>
          <table:table-cell table:style-name="ce3" office:value-type="float" office:value="1.12" calcext:value-type="float">
            <text:p>1,12</text:p>
          </table:table-cell>
          <table:table-cell table:style-name="ce3" office:value-type="float" office:value="1.122" calcext:value-type="float">
            <text:p>1,122</text:p>
          </table:table-cell>
          <table:table-cell table:style-name="ce3" office:value-type="float" office:value="1.121" calcext:value-type="float">
            <text:p>1,121</text:p>
          </table:table-cell>
          <table:table-cell table:style-name="ce3" office:value-type="float" office:value="1.116" calcext:value-type="float">
            <text:p>1,116</text:p>
          </table:table-cell>
          <table:table-cell table:style-name="ce3" office:value-type="float" office:value="1.111" calcext:value-type="float">
            <text:p>1,111</text:p>
          </table:table-cell>
          <table:table-cell table:style-name="ce3" office:value-type="float" office:value="1.109" calcext:value-type="float">
            <text:p>1,109</text:p>
          </table:table-cell>
          <table:table-cell table:style-name="ce3" office:value-type="float" office:value="1.106" calcext:value-type="float">
            <text:p>1,106</text:p>
          </table:table-cell>
          <table:table-cell table:style-name="ce3" office:value-type="float" office:value="1.1" calcext:value-type="float">
            <text:p>1,1</text:p>
          </table:table-cell>
          <table:table-cell table:style-name="ce3" office:value-type="float" office:value="1.096" calcext:value-type="float">
            <text:p>1,096</text:p>
          </table:table-cell>
          <table:table-cell table:style-name="ce3" office:value-type="float" office:value="1.092" calcext:value-type="float">
            <text:p>1,092</text:p>
          </table:table-cell>
          <table:table-cell table:style-name="ce3" office:value-type="float" office:value="1.089" calcext:value-type="float">
            <text:p>1,089</text:p>
          </table:table-cell>
          <table:table-cell table:style-name="ce3" office:value-type="float" office:value="1.085" calcext:value-type="float">
            <text:p>1,085</text:p>
          </table:table-cell>
          <table:table-cell table:style-name="ce3" office:value-type="float" office:value="1.081" calcext:value-type="float">
            <text:p>1,081</text:p>
          </table:table-cell>
          <table:table-cell table:style-name="ce3" office:value-type="float" office:value="1.078" calcext:value-type="float">
            <text:p>1,078</text:p>
          </table:table-cell>
          <table:table-cell table:style-name="ce3" office:value-type="float" office:value="1.072" calcext:value-type="float">
            <text:p>1,072</text:p>
          </table:table-cell>
          <table:table-cell table:style-name="ce3" office:value-type="float" office:value="1.07" calcext:value-type="float">
            <text:p>1,07</text:p>
          </table:table-cell>
          <table:table-cell table:style-name="ce3" office:value-type="float" office:value="1.067" calcext:value-type="float">
            <text:p>1,067</text:p>
          </table:table-cell>
          <table:table-cell table:style-name="ce3" office:value-type="float" office:value="1.061" calcext:value-type="float">
            <text:p>1,061</text:p>
          </table:table-cell>
          <table:table-cell table:style-name="ce3" office:value-type="float" office:value="1.064" calcext:value-type="float">
            <text:p>1,064</text:p>
          </table:table-cell>
          <table:table-cell table:style-name="ce3" office:value-type="float" office:value="1.061" calcext:value-type="float">
            <text:p>1,061</text:p>
          </table:table-cell>
          <table:table-cell table:style-name="ce3" office:value-type="float" office:value="1.056" calcext:value-type="float">
            <text:p>1,056</text:p>
          </table:table-cell>
          <table:table-cell table:style-name="ce3" office:value-type="float" office:value="1.052" calcext:value-type="float">
            <text:p>1,052</text:p>
          </table:table-cell>
          <table:table-cell table:style-name="ce3" office:value-type="float" office:value="1.046" calcext:value-type="float">
            <text:p>1,046</text:p>
          </table:table-cell>
          <table:table-cell table:style-name="ce3" office:value-type="float" office:value="1.038" calcext:value-type="float">
            <text:p>1,038</text:p>
          </table:table-cell>
          <table:table-cell table:style-name="ce3" office:value-type="float" office:value="1.032" calcext:value-type="float">
            <text:p>1,032</text:p>
          </table:table-cell>
          <table:table-cell table:style-name="ce3" office:value-type="float" office:value="1.021" calcext:value-type="float">
            <text:p>1,021</text:p>
          </table:table-cell>
          <table:table-cell table:style-name="ce3" office:value-type="float" office:value="1.014" calcext:value-type="float">
            <text:p>1,014</text:p>
          </table:table-cell>
        </table:table-row>
        <table:table-row table:style-name="ro1">
          <table:table-cell table:style-name="ce3" office:value-type="string" calcext:value-type="string">
            <text:p>B7</text:p>
          </table:table-cell>
          <table:table-cell table:style-name="ce3" office:value-type="float" office:value="0.107" calcext:value-type="float">
            <text:p>0,107</text:p>
          </table:table-cell>
          <table:table-cell table:style-name="ce3" office:value-type="float" office:value="0.111" calcext:value-type="float">
            <text:p>0,111</text:p>
          </table:table-cell>
          <table:table-cell table:style-name="ce3" office:value-type="float" office:value="0.115" calcext:value-type="float">
            <text:p>0,115</text:p>
          </table:table-cell>
          <table:table-cell table:style-name="ce3" office:value-type="float" office:value="0.114" calcext:value-type="float">
            <text:p>0,114</text:p>
          </table:table-cell>
          <table:table-cell table:style-name="ce3" office:value-type="float" office:value="0.116" calcext:value-type="float">
            <text:p>0,116</text:p>
          </table:table-cell>
          <table:table-cell table:style-name="ce3" office:value-type="float" office:value="0.12" calcext:value-type="float">
            <text:p>0,12</text:p>
          </table:table-cell>
          <table:table-cell table:style-name="ce3" office:value-type="float" office:value="0.131" calcext:value-type="float">
            <text:p>0,131</text:p>
          </table:table-cell>
          <table:table-cell table:style-name="ce3" office:value-type="float" office:value="0.147" calcext:value-type="float">
            <text:p>0,147</text:p>
          </table:table-cell>
          <table:table-cell table:style-name="ce3" office:value-type="float" office:value="0.16" calcext:value-type="float">
            <text:p>0,16</text:p>
          </table:table-cell>
          <table:table-cell table:style-name="ce3" office:value-type="float" office:value="0.197" calcext:value-type="float">
            <text:p>0,197</text:p>
          </table:table-cell>
          <table:table-cell table:style-name="ce3" office:value-type="float" office:value="0.239" calcext:value-type="float">
            <text:p>0,239</text:p>
          </table:table-cell>
          <table:table-cell table:style-name="ce3" office:value-type="float" office:value="0.287" calcext:value-type="float">
            <text:p>0,287</text:p>
          </table:table-cell>
          <table:table-cell table:style-name="ce3" office:value-type="float" office:value="0.358" calcext:value-type="float">
            <text:p>0,358</text:p>
          </table:table-cell>
          <table:table-cell table:style-name="ce3" office:value-type="float" office:value="0.447" calcext:value-type="float">
            <text:p>0,447</text:p>
          </table:table-cell>
          <table:table-cell table:style-name="ce3" office:value-type="float" office:value="0.531" calcext:value-type="float">
            <text:p>0,531</text:p>
          </table:table-cell>
          <table:table-cell table:style-name="ce3" office:value-type="float" office:value="0.61" calcext:value-type="float">
            <text:p>0,61</text:p>
          </table:table-cell>
          <table:table-cell table:style-name="ce3" office:value-type="float" office:value="0.715" calcext:value-type="float">
            <text:p>0,715</text:p>
          </table:table-cell>
          <table:table-cell table:style-name="ce3" office:value-type="float" office:value="0.787" calcext:value-type="float">
            <text:p>0,787</text:p>
          </table:table-cell>
          <table:table-cell table:style-name="ce3" office:value-type="float" office:value="0.896" calcext:value-type="float">
            <text:p>0,896</text:p>
          </table:table-cell>
          <table:table-cell table:style-name="ce3" office:value-type="float" office:value="1.008" calcext:value-type="float">
            <text:p>1,008</text:p>
          </table:table-cell>
          <table:table-cell table:style-name="ce3" office:value-type="float" office:value="1.085" calcext:value-type="float">
            <text:p>1,085</text:p>
          </table:table-cell>
          <table:table-cell table:style-name="ce3" office:value-type="float" office:value="1.14" calcext:value-type="float">
            <text:p>1,14</text:p>
          </table:table-cell>
          <table:table-cell table:style-name="ce3" office:value-type="float" office:value="1.172" calcext:value-type="float">
            <text:p>1,172</text:p>
          </table:table-cell>
          <table:table-cell table:style-name="ce3" office:value-type="float" office:value="1.216" calcext:value-type="float">
            <text:p>1,216</text:p>
          </table:table-cell>
          <table:table-cell table:style-name="ce3" office:value-type="float" office:value="1.24" calcext:value-type="float">
            <text:p>1,24</text:p>
          </table:table-cell>
          <table:table-cell table:style-name="ce3" office:value-type="float" office:value="1.264" calcext:value-type="float">
            <text:p>1,264</text:p>
          </table:table-cell>
          <table:table-cell table:style-name="ce3" office:value-type="float" office:value="1.288" calcext:value-type="float">
            <text:p>1,288</text:p>
          </table:table-cell>
          <table:table-cell table:style-name="ce3" office:value-type="float" office:value="1.286" calcext:value-type="float">
            <text:p>1,286</text:p>
          </table:table-cell>
          <table:table-cell table:style-name="ce3" office:value-type="float" office:value="1.293" calcext:value-type="float">
            <text:p>1,293</text:p>
          </table:table-cell>
          <table:table-cell table:style-name="ce3" office:value-type="float" office:value="1.301" calcext:value-type="float">
            <text:p>1,301</text:p>
          </table:table-cell>
          <table:table-cell table:style-name="ce3" office:value-type="float" office:value="1.325" calcext:value-type="float">
            <text:p>1,325</text:p>
          </table:table-cell>
          <table:table-cell table:style-name="ce3" office:value-type="float" office:value="1.323" calcext:value-type="float">
            <text:p>1,323</text:p>
          </table:table-cell>
          <table:table-cell table:style-name="ce3" office:value-type="float" office:value="1.319" calcext:value-type="float">
            <text:p>1,319</text:p>
          </table:table-cell>
          <table:table-cell table:style-name="ce3" office:value-type="float" office:value="1.304" calcext:value-type="float">
            <text:p>1,304</text:p>
          </table:table-cell>
          <table:table-cell table:style-name="ce3" office:value-type="float" office:value="1.273" calcext:value-type="float">
            <text:p>1,273</text:p>
          </table:table-cell>
          <table:table-cell table:style-name="ce3" office:value-type="float" office:value="1.255" calcext:value-type="float">
            <text:p>1,255</text:p>
          </table:table-cell>
          <table:table-cell table:style-name="ce3" office:value-type="float" office:value="1.25" calcext:value-type="float">
            <text:p>1,25</text:p>
          </table:table-cell>
          <table:table-cell table:style-name="ce3" office:value-type="float" office:value="1.242" calcext:value-type="float">
            <text:p>1,242</text:p>
          </table:table-cell>
          <table:table-cell table:style-name="ce3" office:value-type="float" office:value="1.249" calcext:value-type="float">
            <text:p>1,249</text:p>
          </table:table-cell>
          <table:table-cell table:style-name="ce3" office:value-type="float" office:value="1.264" calcext:value-type="float">
            <text:p>1,264</text:p>
          </table:table-cell>
          <table:table-cell table:style-name="ce3" office:value-type="float" office:value="1.253" calcext:value-type="float">
            <text:p>1,253</text:p>
          </table:table-cell>
          <table:table-cell table:style-name="ce3" office:value-type="float" office:value="1.252" calcext:value-type="float">
            <text:p>1,252</text:p>
          </table:table-cell>
          <table:table-cell table:style-name="ce3" office:value-type="float" office:value="1.25" calcext:value-type="float">
            <text:p>1,25</text:p>
          </table:table-cell>
          <table:table-cell table:style-name="ce3" office:value-type="float" office:value="1.252" calcext:value-type="float">
            <text:p>1,252</text:p>
          </table:table-cell>
          <table:table-cell table:style-name="ce3" office:value-type="float" office:value="1.26" calcext:value-type="float">
            <text:p>1,26</text:p>
          </table:table-cell>
          <table:table-cell table:style-name="ce3" office:value-type="float" office:value="1.253" calcext:value-type="float">
            <text:p>1,253</text:p>
          </table:table-cell>
          <table:table-cell table:style-name="ce3" office:value-type="float" office:value="1.251" calcext:value-type="float">
            <text:p>1,251</text:p>
          </table:table-cell>
          <table:table-cell table:style-name="ce3" office:value-type="float" office:value="1.249" calcext:value-type="float">
            <text:p>1,249</text:p>
          </table:table-cell>
          <table:table-cell table:style-name="ce3" office:value-type="float" office:value="1.253" calcext:value-type="float">
            <text:p>1,253</text:p>
          </table:table-cell>
          <table:table-cell table:style-name="ce3" office:value-type="float" office:value="1.255" calcext:value-type="float">
            <text:p>1,255</text:p>
          </table:table-cell>
          <table:table-cell table:style-name="ce3" office:value-type="float" office:value="1.241" calcext:value-type="float">
            <text:p>1,241</text:p>
          </table:table-cell>
          <table:table-cell table:style-name="ce3" office:value-type="float" office:value="1.237" calcext:value-type="float">
            <text:p>1,237</text:p>
          </table:table-cell>
          <table:table-cell table:style-name="ce3" office:value-type="float" office:value="1.232" calcext:value-type="float">
            <text:p>1,232</text:p>
          </table:table-cell>
          <table:table-cell table:style-name="ce3" office:value-type="float" office:value="1.219" calcext:value-type="float">
            <text:p>1,219</text:p>
          </table:table-cell>
          <table:table-cell table:style-name="ce3" office:value-type="float" office:value="1.207" calcext:value-type="float">
            <text:p>1,207</text:p>
          </table:table-cell>
          <table:table-cell table:style-name="ce3" office:value-type="float" office:value="1.203" calcext:value-type="float">
            <text:p>1,203</text:p>
          </table:table-cell>
          <table:table-cell table:style-name="ce3" office:value-type="float" office:value="1.191" calcext:value-type="float">
            <text:p>1,191</text:p>
          </table:table-cell>
          <table:table-cell table:style-name="ce3" office:value-type="float" office:value="1.189" calcext:value-type="float">
            <text:p>1,189</text:p>
          </table:table-cell>
          <table:table-cell table:style-name="ce3" office:value-type="float" office:value="1.187" calcext:value-type="float">
            <text:p>1,187</text:p>
          </table:table-cell>
          <table:table-cell table:style-name="ce3" office:value-type="float" office:value="1.185" calcext:value-type="float">
            <text:p>1,185</text:p>
          </table:table-cell>
          <table:table-cell table:style-name="ce3" office:value-type="float" office:value="1.178" calcext:value-type="float">
            <text:p>1,178</text:p>
          </table:table-cell>
          <table:table-cell table:style-name="ce3" office:value-type="float" office:value="1.173" calcext:value-type="float">
            <text:p>1,173</text:p>
          </table:table-cell>
          <table:table-cell table:number-columns-repeated="2" table:style-name="ce3" office:value-type="float" office:value="1.169" calcext:value-type="float">
            <text:p>1,169</text:p>
          </table:table-cell>
          <table:table-cell table:style-name="ce3" office:value-type="float" office:value="1.163" calcext:value-type="float">
            <text:p>1,163</text:p>
          </table:table-cell>
          <table:table-cell table:style-name="ce3" office:value-type="float" office:value="1.156" calcext:value-type="float">
            <text:p>1,156</text:p>
          </table:table-cell>
          <table:table-cell table:style-name="ce3" office:value-type="float" office:value="1.152" calcext:value-type="float">
            <text:p>1,152</text:p>
          </table:table-cell>
          <table:table-cell table:style-name="ce3" office:value-type="float" office:value="1.151" calcext:value-type="float">
            <text:p>1,151</text:p>
          </table:table-cell>
          <table:table-cell table:style-name="ce3" office:value-type="float" office:value="1.145" calcext:value-type="float">
            <text:p>1,145</text:p>
          </table:table-cell>
          <table:table-cell table:style-name="ce3" office:value-type="float" office:value="1.139" calcext:value-type="float">
            <text:p>1,139</text:p>
          </table:table-cell>
          <table:table-cell table:style-name="ce3" office:value-type="float" office:value="1.135" calcext:value-type="float">
            <text:p>1,135</text:p>
          </table:table-cell>
          <table:table-cell table:style-name="ce3" office:value-type="float" office:value="1.134" calcext:value-type="float">
            <text:p>1,134</text:p>
          </table:table-cell>
          <table:table-cell table:style-name="ce3" office:value-type="float" office:value="1.13" calcext:value-type="float">
            <text:p>1,13</text:p>
          </table:table-cell>
          <table:table-cell table:style-name="ce3" office:value-type="float" office:value="1.126" calcext:value-type="float">
            <text:p>1,126</text:p>
          </table:table-cell>
          <table:table-cell table:style-name="ce3" office:value-type="float" office:value="1.121" calcext:value-type="float">
            <text:p>1,121</text:p>
          </table:table-cell>
          <table:table-cell table:style-name="ce3" office:value-type="float" office:value="1.119" calcext:value-type="float">
            <text:p>1,119</text:p>
          </table:table-cell>
          <table:table-cell table:style-name="ce3" office:value-type="float" office:value="1.111" calcext:value-type="float">
            <text:p>1,111</text:p>
          </table:table-cell>
          <table:table-cell table:style-name="ce3" office:value-type="float" office:value="1.101" calcext:value-type="float">
            <text:p>1,101</text:p>
          </table:table-cell>
          <table:table-cell table:style-name="ce3" office:value-type="float" office:value="1.092" calcext:value-type="float">
            <text:p>1,092</text:p>
          </table:table-cell>
          <table:table-cell table:style-name="ce3" office:value-type="float" office:value="1.082" calcext:value-type="float">
            <text:p>1,082</text:p>
          </table:table-cell>
          <table:table-cell table:style-name="ce3" office:value-type="float" office:value="1.074" calcext:value-type="float">
            <text:p>1,074</text:p>
          </table:table-cell>
          <table:table-cell table:style-name="ce3" office:value-type="float" office:value="1.064" calcext:value-type="float">
            <text:p>1,064</text:p>
          </table:table-cell>
          <table:table-cell table:style-name="ce3" office:value-type="float" office:value="1.058" calcext:value-type="float">
            <text:p>1,058</text:p>
          </table:table-cell>
          <table:table-cell table:style-name="ce3" office:value-type="float" office:value="1.05" calcext:value-type="float">
            <text:p>1,05</text:p>
          </table:table-cell>
          <table:table-cell table:style-name="ce3" office:value-type="float" office:value="1.043" calcext:value-type="float">
            <text:p>1,043</text:p>
          </table:table-cell>
          <table:table-cell table:style-name="ce3" office:value-type="float" office:value="1.038" calcext:value-type="float">
            <text:p>1,038</text:p>
          </table:table-cell>
          <table:table-cell table:style-name="ce3" office:value-type="float" office:value="1.035" calcext:value-type="float">
            <text:p>1,035</text:p>
          </table:table-cell>
          <table:table-cell table:style-name="ce3" office:value-type="float" office:value="1.028" calcext:value-type="float">
            <text:p>1,028</text:p>
          </table:table-cell>
          <table:table-cell table:style-name="ce3" office:value-type="float" office:value="1.026" calcext:value-type="float">
            <text:p>1,026</text:p>
          </table:table-cell>
          <table:table-cell table:style-name="ce3" office:value-type="float" office:value="1.022" calcext:value-type="float">
            <text:p>1,022</text:p>
          </table:table-cell>
          <table:table-cell table:style-name="ce3" office:value-type="float" office:value="1.018" calcext:value-type="float">
            <text:p>1,018</text:p>
          </table:table-cell>
          <table:table-cell table:style-name="ce3" office:value-type="float" office:value="1.015" calcext:value-type="float">
            <text:p>1,015</text:p>
          </table:table-cell>
          <table:table-cell table:style-name="ce3" office:value-type="float" office:value="1.012" calcext:value-type="float">
            <text:p>1,012</text:p>
          </table:table-cell>
          <table:table-cell table:style-name="ce3" office:value-type="float" office:value="1.01" calcext:value-type="float">
            <text:p>1,01</text:p>
          </table:table-cell>
          <table:table-cell table:style-name="ce3" office:value-type="float" office:value="1.009" calcext:value-type="float">
            <text:p>1,009</text:p>
          </table:table-cell>
          <table:table-cell table:style-name="ce3" office:value-type="float" office:value="1.004" calcext:value-type="float">
            <text:p>1,004</text:p>
          </table:table-cell>
          <table:table-cell table:style-name="ce3" office:value-type="float" office:value="1.002" calcext:value-type="float">
            <text:p>1,002</text:p>
          </table:table-cell>
        </table:table-row>
        <table:table-row table:style-name="ro1" table:number-rows-repeated="2">
          <table:table-cell table:number-columns-repeated="98"/>
        </table:table-row>
        <table:table-row table:style-name="ro1">
          <table:table-cell table:style-name="ce4" office:value-type="string" calcext:value-type="string">
            <text:p>C1</text:p>
          </table:table-cell>
          <table:table-cell table:style-name="ce4" office:value-type="float" office:value="0.09" calcext:value-type="float">
            <text:p>0,09</text:p>
          </table:table-cell>
          <table:table-cell table:style-name="ce4" office:value-type="float" office:value="0.089" calcext:value-type="float">
            <text:p>0,089</text:p>
          </table:table-cell>
          <table:table-cell table:number-columns-repeated="4" table:style-name="ce4" office:value-type="float" office:value="0.09" calcext:value-type="float">
            <text:p>0,09</text:p>
          </table:table-cell>
          <table:table-cell table:number-columns-repeated="4" table:style-name="ce4" office:value-type="float" office:value="0.089" calcext:value-type="float">
            <text:p>0,089</text:p>
          </table:table-cell>
          <table:table-cell table:number-columns-repeated="2" table:style-name="ce4" office:value-type="float" office:value="0.09" calcext:value-type="float">
            <text:p>0,09</text:p>
          </table:table-cell>
          <table:table-cell table:number-columns-repeated="5" table:style-name="ce4" office:value-type="float" office:value="0.089" calcext:value-type="float">
            <text:p>0,089</text:p>
          </table:table-cell>
          <table:table-cell table:style-name="ce4" office:value-type="float" office:value="0.09" calcext:value-type="float">
            <text:p>0,09</text:p>
          </table:table-cell>
          <table:table-cell table:style-name="ce4" office:value-type="float" office:value="0.089" calcext:value-type="float">
            <text:p>0,089</text:p>
          </table:table-cell>
          <table:table-cell table:number-columns-repeated="2" table:style-name="ce4" office:value-type="float" office:value="0.09" calcext:value-type="float">
            <text:p>0,09</text:p>
          </table:table-cell>
          <table:table-cell table:number-columns-repeated="2" table:style-name="ce4" office:value-type="float" office:value="0.089" calcext:value-type="float">
            <text:p>0,089</text:p>
          </table:table-cell>
          <table:table-cell table:number-columns-repeated="2" table:style-name="ce4" office:value-type="float" office:value="0.09" calcext:value-type="float">
            <text:p>0,09</text:p>
          </table:table-cell>
          <table:table-cell table:style-name="ce4" office:value-type="float" office:value="0.089" calcext:value-type="float">
            <text:p>0,089</text:p>
          </table:table-cell>
          <table:table-cell table:style-name="ce4" office:value-type="float" office:value="0.09" calcext:value-type="float">
            <text:p>0,09</text:p>
          </table:table-cell>
          <table:table-cell table:number-columns-repeated="2" table:style-name="ce4" office:value-type="float" office:value="0.089" calcext:value-type="float">
            <text:p>0,089</text:p>
          </table:table-cell>
          <table:table-cell table:number-columns-repeated="3" table:style-name="ce4" office:value-type="float" office:value="0.09" calcext:value-type="float">
            <text:p>0,09</text:p>
          </table:table-cell>
          <table:table-cell table:style-name="ce4" office:value-type="float" office:value="0.089" calcext:value-type="float">
            <text:p>0,089</text:p>
          </table:table-cell>
          <table:table-cell table:number-columns-repeated="4" table:style-name="ce4" office:value-type="float" office:value="0.09" calcext:value-type="float">
            <text:p>0,09</text:p>
          </table:table-cell>
          <table:table-cell table:style-name="ce4" office:value-type="float" office:value="0.089" calcext:value-type="float">
            <text:p>0,089</text:p>
          </table:table-cell>
          <table:table-cell table:number-columns-repeated="2" table:style-name="ce4" office:value-type="float" office:value="0.09" calcext:value-type="float">
            <text:p>0,09</text:p>
          </table:table-cell>
          <table:table-cell table:style-name="ce4" office:value-type="float" office:value="0.089" calcext:value-type="float">
            <text:p>0,089</text:p>
          </table:table-cell>
          <table:table-cell table:style-name="ce4" office:value-type="float" office:value="0.088" calcext:value-type="float">
            <text:p>0,088</text:p>
          </table:table-cell>
          <table:table-cell table:number-columns-repeated="4" table:style-name="ce4" office:value-type="float" office:value="0.09" calcext:value-type="float">
            <text:p>0,09</text:p>
          </table:table-cell>
          <table:table-cell table:style-name="ce4" office:value-type="float" office:value="0.089" calcext:value-type="float">
            <text:p>0,089</text:p>
          </table:table-cell>
          <table:table-cell table:number-columns-repeated="6" table:style-name="ce4" office:value-type="float" office:value="0.09" calcext:value-type="float">
            <text:p>0,09</text:p>
          </table:table-cell>
          <table:table-cell table:number-columns-repeated="4" table:style-name="ce4" office:value-type="float" office:value="0.089" calcext:value-type="float">
            <text:p>0,089</text:p>
          </table:table-cell>
          <table:table-cell table:style-name="ce4" office:value-type="float" office:value="0.091" calcext:value-type="float">
            <text:p>0,091</text:p>
          </table:table-cell>
          <table:table-cell table:style-name="ce4" office:value-type="float" office:value="0.09" calcext:value-type="float">
            <text:p>0,09</text:p>
          </table:table-cell>
          <table:table-cell table:style-name="ce4" office:value-type="float" office:value="0.087" calcext:value-type="float">
            <text:p>0,087</text:p>
          </table:table-cell>
          <table:table-cell table:style-name="ce4" office:value-type="float" office:value="0.09" calcext:value-type="float">
            <text:p>0,09</text:p>
          </table:table-cell>
          <table:table-cell table:style-name="ce4" office:value-type="float" office:value="0.088" calcext:value-type="float">
            <text:p>0,088</text:p>
          </table:table-cell>
          <table:table-cell table:number-columns-repeated="2" table:style-name="ce4" office:value-type="float" office:value="0.09" calcext:value-type="float">
            <text:p>0,09</text:p>
          </table:table-cell>
          <table:table-cell table:style-name="ce4" office:value-type="float" office:value="0.089" calcext:value-type="float">
            <text:p>0,089</text:p>
          </table:table-cell>
          <table:table-cell table:style-name="ce4" office:value-type="float" office:value="0.09" calcext:value-type="float">
            <text:p>0,09</text:p>
          </table:table-cell>
          <table:table-cell table:style-name="ce4" office:value-type="float" office:value="0.088" calcext:value-type="float">
            <text:p>0,088</text:p>
          </table:table-cell>
          <table:table-cell table:number-columns-repeated="2" table:style-name="ce4" office:value-type="float" office:value="0.09" calcext:value-type="float">
            <text:p>0,09</text:p>
          </table:table-cell>
          <table:table-cell table:style-name="ce4" office:value-type="float" office:value="0.089" calcext:value-type="float">
            <text:p>0,089</text:p>
          </table:table-cell>
          <table:table-cell table:style-name="ce4" office:value-type="float" office:value="0.09" calcext:value-type="float">
            <text:p>0,09</text:p>
          </table:table-cell>
          <table:table-cell table:style-name="ce4" office:value-type="float" office:value="0.089" calcext:value-type="float">
            <text:p>0,089</text:p>
          </table:table-cell>
          <table:table-cell table:style-name="ce4" office:value-type="float" office:value="0.09" calcext:value-type="float">
            <text:p>0,09</text:p>
          </table:table-cell>
          <table:table-cell table:number-columns-repeated="3" table:style-name="ce4" office:value-type="float" office:value="0.089" calcext:value-type="float">
            <text:p>0,089</text:p>
          </table:table-cell>
          <table:table-cell table:style-name="ce4" office:value-type="float" office:value="0.09" calcext:value-type="float">
            <text:p>0,09</text:p>
          </table:table-cell>
          <table:table-cell table:number-columns-repeated="3" table:style-name="ce4" office:value-type="float" office:value="0.089" calcext:value-type="float">
            <text:p>0,089</text:p>
          </table:table-cell>
          <table:table-cell table:number-columns-repeated="2" table:style-name="ce4" office:value-type="float" office:value="0.09" calcext:value-type="float">
            <text:p>0,09</text:p>
          </table:table-cell>
          <table:table-cell table:number-columns-repeated="4" table:style-name="ce4" office:value-type="float" office:value="0.089" calcext:value-type="float">
            <text:p>0,089</text:p>
          </table:table-cell>
          <table:table-cell table:style-name="ce4" office:value-type="float" office:value="0.09" calcext:value-type="float">
            <text:p>0,09</text:p>
          </table:table-cell>
          <table:table-cell table:style-name="ce4" office:value-type="float" office:value="0.089" calcext:value-type="float">
            <text:p>0,089</text:p>
          </table:table-cell>
          <table:table-cell table:number-columns-repeated="3" table:style-name="ce4" office:value-type="float" office:value="0.09" calcext:value-type="float">
            <text:p>0,09</text:p>
          </table:table-cell>
          <table:table-cell table:number-columns-repeated="2" table:style-name="ce4" office:value-type="float" office:value="0.091" calcext:value-type="float">
            <text:p>0,091</text:p>
          </table:table-cell>
          <table:table-cell table:number-columns-repeated="2" table:style-name="ce4" office:value-type="float" office:value="0.09" calcext:value-type="float">
            <text:p>0,09</text:p>
          </table:table-cell>
          <table:table-cell table:style-name="ce4" office:value-type="float" office:value="0.089" calcext:value-type="float">
            <text:p>0,089</text:p>
          </table:table-cell>
          <table:table-cell table:style-name="ce4" office:value-type="float" office:value="0.088" calcext:value-type="float">
            <text:p>0,088</text:p>
          </table:table-cell>
        </table:table-row>
        <table:table-row table:style-name="ro1">
          <table:table-cell table:style-name="ce5" office:value-type="string" calcext:value-type="string">
            <text:p>C2</text:p>
          </table:table-cell>
          <table:table-cell table:style-name="ce5" office:value-type="float" office:value="0.12" calcext:value-type="float">
            <text:p>0,12</text:p>
          </table:table-cell>
          <table:table-cell table:style-name="ce5" office:value-type="float" office:value="0.118" calcext:value-type="float">
            <text:p>0,118</text:p>
          </table:table-cell>
          <table:table-cell table:number-columns-repeated="2" table:style-name="ce5" office:value-type="float" office:value="0.119" calcext:value-type="float">
            <text:p>0,119</text:p>
          </table:table-cell>
          <table:table-cell table:style-name="ce5" office:value-type="float" office:value="0.108" calcext:value-type="float">
            <text:p>0,108</text:p>
          </table:table-cell>
          <table:table-cell table:style-name="ce5" office:value-type="float" office:value="0.107" calcext:value-type="float">
            <text:p>0,107</text:p>
          </table:table-cell>
          <table:table-cell table:style-name="ce5" office:value-type="float" office:value="0.106" calcext:value-type="float">
            <text:p>0,106</text:p>
          </table:table-cell>
          <table:table-cell table:style-name="ce5" office:value-type="float" office:value="0.107" calcext:value-type="float">
            <text:p>0,107</text:p>
          </table:table-cell>
          <table:table-cell table:style-name="ce5" office:value-type="float" office:value="0.105" calcext:value-type="float">
            <text:p>0,105</text:p>
          </table:table-cell>
          <table:table-cell table:style-name="ce5" office:value-type="float" office:value="0.106" calcext:value-type="float">
            <text:p>0,106</text:p>
          </table:table-cell>
          <table:table-cell table:style-name="ce5" office:value-type="float" office:value="0.105" calcext:value-type="float">
            <text:p>0,105</text:p>
          </table:table-cell>
          <table:table-cell table:style-name="ce5" office:value-type="float" office:value="0.107" calcext:value-type="float">
            <text:p>0,107</text:p>
          </table:table-cell>
          <table:table-cell table:number-columns-repeated="11" table:style-name="ce5" office:value-type="float" office:value="0.105" calcext:value-type="float">
            <text:p>0,105</text:p>
          </table:table-cell>
          <table:table-cell table:style-name="ce5" office:value-type="float" office:value="0.104" calcext:value-type="float">
            <text:p>0,104</text:p>
          </table:table-cell>
          <table:table-cell table:style-name="ce5" office:value-type="float" office:value="0.103" calcext:value-type="float">
            <text:p>0,103</text:p>
          </table:table-cell>
          <table:table-cell table:style-name="ce5" office:value-type="float" office:value="0.104" calcext:value-type="float">
            <text:p>0,104</text:p>
          </table:table-cell>
          <table:table-cell table:style-name="ce5" office:value-type="float" office:value="0.105" calcext:value-type="float">
            <text:p>0,105</text:p>
          </table:table-cell>
          <table:table-cell table:style-name="ce5" office:value-type="float" office:value="0.104" calcext:value-type="float">
            <text:p>0,104</text:p>
          </table:table-cell>
          <table:table-cell table:style-name="ce5" office:value-type="float" office:value="0.103" calcext:value-type="float">
            <text:p>0,103</text:p>
          </table:table-cell>
          <table:table-cell table:style-name="ce5" office:value-type="float" office:value="0.104" calcext:value-type="float">
            <text:p>0,104</text:p>
          </table:table-cell>
          <table:table-cell table:number-columns-repeated="3" table:style-name="ce5" office:value-type="float" office:value="0.103" calcext:value-type="float">
            <text:p>0,103</text:p>
          </table:table-cell>
          <table:table-cell table:style-name="ce5" office:value-type="float" office:value="0.104" calcext:value-type="float">
            <text:p>0,104</text:p>
          </table:table-cell>
          <table:table-cell table:style-name="ce5" office:value-type="float" office:value="0.103" calcext:value-type="float">
            <text:p>0,103</text:p>
          </table:table-cell>
          <table:table-cell table:number-columns-repeated="3" table:style-name="ce5" office:value-type="float" office:value="0.102" calcext:value-type="float">
            <text:p>0,102</text:p>
          </table:table-cell>
          <table:table-cell table:number-columns-repeated="2" table:style-name="ce5" office:value-type="float" office:value="0.103" calcext:value-type="float">
            <text:p>0,103</text:p>
          </table:table-cell>
          <table:table-cell table:style-name="ce5" office:value-type="float" office:value="0.101" calcext:value-type="float">
            <text:p>0,101</text:p>
          </table:table-cell>
          <table:table-cell table:style-name="ce5" office:value-type="float" office:value="0.103" calcext:value-type="float">
            <text:p>0,103</text:p>
          </table:table-cell>
          <table:table-cell table:style-name="ce5" office:value-type="float" office:value="0.101" calcext:value-type="float">
            <text:p>0,101</text:p>
          </table:table-cell>
          <table:table-cell table:number-columns-repeated="2" table:style-name="ce5" office:value-type="float" office:value="0.103" calcext:value-type="float">
            <text:p>0,103</text:p>
          </table:table-cell>
          <table:table-cell table:style-name="ce5" office:value-type="float" office:value="0.104" calcext:value-type="float">
            <text:p>0,104</text:p>
          </table:table-cell>
          <table:table-cell table:number-columns-repeated="4" table:style-name="ce5" office:value-type="float" office:value="0.102" calcext:value-type="float">
            <text:p>0,102</text:p>
          </table:table-cell>
          <table:table-cell table:number-columns-repeated="2" table:style-name="ce5" office:value-type="float" office:value="0.103" calcext:value-type="float">
            <text:p>0,103</text:p>
          </table:table-cell>
          <table:table-cell table:number-columns-repeated="2" table:style-name="ce5" office:value-type="float" office:value="0.102" calcext:value-type="float">
            <text:p>0,102</text:p>
          </table:table-cell>
          <table:table-cell table:style-name="ce5" office:value-type="float" office:value="0.101" calcext:value-type="float">
            <text:p>0,101</text:p>
          </table:table-cell>
          <table:table-cell table:number-columns-repeated="2" table:style-name="ce5" office:value-type="float" office:value="0.102" calcext:value-type="float">
            <text:p>0,102</text:p>
          </table:table-cell>
          <table:table-cell table:number-columns-repeated="2" table:style-name="ce5" office:value-type="float" office:value="0.101" calcext:value-type="float">
            <text:p>0,101</text:p>
          </table:table-cell>
          <table:table-cell table:style-name="ce5" office:value-type="float" office:value="0.099" calcext:value-type="float">
            <text:p>0,099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098" calcext:value-type="float">
            <text:p>0,098</text:p>
          </table:table-cell>
          <table:table-cell table:number-columns-repeated="2" table:style-name="ce5" office:value-type="float" office:value="0.1" calcext:value-type="float">
            <text:p>0,1</text:p>
          </table:table-cell>
          <table:table-cell table:style-name="ce5" office:value-type="float" office:value="0.098" calcext:value-type="float">
            <text:p>0,098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098" calcext:value-type="float">
            <text:p>0,098</text:p>
          </table:table-cell>
          <table:table-cell table:style-name="ce5" office:value-type="float" office:value="0.101" calcext:value-type="float">
            <text:p>0,101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098" calcext:value-type="float">
            <text:p>0,098</text:p>
          </table:table-cell>
          <table:table-cell table:number-columns-repeated="5" table:style-name="ce5" office:value-type="float" office:value="0.099" calcext:value-type="float">
            <text:p>0,099</text:p>
          </table:table-cell>
          <table:table-cell table:number-columns-repeated="2" table:style-name="ce5" office:value-type="float" office:value="0.098" calcext:value-type="float">
            <text:p>0,098</text:p>
          </table:table-cell>
          <table:table-cell table:style-name="ce5" office:value-type="float" office:value="0.099" calcext:value-type="float">
            <text:p>0,099</text:p>
          </table:table-cell>
          <table:table-cell table:number-columns-repeated="2" table:style-name="ce5" office:value-type="float" office:value="0.098" calcext:value-type="float">
            <text:p>0,098</text:p>
          </table:table-cell>
          <table:table-cell table:number-columns-repeated="2" table:style-name="ce5" office:value-type="float" office:value="0.097" calcext:value-type="float">
            <text:p>0,097</text:p>
          </table:table-cell>
          <table:table-cell table:number-columns-repeated="2" table:style-name="ce5" office:value-type="float" office:value="0.098" calcext:value-type="float">
            <text:p>0,098</text:p>
          </table:table-cell>
          <table:table-cell table:number-columns-repeated="2" table:style-name="ce5" office:value-type="float" office:value="0.097" calcext:value-type="float">
            <text:p>0,097</text:p>
          </table:table-cell>
          <table:table-cell table:number-columns-repeated="2" table:style-name="ce5" office:value-type="float" office:value="0.098" calcext:value-type="float">
            <text:p>0,098</text:p>
          </table:table-cell>
          <table:table-cell table:number-columns-repeated="3" table:style-name="ce5" office:value-type="float" office:value="0.097" calcext:value-type="float">
            <text:p>0,097</text:p>
          </table:table-cell>
          <table:table-cell table:style-name="ce5" office:value-type="float" office:value="0.098" calcext:value-type="float">
            <text:p>0,098</text:p>
          </table:table-cell>
          <table:table-cell table:style-name="ce5" office:value-type="float" office:value="0.099" calcext:value-type="float">
            <text:p>0,099</text:p>
          </table:table-cell>
          <table:table-cell table:number-columns-repeated="3" table:style-name="ce5" office:value-type="float" office:value="0.098" calcext:value-type="float">
            <text:p>0,098</text:p>
          </table:table-cell>
          <table:table-cell table:style-name="ce5" office:value-type="float" office:value="0.097" calcext:value-type="float">
            <text:p>0,097</text:p>
          </table:table-cell>
        </table:table-row>
        <table:table-row table:style-name="ro1">
          <table:table-cell table:style-name="ce5" office:value-type="string" calcext:value-type="string">
            <text:p>C3</text:p>
          </table:table-cell>
          <table:table-cell table:style-name="ce5" office:value-type="float" office:value="0.113" calcext:value-type="float">
            <text:p>0,113</text:p>
          </table:table-cell>
          <table:table-cell table:style-name="ce5" office:value-type="float" office:value="0.111" calcext:value-type="float">
            <text:p>0,111</text:p>
          </table:table-cell>
          <table:table-cell table:style-name="ce5" office:value-type="float" office:value="0.113" calcext:value-type="float">
            <text:p>0,113</text:p>
          </table:table-cell>
          <table:table-cell table:style-name="ce5" office:value-type="float" office:value="0.111" calcext:value-type="float">
            <text:p>0,111</text:p>
          </table:table-cell>
          <table:table-cell table:style-name="ce5" office:value-type="float" office:value="0.113" calcext:value-type="float">
            <text:p>0,113</text:p>
          </table:table-cell>
          <table:table-cell table:number-columns-repeated="3" table:style-name="ce5" office:value-type="float" office:value="0.111" calcext:value-type="float">
            <text:p>0,111</text:p>
          </table:table-cell>
          <table:table-cell table:style-name="ce5" office:value-type="float" office:value="0.11" calcext:value-type="float">
            <text:p>0,11</text:p>
          </table:table-cell>
          <table:table-cell table:style-name="ce5" office:value-type="float" office:value="0.111" calcext:value-type="float">
            <text:p>0,111</text:p>
          </table:table-cell>
          <table:table-cell table:number-columns-repeated="2" table:style-name="ce5" office:value-type="float" office:value="0.11" calcext:value-type="float">
            <text:p>0,11</text:p>
          </table:table-cell>
          <table:table-cell table:style-name="ce5" office:value-type="float" office:value="0.109" calcext:value-type="float">
            <text:p>0,109</text:p>
          </table:table-cell>
          <table:table-cell table:style-name="ce5" office:value-type="float" office:value="0.11" calcext:value-type="float">
            <text:p>0,11</text:p>
          </table:table-cell>
          <table:table-cell table:number-columns-repeated="2" table:style-name="ce5" office:value-type="float" office:value="0.109" calcext:value-type="float">
            <text:p>0,109</text:p>
          </table:table-cell>
          <table:table-cell table:style-name="ce5" office:value-type="float" office:value="0.11" calcext:value-type="float">
            <text:p>0,11</text:p>
          </table:table-cell>
          <table:table-cell table:style-name="ce5" office:value-type="float" office:value="0.109" calcext:value-type="float">
            <text:p>0,109</text:p>
          </table:table-cell>
          <table:table-cell table:style-name="ce5" office:value-type="float" office:value="0.108" calcext:value-type="float">
            <text:p>0,108</text:p>
          </table:table-cell>
          <table:table-cell table:style-name="ce5" office:value-type="float" office:value="0.11" calcext:value-type="float">
            <text:p>0,11</text:p>
          </table:table-cell>
          <table:table-cell table:number-columns-repeated="4" table:style-name="ce5" office:value-type="float" office:value="0.109" calcext:value-type="float">
            <text:p>0,109</text:p>
          </table:table-cell>
          <table:table-cell table:number-columns-repeated="5" table:style-name="ce5" office:value-type="float" office:value="0.108" calcext:value-type="float">
            <text:p>0,108</text:p>
          </table:table-cell>
          <table:table-cell table:style-name="ce5" office:value-type="float" office:value="0.109" calcext:value-type="float">
            <text:p>0,109</text:p>
          </table:table-cell>
          <table:table-cell table:number-columns-repeated="2" table:style-name="ce5" office:value-type="float" office:value="0.108" calcext:value-type="float">
            <text:p>0,108</text:p>
          </table:table-cell>
          <table:table-cell table:number-columns-repeated="4" table:style-name="ce5" office:value-type="float" office:value="0.107" calcext:value-type="float">
            <text:p>0,107</text:p>
          </table:table-cell>
          <table:table-cell table:number-columns-repeated="2" table:style-name="ce5" office:value-type="float" office:value="0.106" calcext:value-type="float">
            <text:p>0,106</text:p>
          </table:table-cell>
          <table:table-cell table:style-name="ce5" office:value-type="float" office:value="0.107" calcext:value-type="float">
            <text:p>0,107</text:p>
          </table:table-cell>
          <table:table-cell table:number-columns-repeated="2" table:style-name="ce5" office:value-type="float" office:value="0.106" calcext:value-type="float">
            <text:p>0,106</text:p>
          </table:table-cell>
          <table:table-cell table:number-columns-repeated="3" table:style-name="ce5" office:value-type="float" office:value="0.107" calcext:value-type="float">
            <text:p>0,107</text:p>
          </table:table-cell>
          <table:table-cell table:style-name="ce5" office:value-type="float" office:value="0.108" calcext:value-type="float">
            <text:p>0,108</text:p>
          </table:table-cell>
          <table:table-cell table:number-columns-repeated="4" table:style-name="ce5" office:value-type="float" office:value="0.107" calcext:value-type="float">
            <text:p>0,107</text:p>
          </table:table-cell>
          <table:table-cell table:style-name="ce5" office:value-type="float" office:value="0.106" calcext:value-type="float">
            <text:p>0,106</text:p>
          </table:table-cell>
          <table:table-cell table:number-columns-repeated="2" table:style-name="ce5" office:value-type="float" office:value="0.108" calcext:value-type="float">
            <text:p>0,108</text:p>
          </table:table-cell>
          <table:table-cell table:style-name="ce5" office:value-type="float" office:value="0.107" calcext:value-type="float">
            <text:p>0,107</text:p>
          </table:table-cell>
          <table:table-cell table:style-name="ce5" office:value-type="float" office:value="0.106" calcext:value-type="float">
            <text:p>0,106</text:p>
          </table:table-cell>
          <table:table-cell table:number-columns-repeated="2" table:style-name="ce5" office:value-type="float" office:value="0.105" calcext:value-type="float">
            <text:p>0,105</text:p>
          </table:table-cell>
          <table:table-cell table:number-columns-repeated="2" table:style-name="ce5" office:value-type="float" office:value="0.106" calcext:value-type="float">
            <text:p>0,106</text:p>
          </table:table-cell>
          <table:table-cell table:number-columns-repeated="2" table:style-name="ce5" office:value-type="float" office:value="0.105" calcext:value-type="float">
            <text:p>0,105</text:p>
          </table:table-cell>
          <table:table-cell table:style-name="ce5" office:value-type="float" office:value="0.104" calcext:value-type="float">
            <text:p>0,104</text:p>
          </table:table-cell>
          <table:table-cell table:style-name="ce5" office:value-type="float" office:value="0.103" calcext:value-type="float">
            <text:p>0,103</text:p>
          </table:table-cell>
          <table:table-cell table:style-name="ce5" office:value-type="float" office:value="0.104" calcext:value-type="float">
            <text:p>0,104</text:p>
          </table:table-cell>
          <table:table-cell table:style-name="ce5" office:value-type="float" office:value="0.105" calcext:value-type="float">
            <text:p>0,105</text:p>
          </table:table-cell>
          <table:table-cell table:style-name="ce5" office:value-type="float" office:value="0.104" calcext:value-type="float">
            <text:p>0,104</text:p>
          </table:table-cell>
          <table:table-cell table:number-columns-repeated="3" table:style-name="ce5" office:value-type="float" office:value="0.105" calcext:value-type="float">
            <text:p>0,105</text:p>
          </table:table-cell>
          <table:table-cell table:number-columns-repeated="2" table:style-name="ce5" office:value-type="float" office:value="0.103" calcext:value-type="float">
            <text:p>0,103</text:p>
          </table:table-cell>
          <table:table-cell table:style-name="ce5" office:value-type="float" office:value="0.104" calcext:value-type="float">
            <text:p>0,104</text:p>
          </table:table-cell>
          <table:table-cell table:style-name="ce5" office:value-type="float" office:value="0.103" calcext:value-type="float">
            <text:p>0,103</text:p>
          </table:table-cell>
          <table:table-cell table:style-name="ce5" office:value-type="float" office:value="0.104" calcext:value-type="float">
            <text:p>0,104</text:p>
          </table:table-cell>
          <table:table-cell table:number-columns-repeated="3" table:style-name="ce5" office:value-type="float" office:value="0.103" calcext:value-type="float">
            <text:p>0,103</text:p>
          </table:table-cell>
          <table:table-cell table:style-name="ce5" office:value-type="float" office:value="0.104" calcext:value-type="float">
            <text:p>0,104</text:p>
          </table:table-cell>
          <table:table-cell table:style-name="ce5" office:value-type="float" office:value="0.103" calcext:value-type="float">
            <text:p>0,103</text:p>
          </table:table-cell>
          <table:table-cell table:number-columns-repeated="5" table:style-name="ce5" office:value-type="float" office:value="0.102" calcext:value-type="float">
            <text:p>0,102</text:p>
          </table:table-cell>
          <table:table-cell table:style-name="ce5" office:value-type="float" office:value="0.101" calcext:value-type="float">
            <text:p>0,101</text:p>
          </table:table-cell>
          <table:table-cell table:number-columns-repeated="3" table:style-name="ce5" office:value-type="float" office:value="0.102" calcext:value-type="float">
            <text:p>0,102</text:p>
          </table:table-cell>
          <table:table-cell table:style-name="ce5" office:value-type="float" office:value="0.1" calcext:value-type="float">
            <text:p>0,1</text:p>
          </table:table-cell>
          <table:table-cell table:number-columns-repeated="2" table:style-name="ce5" office:value-type="float" office:value="0.102" calcext:value-type="float">
            <text:p>0,102</text:p>
          </table:table-cell>
          <table:table-cell table:style-name="ce5" office:value-type="float" office:value="0.101" calcext:value-type="float">
            <text:p>0,101</text:p>
          </table:table-cell>
          <table:table-cell table:style-name="ce5" office:value-type="float" office:value="0.1" calcext:value-type="float">
            <text:p>0,1</text:p>
          </table:table-cell>
          <table:table-cell table:number-columns-repeated="2" table:style-name="ce5" office:value-type="float" office:value="0.102" calcext:value-type="float">
            <text:p>0,102</text:p>
          </table:table-cell>
          <table:table-cell table:style-name="ce5" office:value-type="float" office:value="0.101" calcext:value-type="float">
            <text:p>0,101</text:p>
          </table:table-cell>
          <table:table-cell table:number-columns-repeated="2" table:style-name="ce5" office:value-type="float" office:value="0.1" calcext:value-type="float">
            <text:p>0,1</text:p>
          </table:table-cell>
        </table:table-row>
        <table:table-row table:style-name="ro1">
          <table:table-cell table:style-name="ce5" office:value-type="string" calcext:value-type="string">
            <text:p>C4</text:p>
          </table:table-cell>
          <table:table-cell table:style-name="ce5" office:value-type="float" office:value="0.113" calcext:value-type="float">
            <text:p>0,113</text:p>
          </table:table-cell>
          <table:table-cell table:number-columns-repeated="2" table:style-name="ce5" office:value-type="float" office:value="0.111" calcext:value-type="float">
            <text:p>0,111</text:p>
          </table:table-cell>
          <table:table-cell table:style-name="ce5" office:value-type="float" office:value="0.109" calcext:value-type="float">
            <text:p>0,109</text:p>
          </table:table-cell>
          <table:table-cell table:style-name="ce5" office:value-type="float" office:value="0.11" calcext:value-type="float">
            <text:p>0,11</text:p>
          </table:table-cell>
          <table:table-cell table:style-name="ce5" office:value-type="float" office:value="0.108" calcext:value-type="float">
            <text:p>0,108</text:p>
          </table:table-cell>
          <table:table-cell table:style-name="ce5" office:value-type="float" office:value="0.109" calcext:value-type="float">
            <text:p>0,109</text:p>
          </table:table-cell>
          <table:table-cell table:number-columns-repeated="2" table:style-name="ce5" office:value-type="float" office:value="0.107" calcext:value-type="float">
            <text:p>0,107</text:p>
          </table:table-cell>
          <table:table-cell table:number-columns-repeated="3" table:style-name="ce5" office:value-type="float" office:value="0.108" calcext:value-type="float">
            <text:p>0,108</text:p>
          </table:table-cell>
          <table:table-cell table:number-columns-repeated="2" table:style-name="ce5" office:value-type="float" office:value="0.107" calcext:value-type="float">
            <text:p>0,107</text:p>
          </table:table-cell>
          <table:table-cell table:style-name="ce5" office:value-type="float" office:value="0.108" calcext:value-type="float">
            <text:p>0,108</text:p>
          </table:table-cell>
          <table:table-cell table:style-name="ce5" office:value-type="float" office:value="0.106" calcext:value-type="float">
            <text:p>0,106</text:p>
          </table:table-cell>
          <table:table-cell table:number-columns-repeated="3" table:style-name="ce5" office:value-type="float" office:value="0.107" calcext:value-type="float">
            <text:p>0,107</text:p>
          </table:table-cell>
          <table:table-cell table:style-name="ce5" office:value-type="float" office:value="0.108" calcext:value-type="float">
            <text:p>0,108</text:p>
          </table:table-cell>
          <table:table-cell table:style-name="ce5" office:value-type="float" office:value="0.107" calcext:value-type="float">
            <text:p>0,107</text:p>
          </table:table-cell>
          <table:table-cell table:style-name="ce5" office:value-type="float" office:value="0.106" calcext:value-type="float">
            <text:p>0,106</text:p>
          </table:table-cell>
          <table:table-cell table:number-columns-repeated="2" table:style-name="ce5" office:value-type="float" office:value="0.107" calcext:value-type="float">
            <text:p>0,107</text:p>
          </table:table-cell>
          <table:table-cell table:style-name="ce5" office:value-type="float" office:value="0.106" calcext:value-type="float">
            <text:p>0,106</text:p>
          </table:table-cell>
          <table:table-cell table:style-name="ce5" office:value-type="float" office:value="0.105" calcext:value-type="float">
            <text:p>0,105</text:p>
          </table:table-cell>
          <table:table-cell table:style-name="ce5" office:value-type="float" office:value="0.106" calcext:value-type="float">
            <text:p>0,106</text:p>
          </table:table-cell>
          <table:table-cell table:style-name="ce5" office:value-type="float" office:value="0.105" calcext:value-type="float">
            <text:p>0,105</text:p>
          </table:table-cell>
          <table:table-cell table:number-columns-repeated="4" table:style-name="ce5" office:value-type="float" office:value="0.106" calcext:value-type="float">
            <text:p>0,106</text:p>
          </table:table-cell>
          <table:table-cell table:number-columns-repeated="5" table:style-name="ce5" office:value-type="float" office:value="0.104" calcext:value-type="float">
            <text:p>0,104</text:p>
          </table:table-cell>
          <table:table-cell table:style-name="ce5" office:value-type="float" office:value="0.103" calcext:value-type="float">
            <text:p>0,103</text:p>
          </table:table-cell>
          <table:table-cell table:number-columns-repeated="2" table:style-name="ce5" office:value-type="float" office:value="0.105" calcext:value-type="float">
            <text:p>0,105</text:p>
          </table:table-cell>
          <table:table-cell table:style-name="ce5" office:value-type="float" office:value="0.104" calcext:value-type="float">
            <text:p>0,104</text:p>
          </table:table-cell>
          <table:table-cell table:number-columns-repeated="6" table:style-name="ce5" office:value-type="float" office:value="0.105" calcext:value-type="float">
            <text:p>0,105</text:p>
          </table:table-cell>
          <table:table-cell table:style-name="ce5" office:value-type="float" office:value="0.106" calcext:value-type="float">
            <text:p>0,106</text:p>
          </table:table-cell>
          <table:table-cell table:style-name="ce5" office:value-type="float" office:value="0.105" calcext:value-type="float">
            <text:p>0,105</text:p>
          </table:table-cell>
          <table:table-cell table:style-name="ce5" office:value-type="float" office:value="0.106" calcext:value-type="float">
            <text:p>0,106</text:p>
          </table:table-cell>
          <table:table-cell table:number-columns-repeated="2" table:style-name="ce5" office:value-type="float" office:value="0.105" calcext:value-type="float">
            <text:p>0,105</text:p>
          </table:table-cell>
          <table:table-cell table:style-name="ce5" office:value-type="float" office:value="0.104" calcext:value-type="float">
            <text:p>0,104</text:p>
          </table:table-cell>
          <table:table-cell table:number-columns-repeated="2" table:style-name="ce5" office:value-type="float" office:value="0.105" calcext:value-type="float">
            <text:p>0,105</text:p>
          </table:table-cell>
          <table:table-cell table:number-columns-repeated="2" table:style-name="ce5" office:value-type="float" office:value="0.104" calcext:value-type="float">
            <text:p>0,104</text:p>
          </table:table-cell>
          <table:table-cell table:number-columns-repeated="4" table:style-name="ce5" office:value-type="float" office:value="0.103" calcext:value-type="float">
            <text:p>0,103</text:p>
          </table:table-cell>
          <table:table-cell table:style-name="ce5" office:value-type="float" office:value="0.1" calcext:value-type="float">
            <text:p>0,1</text:p>
          </table:table-cell>
          <table:table-cell table:number-columns-repeated="2" table:style-name="ce5" office:value-type="float" office:value="0.101" calcext:value-type="float">
            <text:p>0,101</text:p>
          </table:table-cell>
          <table:table-cell table:style-name="ce5" office:value-type="float" office:value="0.102" calcext:value-type="float">
            <text:p>0,102</text:p>
          </table:table-cell>
          <table:table-cell table:number-columns-repeated="4" table:style-name="ce5" office:value-type="float" office:value="0.101" calcext:value-type="float">
            <text:p>0,101</text:p>
          </table:table-cell>
          <table:table-cell table:style-name="ce5" office:value-type="float" office:value="0.1" calcext:value-type="float">
            <text:p>0,1</text:p>
          </table:table-cell>
          <table:table-cell table:number-columns-repeated="3" table:style-name="ce5" office:value-type="float" office:value="0.101" calcext:value-type="float">
            <text:p>0,101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099" calcext:value-type="float">
            <text:p>0,099</text:p>
          </table:table-cell>
          <table:table-cell table:number-columns-repeated="5" table:style-name="ce5" office:value-type="float" office:value="0.1" calcext:value-type="float">
            <text:p>0,1</text:p>
          </table:table-cell>
          <table:table-cell table:style-name="ce5" office:value-type="float" office:value="0.099" calcext:value-type="float">
            <text:p>0,099</text:p>
          </table:table-cell>
          <table:table-cell table:number-columns-repeated="2" table:style-name="ce5" office:value-type="float" office:value="0.1" calcext:value-type="float">
            <text:p>0,1</text:p>
          </table:table-cell>
          <table:table-cell table:style-name="ce5" office:value-type="float" office:value="0.099" calcext:value-type="float">
            <text:p>0,099</text:p>
          </table:table-cell>
          <table:table-cell table:number-columns-repeated="2" table:style-name="ce5" office:value-type="float" office:value="0.098" calcext:value-type="float">
            <text:p>0,098</text:p>
          </table:table-cell>
          <table:table-cell table:style-name="ce5" office:value-type="float" office:value="0.1" calcext:value-type="float">
            <text:p>0,1</text:p>
          </table:table-cell>
          <table:table-cell table:number-columns-repeated="2" table:style-name="ce5" office:value-type="float" office:value="0.098" calcext:value-type="float">
            <text:p>0,098</text:p>
          </table:table-cell>
          <table:table-cell table:number-columns-repeated="3" table:style-name="ce5" office:value-type="float" office:value="0.099" calcext:value-type="float">
            <text:p>0,099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098" calcext:value-type="float">
            <text:p>0,098</text:p>
          </table:table-cell>
          <table:table-cell table:number-columns-repeated="2" table:style-name="ce5" office:value-type="float" office:value="0.099" calcext:value-type="float">
            <text:p>0,099</text:p>
          </table:table-cell>
          <table:table-cell table:style-name="ce5" office:value-type="float" office:value="0.097" calcext:value-type="float">
            <text:p>0,097</text:p>
          </table:table-cell>
        </table:table-row>
        <table:table-row table:style-name="ro1">
          <table:table-cell table:style-name="ce6" office:value-type="string" calcext:value-type="string">
            <text:p>C5</text:p>
          </table:table-cell>
          <table:table-cell table:number-columns-repeated="3" table:style-name="ce6" office:value-type="float" office:value="0.108" calcext:value-type="float">
            <text:p>0,108</text:p>
          </table:table-cell>
          <table:table-cell table:style-name="ce6" office:value-type="float" office:value="0.106" calcext:value-type="float">
            <text:p>0,106</text:p>
          </table:table-cell>
          <table:table-cell table:style-name="ce6" office:value-type="float" office:value="0.108" calcext:value-type="float">
            <text:p>0,108</text:p>
          </table:table-cell>
          <table:table-cell table:style-name="ce6" office:value-type="float" office:value="0.106" calcext:value-type="float">
            <text:p>0,106</text:p>
          </table:table-cell>
          <table:table-cell table:style-name="ce6" office:value-type="float" office:value="0.105" calcext:value-type="float">
            <text:p>0,105</text:p>
          </table:table-cell>
          <table:table-cell table:style-name="ce6" office:value-type="float" office:value="0.106" calcext:value-type="float">
            <text:p>0,106</text:p>
          </table:table-cell>
          <table:table-cell table:style-name="ce6" office:value-type="float" office:value="0.104" calcext:value-type="float">
            <text:p>0,104</text:p>
          </table:table-cell>
          <table:table-cell table:style-name="ce6" office:value-type="float" office:value="0.106" calcext:value-type="float">
            <text:p>0,106</text:p>
          </table:table-cell>
          <table:table-cell table:style-name="ce6" office:value-type="float" office:value="0.107" calcext:value-type="float">
            <text:p>0,107</text:p>
          </table:table-cell>
          <table:table-cell table:number-columns-repeated="2" table:style-name="ce6" office:value-type="float" office:value="0.106" calcext:value-type="float">
            <text:p>0,106</text:p>
          </table:table-cell>
          <table:table-cell table:style-name="ce6" office:value-type="float" office:value="0.107" calcext:value-type="float">
            <text:p>0,107</text:p>
          </table:table-cell>
          <table:table-cell table:style-name="ce6" office:value-type="float" office:value="0.106" calcext:value-type="float">
            <text:p>0,106</text:p>
          </table:table-cell>
          <table:table-cell table:number-columns-repeated="2" table:style-name="ce6" office:value-type="float" office:value="0.107" calcext:value-type="float">
            <text:p>0,107</text:p>
          </table:table-cell>
          <table:table-cell table:style-name="ce6" office:value-type="float" office:value="0.109" calcext:value-type="float">
            <text:p>0,109</text:p>
          </table:table-cell>
          <table:table-cell table:style-name="ce6" office:value-type="float" office:value="0.107" calcext:value-type="float">
            <text:p>0,107</text:p>
          </table:table-cell>
          <table:table-cell table:style-name="ce6" office:value-type="float" office:value="0.108" calcext:value-type="float">
            <text:p>0,108</text:p>
          </table:table-cell>
          <table:table-cell table:number-columns-repeated="2" table:style-name="ce6" office:value-type="float" office:value="0.112" calcext:value-type="float">
            <text:p>0,112</text:p>
          </table:table-cell>
          <table:table-cell table:style-name="ce6" office:value-type="float" office:value="0.118" calcext:value-type="float">
            <text:p>0,118</text:p>
          </table:table-cell>
          <table:table-cell table:style-name="ce6" office:value-type="float" office:value="0.123" calcext:value-type="float">
            <text:p>0,123</text:p>
          </table:table-cell>
          <table:table-cell table:style-name="ce6" office:value-type="float" office:value="0.129" calcext:value-type="float">
            <text:p>0,129</text:p>
          </table:table-cell>
          <table:table-cell table:style-name="ce6" office:value-type="float" office:value="0.136" calcext:value-type="float">
            <text:p>0,136</text:p>
          </table:table-cell>
          <table:table-cell table:style-name="ce6" office:value-type="float" office:value="0.144" calcext:value-type="float">
            <text:p>0,144</text:p>
          </table:table-cell>
          <table:table-cell table:style-name="ce6" office:value-type="float" office:value="0.151" calcext:value-type="float">
            <text:p>0,151</text:p>
          </table:table-cell>
          <table:table-cell table:style-name="ce6" office:value-type="float" office:value="0.158" calcext:value-type="float">
            <text:p>0,158</text:p>
          </table:table-cell>
          <table:table-cell table:style-name="ce6" office:value-type="float" office:value="0.162" calcext:value-type="float">
            <text:p>0,162</text:p>
          </table:table-cell>
          <table:table-cell table:style-name="ce6" office:value-type="float" office:value="0.171" calcext:value-type="float">
            <text:p>0,171</text:p>
          </table:table-cell>
          <table:table-cell table:style-name="ce6" office:value-type="float" office:value="0.2" calcext:value-type="float">
            <text:p>0,2</text:p>
          </table:table-cell>
          <table:table-cell table:style-name="ce6" office:value-type="float" office:value="0.216" calcext:value-type="float">
            <text:p>0,216</text:p>
          </table:table-cell>
          <table:table-cell table:style-name="ce6" office:value-type="float" office:value="0.234" calcext:value-type="float">
            <text:p>0,234</text:p>
          </table:table-cell>
          <table:table-cell table:style-name="ce6" office:value-type="float" office:value="0.25" calcext:value-type="float">
            <text:p>0,25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301" calcext:value-type="float">
            <text:p>0,301</text:p>
          </table:table-cell>
          <table:table-cell table:style-name="ce6" office:value-type="float" office:value="0.328" calcext:value-type="float">
            <text:p>0,328</text:p>
          </table:table-cell>
          <table:table-cell table:style-name="ce6" office:value-type="float" office:value="0.36" calcext:value-type="float">
            <text:p>0,36</text:p>
          </table:table-cell>
          <table:table-cell table:style-name="ce6" office:value-type="float" office:value="0.395" calcext:value-type="float">
            <text:p>0,395</text:p>
          </table:table-cell>
          <table:table-cell table:style-name="ce6" office:value-type="float" office:value="0.431" calcext:value-type="float">
            <text:p>0,431</text:p>
          </table:table-cell>
          <table:table-cell table:style-name="ce6" office:value-type="float" office:value="0.474" calcext:value-type="float">
            <text:p>0,474</text:p>
          </table:table-cell>
          <table:table-cell table:style-name="ce6" office:value-type="float" office:value="0.516" calcext:value-type="float">
            <text:p>0,516</text:p>
          </table:table-cell>
          <table:table-cell table:style-name="ce6" office:value-type="float" office:value="0.553" calcext:value-type="float">
            <text:p>0,553</text:p>
          </table:table-cell>
          <table:table-cell table:style-name="ce6" office:value-type="float" office:value="0.589" calcext:value-type="float">
            <text:p>0,589</text:p>
          </table:table-cell>
          <table:table-cell table:style-name="ce6" office:value-type="float" office:value="0.626" calcext:value-type="float">
            <text:p>0,626</text:p>
          </table:table-cell>
          <table:table-cell table:style-name="ce6" office:value-type="float" office:value="0.662" calcext:value-type="float">
            <text:p>0,662</text:p>
          </table:table-cell>
          <table:table-cell table:style-name="ce6" office:value-type="float" office:value="0.694" calcext:value-type="float">
            <text:p>0,694</text:p>
          </table:table-cell>
          <table:table-cell table:style-name="ce6" office:value-type="float" office:value="0.721" calcext:value-type="float">
            <text:p>0,721</text:p>
          </table:table-cell>
          <table:table-cell table:style-name="ce6" office:value-type="float" office:value="0.746" calcext:value-type="float">
            <text:p>0,746</text:p>
          </table:table-cell>
          <table:table-cell table:style-name="ce6" office:value-type="float" office:value="0.781" calcext:value-type="float">
            <text:p>0,781</text:p>
          </table:table-cell>
          <table:table-cell table:style-name="ce6" office:value-type="float" office:value="0.805" calcext:value-type="float">
            <text:p>0,805</text:p>
          </table:table-cell>
          <table:table-cell table:style-name="ce6" office:value-type="float" office:value="0.832" calcext:value-type="float">
            <text:p>0,832</text:p>
          </table:table-cell>
          <table:table-cell table:style-name="ce6" office:value-type="float" office:value="0.85" calcext:value-type="float">
            <text:p>0,85</text:p>
          </table:table-cell>
          <table:table-cell table:style-name="ce6" office:value-type="float" office:value="0.867" calcext:value-type="float">
            <text:p>0,867</text:p>
          </table:table-cell>
          <table:table-cell table:style-name="ce6" office:value-type="float" office:value="0.893" calcext:value-type="float">
            <text:p>0,893</text:p>
          </table:table-cell>
          <table:table-cell table:style-name="ce6" office:value-type="float" office:value="0.869" calcext:value-type="float">
            <text:p>0,869</text:p>
          </table:table-cell>
          <table:table-cell table:style-name="ce6" office:value-type="float" office:value="0.84" calcext:value-type="float">
            <text:p>0,84</text:p>
          </table:table-cell>
          <table:table-cell table:style-name="ce6" office:value-type="float" office:value="0.819" calcext:value-type="float">
            <text:p>0,819</text:p>
          </table:table-cell>
          <table:table-cell table:style-name="ce6" office:value-type="float" office:value="0.774" calcext:value-type="float">
            <text:p>0,774</text:p>
          </table:table-cell>
          <table:table-cell table:style-name="ce6" office:value-type="float" office:value="0.751" calcext:value-type="float">
            <text:p>0,751</text:p>
          </table:table-cell>
          <table:table-cell table:style-name="ce6" office:value-type="float" office:value="0.767" calcext:value-type="float">
            <text:p>0,767</text:p>
          </table:table-cell>
          <table:table-cell table:style-name="ce6" office:value-type="float" office:value="0.802" calcext:value-type="float">
            <text:p>0,802</text:p>
          </table:table-cell>
          <table:table-cell table:style-name="ce6" office:value-type="float" office:value="0.847" calcext:value-type="float">
            <text:p>0,847</text:p>
          </table:table-cell>
          <table:table-cell table:style-name="ce6" office:value-type="float" office:value="0.857" calcext:value-type="float">
            <text:p>0,857</text:p>
          </table:table-cell>
          <table:table-cell table:style-name="ce6" office:value-type="float" office:value="0.838" calcext:value-type="float">
            <text:p>0,838</text:p>
          </table:table-cell>
          <table:table-cell table:style-name="ce6" office:value-type="float" office:value="0.833" calcext:value-type="float">
            <text:p>0,833</text:p>
          </table:table-cell>
          <table:table-cell table:style-name="ce6" office:value-type="float" office:value="0.834" calcext:value-type="float">
            <text:p>0,834</text:p>
          </table:table-cell>
          <table:table-cell table:style-name="ce6" office:value-type="float" office:value="0.829" calcext:value-type="float">
            <text:p>0,829</text:p>
          </table:table-cell>
          <table:table-cell table:style-name="ce6" office:value-type="float" office:value="0.814" calcext:value-type="float">
            <text:p>0,814</text:p>
          </table:table-cell>
          <table:table-cell table:style-name="ce6" office:value-type="float" office:value="0.807" calcext:value-type="float">
            <text:p>0,807</text:p>
          </table:table-cell>
          <table:table-cell table:style-name="ce6" office:value-type="float" office:value="0.8" calcext:value-type="float">
            <text:p>0,8</text:p>
          </table:table-cell>
          <table:table-cell table:style-name="ce6" office:value-type="float" office:value="0.796" calcext:value-type="float">
            <text:p>0,796</text:p>
          </table:table-cell>
          <table:table-cell table:style-name="ce6" office:value-type="float" office:value="0.776" calcext:value-type="float">
            <text:p>0,776</text:p>
          </table:table-cell>
          <table:table-cell table:style-name="ce6" office:value-type="float" office:value="0.763" calcext:value-type="float">
            <text:p>0,763</text:p>
          </table:table-cell>
          <table:table-cell table:style-name="ce6" office:value-type="float" office:value="0.755" calcext:value-type="float">
            <text:p>0,755</text:p>
          </table:table-cell>
          <table:table-cell table:style-name="ce6" office:value-type="float" office:value="0.746" calcext:value-type="float">
            <text:p>0,746</text:p>
          </table:table-cell>
          <table:table-cell table:style-name="ce6" office:value-type="float" office:value="0.73" calcext:value-type="float">
            <text:p>0,73</text:p>
          </table:table-cell>
          <table:table-cell table:style-name="ce6" office:value-type="float" office:value="0.723" calcext:value-type="float">
            <text:p>0,723</text:p>
          </table:table-cell>
          <table:table-cell table:style-name="ce6" office:value-type="float" office:value="0.719" calcext:value-type="float">
            <text:p>0,719</text:p>
          </table:table-cell>
          <table:table-cell table:style-name="ce6" office:value-type="float" office:value="0.709" calcext:value-type="float">
            <text:p>0,709</text:p>
          </table:table-cell>
          <table:table-cell table:style-name="ce6" office:value-type="float" office:value="0.705" calcext:value-type="float">
            <text:p>0,705</text:p>
          </table:table-cell>
          <table:table-cell table:style-name="ce6" office:value-type="float" office:value="0.698" calcext:value-type="float">
            <text:p>0,698</text:p>
          </table:table-cell>
          <table:table-cell table:style-name="ce6" office:value-type="float" office:value="0.692" calcext:value-type="float">
            <text:p>0,692</text:p>
          </table:table-cell>
          <table:table-cell table:style-name="ce6" office:value-type="float" office:value="0.685" calcext:value-type="float">
            <text:p>0,685</text:p>
          </table:table-cell>
          <table:table-cell table:style-name="ce6" office:value-type="float" office:value="0.681" calcext:value-type="float">
            <text:p>0,681</text:p>
          </table:table-cell>
          <table:table-cell table:style-name="ce6" office:value-type="float" office:value="0.677" calcext:value-type="float">
            <text:p>0,677</text:p>
          </table:table-cell>
          <table:table-cell table:style-name="ce6" office:value-type="float" office:value="0.672" calcext:value-type="float">
            <text:p>0,672</text:p>
          </table:table-cell>
          <table:table-cell table:style-name="ce6" office:value-type="float" office:value="0.668" calcext:value-type="float">
            <text:p>0,668</text:p>
          </table:table-cell>
          <table:table-cell table:style-name="ce6" office:value-type="float" office:value="0.665" calcext:value-type="float">
            <text:p>0,665</text:p>
          </table:table-cell>
          <table:table-cell table:style-name="ce6" office:value-type="float" office:value="0.661" calcext:value-type="float">
            <text:p>0,661</text:p>
          </table:table-cell>
          <table:table-cell table:style-name="ce6" office:value-type="float" office:value="0.658" calcext:value-type="float">
            <text:p>0,658</text:p>
          </table:table-cell>
          <table:table-cell table:style-name="ce6" office:value-type="float" office:value="0.654" calcext:value-type="float">
            <text:p>0,654</text:p>
          </table:table-cell>
          <table:table-cell table:style-name="ce6" office:value-type="float" office:value="0.649" calcext:value-type="float">
            <text:p>0,649</text:p>
          </table:table-cell>
          <table:table-cell table:style-name="ce6" office:value-type="float" office:value="0.648" calcext:value-type="float">
            <text:p>0,648</text:p>
          </table:table-cell>
          <table:table-cell table:style-name="ce6" office:value-type="float" office:value="0.644" calcext:value-type="float">
            <text:p>0,644</text:p>
          </table:table-cell>
          <table:table-cell table:style-name="ce6" office:value-type="float" office:value="0.641" calcext:value-type="float">
            <text:p>0,641</text:p>
          </table:table-cell>
        </table:table-row>
        <table:table-row table:style-name="ro1">
          <table:table-cell table:style-name="ce6" office:value-type="string" calcext:value-type="string">
            <text:p>C6</text:p>
          </table:table-cell>
          <table:table-cell table:number-columns-repeated="2" table:style-name="ce6" office:value-type="float" office:value="0.108" calcext:value-type="float">
            <text:p>0,108</text:p>
          </table:table-cell>
          <table:table-cell table:style-name="ce6" office:value-type="float" office:value="0.107" calcext:value-type="float">
            <text:p>0,107</text:p>
          </table:table-cell>
          <table:table-cell table:number-columns-repeated="2" table:style-name="ce6" office:value-type="float" office:value="0.106" calcext:value-type="float">
            <text:p>0,106</text:p>
          </table:table-cell>
          <table:table-cell table:style-name="ce6" office:value-type="float" office:value="0.105" calcext:value-type="float">
            <text:p>0,105</text:p>
          </table:table-cell>
          <table:table-cell table:style-name="ce6" office:value-type="float" office:value="0.106" calcext:value-type="float">
            <text:p>0,106</text:p>
          </table:table-cell>
          <table:table-cell table:style-name="ce6" office:value-type="float" office:value="0.104" calcext:value-type="float">
            <text:p>0,104</text:p>
          </table:table-cell>
          <table:table-cell table:style-name="ce6" office:value-type="float" office:value="0.103" calcext:value-type="float">
            <text:p>0,103</text:p>
          </table:table-cell>
          <table:table-cell table:style-name="ce6" office:value-type="float" office:value="0.105" calcext:value-type="float">
            <text:p>0,105</text:p>
          </table:table-cell>
          <table:table-cell table:number-columns-repeated="2" table:style-name="ce6" office:value-type="float" office:value="0.106" calcext:value-type="float">
            <text:p>0,106</text:p>
          </table:table-cell>
          <table:table-cell table:style-name="ce6" office:value-type="float" office:value="0.105" calcext:value-type="float">
            <text:p>0,105</text:p>
          </table:table-cell>
          <table:table-cell table:style-name="ce6" office:value-type="float" office:value="0.106" calcext:value-type="float">
            <text:p>0,106</text:p>
          </table:table-cell>
          <table:table-cell table:style-name="ce6" office:value-type="float" office:value="0.107" calcext:value-type="float">
            <text:p>0,107</text:p>
          </table:table-cell>
          <table:table-cell table:number-columns-repeated="2" table:style-name="ce6" office:value-type="float" office:value="0.106" calcext:value-type="float">
            <text:p>0,106</text:p>
          </table:table-cell>
          <table:table-cell table:style-name="ce6" office:value-type="float" office:value="0.108" calcext:value-type="float">
            <text:p>0,108</text:p>
          </table:table-cell>
          <table:table-cell table:style-name="ce6" office:value-type="float" office:value="0.107" calcext:value-type="float">
            <text:p>0,107</text:p>
          </table:table-cell>
          <table:table-cell table:style-name="ce6" office:value-type="float" office:value="0.109" calcext:value-type="float">
            <text:p>0,109</text:p>
          </table:table-cell>
          <table:table-cell table:style-name="ce6" office:value-type="float" office:value="0.11" calcext:value-type="float">
            <text:p>0,11</text:p>
          </table:table-cell>
          <table:table-cell table:style-name="ce6" office:value-type="float" office:value="0.114" calcext:value-type="float">
            <text:p>0,114</text:p>
          </table:table-cell>
          <table:table-cell table:style-name="ce6" office:value-type="float" office:value="0.118" calcext:value-type="float">
            <text:p>0,118</text:p>
          </table:table-cell>
          <table:table-cell table:style-name="ce6" office:value-type="float" office:value="0.123" calcext:value-type="float">
            <text:p>0,123</text:p>
          </table:table-cell>
          <table:table-cell table:style-name="ce6" office:value-type="float" office:value="0.13" calcext:value-type="float">
            <text:p>0,13</text:p>
          </table:table-cell>
          <table:table-cell table:style-name="ce6" office:value-type="float" office:value="0.137" calcext:value-type="float">
            <text:p>0,137</text:p>
          </table:table-cell>
          <table:table-cell table:style-name="ce6" office:value-type="float" office:value="0.145" calcext:value-type="float">
            <text:p>0,145</text:p>
          </table:table-cell>
          <table:table-cell table:style-name="ce6" office:value-type="float" office:value="0.152" calcext:value-type="float">
            <text:p>0,152</text:p>
          </table:table-cell>
          <table:table-cell table:style-name="ce6" office:value-type="float" office:value="0.159" calcext:value-type="float">
            <text:p>0,159</text:p>
          </table:table-cell>
          <table:table-cell table:style-name="ce6" office:value-type="float" office:value="0.165" calcext:value-type="float">
            <text:p>0,165</text:p>
          </table:table-cell>
          <table:table-cell table:style-name="ce6" office:value-type="float" office:value="0.192" calcext:value-type="float">
            <text:p>0,192</text:p>
          </table:table-cell>
          <table:table-cell table:style-name="ce6" office:value-type="float" office:value="0.206" calcext:value-type="float">
            <text:p>0,206</text:p>
          </table:table-cell>
          <table:table-cell table:style-name="ce6" office:value-type="float" office:value="0.22" calcext:value-type="float">
            <text:p>0,22</text:p>
          </table:table-cell>
          <table:table-cell table:style-name="ce6" office:value-type="float" office:value="0.236" calcext:value-type="float">
            <text:p>0,236</text:p>
          </table:table-cell>
          <table:table-cell table:style-name="ce6" office:value-type="float" office:value="0.251" calcext:value-type="float">
            <text:p>0,251</text:p>
          </table:table-cell>
          <table:table-cell table:style-name="ce6" office:value-type="float" office:value="0.274" calcext:value-type="float">
            <text:p>0,274</text:p>
          </table:table-cell>
          <table:table-cell table:style-name="ce6" office:value-type="float" office:value="0.298" calcext:value-type="float">
            <text:p>0,298</text:p>
          </table:table-cell>
          <table:table-cell table:style-name="ce6" office:value-type="float" office:value="0.324" calcext:value-type="float">
            <text:p>0,324</text:p>
          </table:table-cell>
          <table:table-cell table:style-name="ce6" office:value-type="float" office:value="0.356" calcext:value-type="float">
            <text:p>0,356</text:p>
          </table:table-cell>
          <table:table-cell table:style-name="ce6" office:value-type="float" office:value="0.393" calcext:value-type="float">
            <text:p>0,393</text:p>
          </table:table-cell>
          <table:table-cell table:style-name="ce6" office:value-type="float" office:value="0.429" calcext:value-type="float">
            <text:p>0,429</text:p>
          </table:table-cell>
          <table:table-cell table:style-name="ce6" office:value-type="float" office:value="0.473" calcext:value-type="float">
            <text:p>0,473</text:p>
          </table:table-cell>
          <table:table-cell table:style-name="ce6" office:value-type="float" office:value="0.517" calcext:value-type="float">
            <text:p>0,517</text:p>
          </table:table-cell>
          <table:table-cell table:style-name="ce6" office:value-type="float" office:value="0.557" calcext:value-type="float">
            <text:p>0,557</text:p>
          </table:table-cell>
          <table:table-cell table:style-name="ce6" office:value-type="float" office:value="0.59" calcext:value-type="float">
            <text:p>0,59</text:p>
          </table:table-cell>
          <table:table-cell table:style-name="ce6" office:value-type="float" office:value="0.625" calcext:value-type="float">
            <text:p>0,625</text:p>
          </table:table-cell>
          <table:table-cell table:style-name="ce6" office:value-type="float" office:value="0.654" calcext:value-type="float">
            <text:p>0,654</text:p>
          </table:table-cell>
          <table:table-cell table:style-name="ce6" office:value-type="float" office:value="0.688" calcext:value-type="float">
            <text:p>0,688</text:p>
          </table:table-cell>
          <table:table-cell table:style-name="ce6" office:value-type="float" office:value="0.716" calcext:value-type="float">
            <text:p>0,716</text:p>
          </table:table-cell>
          <table:table-cell table:style-name="ce6" office:value-type="float" office:value="0.743" calcext:value-type="float">
            <text:p>0,743</text:p>
          </table:table-cell>
          <table:table-cell table:style-name="ce6" office:value-type="float" office:value="0.776" calcext:value-type="float">
            <text:p>0,776</text:p>
          </table:table-cell>
          <table:table-cell table:style-name="ce6" office:value-type="float" office:value="0.8" calcext:value-type="float">
            <text:p>0,8</text:p>
          </table:table-cell>
          <table:table-cell table:style-name="ce6" office:value-type="float" office:value="0.825" calcext:value-type="float">
            <text:p>0,825</text:p>
          </table:table-cell>
          <table:table-cell table:style-name="ce6" office:value-type="float" office:value="0.85" calcext:value-type="float">
            <text:p>0,85</text:p>
          </table:table-cell>
          <table:table-cell table:style-name="ce6" office:value-type="float" office:value="0.855" calcext:value-type="float">
            <text:p>0,855</text:p>
          </table:table-cell>
          <table:table-cell table:style-name="ce6" office:value-type="float" office:value="0.858" calcext:value-type="float">
            <text:p>0,858</text:p>
          </table:table-cell>
          <table:table-cell table:style-name="ce6" office:value-type="float" office:value="0.877" calcext:value-type="float">
            <text:p>0,877</text:p>
          </table:table-cell>
          <table:table-cell table:style-name="ce6" office:value-type="float" office:value="0.849" calcext:value-type="float">
            <text:p>0,849</text:p>
          </table:table-cell>
          <table:table-cell table:style-name="ce6" office:value-type="float" office:value="0.845" calcext:value-type="float">
            <text:p>0,845</text:p>
          </table:table-cell>
          <table:table-cell table:style-name="ce6" office:value-type="float" office:value="0.8" calcext:value-type="float">
            <text:p>0,8</text:p>
          </table:table-cell>
          <table:table-cell table:style-name="ce6" office:value-type="float" office:value="0.774" calcext:value-type="float">
            <text:p>0,774</text:p>
          </table:table-cell>
          <table:table-cell table:style-name="ce6" office:value-type="float" office:value="0.784" calcext:value-type="float">
            <text:p>0,784</text:p>
          </table:table-cell>
          <table:table-cell table:style-name="ce6" office:value-type="float" office:value="0.825" calcext:value-type="float">
            <text:p>0,825</text:p>
          </table:table-cell>
          <table:table-cell table:style-name="ce6" office:value-type="float" office:value="0.845" calcext:value-type="float">
            <text:p>0,845</text:p>
          </table:table-cell>
          <table:table-cell table:style-name="ce6" office:value-type="float" office:value="0.856" calcext:value-type="float">
            <text:p>0,856</text:p>
          </table:table-cell>
          <table:table-cell table:style-name="ce6" office:value-type="float" office:value="0.848" calcext:value-type="float">
            <text:p>0,848</text:p>
          </table:table-cell>
          <table:table-cell table:style-name="ce6" office:value-type="float" office:value="0.837" calcext:value-type="float">
            <text:p>0,837</text:p>
          </table:table-cell>
          <table:table-cell table:style-name="ce6" office:value-type="float" office:value="0.842" calcext:value-type="float">
            <text:p>0,842</text:p>
          </table:table-cell>
          <table:table-cell table:style-name="ce6" office:value-type="float" office:value="0.828" calcext:value-type="float">
            <text:p>0,828</text:p>
          </table:table-cell>
          <table:table-cell table:style-name="ce6" office:value-type="float" office:value="0.818" calcext:value-type="float">
            <text:p>0,818</text:p>
          </table:table-cell>
          <table:table-cell table:style-name="ce6" office:value-type="float" office:value="0.806" calcext:value-type="float">
            <text:p>0,806</text:p>
          </table:table-cell>
          <table:table-cell table:style-name="ce6" office:value-type="float" office:value="0.807" calcext:value-type="float">
            <text:p>0,807</text:p>
          </table:table-cell>
          <table:table-cell table:style-name="ce6" office:value-type="float" office:value="0.794" calcext:value-type="float">
            <text:p>0,794</text:p>
          </table:table-cell>
          <table:table-cell table:style-name="ce6" office:value-type="float" office:value="0.776" calcext:value-type="float">
            <text:p>0,776</text:p>
          </table:table-cell>
          <table:table-cell table:style-name="ce6" office:value-type="float" office:value="0.765" calcext:value-type="float">
            <text:p>0,765</text:p>
          </table:table-cell>
          <table:table-cell table:style-name="ce6" office:value-type="float" office:value="0.755" calcext:value-type="float">
            <text:p>0,755</text:p>
          </table:table-cell>
          <table:table-cell table:style-name="ce6" office:value-type="float" office:value="0.749" calcext:value-type="float">
            <text:p>0,749</text:p>
          </table:table-cell>
          <table:table-cell table:style-name="ce6" office:value-type="float" office:value="0.731" calcext:value-type="float">
            <text:p>0,731</text:p>
          </table:table-cell>
          <table:table-cell table:style-name="ce6" office:value-type="float" office:value="0.724" calcext:value-type="float">
            <text:p>0,724</text:p>
          </table:table-cell>
          <table:table-cell table:style-name="ce6" office:value-type="float" office:value="0.718" calcext:value-type="float">
            <text:p>0,718</text:p>
          </table:table-cell>
          <table:table-cell table:style-name="ce6" office:value-type="float" office:value="0.711" calcext:value-type="float">
            <text:p>0,711</text:p>
          </table:table-cell>
          <table:table-cell table:style-name="ce6" office:value-type="float" office:value="0.707" calcext:value-type="float">
            <text:p>0,707</text:p>
          </table:table-cell>
          <table:table-cell table:style-name="ce6" office:value-type="float" office:value="0.703" calcext:value-type="float">
            <text:p>0,703</text:p>
          </table:table-cell>
          <table:table-cell table:style-name="ce6" office:value-type="float" office:value="0.696" calcext:value-type="float">
            <text:p>0,696</text:p>
          </table:table-cell>
          <table:table-cell table:style-name="ce6" office:value-type="float" office:value="0.687" calcext:value-type="float">
            <text:p>0,687</text:p>
          </table:table-cell>
          <table:table-cell table:style-name="ce6" office:value-type="float" office:value="0.684" calcext:value-type="float">
            <text:p>0,684</text:p>
          </table:table-cell>
          <table:table-cell table:style-name="ce6" office:value-type="float" office:value="0.683" calcext:value-type="float">
            <text:p>0,683</text:p>
          </table:table-cell>
          <table:table-cell table:style-name="ce6" office:value-type="float" office:value="0.676" calcext:value-type="float">
            <text:p>0,676</text:p>
          </table:table-cell>
          <table:table-cell table:style-name="ce6" office:value-type="float" office:value="0.675" calcext:value-type="float">
            <text:p>0,675</text:p>
          </table:table-cell>
          <table:table-cell table:style-name="ce6" office:value-type="float" office:value="0.67" calcext:value-type="float">
            <text:p>0,67</text:p>
          </table:table-cell>
          <table:table-cell table:style-name="ce6" office:value-type="float" office:value="0.667" calcext:value-type="float">
            <text:p>0,667</text:p>
          </table:table-cell>
          <table:table-cell table:style-name="ce6" office:value-type="float" office:value="0.664" calcext:value-type="float">
            <text:p>0,664</text:p>
          </table:table-cell>
          <table:table-cell table:style-name="ce6" office:value-type="float" office:value="0.661" calcext:value-type="float">
            <text:p>0,661</text:p>
          </table:table-cell>
          <table:table-cell table:style-name="ce6" office:value-type="float" office:value="0.657" calcext:value-type="float">
            <text:p>0,657</text:p>
          </table:table-cell>
          <table:table-cell table:style-name="ce6" office:value-type="float" office:value="0.655" calcext:value-type="float">
            <text:p>0,655</text:p>
          </table:table-cell>
          <table:table-cell table:style-name="ce6" office:value-type="float" office:value="0.65" calcext:value-type="float">
            <text:p>0,65</text:p>
          </table:table-cell>
          <table:table-cell table:style-name="ce6" office:value-type="float" office:value="0.648" calcext:value-type="float">
            <text:p>0,648</text:p>
          </table:table-cell>
        </table:table-row>
        <table:table-row table:style-name="ro1">
          <table:table-cell table:style-name="ce6" office:value-type="string" calcext:value-type="string">
            <text:p>C7</text:p>
          </table:table-cell>
          <table:table-cell table:style-name="ce6" office:value-type="float" office:value="0.112" calcext:value-type="float">
            <text:p>0,112</text:p>
          </table:table-cell>
          <table:table-cell table:number-columns-repeated="2" table:style-name="ce6" office:value-type="float" office:value="0.109" calcext:value-type="float">
            <text:p>0,109</text:p>
          </table:table-cell>
          <table:table-cell table:number-columns-repeated="2" table:style-name="ce6" office:value-type="float" office:value="0.108" calcext:value-type="float">
            <text:p>0,108</text:p>
          </table:table-cell>
          <table:table-cell table:number-columns-repeated="6" table:style-name="ce6" office:value-type="float" office:value="0.106" calcext:value-type="float">
            <text:p>0,106</text:p>
          </table:table-cell>
          <table:table-cell table:style-name="ce6" office:value-type="float" office:value="0.108" calcext:value-type="float">
            <text:p>0,108</text:p>
          </table:table-cell>
          <table:table-cell table:style-name="ce6" office:value-type="float" office:value="0.106" calcext:value-type="float">
            <text:p>0,106</text:p>
          </table:table-cell>
          <table:table-cell table:number-columns-repeated="2" table:style-name="ce6" office:value-type="float" office:value="0.107" calcext:value-type="float">
            <text:p>0,107</text:p>
          </table:table-cell>
          <table:table-cell table:number-columns-repeated="2" table:style-name="ce6" office:value-type="float" office:value="0.108" calcext:value-type="float">
            <text:p>0,108</text:p>
          </table:table-cell>
          <table:table-cell table:style-name="ce6" office:value-type="float" office:value="0.109" calcext:value-type="float">
            <text:p>0,109</text:p>
          </table:table-cell>
          <table:table-cell table:style-name="ce6" office:value-type="float" office:value="0.11" calcext:value-type="float">
            <text:p>0,11</text:p>
          </table:table-cell>
          <table:table-cell table:style-name="ce6" office:value-type="float" office:value="0.111" calcext:value-type="float">
            <text:p>0,111</text:p>
          </table:table-cell>
          <table:table-cell table:number-columns-repeated="2" table:style-name="ce6" office:value-type="float" office:value="0.113" calcext:value-type="float">
            <text:p>0,113</text:p>
          </table:table-cell>
          <table:table-cell table:style-name="ce6" office:value-type="float" office:value="0.118" calcext:value-type="float">
            <text:p>0,118</text:p>
          </table:table-cell>
          <table:table-cell table:style-name="ce6" office:value-type="float" office:value="0.123" calcext:value-type="float">
            <text:p>0,123</text:p>
          </table:table-cell>
          <table:table-cell table:style-name="ce6" office:value-type="float" office:value="0.129" calcext:value-type="float">
            <text:p>0,129</text:p>
          </table:table-cell>
          <table:table-cell table:style-name="ce6" office:value-type="float" office:value="0.134" calcext:value-type="float">
            <text:p>0,134</text:p>
          </table:table-cell>
          <table:table-cell table:style-name="ce6" office:value-type="float" office:value="0.143" calcext:value-type="float">
            <text:p>0,143</text:p>
          </table:table-cell>
          <table:table-cell table:style-name="ce6" office:value-type="float" office:value="0.154" calcext:value-type="float">
            <text:p>0,154</text:p>
          </table:table-cell>
          <table:table-cell table:style-name="ce6" office:value-type="float" office:value="0.166" calcext:value-type="float">
            <text:p>0,166</text:p>
          </table:table-cell>
          <table:table-cell table:style-name="ce6" office:value-type="float" office:value="0.184" calcext:value-type="float">
            <text:p>0,184</text:p>
          </table:table-cell>
          <table:table-cell table:style-name="ce6" office:value-type="float" office:value="0.199" calcext:value-type="float">
            <text:p>0,199</text:p>
          </table:table-cell>
          <table:table-cell table:style-name="ce6" office:value-type="float" office:value="0.2" calcext:value-type="float">
            <text:p>0,2</text:p>
          </table:table-cell>
          <table:table-cell table:style-name="ce6" office:value-type="float" office:value="0.213" calcext:value-type="float">
            <text:p>0,213</text:p>
          </table:table-cell>
          <table:table-cell table:style-name="ce6" office:value-type="float" office:value="0.23" calcext:value-type="float">
            <text:p>0,23</text:p>
          </table:table-cell>
          <table:table-cell table:style-name="ce6" office:value-type="float" office:value="0.248" calcext:value-type="float">
            <text:p>0,248</text:p>
          </table:table-cell>
          <table:table-cell table:style-name="ce6" office:value-type="float" office:value="0.267" calcext:value-type="float">
            <text:p>0,267</text:p>
          </table:table-cell>
          <table:table-cell table:style-name="ce6" office:value-type="float" office:value="0.293" calcext:value-type="float">
            <text:p>0,293</text:p>
          </table:table-cell>
          <table:table-cell table:style-name="ce6" office:value-type="float" office:value="0.318" calcext:value-type="float">
            <text:p>0,318</text:p>
          </table:table-cell>
          <table:table-cell table:style-name="ce6" office:value-type="float" office:value="0.351" calcext:value-type="float">
            <text:p>0,351</text:p>
          </table:table-cell>
          <table:table-cell table:style-name="ce6" office:value-type="float" office:value="0.387" calcext:value-type="float">
            <text:p>0,387</text:p>
          </table:table-cell>
          <table:table-cell table:style-name="ce6" office:value-type="float" office:value="0.417" calcext:value-type="float">
            <text:p>0,417</text:p>
          </table:table-cell>
          <table:table-cell table:style-name="ce6" office:value-type="float" office:value="0.454" calcext:value-type="float">
            <text:p>0,454</text:p>
          </table:table-cell>
          <table:table-cell table:style-name="ce6" office:value-type="float" office:value="0.503" calcext:value-type="float">
            <text:p>0,503</text:p>
          </table:table-cell>
          <table:table-cell table:style-name="ce6" office:value-type="float" office:value="0.548" calcext:value-type="float">
            <text:p>0,548</text:p>
          </table:table-cell>
          <table:table-cell table:style-name="ce6" office:value-type="float" office:value="0.586" calcext:value-type="float">
            <text:p>0,586</text:p>
          </table:table-cell>
          <table:table-cell table:style-name="ce6" office:value-type="float" office:value="0.615" calcext:value-type="float">
            <text:p>0,615</text:p>
          </table:table-cell>
          <table:table-cell table:style-name="ce6" office:value-type="float" office:value="0.641" calcext:value-type="float">
            <text:p>0,641</text:p>
          </table:table-cell>
          <table:table-cell table:style-name="ce6" office:value-type="float" office:value="0.672" calcext:value-type="float">
            <text:p>0,672</text:p>
          </table:table-cell>
          <table:table-cell table:style-name="ce6" office:value-type="float" office:value="0.702" calcext:value-type="float">
            <text:p>0,702</text:p>
          </table:table-cell>
          <table:table-cell table:style-name="ce6" office:value-type="float" office:value="0.726" calcext:value-type="float">
            <text:p>0,726</text:p>
          </table:table-cell>
          <table:table-cell table:style-name="ce6" office:value-type="float" office:value="0.758" calcext:value-type="float">
            <text:p>0,758</text:p>
          </table:table-cell>
          <table:table-cell table:style-name="ce6" office:value-type="float" office:value="0.782" calcext:value-type="float">
            <text:p>0,782</text:p>
          </table:table-cell>
          <table:table-cell table:style-name="ce6" office:value-type="float" office:value="0.806" calcext:value-type="float">
            <text:p>0,806</text:p>
          </table:table-cell>
          <table:table-cell table:style-name="ce6" office:value-type="float" office:value="0.84" calcext:value-type="float">
            <text:p>0,84</text:p>
          </table:table-cell>
          <table:table-cell table:style-name="ce6" office:value-type="float" office:value="0.855" calcext:value-type="float">
            <text:p>0,855</text:p>
          </table:table-cell>
          <table:table-cell table:style-name="ce6" office:value-type="float" office:value="0.86" calcext:value-type="float">
            <text:p>0,86</text:p>
          </table:table-cell>
          <table:table-cell table:style-name="ce6" office:value-type="float" office:value="0.866" calcext:value-type="float">
            <text:p>0,866</text:p>
          </table:table-cell>
          <table:table-cell table:style-name="ce6" office:value-type="float" office:value="0.834" calcext:value-type="float">
            <text:p>0,834</text:p>
          </table:table-cell>
          <table:table-cell table:style-name="ce6" office:value-type="float" office:value="0.809" calcext:value-type="float">
            <text:p>0,809</text:p>
          </table:table-cell>
          <table:table-cell table:style-name="ce6" office:value-type="float" office:value="0.778" calcext:value-type="float">
            <text:p>0,778</text:p>
          </table:table-cell>
          <table:table-cell table:style-name="ce6" office:value-type="float" office:value="0.81" calcext:value-type="float">
            <text:p>0,81</text:p>
          </table:table-cell>
          <table:table-cell table:style-name="ce6" office:value-type="float" office:value="0.809" calcext:value-type="float">
            <text:p>0,809</text:p>
          </table:table-cell>
          <table:table-cell table:style-name="ce6" office:value-type="float" office:value="0.844" calcext:value-type="float">
            <text:p>0,844</text:p>
          </table:table-cell>
          <table:table-cell table:style-name="ce6" office:value-type="float" office:value="0.874" calcext:value-type="float">
            <text:p>0,874</text:p>
          </table:table-cell>
          <table:table-cell table:style-name="ce6" office:value-type="float" office:value="0.881" calcext:value-type="float">
            <text:p>0,881</text:p>
          </table:table-cell>
          <table:table-cell table:style-name="ce6" office:value-type="float" office:value="0.844" calcext:value-type="float">
            <text:p>0,844</text:p>
          </table:table-cell>
          <table:table-cell table:style-name="ce6" office:value-type="float" office:value="0.83" calcext:value-type="float">
            <text:p>0,83</text:p>
          </table:table-cell>
          <table:table-cell table:style-name="ce6" office:value-type="float" office:value="0.829" calcext:value-type="float">
            <text:p>0,829</text:p>
          </table:table-cell>
          <table:table-cell table:style-name="ce6" office:value-type="float" office:value="0.806" calcext:value-type="float">
            <text:p>0,806</text:p>
          </table:table-cell>
          <table:table-cell table:style-name="ce6" office:value-type="float" office:value="0.783" calcext:value-type="float">
            <text:p>0,783</text:p>
          </table:table-cell>
          <table:table-cell table:style-name="ce6" office:value-type="float" office:value="0.77" calcext:value-type="float">
            <text:p>0,77</text:p>
          </table:table-cell>
          <table:table-cell table:style-name="ce6" office:value-type="float" office:value="0.763" calcext:value-type="float">
            <text:p>0,763</text:p>
          </table:table-cell>
          <table:table-cell table:style-name="ce6" office:value-type="float" office:value="0.742" calcext:value-type="float">
            <text:p>0,742</text:p>
          </table:table-cell>
          <table:table-cell table:style-name="ce6" office:value-type="float" office:value="0.732" calcext:value-type="float">
            <text:p>0,732</text:p>
          </table:table-cell>
          <table:table-cell table:style-name="ce6" office:value-type="float" office:value="0.718" calcext:value-type="float">
            <text:p>0,718</text:p>
          </table:table-cell>
          <table:table-cell table:style-name="ce6" office:value-type="float" office:value="0.713" calcext:value-type="float">
            <text:p>0,713</text:p>
          </table:table-cell>
          <table:table-cell table:style-name="ce6" office:value-type="float" office:value="0.71" calcext:value-type="float">
            <text:p>0,71</text:p>
          </table:table-cell>
          <table:table-cell table:style-name="ce6" office:value-type="float" office:value="0.698" calcext:value-type="float">
            <text:p>0,698</text:p>
          </table:table-cell>
          <table:table-cell table:style-name="ce6" office:value-type="float" office:value="0.692" calcext:value-type="float">
            <text:p>0,692</text:p>
          </table:table-cell>
          <table:table-cell table:style-name="ce6" office:value-type="float" office:value="0.687" calcext:value-type="float">
            <text:p>0,687</text:p>
          </table:table-cell>
          <table:table-cell table:style-name="ce6" office:value-type="float" office:value="0.681" calcext:value-type="float">
            <text:p>0,681</text:p>
          </table:table-cell>
          <table:table-cell table:style-name="ce6" office:value-type="float" office:value="0.68" calcext:value-type="float">
            <text:p>0,68</text:p>
          </table:table-cell>
          <table:table-cell table:style-name="ce6" office:value-type="float" office:value="0.673" calcext:value-type="float">
            <text:p>0,673</text:p>
          </table:table-cell>
          <table:table-cell table:style-name="ce6" office:value-type="float" office:value="0.669" calcext:value-type="float">
            <text:p>0,669</text:p>
          </table:table-cell>
          <table:table-cell table:style-name="ce6" office:value-type="float" office:value="0.663" calcext:value-type="float">
            <text:p>0,663</text:p>
          </table:table-cell>
          <table:table-cell table:style-name="ce6" office:value-type="float" office:value="0.659" calcext:value-type="float">
            <text:p>0,659</text:p>
          </table:table-cell>
          <table:table-cell table:style-name="ce6" office:value-type="float" office:value="0.661" calcext:value-type="float">
            <text:p>0,661</text:p>
          </table:table-cell>
          <table:table-cell table:style-name="ce6" office:value-type="float" office:value="0.657" calcext:value-type="float">
            <text:p>0,657</text:p>
          </table:table-cell>
          <table:table-cell table:style-name="ce6" office:value-type="float" office:value="0.654" calcext:value-type="float">
            <text:p>0,654</text:p>
          </table:table-cell>
          <table:table-cell table:style-name="ce6" office:value-type="float" office:value="0.653" calcext:value-type="float">
            <text:p>0,653</text:p>
          </table:table-cell>
          <table:table-cell table:style-name="ce6" office:value-type="float" office:value="0.65" calcext:value-type="float">
            <text:p>0,65</text:p>
          </table:table-cell>
          <table:table-cell table:style-name="ce6" office:value-type="float" office:value="0.649" calcext:value-type="float">
            <text:p>0,649</text:p>
          </table:table-cell>
          <table:table-cell table:style-name="ce6" office:value-type="float" office:value="0.646" calcext:value-type="float">
            <text:p>0,646</text:p>
          </table:table-cell>
          <table:table-cell table:style-name="ce6" office:value-type="float" office:value="0.641" calcext:value-type="float">
            <text:p>0,641</text:p>
          </table:table-cell>
          <table:table-cell table:style-name="ce6" office:value-type="float" office:value="0.639" calcext:value-type="float">
            <text:p>0,639</text:p>
          </table:table-cell>
          <table:table-cell table:style-name="ce6" office:value-type="float" office:value="0.635" calcext:value-type="float">
            <text:p>0,635</text:p>
          </table:table-cell>
          <table:table-cell table:style-name="ce6" office:value-type="float" office:value="0.633" calcext:value-type="float">
            <text:p>0,633</text:p>
          </table:table-cell>
        </table:table-row>
        <table:table-row table:style-name="ro1" table:number-rows-repeated="2">
          <table:table-cell table:number-columns-repeated="98"/>
        </table:table-row>
        <table:table-row table:style-name="ro1">
          <table:table-cell table:style-name="ce7" office:value-type="string" calcext:value-type="string">
            <text:p>D1</text:p>
          </table:table-cell>
          <table:table-cell table:style-name="ce7" office:value-type="float" office:value="0.106" calcext:value-type="float">
            <text:p>0,106</text:p>
          </table:table-cell>
          <table:table-cell table:style-name="ce7" office:value-type="float" office:value="0.105" calcext:value-type="float">
            <text:p>0,105</text:p>
          </table:table-cell>
          <table:table-cell table:style-name="ce7" office:value-type="float" office:value="0.106" calcext:value-type="float">
            <text:p>0,106</text:p>
          </table:table-cell>
          <table:table-cell table:number-columns-repeated="2" table:style-name="ce7" office:value-type="float" office:value="0.105" calcext:value-type="float">
            <text:p>0,105</text:p>
          </table:table-cell>
          <table:table-cell table:style-name="ce7" office:value-type="float" office:value="0.103" calcext:value-type="float">
            <text:p>0,103</text:p>
          </table:table-cell>
          <table:table-cell table:number-columns-repeated="2" table:style-name="ce7" office:value-type="float" office:value="0.105" calcext:value-type="float">
            <text:p>0,105</text:p>
          </table:table-cell>
          <table:table-cell table:style-name="ce7" office:value-type="float" office:value="0.104" calcext:value-type="float">
            <text:p>0,104</text:p>
          </table:table-cell>
          <table:table-cell table:style-name="ce7" office:value-type="float" office:value="0.103" calcext:value-type="float">
            <text:p>0,103</text:p>
          </table:table-cell>
          <table:table-cell table:style-name="ce7" office:value-type="float" office:value="0.104" calcext:value-type="float">
            <text:p>0,104</text:p>
          </table:table-cell>
          <table:table-cell table:number-columns-repeated="2" table:style-name="ce7" office:value-type="float" office:value="0.103" calcext:value-type="float">
            <text:p>0,103</text:p>
          </table:table-cell>
          <table:table-cell table:number-columns-repeated="2" table:style-name="ce7" office:value-type="float" office:value="0.101" calcext:value-type="float">
            <text:p>0,101</text:p>
          </table:table-cell>
          <table:table-cell table:number-columns-repeated="2" table:style-name="ce7" office:value-type="float" office:value="0.102" calcext:value-type="float">
            <text:p>0,102</text:p>
          </table:table-cell>
          <table:table-cell table:style-name="ce7" office:value-type="float" office:value="0.103" calcext:value-type="float">
            <text:p>0,103</text:p>
          </table:table-cell>
          <table:table-cell table:style-name="ce7" office:value-type="float" office:value="0.102" calcext:value-type="float">
            <text:p>0,102</text:p>
          </table:table-cell>
          <table:table-cell table:number-columns-repeated="2" table:style-name="ce7" office:value-type="float" office:value="0.103" calcext:value-type="float">
            <text:p>0,103</text:p>
          </table:table-cell>
          <table:table-cell table:style-name="ce7" office:value-type="float" office:value="0.1" calcext:value-type="float">
            <text:p>0,1</text:p>
          </table:table-cell>
          <table:table-cell table:number-columns-repeated="5" table:style-name="ce7" office:value-type="float" office:value="0.102" calcext:value-type="float">
            <text:p>0,102</text:p>
          </table:table-cell>
          <table:table-cell table:style-name="ce7" office:value-type="float" office:value="0.101" calcext:value-type="float">
            <text:p>0,101</text:p>
          </table:table-cell>
          <table:table-cell table:style-name="ce7" office:value-type="float" office:value="0.102" calcext:value-type="float">
            <text:p>0,102</text:p>
          </table:table-cell>
          <table:table-cell table:style-name="ce7" office:value-type="float" office:value="0.103" calcext:value-type="float">
            <text:p>0,103</text:p>
          </table:table-cell>
          <table:table-cell table:style-name="ce7" office:value-type="float" office:value="0.101" calcext:value-type="float">
            <text:p>0,101</text:p>
          </table:table-cell>
          <table:table-cell table:style-name="ce7" office:value-type="float" office:value="0.102" calcext:value-type="float">
            <text:p>0,102</text:p>
          </table:table-cell>
          <table:table-cell table:style-name="ce7" office:value-type="float" office:value="0.101" calcext:value-type="float">
            <text:p>0,101</text:p>
          </table:table-cell>
          <table:table-cell table:number-columns-repeated="2" table:style-name="ce7" office:value-type="float" office:value="0.102" calcext:value-type="float">
            <text:p>0,102</text:p>
          </table:table-cell>
          <table:table-cell table:style-name="ce7" office:value-type="float" office:value="0.101" calcext:value-type="float">
            <text:p>0,101</text:p>
          </table:table-cell>
          <table:table-cell table:style-name="ce7" office:value-type="float" office:value="0.102" calcext:value-type="float">
            <text:p>0,102</text:p>
          </table:table-cell>
          <table:table-cell table:style-name="ce7" office:value-type="float" office:value="0.092" calcext:value-type="float">
            <text:p>0,092</text:p>
          </table:table-cell>
          <table:table-cell table:style-name="ce7" office:value-type="float" office:value="0.093" calcext:value-type="float">
            <text:p>0,093</text:p>
          </table:table-cell>
          <table:table-cell table:number-columns-repeated="3" table:style-name="ce7" office:value-type="float" office:value="0.092" calcext:value-type="float">
            <text:p>0,092</text:p>
          </table:table-cell>
          <table:table-cell table:style-name="ce7" office:value-type="float" office:value="0.091" calcext:value-type="float">
            <text:p>0,091</text:p>
          </table:table-cell>
          <table:table-cell table:style-name="ce7" office:value-type="float" office:value="0.092" calcext:value-type="float">
            <text:p>0,092</text:p>
          </table:table-cell>
          <table:table-cell table:style-name="ce7" office:value-type="float" office:value="0.093" calcext:value-type="float">
            <text:p>0,093</text:p>
          </table:table-cell>
          <table:table-cell table:style-name="ce7" office:value-type="float" office:value="0.092" calcext:value-type="float">
            <text:p>0,092</text:p>
          </table:table-cell>
          <table:table-cell table:number-columns-repeated="3" table:style-name="ce7" office:value-type="float" office:value="0.093" calcext:value-type="float">
            <text:p>0,093</text:p>
          </table:table-cell>
          <table:table-cell table:style-name="ce7" office:value-type="float" office:value="0.092" calcext:value-type="float">
            <text:p>0,092</text:p>
          </table:table-cell>
          <table:table-cell table:style-name="ce7" office:value-type="float" office:value="0.093" calcext:value-type="float">
            <text:p>0,093</text:p>
          </table:table-cell>
          <table:table-cell table:style-name="ce7" office:value-type="float" office:value="0.092" calcext:value-type="float">
            <text:p>0,092</text:p>
          </table:table-cell>
          <table:table-cell table:number-columns-repeated="2" table:style-name="ce7" office:value-type="float" office:value="0.093" calcext:value-type="float">
            <text:p>0,093</text:p>
          </table:table-cell>
          <table:table-cell table:number-columns-repeated="2" table:style-name="ce7" office:value-type="float" office:value="0.092" calcext:value-type="float">
            <text:p>0,092</text:p>
          </table:table-cell>
          <table:table-cell table:style-name="ce7" office:value-type="float" office:value="0.091" calcext:value-type="float">
            <text:p>0,091</text:p>
          </table:table-cell>
          <table:table-cell table:style-name="ce7" office:value-type="float" office:value="0.093" calcext:value-type="float">
            <text:p>0,093</text:p>
          </table:table-cell>
          <table:table-cell table:number-columns-repeated="2" table:style-name="ce7" office:value-type="float" office:value="0.092" calcext:value-type="float">
            <text:p>0,092</text:p>
          </table:table-cell>
          <table:table-cell table:style-name="ce7" office:value-type="float" office:value="0.093" calcext:value-type="float">
            <text:p>0,093</text:p>
          </table:table-cell>
          <table:table-cell table:style-name="ce7" office:value-type="float" office:value="0.092" calcext:value-type="float">
            <text:p>0,092</text:p>
          </table:table-cell>
          <table:table-cell table:style-name="ce7" office:value-type="float" office:value="0.091" calcext:value-type="float">
            <text:p>0,091</text:p>
          </table:table-cell>
          <table:table-cell table:style-name="ce7" office:value-type="float" office:value="0.094" calcext:value-type="float">
            <text:p>0,094</text:p>
          </table:table-cell>
          <table:table-cell table:style-name="ce7" office:value-type="float" office:value="0.092" calcext:value-type="float">
            <text:p>0,092</text:p>
          </table:table-cell>
          <table:table-cell table:style-name="ce7" office:value-type="float" office:value="0.093" calcext:value-type="float">
            <text:p>0,093</text:p>
          </table:table-cell>
          <table:table-cell table:style-name="ce7" office:value-type="float" office:value="0.092" calcext:value-type="float">
            <text:p>0,092</text:p>
          </table:table-cell>
          <table:table-cell table:number-columns-repeated="3" table:style-name="ce7" office:value-type="float" office:value="0.093" calcext:value-type="float">
            <text:p>0,093</text:p>
          </table:table-cell>
          <table:table-cell table:number-columns-repeated="2" table:style-name="ce7" office:value-type="float" office:value="0.094" calcext:value-type="float">
            <text:p>0,094</text:p>
          </table:table-cell>
          <table:table-cell table:style-name="ce7" office:value-type="float" office:value="0.095" calcext:value-type="float">
            <text:p>0,095</text:p>
          </table:table-cell>
          <table:table-cell table:number-columns-repeated="2" table:style-name="ce7" office:value-type="float" office:value="0.094" calcext:value-type="float">
            <text:p>0,094</text:p>
          </table:table-cell>
          <table:table-cell table:number-columns-repeated="2" table:style-name="ce7" office:value-type="float" office:value="0.095" calcext:value-type="float">
            <text:p>0,095</text:p>
          </table:table-cell>
          <table:table-cell table:number-columns-repeated="2" table:style-name="ce7" office:value-type="float" office:value="0.094" calcext:value-type="float">
            <text:p>0,094</text:p>
          </table:table-cell>
          <table:table-cell table:style-name="ce7" office:value-type="float" office:value="0.095" calcext:value-type="float">
            <text:p>0,095</text:p>
          </table:table-cell>
          <table:table-cell table:style-name="ce7" office:value-type="float" office:value="0.094" calcext:value-type="float">
            <text:p>0,094</text:p>
          </table:table-cell>
          <table:table-cell table:number-columns-repeated="2" table:style-name="ce7" office:value-type="float" office:value="0.095" calcext:value-type="float">
            <text:p>0,095</text:p>
          </table:table-cell>
          <table:table-cell table:style-name="ce7" office:value-type="float" office:value="0.094" calcext:value-type="float">
            <text:p>0,094</text:p>
          </table:table-cell>
          <table:table-cell table:style-name="ce7" office:value-type="float" office:value="0.095" calcext:value-type="float">
            <text:p>0,095</text:p>
          </table:table-cell>
          <table:table-cell table:style-name="ce7" office:value-type="float" office:value="0.094" calcext:value-type="float">
            <text:p>0,094</text:p>
          </table:table-cell>
          <table:table-cell table:style-name="ce7" office:value-type="float" office:value="0.095" calcext:value-type="float">
            <text:p>0,095</text:p>
          </table:table-cell>
          <table:table-cell table:style-name="ce7" office:value-type="float" office:value="0.094" calcext:value-type="float">
            <text:p>0,094</text:p>
          </table:table-cell>
          <table:table-cell table:style-name="ce7" office:value-type="float" office:value="0.096" calcext:value-type="float">
            <text:p>0,096</text:p>
          </table:table-cell>
          <table:table-cell table:number-columns-repeated="2" table:style-name="ce7" office:value-type="float" office:value="0.095" calcext:value-type="float">
            <text:p>0,095</text:p>
          </table:table-cell>
          <table:table-cell table:style-name="ce7" office:value-type="float" office:value="0.096" calcext:value-type="float">
            <text:p>0,096</text:p>
          </table:table-cell>
          <table:table-cell table:style-name="ce7" office:value-type="float" office:value="0.097" calcext:value-type="float">
            <text:p>0,097</text:p>
          </table:table-cell>
          <table:table-cell table:style-name="ce7" office:value-type="float" office:value="0.096" calcext:value-type="float">
            <text:p>0,096</text:p>
          </table:table-cell>
          <table:table-cell table:number-columns-repeated="2" table:style-name="ce7" office:value-type="float" office:value="0.095" calcext:value-type="float">
            <text:p>0,095</text:p>
          </table:table-cell>
          <table:table-cell table:style-name="ce7" office:value-type="float" office:value="0.098" calcext:value-type="float">
            <text:p>0,098</text:p>
          </table:table-cell>
        </table:table-row>
        <table:table-row table:style-name="ro1">
          <table:table-cell table:style-name="ce8" office:value-type="string" calcext:value-type="string">
            <text:p>D2</text:p>
          </table:table-cell>
          <table:table-cell table:style-name="ce8" office:value-type="float" office:value="0.127" calcext:value-type="float">
            <text:p>0,127</text:p>
          </table:table-cell>
          <table:table-cell table:number-columns-repeated="2" table:style-name="ce8" office:value-type="float" office:value="0.125" calcext:value-type="float">
            <text:p>0,125</text:p>
          </table:table-cell>
          <table:table-cell table:style-name="ce8" office:value-type="float" office:value="0.124" calcext:value-type="float">
            <text:p>0,124</text:p>
          </table:table-cell>
          <table:table-cell table:style-name="ce8" office:value-type="float" office:value="0.125" calcext:value-type="float">
            <text:p>0,125</text:p>
          </table:table-cell>
          <table:table-cell table:style-name="ce8" office:value-type="float" office:value="0.122" calcext:value-type="float">
            <text:p>0,122</text:p>
          </table:table-cell>
          <table:table-cell table:number-columns-repeated="2" table:style-name="ce8" office:value-type="float" office:value="0.121" calcext:value-type="float">
            <text:p>0,121</text:p>
          </table:table-cell>
          <table:table-cell table:style-name="ce8" office:value-type="float" office:value="0.12" calcext:value-type="float">
            <text:p>0,12</text:p>
          </table:table-cell>
          <table:table-cell table:style-name="ce8" office:value-type="float" office:value="0.119" calcext:value-type="float">
            <text:p>0,119</text:p>
          </table:table-cell>
          <table:table-cell table:style-name="ce8" office:value-type="float" office:value="0.121" calcext:value-type="float">
            <text:p>0,121</text:p>
          </table:table-cell>
          <table:table-cell table:style-name="ce8" office:value-type="float" office:value="0.12" calcext:value-type="float">
            <text:p>0,12</text:p>
          </table:table-cell>
          <table:table-cell table:number-columns-repeated="2" table:style-name="ce8" office:value-type="float" office:value="0.119" calcext:value-type="float">
            <text:p>0,119</text:p>
          </table:table-cell>
          <table:table-cell table:style-name="ce8" office:value-type="float" office:value="0.12" calcext:value-type="float">
            <text:p>0,12</text:p>
          </table:table-cell>
          <table:table-cell table:style-name="ce8" office:value-type="float" office:value="0.119" calcext:value-type="float">
            <text:p>0,119</text:p>
          </table:table-cell>
          <table:table-cell table:style-name="ce8" office:value-type="float" office:value="0.12" calcext:value-type="float">
            <text:p>0,12</text:p>
          </table:table-cell>
          <table:table-cell table:style-name="ce8" office:value-type="float" office:value="0.119" calcext:value-type="float">
            <text:p>0,119</text:p>
          </table:table-cell>
          <table:table-cell table:number-columns-repeated="2" table:style-name="ce8" office:value-type="float" office:value="0.118" calcext:value-type="float">
            <text:p>0,118</text:p>
          </table:table-cell>
          <table:table-cell table:style-name="ce8" office:value-type="float" office:value="0.119" calcext:value-type="float">
            <text:p>0,119</text:p>
          </table:table-cell>
          <table:table-cell table:number-columns-repeated="2" table:style-name="ce8" office:value-type="float" office:value="0.118" calcext:value-type="float">
            <text:p>0,118</text:p>
          </table:table-cell>
          <table:table-cell table:style-name="ce8" office:value-type="float" office:value="0.117" calcext:value-type="float">
            <text:p>0,117</text:p>
          </table:table-cell>
          <table:table-cell table:style-name="ce8" office:value-type="float" office:value="0.118" calcext:value-type="float">
            <text:p>0,118</text:p>
          </table:table-cell>
          <table:table-cell table:number-columns-repeated="3" table:style-name="ce8" office:value-type="float" office:value="0.117" calcext:value-type="float">
            <text:p>0,117</text:p>
          </table:table-cell>
          <table:table-cell table:style-name="ce8" office:value-type="float" office:value="0.116" calcext:value-type="float">
            <text:p>0,116</text:p>
          </table:table-cell>
          <table:table-cell table:style-name="ce8" office:value-type="float" office:value="0.118" calcext:value-type="float">
            <text:p>0,118</text:p>
          </table:table-cell>
          <table:table-cell table:number-columns-repeated="2" table:style-name="ce8" office:value-type="float" office:value="0.116" calcext:value-type="float">
            <text:p>0,116</text:p>
          </table:table-cell>
          <table:table-cell table:style-name="ce8" office:value-type="float" office:value="0.115" calcext:value-type="float">
            <text:p>0,115</text:p>
          </table:table-cell>
          <table:table-cell table:style-name="ce8" office:value-type="float" office:value="0.116" calcext:value-type="float">
            <text:p>0,116</text:p>
          </table:table-cell>
          <table:table-cell table:style-name="ce8" office:value-type="float" office:value="0.114" calcext:value-type="float">
            <text:p>0,114</text:p>
          </table:table-cell>
          <table:table-cell table:style-name="ce8" office:value-type="float" office:value="0.115" calcext:value-type="float">
            <text:p>0,115</text:p>
          </table:table-cell>
          <table:table-cell table:style-name="ce8" office:value-type="float" office:value="0.114" calcext:value-type="float">
            <text:p>0,114</text:p>
          </table:table-cell>
          <table:table-cell table:style-name="ce8" office:value-type="float" office:value="0.113" calcext:value-type="float">
            <text:p>0,113</text:p>
          </table:table-cell>
          <table:table-cell table:number-columns-repeated="4" table:style-name="ce8" office:value-type="float" office:value="0.115" calcext:value-type="float">
            <text:p>0,115</text:p>
          </table:table-cell>
          <table:table-cell table:style-name="ce8" office:value-type="float" office:value="0.114" calcext:value-type="float">
            <text:p>0,114</text:p>
          </table:table-cell>
          <table:table-cell table:style-name="ce8" office:value-type="float" office:value="0.113" calcext:value-type="float">
            <text:p>0,113</text:p>
          </table:table-cell>
          <table:table-cell table:number-columns-repeated="2" table:style-name="ce8" office:value-type="float" office:value="0.114" calcext:value-type="float">
            <text:p>0,114</text:p>
          </table:table-cell>
          <table:table-cell table:style-name="ce8" office:value-type="float" office:value="0.115" calcext:value-type="float">
            <text:p>0,115</text:p>
          </table:table-cell>
          <table:table-cell table:style-name="ce8" office:value-type="float" office:value="0.113" calcext:value-type="float">
            <text:p>0,113</text:p>
          </table:table-cell>
          <table:table-cell table:style-name="ce8" office:value-type="float" office:value="0.114" calcext:value-type="float">
            <text:p>0,114</text:p>
          </table:table-cell>
          <table:table-cell table:style-name="ce8" office:value-type="float" office:value="0.113" calcext:value-type="float">
            <text:p>0,113</text:p>
          </table:table-cell>
          <table:table-cell table:style-name="ce8" office:value-type="float" office:value="0.114" calcext:value-type="float">
            <text:p>0,114</text:p>
          </table:table-cell>
          <table:table-cell table:style-name="ce8" office:value-type="float" office:value="0.115" calcext:value-type="float">
            <text:p>0,115</text:p>
          </table:table-cell>
          <table:table-cell table:style-name="ce8" office:value-type="float" office:value="0.113" calcext:value-type="float">
            <text:p>0,113</text:p>
          </table:table-cell>
          <table:table-cell table:style-name="ce8" office:value-type="float" office:value="0.114" calcext:value-type="float">
            <text:p>0,114</text:p>
          </table:table-cell>
          <table:table-cell table:style-name="ce8" office:value-type="float" office:value="0.113" calcext:value-type="float">
            <text:p>0,113</text:p>
          </table:table-cell>
          <table:table-cell table:style-name="ce8" office:value-type="float" office:value="0.114" calcext:value-type="float">
            <text:p>0,114</text:p>
          </table:table-cell>
          <table:table-cell table:style-name="ce8" office:value-type="float" office:value="0.113" calcext:value-type="float">
            <text:p>0,113</text:p>
          </table:table-cell>
          <table:table-cell table:number-columns-repeated="2" table:style-name="ce8" office:value-type="float" office:value="0.112" calcext:value-type="float">
            <text:p>0,112</text:p>
          </table:table-cell>
          <table:table-cell table:style-name="ce8" office:value-type="float" office:value="0.111" calcext:value-type="float">
            <text:p>0,111</text:p>
          </table:table-cell>
          <table:table-cell table:style-name="ce8" office:value-type="float" office:value="0.112" calcext:value-type="float">
            <text:p>0,112</text:p>
          </table:table-cell>
          <table:table-cell table:style-name="ce8" office:value-type="float" office:value="0.111" calcext:value-type="float">
            <text:p>0,111</text:p>
          </table:table-cell>
          <table:table-cell table:number-columns-repeated="2" table:style-name="ce8" office:value-type="float" office:value="0.112" calcext:value-type="float">
            <text:p>0,112</text:p>
          </table:table-cell>
          <table:table-cell table:style-name="ce8" office:value-type="float" office:value="0.109" calcext:value-type="float">
            <text:p>0,109</text:p>
          </table:table-cell>
          <table:table-cell table:style-name="ce8" office:value-type="float" office:value="0.111" calcext:value-type="float">
            <text:p>0,111</text:p>
          </table:table-cell>
          <table:table-cell table:style-name="ce8" office:value-type="float" office:value="0.11" calcext:value-type="float">
            <text:p>0,11</text:p>
          </table:table-cell>
          <table:table-cell table:style-name="ce8" office:value-type="float" office:value="0.112" calcext:value-type="float">
            <text:p>0,112</text:p>
          </table:table-cell>
          <table:table-cell table:style-name="ce8" office:value-type="float" office:value="0.11" calcext:value-type="float">
            <text:p>0,11</text:p>
          </table:table-cell>
          <table:table-cell table:style-name="ce8" office:value-type="float" office:value="0.111" calcext:value-type="float">
            <text:p>0,111</text:p>
          </table:table-cell>
          <table:table-cell table:number-columns-repeated="4" table:style-name="ce8" office:value-type="float" office:value="0.11" calcext:value-type="float">
            <text:p>0,11</text:p>
          </table:table-cell>
          <table:table-cell table:style-name="ce8" office:value-type="float" office:value="0.109" calcext:value-type="float">
            <text:p>0,109</text:p>
          </table:table-cell>
          <table:table-cell table:style-name="ce8" office:value-type="float" office:value="0.11" calcext:value-type="float">
            <text:p>0,11</text:p>
          </table:table-cell>
          <table:table-cell table:number-columns-repeated="3" table:style-name="ce8" office:value-type="float" office:value="0.109" calcext:value-type="float">
            <text:p>0,109</text:p>
          </table:table-cell>
          <table:table-cell table:number-columns-repeated="4" table:style-name="ce8" office:value-type="float" office:value="0.108" calcext:value-type="float">
            <text:p>0,108</text:p>
          </table:table-cell>
          <table:table-cell table:number-columns-repeated="3" table:style-name="ce8" office:value-type="float" office:value="0.107" calcext:value-type="float">
            <text:p>0,107</text:p>
          </table:table-cell>
          <table:table-cell table:style-name="ce8" office:value-type="float" office:value="0.109" calcext:value-type="float">
            <text:p>0,109</text:p>
          </table:table-cell>
          <table:table-cell table:style-name="ce8" office:value-type="float" office:value="0.108" calcext:value-type="float">
            <text:p>0,108</text:p>
          </table:table-cell>
          <table:table-cell table:number-columns-repeated="3" table:style-name="ce8" office:value-type="float" office:value="0.107" calcext:value-type="float">
            <text:p>0,107</text:p>
          </table:table-cell>
          <table:table-cell table:number-columns-repeated="2" table:style-name="ce8" office:value-type="float" office:value="0.11" calcext:value-type="float">
            <text:p>0,11</text:p>
          </table:table-cell>
          <table:table-cell table:style-name="ce8" office:value-type="float" office:value="0.109" calcext:value-type="float">
            <text:p>0,109</text:p>
          </table:table-cell>
          <table:table-cell table:style-name="ce8" office:value-type="float" office:value="0.11" calcext:value-type="float">
            <text:p>0,11</text:p>
          </table:table-cell>
          <table:table-cell table:style-name="ce8" office:value-type="float" office:value="0.109" calcext:value-type="float">
            <text:p>0,109</text:p>
          </table:table-cell>
          <table:table-cell table:style-name="ce8" office:value-type="float" office:value="0.111" calcext:value-type="float">
            <text:p>0,111</text:p>
          </table:table-cell>
        </table:table-row>
        <table:table-row table:style-name="ro1">
          <table:table-cell table:style-name="ce8" office:value-type="string" calcext:value-type="string">
            <text:p>D3</text:p>
          </table:table-cell>
          <table:table-cell table:style-name="ce8" office:value-type="float" office:value="0.125" calcext:value-type="float">
            <text:p>0,125</text:p>
          </table:table-cell>
          <table:table-cell table:style-name="ce8" office:value-type="float" office:value="0.121" calcext:value-type="float">
            <text:p>0,121</text:p>
          </table:table-cell>
          <table:table-cell table:style-name="ce8" office:value-type="float" office:value="0.124" calcext:value-type="float">
            <text:p>0,124</text:p>
          </table:table-cell>
          <table:table-cell table:style-name="ce8" office:value-type="float" office:value="0.121" calcext:value-type="float">
            <text:p>0,121</text:p>
          </table:table-cell>
          <table:table-cell table:style-name="ce8" office:value-type="float" office:value="0.123" calcext:value-type="float">
            <text:p>0,123</text:p>
          </table:table-cell>
          <table:table-cell table:style-name="ce8" office:value-type="float" office:value="0.119" calcext:value-type="float">
            <text:p>0,119</text:p>
          </table:table-cell>
          <table:table-cell table:style-name="ce8" office:value-type="float" office:value="0.12" calcext:value-type="float">
            <text:p>0,12</text:p>
          </table:table-cell>
          <table:table-cell table:style-name="ce8" office:value-type="float" office:value="0.118" calcext:value-type="float">
            <text:p>0,118</text:p>
          </table:table-cell>
          <table:table-cell table:number-columns-repeated="2" table:style-name="ce8" office:value-type="float" office:value="0.117" calcext:value-type="float">
            <text:p>0,117</text:p>
          </table:table-cell>
          <table:table-cell table:number-columns-repeated="2" table:style-name="ce8" office:value-type="float" office:value="0.118" calcext:value-type="float">
            <text:p>0,118</text:p>
          </table:table-cell>
          <table:table-cell table:number-columns-repeated="2" table:style-name="ce8" office:value-type="float" office:value="0.117" calcext:value-type="float">
            <text:p>0,117</text:p>
          </table:table-cell>
          <table:table-cell table:style-name="ce8" office:value-type="float" office:value="0.116" calcext:value-type="float">
            <text:p>0,116</text:p>
          </table:table-cell>
          <table:table-cell table:style-name="ce8" office:value-type="float" office:value="0.115" calcext:value-type="float">
            <text:p>0,115</text:p>
          </table:table-cell>
          <table:table-cell table:style-name="ce8" office:value-type="float" office:value="0.116" calcext:value-type="float">
            <text:p>0,116</text:p>
          </table:table-cell>
          <table:table-cell table:style-name="ce8" office:value-type="float" office:value="0.117" calcext:value-type="float">
            <text:p>0,117</text:p>
          </table:table-cell>
          <table:table-cell table:number-columns-repeated="2" table:style-name="ce8" office:value-type="float" office:value="0.116" calcext:value-type="float">
            <text:p>0,116</text:p>
          </table:table-cell>
          <table:table-cell table:number-columns-repeated="2" table:style-name="ce8" office:value-type="float" office:value="0.115" calcext:value-type="float">
            <text:p>0,115</text:p>
          </table:table-cell>
          <table:table-cell table:style-name="ce8" office:value-type="float" office:value="0.116" calcext:value-type="float">
            <text:p>0,116</text:p>
          </table:table-cell>
          <table:table-cell table:number-columns-repeated="2" table:style-name="ce8" office:value-type="float" office:value="0.114" calcext:value-type="float">
            <text:p>0,114</text:p>
          </table:table-cell>
          <table:table-cell table:style-name="ce8" office:value-type="float" office:value="0.113" calcext:value-type="float">
            <text:p>0,113</text:p>
          </table:table-cell>
          <table:table-cell table:style-name="ce8" office:value-type="float" office:value="0.114" calcext:value-type="float">
            <text:p>0,114</text:p>
          </table:table-cell>
          <table:table-cell table:style-name="ce8" office:value-type="float" office:value="0.113" calcext:value-type="float">
            <text:p>0,113</text:p>
          </table:table-cell>
          <table:table-cell table:number-columns-repeated="2" table:style-name="ce8" office:value-type="float" office:value="0.114" calcext:value-type="float">
            <text:p>0,114</text:p>
          </table:table-cell>
          <table:table-cell table:number-columns-repeated="2" table:style-name="ce8" office:value-type="float" office:value="0.113" calcext:value-type="float">
            <text:p>0,113</text:p>
          </table:table-cell>
          <table:table-cell table:style-name="ce8" office:value-type="float" office:value="0.112" calcext:value-type="float">
            <text:p>0,112</text:p>
          </table:table-cell>
          <table:table-cell table:style-name="ce8" office:value-type="float" office:value="0.113" calcext:value-type="float">
            <text:p>0,113</text:p>
          </table:table-cell>
          <table:table-cell table:number-columns-repeated="3" table:style-name="ce8" office:value-type="float" office:value="0.112" calcext:value-type="float">
            <text:p>0,112</text:p>
          </table:table-cell>
          <table:table-cell table:style-name="ce8" office:value-type="float" office:value="0.111" calcext:value-type="float">
            <text:p>0,111</text:p>
          </table:table-cell>
          <table:table-cell table:number-columns-repeated="4" table:style-name="ce8" office:value-type="float" office:value="0.112" calcext:value-type="float">
            <text:p>0,112</text:p>
          </table:table-cell>
          <table:table-cell table:style-name="ce8" office:value-type="float" office:value="0.111" calcext:value-type="float">
            <text:p>0,111</text:p>
          </table:table-cell>
          <table:table-cell table:number-columns-repeated="2" table:style-name="ce8" office:value-type="float" office:value="0.112" calcext:value-type="float">
            <text:p>0,112</text:p>
          </table:table-cell>
          <table:table-cell table:number-columns-repeated="2" table:style-name="ce8" office:value-type="float" office:value="0.111" calcext:value-type="float">
            <text:p>0,111</text:p>
          </table:table-cell>
          <table:table-cell table:style-name="ce8" office:value-type="float" office:value="0.113" calcext:value-type="float">
            <text:p>0,113</text:p>
          </table:table-cell>
          <table:table-cell table:style-name="ce8" office:value-type="float" office:value="0.111" calcext:value-type="float">
            <text:p>0,111</text:p>
          </table:table-cell>
          <table:table-cell table:style-name="ce8" office:value-type="float" office:value="0.112" calcext:value-type="float">
            <text:p>0,112</text:p>
          </table:table-cell>
          <table:table-cell table:style-name="ce8" office:value-type="float" office:value="0.113" calcext:value-type="float">
            <text:p>0,113</text:p>
          </table:table-cell>
          <table:table-cell table:number-columns-repeated="3" table:style-name="ce8" office:value-type="float" office:value="0.112" calcext:value-type="float">
            <text:p>0,112</text:p>
          </table:table-cell>
          <table:table-cell table:style-name="ce8" office:value-type="float" office:value="0.111" calcext:value-type="float">
            <text:p>0,111</text:p>
          </table:table-cell>
          <table:table-cell table:number-columns-repeated="4" table:style-name="ce8" office:value-type="float" office:value="0.112" calcext:value-type="float">
            <text:p>0,112</text:p>
          </table:table-cell>
          <table:table-cell table:number-columns-repeated="2" table:style-name="ce8" office:value-type="float" office:value="0.111" calcext:value-type="float">
            <text:p>0,111</text:p>
          </table:table-cell>
          <table:table-cell table:number-columns-repeated="2" table:style-name="ce8" office:value-type="float" office:value="0.11" calcext:value-type="float">
            <text:p>0,11</text:p>
          </table:table-cell>
          <table:table-cell table:style-name="ce8" office:value-type="float" office:value="0.111" calcext:value-type="float">
            <text:p>0,111</text:p>
          </table:table-cell>
          <table:table-cell table:style-name="ce8" office:value-type="float" office:value="0.109" calcext:value-type="float">
            <text:p>0,109</text:p>
          </table:table-cell>
          <table:table-cell table:style-name="ce8" office:value-type="float" office:value="0.111" calcext:value-type="float">
            <text:p>0,111</text:p>
          </table:table-cell>
          <table:table-cell table:style-name="ce8" office:value-type="float" office:value="0.109" calcext:value-type="float">
            <text:p>0,109</text:p>
          </table:table-cell>
          <table:table-cell table:number-columns-repeated="4" table:style-name="ce8" office:value-type="float" office:value="0.11" calcext:value-type="float">
            <text:p>0,11</text:p>
          </table:table-cell>
          <table:table-cell table:style-name="ce8" office:value-type="float" office:value="0.108" calcext:value-type="float">
            <text:p>0,108</text:p>
          </table:table-cell>
          <table:table-cell table:style-name="ce8" office:value-type="float" office:value="0.11" calcext:value-type="float">
            <text:p>0,11</text:p>
          </table:table-cell>
          <table:table-cell table:style-name="ce8" office:value-type="float" office:value="0.109" calcext:value-type="float">
            <text:p>0,109</text:p>
          </table:table-cell>
          <table:table-cell table:style-name="ce8" office:value-type="float" office:value="0.108" calcext:value-type="float">
            <text:p>0,108</text:p>
          </table:table-cell>
          <table:table-cell table:style-name="ce8" office:value-type="float" office:value="0.109" calcext:value-type="float">
            <text:p>0,109</text:p>
          </table:table-cell>
          <table:table-cell table:style-name="ce8" office:value-type="float" office:value="0.108" calcext:value-type="float">
            <text:p>0,108</text:p>
          </table:table-cell>
          <table:table-cell table:style-name="ce8" office:value-type="float" office:value="0.109" calcext:value-type="float">
            <text:p>0,109</text:p>
          </table:table-cell>
          <table:table-cell table:style-name="ce8" office:value-type="float" office:value="0.108" calcext:value-type="float">
            <text:p>0,108</text:p>
          </table:table-cell>
          <table:table-cell table:style-name="ce8" office:value-type="float" office:value="0.109" calcext:value-type="float">
            <text:p>0,109</text:p>
          </table:table-cell>
          <table:table-cell table:style-name="ce8" office:value-type="float" office:value="0.108" calcext:value-type="float">
            <text:p>0,108</text:p>
          </table:table-cell>
          <table:table-cell table:number-columns-repeated="3" table:style-name="ce8" office:value-type="float" office:value="0.107" calcext:value-type="float">
            <text:p>0,107</text:p>
          </table:table-cell>
          <table:table-cell table:style-name="ce8" office:value-type="float" office:value="0.108" calcext:value-type="float">
            <text:p>0,108</text:p>
          </table:table-cell>
          <table:table-cell table:style-name="ce8" office:value-type="float" office:value="0.105" calcext:value-type="float">
            <text:p>0,105</text:p>
          </table:table-cell>
          <table:table-cell table:number-columns-repeated="3" table:style-name="ce8" office:value-type="float" office:value="0.107" calcext:value-type="float">
            <text:p>0,107</text:p>
          </table:table-cell>
          <table:table-cell table:style-name="ce8" office:value-type="float" office:value="0.106" calcext:value-type="float">
            <text:p>0,106</text:p>
          </table:table-cell>
          <table:table-cell table:style-name="ce8" office:value-type="float" office:value="0.107" calcext:value-type="float">
            <text:p>0,107</text:p>
          </table:table-cell>
          <table:table-cell table:style-name="ce8" office:value-type="float" office:value="0.108" calcext:value-type="float">
            <text:p>0,108</text:p>
          </table:table-cell>
          <table:table-cell table:style-name="ce8" office:value-type="float" office:value="0.11" calcext:value-type="float">
            <text:p>0,11</text:p>
          </table:table-cell>
          <table:table-cell table:style-name="ce8" office:value-type="float" office:value="0.112" calcext:value-type="float">
            <text:p>0,112</text:p>
          </table:table-cell>
          <table:table-cell table:style-name="ce8" office:value-type="float" office:value="0.113" calcext:value-type="float">
            <text:p>0,113</text:p>
          </table:table-cell>
          <table:table-cell table:style-name="ce8" office:value-type="float" office:value="0.114" calcext:value-type="float">
            <text:p>0,114</text:p>
          </table:table-cell>
          <table:table-cell table:style-name="ce8" office:value-type="float" office:value="0.115" calcext:value-type="float">
            <text:p>0,115</text:p>
          </table:table-cell>
        </table:table-row>
        <table:table-row table:style-name="ro1">
          <table:table-cell table:style-name="ce8" office:value-type="string" calcext:value-type="string">
            <text:p>D4</text:p>
          </table:table-cell>
          <table:table-cell table:style-name="ce8" office:value-type="float" office:value="0.125" calcext:value-type="float">
            <text:p>0,125</text:p>
          </table:table-cell>
          <table:table-cell table:style-name="ce8" office:value-type="float" office:value="0.123" calcext:value-type="float">
            <text:p>0,123</text:p>
          </table:table-cell>
          <table:table-cell table:style-name="ce8" office:value-type="float" office:value="0.124" calcext:value-type="float">
            <text:p>0,124</text:p>
          </table:table-cell>
          <table:table-cell table:style-name="ce8" office:value-type="float" office:value="0.123" calcext:value-type="float">
            <text:p>0,123</text:p>
          </table:table-cell>
          <table:table-cell table:style-name="ce8" office:value-type="float" office:value="0.121" calcext:value-type="float">
            <text:p>0,121</text:p>
          </table:table-cell>
          <table:table-cell table:number-columns-repeated="3" table:style-name="ce8" office:value-type="float" office:value="0.119" calcext:value-type="float">
            <text:p>0,119</text:p>
          </table:table-cell>
          <table:table-cell table:style-name="ce8" office:value-type="float" office:value="0.117" calcext:value-type="float">
            <text:p>0,117</text:p>
          </table:table-cell>
          <table:table-cell table:style-name="ce8" office:value-type="float" office:value="0.116" calcext:value-type="float">
            <text:p>0,116</text:p>
          </table:table-cell>
          <table:table-cell table:style-name="ce8" office:value-type="float" office:value="0.118" calcext:value-type="float">
            <text:p>0,118</text:p>
          </table:table-cell>
          <table:table-cell table:style-name="ce8" office:value-type="float" office:value="0.117" calcext:value-type="float">
            <text:p>0,117</text:p>
          </table:table-cell>
          <table:table-cell table:number-columns-repeated="3" table:style-name="ce8" office:value-type="float" office:value="0.116" calcext:value-type="float">
            <text:p>0,116</text:p>
          </table:table-cell>
          <table:table-cell table:style-name="ce8" office:value-type="float" office:value="0.115" calcext:value-type="float">
            <text:p>0,115</text:p>
          </table:table-cell>
          <table:table-cell table:style-name="ce8" office:value-type="float" office:value="0.116" calcext:value-type="float">
            <text:p>0,116</text:p>
          </table:table-cell>
          <table:table-cell table:style-name="ce8" office:value-type="float" office:value="0.117" calcext:value-type="float">
            <text:p>0,117</text:p>
          </table:table-cell>
          <table:table-cell table:number-columns-repeated="5" table:style-name="ce8" office:value-type="float" office:value="0.115" calcext:value-type="float">
            <text:p>0,115</text:p>
          </table:table-cell>
          <table:table-cell table:style-name="ce8" office:value-type="float" office:value="0.114" calcext:value-type="float">
            <text:p>0,114</text:p>
          </table:table-cell>
          <table:table-cell table:style-name="ce8" office:value-type="float" office:value="0.115" calcext:value-type="float">
            <text:p>0,115</text:p>
          </table:table-cell>
          <table:table-cell table:number-columns-repeated="4" table:style-name="ce8" office:value-type="float" office:value="0.114" calcext:value-type="float">
            <text:p>0,114</text:p>
          </table:table-cell>
          <table:table-cell table:style-name="ce8" office:value-type="float" office:value="0.115" calcext:value-type="float">
            <text:p>0,115</text:p>
          </table:table-cell>
          <table:table-cell table:number-columns-repeated="4" table:style-name="ce8" office:value-type="float" office:value="0.114" calcext:value-type="float">
            <text:p>0,114</text:p>
          </table:table-cell>
          <table:table-cell table:number-columns-repeated="2" table:style-name="ce8" office:value-type="float" office:value="0.113" calcext:value-type="float">
            <text:p>0,113</text:p>
          </table:table-cell>
          <table:table-cell table:style-name="ce8" office:value-type="float" office:value="0.112" calcext:value-type="float">
            <text:p>0,112</text:p>
          </table:table-cell>
          <table:table-cell table:style-name="ce8" office:value-type="float" office:value="0.113" calcext:value-type="float">
            <text:p>0,113</text:p>
          </table:table-cell>
          <table:table-cell table:style-name="ce8" office:value-type="float" office:value="0.114" calcext:value-type="float">
            <text:p>0,114</text:p>
          </table:table-cell>
          <table:table-cell table:number-columns-repeated="4" table:style-name="ce8" office:value-type="float" office:value="0.113" calcext:value-type="float">
            <text:p>0,113</text:p>
          </table:table-cell>
          <table:table-cell table:style-name="ce8" office:value-type="float" office:value="0.112" calcext:value-type="float">
            <text:p>0,112</text:p>
          </table:table-cell>
          <table:table-cell table:style-name="ce8" office:value-type="float" office:value="0.113" calcext:value-type="float">
            <text:p>0,113</text:p>
          </table:table-cell>
          <table:table-cell table:style-name="ce8" office:value-type="float" office:value="0.114" calcext:value-type="float">
            <text:p>0,114</text:p>
          </table:table-cell>
          <table:table-cell table:style-name="ce8" office:value-type="float" office:value="0.115" calcext:value-type="float">
            <text:p>0,115</text:p>
          </table:table-cell>
          <table:table-cell table:number-columns-repeated="2" table:style-name="ce8" office:value-type="float" office:value="0.114" calcext:value-type="float">
            <text:p>0,114</text:p>
          </table:table-cell>
          <table:table-cell table:style-name="ce8" office:value-type="float" office:value="0.113" calcext:value-type="float">
            <text:p>0,113</text:p>
          </table:table-cell>
          <table:table-cell table:style-name="ce8" office:value-type="float" office:value="0.115" calcext:value-type="float">
            <text:p>0,115</text:p>
          </table:table-cell>
          <table:table-cell table:number-columns-repeated="5" table:style-name="ce8" office:value-type="float" office:value="0.114" calcext:value-type="float">
            <text:p>0,114</text:p>
          </table:table-cell>
          <table:table-cell table:style-name="ce8" office:value-type="float" office:value="0.113" calcext:value-type="float">
            <text:p>0,113</text:p>
          </table:table-cell>
          <table:table-cell table:style-name="ce8" office:value-type="float" office:value="0.114" calcext:value-type="float">
            <text:p>0,114</text:p>
          </table:table-cell>
          <table:table-cell table:style-name="ce8" office:value-type="float" office:value="0.113" calcext:value-type="float">
            <text:p>0,113</text:p>
          </table:table-cell>
          <table:table-cell table:style-name="ce8" office:value-type="float" office:value="0.112" calcext:value-type="float">
            <text:p>0,112</text:p>
          </table:table-cell>
          <table:table-cell table:style-name="ce8" office:value-type="float" office:value="0.113" calcext:value-type="float">
            <text:p>0,113</text:p>
          </table:table-cell>
          <table:table-cell table:style-name="ce8" office:value-type="float" office:value="0.112" calcext:value-type="float">
            <text:p>0,112</text:p>
          </table:table-cell>
          <table:table-cell table:style-name="ce8" office:value-type="float" office:value="0.113" calcext:value-type="float">
            <text:p>0,113</text:p>
          </table:table-cell>
          <table:table-cell table:style-name="ce8" office:value-type="float" office:value="0.112" calcext:value-type="float">
            <text:p>0,112</text:p>
          </table:table-cell>
          <table:table-cell table:style-name="ce8" office:value-type="float" office:value="0.11" calcext:value-type="float">
            <text:p>0,11</text:p>
          </table:table-cell>
          <table:table-cell table:style-name="ce8" office:value-type="float" office:value="0.113" calcext:value-type="float">
            <text:p>0,113</text:p>
          </table:table-cell>
          <table:table-cell table:number-columns-repeated="3" table:style-name="ce8" office:value-type="float" office:value="0.112" calcext:value-type="float">
            <text:p>0,112</text:p>
          </table:table-cell>
          <table:table-cell table:style-name="ce8" office:value-type="float" office:value="0.111" calcext:value-type="float">
            <text:p>0,111</text:p>
          </table:table-cell>
          <table:table-cell table:style-name="ce8" office:value-type="float" office:value="0.112" calcext:value-type="float">
            <text:p>0,112</text:p>
          </table:table-cell>
          <table:table-cell table:number-columns-repeated="3" table:style-name="ce8" office:value-type="float" office:value="0.111" calcext:value-type="float">
            <text:p>0,111</text:p>
          </table:table-cell>
          <table:table-cell table:style-name="ce8" office:value-type="float" office:value="0.11" calcext:value-type="float">
            <text:p>0,11</text:p>
          </table:table-cell>
          <table:table-cell table:number-columns-repeated="2" table:style-name="ce8" office:value-type="float" office:value="0.109" calcext:value-type="float">
            <text:p>0,109</text:p>
          </table:table-cell>
          <table:table-cell table:style-name="ce8" office:value-type="float" office:value="0.111" calcext:value-type="float">
            <text:p>0,111</text:p>
          </table:table-cell>
          <table:table-cell table:number-columns-repeated="2" table:style-name="ce8" office:value-type="float" office:value="0.11" calcext:value-type="float">
            <text:p>0,11</text:p>
          </table:table-cell>
          <table:table-cell table:style-name="ce8" office:value-type="float" office:value="0.108" calcext:value-type="float">
            <text:p>0,108</text:p>
          </table:table-cell>
          <table:table-cell table:number-columns-repeated="3" table:style-name="ce8" office:value-type="float" office:value="0.109" calcext:value-type="float">
            <text:p>0,109</text:p>
          </table:table-cell>
          <table:table-cell table:style-name="ce8" office:value-type="float" office:value="0.108" calcext:value-type="float">
            <text:p>0,108</text:p>
          </table:table-cell>
          <table:table-cell table:style-name="ce8" office:value-type="float" office:value="0.107" calcext:value-type="float">
            <text:p>0,107</text:p>
          </table:table-cell>
          <table:table-cell table:style-name="ce8" office:value-type="float" office:value="0.109" calcext:value-type="float">
            <text:p>0,109</text:p>
          </table:table-cell>
          <table:table-cell table:style-name="ce8" office:value-type="float" office:value="0.108" calcext:value-type="float">
            <text:p>0,108</text:p>
          </table:table-cell>
          <table:table-cell table:number-columns-repeated="3" table:style-name="ce8" office:value-type="float" office:value="0.109" calcext:value-type="float">
            <text:p>0,109</text:p>
          </table:table-cell>
          <table:table-cell table:number-columns-repeated="2" table:style-name="ce8" office:value-type="float" office:value="0.111" calcext:value-type="float">
            <text:p>0,111</text:p>
          </table:table-cell>
          <table:table-cell table:style-name="ce8" office:value-type="float" office:value="0.112" calcext:value-type="float">
            <text:p>0,112</text:p>
          </table:table-cell>
          <table:table-cell table:number-columns-repeated="3" table:style-name="ce8" office:value-type="float" office:value="0.115" calcext:value-type="float">
            <text:p>0,115</text:p>
          </table:table-cell>
        </table:table-row>
        <table:table-row table:style-name="ro1">
          <table:table-cell table:style-name="ce9" office:value-type="string" calcext:value-type="string">
            <text:p>D5</text:p>
          </table:table-cell>
          <table:table-cell table:style-name="ce9" office:value-type="float" office:value="0.115" calcext:value-type="float">
            <text:p>0,115</text:p>
          </table:table-cell>
          <table:table-cell table:style-name="ce9" office:value-type="float" office:value="0.112" calcext:value-type="float">
            <text:p>0,112</text:p>
          </table:table-cell>
          <table:table-cell table:style-name="ce9" office:value-type="float" office:value="0.114" calcext:value-type="float">
            <text:p>0,114</text:p>
          </table:table-cell>
          <table:table-cell table:number-columns-repeated="2" table:style-name="ce9" office:value-type="float" office:value="0.112" calcext:value-type="float">
            <text:p>0,112</text:p>
          </table:table-cell>
          <table:table-cell table:number-columns-repeated="2" table:style-name="ce9" office:value-type="float" office:value="0.111" calcext:value-type="float">
            <text:p>0,111</text:p>
          </table:table-cell>
          <table:table-cell table:style-name="ce9" office:value-type="float" office:value="0.112" calcext:value-type="float">
            <text:p>0,112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9" office:value-type="float" office:value="0.111" calcext:value-type="float">
            <text:p>0,111</text:p>
          </table:table-cell>
          <table:table-cell table:style-name="ce9" office:value-type="float" office:value="0.112" calcext:value-type="float">
            <text:p>0,112</text:p>
          </table:table-cell>
          <table:table-cell table:number-columns-repeated="3" table:style-name="ce9" office:value-type="float" office:value="0.111" calcext:value-type="float">
            <text:p>0,111</text:p>
          </table:table-cell>
          <table:table-cell table:style-name="ce9" office:value-type="float" office:value="0.112" calcext:value-type="float">
            <text:p>0,112</text:p>
          </table:table-cell>
          <table:table-cell table:style-name="ce9" office:value-type="float" office:value="0.113" calcext:value-type="float">
            <text:p>0,113</text:p>
          </table:table-cell>
          <table:table-cell table:number-columns-repeated="2" table:style-name="ce9" office:value-type="float" office:value="0.114" calcext:value-type="float">
            <text:p>0,114</text:p>
          </table:table-cell>
          <table:table-cell table:style-name="ce9" office:value-type="float" office:value="0.116" calcext:value-type="float">
            <text:p>0,116</text:p>
          </table:table-cell>
          <table:table-cell table:style-name="ce9" office:value-type="float" office:value="0.117" calcext:value-type="float">
            <text:p>0,117</text:p>
          </table:table-cell>
          <table:table-cell table:style-name="ce9" office:value-type="float" office:value="0.121" calcext:value-type="float">
            <text:p>0,121</text:p>
          </table:table-cell>
          <table:table-cell table:style-name="ce9" office:value-type="float" office:value="0.127" calcext:value-type="float">
            <text:p>0,127</text:p>
          </table:table-cell>
          <table:table-cell table:style-name="ce9" office:value-type="float" office:value="0.133" calcext:value-type="float">
            <text:p>0,133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58" calcext:value-type="float">
            <text:p>0,158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91" calcext:value-type="float">
            <text:p>0,191</text:p>
          </table:table-cell>
          <table:table-cell table:style-name="ce9" office:value-type="float" office:value="0.2" calcext:value-type="float">
            <text:p>0,2</text:p>
          </table:table-cell>
          <table:table-cell table:style-name="ce9" office:value-type="float" office:value="0.212" calcext:value-type="float">
            <text:p>0,212</text:p>
          </table:table-cell>
          <table:table-cell table:style-name="ce9" office:value-type="float" office:value="0.23" calcext:value-type="float">
            <text:p>0,23</text:p>
          </table:table-cell>
          <table:table-cell table:style-name="ce9" office:value-type="float" office:value="0.248" calcext:value-type="float">
            <text:p>0,248</text:p>
          </table:table-cell>
          <table:table-cell table:style-name="ce9" office:value-type="float" office:value="0.271" calcext:value-type="float">
            <text:p>0,271</text:p>
          </table:table-cell>
          <table:table-cell table:style-name="ce9" office:value-type="float" office:value="0.295" calcext:value-type="float">
            <text:p>0,295</text:p>
          </table:table-cell>
          <table:table-cell table:style-name="ce9" office:value-type="float" office:value="0.319" calcext:value-type="float">
            <text:p>0,319</text:p>
          </table:table-cell>
          <table:table-cell table:style-name="ce9" office:value-type="float" office:value="0.347" calcext:value-type="float">
            <text:p>0,347</text:p>
          </table:table-cell>
          <table:table-cell table:style-name="ce9" office:value-type="float" office:value="0.375" calcext:value-type="float">
            <text:p>0,375</text:p>
          </table:table-cell>
          <table:table-cell table:style-name="ce9" office:value-type="float" office:value="0.417" calcext:value-type="float">
            <text:p>0,417</text:p>
          </table:table-cell>
          <table:table-cell table:style-name="ce9" office:value-type="float" office:value="0.461" calcext:value-type="float">
            <text:p>0,461</text:p>
          </table:table-cell>
          <table:table-cell table:style-name="ce9" office:value-type="float" office:value="0.501" calcext:value-type="float">
            <text:p>0,501</text:p>
          </table:table-cell>
          <table:table-cell table:style-name="ce9" office:value-type="float" office:value="0.54" calcext:value-type="float">
            <text:p>0,54</text:p>
          </table:table-cell>
          <table:table-cell table:style-name="ce9" office:value-type="float" office:value="0.578" calcext:value-type="float">
            <text:p>0,578</text:p>
          </table:table-cell>
          <table:table-cell table:style-name="ce9" office:value-type="float" office:value="0.613" calcext:value-type="float">
            <text:p>0,613</text:p>
          </table:table-cell>
          <table:table-cell table:style-name="ce9" office:value-type="float" office:value="0.651" calcext:value-type="float">
            <text:p>0,651</text:p>
          </table:table-cell>
          <table:table-cell table:style-name="ce9" office:value-type="float" office:value="0.687" calcext:value-type="float">
            <text:p>0,687</text:p>
          </table:table-cell>
          <table:table-cell table:style-name="ce9" office:value-type="float" office:value="0.716" calcext:value-type="float">
            <text:p>0,716</text:p>
          </table:table-cell>
          <table:table-cell table:style-name="ce9" office:value-type="float" office:value="0.744" calcext:value-type="float">
            <text:p>0,744</text:p>
          </table:table-cell>
          <table:table-cell table:style-name="ce9" office:value-type="float" office:value="0.78" calcext:value-type="float">
            <text:p>0,78</text:p>
          </table:table-cell>
          <table:table-cell table:style-name="ce9" office:value-type="float" office:value="0.807" calcext:value-type="float">
            <text:p>0,807</text:p>
          </table:table-cell>
          <table:table-cell table:style-name="ce9" office:value-type="float" office:value="0.841" calcext:value-type="float">
            <text:p>0,841</text:p>
          </table:table-cell>
          <table:table-cell table:style-name="ce9" office:value-type="float" office:value="0.878" calcext:value-type="float">
            <text:p>0,878</text:p>
          </table:table-cell>
          <table:table-cell table:style-name="ce9" office:value-type="float" office:value="0.888" calcext:value-type="float">
            <text:p>0,888</text:p>
          </table:table-cell>
          <table:table-cell table:style-name="ce9" office:value-type="float" office:value="0.902" calcext:value-type="float">
            <text:p>0,902</text:p>
          </table:table-cell>
          <table:table-cell table:style-name="ce9" office:value-type="float" office:value="0.887" calcext:value-type="float">
            <text:p>0,887</text:p>
          </table:table-cell>
          <table:table-cell table:style-name="ce9" office:value-type="float" office:value="0.87" calcext:value-type="float">
            <text:p>0,87</text:p>
          </table:table-cell>
          <table:table-cell table:style-name="ce9" office:value-type="float" office:value="0.858" calcext:value-type="float">
            <text:p>0,858</text:p>
          </table:table-cell>
          <table:table-cell table:style-name="ce9" office:value-type="float" office:value="0.798" calcext:value-type="float">
            <text:p>0,798</text:p>
          </table:table-cell>
          <table:table-cell table:style-name="ce9" office:value-type="float" office:value="0.83" calcext:value-type="float">
            <text:p>0,83</text:p>
          </table:table-cell>
          <table:table-cell table:style-name="ce9" office:value-type="float" office:value="0.849" calcext:value-type="float">
            <text:p>0,849</text:p>
          </table:table-cell>
          <table:table-cell table:style-name="ce9" office:value-type="float" office:value="0.871" calcext:value-type="float">
            <text:p>0,871</text:p>
          </table:table-cell>
          <table:table-cell table:style-name="ce9" office:value-type="float" office:value="0.875" calcext:value-type="float">
            <text:p>0,875</text:p>
          </table:table-cell>
          <table:table-cell table:style-name="ce9" office:value-type="float" office:value="0.887" calcext:value-type="float">
            <text:p>0,887</text:p>
          </table:table-cell>
          <table:table-cell table:style-name="ce9" office:value-type="float" office:value="0.879" calcext:value-type="float">
            <text:p>0,879</text:p>
          </table:table-cell>
          <table:table-cell table:style-name="ce9" office:value-type="float" office:value="0.863" calcext:value-type="float">
            <text:p>0,863</text:p>
          </table:table-cell>
          <table:table-cell table:style-name="ce9" office:value-type="float" office:value="0.851" calcext:value-type="float">
            <text:p>0,851</text:p>
          </table:table-cell>
          <table:table-cell table:style-name="ce9" office:value-type="float" office:value="0.832" calcext:value-type="float">
            <text:p>0,832</text:p>
          </table:table-cell>
          <table:table-cell table:style-name="ce9" office:value-type="float" office:value="0.82" calcext:value-type="float">
            <text:p>0,82</text:p>
          </table:table-cell>
          <table:table-cell table:style-name="ce9" office:value-type="float" office:value="0.811" calcext:value-type="float">
            <text:p>0,811</text:p>
          </table:table-cell>
          <table:table-cell table:style-name="ce9" office:value-type="float" office:value="0.793" calcext:value-type="float">
            <text:p>0,793</text:p>
          </table:table-cell>
          <table:table-cell table:style-name="ce9" office:value-type="float" office:value="0.776" calcext:value-type="float">
            <text:p>0,776</text:p>
          </table:table-cell>
          <table:table-cell table:style-name="ce9" office:value-type="float" office:value="0.766" calcext:value-type="float">
            <text:p>0,766</text:p>
          </table:table-cell>
          <table:table-cell table:style-name="ce9" office:value-type="float" office:value="0.757" calcext:value-type="float">
            <text:p>0,757</text:p>
          </table:table-cell>
          <table:table-cell table:style-name="ce9" office:value-type="float" office:value="0.748" calcext:value-type="float">
            <text:p>0,748</text:p>
          </table:table-cell>
          <table:table-cell table:style-name="ce9" office:value-type="float" office:value="0.74" calcext:value-type="float">
            <text:p>0,74</text:p>
          </table:table-cell>
          <table:table-cell table:number-columns-repeated="2" table:style-name="ce9" office:value-type="float" office:value="0.731" calcext:value-type="float">
            <text:p>0,731</text:p>
          </table:table-cell>
          <table:table-cell table:style-name="ce9" office:value-type="float" office:value="0.72" calcext:value-type="float">
            <text:p>0,72</text:p>
          </table:table-cell>
          <table:table-cell table:style-name="ce9" office:value-type="float" office:value="0.715" calcext:value-type="float">
            <text:p>0,715</text:p>
          </table:table-cell>
          <table:table-cell table:style-name="ce9" office:value-type="float" office:value="0.713" calcext:value-type="float">
            <text:p>0,713</text:p>
          </table:table-cell>
          <table:table-cell table:style-name="ce9" office:value-type="float" office:value="0.708" calcext:value-type="float">
            <text:p>0,708</text:p>
          </table:table-cell>
          <table:table-cell table:style-name="ce9" office:value-type="float" office:value="0.706" calcext:value-type="float">
            <text:p>0,706</text:p>
          </table:table-cell>
          <table:table-cell table:style-name="ce9" office:value-type="float" office:value="0.703" calcext:value-type="float">
            <text:p>0,703</text:p>
          </table:table-cell>
          <table:table-cell table:style-name="ce9" office:value-type="float" office:value="0.7" calcext:value-type="float">
            <text:p>0,7</text:p>
          </table:table-cell>
          <table:table-cell table:style-name="ce9" office:value-type="float" office:value="0.693" calcext:value-type="float">
            <text:p>0,693</text:p>
          </table:table-cell>
          <table:table-cell table:style-name="ce9" office:value-type="float" office:value="0.691" calcext:value-type="float">
            <text:p>0,691</text:p>
          </table:table-cell>
          <table:table-cell table:style-name="ce9" office:value-type="float" office:value="0.692" calcext:value-type="float">
            <text:p>0,692</text:p>
          </table:table-cell>
          <table:table-cell table:style-name="ce9" office:value-type="float" office:value="0.689" calcext:value-type="float">
            <text:p>0,689</text:p>
          </table:table-cell>
          <table:table-cell table:style-name="ce9" office:value-type="float" office:value="0.687" calcext:value-type="float">
            <text:p>0,687</text:p>
          </table:table-cell>
          <table:table-cell table:style-name="ce9" office:value-type="float" office:value="0.686" calcext:value-type="float">
            <text:p>0,686</text:p>
          </table:table-cell>
          <table:table-cell table:style-name="ce9" office:value-type="float" office:value="0.683" calcext:value-type="float">
            <text:p>0,683</text:p>
          </table:table-cell>
          <table:table-cell table:number-columns-repeated="2" table:style-name="ce9" office:value-type="float" office:value="0.681" calcext:value-type="float">
            <text:p>0,681</text:p>
          </table:table-cell>
          <table:table-cell table:style-name="ce9" office:value-type="float" office:value="0.677" calcext:value-type="float">
            <text:p>0,677</text:p>
          </table:table-cell>
          <table:table-cell table:style-name="ce9" office:value-type="float" office:value="0.674" calcext:value-type="float">
            <text:p>0,674</text:p>
          </table:table-cell>
          <table:table-cell table:style-name="ce9" office:value-type="float" office:value="0.672" calcext:value-type="float">
            <text:p>0,672</text:p>
          </table:table-cell>
          <table:table-cell table:style-name="ce9" office:value-type="float" office:value="0.671" calcext:value-type="float">
            <text:p>0,671</text:p>
          </table:table-cell>
        </table:table-row>
        <table:table-row table:style-name="ro1">
          <table:table-cell table:style-name="ce9" office:value-type="string" calcext:value-type="string">
            <text:p>D6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26" calcext:value-type="float">
            <text:p>0,126</text:p>
          </table:table-cell>
          <table:table-cell table:style-name="ce9" office:value-type="float" office:value="0.128" calcext:value-type="float">
            <text:p>0,128</text:p>
          </table:table-cell>
          <table:table-cell table:style-name="ce9" office:value-type="float" office:value="0.126" calcext:value-type="float">
            <text:p>0,126</text:p>
          </table:table-cell>
          <table:table-cell table:style-name="ce9" office:value-type="float" office:value="0.127" calcext:value-type="float">
            <text:p>0,127</text:p>
          </table:table-cell>
          <table:table-cell table:number-columns-repeated="3" table:style-name="ce9" office:value-type="float" office:value="0.124" calcext:value-type="float">
            <text:p>0,124</text:p>
          </table:table-cell>
          <table:table-cell table:number-columns-repeated="3" table:style-name="ce9" office:value-type="float" office:value="0.123" calcext:value-type="float">
            <text:p>0,123</text:p>
          </table:table-cell>
          <table:table-cell table:style-name="ce9" office:value-type="float" office:value="0.124" calcext:value-type="float">
            <text:p>0,124</text:p>
          </table:table-cell>
          <table:table-cell table:style-name="ce9" office:value-type="float" office:value="0.122" calcext:value-type="float">
            <text:p>0,122</text:p>
          </table:table-cell>
          <table:table-cell table:number-columns-repeated="2" table:style-name="ce9" office:value-type="float" office:value="0.121" calcext:value-type="float">
            <text:p>0,121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22" calcext:value-type="float">
            <text:p>0,122</text:p>
          </table:table-cell>
          <table:table-cell table:style-name="ce9" office:value-type="float" office:value="0.125" calcext:value-type="float">
            <text:p>0,125</text:p>
          </table:table-cell>
          <table:table-cell table:style-name="ce9" office:value-type="float" office:value="0.127" calcext:value-type="float">
            <text:p>0,127</text:p>
          </table:table-cell>
          <table:table-cell table:style-name="ce9" office:value-type="float" office:value="0.131" calcext:value-type="float">
            <text:p>0,131</text:p>
          </table:table-cell>
          <table:table-cell table:style-name="ce9" office:value-type="float" office:value="0.136" calcext:value-type="float">
            <text:p>0,136</text:p>
          </table:table-cell>
          <table:table-cell table:style-name="ce9" office:value-type="float" office:value="0.142" calcext:value-type="float">
            <text:p>0,142</text:p>
          </table:table-cell>
          <table:table-cell table:style-name="ce9" office:value-type="float" office:value="0.152" calcext:value-type="float">
            <text:p>0,152</text:p>
          </table:table-cell>
          <table:table-cell table:style-name="ce9" office:value-type="float" office:value="0.165" calcext:value-type="float">
            <text:p>0,165</text:p>
          </table:table-cell>
          <table:table-cell table:style-name="ce9" office:value-type="float" office:value="0.176" calcext:value-type="float">
            <text:p>0,176</text:p>
          </table:table-cell>
          <table:table-cell table:style-name="ce9" office:value-type="float" office:value="0.197" calcext:value-type="float">
            <text:p>0,197</text:p>
          </table:table-cell>
          <table:table-cell table:style-name="ce9" office:value-type="float" office:value="0.2" calcext:value-type="float">
            <text:p>0,2</text:p>
          </table:table-cell>
          <table:table-cell table:style-name="ce9" office:value-type="float" office:value="0.214" calcext:value-type="float">
            <text:p>0,214</text:p>
          </table:table-cell>
          <table:table-cell table:style-name="ce9" office:value-type="float" office:value="0.232" calcext:value-type="float">
            <text:p>0,232</text:p>
          </table:table-cell>
          <table:table-cell table:style-name="ce9" office:value-type="float" office:value="0.249" calcext:value-type="float">
            <text:p>0,249</text:p>
          </table:table-cell>
          <table:table-cell table:style-name="ce9" office:value-type="float" office:value="0.264" calcext:value-type="float">
            <text:p>0,264</text:p>
          </table:table-cell>
          <table:table-cell table:style-name="ce9" office:value-type="float" office:value="0.285" calcext:value-type="float">
            <text:p>0,285</text:p>
          </table:table-cell>
          <table:table-cell table:style-name="ce9" office:value-type="float" office:value="0.309" calcext:value-type="float">
            <text:p>0,309</text:p>
          </table:table-cell>
          <table:table-cell table:style-name="ce9" office:value-type="float" office:value="0.333" calcext:value-type="float">
            <text:p>0,333</text:p>
          </table:table-cell>
          <table:table-cell table:style-name="ce9" office:value-type="float" office:value="0.357" calcext:value-type="float">
            <text:p>0,357</text:p>
          </table:table-cell>
          <table:table-cell table:style-name="ce9" office:value-type="float" office:value="0.384" calcext:value-type="float">
            <text:p>0,384</text:p>
          </table:table-cell>
          <table:table-cell table:style-name="ce9" office:value-type="float" office:value="0.416" calcext:value-type="float">
            <text:p>0,416</text:p>
          </table:table-cell>
          <table:table-cell table:style-name="ce9" office:value-type="float" office:value="0.444" calcext:value-type="float">
            <text:p>0,444</text:p>
          </table:table-cell>
          <table:table-cell table:style-name="ce9" office:value-type="float" office:value="0.485" calcext:value-type="float">
            <text:p>0,485</text:p>
          </table:table-cell>
          <table:table-cell table:style-name="ce9" office:value-type="float" office:value="0.534" calcext:value-type="float">
            <text:p>0,534</text:p>
          </table:table-cell>
          <table:table-cell table:style-name="ce9" office:value-type="float" office:value="0.576" calcext:value-type="float">
            <text:p>0,576</text:p>
          </table:table-cell>
          <table:table-cell table:style-name="ce9" office:value-type="float" office:value="0.607" calcext:value-type="float">
            <text:p>0,607</text:p>
          </table:table-cell>
          <table:table-cell table:style-name="ce9" office:value-type="float" office:value="0.636" calcext:value-type="float">
            <text:p>0,636</text:p>
          </table:table-cell>
          <table:table-cell table:style-name="ce9" office:value-type="float" office:value="0.663" calcext:value-type="float">
            <text:p>0,663</text:p>
          </table:table-cell>
          <table:table-cell table:style-name="ce9" office:value-type="float" office:value="0.688" calcext:value-type="float">
            <text:p>0,688</text:p>
          </table:table-cell>
          <table:table-cell table:style-name="ce9" office:value-type="float" office:value="0.716" calcext:value-type="float">
            <text:p>0,716</text:p>
          </table:table-cell>
          <table:table-cell table:style-name="ce9" office:value-type="float" office:value="0.738" calcext:value-type="float">
            <text:p>0,738</text:p>
          </table:table-cell>
          <table:table-cell table:style-name="ce9" office:value-type="float" office:value="0.767" calcext:value-type="float">
            <text:p>0,767</text:p>
          </table:table-cell>
          <table:table-cell table:style-name="ce9" office:value-type="float" office:value="0.792" calcext:value-type="float">
            <text:p>0,792</text:p>
          </table:table-cell>
          <table:table-cell table:style-name="ce9" office:value-type="float" office:value="0.814" calcext:value-type="float">
            <text:p>0,814</text:p>
          </table:table-cell>
          <table:table-cell table:style-name="ce9" office:value-type="float" office:value="0.849" calcext:value-type="float">
            <text:p>0,849</text:p>
          </table:table-cell>
          <table:table-cell table:style-name="ce9" office:value-type="float" office:value="0.88" calcext:value-type="float">
            <text:p>0,88</text:p>
          </table:table-cell>
          <table:table-cell table:style-name="ce9" office:value-type="float" office:value="0.898" calcext:value-type="float">
            <text:p>0,898</text:p>
          </table:table-cell>
          <table:table-cell table:style-name="ce9" office:value-type="float" office:value="0.926" calcext:value-type="float">
            <text:p>0,926</text:p>
          </table:table-cell>
          <table:table-cell table:style-name="ce9" office:value-type="float" office:value="0.959" calcext:value-type="float">
            <text:p>0,959</text:p>
          </table:table-cell>
          <table:table-cell table:style-name="ce9" office:value-type="float" office:value="0.948" calcext:value-type="float">
            <text:p>0,948</text:p>
          </table:table-cell>
          <table:table-cell table:style-name="ce9" office:value-type="float" office:value="0.94" calcext:value-type="float">
            <text:p>0,94</text:p>
          </table:table-cell>
          <table:table-cell table:style-name="ce9" office:value-type="float" office:value="0.907" calcext:value-type="float">
            <text:p>0,907</text:p>
          </table:table-cell>
          <table:table-cell table:style-name="ce9" office:value-type="float" office:value="0.896" calcext:value-type="float">
            <text:p>0,896</text:p>
          </table:table-cell>
          <table:table-cell table:style-name="ce9" office:value-type="float" office:value="0.916" calcext:value-type="float">
            <text:p>0,916</text:p>
          </table:table-cell>
          <table:table-cell table:style-name="ce9" office:value-type="float" office:value="0.921" calcext:value-type="float">
            <text:p>0,921</text:p>
          </table:table-cell>
          <table:table-cell table:style-name="ce9" office:value-type="float" office:value="0.895" calcext:value-type="float">
            <text:p>0,895</text:p>
          </table:table-cell>
          <table:table-cell table:style-name="ce9" office:value-type="float" office:value="0.889" calcext:value-type="float">
            <text:p>0,889</text:p>
          </table:table-cell>
          <table:table-cell table:style-name="ce9" office:value-type="float" office:value="0.9" calcext:value-type="float">
            <text:p>0,9</text:p>
          </table:table-cell>
          <table:table-cell table:style-name="ce9" office:value-type="float" office:value="0.883" calcext:value-type="float">
            <text:p>0,883</text:p>
          </table:table-cell>
          <table:table-cell table:style-name="ce9" office:value-type="float" office:value="0.872" calcext:value-type="float">
            <text:p>0,872</text:p>
          </table:table-cell>
          <table:table-cell table:style-name="ce9" office:value-type="float" office:value="0.876" calcext:value-type="float">
            <text:p>0,876</text:p>
          </table:table-cell>
          <table:table-cell table:style-name="ce9" office:value-type="float" office:value="0.879" calcext:value-type="float">
            <text:p>0,879</text:p>
          </table:table-cell>
          <table:table-cell table:style-name="ce9" office:value-type="float" office:value="0.861" calcext:value-type="float">
            <text:p>0,861</text:p>
          </table:table-cell>
          <table:table-cell table:style-name="ce9" office:value-type="float" office:value="0.849" calcext:value-type="float">
            <text:p>0,849</text:p>
          </table:table-cell>
          <table:table-cell table:style-name="ce9" office:value-type="float" office:value="0.83" calcext:value-type="float">
            <text:p>0,83</text:p>
          </table:table-cell>
          <table:table-cell table:style-name="ce9" office:value-type="float" office:value="0.814" calcext:value-type="float">
            <text:p>0,814</text:p>
          </table:table-cell>
          <table:table-cell table:style-name="ce9" office:value-type="float" office:value="0.8" calcext:value-type="float">
            <text:p>0,8</text:p>
          </table:table-cell>
          <table:table-cell table:style-name="ce9" office:value-type="float" office:value="0.788" calcext:value-type="float">
            <text:p>0,788</text:p>
          </table:table-cell>
          <table:table-cell table:style-name="ce9" office:value-type="float" office:value="0.777" calcext:value-type="float">
            <text:p>0,777</text:p>
          </table:table-cell>
          <table:table-cell table:style-name="ce9" office:value-type="float" office:value="0.772" calcext:value-type="float">
            <text:p>0,772</text:p>
          </table:table-cell>
          <table:table-cell table:style-name="ce9" office:value-type="float" office:value="0.767" calcext:value-type="float">
            <text:p>0,767</text:p>
          </table:table-cell>
          <table:table-cell table:style-name="ce9" office:value-type="float" office:value="0.76" calcext:value-type="float">
            <text:p>0,76</text:p>
          </table:table-cell>
          <table:table-cell table:style-name="ce9" office:value-type="float" office:value="0.757" calcext:value-type="float">
            <text:p>0,757</text:p>
          </table:table-cell>
          <table:table-cell table:style-name="ce9" office:value-type="float" office:value="0.753" calcext:value-type="float">
            <text:p>0,753</text:p>
          </table:table-cell>
          <table:table-cell table:style-name="ce9" office:value-type="float" office:value="0.747" calcext:value-type="float">
            <text:p>0,747</text:p>
          </table:table-cell>
          <table:table-cell table:style-name="ce9" office:value-type="float" office:value="0.746" calcext:value-type="float">
            <text:p>0,746</text:p>
          </table:table-cell>
          <table:table-cell table:style-name="ce9" office:value-type="float" office:value="0.742" calcext:value-type="float">
            <text:p>0,742</text:p>
          </table:table-cell>
          <table:table-cell table:style-name="ce9" office:value-type="float" office:value="0.74" calcext:value-type="float">
            <text:p>0,74</text:p>
          </table:table-cell>
          <table:table-cell table:style-name="ce9" office:value-type="float" office:value="0.735" calcext:value-type="float">
            <text:p>0,735</text:p>
          </table:table-cell>
          <table:table-cell table:style-name="ce9" office:value-type="float" office:value="0.732" calcext:value-type="float">
            <text:p>0,732</text:p>
          </table:table-cell>
          <table:table-cell table:style-name="ce9" office:value-type="float" office:value="0.733" calcext:value-type="float">
            <text:p>0,733</text:p>
          </table:table-cell>
          <table:table-cell table:style-name="ce9" office:value-type="float" office:value="0.731" calcext:value-type="float">
            <text:p>0,731</text:p>
          </table:table-cell>
          <table:table-cell table:style-name="ce9" office:value-type="float" office:value="0.729" calcext:value-type="float">
            <text:p>0,729</text:p>
          </table:table-cell>
          <table:table-cell table:style-name="ce9" office:value-type="float" office:value="0.727" calcext:value-type="float">
            <text:p>0,727</text:p>
          </table:table-cell>
          <table:table-cell table:style-name="ce9" office:value-type="float" office:value="0.725" calcext:value-type="float">
            <text:p>0,725</text:p>
          </table:table-cell>
          <table:table-cell table:style-name="ce9" office:value-type="float" office:value="0.726" calcext:value-type="float">
            <text:p>0,726</text:p>
          </table:table-cell>
          <table:table-cell table:style-name="ce9" office:value-type="float" office:value="0.723" calcext:value-type="float">
            <text:p>0,723</text:p>
          </table:table-cell>
          <table:table-cell table:number-columns-repeated="2" table:style-name="ce9" office:value-type="float" office:value="0.719" calcext:value-type="float">
            <text:p>0,719</text:p>
          </table:table-cell>
          <table:table-cell table:style-name="ce9" office:value-type="float" office:value="0.716" calcext:value-type="float">
            <text:p>0,716</text:p>
          </table:table-cell>
          <table:table-cell table:style-name="ce9" office:value-type="float" office:value="0.717" calcext:value-type="float">
            <text:p>0,717</text:p>
          </table:table-cell>
        </table:table-row>
        <table:table-row table:style-name="ro1">
          <table:table-cell table:style-name="ce9" office:value-type="string" calcext:value-type="string">
            <text:p>D7</text:p>
          </table:table-cell>
          <table:table-cell table:style-name="ce9" office:value-type="float" office:value="0.128" calcext:value-type="float">
            <text:p>0,128</text:p>
          </table:table-cell>
          <table:table-cell table:style-name="ce9" office:value-type="float" office:value="0.123" calcext:value-type="float">
            <text:p>0,123</text:p>
          </table:table-cell>
          <table:table-cell table:style-name="ce9" office:value-type="float" office:value="0.126" calcext:value-type="float">
            <text:p>0,126</text:p>
          </table:table-cell>
          <table:table-cell table:number-columns-repeated="2" table:style-name="ce9" office:value-type="float" office:value="0.125" calcext:value-type="float">
            <text:p>0,125</text:p>
          </table:table-cell>
          <table:table-cell table:style-name="ce9" office:value-type="float" office:value="0.122" calcext:value-type="float">
            <text:p>0,122</text:p>
          </table:table-cell>
          <table:table-cell table:style-name="ce9" office:value-type="float" office:value="0.124" calcext:value-type="float">
            <text:p>0,124</text:p>
          </table:table-cell>
          <table:table-cell table:style-name="ce9" office:value-type="float" office:value="0.123" calcext:value-type="float">
            <text:p>0,123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21" calcext:value-type="float">
            <text:p>0,121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style-name="ce9" office:value-type="float" office:value="0.119" calcext:value-type="float">
            <text:p>0,119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17" calcext:value-type="float">
            <text:p>0,117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21" calcext:value-type="float">
            <text:p>0,121</text:p>
          </table:table-cell>
          <table:table-cell table:style-name="ce9" office:value-type="float" office:value="0.123" calcext:value-type="float">
            <text:p>0,123</text:p>
          </table:table-cell>
          <table:table-cell table:style-name="ce9" office:value-type="float" office:value="0.126" calcext:value-type="float">
            <text:p>0,126</text:p>
          </table:table-cell>
          <table:table-cell table:style-name="ce9" office:value-type="float" office:value="0.129" calcext:value-type="float">
            <text:p>0,129</text:p>
          </table:table-cell>
          <table:table-cell table:style-name="ce9" office:value-type="float" office:value="0.133" calcext:value-type="float">
            <text:p>0,133</text:p>
          </table:table-cell>
          <table:table-cell table:style-name="ce9" office:value-type="float" office:value="0.138" calcext:value-type="float">
            <text:p>0,138</text:p>
          </table:table-cell>
          <table:table-cell table:style-name="ce9" office:value-type="float" office:value="0.146" calcext:value-type="float">
            <text:p>0,146</text:p>
          </table:table-cell>
          <table:table-cell table:style-name="ce9" office:value-type="float" office:value="0.156" calcext:value-type="float">
            <text:p>0,156</text:p>
          </table:table-cell>
          <table:table-cell table:style-name="ce9" office:value-type="float" office:value="0.165" calcext:value-type="float">
            <text:p>0,165</text:p>
          </table:table-cell>
          <table:table-cell table:style-name="ce9" office:value-type="float" office:value="0.179" calcext:value-type="float">
            <text:p>0,179</text:p>
          </table:table-cell>
          <table:table-cell table:style-name="ce9" office:value-type="float" office:value="0.195" calcext:value-type="float">
            <text:p>0,195</text:p>
          </table:table-cell>
          <table:table-cell table:style-name="ce9" office:value-type="float" office:value="0.205" calcext:value-type="float">
            <text:p>0,205</text:p>
          </table:table-cell>
          <table:table-cell table:style-name="ce9" office:value-type="float" office:value="0.219" calcext:value-type="float">
            <text:p>0,219</text:p>
          </table:table-cell>
          <table:table-cell table:style-name="ce9" office:value-type="float" office:value="0.237" calcext:value-type="float">
            <text:p>0,237</text:p>
          </table:table-cell>
          <table:table-cell table:style-name="ce9" office:value-type="float" office:value="0.255" calcext:value-type="float">
            <text:p>0,255</text:p>
          </table:table-cell>
          <table:table-cell table:style-name="ce9" office:value-type="float" office:value="0.275" calcext:value-type="float">
            <text:p>0,275</text:p>
          </table:table-cell>
          <table:table-cell table:style-name="ce9" office:value-type="float" office:value="0.299" calcext:value-type="float">
            <text:p>0,299</text:p>
          </table:table-cell>
          <table:table-cell table:style-name="ce9" office:value-type="float" office:value="0.323" calcext:value-type="float">
            <text:p>0,323</text:p>
          </table:table-cell>
          <table:table-cell table:style-name="ce9" office:value-type="float" office:value="0.35" calcext:value-type="float">
            <text:p>0,35</text:p>
          </table:table-cell>
          <table:table-cell table:style-name="ce9" office:value-type="float" office:value="0.379" calcext:value-type="float">
            <text:p>0,379</text:p>
          </table:table-cell>
          <table:table-cell table:style-name="ce9" office:value-type="float" office:value="0.411" calcext:value-type="float">
            <text:p>0,411</text:p>
          </table:table-cell>
          <table:table-cell table:style-name="ce9" office:value-type="float" office:value="0.44" calcext:value-type="float">
            <text:p>0,44</text:p>
          </table:table-cell>
          <table:table-cell table:style-name="ce9" office:value-type="float" office:value="0.482" calcext:value-type="float">
            <text:p>0,482</text:p>
          </table:table-cell>
          <table:table-cell table:style-name="ce9" office:value-type="float" office:value="0.536" calcext:value-type="float">
            <text:p>0,536</text:p>
          </table:table-cell>
          <table:table-cell table:style-name="ce9" office:value-type="float" office:value="0.584" calcext:value-type="float">
            <text:p>0,584</text:p>
          </table:table-cell>
          <table:table-cell table:style-name="ce9" office:value-type="float" office:value="0.593" calcext:value-type="float">
            <text:p>0,593</text:p>
          </table:table-cell>
          <table:table-cell table:style-name="ce9" office:value-type="float" office:value="0.638" calcext:value-type="float">
            <text:p>0,638</text:p>
          </table:table-cell>
          <table:table-cell table:style-name="ce9" office:value-type="float" office:value="0.675" calcext:value-type="float">
            <text:p>0,675</text:p>
          </table:table-cell>
          <table:table-cell table:style-name="ce9" office:value-type="float" office:value="0.709" calcext:value-type="float">
            <text:p>0,709</text:p>
          </table:table-cell>
          <table:table-cell table:style-name="ce9" office:value-type="float" office:value="0.733" calcext:value-type="float">
            <text:p>0,733</text:p>
          </table:table-cell>
          <table:table-cell table:style-name="ce9" office:value-type="float" office:value="0.757" calcext:value-type="float">
            <text:p>0,757</text:p>
          </table:table-cell>
          <table:table-cell table:style-name="ce9" office:value-type="float" office:value="0.783" calcext:value-type="float">
            <text:p>0,783</text:p>
          </table:table-cell>
          <table:table-cell table:style-name="ce9" office:value-type="float" office:value="0.804" calcext:value-type="float">
            <text:p>0,804</text:p>
          </table:table-cell>
          <table:table-cell table:style-name="ce9" office:value-type="float" office:value="0.83" calcext:value-type="float">
            <text:p>0,83</text:p>
          </table:table-cell>
          <table:table-cell table:style-name="ce9" office:value-type="float" office:value="0.871" calcext:value-type="float">
            <text:p>0,871</text:p>
          </table:table-cell>
          <table:table-cell table:style-name="ce9" office:value-type="float" office:value="0.91" calcext:value-type="float">
            <text:p>0,91</text:p>
          </table:table-cell>
          <table:table-cell table:style-name="ce9" office:value-type="float" office:value="0.892" calcext:value-type="float">
            <text:p>0,892</text:p>
          </table:table-cell>
          <table:table-cell table:style-name="ce9" office:value-type="float" office:value="0.899" calcext:value-type="float">
            <text:p>0,899</text:p>
          </table:table-cell>
          <table:table-cell table:style-name="ce9" office:value-type="float" office:value="0.898" calcext:value-type="float">
            <text:p>0,898</text:p>
          </table:table-cell>
          <table:table-cell table:style-name="ce9" office:value-type="float" office:value="0.896" calcext:value-type="float">
            <text:p>0,896</text:p>
          </table:table-cell>
          <table:table-cell table:style-name="ce9" office:value-type="float" office:value="0.834" calcext:value-type="float">
            <text:p>0,834</text:p>
          </table:table-cell>
          <table:table-cell table:style-name="ce9" office:value-type="float" office:value="0.861" calcext:value-type="float">
            <text:p>0,861</text:p>
          </table:table-cell>
          <table:table-cell table:style-name="ce9" office:value-type="float" office:value="0.872" calcext:value-type="float">
            <text:p>0,872</text:p>
          </table:table-cell>
          <table:table-cell table:style-name="ce9" office:value-type="float" office:value="0.895" calcext:value-type="float">
            <text:p>0,895</text:p>
          </table:table-cell>
          <table:table-cell table:style-name="ce9" office:value-type="float" office:value="0.881" calcext:value-type="float">
            <text:p>0,881</text:p>
          </table:table-cell>
          <table:table-cell table:style-name="ce9" office:value-type="float" office:value="0.85" calcext:value-type="float">
            <text:p>0,85</text:p>
          </table:table-cell>
          <table:table-cell table:style-name="ce9" office:value-type="float" office:value="0.846" calcext:value-type="float">
            <text:p>0,846</text:p>
          </table:table-cell>
          <table:table-cell table:style-name="ce9" office:value-type="float" office:value="0.834" calcext:value-type="float">
            <text:p>0,834</text:p>
          </table:table-cell>
          <table:table-cell table:style-name="ce9" office:value-type="float" office:value="0.817" calcext:value-type="float">
            <text:p>0,817</text:p>
          </table:table-cell>
          <table:table-cell table:style-name="ce9" office:value-type="float" office:value="0.792" calcext:value-type="float">
            <text:p>0,792</text:p>
          </table:table-cell>
          <table:table-cell table:style-name="ce9" office:value-type="float" office:value="0.785" calcext:value-type="float">
            <text:p>0,785</text:p>
          </table:table-cell>
          <table:table-cell table:style-name="ce9" office:value-type="float" office:value="0.779" calcext:value-type="float">
            <text:p>0,779</text:p>
          </table:table-cell>
          <table:table-cell table:style-name="ce9" office:value-type="float" office:value="0.768" calcext:value-type="float">
            <text:p>0,768</text:p>
          </table:table-cell>
          <table:table-cell table:style-name="ce9" office:value-type="float" office:value="0.76" calcext:value-type="float">
            <text:p>0,76</text:p>
          </table:table-cell>
          <table:table-cell table:style-name="ce9" office:value-type="float" office:value="0.754" calcext:value-type="float">
            <text:p>0,754</text:p>
          </table:table-cell>
          <table:table-cell table:style-name="ce9" office:value-type="float" office:value="0.748" calcext:value-type="float">
            <text:p>0,748</text:p>
          </table:table-cell>
          <table:table-cell table:style-name="ce9" office:value-type="float" office:value="0.744" calcext:value-type="float">
            <text:p>0,744</text:p>
          </table:table-cell>
          <table:table-cell table:style-name="ce9" office:value-type="float" office:value="0.738" calcext:value-type="float">
            <text:p>0,738</text:p>
          </table:table-cell>
          <table:table-cell table:style-name="ce9" office:value-type="float" office:value="0.733" calcext:value-type="float">
            <text:p>0,733</text:p>
          </table:table-cell>
          <table:table-cell table:style-name="ce9" office:value-type="float" office:value="0.73" calcext:value-type="float">
            <text:p>0,73</text:p>
          </table:table-cell>
          <table:table-cell table:style-name="ce9" office:value-type="float" office:value="0.727" calcext:value-type="float">
            <text:p>0,727</text:p>
          </table:table-cell>
          <table:table-cell table:style-name="ce9" office:value-type="float" office:value="0.722" calcext:value-type="float">
            <text:p>0,722</text:p>
          </table:table-cell>
          <table:table-cell table:style-name="ce9" office:value-type="float" office:value="0.72" calcext:value-type="float">
            <text:p>0,72</text:p>
          </table:table-cell>
          <table:table-cell table:style-name="ce9" office:value-type="float" office:value="0.716" calcext:value-type="float">
            <text:p>0,716</text:p>
          </table:table-cell>
          <table:table-cell table:style-name="ce9" office:value-type="float" office:value="0.714" calcext:value-type="float">
            <text:p>0,714</text:p>
          </table:table-cell>
          <table:table-cell table:style-name="ce9" office:value-type="float" office:value="0.712" calcext:value-type="float">
            <text:p>0,712</text:p>
          </table:table-cell>
          <table:table-cell table:style-name="ce9" office:value-type="float" office:value="0.707" calcext:value-type="float">
            <text:p>0,707</text:p>
          </table:table-cell>
          <table:table-cell table:style-name="ce9" office:value-type="float" office:value="0.705" calcext:value-type="float">
            <text:p>0,705</text:p>
          </table:table-cell>
          <table:table-cell table:style-name="ce9" office:value-type="float" office:value="0.702" calcext:value-type="float">
            <text:p>0,702</text:p>
          </table:table-cell>
          <table:table-cell table:style-name="ce9" office:value-type="float" office:value="0.7" calcext:value-type="float">
            <text:p>0,7</text:p>
          </table:table-cell>
          <table:table-cell table:style-name="ce9" office:value-type="float" office:value="0.701" calcext:value-type="float">
            <text:p>0,701</text:p>
          </table:table-cell>
          <table:table-cell table:style-name="ce9" office:value-type="float" office:value="0.697" calcext:value-type="float">
            <text:p>0,697</text:p>
          </table:table-cell>
          <table:table-cell table:style-name="ce9" office:value-type="float" office:value="0.696" calcext:value-type="float">
            <text:p>0,696</text:p>
          </table:table-cell>
          <table:table-cell table:style-name="ce9" office:value-type="float" office:value="0.693" calcext:value-type="float">
            <text:p>0,693</text:p>
          </table:table-cell>
          <table:table-cell table:number-columns-repeated="2" table:style-name="ce9" office:value-type="float" office:value="0.691" calcext:value-type="float">
            <text:p>0,691</text:p>
          </table:table-cell>
          <table:table-cell table:style-name="ce9" office:value-type="float" office:value="0.69" calcext:value-type="float">
            <text:p>0,69</text:p>
          </table:table-cell>
          <table:table-cell table:style-name="ce9" office:value-type="float" office:value="0.688" calcext:value-type="float">
            <text:p>0,688</text:p>
          </table:table-cell>
          <table:table-cell table:style-name="ce9" office:value-type="float" office:value="0.687" calcext:value-type="float">
            <text:p>0,687</text:p>
          </table:table-cell>
          <table:table-cell table:style-name="ce9" office:value-type="float" office:value="0.685" calcext:value-type="float">
            <text:p>0,685</text:p>
          </table:table-cell>
          <table:table-cell table:style-name="ce9" office:value-type="float" office:value="0.681" calcext:value-type="float">
            <text:p>0,681</text:p>
          </table:table-cell>
        </table:table-row>
      </table:table>
      <table:table table:name="Hoja2" table:style-name="ta1">
        <table:shapes>
          <draw:frame draw:z-index="0" draw:style-name="gr1" draw:text-style-name="P1" svg:width="16.256cm" svg:height="9.143cm" svg:x="0.319cm" svg:y="4.996cm">
            <draw:object draw:notify-on-update-of-ranges="Hoja2.B2:Hoja2.B2 Hoja2.C2:Hoja2.CU2 Hoja2.B3:Hoja2.B3 Hoja2.C3:Hoja2.CU3 Hoja2.B4:Hoja2.B4 Hoja2.C4:Hoja2.CU4 Hoja2.B5:Hoja2.B5 Hoja2.C5:Hoja2.CU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18.905cm" svg:y="4.56cm">
            <draw:object draw:notify-on-update-of-ranges="Hoja2.B1:Hoja2.B1 Hoja2.C1:Hoja2.CU1 Hoja2.B7:Hoja2.B7 Hoja2.C7:Hoja2.CU7 Hoja2.B8:Hoja2.B8 Hoja2.C8:Hoja2.CU8 Hoja2.B9:Hoja2.B9 Hoja2.C9:Hoja2.CU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/>
          <table:table-cell office:value-type="string" calcext:value-type="string">
            <text:p>Tiempo (s)</text:p>
          </table:table-cell>
          <table:table-cell office:value-type="float" office:value="0" calcext:value-type="float">
            <text:p>0</text:p>
          </table:table-cell>
          <table:table-cell office:value-type="float" office:value="1775.5" calcext:value-type="float">
            <text:p>1775,5</text:p>
          </table:table-cell>
          <table:table-cell office:value-type="float" office:value="3551.2" calcext:value-type="float">
            <text:p>3551,2</text:p>
          </table:table-cell>
          <table:table-cell office:value-type="float" office:value="5327.1" calcext:value-type="float">
            <text:p>5327,1</text:p>
          </table:table-cell>
          <table:table-cell office:value-type="float" office:value="7103" calcext:value-type="float">
            <text:p>7103</text:p>
          </table:table-cell>
          <table:table-cell office:value-type="float" office:value="8879" calcext:value-type="float">
            <text:p>8879</text:p>
          </table:table-cell>
          <table:table-cell office:value-type="float" office:value="10655.1" calcext:value-type="float">
            <text:p>10655,1</text:p>
          </table:table-cell>
          <table:table-cell office:value-type="float" office:value="12431.4" calcext:value-type="float">
            <text:p>12431,4</text:p>
          </table:table-cell>
          <table:table-cell office:value-type="float" office:value="14207.7" calcext:value-type="float">
            <text:p>14207,7</text:p>
          </table:table-cell>
          <table:table-cell office:value-type="float" office:value="15983.9" calcext:value-type="float">
            <text:p>15983,9</text:p>
          </table:table-cell>
          <table:table-cell office:value-type="float" office:value="17760.1" calcext:value-type="float">
            <text:p>17760,1</text:p>
          </table:table-cell>
          <table:table-cell office:value-type="float" office:value="19536.3" calcext:value-type="float">
            <text:p>19536,3</text:p>
          </table:table-cell>
          <table:table-cell office:value-type="float" office:value="21312.4" calcext:value-type="float">
            <text:p>21312,4</text:p>
          </table:table-cell>
          <table:table-cell office:value-type="float" office:value="23088.5" calcext:value-type="float">
            <text:p>23088,5</text:p>
          </table:table-cell>
          <table:table-cell office:value-type="float" office:value="24864.5" calcext:value-type="float">
            <text:p>24864,5</text:p>
          </table:table-cell>
          <table:table-cell office:value-type="float" office:value="26640.5" calcext:value-type="float">
            <text:p>26640,5</text:p>
          </table:table-cell>
          <table:table-cell office:value-type="float" office:value="28416.5" calcext:value-type="float">
            <text:p>28416,5</text:p>
          </table:table-cell>
          <table:table-cell office:value-type="float" office:value="30192.5" calcext:value-type="float">
            <text:p>30192,5</text:p>
          </table:table-cell>
          <table:table-cell office:value-type="float" office:value="31968.4" calcext:value-type="float">
            <text:p>31968,4</text:p>
          </table:table-cell>
          <table:table-cell office:value-type="float" office:value="33744.2" calcext:value-type="float">
            <text:p>33744,2</text:p>
          </table:table-cell>
          <table:table-cell office:value-type="float" office:value="35520.1" calcext:value-type="float">
            <text:p>35520,1</text:p>
          </table:table-cell>
          <table:table-cell office:value-type="float" office:value="37296" calcext:value-type="float">
            <text:p>37296</text:p>
          </table:table-cell>
          <table:table-cell office:value-type="float" office:value="39072" calcext:value-type="float">
            <text:p>39072</text:p>
          </table:table-cell>
          <table:table-cell office:value-type="float" office:value="40848" calcext:value-type="float">
            <text:p>40848</text:p>
          </table:table-cell>
          <table:table-cell office:value-type="float" office:value="42624" calcext:value-type="float">
            <text:p>42624</text:p>
          </table:table-cell>
          <table:table-cell office:value-type="float" office:value="44400" calcext:value-type="float">
            <text:p>44400</text:p>
          </table:table-cell>
          <table:table-cell office:value-type="float" office:value="46176" calcext:value-type="float">
            <text:p>46176</text:p>
          </table:table-cell>
          <table:table-cell office:value-type="float" office:value="47952" calcext:value-type="float">
            <text:p>47952</text:p>
          </table:table-cell>
          <table:table-cell office:value-type="float" office:value="49728" calcext:value-type="float">
            <text:p>49728</text:p>
          </table:table-cell>
          <table:table-cell office:value-type="float" office:value="51504.1" calcext:value-type="float">
            <text:p>51504,1</text:p>
          </table:table-cell>
          <table:table-cell office:value-type="float" office:value="53280.1" calcext:value-type="float">
            <text:p>53280,1</text:p>
          </table:table-cell>
          <table:table-cell office:value-type="float" office:value="55056.1" calcext:value-type="float">
            <text:p>55056,1</text:p>
          </table:table-cell>
          <table:table-cell office:value-type="float" office:value="56832.1" calcext:value-type="float">
            <text:p>56832,1</text:p>
          </table:table-cell>
          <table:table-cell office:value-type="float" office:value="58608.1" calcext:value-type="float">
            <text:p>58608,1</text:p>
          </table:table-cell>
          <table:table-cell office:value-type="float" office:value="60384.1" calcext:value-type="float">
            <text:p>60384,1</text:p>
          </table:table-cell>
          <table:table-cell office:value-type="float" office:value="62160.1" calcext:value-type="float">
            <text:p>62160,1</text:p>
          </table:table-cell>
          <table:table-cell office:value-type="float" office:value="63936.1" calcext:value-type="float">
            <text:p>63936,1</text:p>
          </table:table-cell>
          <table:table-cell office:value-type="float" office:value="65712.1" calcext:value-type="float">
            <text:p>65712,1</text:p>
          </table:table-cell>
          <table:table-cell office:value-type="float" office:value="67488" calcext:value-type="float">
            <text:p>67488</text:p>
          </table:table-cell>
          <table:table-cell office:value-type="float" office:value="69263.6" calcext:value-type="float">
            <text:p>69263,6</text:p>
          </table:table-cell>
          <table:table-cell office:value-type="float" office:value="71039.4" calcext:value-type="float">
            <text:p>71039,4</text:p>
          </table:table-cell>
          <table:table-cell office:value-type="float" office:value="72815" calcext:value-type="float">
            <text:p>72815</text:p>
          </table:table-cell>
          <table:table-cell office:value-type="float" office:value="74590.8" calcext:value-type="float">
            <text:p>74590,8</text:p>
          </table:table-cell>
          <table:table-cell office:value-type="float" office:value="76366.3" calcext:value-type="float">
            <text:p>76366,3</text:p>
          </table:table-cell>
          <table:table-cell office:value-type="float" office:value="78141.8" calcext:value-type="float">
            <text:p>78141,8</text:p>
          </table:table-cell>
          <table:table-cell office:value-type="float" office:value="79917.2" calcext:value-type="float">
            <text:p>79917,2</text:p>
          </table:table-cell>
          <table:table-cell office:value-type="float" office:value="81692.7" calcext:value-type="float">
            <text:p>81692,7</text:p>
          </table:table-cell>
          <table:table-cell office:value-type="float" office:value="83468.2" calcext:value-type="float">
            <text:p>83468,2</text:p>
          </table:table-cell>
          <table:table-cell office:value-type="float" office:value="85243.7" calcext:value-type="float">
            <text:p>85243,7</text:p>
          </table:table-cell>
          <table:table-cell office:value-type="float" office:value="87019.4" calcext:value-type="float">
            <text:p>87019,4</text:p>
          </table:table-cell>
          <table:table-cell office:value-type="float" office:value="88795.1" calcext:value-type="float">
            <text:p>88795,1</text:p>
          </table:table-cell>
          <table:table-cell office:value-type="float" office:value="90570.8" calcext:value-type="float">
            <text:p>90570,8</text:p>
          </table:table-cell>
          <table:table-cell office:value-type="float" office:value="92346.5" calcext:value-type="float">
            <text:p>92346,5</text:p>
          </table:table-cell>
          <table:table-cell office:value-type="float" office:value="94122.3" calcext:value-type="float">
            <text:p>94122,3</text:p>
          </table:table-cell>
          <table:table-cell office:value-type="float" office:value="95898.1" calcext:value-type="float">
            <text:p>95898,1</text:p>
          </table:table-cell>
          <table:table-cell office:value-type="float" office:value="97674" calcext:value-type="float">
            <text:p>97674</text:p>
          </table:table-cell>
          <table:table-cell office:value-type="float" office:value="99449.9" calcext:value-type="float">
            <text:p>99449,9</text:p>
          </table:table-cell>
          <table:table-cell office:value-type="float" office:value="101225.9" calcext:value-type="float">
            <text:p>101225,9</text:p>
          </table:table-cell>
          <table:table-cell office:value-type="float" office:value="103001.9" calcext:value-type="float">
            <text:p>103001,9</text:p>
          </table:table-cell>
          <table:table-cell office:value-type="float" office:value="104777.9" calcext:value-type="float">
            <text:p>104777,9</text:p>
          </table:table-cell>
          <table:table-cell office:value-type="float" office:value="106553.9" calcext:value-type="float">
            <text:p>106553,9</text:p>
          </table:table-cell>
          <table:table-cell office:value-type="float" office:value="108329.9" calcext:value-type="float">
            <text:p>108329,9</text:p>
          </table:table-cell>
          <table:table-cell office:value-type="float" office:value="110105.8" calcext:value-type="float">
            <text:p>110105,8</text:p>
          </table:table-cell>
          <table:table-cell office:value-type="float" office:value="111881.6" calcext:value-type="float">
            <text:p>111881,6</text:p>
          </table:table-cell>
          <table:table-cell office:value-type="float" office:value="113657.4" calcext:value-type="float">
            <text:p>113657,4</text:p>
          </table:table-cell>
          <table:table-cell office:value-type="float" office:value="115433.1" calcext:value-type="float">
            <text:p>115433,1</text:p>
          </table:table-cell>
          <table:table-cell office:value-type="float" office:value="117208.8" calcext:value-type="float">
            <text:p>117208,8</text:p>
          </table:table-cell>
          <table:table-cell office:value-type="float" office:value="118984.3" calcext:value-type="float">
            <text:p>118984,3</text:p>
          </table:table-cell>
          <table:table-cell office:value-type="float" office:value="120759.9" calcext:value-type="float">
            <text:p>120759,9</text:p>
          </table:table-cell>
          <table:table-cell office:value-type="float" office:value="122535.7" calcext:value-type="float">
            <text:p>122535,7</text:p>
          </table:table-cell>
          <table:table-cell office:value-type="float" office:value="124311.3" calcext:value-type="float">
            <text:p>124311,3</text:p>
          </table:table-cell>
          <table:table-cell office:value-type="float" office:value="126087.1" calcext:value-type="float">
            <text:p>126087,1</text:p>
          </table:table-cell>
          <table:table-cell office:value-type="float" office:value="127862.8" calcext:value-type="float">
            <text:p>127862,8</text:p>
          </table:table-cell>
          <table:table-cell office:value-type="float" office:value="129638.5" calcext:value-type="float">
            <text:p>129638,5</text:p>
          </table:table-cell>
          <table:table-cell office:value-type="float" office:value="131414.2" calcext:value-type="float">
            <text:p>131414,2</text:p>
          </table:table-cell>
          <table:table-cell office:value-type="float" office:value="133189.9" calcext:value-type="float">
            <text:p>133189,9</text:p>
          </table:table-cell>
          <table:table-cell office:value-type="float" office:value="134965.6" calcext:value-type="float">
            <text:p>134965,6</text:p>
          </table:table-cell>
          <table:table-cell office:value-type="float" office:value="136741.4" calcext:value-type="float">
            <text:p>136741,4</text:p>
          </table:table-cell>
          <table:table-cell office:value-type="float" office:value="138517.1" calcext:value-type="float">
            <text:p>138517,1</text:p>
          </table:table-cell>
          <table:table-cell office:value-type="float" office:value="140292.8" calcext:value-type="float">
            <text:p>140292,8</text:p>
          </table:table-cell>
          <table:table-cell office:value-type="float" office:value="142068.5" calcext:value-type="float">
            <text:p>142068,5</text:p>
          </table:table-cell>
          <table:table-cell office:value-type="float" office:value="143844.2" calcext:value-type="float">
            <text:p>143844,2</text:p>
          </table:table-cell>
          <table:table-cell office:value-type="float" office:value="145619.8" calcext:value-type="float">
            <text:p>145619,8</text:p>
          </table:table-cell>
          <table:table-cell office:value-type="float" office:value="147395.5" calcext:value-type="float">
            <text:p>147395,5</text:p>
          </table:table-cell>
          <table:table-cell office:value-type="float" office:value="149171.2" calcext:value-type="float">
            <text:p>149171,2</text:p>
          </table:table-cell>
          <table:table-cell office:value-type="float" office:value="150946.9" calcext:value-type="float">
            <text:p>150946,9</text:p>
          </table:table-cell>
          <table:table-cell office:value-type="float" office:value="152722.3" calcext:value-type="float">
            <text:p>152722,3</text:p>
          </table:table-cell>
          <table:table-cell office:value-type="float" office:value="154497.5" calcext:value-type="float">
            <text:p>154497,5</text:p>
          </table:table-cell>
          <table:table-cell office:value-type="float" office:value="156272.6" calcext:value-type="float">
            <text:p>156272,6</text:p>
          </table:table-cell>
          <table:table-cell office:value-type="float" office:value="158047.5" calcext:value-type="float">
            <text:p>158047,5</text:p>
          </table:table-cell>
          <table:table-cell office:value-type="float" office:value="159822.3" calcext:value-type="float">
            <text:p>159822,3</text:p>
          </table:table-cell>
          <table:table-cell office:value-type="float" office:value="161597" calcext:value-type="float">
            <text:p>161597</text:p>
          </table:table-cell>
          <table:table-cell office:value-type="float" office:value="163371.7" calcext:value-type="float">
            <text:p>163371,7</text:p>
          </table:table-cell>
          <table:table-cell office:value-type="float" office:value="165146.5" calcext:value-type="float">
            <text:p>165146,5</text:p>
          </table:table-cell>
          <table:table-cell office:value-type="float" office:value="166921.4" calcext:value-type="float">
            <text:p>166921,4</text:p>
          </table:table-cell>
          <table:table-cell office:value-type="float" office:value="168696.3" calcext:value-type="float">
            <text:p>168696,3</text:p>
          </table:table-cell>
          <table:table-cell office:value-type="float" office:value="170471.4" calcext:value-type="float">
            <text:p>170471,4</text:p>
          </table:table-cell>
          <table:table-cell table:number-columns-repeated="925"/>
        </table:table-row>
        <table:table-row table:style-name="ro1">
          <table:table-cell/>
          <table:table-cell office:value-type="string" calcext:value-type="string">
            <text:p>Time (h)</text:p>
          </table:table-cell>
          <table:table-cell table:formula="of:=[.C1]/3600" office:value-type="float" office:value="0" calcext:value-type="float">
            <text:p>0</text:p>
          </table:table-cell>
          <table:table-cell table:formula="of:=[.D1]/3600" office:value-type="float" office:value="0.493194444444444" calcext:value-type="float">
            <text:p>0,493194444444444</text:p>
          </table:table-cell>
          <table:table-cell table:formula="of:=[.E1]/3600" office:value-type="float" office:value="0.986444444444444" calcext:value-type="float">
            <text:p>0,986444444444444</text:p>
          </table:table-cell>
          <table:table-cell table:formula="of:=[.F1]/3600" office:value-type="float" office:value="1.47975" calcext:value-type="float">
            <text:p>1,47975</text:p>
          </table:table-cell>
          <table:table-cell table:formula="of:=[.G1]/3600" office:value-type="float" office:value="1.97305555555556" calcext:value-type="float">
            <text:p>1,97305555555556</text:p>
          </table:table-cell>
          <table:table-cell table:formula="of:=[.H1]/3600" office:value-type="float" office:value="2.46638888888889" calcext:value-type="float">
            <text:p>2,46638888888889</text:p>
          </table:table-cell>
          <table:table-cell table:formula="of:=[.I1]/3600" office:value-type="float" office:value="2.95975" calcext:value-type="float">
            <text:p>2,95975</text:p>
          </table:table-cell>
          <table:table-cell table:formula="of:=[.J1]/3600" office:value-type="float" office:value="3.45316666666667" calcext:value-type="float">
            <text:p>3,45316666666667</text:p>
          </table:table-cell>
          <table:table-cell table:formula="of:=[.K1]/3600" office:value-type="float" office:value="3.94658333333333" calcext:value-type="float">
            <text:p>3,94658333333333</text:p>
          </table:table-cell>
          <table:table-cell table:formula="of:=[.L1]/3600" office:value-type="float" office:value="4.43997222222222" calcext:value-type="float">
            <text:p>4,43997222222222</text:p>
          </table:table-cell>
          <table:table-cell table:formula="of:=[.M1]/3600" office:value-type="float" office:value="4.93336111111111" calcext:value-type="float">
            <text:p>4,93336111111111</text:p>
          </table:table-cell>
          <table:table-cell table:formula="of:=[.N1]/3600" office:value-type="float" office:value="5.42675" calcext:value-type="float">
            <text:p>5,42675</text:p>
          </table:table-cell>
          <table:table-cell table:formula="of:=[.O1]/3600" office:value-type="float" office:value="5.92011111111111" calcext:value-type="float">
            <text:p>5,92011111111111</text:p>
          </table:table-cell>
          <table:table-cell table:formula="of:=[.P1]/3600" office:value-type="float" office:value="6.41347222222222" calcext:value-type="float">
            <text:p>6,41347222222222</text:p>
          </table:table-cell>
          <table:table-cell table:formula="of:=[.Q1]/3600" office:value-type="float" office:value="6.90680555555556" calcext:value-type="float">
            <text:p>6,90680555555556</text:p>
          </table:table-cell>
          <table:table-cell table:formula="of:=[.R1]/3600" office:value-type="float" office:value="7.40013888888889" calcext:value-type="float">
            <text:p>7,40013888888889</text:p>
          </table:table-cell>
          <table:table-cell table:formula="of:=[.S1]/3600" office:value-type="float" office:value="7.89347222222222" calcext:value-type="float">
            <text:p>7,89347222222222</text:p>
          </table:table-cell>
          <table:table-cell table:formula="of:=[.T1]/3600" office:value-type="float" office:value="8.38680555555556" calcext:value-type="float">
            <text:p>8,38680555555556</text:p>
          </table:table-cell>
          <table:table-cell table:formula="of:=[.U1]/3600" office:value-type="float" office:value="8.88011111111111" calcext:value-type="float">
            <text:p>8,88011111111111</text:p>
          </table:table-cell>
          <table:table-cell table:formula="of:=[.V1]/3600" office:value-type="float" office:value="9.37338888888889" calcext:value-type="float">
            <text:p>9,37338888888889</text:p>
          </table:table-cell>
          <table:table-cell table:formula="of:=[.W1]/3600" office:value-type="float" office:value="9.86669444444444" calcext:value-type="float">
            <text:p>9,86669444444444</text:p>
          </table:table-cell>
          <table:table-cell table:formula="of:=[.X1]/3600" office:value-type="float" office:value="10.36" calcext:value-type="float">
            <text:p>10,36</text:p>
          </table:table-cell>
          <table:table-cell table:formula="of:=[.Y1]/3600" office:value-type="float" office:value="10.8533333333333" calcext:value-type="float">
            <text:p>10,8533333333333</text:p>
          </table:table-cell>
          <table:table-cell table:formula="of:=[.Z1]/3600" office:value-type="float" office:value="11.3466666666667" calcext:value-type="float">
            <text:p>11,3466666666667</text:p>
          </table:table-cell>
          <table:table-cell table:formula="of:=[.AA1]/3600" office:value-type="float" office:value="11.84" calcext:value-type="float">
            <text:p>11,84</text:p>
          </table:table-cell>
          <table:table-cell table:formula="of:=[.AB1]/3600" office:value-type="float" office:value="12.3333333333333" calcext:value-type="float">
            <text:p>12,3333333333333</text:p>
          </table:table-cell>
          <table:table-cell table:formula="of:=[.AC1]/3600" office:value-type="float" office:value="12.8266666666667" calcext:value-type="float">
            <text:p>12,8266666666667</text:p>
          </table:table-cell>
          <table:table-cell table:formula="of:=[.AD1]/3600" office:value-type="float" office:value="13.32" calcext:value-type="float">
            <text:p>13,32</text:p>
          </table:table-cell>
          <table:table-cell table:formula="of:=[.AE1]/3600" office:value-type="float" office:value="13.8133333333333" calcext:value-type="float">
            <text:p>13,8133333333333</text:p>
          </table:table-cell>
          <table:table-cell table:formula="of:=[.AF1]/3600" office:value-type="float" office:value="14.3066944444444" calcext:value-type="float">
            <text:p>14,3066944444444</text:p>
          </table:table-cell>
          <table:table-cell table:formula="of:=[.AG1]/3600" office:value-type="float" office:value="14.8000277777778" calcext:value-type="float">
            <text:p>14,8000277777778</text:p>
          </table:table-cell>
          <table:table-cell table:formula="of:=[.AH1]/3600" office:value-type="float" office:value="15.2933611111111" calcext:value-type="float">
            <text:p>15,2933611111111</text:p>
          </table:table-cell>
          <table:table-cell table:formula="of:=[.AI1]/3600" office:value-type="float" office:value="15.7866944444444" calcext:value-type="float">
            <text:p>15,7866944444444</text:p>
          </table:table-cell>
          <table:table-cell table:formula="of:=[.AJ1]/3600" office:value-type="float" office:value="16.2800277777778" calcext:value-type="float">
            <text:p>16,2800277777778</text:p>
          </table:table-cell>
          <table:table-cell table:formula="of:=[.AK1]/3600" office:value-type="float" office:value="16.7733611111111" calcext:value-type="float">
            <text:p>16,7733611111111</text:p>
          </table:table-cell>
          <table:table-cell table:formula="of:=[.AL1]/3600" office:value-type="float" office:value="17.2666944444444" calcext:value-type="float">
            <text:p>17,2666944444444</text:p>
          </table:table-cell>
          <table:table-cell table:formula="of:=[.AM1]/3600" office:value-type="float" office:value="17.7600277777778" calcext:value-type="float">
            <text:p>17,7600277777778</text:p>
          </table:table-cell>
          <table:table-cell table:formula="of:=[.AN1]/3600" office:value-type="float" office:value="18.2533611111111" calcext:value-type="float">
            <text:p>18,2533611111111</text:p>
          </table:table-cell>
          <table:table-cell table:formula="of:=[.AO1]/3600" office:value-type="float" office:value="18.7466666666667" calcext:value-type="float">
            <text:p>18,7466666666667</text:p>
          </table:table-cell>
          <table:table-cell table:formula="of:=[.AP1]/3600" office:value-type="float" office:value="19.2398888888889" calcext:value-type="float">
            <text:p>19,2398888888889</text:p>
          </table:table-cell>
          <table:table-cell table:formula="of:=[.AQ1]/3600" office:value-type="float" office:value="19.7331666666667" calcext:value-type="float">
            <text:p>19,7331666666667</text:p>
          </table:table-cell>
          <table:table-cell table:formula="of:=[.AR1]/3600" office:value-type="float" office:value="20.2263888888889" calcext:value-type="float">
            <text:p>20,2263888888889</text:p>
          </table:table-cell>
          <table:table-cell table:formula="of:=[.AS1]/3600" office:value-type="float" office:value="20.7196666666667" calcext:value-type="float">
            <text:p>20,7196666666667</text:p>
          </table:table-cell>
          <table:table-cell table:formula="of:=[.AT1]/3600" office:value-type="float" office:value="21.2128611111111" calcext:value-type="float">
            <text:p>21,2128611111111</text:p>
          </table:table-cell>
          <table:table-cell table:formula="of:=[.AU1]/3600" office:value-type="float" office:value="21.7060555555556" calcext:value-type="float">
            <text:p>21,7060555555556</text:p>
          </table:table-cell>
          <table:table-cell table:formula="of:=[.AV1]/3600" office:value-type="float" office:value="22.1992222222222" calcext:value-type="float">
            <text:p>22,1992222222222</text:p>
          </table:table-cell>
          <table:table-cell table:formula="of:=[.AW1]/3600" office:value-type="float" office:value="22.6924166666667" calcext:value-type="float">
            <text:p>22,6924166666667</text:p>
          </table:table-cell>
          <table:table-cell table:formula="of:=[.AX1]/3600" office:value-type="float" office:value="23.1856111111111" calcext:value-type="float">
            <text:p>23,1856111111111</text:p>
          </table:table-cell>
          <table:table-cell table:formula="of:=[.AY1]/3600" office:value-type="float" office:value="23.6788055555556" calcext:value-type="float">
            <text:p>23,6788055555556</text:p>
          </table:table-cell>
          <table:table-cell table:formula="of:=[.AZ1]/3600" office:value-type="float" office:value="24.1720555555556" calcext:value-type="float">
            <text:p>24,1720555555556</text:p>
          </table:table-cell>
          <table:table-cell table:formula="of:=[.BA1]/3600" office:value-type="float" office:value="24.6653055555556" calcext:value-type="float">
            <text:p>24,6653055555556</text:p>
          </table:table-cell>
          <table:table-cell table:formula="of:=[.BB1]/3600" office:value-type="float" office:value="25.1585555555556" calcext:value-type="float">
            <text:p>25,1585555555556</text:p>
          </table:table-cell>
          <table:table-cell table:formula="of:=[.BC1]/3600" office:value-type="float" office:value="25.6518055555556" calcext:value-type="float">
            <text:p>25,6518055555556</text:p>
          </table:table-cell>
          <table:table-cell table:formula="of:=[.BD1]/3600" office:value-type="float" office:value="26.1450833333333" calcext:value-type="float">
            <text:p>26,1450833333333</text:p>
          </table:table-cell>
          <table:table-cell table:formula="of:=[.BE1]/3600" office:value-type="float" office:value="26.6383611111111" calcext:value-type="float">
            <text:p>26,6383611111111</text:p>
          </table:table-cell>
          <table:table-cell table:formula="of:=[.BF1]/3600" office:value-type="float" office:value="27.1316666666667" calcext:value-type="float">
            <text:p>27,1316666666667</text:p>
          </table:table-cell>
          <table:table-cell table:formula="of:=[.BG1]/3600" office:value-type="float" office:value="27.6249722222222" calcext:value-type="float">
            <text:p>27,6249722222222</text:p>
          </table:table-cell>
          <table:table-cell table:formula="of:=[.BH1]/3600" office:value-type="float" office:value="28.1183055555556" calcext:value-type="float">
            <text:p>28,1183055555556</text:p>
          </table:table-cell>
          <table:table-cell table:formula="of:=[.BI1]/3600" office:value-type="float" office:value="28.6116388888889" calcext:value-type="float">
            <text:p>28,6116388888889</text:p>
          </table:table-cell>
          <table:table-cell table:formula="of:=[.BJ1]/3600" office:value-type="float" office:value="29.1049722222222" calcext:value-type="float">
            <text:p>29,1049722222222</text:p>
          </table:table-cell>
          <table:table-cell table:formula="of:=[.BK1]/3600" office:value-type="float" office:value="29.5983055555556" calcext:value-type="float">
            <text:p>29,5983055555556</text:p>
          </table:table-cell>
          <table:table-cell table:formula="of:=[.BL1]/3600" office:value-type="float" office:value="30.0916388888889" calcext:value-type="float">
            <text:p>30,0916388888889</text:p>
          </table:table-cell>
          <table:table-cell table:formula="of:=[.BM1]/3600" office:value-type="float" office:value="30.5849444444444" calcext:value-type="float">
            <text:p>30,5849444444444</text:p>
          </table:table-cell>
          <table:table-cell table:formula="of:=[.BN1]/3600" office:value-type="float" office:value="31.0782222222222" calcext:value-type="float">
            <text:p>31,0782222222222</text:p>
          </table:table-cell>
          <table:table-cell table:formula="of:=[.BO1]/3600" office:value-type="float" office:value="31.5715" calcext:value-type="float">
            <text:p>31,5715</text:p>
          </table:table-cell>
          <table:table-cell table:formula="of:=[.BP1]/3600" office:value-type="float" office:value="32.06475" calcext:value-type="float">
            <text:p>32,06475</text:p>
          </table:table-cell>
          <table:table-cell table:formula="of:=[.BQ1]/3600" office:value-type="float" office:value="32.558" calcext:value-type="float">
            <text:p>32,558</text:p>
          </table:table-cell>
          <table:table-cell table:formula="of:=[.BR1]/3600" office:value-type="float" office:value="33.0511944444444" calcext:value-type="float">
            <text:p>33,0511944444444</text:p>
          </table:table-cell>
          <table:table-cell table:formula="of:=[.BS1]/3600" office:value-type="float" office:value="33.5444166666667" calcext:value-type="float">
            <text:p>33,5444166666667</text:p>
          </table:table-cell>
          <table:table-cell table:formula="of:=[.BT1]/3600" office:value-type="float" office:value="34.0376944444444" calcext:value-type="float">
            <text:p>34,0376944444444</text:p>
          </table:table-cell>
          <table:table-cell table:formula="of:=[.BU1]/3600" office:value-type="float" office:value="34.5309166666667" calcext:value-type="float">
            <text:p>34,5309166666667</text:p>
          </table:table-cell>
          <table:table-cell table:formula="of:=[.BV1]/3600" office:value-type="float" office:value="35.0241944444444" calcext:value-type="float">
            <text:p>35,0241944444444</text:p>
          </table:table-cell>
          <table:table-cell table:formula="of:=[.BW1]/3600" office:value-type="float" office:value="35.5174444444444" calcext:value-type="float">
            <text:p>35,5174444444444</text:p>
          </table:table-cell>
          <table:table-cell table:formula="of:=[.BX1]/3600" office:value-type="float" office:value="36.0106944444444" calcext:value-type="float">
            <text:p>36,0106944444444</text:p>
          </table:table-cell>
          <table:table-cell table:formula="of:=[.BY1]/3600" office:value-type="float" office:value="36.5039444444445" calcext:value-type="float">
            <text:p>36,5039444444445</text:p>
          </table:table-cell>
          <table:table-cell table:formula="of:=[.BZ1]/3600" office:value-type="float" office:value="36.9971944444444" calcext:value-type="float">
            <text:p>36,9971944444444</text:p>
          </table:table-cell>
          <table:table-cell table:formula="of:=[.CA1]/3600" office:value-type="float" office:value="37.4904444444444" calcext:value-type="float">
            <text:p>37,4904444444444</text:p>
          </table:table-cell>
          <table:table-cell table:formula="of:=[.CB1]/3600" office:value-type="float" office:value="37.9837222222222" calcext:value-type="float">
            <text:p>37,9837222222222</text:p>
          </table:table-cell>
          <table:table-cell table:formula="of:=[.CC1]/3600" office:value-type="float" office:value="38.4769722222222" calcext:value-type="float">
            <text:p>38,4769722222222</text:p>
          </table:table-cell>
          <table:table-cell table:formula="of:=[.CD1]/3600" office:value-type="float" office:value="38.9702222222222" calcext:value-type="float">
            <text:p>38,9702222222222</text:p>
          </table:table-cell>
          <table:table-cell table:formula="of:=[.CE1]/3600" office:value-type="float" office:value="39.4634722222222" calcext:value-type="float">
            <text:p>39,4634722222222</text:p>
          </table:table-cell>
          <table:table-cell table:formula="of:=[.CF1]/3600" office:value-type="float" office:value="39.9567222222222" calcext:value-type="float">
            <text:p>39,9567222222222</text:p>
          </table:table-cell>
          <table:table-cell table:formula="of:=[.CG1]/3600" office:value-type="float" office:value="40.4499444444444" calcext:value-type="float">
            <text:p>40,4499444444444</text:p>
          </table:table-cell>
          <table:table-cell table:formula="of:=[.CH1]/3600" office:value-type="float" office:value="40.9431944444444" calcext:value-type="float">
            <text:p>40,9431944444444</text:p>
          </table:table-cell>
          <table:table-cell table:formula="of:=[.CI1]/3600" office:value-type="float" office:value="41.4364444444445" calcext:value-type="float">
            <text:p>41,4364444444445</text:p>
          </table:table-cell>
          <table:table-cell table:formula="of:=[.CJ1]/3600" office:value-type="float" office:value="41.9296944444444" calcext:value-type="float">
            <text:p>41,9296944444444</text:p>
          </table:table-cell>
          <table:table-cell table:formula="of:=[.CK1]/3600" office:value-type="float" office:value="42.4228611111111" calcext:value-type="float">
            <text:p>42,4228611111111</text:p>
          </table:table-cell>
          <table:table-cell table:formula="of:=[.CL1]/3600" office:value-type="float" office:value="42.9159722222222" calcext:value-type="float">
            <text:p>42,9159722222222</text:p>
          </table:table-cell>
          <table:table-cell table:formula="of:=[.CM1]/3600" office:value-type="float" office:value="43.4090555555556" calcext:value-type="float">
            <text:p>43,4090555555556</text:p>
          </table:table-cell>
          <table:table-cell table:formula="of:=[.CN1]/3600" office:value-type="float" office:value="43.9020833333333" calcext:value-type="float">
            <text:p>43,9020833333333</text:p>
          </table:table-cell>
          <table:table-cell table:formula="of:=[.CO1]/3600" office:value-type="float" office:value="44.3950833333333" calcext:value-type="float">
            <text:p>44,3950833333333</text:p>
          </table:table-cell>
          <table:table-cell table:formula="of:=[.CP1]/3600" office:value-type="float" office:value="44.8880555555556" calcext:value-type="float">
            <text:p>44,8880555555556</text:p>
          </table:table-cell>
          <table:table-cell table:formula="of:=[.CQ1]/3600" office:value-type="float" office:value="45.3810277777778" calcext:value-type="float">
            <text:p>45,3810277777778</text:p>
          </table:table-cell>
          <table:table-cell table:formula="of:=[.CR1]/3600" office:value-type="float" office:value="45.8740277777778" calcext:value-type="float">
            <text:p>45,8740277777778</text:p>
          </table:table-cell>
          <table:table-cell table:formula="of:=[.CS1]/3600" office:value-type="float" office:value="46.3670555555556" calcext:value-type="float">
            <text:p>46,3670555555556</text:p>
          </table:table-cell>
          <table:table-cell table:formula="of:=[.CT1]/3600" office:value-type="float" office:value="46.8600833333333" calcext:value-type="float">
            <text:p>46,8600833333333</text:p>
          </table:table-cell>
          <table:table-cell table:formula="of:=[.CU1]/3600" office:value-type="float" office:value="47.3531666666667" calcext:value-type="float">
            <text:p>47,3531666666667</text:p>
          </table:table-cell>
          <table:table-cell table:number-columns-repeated="925"/>
        </table:table-row>
        <table:table-row table:style-name="ro1">
          <table:table-cell/>
          <table:table-cell office:value-type="string" calcext:value-type="string">
            <text:p>P. putida KT 2440 (C-)</text:p>
          </table:table-cell>
          <table:table-cell table:formula="of:=([.C13]+[.C14]+[.C15])/3-[.C12]" office:value-type="float" office:value="0.034" calcext:value-type="float">
            <text:p>0,034</text:p>
          </table:table-cell>
          <table:table-cell table:formula="of:=([.D13]+[.D14]+[.D15])/3-[.D12]" office:value-type="float" office:value="0.036" calcext:value-type="float">
            <text:p>0,036</text:p>
          </table:table-cell>
          <table:table-cell table:formula="of:=([.E13]+[.E14]+[.E15])/3-[.E12]" office:value-type="float" office:value="0.035" calcext:value-type="float">
            <text:p>0,035</text:p>
          </table:table-cell>
          <table:table-cell table:formula="of:=([.F13]+[.F14]+[.F15])/3-[.F12]" office:value-type="float" office:value="0.0323333333333333" calcext:value-type="float">
            <text:p>0,032333333333333</text:p>
          </table:table-cell>
          <table:table-cell table:formula="of:=([.G13]+[.G14]+[.G15])/3-[.G12]" office:value-type="float" office:value="0.0316666666666667" calcext:value-type="float">
            <text:p>0,031666666666667</text:p>
          </table:table-cell>
          <table:table-cell table:formula="of:=([.H13]+[.H14]+[.H15])/3-[.H12]" office:value-type="float" office:value="0.0306666666666667" calcext:value-type="float">
            <text:p>0,030666666666667</text:p>
          </table:table-cell>
          <table:table-cell table:formula="of:=([.I13]+[.I14]+[.I15])/3-[.I12]" office:value-type="float" office:value="0.0303333333333333" calcext:value-type="float">
            <text:p>0,030333333333333</text:p>
          </table:table-cell>
          <table:table-cell table:formula="of:=([.J13]+[.J14]+[.J15])/3-[.J12]" office:value-type="float" office:value="0.028" calcext:value-type="float">
            <text:p>0,028</text:p>
          </table:table-cell>
          <table:table-cell table:formula="of:=([.K13]+[.K14]+[.K15])/3-[.K12]" office:value-type="float" office:value="0.0286666666666667" calcext:value-type="float">
            <text:p>0,028666666666667</text:p>
          </table:table-cell>
          <table:table-cell table:formula="of:=([.L13]+[.L14]+[.L15])/3-[.L12]" office:value-type="float" office:value="0.0266666666666667" calcext:value-type="float">
            <text:p>0,026666666666667</text:p>
          </table:table-cell>
          <table:table-cell table:formula="of:=([.M13]+[.M14]+[.M15])/3-[.M12]" office:value-type="float" office:value="0.028" calcext:value-type="float">
            <text:p>0,028</text:p>
          </table:table-cell>
          <table:table-cell table:formula="of:=([.N13]+[.N14]+[.N15])/3-[.N12]" office:value-type="float" office:value="0.0276666666666667" calcext:value-type="float">
            <text:p>0,027666666666667</text:p>
          </table:table-cell>
          <table:table-cell table:formula="of:=([.O13]+[.O14]+[.O15])/3-[.O12]" office:value-type="float" office:value="0.0276666666666667" calcext:value-type="float">
            <text:p>0,027666666666667</text:p>
          </table:table-cell>
          <table:table-cell table:formula="of:=([.P13]+[.P14]+[.P15])/3-[.P12]" office:value-type="float" office:value="0.0276666666666667" calcext:value-type="float">
            <text:p>0,027666666666667</text:p>
          </table:table-cell>
          <table:table-cell table:formula="of:=([.Q13]+[.Q14]+[.Q15])/3-[.Q12]" office:value-type="float" office:value="0.027" calcext:value-type="float">
            <text:p>0,027</text:p>
          </table:table-cell>
          <table:table-cell table:formula="of:=([.R13]+[.R14]+[.R15])/3-[.R12]" office:value-type="float" office:value="0.0273333333333333" calcext:value-type="float">
            <text:p>0,027333333333333</text:p>
          </table:table-cell>
          <table:table-cell table:formula="of:=([.S13]+[.S14]+[.S15])/3-[.S12]" office:value-type="float" office:value="0.027" calcext:value-type="float">
            <text:p>0,027</text:p>
          </table:table-cell>
          <table:table-cell table:formula="of:=([.T13]+[.T14]+[.T15])/3-[.T12]" office:value-type="float" office:value="0.0276666666666667" calcext:value-type="float">
            <text:p>0,027666666666667</text:p>
          </table:table-cell>
          <table:table-cell table:formula="of:=([.U13]+[.U14]+[.U15])/3-[.U12]" office:value-type="float" office:value="0.0283333333333333" calcext:value-type="float">
            <text:p>0,028333333333333</text:p>
          </table:table-cell>
          <table:table-cell table:formula="of:=([.V13]+[.V14]+[.V15])/3-[.V12]" office:value-type="float" office:value="0.0263333333333333" calcext:value-type="float">
            <text:p>0,026333333333333</text:p>
          </table:table-cell>
          <table:table-cell table:formula="of:=([.W13]+[.W14]+[.W15])/3-[.W12]" office:value-type="float" office:value="0.027" calcext:value-type="float">
            <text:p>0,027</text:p>
          </table:table-cell>
          <table:table-cell table:formula="of:=([.X13]+[.X14]+[.X15])/3-[.X12]" office:value-type="float" office:value="0.0276666666666667" calcext:value-type="float">
            <text:p>0,027666666666667</text:p>
          </table:table-cell>
          <table:table-cell table:formula="of:=([.Y13]+[.Y14]+[.Y15])/3-[.Y12]" office:value-type="float" office:value="0.025" calcext:value-type="float">
            <text:p>0,025</text:p>
          </table:table-cell>
          <table:table-cell table:formula="of:=([.Z13]+[.Z14]+[.Z15])/3-[.Z12]" office:value-type="float" office:value="0.025" calcext:value-type="float">
            <text:p>0,025</text:p>
          </table:table-cell>
          <table:table-cell table:formula="of:=([.AA13]+[.AA14]+[.AA15])/3-[.AA12]" office:value-type="float" office:value="0.0246666666666667" calcext:value-type="float">
            <text:p>0,024666666666667</text:p>
          </table:table-cell>
          <table:table-cell table:formula="of:=([.AB13]+[.AB14]+[.AB15])/3-[.AB12]" office:value-type="float" office:value="0.025" calcext:value-type="float">
            <text:p>0,025</text:p>
          </table:table-cell>
          <table:table-cell table:formula="of:=([.AC13]+[.AC14]+[.AC15])/3-[.AC12]" office:value-type="float" office:value="0.0236666666666667" calcext:value-type="float">
            <text:p>0,023666666666667</text:p>
          </table:table-cell>
          <table:table-cell table:formula="of:=([.AD13]+[.AD14]+[.AD15])/3-[.AD12]" office:value-type="float" office:value="0.0246666666666667" calcext:value-type="float">
            <text:p>0,024666666666667</text:p>
          </table:table-cell>
          <table:table-cell table:formula="of:=([.AE13]+[.AE14]+[.AE15])/3-[.AE12]" office:value-type="float" office:value="0.024" calcext:value-type="float">
            <text:p>0,024</text:p>
          </table:table-cell>
          <table:table-cell table:formula="of:=([.AF13]+[.AF14]+[.AF15])/3-[.AF12]" office:value-type="float" office:value="0.0236666666666667" calcext:value-type="float">
            <text:p>0,023666666666667</text:p>
          </table:table-cell>
          <table:table-cell table:formula="of:=([.AG13]+[.AG14]+[.AG15])/3-[.AG12]" office:value-type="float" office:value="0.026" calcext:value-type="float">
            <text:p>0,026</text:p>
          </table:table-cell>
          <table:table-cell table:formula="of:=([.AH13]+[.AH14]+[.AH15])/3-[.AH12]" office:value-type="float" office:value="0.0236666666666667" calcext:value-type="float">
            <text:p>0,023666666666667</text:p>
          </table:table-cell>
          <table:table-cell table:formula="of:=([.AI13]+[.AI14]+[.AI15])/3-[.AI12]" office:value-type="float" office:value="0.0253333333333333" calcext:value-type="float">
            <text:p>0,025333333333333</text:p>
          </table:table-cell>
          <table:table-cell table:formula="of:=([.AJ13]+[.AJ14]+[.AJ15])/3-[.AJ12]" office:value-type="float" office:value="0.0236666666666667" calcext:value-type="float">
            <text:p>0,023666666666667</text:p>
          </table:table-cell>
          <table:table-cell table:formula="of:=([.AK13]+[.AK14]+[.AK15])/3-[.AK12]" office:value-type="float" office:value="0.023" calcext:value-type="float">
            <text:p>0,023</text:p>
          </table:table-cell>
          <table:table-cell table:formula="of:=([.AL13]+[.AL14]+[.AL15])/3-[.AL12]" office:value-type="float" office:value="0.0213333333333333" calcext:value-type="float">
            <text:p>0,021333333333333</text:p>
          </table:table-cell>
          <table:table-cell table:formula="of:=([.AM13]+[.AM14]+[.AM15])/3-[.AM12]" office:value-type="float" office:value="0.021" calcext:value-type="float">
            <text:p>0,021</text:p>
          </table:table-cell>
          <table:table-cell table:formula="of:=([.AN13]+[.AN14]+[.AN15])/3-[.AN12]" office:value-type="float" office:value="0.0233333333333333" calcext:value-type="float">
            <text:p>0,023333333333333</text:p>
          </table:table-cell>
          <table:table-cell table:formula="of:=([.AO13]+[.AO14]+[.AO15])/3-[.AO12]" office:value-type="float" office:value="0.0213333333333333" calcext:value-type="float">
            <text:p>0,021333333333333</text:p>
          </table:table-cell>
          <table:table-cell table:formula="of:=([.AP13]+[.AP14]+[.AP15])/3-[.AP12]" office:value-type="float" office:value="0.0233333333333333" calcext:value-type="float">
            <text:p>0,023333333333333</text:p>
          </table:table-cell>
          <table:table-cell table:formula="of:=([.AQ13]+[.AQ14]+[.AQ15])/3-[.AQ12]" office:value-type="float" office:value="0.0216666666666667" calcext:value-type="float">
            <text:p>0,021666666666667</text:p>
          </table:table-cell>
          <table:table-cell table:formula="of:=([.AR13]+[.AR14]+[.AR15])/3-[.AR12]" office:value-type="float" office:value="0.021" calcext:value-type="float">
            <text:p>0,021</text:p>
          </table:table-cell>
          <table:table-cell table:formula="of:=([.AS13]+[.AS14]+[.AS15])/3-[.AS12]" office:value-type="float" office:value="0.023" calcext:value-type="float">
            <text:p>0,023</text:p>
          </table:table-cell>
          <table:table-cell table:formula="of:=([.AT13]+[.AT14]+[.AT15])/3-[.AT12]" office:value-type="float" office:value="0.0226666666666667" calcext:value-type="float">
            <text:p>0,022666666666667</text:p>
          </table:table-cell>
          <table:table-cell table:formula="of:=([.AU13]+[.AU14]+[.AU15])/3-[.AU12]" office:value-type="float" office:value="0.0213333333333333" calcext:value-type="float">
            <text:p>0,021333333333333</text:p>
          </table:table-cell>
          <table:table-cell table:formula="of:=([.AV13]+[.AV14]+[.AV15])/3-[.AV12]" office:value-type="float" office:value="0.022" calcext:value-type="float">
            <text:p>0,022</text:p>
          </table:table-cell>
          <table:table-cell table:formula="of:=([.AW13]+[.AW14]+[.AW15])/3-[.AW12]" office:value-type="float" office:value="0.0206666666666666" calcext:value-type="float">
            <text:p>0,020666666666667</text:p>
          </table:table-cell>
          <table:table-cell table:formula="of:=([.AX13]+[.AX14]+[.AX15])/3-[.AX12]" office:value-type="float" office:value="0.0196666666666667" calcext:value-type="float">
            <text:p>0,019666666666667</text:p>
          </table:table-cell>
          <table:table-cell table:formula="of:=([.AY13]+[.AY14]+[.AY15])/3-[.AY12]" office:value-type="float" office:value="0.0213333333333333" calcext:value-type="float">
            <text:p>0,021333333333333</text:p>
          </table:table-cell>
          <table:table-cell table:formula="of:=([.AZ13]+[.AZ14]+[.AZ15])/3-[.AZ12]" office:value-type="float" office:value="0.0206666666666666" calcext:value-type="float">
            <text:p>0,020666666666667</text:p>
          </table:table-cell>
          <table:table-cell table:formula="of:=([.BA13]+[.BA14]+[.BA15])/3-[.BA12]" office:value-type="float" office:value="0.0206666666666666" calcext:value-type="float">
            <text:p>0,020666666666667</text:p>
          </table:table-cell>
          <table:table-cell table:formula="of:=([.BB13]+[.BB14]+[.BB15])/3-[.BB12]" office:value-type="float" office:value="0.0213333333333333" calcext:value-type="float">
            <text:p>0,021333333333333</text:p>
          </table:table-cell>
          <table:table-cell table:formula="of:=([.BC13]+[.BC14]+[.BC15])/3-[.BC12]" office:value-type="float" office:value="0.019" calcext:value-type="float">
            <text:p>0,019</text:p>
          </table:table-cell>
          <table:table-cell table:formula="of:=([.BD13]+[.BD14]+[.BD15])/3-[.BD12]" office:value-type="float" office:value="0.0186666666666667" calcext:value-type="float">
            <text:p>0,018666666666667</text:p>
          </table:table-cell>
          <table:table-cell table:formula="of:=([.BE13]+[.BE14]+[.BE15])/3-[.BE12]" office:value-type="float" office:value="0.019" calcext:value-type="float">
            <text:p>0,019</text:p>
          </table:table-cell>
          <table:table-cell table:formula="of:=([.BF13]+[.BF14]+[.BF15])/3-[.BF12]" office:value-type="float" office:value="0.0196666666666667" calcext:value-type="float">
            <text:p>0,019666666666667</text:p>
          </table:table-cell>
          <table:table-cell table:formula="of:=([.BG13]+[.BG14]+[.BG15])/3-[.BG12]" office:value-type="float" office:value="0.0186666666666667" calcext:value-type="float">
            <text:p>0,018666666666667</text:p>
          </table:table-cell>
          <table:table-cell table:formula="of:=([.BH13]+[.BH14]+[.BH15])/3-[.BH12]" office:value-type="float" office:value="0.0173333333333333" calcext:value-type="float">
            <text:p>0,017333333333333</text:p>
          </table:table-cell>
          <table:table-cell table:formula="of:=([.BI13]+[.BI14]+[.BI15])/3-[.BI12]" office:value-type="float" office:value="0.0176666666666667" calcext:value-type="float">
            <text:p>0,017666666666667</text:p>
          </table:table-cell>
          <table:table-cell table:formula="of:=([.BJ13]+[.BJ14]+[.BJ15])/3-[.BJ12]" office:value-type="float" office:value="0.019" calcext:value-type="float">
            <text:p>0,019</text:p>
          </table:table-cell>
          <table:table-cell table:formula="of:=([.BK13]+[.BK14]+[.BK15])/3-[.BK12]" office:value-type="float" office:value="0.018" calcext:value-type="float">
            <text:p>0,018</text:p>
          </table:table-cell>
          <table:table-cell table:formula="of:=([.BL13]+[.BL14]+[.BL15])/3-[.BL12]" office:value-type="float" office:value="0.017" calcext:value-type="float">
            <text:p>0,017</text:p>
          </table:table-cell>
          <table:table-cell table:formula="of:=([.BM13]+[.BM14]+[.BM15])/3-[.BM12]" office:value-type="float" office:value="0.0173333333333333" calcext:value-type="float">
            <text:p>0,017333333333333</text:p>
          </table:table-cell>
          <table:table-cell table:formula="of:=([.BN13]+[.BN14]+[.BN15])/3-[.BN12]" office:value-type="float" office:value="0.0193333333333333" calcext:value-type="float">
            <text:p>0,019333333333333</text:p>
          </table:table-cell>
          <table:table-cell table:formula="of:=([.BO13]+[.BO14]+[.BO15])/3-[.BO12]" office:value-type="float" office:value="0.0176666666666667" calcext:value-type="float">
            <text:p>0,017666666666667</text:p>
          </table:table-cell>
          <table:table-cell table:formula="of:=([.BP13]+[.BP14]+[.BP15])/3-[.BP12]" office:value-type="float" office:value="0.0173333333333333" calcext:value-type="float">
            <text:p>0,017333333333333</text:p>
          </table:table-cell>
          <table:table-cell table:formula="of:=([.BQ13]+[.BQ14]+[.BQ15])/3-[.BQ12]" office:value-type="float" office:value="0.019" calcext:value-type="float">
            <text:p>0,019</text:p>
          </table:table-cell>
          <table:table-cell table:formula="of:=([.BR13]+[.BR14]+[.BR15])/3-[.BR12]" office:value-type="float" office:value="0.0173333333333333" calcext:value-type="float">
            <text:p>0,017333333333333</text:p>
          </table:table-cell>
          <table:table-cell table:formula="of:=([.BS13]+[.BS14]+[.BS15])/3-[.BS12]" office:value-type="float" office:value="0.0173333333333333" calcext:value-type="float">
            <text:p>0,017333333333333</text:p>
          </table:table-cell>
          <table:table-cell table:formula="of:=([.BT13]+[.BT14]+[.BT15])/3-[.BT12]" office:value-type="float" office:value="0.0176666666666667" calcext:value-type="float">
            <text:p>0,017666666666667</text:p>
          </table:table-cell>
          <table:table-cell table:formula="of:=([.BU13]+[.BU14]+[.BU15])/3-[.BU12]" office:value-type="float" office:value="0.0183333333333333" calcext:value-type="float">
            <text:p>0,018333333333333</text:p>
          </table:table-cell>
          <table:table-cell table:formula="of:=([.BV13]+[.BV14]+[.BV15])/3-[.BV12]" office:value-type="float" office:value="0.0183333333333333" calcext:value-type="float">
            <text:p>0,018333333333333</text:p>
          </table:table-cell>
          <table:table-cell table:formula="of:=([.BW13]+[.BW14]+[.BW15])/3-[.BW12]" office:value-type="float" office:value="0.017" calcext:value-type="float">
            <text:p>0,017</text:p>
          </table:table-cell>
          <table:table-cell table:formula="of:=([.BX13]+[.BX14]+[.BX15])/3-[.BX12]" office:value-type="float" office:value="0.016" calcext:value-type="float">
            <text:p>0,016</text:p>
          </table:table-cell>
          <table:table-cell table:formula="of:=([.BY13]+[.BY14]+[.BY15])/3-[.BY12]" office:value-type="float" office:value="0.015" calcext:value-type="float">
            <text:p>0,015</text:p>
          </table:table-cell>
          <table:table-cell table:formula="of:=([.BZ13]+[.BZ14]+[.BZ15])/3-[.BZ12]" office:value-type="float" office:value="0.0176666666666667" calcext:value-type="float">
            <text:p>0,017666666666667</text:p>
          </table:table-cell>
          <table:table-cell table:formula="of:=([.CA13]+[.CA14]+[.CA15])/3-[.CA12]" office:value-type="float" office:value="0.0173333333333333" calcext:value-type="float">
            <text:p>0,017333333333333</text:p>
          </table:table-cell>
          <table:table-cell table:formula="of:=([.CB13]+[.CB14]+[.CB15])/3-[.CB12]" office:value-type="float" office:value="0.0153333333333333" calcext:value-type="float">
            <text:p>0,015333333333333</text:p>
          </table:table-cell>
          <table:table-cell table:formula="of:=([.CC13]+[.CC14]+[.CC15])/3-[.CC12]" office:value-type="float" office:value="0.0156666666666666" calcext:value-type="float">
            <text:p>0,015666666666667</text:p>
          </table:table-cell>
          <table:table-cell table:formula="of:=([.CD13]+[.CD14]+[.CD15])/3-[.CD12]" office:value-type="float" office:value="0.0156666666666666" calcext:value-type="float">
            <text:p>0,015666666666667</text:p>
          </table:table-cell>
          <table:table-cell table:formula="of:=([.CE13]+[.CE14]+[.CE15])/3-[.CE12]" office:value-type="float" office:value="0.016" calcext:value-type="float">
            <text:p>0,016</text:p>
          </table:table-cell>
          <table:table-cell table:formula="of:=([.CF13]+[.CF14]+[.CF15])/3-[.CF12]" office:value-type="float" office:value="0.0156666666666667" calcext:value-type="float">
            <text:p>0,015666666666667</text:p>
          </table:table-cell>
          <table:table-cell table:formula="of:=([.CG13]+[.CG14]+[.CG15])/3-[.CG12]" office:value-type="float" office:value="0.0153333333333333" calcext:value-type="float">
            <text:p>0,015333333333333</text:p>
          </table:table-cell>
          <table:table-cell table:formula="of:=([.CH13]+[.CH14]+[.CH15])/3-[.CH12]" office:value-type="float" office:value="0.0153333333333333" calcext:value-type="float">
            <text:p>0,015333333333333</text:p>
          </table:table-cell>
          <table:table-cell table:formula="of:=([.CI13]+[.CI14]+[.CI15])/3-[.CI12]" office:value-type="float" office:value="0.0146666666666667" calcext:value-type="float">
            <text:p>0,014666666666667</text:p>
          </table:table-cell>
          <table:table-cell table:formula="of:=([.CJ13]+[.CJ14]+[.CJ15])/3-[.CJ12]" office:value-type="float" office:value="0.016" calcext:value-type="float">
            <text:p>0,016</text:p>
          </table:table-cell>
          <table:table-cell table:formula="of:=([.CK13]+[.CK14]+[.CK15])/3-[.CK12]" office:value-type="float" office:value="0.015" calcext:value-type="float">
            <text:p>0,015</text:p>
          </table:table-cell>
          <table:table-cell table:formula="of:=([.CL13]+[.CL14]+[.CL15])/3-[.CL12]" office:value-type="float" office:value="0.015" calcext:value-type="float">
            <text:p>0,015</text:p>
          </table:table-cell>
          <table:table-cell table:formula="of:=([.CM13]+[.CM14]+[.CM15])/3-[.CM12]" office:value-type="float" office:value="0.015" calcext:value-type="float">
            <text:p>0,015</text:p>
          </table:table-cell>
          <table:table-cell table:formula="of:=([.CN13]+[.CN14]+[.CN15])/3-[.CN12]" office:value-type="float" office:value="0.014" calcext:value-type="float">
            <text:p>0,014</text:p>
          </table:table-cell>
          <table:table-cell table:formula="of:=([.CO13]+[.CO14]+[.CO15])/3-[.CO12]" office:value-type="float" office:value="0.0153333333333333" calcext:value-type="float">
            <text:p>0,015333333333333</text:p>
          </table:table-cell>
          <table:table-cell table:formula="of:=([.CP13]+[.CP14]+[.CP15])/3-[.CP12]" office:value-type="float" office:value="0.0163333333333333" calcext:value-type="float">
            <text:p>0,016333333333333</text:p>
          </table:table-cell>
          <table:table-cell table:formula="of:=([.CQ13]+[.CQ14]+[.CQ15])/3-[.CQ12]" office:value-type="float" office:value="0.0156666666666667" calcext:value-type="float">
            <text:p>0,015666666666667</text:p>
          </table:table-cell>
          <table:table-cell table:formula="of:=([.CR13]+[.CR14]+[.CR15])/3-[.CR12]" office:value-type="float" office:value="0.0153333333333333" calcext:value-type="float">
            <text:p>0,015333333333333</text:p>
          </table:table-cell>
          <table:table-cell table:formula="of:=([.CS13]+[.CS14]+[.CS15])/3-[.CS12]" office:value-type="float" office:value="0.016" calcext:value-type="float">
            <text:p>0,016</text:p>
          </table:table-cell>
          <table:table-cell table:formula="of:=([.CT13]+[.CT14]+[.CT15])/3-[.CT12]" office:value-type="float" office:value="0.0136666666666667" calcext:value-type="float">
            <text:p>0,013666666666667</text:p>
          </table:table-cell>
          <table:table-cell table:formula="of:=([.CU13]+[.CU14]+[.CU15])/3-[.CU12]" office:value-type="float" office:value="0.0143333333333333" calcext:value-type="float">
            <text:p>0,014333333333333</text:p>
          </table:table-cell>
          <table:table-cell table:number-columns-repeated="925"/>
        </table:table-row>
        <table:table-row table:style-name="ro1">
          <table:table-cell office:value-type="string" calcext:value-type="string">
            <text:p>EG, 0.1 OD ini</text:p>
          </table:table-cell>
          <table:table-cell office:value-type="string" calcext:value-type="string">
            <text:p>P. putida KT 2440 (Lv1-v1)</text:p>
          </table:table-cell>
          <table:table-cell table:formula="of:=([.C16]+[.C17]+[.C18])/3-[.C12]" office:value-type="float" office:value="0.00633333333333333" calcext:value-type="float">
            <text:p>0,006333333333333</text:p>
          </table:table-cell>
          <table:table-cell table:formula="of:=([.D16]+[.D17]+[.D18])/3-[.D12]" office:value-type="float" office:value="0.0296666666666667" calcext:value-type="float">
            <text:p>0,029666666666667</text:p>
          </table:table-cell>
          <table:table-cell table:formula="of:=([.E16]+[.E17]+[.E18])/3-[.E12]" office:value-type="float" office:value="0.0273333333333333" calcext:value-type="float">
            <text:p>0,027333333333333</text:p>
          </table:table-cell>
          <table:table-cell table:formula="of:=([.F16]+[.F17]+[.F18])/3-[.F12]" office:value-type="float" office:value="0.0266666666666667" calcext:value-type="float">
            <text:p>0,026666666666667</text:p>
          </table:table-cell>
          <table:table-cell table:formula="of:=([.G16]+[.G17]+[.G18])/3-[.G12]" office:value-type="float" office:value="0.0256666666666667" calcext:value-type="float">
            <text:p>0,025666666666667</text:p>
          </table:table-cell>
          <table:table-cell table:formula="of:=([.H16]+[.H17]+[.H18])/3-[.H12]" office:value-type="float" office:value="0.024" calcext:value-type="float">
            <text:p>0,024</text:p>
          </table:table-cell>
          <table:table-cell table:formula="of:=([.I16]+[.I17]+[.I18])/3-[.I12]" office:value-type="float" office:value="0.0236666666666667" calcext:value-type="float">
            <text:p>0,023666666666667</text:p>
          </table:table-cell>
          <table:table-cell table:formula="of:=([.J16]+[.J17]+[.J18])/3-[.J12]" office:value-type="float" office:value="0.023" calcext:value-type="float">
            <text:p>0,023</text:p>
          </table:table-cell>
          <table:table-cell table:formula="of:=([.K16]+[.K17]+[.K18])/3-[.K12]" office:value-type="float" office:value="0.0233333333333333" calcext:value-type="float">
            <text:p>0,023333333333333</text:p>
          </table:table-cell>
          <table:table-cell table:formula="of:=([.L16]+[.L17]+[.L18])/3-[.L12]" office:value-type="float" office:value="0.022" calcext:value-type="float">
            <text:p>0,022</text:p>
          </table:table-cell>
          <table:table-cell table:formula="of:=([.M16]+[.M17]+[.M18])/3-[.M12]" office:value-type="float" office:value="0.0233333333333333" calcext:value-type="float">
            <text:p>0,023333333333333</text:p>
          </table:table-cell>
          <table:table-cell table:formula="of:=([.N16]+[.N17]+[.N18])/3-[.N12]" office:value-type="float" office:value="0.0226666666666667" calcext:value-type="float">
            <text:p>0,022666666666667</text:p>
          </table:table-cell>
          <table:table-cell table:formula="of:=([.O16]+[.O17]+[.O18])/3-[.O12]" office:value-type="float" office:value="0.0216666666666667" calcext:value-type="float">
            <text:p>0,021666666666667</text:p>
          </table:table-cell>
          <table:table-cell table:formula="of:=([.P16]+[.P17]+[.P18])/3-[.P12]" office:value-type="float" office:value="0.0213333333333333" calcext:value-type="float">
            <text:p>0,021333333333333</text:p>
          </table:table-cell>
          <table:table-cell table:formula="of:=([.Q16]+[.Q17]+[.Q18])/3-[.Q12]" office:value-type="float" office:value="0.0213333333333333" calcext:value-type="float">
            <text:p>0,021333333333333</text:p>
          </table:table-cell>
          <table:table-cell table:formula="of:=([.R16]+[.R17]+[.R18])/3-[.R12]" office:value-type="float" office:value="0.021" calcext:value-type="float">
            <text:p>0,021</text:p>
          </table:table-cell>
          <table:table-cell table:formula="of:=([.S16]+[.S17]+[.S18])/3-[.S12]" office:value-type="float" office:value="0.0213333333333333" calcext:value-type="float">
            <text:p>0,021333333333333</text:p>
          </table:table-cell>
          <table:table-cell table:formula="of:=([.T16]+[.T17]+[.T18])/3-[.T12]" office:value-type="float" office:value="0.0216666666666667" calcext:value-type="float">
            <text:p>0,021666666666667</text:p>
          </table:table-cell>
          <table:table-cell table:formula="of:=([.U16]+[.U17]+[.U18])/3-[.U12]" office:value-type="float" office:value="0.023" calcext:value-type="float">
            <text:p>0,023</text:p>
          </table:table-cell>
          <table:table-cell table:formula="of:=([.V16]+[.V17]+[.V18])/3-[.V12]" office:value-type="float" office:value="0.0206666666666666" calcext:value-type="float">
            <text:p>0,020666666666667</text:p>
          </table:table-cell>
          <table:table-cell table:formula="of:=([.W16]+[.W17]+[.W18])/3-[.W12]" office:value-type="float" office:value="0.0216666666666667" calcext:value-type="float">
            <text:p>0,021666666666667</text:p>
          </table:table-cell>
          <table:table-cell table:formula="of:=([.X16]+[.X17]+[.X18])/3-[.X12]" office:value-type="float" office:value="0.023" calcext:value-type="float">
            <text:p>0,023</text:p>
          </table:table-cell>
          <table:table-cell table:formula="of:=([.Y16]+[.Y17]+[.Y18])/3-[.Y12]" office:value-type="float" office:value="0.0203333333333333" calcext:value-type="float">
            <text:p>0,020333333333333</text:p>
          </table:table-cell>
          <table:table-cell table:formula="of:=([.Z16]+[.Z17]+[.Z18])/3-[.Z12]" office:value-type="float" office:value="0.021" calcext:value-type="float">
            <text:p>0,021</text:p>
          </table:table-cell>
          <table:table-cell table:formula="of:=([.AA16]+[.AA17]+[.AA18])/3-[.AA12]" office:value-type="float" office:value="0.019" calcext:value-type="float">
            <text:p>0,019</text:p>
          </table:table-cell>
          <table:table-cell table:formula="of:=([.AB16]+[.AB17]+[.AB18])/3-[.AB12]" office:value-type="float" office:value="0.0206666666666666" calcext:value-type="float">
            <text:p>0,020666666666667</text:p>
          </table:table-cell>
          <table:table-cell table:formula="of:=([.AC16]+[.AC17]+[.AC18])/3-[.AC12]" office:value-type="float" office:value="0.0193333333333333" calcext:value-type="float">
            <text:p>0,019333333333333</text:p>
          </table:table-cell>
          <table:table-cell table:formula="of:=([.AD16]+[.AD17]+[.AD18])/3-[.AD12]" office:value-type="float" office:value="0.0213333333333333" calcext:value-type="float">
            <text:p>0,021333333333333</text:p>
          </table:table-cell>
          <table:table-cell table:formula="of:=([.AE16]+[.AE17]+[.AE18])/3-[.AE12]" office:value-type="float" office:value="0.02" calcext:value-type="float">
            <text:p>0,02</text:p>
          </table:table-cell>
          <table:table-cell table:formula="of:=([.AF16]+[.AF17]+[.AF18])/3-[.AF12]" office:value-type="float" office:value="0.0186666666666667" calcext:value-type="float">
            <text:p>0,018666666666667</text:p>
          </table:table-cell>
          <table:table-cell table:formula="of:=([.AG16]+[.AG17]+[.AG18])/3-[.AG12]" office:value-type="float" office:value="0.021" calcext:value-type="float">
            <text:p>0,021</text:p>
          </table:table-cell>
          <table:table-cell table:formula="of:=([.AH16]+[.AH17]+[.AH18])/3-[.AH12]" office:value-type="float" office:value="0.021" calcext:value-type="float">
            <text:p>0,021</text:p>
          </table:table-cell>
          <table:table-cell table:formula="of:=([.AI16]+[.AI17]+[.AI18])/3-[.AI12]" office:value-type="float" office:value="0.0213333333333333" calcext:value-type="float">
            <text:p>0,021333333333333</text:p>
          </table:table-cell>
          <table:table-cell table:formula="of:=([.AJ16]+[.AJ17]+[.AJ18])/3-[.AJ12]" office:value-type="float" office:value="0.0193333333333333" calcext:value-type="float">
            <text:p>0,019333333333333</text:p>
          </table:table-cell>
          <table:table-cell table:formula="of:=([.AK16]+[.AK17]+[.AK18])/3-[.AK12]" office:value-type="float" office:value="0.019" calcext:value-type="float">
            <text:p>0,019</text:p>
          </table:table-cell>
          <table:table-cell table:formula="of:=([.AL16]+[.AL17]+[.AL18])/3-[.AL12]" office:value-type="float" office:value="0.019" calcext:value-type="float">
            <text:p>0,019</text:p>
          </table:table-cell>
          <table:table-cell table:formula="of:=([.AM16]+[.AM17]+[.AM18])/3-[.AM12]" office:value-type="float" office:value="0.018" calcext:value-type="float">
            <text:p>0,018</text:p>
          </table:table-cell>
          <table:table-cell table:formula="of:=([.AN16]+[.AN17]+[.AN18])/3-[.AN12]" office:value-type="float" office:value="0.02" calcext:value-type="float">
            <text:p>0,02</text:p>
          </table:table-cell>
          <table:table-cell table:formula="of:=([.AO16]+[.AO17]+[.AO18])/3-[.AO12]" office:value-type="float" office:value="0.0176666666666667" calcext:value-type="float">
            <text:p>0,017666666666667</text:p>
          </table:table-cell>
          <table:table-cell table:formula="of:=([.AP16]+[.AP17]+[.AP18])/3-[.AP12]" office:value-type="float" office:value="0.0203333333333333" calcext:value-type="float">
            <text:p>0,020333333333333</text:p>
          </table:table-cell>
          <table:table-cell table:formula="of:=([.AQ16]+[.AQ17]+[.AQ18])/3-[.AQ12]" office:value-type="float" office:value="0.0186666666666667" calcext:value-type="float">
            <text:p>0,018666666666667</text:p>
          </table:table-cell>
          <table:table-cell table:formula="of:=([.AR16]+[.AR17]+[.AR18])/3-[.AR12]" office:value-type="float" office:value="0.0186666666666667" calcext:value-type="float">
            <text:p>0,018666666666667</text:p>
          </table:table-cell>
          <table:table-cell table:formula="of:=([.AS16]+[.AS17]+[.AS18])/3-[.AS12]" office:value-type="float" office:value="0.0203333333333333" calcext:value-type="float">
            <text:p>0,020333333333333</text:p>
          </table:table-cell>
          <table:table-cell table:formula="of:=([.AT16]+[.AT17]+[.AT18])/3-[.AT12]" office:value-type="float" office:value="0.0196666666666667" calcext:value-type="float">
            <text:p>0,019666666666667</text:p>
          </table:table-cell>
          <table:table-cell table:formula="of:=([.AU16]+[.AU17]+[.AU18])/3-[.AU12]" office:value-type="float" office:value="0.019" calcext:value-type="float">
            <text:p>0,019</text:p>
          </table:table-cell>
          <table:table-cell table:formula="of:=([.AV16]+[.AV17]+[.AV18])/3-[.AV12]" office:value-type="float" office:value="0.019" calcext:value-type="float">
            <text:p>0,019</text:p>
          </table:table-cell>
          <table:table-cell table:formula="of:=([.AW16]+[.AW17]+[.AW18])/3-[.AW12]" office:value-type="float" office:value="0.019" calcext:value-type="float">
            <text:p>0,019</text:p>
          </table:table-cell>
          <table:table-cell table:formula="of:=([.AX16]+[.AX17]+[.AX18])/3-[.AX12]" office:value-type="float" office:value="0.0166666666666667" calcext:value-type="float">
            <text:p>0,016666666666667</text:p>
          </table:table-cell>
          <table:table-cell table:formula="of:=([.AY16]+[.AY17]+[.AY18])/3-[.AY12]" office:value-type="float" office:value="0.019" calcext:value-type="float">
            <text:p>0,019</text:p>
          </table:table-cell>
          <table:table-cell table:formula="of:=([.AZ16]+[.AZ17]+[.AZ18])/3-[.AZ12]" office:value-type="float" office:value="0.0173333333333333" calcext:value-type="float">
            <text:p>0,017333333333333</text:p>
          </table:table-cell>
          <table:table-cell table:formula="of:=([.BA16]+[.BA17]+[.BA18])/3-[.BA12]" office:value-type="float" office:value="0.0186666666666667" calcext:value-type="float">
            <text:p>0,018666666666667</text:p>
          </table:table-cell>
          <table:table-cell table:formula="of:=([.BB16]+[.BB17]+[.BB18])/3-[.BB12]" office:value-type="float" office:value="0.0186666666666667" calcext:value-type="float">
            <text:p>0,018666666666667</text:p>
          </table:table-cell>
          <table:table-cell table:formula="of:=([.BC16]+[.BC17]+[.BC18])/3-[.BC12]" office:value-type="float" office:value="0.0166666666666667" calcext:value-type="float">
            <text:p>0,016666666666667</text:p>
          </table:table-cell>
          <table:table-cell table:formula="of:=([.BD16]+[.BD17]+[.BD18])/3-[.BD12]" office:value-type="float" office:value="0.0156666666666666" calcext:value-type="float">
            <text:p>0,015666666666667</text:p>
          </table:table-cell>
          <table:table-cell table:formula="of:=([.BE16]+[.BE17]+[.BE18])/3-[.BE12]" office:value-type="float" office:value="0.0163333333333333" calcext:value-type="float">
            <text:p>0,016333333333333</text:p>
          </table:table-cell>
          <table:table-cell table:formula="of:=([.BF16]+[.BF17]+[.BF18])/3-[.BF12]" office:value-type="float" office:value="0.0163333333333333" calcext:value-type="float">
            <text:p>0,016333333333333</text:p>
          </table:table-cell>
          <table:table-cell table:formula="of:=([.BG16]+[.BG17]+[.BG18])/3-[.BG12]" office:value-type="float" office:value="0.016" calcext:value-type="float">
            <text:p>0,016</text:p>
          </table:table-cell>
          <table:table-cell table:formula="of:=([.BH16]+[.BH17]+[.BH18])/3-[.BH12]" office:value-type="float" office:value="0.015" calcext:value-type="float">
            <text:p>0,015</text:p>
          </table:table-cell>
          <table:table-cell table:formula="of:=([.BI16]+[.BI17]+[.BI18])/3-[.BI12]" office:value-type="float" office:value="0.016" calcext:value-type="float">
            <text:p>0,016</text:p>
          </table:table-cell>
          <table:table-cell table:formula="of:=([.BJ16]+[.BJ17]+[.BJ18])/3-[.BJ12]" office:value-type="float" office:value="0.0173333333333333" calcext:value-type="float">
            <text:p>0,017333333333333</text:p>
          </table:table-cell>
          <table:table-cell table:formula="of:=([.BK16]+[.BK17]+[.BK18])/3-[.BK12]" office:value-type="float" office:value="0.017" calcext:value-type="float">
            <text:p>0,017</text:p>
          </table:table-cell>
          <table:table-cell table:formula="of:=([.BL16]+[.BL17]+[.BL18])/3-[.BL12]" office:value-type="float" office:value="0.0156666666666666" calcext:value-type="float">
            <text:p>0,015666666666667</text:p>
          </table:table-cell>
          <table:table-cell table:formula="of:=([.BM16]+[.BM17]+[.BM18])/3-[.BM12]" office:value-type="float" office:value="0.0156666666666666" calcext:value-type="float">
            <text:p>0,015666666666667</text:p>
          </table:table-cell>
          <table:table-cell table:formula="of:=([.BN16]+[.BN17]+[.BN18])/3-[.BN12]" office:value-type="float" office:value="0.0173333333333333" calcext:value-type="float">
            <text:p>0,017333333333333</text:p>
          </table:table-cell>
          <table:table-cell table:formula="of:=([.BO16]+[.BO17]+[.BO18])/3-[.BO12]" office:value-type="float" office:value="0.0166666666666667" calcext:value-type="float">
            <text:p>0,016666666666667</text:p>
          </table:table-cell>
          <table:table-cell table:formula="of:=([.BP16]+[.BP17]+[.BP18])/3-[.BP12]" office:value-type="float" office:value="0.0156666666666666" calcext:value-type="float">
            <text:p>0,015666666666667</text:p>
          </table:table-cell>
          <table:table-cell table:formula="of:=([.BQ16]+[.BQ17]+[.BQ18])/3-[.BQ12]" office:value-type="float" office:value="0.018" calcext:value-type="float">
            <text:p>0,018</text:p>
          </table:table-cell>
          <table:table-cell table:formula="of:=([.BR16]+[.BR17]+[.BR18])/3-[.BR12]" office:value-type="float" office:value="0.0163333333333333" calcext:value-type="float">
            <text:p>0,016333333333333</text:p>
          </table:table-cell>
          <table:table-cell table:formula="of:=([.BS16]+[.BS17]+[.BS18])/3-[.BS12]" office:value-type="float" office:value="0.016" calcext:value-type="float">
            <text:p>0,016</text:p>
          </table:table-cell>
          <table:table-cell table:formula="of:=([.BT16]+[.BT17]+[.BT18])/3-[.BT12]" office:value-type="float" office:value="0.0163333333333333" calcext:value-type="float">
            <text:p>0,016333333333333</text:p>
          </table:table-cell>
          <table:table-cell table:formula="of:=([.BU16]+[.BU17]+[.BU18])/3-[.BU12]" office:value-type="float" office:value="0.0176666666666667" calcext:value-type="float">
            <text:p>0,017666666666667</text:p>
          </table:table-cell>
          <table:table-cell table:formula="of:=([.BV16]+[.BV17]+[.BV18])/3-[.BV12]" office:value-type="float" office:value="0.0186666666666667" calcext:value-type="float">
            <text:p>0,018666666666667</text:p>
          </table:table-cell>
          <table:table-cell table:formula="of:=([.BW16]+[.BW17]+[.BW18])/3-[.BW12]" office:value-type="float" office:value="0.0186666666666667" calcext:value-type="float">
            <text:p>0,018666666666667</text:p>
          </table:table-cell>
          <table:table-cell table:formula="of:=([.BX16]+[.BX17]+[.BX18])/3-[.BX12]" office:value-type="float" office:value="0.0173333333333333" calcext:value-type="float">
            <text:p>0,017333333333333</text:p>
          </table:table-cell>
          <table:table-cell table:formula="of:=([.BY16]+[.BY17]+[.BY18])/3-[.BY12]" office:value-type="float" office:value="0.0166666666666667" calcext:value-type="float">
            <text:p>0,016666666666667</text:p>
          </table:table-cell>
          <table:table-cell table:formula="of:=([.BZ16]+[.BZ17]+[.BZ18])/3-[.BZ12]" office:value-type="float" office:value="0.0183333333333333" calcext:value-type="float">
            <text:p>0,018333333333333</text:p>
          </table:table-cell>
          <table:table-cell table:formula="of:=([.CA16]+[.CA17]+[.CA18])/3-[.CA12]" office:value-type="float" office:value="0.0186666666666667" calcext:value-type="float">
            <text:p>0,018666666666667</text:p>
          </table:table-cell>
          <table:table-cell table:formula="of:=([.CB16]+[.CB17]+[.CB18])/3-[.CB12]" office:value-type="float" office:value="0.0166666666666667" calcext:value-type="float">
            <text:p>0,016666666666667</text:p>
          </table:table-cell>
          <table:table-cell table:formula="of:=([.CC16]+[.CC17]+[.CC18])/3-[.CC12]" office:value-type="float" office:value="0.017" calcext:value-type="float">
            <text:p>0,017</text:p>
          </table:table-cell>
          <table:table-cell table:formula="of:=([.CD16]+[.CD17]+[.CD18])/3-[.CD12]" office:value-type="float" office:value="0.017" calcext:value-type="float">
            <text:p>0,017</text:p>
          </table:table-cell>
          <table:table-cell table:formula="of:=([.CE16]+[.CE17]+[.CE18])/3-[.CE12]" office:value-type="float" office:value="0.0176666666666667" calcext:value-type="float">
            <text:p>0,017666666666667</text:p>
          </table:table-cell>
          <table:table-cell table:formula="of:=([.CF16]+[.CF17]+[.CF18])/3-[.CF12]" office:value-type="float" office:value="0.0183333333333333" calcext:value-type="float">
            <text:p>0,018333333333333</text:p>
          </table:table-cell>
          <table:table-cell table:formula="of:=([.CG16]+[.CG17]+[.CG18])/3-[.CG12]" office:value-type="float" office:value="0.018" calcext:value-type="float">
            <text:p>0,018</text:p>
          </table:table-cell>
          <table:table-cell table:formula="of:=([.CH16]+[.CH17]+[.CH18])/3-[.CH12]" office:value-type="float" office:value="0.017" calcext:value-type="float">
            <text:p>0,017</text:p>
          </table:table-cell>
          <table:table-cell table:formula="of:=([.CI16]+[.CI17]+[.CI18])/3-[.CI12]" office:value-type="float" office:value="0.016" calcext:value-type="float">
            <text:p>0,016</text:p>
          </table:table-cell>
          <table:table-cell table:formula="of:=([.CJ16]+[.CJ17]+[.CJ18])/3-[.CJ12]" office:value-type="float" office:value="0.017" calcext:value-type="float">
            <text:p>0,017</text:p>
          </table:table-cell>
          <table:table-cell table:formula="of:=([.CK16]+[.CK17]+[.CK18])/3-[.CK12]" office:value-type="float" office:value="0.016" calcext:value-type="float">
            <text:p>0,016</text:p>
          </table:table-cell>
          <table:table-cell table:formula="of:=([.CL16]+[.CL17]+[.CL18])/3-[.CL12]" office:value-type="float" office:value="0.018" calcext:value-type="float">
            <text:p>0,018</text:p>
          </table:table-cell>
          <table:table-cell table:formula="of:=([.CM16]+[.CM17]+[.CM18])/3-[.CM12]" office:value-type="float" office:value="0.016" calcext:value-type="float">
            <text:p>0,016</text:p>
          </table:table-cell>
          <table:table-cell table:formula="of:=([.CN16]+[.CN17]+[.CN18])/3-[.CN12]" office:value-type="float" office:value="0.0156666666666666" calcext:value-type="float">
            <text:p>0,015666666666667</text:p>
          </table:table-cell>
          <table:table-cell table:formula="of:=([.CO16]+[.CO17]+[.CO18])/3-[.CO12]" office:value-type="float" office:value="0.0166666666666667" calcext:value-type="float">
            <text:p>0,016666666666667</text:p>
          </table:table-cell>
          <table:table-cell table:formula="of:=([.CP16]+[.CP17]+[.CP18])/3-[.CP12]" office:value-type="float" office:value="0.017" calcext:value-type="float">
            <text:p>0,017</text:p>
          </table:table-cell>
          <table:table-cell table:formula="of:=([.CQ16]+[.CQ17]+[.CQ18])/3-[.CQ12]" office:value-type="float" office:value="0.0173333333333333" calcext:value-type="float">
            <text:p>0,017333333333333</text:p>
          </table:table-cell>
          <table:table-cell table:formula="of:=([.CR16]+[.CR17]+[.CR18])/3-[.CR12]" office:value-type="float" office:value="0.016" calcext:value-type="float">
            <text:p>0,016</text:p>
          </table:table-cell>
          <table:table-cell table:formula="of:=([.CS16]+[.CS17]+[.CS18])/3-[.CS12]" office:value-type="float" office:value="0.0173333333333333" calcext:value-type="float">
            <text:p>0,017333333333333</text:p>
          </table:table-cell>
          <table:table-cell table:formula="of:=([.CT16]+[.CT17]+[.CT18])/3-[.CT12]" office:value-type="float" office:value="0.0156666666666666" calcext:value-type="float">
            <text:p>0,015666666666667</text:p>
          </table:table-cell>
          <table:table-cell table:formula="of:=([.CU16]+[.CU17]+[.CU18])/3-[.CU12]" office:value-type="float" office:value="0.0163333333333333" calcext:value-type="float">
            <text:p>0,016333333333333</text:p>
          </table:table-cell>
          <table:table-cell table:number-columns-repeated="925"/>
        </table:table-row>
        <table:table-row table:style-name="ro1">
          <table:table-cell/>
          <table:table-cell office:value-type="string" calcext:value-type="string">
            <text:p>P. putida KT ΔgclR (C+)</text:p>
          </table:table-cell>
          <table:table-cell table:formula="of:=([.C19] +[.C20] +[.C21])/3-[.C12]" office:value-type="float" office:value="0.00366666666666668" calcext:value-type="float">
            <text:p>0,003666666666667</text:p>
          </table:table-cell>
          <table:table-cell table:formula="of:=([.D19] +[.D20] +[.D21])/3-[.D12]" office:value-type="float" office:value="0.026" calcext:value-type="float">
            <text:p>0,026</text:p>
          </table:table-cell>
          <table:table-cell table:formula="of:=([.E19] +[.E20] +[.E21])/3-[.E12]" office:value-type="float" office:value="0.0236666666666667" calcext:value-type="float">
            <text:p>0,023666666666667</text:p>
          </table:table-cell>
          <table:table-cell table:formula="of:=([.F19] +[.F20] +[.F21])/3-[.F12]" office:value-type="float" office:value="0.0226666666666667" calcext:value-type="float">
            <text:p>0,022666666666667</text:p>
          </table:table-cell>
          <table:table-cell table:formula="of:=([.G19] +[.G20] +[.G21])/3-[.G12]" office:value-type="float" office:value="0.0206666666666666" calcext:value-type="float">
            <text:p>0,020666666666667</text:p>
          </table:table-cell>
          <table:table-cell table:formula="of:=([.H19] +[.H20] +[.H21])/3-[.H12]" office:value-type="float" office:value="0.019" calcext:value-type="float">
            <text:p>0,019</text:p>
          </table:table-cell>
          <table:table-cell table:formula="of:=([.I19] +[.I20] +[.I21])/3-[.I12]" office:value-type="float" office:value="0.0183333333333333" calcext:value-type="float">
            <text:p>0,018333333333333</text:p>
          </table:table-cell>
          <table:table-cell table:formula="of:=([.J19] +[.J20] +[.J21])/3-[.J12]" office:value-type="float" office:value="0.018" calcext:value-type="float">
            <text:p>0,018</text:p>
          </table:table-cell>
          <table:table-cell table:formula="of:=([.K19] +[.K20] +[.K21])/3-[.K12]" office:value-type="float" office:value="0.018" calcext:value-type="float">
            <text:p>0,018</text:p>
          </table:table-cell>
          <table:table-cell table:formula="of:=([.L19] +[.L20] +[.L21])/3-[.L12]" office:value-type="float" office:value="0.0173333333333333" calcext:value-type="float">
            <text:p>0,017333333333333</text:p>
          </table:table-cell>
          <table:table-cell table:formula="of:=([.M19] +[.M20] +[.M21])/3-[.M12]" office:value-type="float" office:value="0.019" calcext:value-type="float">
            <text:p>0,019</text:p>
          </table:table-cell>
          <table:table-cell table:formula="of:=([.N19] +[.N20] +[.N21])/3-[.N12]" office:value-type="float" office:value="0.0183333333333333" calcext:value-type="float">
            <text:p>0,018333333333333</text:p>
          </table:table-cell>
          <table:table-cell table:formula="of:=([.O19] +[.O20] +[.O21])/3-[.O12]" office:value-type="float" office:value="0.0183333333333333" calcext:value-type="float">
            <text:p>0,018333333333333</text:p>
          </table:table-cell>
          <table:table-cell table:formula="of:=([.P19] +[.P20] +[.P21])/3-[.P12]" office:value-type="float" office:value="0.0186666666666667" calcext:value-type="float">
            <text:p>0,018666666666667</text:p>
          </table:table-cell>
          <table:table-cell table:formula="of:=([.Q19] +[.Q20] +[.Q21])/3-[.Q12]" office:value-type="float" office:value="0.0196666666666667" calcext:value-type="float">
            <text:p>0,019666666666667</text:p>
          </table:table-cell>
          <table:table-cell table:formula="of:=([.R19] +[.R20] +[.R21])/3-[.R12]" office:value-type="float" office:value="0.02" calcext:value-type="float">
            <text:p>0,02</text:p>
          </table:table-cell>
          <table:table-cell table:formula="of:=([.S19] +[.S20] +[.S21])/3-[.S12]" office:value-type="float" office:value="0.019" calcext:value-type="float">
            <text:p>0,019</text:p>
          </table:table-cell>
          <table:table-cell table:formula="of:=([.T19] +[.T20] +[.T21])/3-[.T12]" office:value-type="float" office:value="0.0203333333333333" calcext:value-type="float">
            <text:p>0,020333333333333</text:p>
          </table:table-cell>
          <table:table-cell table:formula="of:=([.U19] +[.U20] +[.U21])/3-[.U12]" office:value-type="float" office:value="0.0206666666666666" calcext:value-type="float">
            <text:p>0,020666666666667</text:p>
          </table:table-cell>
          <table:table-cell table:formula="of:=([.V19] +[.V20] +[.V21])/3-[.V12]" office:value-type="float" office:value="0.019" calcext:value-type="float">
            <text:p>0,019</text:p>
          </table:table-cell>
          <table:table-cell table:formula="of:=([.W19] +[.W20] +[.W21])/3-[.W12]" office:value-type="float" office:value="0.0193333333333333" calcext:value-type="float">
            <text:p>0,019333333333333</text:p>
          </table:table-cell>
          <table:table-cell table:formula="of:=([.X19] +[.X20] +[.X21])/3-[.X12]" office:value-type="float" office:value="0.02" calcext:value-type="float">
            <text:p>0,02</text:p>
          </table:table-cell>
          <table:table-cell table:formula="of:=([.Y19] +[.Y20] +[.Y21])/3-[.Y12]" office:value-type="float" office:value="0.018" calcext:value-type="float">
            <text:p>0,018</text:p>
          </table:table-cell>
          <table:table-cell table:formula="of:=([.Z19] +[.Z20] +[.Z21])/3-[.Z12]" office:value-type="float" office:value="0.0193333333333333" calcext:value-type="float">
            <text:p>0,019333333333333</text:p>
          </table:table-cell>
          <table:table-cell table:formula="of:=([.AA19] +[.AA20] +[.AA21])/3-[.AA12]" office:value-type="float" office:value="0.018" calcext:value-type="float">
            <text:p>0,018</text:p>
          </table:table-cell>
          <table:table-cell table:formula="of:=([.AB19] +[.AB20] +[.AB21])/3-[.AB12]" office:value-type="float" office:value="0.0196666666666667" calcext:value-type="float">
            <text:p>0,019666666666667</text:p>
          </table:table-cell>
          <table:table-cell table:formula="of:=([.AC19] +[.AC20] +[.AC21])/3-[.AC12]" office:value-type="float" office:value="0.0186666666666667" calcext:value-type="float">
            <text:p>0,018666666666667</text:p>
          </table:table-cell>
          <table:table-cell table:formula="of:=([.AD19] +[.AD20] +[.AD21])/3-[.AD12]" office:value-type="float" office:value="0.0203333333333333" calcext:value-type="float">
            <text:p>0,020333333333333</text:p>
          </table:table-cell>
          <table:table-cell table:formula="of:=([.AE19] +[.AE20] +[.AE21])/3-[.AE12]" office:value-type="float" office:value="0.02" calcext:value-type="float">
            <text:p>0,02</text:p>
          </table:table-cell>
          <table:table-cell table:formula="of:=([.AF19] +[.AF20] +[.AF21])/3-[.AF12]" office:value-type="float" office:value="0.0196666666666667" calcext:value-type="float">
            <text:p>0,019666666666667</text:p>
          </table:table-cell>
          <table:table-cell table:formula="of:=([.AG19] +[.AG20] +[.AG21])/3-[.AG12]" office:value-type="float" office:value="0.0223333333333333" calcext:value-type="float">
            <text:p>0,022333333333333</text:p>
          </table:table-cell>
          <table:table-cell table:formula="of:=([.AH19] +[.AH20] +[.AH21])/3-[.AH12]" office:value-type="float" office:value="0.022" calcext:value-type="float">
            <text:p>0,022</text:p>
          </table:table-cell>
          <table:table-cell table:formula="of:=([.AI19] +[.AI20] +[.AI21])/3-[.AI12]" office:value-type="float" office:value="0.024" calcext:value-type="float">
            <text:p>0,024</text:p>
          </table:table-cell>
          <table:table-cell table:formula="of:=([.AJ19] +[.AJ20] +[.AJ21])/3-[.AJ12]" office:value-type="float" office:value="0.023" calcext:value-type="float">
            <text:p>0,023</text:p>
          </table:table-cell>
          <table:table-cell table:formula="of:=([.AK19] +[.AK20] +[.AK21])/3-[.AK12]" office:value-type="float" office:value="0.023" calcext:value-type="float">
            <text:p>0,023</text:p>
          </table:table-cell>
          <table:table-cell table:formula="of:=([.AL19] +[.AL20] +[.AL21])/3-[.AL12]" office:value-type="float" office:value="0.0243333333333333" calcext:value-type="float">
            <text:p>0,024333333333333</text:p>
          </table:table-cell>
          <table:table-cell table:formula="of:=([.AM19] +[.AM20] +[.AM21])/3-[.AM12]" office:value-type="float" office:value="0.025" calcext:value-type="float">
            <text:p>0,025</text:p>
          </table:table-cell>
          <table:table-cell table:formula="of:=([.AN19] +[.AN20] +[.AN21])/3-[.AN12]" office:value-type="float" office:value="0.029" calcext:value-type="float">
            <text:p>0,029</text:p>
          </table:table-cell>
          <table:table-cell table:formula="of:=([.AO19] +[.AO20] +[.AO21])/3-[.AO12]" office:value-type="float" office:value="0.0286666666666667" calcext:value-type="float">
            <text:p>0,028666666666667</text:p>
          </table:table-cell>
          <table:table-cell table:formula="of:=([.AP19] +[.AP20] +[.AP21])/3-[.AP12]" office:value-type="float" office:value="0.033" calcext:value-type="float">
            <text:p>0,033</text:p>
          </table:table-cell>
          <table:table-cell table:formula="of:=([.AQ19] +[.AQ20] +[.AQ21])/3-[.AQ12]" office:value-type="float" office:value="0.0336666666666667" calcext:value-type="float">
            <text:p>0,033666666666667</text:p>
          </table:table-cell>
          <table:table-cell table:formula="of:=([.AR19] +[.AR20] +[.AR21])/3-[.AR12]" office:value-type="float" office:value="0.0346666666666667" calcext:value-type="float">
            <text:p>0,034666666666667</text:p>
          </table:table-cell>
          <table:table-cell table:formula="of:=([.AS19] +[.AS20] +[.AS21])/3-[.AS12]" office:value-type="float" office:value="0.04" calcext:value-type="float">
            <text:p>0,04</text:p>
          </table:table-cell>
          <table:table-cell table:formula="of:=([.AT19] +[.AT20] +[.AT21])/3-[.AT12]" office:value-type="float" office:value="0.041" calcext:value-type="float">
            <text:p>0,041</text:p>
          </table:table-cell>
          <table:table-cell table:formula="of:=([.AU19] +[.AU20] +[.AU21])/3-[.AU12]" office:value-type="float" office:value="0.0433333333333333" calcext:value-type="float">
            <text:p>0,043333333333333</text:p>
          </table:table-cell>
          <table:table-cell table:formula="of:=([.AV19] +[.AV20] +[.AV21])/3-[.AV12]" office:value-type="float" office:value="0.0466666666666667" calcext:value-type="float">
            <text:p>0,046666666666667</text:p>
          </table:table-cell>
          <table:table-cell table:formula="of:=([.AW19] +[.AW20] +[.AW21])/3-[.AW12]" office:value-type="float" office:value="0.0483333333333333" calcext:value-type="float">
            <text:p>0,048333333333333</text:p>
          </table:table-cell>
          <table:table-cell table:formula="of:=([.AX19] +[.AX20] +[.AX21])/3-[.AX12]" office:value-type="float" office:value="0.05" calcext:value-type="float">
            <text:p>0,05</text:p>
          </table:table-cell>
          <table:table-cell table:formula="of:=([.AY19] +[.AY20] +[.AY21])/3-[.AY12]" office:value-type="float" office:value="0.0546666666666666" calcext:value-type="float">
            <text:p>0,054666666666667</text:p>
          </table:table-cell>
          <table:table-cell table:formula="of:=([.AZ19] +[.AZ20] +[.AZ21])/3-[.AZ12]" office:value-type="float" office:value="0.0573333333333333" calcext:value-type="float">
            <text:p>0,057333333333333</text:p>
          </table:table-cell>
          <table:table-cell table:formula="of:=([.BA19] +[.BA20] +[.BA21])/3-[.BA12]" office:value-type="float" office:value="0.0606666666666666" calcext:value-type="float">
            <text:p>0,060666666666667</text:p>
          </table:table-cell>
          <table:table-cell table:formula="of:=([.BB19] +[.BB20] +[.BB21])/3-[.BB12]" office:value-type="float" office:value="0.0646666666666667" calcext:value-type="float">
            <text:p>0,064666666666667</text:p>
          </table:table-cell>
          <table:table-cell table:formula="of:=([.BC19] +[.BC20] +[.BC21])/3-[.BC12]" office:value-type="float" office:value="0.065" calcext:value-type="float">
            <text:p>0,065</text:p>
          </table:table-cell>
          <table:table-cell table:formula="of:=([.BD19] +[.BD20] +[.BD21])/3-[.BD12]" office:value-type="float" office:value="0.068" calcext:value-type="float">
            <text:p>0,068</text:p>
          </table:table-cell>
          <table:table-cell table:formula="of:=([.BE19] +[.BE20] +[.BE21])/3-[.BE12]" office:value-type="float" office:value="0.072" calcext:value-type="float">
            <text:p>0,072</text:p>
          </table:table-cell>
          <table:table-cell table:formula="of:=([.BF19] +[.BF20] +[.BF21])/3-[.BF12]" office:value-type="float" office:value="0.074" calcext:value-type="float">
            <text:p>0,074</text:p>
          </table:table-cell>
          <table:table-cell table:formula="of:=([.BG19] +[.BG20] +[.BG21])/3-[.BG12]" office:value-type="float" office:value="0.0766666666666666" calcext:value-type="float">
            <text:p>0,076666666666667</text:p>
          </table:table-cell>
          <table:table-cell table:formula="of:=([.BH19] +[.BH20] +[.BH21])/3-[.BH12]" office:value-type="float" office:value="0.0776666666666666" calcext:value-type="float">
            <text:p>0,077666666666667</text:p>
          </table:table-cell>
          <table:table-cell table:formula="of:=([.BI19] +[.BI20] +[.BI21])/3-[.BI12]" office:value-type="float" office:value="0.0813333333333333" calcext:value-type="float">
            <text:p>0,081333333333333</text:p>
          </table:table-cell>
          <table:table-cell table:formula="of:=([.BJ19] +[.BJ20] +[.BJ21])/3-[.BJ12]" office:value-type="float" office:value="0.0856666666666666" calcext:value-type="float">
            <text:p>0,085666666666667</text:p>
          </table:table-cell>
          <table:table-cell table:formula="of:=([.BK19] +[.BK20] +[.BK21])/3-[.BK12]" office:value-type="float" office:value="0.087" calcext:value-type="float">
            <text:p>0,087</text:p>
          </table:table-cell>
          <table:table-cell table:formula="of:=([.BL19] +[.BL20] +[.BL21])/3-[.BL12]" office:value-type="float" office:value="0.0876666666666666" calcext:value-type="float">
            <text:p>0,087666666666667</text:p>
          </table:table-cell>
          <table:table-cell table:formula="of:=([.BM19] +[.BM20] +[.BM21])/3-[.BM12]" office:value-type="float" office:value="0.0913333333333333" calcext:value-type="float">
            <text:p>0,091333333333333</text:p>
          </table:table-cell>
          <table:table-cell table:formula="of:=([.BN19] +[.BN20] +[.BN21])/3-[.BN12]" office:value-type="float" office:value="0.0946666666666667" calcext:value-type="float">
            <text:p>0,094666666666667</text:p>
          </table:table-cell>
          <table:table-cell table:formula="of:=([.BO19] +[.BO20] +[.BO21])/3-[.BO12]" office:value-type="float" office:value="0.0956666666666667" calcext:value-type="float">
            <text:p>0,095666666666667</text:p>
          </table:table-cell>
          <table:table-cell table:formula="of:=([.BP19] +[.BP20] +[.BP21])/3-[.BP12]" office:value-type="float" office:value="0.0973333333333334" calcext:value-type="float">
            <text:p>0,097333333333333</text:p>
          </table:table-cell>
          <table:table-cell table:formula="of:=([.BQ19] +[.BQ20] +[.BQ21])/3-[.BQ12]" office:value-type="float" office:value="0.0996666666666667" calcext:value-type="float">
            <text:p>0,099666666666667</text:p>
          </table:table-cell>
          <table:table-cell table:formula="of:=([.BR19] +[.BR20] +[.BR21])/3-[.BR12]" office:value-type="float" office:value="0.101" calcext:value-type="float">
            <text:p>0,101</text:p>
          </table:table-cell>
          <table:table-cell table:formula="of:=([.BS19] +[.BS20] +[.BS21])/3-[.BS12]" office:value-type="float" office:value="0.102666666666667" calcext:value-type="float">
            <text:p>0,102666666666667</text:p>
          </table:table-cell>
          <table:table-cell table:formula="of:=([.BT19] +[.BT20] +[.BT21])/3-[.BT12]" office:value-type="float" office:value="0.104666666666667" calcext:value-type="float">
            <text:p>0,104666666666667</text:p>
          </table:table-cell>
          <table:table-cell table:formula="of:=([.BU19] +[.BU20] +[.BU21])/3-[.BU12]" office:value-type="float" office:value="0.107" calcext:value-type="float">
            <text:p>0,107</text:p>
          </table:table-cell>
          <table:table-cell table:formula="of:=([.BV19] +[.BV20] +[.BV21])/3-[.BV12]" office:value-type="float" office:value="0.108666666666667" calcext:value-type="float">
            <text:p>0,108666666666667</text:p>
          </table:table-cell>
          <table:table-cell table:formula="of:=([.BW19] +[.BW20] +[.BW21])/3-[.BW12]" office:value-type="float" office:value="0.108333333333333" calcext:value-type="float">
            <text:p>0,108333333333333</text:p>
          </table:table-cell>
          <table:table-cell table:formula="of:=([.BX19] +[.BX20] +[.BX21])/3-[.BX12]" office:value-type="float" office:value="0.109333333333333" calcext:value-type="float">
            <text:p>0,109333333333333</text:p>
          </table:table-cell>
          <table:table-cell table:formula="of:=([.BY19] +[.BY20] +[.BY21])/3-[.BY12]" office:value-type="float" office:value="0.109666666666667" calcext:value-type="float">
            <text:p>0,109666666666667</text:p>
          </table:table-cell>
          <table:table-cell table:formula="of:=([.BZ19] +[.BZ20] +[.BZ21])/3-[.BZ12]" office:value-type="float" office:value="0.113333333333333" calcext:value-type="float">
            <text:p>0,113333333333333</text:p>
          </table:table-cell>
          <table:table-cell table:formula="of:=([.CA19] +[.CA20] +[.CA21])/3-[.CA12]" office:value-type="float" office:value="0.114" calcext:value-type="float">
            <text:p>0,114</text:p>
          </table:table-cell>
          <table:table-cell table:formula="of:=([.CB19] +[.CB20] +[.CB21])/3-[.CB12]" office:value-type="float" office:value="0.113666666666667" calcext:value-type="float">
            <text:p>0,113666666666667</text:p>
          </table:table-cell>
          <table:table-cell table:formula="of:=([.CC19] +[.CC20] +[.CC21])/3-[.CC12]" office:value-type="float" office:value="0.115" calcext:value-type="float">
            <text:p>0,115</text:p>
          </table:table-cell>
          <table:table-cell table:formula="of:=([.CD19] +[.CD20] +[.CD21])/3-[.CD12]" office:value-type="float" office:value="0.116333333333333" calcext:value-type="float">
            <text:p>0,116333333333333</text:p>
          </table:table-cell>
          <table:table-cell table:formula="of:=([.CE19] +[.CE20] +[.CE21])/3-[.CE12]" office:value-type="float" office:value="0.118" calcext:value-type="float">
            <text:p>0,118</text:p>
          </table:table-cell>
          <table:table-cell table:formula="of:=([.CF19] +[.CF20] +[.CF21])/3-[.CF12]" office:value-type="float" office:value="0.119666666666667" calcext:value-type="float">
            <text:p>0,119666666666667</text:p>
          </table:table-cell>
          <table:table-cell table:formula="of:=([.CG19] +[.CG20] +[.CG21])/3-[.CG12]" office:value-type="float" office:value="0.119333333333333" calcext:value-type="float">
            <text:p>0,119333333333333</text:p>
          </table:table-cell>
          <table:table-cell table:formula="of:=([.CH19] +[.CH20] +[.CH21])/3-[.CH12]" office:value-type="float" office:value="0.119" calcext:value-type="float">
            <text:p>0,119</text:p>
          </table:table-cell>
          <table:table-cell table:formula="of:=([.CI19] +[.CI20] +[.CI21])/3-[.CI12]" office:value-type="float" office:value="0.119333333333333" calcext:value-type="float">
            <text:p>0,119333333333333</text:p>
          </table:table-cell>
          <table:table-cell table:formula="of:=([.CJ19] +[.CJ20] +[.CJ21])/3-[.CJ12]" office:value-type="float" office:value="0.120333333333333" calcext:value-type="float">
            <text:p>0,120333333333333</text:p>
          </table:table-cell>
          <table:table-cell table:formula="of:=([.CK19] +[.CK20] +[.CK21])/3-[.CK12]" office:value-type="float" office:value="0.119666666666667" calcext:value-type="float">
            <text:p>0,119666666666667</text:p>
          </table:table-cell>
          <table:table-cell table:formula="of:=([.CL19] +[.CL20] +[.CL21])/3-[.CL12]" office:value-type="float" office:value="0.121333333333333" calcext:value-type="float">
            <text:p>0,121333333333333</text:p>
          </table:table-cell>
          <table:table-cell table:formula="of:=([.CM19] +[.CM20] +[.CM21])/3-[.CM12]" office:value-type="float" office:value="0.121333333333333" calcext:value-type="float">
            <text:p>0,121333333333333</text:p>
          </table:table-cell>
          <table:table-cell table:formula="of:=([.CN19] +[.CN20] +[.CN21])/3-[.CN12]" office:value-type="float" office:value="0.119666666666667" calcext:value-type="float">
            <text:p>0,119666666666667</text:p>
          </table:table-cell>
          <table:table-cell table:formula="of:=([.CO19] +[.CO20] +[.CO21])/3-[.CO12]" office:value-type="float" office:value="0.122" calcext:value-type="float">
            <text:p>0,122</text:p>
          </table:table-cell>
          <table:table-cell table:formula="of:=([.CP19] +[.CP20] +[.CP21])/3-[.CP12]" office:value-type="float" office:value="0.122" calcext:value-type="float">
            <text:p>0,122</text:p>
          </table:table-cell>
          <table:table-cell table:formula="of:=([.CQ19] +[.CQ20] +[.CQ21])/3-[.CQ12]" office:value-type="float" office:value="0.123333333333333" calcext:value-type="float">
            <text:p>0,123333333333333</text:p>
          </table:table-cell>
          <table:table-cell table:formula="of:=([.CR19] +[.CR20] +[.CR21])/3-[.CR12]" office:value-type="float" office:value="0.121666666666667" calcext:value-type="float">
            <text:p>0,121666666666667</text:p>
          </table:table-cell>
          <table:table-cell table:formula="of:=([.CS19] +[.CS20] +[.CS21])/3-[.CS12]" office:value-type="float" office:value="0.123666666666667" calcext:value-type="float">
            <text:p>0,123666666666667</text:p>
          </table:table-cell>
          <table:table-cell table:formula="of:=([.CT19] +[.CT20] +[.CT21])/3-[.CT12]" office:value-type="float" office:value="0.121666666666667" calcext:value-type="float">
            <text:p>0,121666666666667</text:p>
          </table:table-cell>
          <table:table-cell table:formula="of:=([.CU19] +[.CU20] +[.CU21])/3-[.CU12]" office:value-type="float" office:value="0.122666666666667" calcext:value-type="float">
            <text:p>0,122666666666667</text:p>
          </table:table-cell>
          <table:table-cell table:number-columns-repeated="92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. putida KT 2440 (C-)</text:p>
          </table:table-cell>
          <table:table-cell table:formula="of:=([.C24] +[.C25] +[.C26] )/3-[.C23]" office:value-type="float" office:value="0.0603333333333334" calcext:value-type="float">
            <text:p>0,060333333333333</text:p>
          </table:table-cell>
          <table:table-cell table:formula="of:=([.D24] +[.D25] +[.D26] )/3-[.D23]" office:value-type="float" office:value="0.0556666666666666" calcext:value-type="float">
            <text:p>0,055666666666667</text:p>
          </table:table-cell>
          <table:table-cell table:formula="of:=([.E24] +[.E25] +[.E26] )/3-[.E23]" office:value-type="float" office:value="0.067" calcext:value-type="float">
            <text:p>0,067</text:p>
          </table:table-cell>
          <table:table-cell table:formula="of:=([.F24] +[.F25] +[.F26] )/3-[.F23]" office:value-type="float" office:value="0.0733333333333333" calcext:value-type="float">
            <text:p>0,073333333333333</text:p>
          </table:table-cell>
          <table:table-cell table:formula="of:=([.G24] +[.G25] +[.G26] )/3-[.G23]" office:value-type="float" office:value="0.085" calcext:value-type="float">
            <text:p>0,085</text:p>
          </table:table-cell>
          <table:table-cell table:formula="of:=([.H24] +[.H25] +[.H26] )/3-[.H23]" office:value-type="float" office:value="0.105" calcext:value-type="float">
            <text:p>0,105</text:p>
          </table:table-cell>
          <table:table-cell table:formula="of:=([.I24] +[.I25] +[.I26] )/3-[.I23]" office:value-type="float" office:value="0.132" calcext:value-type="float">
            <text:p>0,132</text:p>
          </table:table-cell>
          <table:table-cell table:formula="of:=([.J24] +[.J25] +[.J26] )/3-[.J23]" office:value-type="float" office:value="0.167666666666667" calcext:value-type="float">
            <text:p>0,167666666666667</text:p>
          </table:table-cell>
          <table:table-cell table:formula="of:=([.K24] +[.K25] +[.K26] )/3-[.K23]" office:value-type="float" office:value="0.215666666666667" calcext:value-type="float">
            <text:p>0,215666666666667</text:p>
          </table:table-cell>
          <table:table-cell table:formula="of:=([.L24] +[.L25] +[.L26] )/3-[.L23]" office:value-type="float" office:value="0.273" calcext:value-type="float">
            <text:p>0,273</text:p>
          </table:table-cell>
          <table:table-cell table:formula="of:=([.M24] +[.M25] +[.M26] )/3-[.M23]" office:value-type="float" office:value="0.359666666666667" calcext:value-type="float">
            <text:p>0,359666666666667</text:p>
          </table:table-cell>
          <table:table-cell table:formula="of:=([.N24] +[.N25] +[.N26] )/3-[.N23]" office:value-type="float" office:value="0.425" calcext:value-type="float">
            <text:p>0,425</text:p>
          </table:table-cell>
          <table:table-cell table:formula="of:=([.O24] +[.O25] +[.O26] )/3-[.O23]" office:value-type="float" office:value="0.496333333333333" calcext:value-type="float">
            <text:p>0,496333333333333</text:p>
          </table:table-cell>
          <table:table-cell table:formula="of:=([.P24] +[.P25] +[.P26] )/3-[.P23]" office:value-type="float" office:value="0.573" calcext:value-type="float">
            <text:p>0,573</text:p>
          </table:table-cell>
          <table:table-cell table:formula="of:=([.Q24] +[.Q25] +[.Q26] )/3-[.Q23]" office:value-type="float" office:value="0.650333333333333" calcext:value-type="float">
            <text:p>0,650333333333333</text:p>
          </table:table-cell>
          <table:table-cell table:formula="of:=([.R24] +[.R25] +[.R26] )/3-[.R23]" office:value-type="float" office:value="0.72" calcext:value-type="float">
            <text:p>0,72</text:p>
          </table:table-cell>
          <table:table-cell table:formula="of:=([.S24] +[.S25] +[.S26] )/3-[.S23]" office:value-type="float" office:value="0.787333333333333" calcext:value-type="float">
            <text:p>0,787333333333333</text:p>
          </table:table-cell>
          <table:table-cell table:formula="of:=([.T24] +[.T25] +[.T26] )/3-[.T23]" office:value-type="float" office:value="0.837333333333334" calcext:value-type="float">
            <text:p>0,837333333333334</text:p>
          </table:table-cell>
          <table:table-cell table:formula="of:=([.U24] +[.U25] +[.U26] )/3-[.U23]" office:value-type="float" office:value="0.877" calcext:value-type="float">
            <text:p>0,877</text:p>
          </table:table-cell>
          <table:table-cell table:formula="of:=([.V24] +[.V25] +[.V26] )/3-[.V23]" office:value-type="float" office:value="0.904" calcext:value-type="float">
            <text:p>0,904</text:p>
          </table:table-cell>
          <table:table-cell table:formula="of:=([.W24] +[.W25] +[.W26] )/3-[.W23]" office:value-type="float" office:value="0.931666666666667" calcext:value-type="float">
            <text:p>0,931666666666667</text:p>
          </table:table-cell>
          <table:table-cell table:formula="of:=([.X24] +[.X25] +[.X26] )/3-[.X23]" office:value-type="float" office:value="0.953666666666667" calcext:value-type="float">
            <text:p>0,953666666666667</text:p>
          </table:table-cell>
          <table:table-cell table:formula="of:=([.Y24] +[.Y25] +[.Y26] )/3-[.Y23]" office:value-type="float" office:value="0.976666666666666" calcext:value-type="float">
            <text:p>0,976666666666666</text:p>
          </table:table-cell>
          <table:table-cell table:formula="of:=([.Z24] +[.Z25] +[.Z26] )/3-[.Z23]" office:value-type="float" office:value="0.998" calcext:value-type="float">
            <text:p>0,998</text:p>
          </table:table-cell>
          <table:table-cell table:formula="of:=([.AA24] +[.AA25] +[.AA26] )/3-[.AA23]" office:value-type="float" office:value="1.012" calcext:value-type="float">
            <text:p>1,012</text:p>
          </table:table-cell>
          <table:table-cell table:formula="of:=([.AB24] +[.AB25] +[.AB26] )/3-[.AB23]" office:value-type="float" office:value="1.02366666666667" calcext:value-type="float">
            <text:p>1,02366666666667</text:p>
          </table:table-cell>
          <table:table-cell table:formula="of:=([.AC24] +[.AC25] +[.AC26] )/3-[.AC23]" office:value-type="float" office:value="1.03233333333333" calcext:value-type="float">
            <text:p>1,03233333333333</text:p>
          </table:table-cell>
          <table:table-cell table:formula="of:=([.AD24] +[.AD25] +[.AD26] )/3-[.AD23]" office:value-type="float" office:value="1.042" calcext:value-type="float">
            <text:p>1,042</text:p>
          </table:table-cell>
          <table:table-cell table:formula="of:=([.AE24] +[.AE25] +[.AE26] )/3-[.AE23]" office:value-type="float" office:value="1.04466666666667" calcext:value-type="float">
            <text:p>1,04466666666667</text:p>
          </table:table-cell>
          <table:table-cell table:formula="of:=([.AF24] +[.AF25] +[.AF26] )/3-[.AF23]" office:value-type="float" office:value="1.043" calcext:value-type="float">
            <text:p>1,043</text:p>
          </table:table-cell>
          <table:table-cell table:formula="of:=([.AG24] +[.AG25] +[.AG26] )/3-[.AG23]" office:value-type="float" office:value="1.04533333333333" calcext:value-type="float">
            <text:p>1,04533333333333</text:p>
          </table:table-cell>
          <table:table-cell table:formula="of:=([.AH24] +[.AH25] +[.AH26] )/3-[.AH23]" office:value-type="float" office:value="1.04066666666667" calcext:value-type="float">
            <text:p>1,04066666666667</text:p>
          </table:table-cell>
          <table:table-cell table:formula="of:=([.AI24] +[.AI25] +[.AI26] )/3-[.AI23]" office:value-type="float" office:value="1.03966666666667" calcext:value-type="float">
            <text:p>1,03966666666667</text:p>
          </table:table-cell>
          <table:table-cell table:formula="of:=([.AJ24] +[.AJ25] +[.AJ26] )/3-[.AJ23]" office:value-type="float" office:value="1.03566666666667" calcext:value-type="float">
            <text:p>1,03566666666667</text:p>
          </table:table-cell>
          <table:table-cell table:formula="of:=([.AK24] +[.AK25] +[.AK26] )/3-[.AK23]" office:value-type="float" office:value="1.03033333333333" calcext:value-type="float">
            <text:p>1,03033333333333</text:p>
          </table:table-cell>
          <table:table-cell table:formula="of:=([.AL24] +[.AL25] +[.AL26] )/3-[.AL23]" office:value-type="float" office:value="1.022" calcext:value-type="float">
            <text:p>1,022</text:p>
          </table:table-cell>
          <table:table-cell table:formula="of:=([.AM24] +[.AM25] +[.AM26] )/3-[.AM23]" office:value-type="float" office:value="1.01266666666667" calcext:value-type="float">
            <text:p>1,01266666666667</text:p>
          </table:table-cell>
          <table:table-cell table:formula="of:=([.AN24] +[.AN25] +[.AN26] )/3-[.AN23]" office:value-type="float" office:value="1.008" calcext:value-type="float">
            <text:p>1,008</text:p>
          </table:table-cell>
          <table:table-cell table:formula="of:=([.AO24] +[.AO25] +[.AO26] )/3-[.AO23]" office:value-type="float" office:value="1.00366666666667" calcext:value-type="float">
            <text:p>1,00366666666667</text:p>
          </table:table-cell>
          <table:table-cell table:formula="of:=([.AP24] +[.AP25] +[.AP26] )/3-[.AP23]" office:value-type="float" office:value="1.00166666666667" calcext:value-type="float">
            <text:p>1,00166666666667</text:p>
          </table:table-cell>
          <table:table-cell table:formula="of:=([.AQ24] +[.AQ25] +[.AQ26] )/3-[.AQ23]" office:value-type="float" office:value="1.001" calcext:value-type="float">
            <text:p>1,001</text:p>
          </table:table-cell>
          <table:table-cell table:formula="of:=([.AR24] +[.AR25] +[.AR26] )/3-[.AR23]" office:value-type="float" office:value="1.00733333333333" calcext:value-type="float">
            <text:p>1,00733333333333</text:p>
          </table:table-cell>
          <table:table-cell table:formula="of:=([.AS24] +[.AS25] +[.AS26] )/3-[.AS23]" office:value-type="float" office:value="1.01633333333333" calcext:value-type="float">
            <text:p>1,01633333333333</text:p>
          </table:table-cell>
          <table:table-cell table:formula="of:=([.AT24] +[.AT25] +[.AT26] )/3-[.AT23]" office:value-type="float" office:value="1.025" calcext:value-type="float">
            <text:p>1,025</text:p>
          </table:table-cell>
          <table:table-cell table:formula="of:=([.AU24] +[.AU25] +[.AU26] )/3-[.AU23]" office:value-type="float" office:value="1.03" calcext:value-type="float">
            <text:p>1,03</text:p>
          </table:table-cell>
          <table:table-cell table:formula="of:=([.AV24] +[.AV25] +[.AV26] )/3-[.AV23]" office:value-type="float" office:value="1.034" calcext:value-type="float">
            <text:p>1,034</text:p>
          </table:table-cell>
          <table:table-cell table:formula="of:=([.AW24] +[.AW25] +[.AW26] )/3-[.AW23]" office:value-type="float" office:value="1.03566666666667" calcext:value-type="float">
            <text:p>1,03566666666667</text:p>
          </table:table-cell>
          <table:table-cell table:formula="of:=([.AX24] +[.AX25] +[.AX26] )/3-[.AX23]" office:value-type="float" office:value="1.03433333333333" calcext:value-type="float">
            <text:p>1,03433333333333</text:p>
          </table:table-cell>
          <table:table-cell table:formula="of:=([.AY24] +[.AY25] +[.AY26] )/3-[.AY23]" office:value-type="float" office:value="1.033" calcext:value-type="float">
            <text:p>1,033</text:p>
          </table:table-cell>
          <table:table-cell table:formula="of:=([.AZ24] +[.AZ25] +[.AZ26] )/3-[.AZ23]" office:value-type="float" office:value="1.02966666666667" calcext:value-type="float">
            <text:p>1,02966666666667</text:p>
          </table:table-cell>
          <table:table-cell table:formula="of:=([.BA24] +[.BA25] +[.BA26] )/3-[.BA23]" office:value-type="float" office:value="1.02366666666667" calcext:value-type="float">
            <text:p>1,02366666666667</text:p>
          </table:table-cell>
          <table:table-cell table:formula="of:=([.BB24] +[.BB25] +[.BB26] )/3-[.BB23]" office:value-type="float" office:value="1.018" calcext:value-type="float">
            <text:p>1,018</text:p>
          </table:table-cell>
          <table:table-cell table:formula="of:=([.BC24] +[.BC25] +[.BC26] )/3-[.BC23]" office:value-type="float" office:value="1.01366666666667" calcext:value-type="float">
            <text:p>1,01366666666667</text:p>
          </table:table-cell>
          <table:table-cell table:formula="of:=([.BD24] +[.BD25] +[.BD26] )/3-[.BD23]" office:value-type="float" office:value="1.01033333333333" calcext:value-type="float">
            <text:p>1,01033333333333</text:p>
          </table:table-cell>
          <table:table-cell table:formula="of:=([.BE24] +[.BE25] +[.BE26] )/3-[.BE23]" office:value-type="float" office:value="1.00633333333333" calcext:value-type="float">
            <text:p>1,00633333333333</text:p>
          </table:table-cell>
          <table:table-cell table:formula="of:=([.BF24] +[.BF25] +[.BF26] )/3-[.BF23]" office:value-type="float" office:value="1.004" calcext:value-type="float">
            <text:p>1,004</text:p>
          </table:table-cell>
          <table:table-cell table:formula="of:=([.BG24] +[.BG25] +[.BG26] )/3-[.BG23]" office:value-type="float" office:value="0.998333333333333" calcext:value-type="float">
            <text:p>0,998333333333333</text:p>
          </table:table-cell>
          <table:table-cell table:formula="of:=([.BH24] +[.BH25] +[.BH26] )/3-[.BH23]" office:value-type="float" office:value="0.995666666666667" calcext:value-type="float">
            <text:p>0,995666666666667</text:p>
          </table:table-cell>
          <table:table-cell table:formula="of:=([.BI24] +[.BI25] +[.BI26] )/3-[.BI23]" office:value-type="float" office:value="0.992" calcext:value-type="float">
            <text:p>0,992</text:p>
          </table:table-cell>
          <table:table-cell table:formula="of:=([.BJ24] +[.BJ25] +[.BJ26] )/3-[.BJ23]" office:value-type="float" office:value="0.988" calcext:value-type="float">
            <text:p>0,988</text:p>
          </table:table-cell>
          <table:table-cell table:formula="of:=([.BK24] +[.BK25] +[.BK26] )/3-[.BK23]" office:value-type="float" office:value="0.987" calcext:value-type="float">
            <text:p>0,987</text:p>
          </table:table-cell>
          <table:table-cell table:formula="of:=([.BL24] +[.BL25] +[.BL26] )/3-[.BL23]" office:value-type="float" office:value="0.985" calcext:value-type="float">
            <text:p>0,985</text:p>
          </table:table-cell>
          <table:table-cell table:formula="of:=([.BM24] +[.BM25] +[.BM26] )/3-[.BM23]" office:value-type="float" office:value="0.984" calcext:value-type="float">
            <text:p>0,984</text:p>
          </table:table-cell>
          <table:table-cell table:formula="of:=([.BN24] +[.BN25] +[.BN26] )/3-[.BN23]" office:value-type="float" office:value="0.982" calcext:value-type="float">
            <text:p>0,982</text:p>
          </table:table-cell>
          <table:table-cell table:formula="of:=([.BO24] +[.BO25] +[.BO26] )/3-[.BO23]" office:value-type="float" office:value="0.978666666666667" calcext:value-type="float">
            <text:p>0,978666666666667</text:p>
          </table:table-cell>
          <table:table-cell table:formula="of:=([.BP24] +[.BP25] +[.BP26] )/3-[.BP23]" office:value-type="float" office:value="0.979" calcext:value-type="float">
            <text:p>0,979</text:p>
          </table:table-cell>
          <table:table-cell table:formula="of:=([.BQ24] +[.BQ25] +[.BQ26] )/3-[.BQ23]" office:value-type="float" office:value="0.977666666666667" calcext:value-type="float">
            <text:p>0,977666666666667</text:p>
          </table:table-cell>
          <table:table-cell table:formula="of:=([.BR24] +[.BR25] +[.BR26] )/3-[.BR23]" office:value-type="float" office:value="0.974666666666667" calcext:value-type="float">
            <text:p>0,974666666666667</text:p>
          </table:table-cell>
          <table:table-cell table:formula="of:=([.BS24] +[.BS25] +[.BS26] )/3-[.BS23]" office:value-type="float" office:value="0.972" calcext:value-type="float">
            <text:p>0,972</text:p>
          </table:table-cell>
          <table:table-cell table:formula="of:=([.BT24] +[.BT25] +[.BT26] )/3-[.BT23]" office:value-type="float" office:value="0.969666666666667" calcext:value-type="float">
            <text:p>0,969666666666667</text:p>
          </table:table-cell>
          <table:table-cell table:formula="of:=([.BU24] +[.BU25] +[.BU26] )/3-[.BU23]" office:value-type="float" office:value="0.968333333333333" calcext:value-type="float">
            <text:p>0,968333333333333</text:p>
          </table:table-cell>
          <table:table-cell table:formula="of:=([.BV24] +[.BV25] +[.BV26] )/3-[.BV23]" office:value-type="float" office:value="0.966333333333333" calcext:value-type="float">
            <text:p>0,966333333333333</text:p>
          </table:table-cell>
          <table:table-cell table:formula="of:=([.BW24] +[.BW25] +[.BW26] )/3-[.BW23]" office:value-type="float" office:value="0.964333333333333" calcext:value-type="float">
            <text:p>0,964333333333333</text:p>
          </table:table-cell>
          <table:table-cell table:formula="of:=([.BX24] +[.BX25] +[.BX26] )/3-[.BX23]" office:value-type="float" office:value="0.961333333333334" calcext:value-type="float">
            <text:p>0,961333333333334</text:p>
          </table:table-cell>
          <table:table-cell table:formula="of:=([.BY24] +[.BY25] +[.BY26] )/3-[.BY23]" office:value-type="float" office:value="0.96" calcext:value-type="float">
            <text:p>0,96</text:p>
          </table:table-cell>
          <table:table-cell table:formula="of:=([.BZ24] +[.BZ25] +[.BZ26] )/3-[.BZ23]" office:value-type="float" office:value="0.96" calcext:value-type="float">
            <text:p>0,96</text:p>
          </table:table-cell>
          <table:table-cell table:formula="of:=([.CA24] +[.CA25] +[.CA26] )/3-[.CA23]" office:value-type="float" office:value="0.956333333333333" calcext:value-type="float">
            <text:p>0,956333333333333</text:p>
          </table:table-cell>
          <table:table-cell table:formula="of:=([.CB24] +[.CB25] +[.CB26] )/3-[.CB23]" office:value-type="float" office:value="0.955333333333333" calcext:value-type="float">
            <text:p>0,955333333333333</text:p>
          </table:table-cell>
          <table:table-cell table:formula="of:=([.CC24] +[.CC25] +[.CC26] )/3-[.CC23]" office:value-type="float" office:value="0.953333333333333" calcext:value-type="float">
            <text:p>0,953333333333333</text:p>
          </table:table-cell>
          <table:table-cell table:formula="of:=([.CD24] +[.CD25] +[.CD26] )/3-[.CD23]" office:value-type="float" office:value="0.950666666666666" calcext:value-type="float">
            <text:p>0,950666666666666</text:p>
          </table:table-cell>
          <table:table-cell table:formula="of:=([.CE24] +[.CE25] +[.CE26] )/3-[.CE23]" office:value-type="float" office:value="0.950666666666667" calcext:value-type="float">
            <text:p>0,950666666666667</text:p>
          </table:table-cell>
          <table:table-cell table:formula="of:=([.CF24] +[.CF25] +[.CF26] )/3-[.CF23]" office:value-type="float" office:value="0.946" calcext:value-type="float">
            <text:p>0,946</text:p>
          </table:table-cell>
          <table:table-cell table:formula="of:=([.CG24] +[.CG25] +[.CG26] )/3-[.CG23]" office:value-type="float" office:value="0.944666666666667" calcext:value-type="float">
            <text:p>0,944666666666667</text:p>
          </table:table-cell>
          <table:table-cell table:formula="of:=([.CH24] +[.CH25] +[.CH26] )/3-[.CH23]" office:value-type="float" office:value="0.940666666666667" calcext:value-type="float">
            <text:p>0,940666666666667</text:p>
          </table:table-cell>
          <table:table-cell table:formula="of:=([.CI24] +[.CI25] +[.CI26] )/3-[.CI23]" office:value-type="float" office:value="0.937" calcext:value-type="float">
            <text:p>0,937</text:p>
          </table:table-cell>
          <table:table-cell table:formula="of:=([.CJ24] +[.CJ25] +[.CJ26] )/3-[.CJ23]" office:value-type="float" office:value="0.937" calcext:value-type="float">
            <text:p>0,937</text:p>
          </table:table-cell>
          <table:table-cell table:formula="of:=([.CK24] +[.CK25] +[.CK26] )/3-[.CK23]" office:value-type="float" office:value="0.934" calcext:value-type="float">
            <text:p>0,934</text:p>
          </table:table-cell>
          <table:table-cell table:formula="of:=([.CL24] +[.CL25] +[.CL26] )/3-[.CL23]" office:value-type="float" office:value="0.932" calcext:value-type="float">
            <text:p>0,932</text:p>
          </table:table-cell>
          <table:table-cell table:formula="of:=([.CM24] +[.CM25] +[.CM26] )/3-[.CM23]" office:value-type="float" office:value="0.93" calcext:value-type="float">
            <text:p>0,93</text:p>
          </table:table-cell>
          <table:table-cell table:formula="of:=([.CN24] +[.CN25] +[.CN26] )/3-[.CN23]" office:value-type="float" office:value="0.928" calcext:value-type="float">
            <text:p>0,928</text:p>
          </table:table-cell>
          <table:table-cell table:formula="of:=([.CO24] +[.CO25] +[.CO26] )/3-[.CO23]" office:value-type="float" office:value="0.927333333333333" calcext:value-type="float">
            <text:p>0,927333333333333</text:p>
          </table:table-cell>
          <table:table-cell table:formula="of:=([.CP24] +[.CP25] +[.CP26] )/3-[.CP23]" office:value-type="float" office:value="0.927666666666667" calcext:value-type="float">
            <text:p>0,927666666666667</text:p>
          </table:table-cell>
          <table:table-cell table:formula="of:=([.CQ24] +[.CQ25] +[.CQ26] )/3-[.CQ23]" office:value-type="float" office:value="0.928" calcext:value-type="float">
            <text:p>0,928</text:p>
          </table:table-cell>
          <table:table-cell table:formula="of:=([.CR24] +[.CR25] +[.CR26] )/3-[.CR23]" office:value-type="float" office:value="0.926666666666667" calcext:value-type="float">
            <text:p>0,926666666666667</text:p>
          </table:table-cell>
          <table:table-cell table:formula="of:=([.CS24] +[.CS25] +[.CS26] )/3-[.CS23]" office:value-type="float" office:value="0.926666666666667" calcext:value-type="float">
            <text:p>0,926666666666667</text:p>
          </table:table-cell>
          <table:table-cell table:formula="of:=([.CT24] +[.CT25] +[.CT26] )/3-[.CT23]" office:value-type="float" office:value="0.924" calcext:value-type="float">
            <text:p>0,924</text:p>
          </table:table-cell>
          <table:table-cell table:formula="of:=([.CU24] +[.CU25] +[.CU26] )/3-[.CU23]" office:value-type="float" office:value="0.923" calcext:value-type="float">
            <text:p>0,923</text:p>
          </table:table-cell>
          <table:table-cell table:number-columns-repeated="925"/>
        </table:table-row>
        <table:table-row table:style-name="ro1">
          <table:table-cell office:value-type="string" calcext:value-type="string">
            <text:p>Glc, 0.1 OD ini</text:p>
          </table:table-cell>
          <table:table-cell office:value-type="string" calcext:value-type="string">
            <text:p>P. putida KT 2440 (Lv1-v1)</text:p>
          </table:table-cell>
          <table:table-cell table:formula="of:=([.C27] +[.C28] +[.C29])/3-[.C23]" office:value-type="float" office:value="0.0553333333333333" calcext:value-type="float">
            <text:p>0,055333333333333</text:p>
          </table:table-cell>
          <table:table-cell table:formula="of:=([.D27] +[.D28] +[.D29])/3-[.D23]" office:value-type="float" office:value="0.0616666666666666" calcext:value-type="float">
            <text:p>0,061666666666667</text:p>
          </table:table-cell>
          <table:table-cell table:formula="of:=([.E27] +[.E28] +[.E29])/3-[.E23]" office:value-type="float" office:value="0.0646666666666667" calcext:value-type="float">
            <text:p>0,064666666666667</text:p>
          </table:table-cell>
          <table:table-cell table:formula="of:=([.F27] +[.F28] +[.F29])/3-[.F23]" office:value-type="float" office:value="0.0776666666666667" calcext:value-type="float">
            <text:p>0,077666666666667</text:p>
          </table:table-cell>
          <table:table-cell table:formula="of:=([.G27] +[.G28] +[.G29])/3-[.G23]" office:value-type="float" office:value="0.103" calcext:value-type="float">
            <text:p>0,103</text:p>
          </table:table-cell>
          <table:table-cell table:formula="of:=([.H27] +[.H28] +[.H29])/3-[.H23]" office:value-type="float" office:value="0.127" calcext:value-type="float">
            <text:p>0,127</text:p>
          </table:table-cell>
          <table:table-cell table:formula="of:=([.I27] +[.I28] +[.I29])/3-[.I23]" office:value-type="float" office:value="0.155" calcext:value-type="float">
            <text:p>0,155</text:p>
          </table:table-cell>
          <table:table-cell table:formula="of:=([.J27] +[.J28] +[.J29])/3-[.J23]" office:value-type="float" office:value="0.183333333333333" calcext:value-type="float">
            <text:p>0,183333333333333</text:p>
          </table:table-cell>
          <table:table-cell table:formula="of:=([.K27] +[.K28] +[.K29])/3-[.K23]" office:value-type="float" office:value="0.224333333333333" calcext:value-type="float">
            <text:p>0,224333333333333</text:p>
          </table:table-cell>
          <table:table-cell table:formula="of:=([.L27] +[.L28] +[.L29])/3-[.L23]" office:value-type="float" office:value="0.272333333333333" calcext:value-type="float">
            <text:p>0,272333333333333</text:p>
          </table:table-cell>
          <table:table-cell table:formula="of:=([.M27] +[.M28] +[.M29])/3-[.M23]" office:value-type="float" office:value="0.335" calcext:value-type="float">
            <text:p>0,335</text:p>
          </table:table-cell>
          <table:table-cell table:formula="of:=([.N27] +[.N28] +[.N29])/3-[.N23]" office:value-type="float" office:value="0.413666666666667" calcext:value-type="float">
            <text:p>0,413666666666667</text:p>
          </table:table-cell>
          <table:table-cell table:formula="of:=([.O27] +[.O28] +[.O29])/3-[.O23]" office:value-type="float" office:value="0.488666666666667" calcext:value-type="float">
            <text:p>0,488666666666667</text:p>
          </table:table-cell>
          <table:table-cell table:formula="of:=([.P27] +[.P28] +[.P29])/3-[.P23]" office:value-type="float" office:value="0.577333333333333" calcext:value-type="float">
            <text:p>0,577333333333333</text:p>
          </table:table-cell>
          <table:table-cell table:formula="of:=([.Q27] +[.Q28] +[.Q29])/3-[.Q23]" office:value-type="float" office:value="0.639" calcext:value-type="float">
            <text:p>0,639</text:p>
          </table:table-cell>
          <table:table-cell table:formula="of:=([.R27] +[.R28] +[.R29])/3-[.R23]" office:value-type="float" office:value="0.72" calcext:value-type="float">
            <text:p>0,72</text:p>
          </table:table-cell>
          <table:table-cell table:formula="of:=([.S27] +[.S28] +[.S29])/3-[.S23]" office:value-type="float" office:value="0.777333333333333" calcext:value-type="float">
            <text:p>0,777333333333333</text:p>
          </table:table-cell>
          <table:table-cell table:formula="of:=([.T27] +[.T28] +[.T29])/3-[.T23]" office:value-type="float" office:value="0.833333333333333" calcext:value-type="float">
            <text:p>0,833333333333333</text:p>
          </table:table-cell>
          <table:table-cell table:formula="of:=([.U27] +[.U28] +[.U29])/3-[.U23]" office:value-type="float" office:value="0.873333333333333" calcext:value-type="float">
            <text:p>0,873333333333333</text:p>
          </table:table-cell>
          <table:table-cell table:formula="of:=([.V27] +[.V28] +[.V29])/3-[.V23]" office:value-type="float" office:value="0.908" calcext:value-type="float">
            <text:p>0,908</text:p>
          </table:table-cell>
          <table:table-cell table:formula="of:=([.W27] +[.W28] +[.W29])/3-[.W23]" office:value-type="float" office:value="0.942666666666666" calcext:value-type="float">
            <text:p>0,942666666666666</text:p>
          </table:table-cell>
          <table:table-cell table:formula="of:=([.X27] +[.X28] +[.X29])/3-[.X23]" office:value-type="float" office:value="0.969666666666667" calcext:value-type="float">
            <text:p>0,969666666666667</text:p>
          </table:table-cell>
          <table:table-cell table:formula="of:=([.Y27] +[.Y28] +[.Y29])/3-[.Y23]" office:value-type="float" office:value="0.993333333333334" calcext:value-type="float">
            <text:p>0,993333333333334</text:p>
          </table:table-cell>
          <table:table-cell table:formula="of:=([.Z27] +[.Z28] +[.Z29])/3-[.Z23]" office:value-type="float" office:value="1.011" calcext:value-type="float">
            <text:p>1,011</text:p>
          </table:table-cell>
          <table:table-cell table:formula="of:=([.AA27] +[.AA28] +[.AA29])/3-[.AA23]" office:value-type="float" office:value="1.02233333333333" calcext:value-type="float">
            <text:p>1,02233333333333</text:p>
          </table:table-cell>
          <table:table-cell table:formula="of:=([.AB27] +[.AB28] +[.AB29])/3-[.AB23]" office:value-type="float" office:value="1.031" calcext:value-type="float">
            <text:p>1,031</text:p>
          </table:table-cell>
          <table:table-cell table:formula="of:=([.AC27] +[.AC28] +[.AC29])/3-[.AC23]" office:value-type="float" office:value="1.03866666666667" calcext:value-type="float">
            <text:p>1,03866666666667</text:p>
          </table:table-cell>
          <table:table-cell table:formula="of:=([.AD27] +[.AD28] +[.AD29])/3-[.AD23]" office:value-type="float" office:value="1.047" calcext:value-type="float">
            <text:p>1,047</text:p>
          </table:table-cell>
          <table:table-cell table:formula="of:=([.AE27] +[.AE28] +[.AE29])/3-[.AE23]" office:value-type="float" office:value="1.05933333333333" calcext:value-type="float">
            <text:p>1,05933333333333</text:p>
          </table:table-cell>
          <table:table-cell table:formula="of:=([.AF27] +[.AF28] +[.AF29])/3-[.AF23]" office:value-type="float" office:value="1.06633333333333" calcext:value-type="float">
            <text:p>1,06633333333333</text:p>
          </table:table-cell>
          <table:table-cell table:formula="of:=([.AG27] +[.AG28] +[.AG29])/3-[.AG23]" office:value-type="float" office:value="1.07" calcext:value-type="float">
            <text:p>1,07</text:p>
          </table:table-cell>
          <table:table-cell table:formula="of:=([.AH27] +[.AH28] +[.AH29])/3-[.AH23]" office:value-type="float" office:value="1.07233333333333" calcext:value-type="float">
            <text:p>1,07233333333333</text:p>
          </table:table-cell>
          <table:table-cell table:formula="of:=([.AI27] +[.AI28] +[.AI29])/3-[.AI23]" office:value-type="float" office:value="1.072" calcext:value-type="float">
            <text:p>1,072</text:p>
          </table:table-cell>
          <table:table-cell table:formula="of:=([.AJ27] +[.AJ28] +[.AJ29])/3-[.AJ23]" office:value-type="float" office:value="1.07233333333333" calcext:value-type="float">
            <text:p>1,07233333333333</text:p>
          </table:table-cell>
          <table:table-cell table:formula="of:=([.AK27] +[.AK28] +[.AK29])/3-[.AK23]" office:value-type="float" office:value="1.073" calcext:value-type="float">
            <text:p>1,073</text:p>
          </table:table-cell>
          <table:table-cell table:formula="of:=([.AL27] +[.AL28] +[.AL29])/3-[.AL23]" office:value-type="float" office:value="1.06666666666667" calcext:value-type="float">
            <text:p>1,06666666666667</text:p>
          </table:table-cell>
          <table:table-cell table:formula="of:=([.AM27] +[.AM28] +[.AM29])/3-[.AM23]" office:value-type="float" office:value="1.06266666666667" calcext:value-type="float">
            <text:p>1,06266666666667</text:p>
          </table:table-cell>
          <table:table-cell table:formula="of:=([.AN27] +[.AN28] +[.AN29])/3-[.AN23]" office:value-type="float" office:value="1.05633333333333" calcext:value-type="float">
            <text:p>1,05633333333333</text:p>
          </table:table-cell>
          <table:table-cell table:formula="of:=([.AO27] +[.AO28] +[.AO29])/3-[.AO23]" office:value-type="float" office:value="1.04933333333333" calcext:value-type="float">
            <text:p>1,04933333333333</text:p>
          </table:table-cell>
          <table:table-cell table:formula="of:=([.AP27] +[.AP28] +[.AP29])/3-[.AP23]" office:value-type="float" office:value="1.043" calcext:value-type="float">
            <text:p>1,043</text:p>
          </table:table-cell>
          <table:table-cell table:formula="of:=([.AQ27] +[.AQ28] +[.AQ29])/3-[.AQ23]" office:value-type="float" office:value="1.03433333333333" calcext:value-type="float">
            <text:p>1,03433333333333</text:p>
          </table:table-cell>
          <table:table-cell table:formula="of:=([.AR27] +[.AR28] +[.AR29])/3-[.AR23]" office:value-type="float" office:value="1.03" calcext:value-type="float">
            <text:p>1,03</text:p>
          </table:table-cell>
          <table:table-cell table:formula="of:=([.AS27] +[.AS28] +[.AS29])/3-[.AS23]" office:value-type="float" office:value="1.03066666666667" calcext:value-type="float">
            <text:p>1,03066666666667</text:p>
          </table:table-cell>
          <table:table-cell table:formula="of:=([.AT27] +[.AT28] +[.AT29])/3-[.AT23]" office:value-type="float" office:value="1.03033333333333" calcext:value-type="float">
            <text:p>1,03033333333333</text:p>
          </table:table-cell>
          <table:table-cell table:formula="of:=([.AU27] +[.AU28] +[.AU29])/3-[.AU23]" office:value-type="float" office:value="1.032" calcext:value-type="float">
            <text:p>1,032</text:p>
          </table:table-cell>
          <table:table-cell table:formula="of:=([.AV27] +[.AV28] +[.AV29])/3-[.AV23]" office:value-type="float" office:value="1.037" calcext:value-type="float">
            <text:p>1,037</text:p>
          </table:table-cell>
          <table:table-cell table:formula="of:=([.AW27] +[.AW28] +[.AW29])/3-[.AW23]" office:value-type="float" office:value="1.038" calcext:value-type="float">
            <text:p>1,038</text:p>
          </table:table-cell>
          <table:table-cell table:formula="of:=([.AX27] +[.AX28] +[.AX29])/3-[.AX23]" office:value-type="float" office:value="1.03966666666667" calcext:value-type="float">
            <text:p>1,03966666666667</text:p>
          </table:table-cell>
          <table:table-cell table:formula="of:=([.AY27] +[.AY28] +[.AY29])/3-[.AY23]" office:value-type="float" office:value="1.04266666666667" calcext:value-type="float">
            <text:p>1,04266666666667</text:p>
          </table:table-cell>
          <table:table-cell table:formula="of:=([.AZ27] +[.AZ28] +[.AZ29])/3-[.AZ23]" office:value-type="float" office:value="1.04033333333333" calcext:value-type="float">
            <text:p>1,04033333333333</text:p>
          </table:table-cell>
          <table:table-cell table:formula="of:=([.BA27] +[.BA28] +[.BA29])/3-[.BA23]" office:value-type="float" office:value="1.03833333333333" calcext:value-type="float">
            <text:p>1,03833333333333</text:p>
          </table:table-cell>
          <table:table-cell table:formula="of:=([.BB27] +[.BB28] +[.BB29])/3-[.BB23]" office:value-type="float" office:value="1.036" calcext:value-type="float">
            <text:p>1,036</text:p>
          </table:table-cell>
          <table:table-cell table:formula="of:=([.BC27] +[.BC28] +[.BC29])/3-[.BC23]" office:value-type="float" office:value="1.034" calcext:value-type="float">
            <text:p>1,034</text:p>
          </table:table-cell>
          <table:table-cell table:formula="of:=([.BD27] +[.BD28] +[.BD29])/3-[.BD23]" office:value-type="float" office:value="1.03066666666667" calcext:value-type="float">
            <text:p>1,03066666666667</text:p>
          </table:table-cell>
          <table:table-cell table:formula="of:=([.BE27] +[.BE28] +[.BE29])/3-[.BE23]" office:value-type="float" office:value="1.02933333333333" calcext:value-type="float">
            <text:p>1,02933333333333</text:p>
          </table:table-cell>
          <table:table-cell table:formula="of:=([.BF27] +[.BF28] +[.BF29])/3-[.BF23]" office:value-type="float" office:value="1.026" calcext:value-type="float">
            <text:p>1,026</text:p>
          </table:table-cell>
          <table:table-cell table:formula="of:=([.BG27] +[.BG28] +[.BG29])/3-[.BG23]" office:value-type="float" office:value="1.02" calcext:value-type="float">
            <text:p>1,02</text:p>
          </table:table-cell>
          <table:table-cell table:formula="of:=([.BH27] +[.BH28] +[.BH29])/3-[.BH23]" office:value-type="float" office:value="1.02" calcext:value-type="float">
            <text:p>1,02</text:p>
          </table:table-cell>
          <table:table-cell table:formula="of:=([.BI27] +[.BI28] +[.BI29])/3-[.BI23]" office:value-type="float" office:value="1.01766666666667" calcext:value-type="float">
            <text:p>1,01766666666667</text:p>
          </table:table-cell>
          <table:table-cell table:formula="of:=([.BJ27] +[.BJ28] +[.BJ29])/3-[.BJ23]" office:value-type="float" office:value="1.01533333333333" calcext:value-type="float">
            <text:p>1,01533333333333</text:p>
          </table:table-cell>
          <table:table-cell table:formula="of:=([.BK27] +[.BK28] +[.BK29])/3-[.BK23]" office:value-type="float" office:value="1.016" calcext:value-type="float">
            <text:p>1,016</text:p>
          </table:table-cell>
          <table:table-cell table:formula="of:=([.BL27] +[.BL28] +[.BL29])/3-[.BL23]" office:value-type="float" office:value="1.014" calcext:value-type="float">
            <text:p>1,014</text:p>
          </table:table-cell>
          <table:table-cell table:formula="of:=([.BM27] +[.BM28] +[.BM29])/3-[.BM23]" office:value-type="float" office:value="1.014" calcext:value-type="float">
            <text:p>1,014</text:p>
          </table:table-cell>
          <table:table-cell table:formula="of:=([.BN27] +[.BN28] +[.BN29])/3-[.BN23]" office:value-type="float" office:value="1.014" calcext:value-type="float">
            <text:p>1,014</text:p>
          </table:table-cell>
          <table:table-cell table:formula="of:=([.BO27] +[.BO28] +[.BO29])/3-[.BO23]" office:value-type="float" office:value="1.012" calcext:value-type="float">
            <text:p>1,012</text:p>
          </table:table-cell>
          <table:table-cell table:formula="of:=([.BP27] +[.BP28] +[.BP29])/3-[.BP23]" office:value-type="float" office:value="1.01266666666667" calcext:value-type="float">
            <text:p>1,01266666666667</text:p>
          </table:table-cell>
          <table:table-cell table:formula="of:=([.BQ27] +[.BQ28] +[.BQ29])/3-[.BQ23]" office:value-type="float" office:value="1.01233333333333" calcext:value-type="float">
            <text:p>1,01233333333333</text:p>
          </table:table-cell>
          <table:table-cell table:formula="of:=([.BR27] +[.BR28] +[.BR29])/3-[.BR23]" office:value-type="float" office:value="1.011" calcext:value-type="float">
            <text:p>1,011</text:p>
          </table:table-cell>
          <table:table-cell table:formula="of:=([.BS27] +[.BS28] +[.BS29])/3-[.BS23]" office:value-type="float" office:value="1.00966666666667" calcext:value-type="float">
            <text:p>1,00966666666667</text:p>
          </table:table-cell>
          <table:table-cell table:formula="of:=([.BT27] +[.BT28] +[.BT29])/3-[.BT23]" office:value-type="float" office:value="1.009" calcext:value-type="float">
            <text:p>1,009</text:p>
          </table:table-cell>
          <table:table-cell table:formula="of:=([.BU27] +[.BU28] +[.BU29])/3-[.BU23]" office:value-type="float" office:value="1.008" calcext:value-type="float">
            <text:p>1,008</text:p>
          </table:table-cell>
          <table:table-cell table:formula="of:=([.BV27] +[.BV28] +[.BV29])/3-[.BV23]" office:value-type="float" office:value="1.007" calcext:value-type="float">
            <text:p>1,007</text:p>
          </table:table-cell>
          <table:table-cell table:formula="of:=([.BW27] +[.BW28] +[.BW29])/3-[.BW23]" office:value-type="float" office:value="1.005" calcext:value-type="float">
            <text:p>1,005</text:p>
          </table:table-cell>
          <table:table-cell table:formula="of:=([.BX27] +[.BX28] +[.BX29])/3-[.BX23]" office:value-type="float" office:value="1.002" calcext:value-type="float">
            <text:p>1,002</text:p>
          </table:table-cell>
          <table:table-cell table:formula="of:=([.BY27] +[.BY28] +[.BY29])/3-[.BY23]" office:value-type="float" office:value="1.00033333333333" calcext:value-type="float">
            <text:p>1,00033333333333</text:p>
          </table:table-cell>
          <table:table-cell table:formula="of:=([.BZ27] +[.BZ28] +[.BZ29])/3-[.BZ23]" office:value-type="float" office:value="0.999666666666667" calcext:value-type="float">
            <text:p>0,999666666666667</text:p>
          </table:table-cell>
          <table:table-cell table:formula="of:=([.CA27] +[.CA28] +[.CA29])/3-[.CA23]" office:value-type="float" office:value="0.997666666666667" calcext:value-type="float">
            <text:p>0,997666666666667</text:p>
          </table:table-cell>
          <table:table-cell table:formula="of:=([.CB27] +[.CB28] +[.CB29])/3-[.CB23]" office:value-type="float" office:value="0.996" calcext:value-type="float">
            <text:p>0,996</text:p>
          </table:table-cell>
          <table:table-cell table:formula="of:=([.CC27] +[.CC28] +[.CC29])/3-[.CC23]" office:value-type="float" office:value="0.993333333333333" calcext:value-type="float">
            <text:p>0,993333333333333</text:p>
          </table:table-cell>
          <table:table-cell table:formula="of:=([.CD27] +[.CD28] +[.CD29])/3-[.CD23]" office:value-type="float" office:value="0.991666666666667" calcext:value-type="float">
            <text:p>0,991666666666667</text:p>
          </table:table-cell>
          <table:table-cell table:formula="of:=([.CE27] +[.CE28] +[.CE29])/3-[.CE23]" office:value-type="float" office:value="0.991" calcext:value-type="float">
            <text:p>0,991</text:p>
          </table:table-cell>
          <table:table-cell table:formula="of:=([.CF27] +[.CF28] +[.CF29])/3-[.CF23]" office:value-type="float" office:value="0.987666666666667" calcext:value-type="float">
            <text:p>0,987666666666667</text:p>
          </table:table-cell>
          <table:table-cell table:formula="of:=([.CG27] +[.CG28] +[.CG29])/3-[.CG23]" office:value-type="float" office:value="0.987" calcext:value-type="float">
            <text:p>0,987</text:p>
          </table:table-cell>
          <table:table-cell table:formula="of:=([.CH27] +[.CH28] +[.CH29])/3-[.CH23]" office:value-type="float" office:value="0.984333333333333" calcext:value-type="float">
            <text:p>0,984333333333333</text:p>
          </table:table-cell>
          <table:table-cell table:formula="of:=([.CI27] +[.CI28] +[.CI29])/3-[.CI23]" office:value-type="float" office:value="0.982333333333333" calcext:value-type="float">
            <text:p>0,982333333333333</text:p>
          </table:table-cell>
          <table:table-cell table:formula="of:=([.CJ27] +[.CJ28] +[.CJ29])/3-[.CJ23]" office:value-type="float" office:value="0.981" calcext:value-type="float">
            <text:p>0,981</text:p>
          </table:table-cell>
          <table:table-cell table:formula="of:=([.CK27] +[.CK28] +[.CK29])/3-[.CK23]" office:value-type="float" office:value="0.98" calcext:value-type="float">
            <text:p>0,98</text:p>
          </table:table-cell>
          <table:table-cell table:formula="of:=([.CL27] +[.CL28] +[.CL29])/3-[.CL23]" office:value-type="float" office:value="0.977" calcext:value-type="float">
            <text:p>0,977</text:p>
          </table:table-cell>
          <table:table-cell table:formula="of:=([.CM27] +[.CM28] +[.CM29])/3-[.CM23]" office:value-type="float" office:value="0.974666666666667" calcext:value-type="float">
            <text:p>0,974666666666667</text:p>
          </table:table-cell>
          <table:table-cell table:formula="of:=([.CN27] +[.CN28] +[.CN29])/3-[.CN23]" office:value-type="float" office:value="0.973" calcext:value-type="float">
            <text:p>0,973</text:p>
          </table:table-cell>
          <table:table-cell table:formula="of:=([.CO27] +[.CO28] +[.CO29])/3-[.CO23]" office:value-type="float" office:value="0.971333333333333" calcext:value-type="float">
            <text:p>0,971333333333333</text:p>
          </table:table-cell>
          <table:table-cell table:formula="of:=([.CP27] +[.CP28] +[.CP29])/3-[.CP23]" office:value-type="float" office:value="0.97" calcext:value-type="float">
            <text:p>0,97</text:p>
          </table:table-cell>
          <table:table-cell table:formula="of:=([.CQ27] +[.CQ28] +[.CQ29])/3-[.CQ23]" office:value-type="float" office:value="0.968" calcext:value-type="float">
            <text:p>0,968</text:p>
          </table:table-cell>
          <table:table-cell table:formula="of:=([.CR27] +[.CR28] +[.CR29])/3-[.CR23]" office:value-type="float" office:value="0.966333333333333" calcext:value-type="float">
            <text:p>0,966333333333333</text:p>
          </table:table-cell>
          <table:table-cell table:formula="of:=([.CS27] +[.CS28] +[.CS29])/3-[.CS23]" office:value-type="float" office:value="0.965" calcext:value-type="float">
            <text:p>0,965</text:p>
          </table:table-cell>
          <table:table-cell table:formula="of:=([.CT27] +[.CT28] +[.CT29])/3-[.CT23]" office:value-type="float" office:value="0.963666666666667" calcext:value-type="float">
            <text:p>0,963666666666667</text:p>
          </table:table-cell>
          <table:table-cell table:formula="of:=([.CU27] +[.CU28] +[.CU29])/3-[.CU23]" office:value-type="float" office:value="0.962333333333333" calcext:value-type="float">
            <text:p>0,962333333333333</text:p>
          </table:table-cell>
          <table:table-cell table:number-columns-repeated="925"/>
        </table:table-row>
        <table:table-row table:style-name="ro1">
          <table:table-cell/>
          <table:table-cell office:value-type="string" calcext:value-type="string">
            <text:p>P. putida KT ΔgclR (C+)</text:p>
          </table:table-cell>
          <table:table-cell table:formula="of:=([.C30] +[.C31] +[.C32] )/3-[.C23]" office:value-type="float" office:value="0.047" calcext:value-type="float">
            <text:p>0,047</text:p>
          </table:table-cell>
          <table:table-cell table:formula="of:=([.D30] +[.D31] +[.D32] )/3-[.D23]" office:value-type="float" office:value="0.049" calcext:value-type="float">
            <text:p>0,049</text:p>
          </table:table-cell>
          <table:table-cell table:formula="of:=([.E30] +[.E31] +[.E32] )/3-[.E23]" office:value-type="float" office:value="0.055" calcext:value-type="float">
            <text:p>0,055</text:p>
          </table:table-cell>
          <table:table-cell table:formula="of:=([.F30] +[.F31] +[.F32] )/3-[.F23]" office:value-type="float" office:value="0.0613333333333333" calcext:value-type="float">
            <text:p>0,061333333333333</text:p>
          </table:table-cell>
          <table:table-cell table:formula="of:=([.G30] +[.G31] +[.G32] )/3-[.G23]" office:value-type="float" office:value="0.068" calcext:value-type="float">
            <text:p>0,068</text:p>
          </table:table-cell>
          <table:table-cell table:formula="of:=([.H30] +[.H31] +[.H32] )/3-[.H23]" office:value-type="float" office:value="0.077" calcext:value-type="float">
            <text:p>0,077</text:p>
          </table:table-cell>
          <table:table-cell table:formula="of:=([.I30] +[.I31] +[.I32] )/3-[.I23]" office:value-type="float" office:value="0.0953333333333333" calcext:value-type="float">
            <text:p>0,095333333333333</text:p>
          </table:table-cell>
          <table:table-cell table:formula="of:=([.J30] +[.J31] +[.J32] )/3-[.J23]" office:value-type="float" office:value="0.114666666666667" calcext:value-type="float">
            <text:p>0,114666666666667</text:p>
          </table:table-cell>
          <table:table-cell table:formula="of:=([.K30] +[.K31] +[.K32] )/3-[.K23]" office:value-type="float" office:value="0.144" calcext:value-type="float">
            <text:p>0,144</text:p>
          </table:table-cell>
          <table:table-cell table:formula="of:=([.L30] +[.L31] +[.L32] )/3-[.L23]" office:value-type="float" office:value="0.179666666666667" calcext:value-type="float">
            <text:p>0,179666666666667</text:p>
          </table:table-cell>
          <table:table-cell table:formula="of:=([.M30] +[.M31] +[.M32] )/3-[.M23]" office:value-type="float" office:value="0.227666666666667" calcext:value-type="float">
            <text:p>0,227666666666667</text:p>
          </table:table-cell>
          <table:table-cell table:formula="of:=([.N30] +[.N31] +[.N32] )/3-[.N23]" office:value-type="float" office:value="0.295666666666667" calcext:value-type="float">
            <text:p>0,295666666666667</text:p>
          </table:table-cell>
          <table:table-cell table:formula="of:=([.O30] +[.O31] +[.O32] )/3-[.O23]" office:value-type="float" office:value="0.361333333333333" calcext:value-type="float">
            <text:p>0,361333333333333</text:p>
          </table:table-cell>
          <table:table-cell table:formula="of:=([.P30] +[.P31] +[.P32] )/3-[.P23]" office:value-type="float" office:value="0.434333333333333" calcext:value-type="float">
            <text:p>0,434333333333333</text:p>
          </table:table-cell>
          <table:table-cell table:formula="of:=([.Q30] +[.Q31] +[.Q32] )/3-[.Q23]" office:value-type="float" office:value="0.508666666666667" calcext:value-type="float">
            <text:p>0,508666666666667</text:p>
          </table:table-cell>
          <table:table-cell table:formula="of:=([.R30] +[.R31] +[.R32] )/3-[.R23]" office:value-type="float" office:value="0.593333333333333" calcext:value-type="float">
            <text:p>0,593333333333333</text:p>
          </table:table-cell>
          <table:table-cell table:formula="of:=([.S30] +[.S31] +[.S32] )/3-[.S23]" office:value-type="float" office:value="0.665666666666667" calcext:value-type="float">
            <text:p>0,665666666666667</text:p>
          </table:table-cell>
          <table:table-cell table:formula="of:=([.T30] +[.T31] +[.T32] )/3-[.T23]" office:value-type="float" office:value="0.761" calcext:value-type="float">
            <text:p>0,761</text:p>
          </table:table-cell>
          <table:table-cell table:formula="of:=([.U30] +[.U31] +[.U32] )/3-[.U23]" office:value-type="float" office:value="0.837" calcext:value-type="float">
            <text:p>0,837</text:p>
          </table:table-cell>
          <table:table-cell table:formula="of:=([.V30] +[.V31] +[.V32] )/3-[.V23]" office:value-type="float" office:value="0.888" calcext:value-type="float">
            <text:p>0,888</text:p>
          </table:table-cell>
          <table:table-cell table:formula="of:=([.W30] +[.W31] +[.W32] )/3-[.W23]" office:value-type="float" office:value="0.931666666666667" calcext:value-type="float">
            <text:p>0,931666666666667</text:p>
          </table:table-cell>
          <table:table-cell table:formula="of:=([.X30] +[.X31] +[.X32] )/3-[.X23]" office:value-type="float" office:value="0.965" calcext:value-type="float">
            <text:p>0,965</text:p>
          </table:table-cell>
          <table:table-cell table:formula="of:=([.Y30] +[.Y31] +[.Y32] )/3-[.Y23]" office:value-type="float" office:value="0.994666666666667" calcext:value-type="float">
            <text:p>0,994666666666667</text:p>
          </table:table-cell>
          <table:table-cell table:formula="of:=([.Z30] +[.Z31] +[.Z32] )/3-[.Z23]" office:value-type="float" office:value="1.01933333333333" calcext:value-type="float">
            <text:p>1,01933333333333</text:p>
          </table:table-cell>
          <table:table-cell table:formula="of:=([.AA30] +[.AA31] +[.AA32] )/3-[.AA23]" office:value-type="float" office:value="1.03666666666667" calcext:value-type="float">
            <text:p>1,03666666666667</text:p>
          </table:table-cell>
          <table:table-cell table:formula="of:=([.AB30] +[.AB31] +[.AB32] )/3-[.AB23]" office:value-type="float" office:value="1.05666666666667" calcext:value-type="float">
            <text:p>1,05666666666667</text:p>
          </table:table-cell>
          <table:table-cell table:formula="of:=([.AC30] +[.AC31] +[.AC32] )/3-[.AC23]" office:value-type="float" office:value="1.06866666666667" calcext:value-type="float">
            <text:p>1,06866666666667</text:p>
          </table:table-cell>
          <table:table-cell table:formula="of:=([.AD30] +[.AD31] +[.AD32] )/3-[.AD23]" office:value-type="float" office:value="1.082" calcext:value-type="float">
            <text:p>1,082</text:p>
          </table:table-cell>
          <table:table-cell table:formula="of:=([.AE30] +[.AE31] +[.AE32] )/3-[.AE23]" office:value-type="float" office:value="1.09333333333333" calcext:value-type="float">
            <text:p>1,09333333333333</text:p>
          </table:table-cell>
          <table:table-cell table:formula="of:=([.AF30] +[.AF31] +[.AF32] )/3-[.AF23]" office:value-type="float" office:value="1.09933333333333" calcext:value-type="float">
            <text:p>1,09933333333333</text:p>
          </table:table-cell>
          <table:table-cell table:formula="of:=([.AG30] +[.AG31] +[.AG32] )/3-[.AG23]" office:value-type="float" office:value="1.103" calcext:value-type="float">
            <text:p>1,103</text:p>
          </table:table-cell>
          <table:table-cell table:formula="of:=([.AH30] +[.AH31] +[.AH32] )/3-[.AH23]" office:value-type="float" office:value="1.105" calcext:value-type="float">
            <text:p>1,105</text:p>
          </table:table-cell>
          <table:table-cell table:formula="of:=([.AI30] +[.AI31] +[.AI32] )/3-[.AI23]" office:value-type="float" office:value="1.108" calcext:value-type="float">
            <text:p>1,108</text:p>
          </table:table-cell>
          <table:table-cell table:formula="of:=([.AJ30] +[.AJ31] +[.AJ32] )/3-[.AJ23]" office:value-type="float" office:value="1.102" calcext:value-type="float">
            <text:p>1,102</text:p>
          </table:table-cell>
          <table:table-cell table:formula="of:=([.AK30] +[.AK31] +[.AK32] )/3-[.AK23]" office:value-type="float" office:value="1.10066666666667" calcext:value-type="float">
            <text:p>1,10066666666667</text:p>
          </table:table-cell>
          <table:table-cell table:formula="of:=([.AL30] +[.AL31] +[.AL32] )/3-[.AL23]" office:value-type="float" office:value="1.09433333333333" calcext:value-type="float">
            <text:p>1,09433333333333</text:p>
          </table:table-cell>
          <table:table-cell table:formula="of:=([.AM30] +[.AM31] +[.AM32] )/3-[.AM23]" office:value-type="float" office:value="1.08766666666667" calcext:value-type="float">
            <text:p>1,08766666666667</text:p>
          </table:table-cell>
          <table:table-cell table:formula="of:=([.AN30] +[.AN31] +[.AN32] )/3-[.AN23]" office:value-type="float" office:value="1.07933333333333" calcext:value-type="float">
            <text:p>1,07933333333333</text:p>
          </table:table-cell>
          <table:table-cell table:formula="of:=([.AO30] +[.AO31] +[.AO32] )/3-[.AO23]" office:value-type="float" office:value="1.07266666666667" calcext:value-type="float">
            <text:p>1,07266666666667</text:p>
          </table:table-cell>
          <table:table-cell table:formula="of:=([.AP30] +[.AP31] +[.AP32] )/3-[.AP23]" office:value-type="float" office:value="1.07133333333333" calcext:value-type="float">
            <text:p>1,07133333333333</text:p>
          </table:table-cell>
          <table:table-cell table:formula="of:=([.AQ30] +[.AQ31] +[.AQ32] )/3-[.AQ23]" office:value-type="float" office:value="1.06933333333333" calcext:value-type="float">
            <text:p>1,06933333333333</text:p>
          </table:table-cell>
          <table:table-cell table:formula="of:=([.AR30] +[.AR31] +[.AR32] )/3-[.AR23]" office:value-type="float" office:value="1.06366666666667" calcext:value-type="float">
            <text:p>1,06366666666667</text:p>
          </table:table-cell>
          <table:table-cell table:formula="of:=([.AS30] +[.AS31] +[.AS32] )/3-[.AS23]" office:value-type="float" office:value="1.05733333333333" calcext:value-type="float">
            <text:p>1,05733333333333</text:p>
          </table:table-cell>
          <table:table-cell table:formula="of:=([.AT30] +[.AT31] +[.AT32] )/3-[.AT23]" office:value-type="float" office:value="1.06066666666667" calcext:value-type="float">
            <text:p>1,06066666666667</text:p>
          </table:table-cell>
          <table:table-cell table:formula="of:=([.AU30] +[.AU31] +[.AU32] )/3-[.AU23]" office:value-type="float" office:value="1.064" calcext:value-type="float">
            <text:p>1,064</text:p>
          </table:table-cell>
          <table:table-cell table:formula="of:=([.AV30] +[.AV31] +[.AV32] )/3-[.AV23]" office:value-type="float" office:value="1.065" calcext:value-type="float">
            <text:p>1,065</text:p>
          </table:table-cell>
          <table:table-cell table:formula="of:=([.AW30] +[.AW31] +[.AW32] )/3-[.AW23]" office:value-type="float" office:value="1.06566666666667" calcext:value-type="float">
            <text:p>1,06566666666667</text:p>
          </table:table-cell>
          <table:table-cell table:formula="of:=([.AX30] +[.AX31] +[.AX32] )/3-[.AX23]" office:value-type="float" office:value="1.06566666666667" calcext:value-type="float">
            <text:p>1,06566666666667</text:p>
          </table:table-cell>
          <table:table-cell table:formula="of:=([.AY30] +[.AY31] +[.AY32] )/3-[.AY23]" office:value-type="float" office:value="1.06633333333333" calcext:value-type="float">
            <text:p>1,06633333333333</text:p>
          </table:table-cell>
          <table:table-cell table:formula="of:=([.AZ30] +[.AZ31] +[.AZ32] )/3-[.AZ23]" office:value-type="float" office:value="1.06633333333333" calcext:value-type="float">
            <text:p>1,06633333333333</text:p>
          </table:table-cell>
          <table:table-cell table:formula="of:=([.BA30] +[.BA31] +[.BA32] )/3-[.BA23]" office:value-type="float" office:value="1.06466666666667" calcext:value-type="float">
            <text:p>1,06466666666667</text:p>
          </table:table-cell>
          <table:table-cell table:formula="of:=([.BB30] +[.BB31] +[.BB32] )/3-[.BB23]" office:value-type="float" office:value="1.06333333333333" calcext:value-type="float">
            <text:p>1,06333333333333</text:p>
          </table:table-cell>
          <table:table-cell table:formula="of:=([.BC30] +[.BC31] +[.BC32] )/3-[.BC23]" office:value-type="float" office:value="1.06333333333333" calcext:value-type="float">
            <text:p>1,06333333333333</text:p>
          </table:table-cell>
          <table:table-cell table:formula="of:=([.BD30] +[.BD31] +[.BD32] )/3-[.BD23]" office:value-type="float" office:value="1.06233333333333" calcext:value-type="float">
            <text:p>1,06233333333333</text:p>
          </table:table-cell>
          <table:table-cell table:formula="of:=([.BE30] +[.BE31] +[.BE32] )/3-[.BE23]" office:value-type="float" office:value="1.06333333333333" calcext:value-type="float">
            <text:p>1,06333333333333</text:p>
          </table:table-cell>
          <table:table-cell table:formula="of:=([.BF30] +[.BF31] +[.BF32] )/3-[.BF23]" office:value-type="float" office:value="1.06233333333333" calcext:value-type="float">
            <text:p>1,06233333333333</text:p>
          </table:table-cell>
          <table:table-cell table:formula="of:=([.BG30] +[.BG31] +[.BG32] )/3-[.BG23]" office:value-type="float" office:value="1.05766666666667" calcext:value-type="float">
            <text:p>1,05766666666667</text:p>
          </table:table-cell>
          <table:table-cell table:formula="of:=([.BH30] +[.BH31] +[.BH32] )/3-[.BH23]" office:value-type="float" office:value="1.056" calcext:value-type="float">
            <text:p>1,056</text:p>
          </table:table-cell>
          <table:table-cell table:formula="of:=([.BI30] +[.BI31] +[.BI32] )/3-[.BI23]" office:value-type="float" office:value="1.05166666666667" calcext:value-type="float">
            <text:p>1,05166666666667</text:p>
          </table:table-cell>
          <table:table-cell table:formula="of:=([.BJ30] +[.BJ31] +[.BJ32] )/3-[.BJ23]" office:value-type="float" office:value="1.04666666666667" calcext:value-type="float">
            <text:p>1,04666666666667</text:p>
          </table:table-cell>
          <table:table-cell table:formula="of:=([.BK30] +[.BK31] +[.BK32] )/3-[.BK23]" office:value-type="float" office:value="1.044" calcext:value-type="float">
            <text:p>1,044</text:p>
          </table:table-cell>
          <table:table-cell table:formula="of:=([.BL30] +[.BL31] +[.BL32] )/3-[.BL23]" office:value-type="float" office:value="1.03866666666667" calcext:value-type="float">
            <text:p>1,03866666666667</text:p>
          </table:table-cell>
          <table:table-cell table:formula="of:=([.BM30] +[.BM31] +[.BM32] )/3-[.BM23]" office:value-type="float" office:value="1.03666666666667" calcext:value-type="float">
            <text:p>1,03666666666667</text:p>
          </table:table-cell>
          <table:table-cell table:formula="of:=([.BN30] +[.BN31] +[.BN32] )/3-[.BN23]" office:value-type="float" office:value="1.03266666666667" calcext:value-type="float">
            <text:p>1,03266666666667</text:p>
          </table:table-cell>
          <table:table-cell table:formula="of:=([.BO30] +[.BO31] +[.BO32] )/3-[.BO23]" office:value-type="float" office:value="1.02833333333333" calcext:value-type="float">
            <text:p>1,02833333333333</text:p>
          </table:table-cell>
          <table:table-cell table:formula="of:=([.BP30] +[.BP31] +[.BP32] )/3-[.BP23]" office:value-type="float" office:value="1.02766666666667" calcext:value-type="float">
            <text:p>1,02766666666667</text:p>
          </table:table-cell>
          <table:table-cell table:formula="of:=([.BQ30] +[.BQ31] +[.BQ32] )/3-[.BQ23]" office:value-type="float" office:value="1.02533333333333" calcext:value-type="float">
            <text:p>1,02533333333333</text:p>
          </table:table-cell>
          <table:table-cell table:formula="of:=([.BR30] +[.BR31] +[.BR32] )/3-[.BR23]" office:value-type="float" office:value="1.021" calcext:value-type="float">
            <text:p>1,021</text:p>
          </table:table-cell>
          <table:table-cell table:formula="of:=([.BS30] +[.BS31] +[.BS32] )/3-[.BS23]" office:value-type="float" office:value="1.018" calcext:value-type="float">
            <text:p>1,018</text:p>
          </table:table-cell>
          <table:table-cell table:formula="of:=([.BT30] +[.BT31] +[.BT32] )/3-[.BT23]" office:value-type="float" office:value="1.01633333333333" calcext:value-type="float">
            <text:p>1,01633333333333</text:p>
          </table:table-cell>
          <table:table-cell table:formula="of:=([.BU30] +[.BU31] +[.BU32] )/3-[.BU23]" office:value-type="float" office:value="1.01566666666667" calcext:value-type="float">
            <text:p>1,01566666666667</text:p>
          </table:table-cell>
          <table:table-cell table:formula="of:=([.BV30] +[.BV31] +[.BV32] )/3-[.BV23]" office:value-type="float" office:value="1.01266666666667" calcext:value-type="float">
            <text:p>1,01266666666667</text:p>
          </table:table-cell>
          <table:table-cell table:formula="of:=([.BW30] +[.BW31] +[.BW32] )/3-[.BW23]" office:value-type="float" office:value="1.011" calcext:value-type="float">
            <text:p>1,011</text:p>
          </table:table-cell>
          <table:table-cell table:formula="of:=([.BX30] +[.BX31] +[.BX32] )/3-[.BX23]" office:value-type="float" office:value="1.009" calcext:value-type="float">
            <text:p>1,009</text:p>
          </table:table-cell>
          <table:table-cell table:formula="of:=([.BY30] +[.BY31] +[.BY32] )/3-[.BY23]" office:value-type="float" office:value="1.00766666666667" calcext:value-type="float">
            <text:p>1,00766666666667</text:p>
          </table:table-cell>
          <table:table-cell table:formula="of:=([.BZ30] +[.BZ31] +[.BZ32] )/3-[.BZ23]" office:value-type="float" office:value="1.00633333333333" calcext:value-type="float">
            <text:p>1,00633333333333</text:p>
          </table:table-cell>
          <table:table-cell table:formula="of:=([.CA30] +[.CA31] +[.CA32] )/3-[.CA23]" office:value-type="float" office:value="1.00366666666667" calcext:value-type="float">
            <text:p>1,00366666666667</text:p>
          </table:table-cell>
          <table:table-cell table:formula="of:=([.CB30] +[.CB31] +[.CB32] )/3-[.CB23]" office:value-type="float" office:value="1.00133333333333" calcext:value-type="float">
            <text:p>1,00133333333333</text:p>
          </table:table-cell>
          <table:table-cell table:formula="of:=([.CC30] +[.CC31] +[.CC32] )/3-[.CC23]" office:value-type="float" office:value="0.997666666666667" calcext:value-type="float">
            <text:p>0,997666666666667</text:p>
          </table:table-cell>
          <table:table-cell table:formula="of:=([.CD30] +[.CD31] +[.CD32] )/3-[.CD23]" office:value-type="float" office:value="0.996333333333333" calcext:value-type="float">
            <text:p>0,996333333333333</text:p>
          </table:table-cell>
          <table:table-cell table:formula="of:=([.CE30] +[.CE31] +[.CE32] )/3-[.CE23]" office:value-type="float" office:value="0.995333333333334" calcext:value-type="float">
            <text:p>0,995333333333334</text:p>
          </table:table-cell>
          <table:table-cell table:formula="of:=([.CF30] +[.CF31] +[.CF32] )/3-[.CF23]" office:value-type="float" office:value="0.990333333333333" calcext:value-type="float">
            <text:p>0,990333333333333</text:p>
          </table:table-cell>
          <table:table-cell table:formula="of:=([.CG30] +[.CG31] +[.CG32] )/3-[.CG23]" office:value-type="float" office:value="0.990333333333333" calcext:value-type="float">
            <text:p>0,990333333333333</text:p>
          </table:table-cell>
          <table:table-cell table:formula="of:=([.CH30] +[.CH31] +[.CH32] )/3-[.CH23]" office:value-type="float" office:value="0.989" calcext:value-type="float">
            <text:p>0,989</text:p>
          </table:table-cell>
          <table:table-cell table:formula="of:=([.CI30] +[.CI31] +[.CI32] )/3-[.CI23]" office:value-type="float" office:value="0.985666666666666" calcext:value-type="float">
            <text:p>0,985666666666666</text:p>
          </table:table-cell>
          <table:table-cell table:formula="of:=([.CJ30] +[.CJ31] +[.CJ32] )/3-[.CJ23]" office:value-type="float" office:value="0.985333333333333" calcext:value-type="float">
            <text:p>0,985333333333333</text:p>
          </table:table-cell>
          <table:table-cell table:formula="of:=([.CK30] +[.CK31] +[.CK32] )/3-[.CK23]" office:value-type="float" office:value="0.982" calcext:value-type="float">
            <text:p>0,982</text:p>
          </table:table-cell>
          <table:table-cell table:formula="of:=([.CL30] +[.CL31] +[.CL32] )/3-[.CL23]" office:value-type="float" office:value="0.979" calcext:value-type="float">
            <text:p>0,979</text:p>
          </table:table-cell>
          <table:table-cell table:formula="of:=([.CM30] +[.CM31] +[.CM32] )/3-[.CM23]" office:value-type="float" office:value="0.976" calcext:value-type="float">
            <text:p>0,976</text:p>
          </table:table-cell>
          <table:table-cell table:formula="of:=([.CN30] +[.CN31] +[.CN32] )/3-[.CN23]" office:value-type="float" office:value="0.973666666666666" calcext:value-type="float">
            <text:p>0,973666666666666</text:p>
          </table:table-cell>
          <table:table-cell table:formula="of:=([.CO30] +[.CO31] +[.CO32] )/3-[.CO23]" office:value-type="float" office:value="0.971" calcext:value-type="float">
            <text:p>0,971</text:p>
          </table:table-cell>
          <table:table-cell table:formula="of:=([.CP30] +[.CP31] +[.CP32] )/3-[.CP23]" office:value-type="float" office:value="0.97" calcext:value-type="float">
            <text:p>0,97</text:p>
          </table:table-cell>
          <table:table-cell table:formula="of:=([.CQ30] +[.CQ31] +[.CQ32] )/3-[.CQ23]" office:value-type="float" office:value="0.968333333333333" calcext:value-type="float">
            <text:p>0,968333333333333</text:p>
          </table:table-cell>
          <table:table-cell table:formula="of:=([.CR30] +[.CR31] +[.CR32] )/3-[.CR23]" office:value-type="float" office:value="0.964333333333333" calcext:value-type="float">
            <text:p>0,964333333333333</text:p>
          </table:table-cell>
          <table:table-cell table:formula="of:=([.CS30] +[.CS31] +[.CS32] )/3-[.CS23]" office:value-type="float" office:value="0.962666666666667" calcext:value-type="float">
            <text:p>0,962666666666667</text:p>
          </table:table-cell>
          <table:table-cell table:formula="of:=([.CT30] +[.CT31] +[.CT32] )/3-[.CT23]" office:value-type="float" office:value="0.958" calcext:value-type="float">
            <text:p>0,958</text:p>
          </table:table-cell>
          <table:table-cell table:formula="of:=([.CU30] +[.CU31] +[.CU32] )/3-[.CU23]" office:value-type="float" office:value="0.957666666666666" calcext:value-type="float">
            <text:p>0,957666666666666</text:p>
          </table:table-cell>
          <table:table-cell table:number-columns-repeated="925"/>
        </table:table-row>
        <table:table-row table:style-name="ro1">
          <table:table-cell table:number-columns-repeated="1024"/>
        </table:table-row>
        <table:table-row table:style-name="ro1">
          <table:table-cell table:style-name="ce19" table:number-columns-repeated="3"/>
          <table:table-cell table:number-columns-repeated="1021"/>
        </table:table-row>
        <table:table-row table:style-name="ro1">
          <table:table-cell table:style-name="ce26" office:value-type="string" calcext:value-type="string">
            <text:p>B1</text:p>
          </table:table-cell>
          <table:table-cell table:style-name="ce26"/>
          <table:table-cell table:style-name="ce26" office:value-type="float" office:value="0.127" calcext:value-type="float">
            <text:p>0,127</text:p>
          </table:table-cell>
          <table:table-cell table:style-name="ce26" office:value-type="float" office:value="0.102" calcext:value-type="float">
            <text:p>0,102</text:p>
          </table:table-cell>
          <table:table-cell table:number-columns-repeated="5" table:style-name="ce26" office:value-type="float" office:value="0.103" calcext:value-type="float">
            <text:p>0,103</text:p>
          </table:table-cell>
          <table:table-cell table:style-name="ce26" office:value-type="float" office:value="0.104" calcext:value-type="float">
            <text:p>0,104</text:p>
          </table:table-cell>
          <table:table-cell table:style-name="ce26" office:value-type="float" office:value="0.103" calcext:value-type="float">
            <text:p>0,103</text:p>
          </table:table-cell>
          <table:table-cell table:style-name="ce26" office:value-type="float" office:value="0.104" calcext:value-type="float">
            <text:p>0,104</text:p>
          </table:table-cell>
          <table:table-cell table:number-columns-repeated="5" table:style-name="ce26" office:value-type="float" office:value="0.103" calcext:value-type="float">
            <text:p>0,103</text:p>
          </table:table-cell>
          <table:table-cell table:style-name="ce26" office:value-type="float" office:value="0.102" calcext:value-type="float">
            <text:p>0,102</text:p>
          </table:table-cell>
          <table:table-cell table:style-name="ce26" office:value-type="float" office:value="0.103" calcext:value-type="float">
            <text:p>0,103</text:p>
          </table:table-cell>
          <table:table-cell table:number-columns-repeated="2" table:style-name="ce26" office:value-type="float" office:value="0.102" calcext:value-type="float">
            <text:p>0,102</text:p>
          </table:table-cell>
          <table:table-cell table:style-name="ce26" office:value-type="float" office:value="0.104" calcext:value-type="float">
            <text:p>0,104</text:p>
          </table:table-cell>
          <table:table-cell table:style-name="ce26" office:value-type="float" office:value="0.103" calcext:value-type="float">
            <text:p>0,103</text:p>
          </table:table-cell>
          <table:table-cell table:style-name="ce26" office:value-type="float" office:value="0.102" calcext:value-type="float">
            <text:p>0,102</text:p>
          </table:table-cell>
          <table:table-cell table:style-name="ce26" office:value-type="float" office:value="0.104" calcext:value-type="float">
            <text:p>0,104</text:p>
          </table:table-cell>
          <table:table-cell table:style-name="ce26" office:value-type="float" office:value="0.103" calcext:value-type="float">
            <text:p>0,103</text:p>
          </table:table-cell>
          <table:table-cell table:style-name="ce26" office:value-type="float" office:value="0.104" calcext:value-type="float">
            <text:p>0,104</text:p>
          </table:table-cell>
          <table:table-cell table:style-name="ce26" office:value-type="float" office:value="0.103" calcext:value-type="float">
            <text:p>0,103</text:p>
          </table:table-cell>
          <table:table-cell table:style-name="ce26" office:value-type="float" office:value="0.104" calcext:value-type="float">
            <text:p>0,104</text:p>
          </table:table-cell>
          <table:table-cell table:number-columns-repeated="2" table:style-name="ce26" office:value-type="float" office:value="0.103" calcext:value-type="float">
            <text:p>0,103</text:p>
          </table:table-cell>
          <table:table-cell table:style-name="ce26" office:value-type="float" office:value="0.105" calcext:value-type="float">
            <text:p>0,105</text:p>
          </table:table-cell>
          <table:table-cell table:style-name="ce26" office:value-type="float" office:value="0.102" calcext:value-type="float">
            <text:p>0,102</text:p>
          </table:table-cell>
          <table:table-cell table:style-name="ce26" office:value-type="float" office:value="0.103" calcext:value-type="float">
            <text:p>0,103</text:p>
          </table:table-cell>
          <table:table-cell table:style-name="ce26" office:value-type="float" office:value="0.102" calcext:value-type="float">
            <text:p>0,102</text:p>
          </table:table-cell>
          <table:table-cell table:style-name="ce26" office:value-type="float" office:value="0.103" calcext:value-type="float">
            <text:p>0,103</text:p>
          </table:table-cell>
          <table:table-cell table:style-name="ce26" office:value-type="float" office:value="0.104" calcext:value-type="float">
            <text:p>0,104</text:p>
          </table:table-cell>
          <table:table-cell table:style-name="ce26" office:value-type="float" office:value="0.103" calcext:value-type="float">
            <text:p>0,103</text:p>
          </table:table-cell>
          <table:table-cell table:style-name="ce26" office:value-type="float" office:value="0.105" calcext:value-type="float">
            <text:p>0,105</text:p>
          </table:table-cell>
          <table:table-cell table:style-name="ce26" office:value-type="float" office:value="0.102" calcext:value-type="float">
            <text:p>0,102</text:p>
          </table:table-cell>
          <table:table-cell table:style-name="ce26" office:value-type="float" office:value="0.104" calcext:value-type="float">
            <text:p>0,104</text:p>
          </table:table-cell>
          <table:table-cell table:style-name="ce26" office:value-type="float" office:value="0.102" calcext:value-type="float">
            <text:p>0,102</text:p>
          </table:table-cell>
          <table:table-cell table:style-name="ce26" office:value-type="float" office:value="0.103" calcext:value-type="float">
            <text:p>0,103</text:p>
          </table:table-cell>
          <table:table-cell table:style-name="ce26" office:value-type="float" office:value="0.104" calcext:value-type="float">
            <text:p>0,104</text:p>
          </table:table-cell>
          <table:table-cell table:number-columns-repeated="4" table:style-name="ce26" office:value-type="float" office:value="0.102" calcext:value-type="float">
            <text:p>0,102</text:p>
          </table:table-cell>
          <table:table-cell table:style-name="ce26" office:value-type="float" office:value="0.103" calcext:value-type="float">
            <text:p>0,103</text:p>
          </table:table-cell>
          <table:table-cell table:style-name="ce26" office:value-type="float" office:value="0.104" calcext:value-type="float">
            <text:p>0,104</text:p>
          </table:table-cell>
          <table:table-cell table:style-name="ce26" office:value-type="float" office:value="0.102" calcext:value-type="float">
            <text:p>0,102</text:p>
          </table:table-cell>
          <table:table-cell table:style-name="ce26" office:value-type="float" office:value="0.103" calcext:value-type="float">
            <text:p>0,103</text:p>
          </table:table-cell>
          <table:table-cell table:style-name="ce26" office:value-type="float" office:value="0.101" calcext:value-type="float">
            <text:p>0,101</text:p>
          </table:table-cell>
          <table:table-cell table:style-name="ce26" office:value-type="float" office:value="0.1" calcext:value-type="float">
            <text:p>0,1</text:p>
          </table:table-cell>
          <table:table-cell table:style-name="ce26" office:value-type="float" office:value="0.102" calcext:value-type="float">
            <text:p>0,102</text:p>
          </table:table-cell>
          <table:table-cell table:number-columns-repeated="4" table:style-name="ce26" office:value-type="float" office:value="0.103" calcext:value-type="float">
            <text:p>0,103</text:p>
          </table:table-cell>
          <table:table-cell table:style-name="ce26" office:value-type="float" office:value="0.104" calcext:value-type="float">
            <text:p>0,104</text:p>
          </table:table-cell>
          <table:table-cell table:style-name="ce26" office:value-type="float" office:value="0.103" calcext:value-type="float">
            <text:p>0,103</text:p>
          </table:table-cell>
          <table:table-cell table:number-columns-repeated="2" table:style-name="ce26" office:value-type="float" office:value="0.102" calcext:value-type="float">
            <text:p>0,102</text:p>
          </table:table-cell>
          <table:table-cell table:style-name="ce26" office:value-type="float" office:value="0.104" calcext:value-type="float">
            <text:p>0,104</text:p>
          </table:table-cell>
          <table:table-cell table:style-name="ce26" office:value-type="float" office:value="0.103" calcext:value-type="float">
            <text:p>0,103</text:p>
          </table:table-cell>
          <table:table-cell table:style-name="ce26" office:value-type="float" office:value="0.102" calcext:value-type="float">
            <text:p>0,102</text:p>
          </table:table-cell>
          <table:table-cell table:style-name="ce26" office:value-type="float" office:value="0.103" calcext:value-type="float">
            <text:p>0,103</text:p>
          </table:table-cell>
          <table:table-cell table:style-name="ce26" office:value-type="float" office:value="0.102" calcext:value-type="float">
            <text:p>0,102</text:p>
          </table:table-cell>
          <table:table-cell table:style-name="ce26" office:value-type="float" office:value="0.101" calcext:value-type="float">
            <text:p>0,101</text:p>
          </table:table-cell>
          <table:table-cell table:style-name="ce26" office:value-type="float" office:value="0.102" calcext:value-type="float">
            <text:p>0,102</text:p>
          </table:table-cell>
          <table:table-cell table:number-columns-repeated="2" table:style-name="ce26" office:value-type="float" office:value="0.103" calcext:value-type="float">
            <text:p>0,103</text:p>
          </table:table-cell>
          <table:table-cell table:number-columns-repeated="2" table:style-name="ce26" office:value-type="float" office:value="0.101" calcext:value-type="float">
            <text:p>0,101</text:p>
          </table:table-cell>
          <table:table-cell table:number-columns-repeated="2" table:style-name="ce26" office:value-type="float" office:value="0.102" calcext:value-type="float">
            <text:p>0,102</text:p>
          </table:table-cell>
          <table:table-cell table:style-name="ce26" office:value-type="float" office:value="0.104" calcext:value-type="float">
            <text:p>0,104</text:p>
          </table:table-cell>
          <table:table-cell table:style-name="ce26" office:value-type="float" office:value="0.101" calcext:value-type="float">
            <text:p>0,101</text:p>
          </table:table-cell>
          <table:table-cell table:number-columns-repeated="5" table:style-name="ce26" office:value-type="float" office:value="0.102" calcext:value-type="float">
            <text:p>0,102</text:p>
          </table:table-cell>
          <table:table-cell table:number-columns-repeated="2" table:style-name="ce26" office:value-type="float" office:value="0.101" calcext:value-type="float">
            <text:p>0,101</text:p>
          </table:table-cell>
          <table:table-cell table:number-columns-repeated="2" table:style-name="ce26" office:value-type="float" office:value="0.102" calcext:value-type="float">
            <text:p>0,102</text:p>
          </table:table-cell>
          <table:table-cell table:style-name="ce26" office:value-type="float" office:value="0.101" calcext:value-type="float">
            <text:p>0,101</text:p>
          </table:table-cell>
          <table:table-cell table:style-name="ce26" office:value-type="float" office:value="0.102" calcext:value-type="float">
            <text:p>0,102</text:p>
          </table:table-cell>
          <table:table-cell table:number-columns-repeated="2" table:style-name="ce26" office:value-type="float" office:value="0.101" calcext:value-type="float">
            <text:p>0,101</text:p>
          </table:table-cell>
          <table:table-cell table:style-name="ce26" office:value-type="float" office:value="0.102" calcext:value-type="float">
            <text:p>0,102</text:p>
          </table:table-cell>
          <table:table-cell table:number-columns-repeated="2" table:style-name="ce26" office:value-type="float" office:value="0.101" calcext:value-type="float">
            <text:p>0,101</text:p>
          </table:table-cell>
          <table:table-cell table:style-name="ce26" office:value-type="float" office:value="0.1" calcext:value-type="float">
            <text:p>0,1</text:p>
          </table:table-cell>
          <table:table-cell table:number-columns-repeated="2" table:style-name="ce26" office:value-type="float" office:value="0.101" calcext:value-type="float">
            <text:p>0,101</text:p>
          </table:table-cell>
          <table:table-cell table:style-name="ce26" office:value-type="float" office:value="0.102" calcext:value-type="float">
            <text:p>0,102</text:p>
          </table:table-cell>
          <table:table-cell table:number-columns-repeated="4" table:style-name="ce26" office:value-type="float" office:value="0.101" calcext:value-type="float">
            <text:p>0,101</text:p>
          </table:table-cell>
          <table:table-cell table:style-name="ce26" office:value-type="float" office:value="0.102" calcext:value-type="float">
            <text:p>0,102</text:p>
          </table:table-cell>
          <table:table-cell table:style-name="ce26" office:value-type="float" office:value="0.101" calcext:value-type="float">
            <text:p>0,101</text:p>
          </table:table-cell>
          <table:table-cell table:style-name="ce26" office:value-type="float" office:value="0.102" calcext:value-type="float">
            <text:p>0,102</text:p>
          </table:table-cell>
          <table:table-cell table:number-columns-repeated="3" table:style-name="ce26" office:value-type="float" office:value="0.101" calcext:value-type="float">
            <text:p>0,101</text:p>
          </table:table-cell>
          <table:table-cell table:style-name="ce26" office:value-type="float" office:value="0.1" calcext:value-type="float">
            <text:p>0,1</text:p>
          </table:table-cell>
          <table:table-cell table:number-columns-repeated="2" table:style-name="ce26" office:value-type="float" office:value="0.102" calcext:value-type="float">
            <text:p>0,102</text:p>
          </table:table-cell>
          <table:table-cell table:style-name="ce26" office:value-type="float" office:value="0.101" calcext:value-type="float">
            <text:p>0,101</text:p>
          </table:table-cell>
          <table:table-cell table:style-name="ce26" office:value-type="float" office:value="0.102" calcext:value-type="float">
            <text:p>0,102</text:p>
          </table:table-cell>
          <table:table-cell table:style-name="ce26" office:value-type="float" office:value="0.101" calcext:value-type="float">
            <text:p>0,101</text:p>
          </table:table-cell>
          <table:table-cell table:style-name="ce26" office:value-type="float" office:value="0.103" calcext:value-type="float">
            <text:p>0,103</text:p>
          </table:table-cell>
          <table:table-cell table:style-name="ce26" office:value-type="float" office:value="0.102" calcext:value-type="float">
            <text:p>0,102</text:p>
          </table:table-cell>
          <table:table-cell table:style-name="ce26" office:value-type="float" office:value="0.1" calcext:value-type="float">
            <text:p>0,1</text:p>
          </table:table-cell>
          <table:table-cell table:style-name="ce26" office:value-type="float" office:value="0.102" calcext:value-type="float">
            <text:p>0,102</text:p>
          </table:table-cell>
          <table:table-cell table:number-columns-repeated="4" table:style-name="ce26" office:value-type="float" office:value="0.1" calcext:value-type="float">
            <text:p>0,1</text:p>
          </table:table-cell>
          <table:table-cell table:style-name="ce26" office:value-type="float" office:value="0.101" calcext:value-type="float">
            <text:p>0,101</text:p>
          </table:table-cell>
          <table:table-cell table:number-columns-repeated="5" table:style-name="ce26" office:value-type="float" office:value="0.1" calcext:value-type="float">
            <text:p>0,1</text:p>
          </table:table-cell>
          <table:table-cell table:number-columns-repeated="3" table:style-name="ce26" office:value-type="float" office:value="0.101" calcext:value-type="float">
            <text:p>0,101</text:p>
          </table:table-cell>
          <table:table-cell table:style-name="ce26" office:value-type="float" office:value="0.1" calcext:value-type="float">
            <text:p>0,1</text:p>
          </table:table-cell>
          <table:table-cell table:style-name="ce26" office:value-type="float" office:value="0.099" calcext:value-type="float">
            <text:p>0,099</text:p>
          </table:table-cell>
          <table:table-cell table:style-name="ce26" office:value-type="float" office:value="0.101" calcext:value-type="float">
            <text:p>0,101</text:p>
          </table:table-cell>
          <table:table-cell table:number-columns-repeated="2" table:style-name="ce26" office:value-type="float" office:value="0.099" calcext:value-type="float">
            <text:p>0,099</text:p>
          </table:table-cell>
          <table:table-cell table:style-name="ce26" office:value-type="float" office:value="0.1" calcext:value-type="float">
            <text:p>0,1</text:p>
          </table:table-cell>
          <table:table-cell table:style-name="ce26" office:value-type="float" office:value="0.099" calcext:value-type="float">
            <text:p>0,099</text:p>
          </table:table-cell>
          <table:table-cell table:style-name="ce26" office:value-type="float" office:value="0.101" calcext:value-type="float">
            <text:p>0,101</text:p>
          </table:table-cell>
          <table:table-cell table:style-name="ce26" office:value-type="float" office:value="0.099" calcext:value-type="float">
            <text:p>0,099</text:p>
          </table:table-cell>
          <table:table-cell table:style-name="ce26" office:value-type="float" office:value="0.1" calcext:value-type="float">
            <text:p>0,1</text:p>
          </table:table-cell>
          <table:table-cell table:style-name="ce26" office:value-type="float" office:value="0.099" calcext:value-type="float">
            <text:p>0,099</text:p>
          </table:table-cell>
          <table:table-cell table:style-name="ce26" office:value-type="float" office:value="0.1" calcext:value-type="float">
            <text:p>0,1</text:p>
          </table:table-cell>
          <table:table-cell table:style-name="ce26" office:value-type="float" office:value="0.099" calcext:value-type="float">
            <text:p>0,099</text:p>
          </table:table-cell>
          <table:table-cell table:style-name="ce26" office:value-type="float" office:value="0.1" calcext:value-type="float">
            <text:p>0,1</text:p>
          </table:table-cell>
          <table:table-cell table:number-columns-repeated="2" table:style-name="ce26" office:value-type="float" office:value="0.099" calcext:value-type="float">
            <text:p>0,099</text:p>
          </table:table-cell>
          <table:table-cell table:style-name="ce26" office:value-type="float" office:value="0.1" calcext:value-type="float">
            <text:p>0,1</text:p>
          </table:table-cell>
          <table:table-cell table:style-name="ce26" office:value-type="float" office:value="0.099" calcext:value-type="float">
            <text:p>0,099</text:p>
          </table:table-cell>
          <table:table-cell table:style-name="ce26" office:value-type="float" office:value="0.1" calcext:value-type="float">
            <text:p>0,1</text:p>
          </table:table-cell>
          <table:table-cell table:style-name="ce26" office:value-type="float" office:value="0.099" calcext:value-type="float">
            <text:p>0,099</text:p>
          </table:table-cell>
          <table:table-cell table:style-name="ce26" office:value-type="float" office:value="0.1" calcext:value-type="float">
            <text:p>0,1</text:p>
          </table:table-cell>
          <table:table-cell table:number-columns-repeated="3" table:style-name="ce26" office:value-type="float" office:value="0.099" calcext:value-type="float">
            <text:p>0,099</text:p>
          </table:table-cell>
          <table:table-cell table:style-name="ce26" office:value-type="float" office:value="0.1" calcext:value-type="float">
            <text:p>0,1</text:p>
          </table:table-cell>
          <table:table-cell table:style-name="ce26" office:value-type="float" office:value="0.099" calcext:value-type="float">
            <text:p>0,099</text:p>
          </table:table-cell>
          <table:table-cell table:style-name="ce26" office:value-type="float" office:value="0.101" calcext:value-type="float">
            <text:p>0,101</text:p>
          </table:table-cell>
          <table:table-cell table:style-name="ce26" office:value-type="float" office:value="0.098" calcext:value-type="float">
            <text:p>0,098</text:p>
          </table:table-cell>
          <table:table-cell table:number-columns-repeated="2" table:style-name="ce26" office:value-type="float" office:value="0.099" calcext:value-type="float">
            <text:p>0,099</text:p>
          </table:table-cell>
          <table:table-cell table:style-name="ce26" office:value-type="float" office:value="0.1" calcext:value-type="float">
            <text:p>0,1</text:p>
          </table:table-cell>
          <table:table-cell table:style-name="ce26" office:value-type="float" office:value="0.099" calcext:value-type="float">
            <text:p>0,099</text:p>
          </table:table-cell>
          <table:table-cell table:style-name="ce26" office:value-type="float" office:value="0.1" calcext:value-type="float">
            <text:p>0,1</text:p>
          </table:table-cell>
          <table:table-cell table:number-columns-repeated="2" table:style-name="ce26" office:value-type="float" office:value="0.099" calcext:value-type="float">
            <text:p>0,099</text:p>
          </table:table-cell>
          <table:table-cell table:style-name="ce26" office:value-type="float" office:value="0.098" calcext:value-type="float">
            <text:p>0,098</text:p>
          </table:table-cell>
          <table:table-cell table:style-name="ce26" office:value-type="float" office:value="0.099" calcext:value-type="float">
            <text:p>0,099</text:p>
          </table:table-cell>
          <table:table-cell table:number-columns-repeated="2" table:style-name="ce26" office:value-type="float" office:value="0.098" calcext:value-type="float">
            <text:p>0,098</text:p>
          </table:table-cell>
          <table:table-cell table:number-columns-repeated="2" table:style-name="ce26" office:value-type="float" office:value="0.099" calcext:value-type="float">
            <text:p>0,099</text:p>
          </table:table-cell>
          <table:table-cell table:style-name="ce26" office:value-type="float" office:value="0.1" calcext:value-type="float">
            <text:p>0,1</text:p>
          </table:table-cell>
          <table:table-cell table:style-name="ce26" office:value-type="float" office:value="0.098" calcext:value-type="float">
            <text:p>0,098</text:p>
          </table:table-cell>
          <table:table-cell table:style-name="ce26" office:value-type="float" office:value="0.1" calcext:value-type="float">
            <text:p>0,1</text:p>
          </table:table-cell>
          <table:table-cell table:style-name="ce26" office:value-type="float" office:value="0.101" calcext:value-type="float">
            <text:p>0,101</text:p>
          </table:table-cell>
          <table:table-cell table:number-columns-repeated="3" table:style-name="ce26" office:value-type="float" office:value="0.099" calcext:value-type="float">
            <text:p>0,099</text:p>
          </table:table-cell>
          <table:table-cell table:number-columns-repeated="2" table:style-name="ce26" office:value-type="float" office:value="0.098" calcext:value-type="float">
            <text:p>0,098</text:p>
          </table:table-cell>
          <table:table-cell table:style-name="ce26" office:value-type="float" office:value="0.1" calcext:value-type="float">
            <text:p>0,1</text:p>
          </table:table-cell>
          <table:table-cell table:style-name="ce26" office:value-type="float" office:value="0.099" calcext:value-type="float">
            <text:p>0,099</text:p>
          </table:table-cell>
          <table:table-cell table:number-columns-repeated="2" table:style-name="ce26" office:value-type="float" office:value="0.098" calcext:value-type="float">
            <text:p>0,098</text:p>
          </table:table-cell>
          <table:table-cell table:number-columns-repeated="2" table:style-name="ce26" office:value-type="float" office:value="0.099" calcext:value-type="float">
            <text:p>0,099</text:p>
          </table:table-cell>
          <table:table-cell table:style-name="ce26" office:value-type="float" office:value="0.101" calcext:value-type="float">
            <text:p>0,101</text:p>
          </table:table-cell>
          <table:table-cell table:style-name="ce26" office:value-type="float" office:value="0.1" calcext:value-type="float">
            <text:p>0,1</text:p>
          </table:table-cell>
          <table:table-cell table:style-name="ce26" table:number-columns-repeated="835"/>
        </table:table-row>
        <table:table-row table:style-name="ro1">
          <table:table-cell table:style-name="ce2" office:value-type="string" calcext:value-type="string">
            <text:p>B2</text:p>
          </table:table-cell>
          <table:table-cell table:style-name="ce2"/>
          <table:table-cell table:style-name="ce2" office:value-type="float" office:value="0.183" calcext:value-type="float">
            <text:p>0,183</text:p>
          </table:table-cell>
          <table:table-cell table:style-name="ce2" office:value-type="float" office:value="0.138" calcext:value-type="float">
            <text:p>0,138</text:p>
          </table:table-cell>
          <table:table-cell table:style-name="ce2" office:value-type="float" office:value="0.137" calcext:value-type="float">
            <text:p>0,137</text:p>
          </table:table-cell>
          <table:table-cell table:style-name="ce2" office:value-type="float" office:value="0.135" calcext:value-type="float">
            <text:p>0,135</text:p>
          </table:table-cell>
          <table:table-cell table:style-name="ce2" office:value-type="float" office:value="0.134" calcext:value-type="float">
            <text:p>0,134</text:p>
          </table:table-cell>
          <table:table-cell table:number-columns-repeated="2" table:style-name="ce2" office:value-type="float" office:value="0.133" calcext:value-type="float">
            <text:p>0,133</text:p>
          </table:table-cell>
          <table:table-cell table:number-columns-repeated="2" table:style-name="ce2" office:value-type="float" office:value="0.132" calcext:value-type="float">
            <text:p>0,132</text:p>
          </table:table-cell>
          <table:table-cell table:number-columns-repeated="2" table:style-name="ce2" office:value-type="float" office:value="0.13" calcext:value-type="float">
            <text:p>0,13</text:p>
          </table:table-cell>
          <table:table-cell table:style-name="ce2" office:value-type="float" office:value="0.131" calcext:value-type="float">
            <text:p>0,131</text:p>
          </table:table-cell>
          <table:table-cell table:style-name="ce2" office:value-type="float" office:value="0.13" calcext:value-type="float">
            <text:p>0,13</text:p>
          </table:table-cell>
          <table:table-cell table:number-columns-repeated="4" table:style-name="ce2" office:value-type="float" office:value="0.129" calcext:value-type="float">
            <text:p>0,129</text:p>
          </table:table-cell>
          <table:table-cell table:style-name="ce2" office:value-type="float" office:value="0.128" calcext:value-type="float">
            <text:p>0,128</text:p>
          </table:table-cell>
          <table:table-cell table:style-name="ce2" office:value-type="float" office:value="0.13" calcext:value-type="float">
            <text:p>0,13</text:p>
          </table:table-cell>
          <table:table-cell table:number-columns-repeated="2" table:style-name="ce2" office:value-type="float" office:value="0.129" calcext:value-type="float">
            <text:p>0,129</text:p>
          </table:table-cell>
          <table:table-cell table:number-columns-repeated="3" table:style-name="ce2" office:value-type="float" office:value="0.128" calcext:value-type="float">
            <text:p>0,128</text:p>
          </table:table-cell>
          <table:table-cell table:style-name="ce2" office:value-type="float" office:value="0.127" calcext:value-type="float">
            <text:p>0,127</text:p>
          </table:table-cell>
          <table:table-cell table:style-name="ce2" office:value-type="float" office:value="0.128" calcext:value-type="float">
            <text:p>0,128</text:p>
          </table:table-cell>
          <table:table-cell table:number-columns-repeated="2" table:style-name="ce2" office:value-type="float" office:value="0.127" calcext:value-type="float">
            <text:p>0,127</text:p>
          </table:table-cell>
          <table:table-cell table:style-name="ce2" office:value-type="float" office:value="0.125" calcext:value-type="float">
            <text:p>0,125</text:p>
          </table:table-cell>
          <table:table-cell table:style-name="ce2" office:value-type="float" office:value="0.128" calcext:value-type="float">
            <text:p>0,128</text:p>
          </table:table-cell>
          <table:table-cell table:style-name="ce2" office:value-type="float" office:value="0.127" calcext:value-type="float">
            <text:p>0,127</text:p>
          </table:table-cell>
          <table:table-cell table:style-name="ce2" office:value-type="float" office:value="0.125" calcext:value-type="float">
            <text:p>0,125</text:p>
          </table:table-cell>
          <table:table-cell table:number-columns-repeated="2" table:style-name="ce2" office:value-type="float" office:value="0.126" calcext:value-type="float">
            <text:p>0,126</text:p>
          </table:table-cell>
          <table:table-cell table:style-name="ce2" office:value-type="float" office:value="0.125" calcext:value-type="float">
            <text:p>0,125</text:p>
          </table:table-cell>
          <table:table-cell table:style-name="ce2" office:value-type="float" office:value="0.123" calcext:value-type="float">
            <text:p>0,123</text:p>
          </table:table-cell>
          <table:table-cell table:style-name="ce2" office:value-type="float" office:value="0.125" calcext:value-type="float">
            <text:p>0,125</text:p>
          </table:table-cell>
          <table:table-cell table:style-name="ce2" office:value-type="float" office:value="0.123" calcext:value-type="float">
            <text:p>0,123</text:p>
          </table:table-cell>
          <table:table-cell table:number-columns-repeated="2" table:style-name="ce2" office:value-type="float" office:value="0.124" calcext:value-type="float">
            <text:p>0,124</text:p>
          </table:table-cell>
          <table:table-cell table:style-name="ce2" office:value-type="float" office:value="0.122" calcext:value-type="float">
            <text:p>0,122</text:p>
          </table:table-cell>
          <table:table-cell table:style-name="ce2" office:value-type="float" office:value="0.123" calcext:value-type="float">
            <text:p>0,123</text:p>
          </table:table-cell>
          <table:table-cell table:number-columns-repeated="2" table:style-name="ce2" office:value-type="float" office:value="0.124" calcext:value-type="float">
            <text:p>0,124</text:p>
          </table:table-cell>
          <table:table-cell table:style-name="ce2" office:value-type="float" office:value="0.122" calcext:value-type="float">
            <text:p>0,122</text:p>
          </table:table-cell>
          <table:table-cell table:number-columns-repeated="3" table:style-name="ce2" office:value-type="float" office:value="0.123" calcext:value-type="float">
            <text:p>0,123</text:p>
          </table:table-cell>
          <table:table-cell table:number-columns-repeated="2" table:style-name="ce2" office:value-type="float" office:value="0.122" calcext:value-type="float">
            <text:p>0,122</text:p>
          </table:table-cell>
          <table:table-cell table:number-columns-repeated="2" table:style-name="ce2" office:value-type="float" office:value="0.121" calcext:value-type="float">
            <text:p>0,121</text:p>
          </table:table-cell>
          <table:table-cell table:style-name="ce2" office:value-type="float" office:value="0.12" calcext:value-type="float">
            <text:p>0,12</text:p>
          </table:table-cell>
          <table:table-cell table:style-name="ce2" office:value-type="float" office:value="0.122" calcext:value-type="float">
            <text:p>0,122</text:p>
          </table:table-cell>
          <table:table-cell table:style-name="ce2" office:value-type="float" office:value="0.12" calcext:value-type="float">
            <text:p>0,12</text:p>
          </table:table-cell>
          <table:table-cell table:number-columns-repeated="2" table:style-name="ce2" office:value-type="float" office:value="0.122" calcext:value-type="float">
            <text:p>0,122</text:p>
          </table:table-cell>
          <table:table-cell table:number-columns-repeated="2" table:style-name="ce2" office:value-type="float" office:value="0.121" calcext:value-type="float">
            <text:p>0,121</text:p>
          </table:table-cell>
          <table:table-cell table:number-columns-repeated="4" table:style-name="ce2" office:value-type="float" office:value="0.12" calcext:value-type="float">
            <text:p>0,12</text:p>
          </table:table-cell>
          <table:table-cell table:style-name="ce2" office:value-type="float" office:value="0.121" calcext:value-type="float">
            <text:p>0,121</text:p>
          </table:table-cell>
          <table:table-cell table:style-name="ce2" office:value-type="float" office:value="0.12" calcext:value-type="float">
            <text:p>0,12</text:p>
          </table:table-cell>
          <table:table-cell table:style-name="ce2" office:value-type="float" office:value="0.119" calcext:value-type="float">
            <text:p>0,119</text:p>
          </table:table-cell>
          <table:table-cell table:style-name="ce2" office:value-type="float" office:value="0.12" calcext:value-type="float">
            <text:p>0,12</text:p>
          </table:table-cell>
          <table:table-cell table:style-name="ce2" office:value-type="float" office:value="0.119" calcext:value-type="float">
            <text:p>0,119</text:p>
          </table:table-cell>
          <table:table-cell table:number-columns-repeated="2" table:style-name="ce2" office:value-type="float" office:value="0.12" calcext:value-type="float">
            <text:p>0,12</text:p>
          </table:table-cell>
          <table:table-cell table:number-columns-repeated="2" table:style-name="ce2" office:value-type="float" office:value="0.119" calcext:value-type="float">
            <text:p>0,119</text:p>
          </table:table-cell>
          <table:table-cell table:style-name="ce2" office:value-type="float" office:value="0.12" calcext:value-type="float">
            <text:p>0,12</text:p>
          </table:table-cell>
          <table:table-cell table:style-name="ce2" office:value-type="float" office:value="0.118" calcext:value-type="float">
            <text:p>0,118</text:p>
          </table:table-cell>
          <table:table-cell table:style-name="ce2" office:value-type="float" office:value="0.12" calcext:value-type="float">
            <text:p>0,12</text:p>
          </table:table-cell>
          <table:table-cell table:style-name="ce2" office:value-type="float" office:value="0.118" calcext:value-type="float">
            <text:p>0,118</text:p>
          </table:table-cell>
          <table:table-cell table:style-name="ce2" office:value-type="float" office:value="0.119" calcext:value-type="float">
            <text:p>0,119</text:p>
          </table:table-cell>
          <table:table-cell table:style-name="ce2" office:value-type="float" office:value="0.118" calcext:value-type="float">
            <text:p>0,118</text:p>
          </table:table-cell>
          <table:table-cell table:style-name="ce2" office:value-type="float" office:value="0.117" calcext:value-type="float">
            <text:p>0,117</text:p>
          </table:table-cell>
          <table:table-cell table:number-columns-repeated="2" table:style-name="ce2" office:value-type="float" office:value="0.118" calcext:value-type="float">
            <text:p>0,118</text:p>
          </table:table-cell>
          <table:table-cell table:number-columns-repeated="2" table:style-name="ce2" office:value-type="float" office:value="0.116" calcext:value-type="float">
            <text:p>0,116</text:p>
          </table:table-cell>
          <table:table-cell table:style-name="ce2" office:value-type="float" office:value="0.118" calcext:value-type="float">
            <text:p>0,118</text:p>
          </table:table-cell>
          <table:table-cell table:number-columns-repeated="3" table:style-name="ce2" office:value-type="float" office:value="0.117" calcext:value-type="float">
            <text:p>0,117</text:p>
          </table:table-cell>
          <table:table-cell table:style-name="ce2" office:value-type="float" office:value="0.115" calcext:value-type="float">
            <text:p>0,115</text:p>
          </table:table-cell>
          <table:table-cell table:number-columns-repeated="3" table:style-name="ce2" office:value-type="float" office:value="0.116" calcext:value-type="float">
            <text:p>0,116</text:p>
          </table:table-cell>
          <table:table-cell table:style-name="ce2" office:value-type="float" office:value="0.118" calcext:value-type="float">
            <text:p>0,118</text:p>
          </table:table-cell>
          <table:table-cell table:style-name="ce2" office:value-type="float" office:value="0.116" calcext:value-type="float">
            <text:p>0,116</text:p>
          </table:table-cell>
          <table:table-cell table:style-name="ce2" office:value-type="float" office:value="0.118" calcext:value-type="float">
            <text:p>0,118</text:p>
          </table:table-cell>
          <table:table-cell table:style-name="ce2" office:value-type="float" office:value="0.117" calcext:value-type="float">
            <text:p>0,117</text:p>
          </table:table-cell>
          <table:table-cell table:number-columns-repeated="2" table:style-name="ce2" office:value-type="float" office:value="0.115" calcext:value-type="float">
            <text:p>0,115</text:p>
          </table:table-cell>
          <table:table-cell table:style-name="ce2" office:value-type="float" office:value="0.117" calcext:value-type="float">
            <text:p>0,117</text:p>
          </table:table-cell>
          <table:table-cell table:number-columns-repeated="3" table:style-name="ce2" office:value-type="float" office:value="0.116" calcext:value-type="float">
            <text:p>0,116</text:p>
          </table:table-cell>
          <table:table-cell table:style-name="ce2" office:value-type="float" office:value="0.114" calcext:value-type="float">
            <text:p>0,114</text:p>
          </table:table-cell>
          <table:table-cell table:number-columns-repeated="2" table:style-name="ce2" office:value-type="float" office:value="0.116" calcext:value-type="float">
            <text:p>0,116</text:p>
          </table:table-cell>
          <table:table-cell table:style-name="ce2" office:value-type="float" office:value="0.115" calcext:value-type="float">
            <text:p>0,115</text:p>
          </table:table-cell>
          <table:table-cell table:style-name="ce2" office:value-type="float" office:value="0.116" calcext:value-type="float">
            <text:p>0,116</text:p>
          </table:table-cell>
          <table:table-cell table:style-name="ce2" office:value-type="float" office:value="0.115" calcext:value-type="float">
            <text:p>0,115</text:p>
          </table:table-cell>
          <table:table-cell table:number-columns-repeated="2" table:style-name="ce2" office:value-type="float" office:value="0.116" calcext:value-type="float">
            <text:p>0,116</text:p>
          </table:table-cell>
          <table:table-cell table:style-name="ce2" office:value-type="float" office:value="0.115" calcext:value-type="float">
            <text:p>0,115</text:p>
          </table:table-cell>
          <table:table-cell table:style-name="ce2" office:value-type="float" office:value="0.116" calcext:value-type="float">
            <text:p>0,116</text:p>
          </table:table-cell>
          <table:table-cell table:style-name="ce2" office:value-type="float" office:value="0.114" calcext:value-type="float">
            <text:p>0,114</text:p>
          </table:table-cell>
          <table:table-cell table:style-name="ce2" office:value-type="float" office:value="0.116" calcext:value-type="float">
            <text:p>0,116</text:p>
          </table:table-cell>
          <table:table-cell table:number-columns-repeated="3" table:style-name="ce2" office:value-type="float" office:value="0.115" calcext:value-type="float">
            <text:p>0,115</text:p>
          </table:table-cell>
          <table:table-cell table:style-name="ce2" office:value-type="float" office:value="0.114" calcext:value-type="float">
            <text:p>0,114</text:p>
          </table:table-cell>
          <table:table-cell table:style-name="ce2" office:value-type="float" office:value="0.115" calcext:value-type="float">
            <text:p>0,115</text:p>
          </table:table-cell>
          <table:table-cell table:style-name="ce2" office:value-type="float" office:value="0.116" calcext:value-type="float">
            <text:p>0,116</text:p>
          </table:table-cell>
          <table:table-cell table:number-columns-repeated="3" table:style-name="ce2" office:value-type="float" office:value="0.114" calcext:value-type="float">
            <text:p>0,114</text:p>
          </table:table-cell>
          <table:table-cell table:style-name="ce2" office:value-type="float" office:value="0.115" calcext:value-type="float">
            <text:p>0,115</text:p>
          </table:table-cell>
          <table:table-cell table:number-columns-repeated="2" table:style-name="ce2" office:value-type="float" office:value="0.114" calcext:value-type="float">
            <text:p>0,114</text:p>
          </table:table-cell>
          <table:table-cell table:style-name="ce2" office:value-type="float" office:value="0.115" calcext:value-type="float">
            <text:p>0,115</text:p>
          </table:table-cell>
          <table:table-cell table:style-name="ce2" office:value-type="float" office:value="0.114" calcext:value-type="float">
            <text:p>0,114</text:p>
          </table:table-cell>
          <table:table-cell table:style-name="ce2" office:value-type="float" office:value="0.115" calcext:value-type="float">
            <text:p>0,115</text:p>
          </table:table-cell>
          <table:table-cell table:number-columns-repeated="3" table:style-name="ce2" office:value-type="float" office:value="0.114" calcext:value-type="float">
            <text:p>0,114</text:p>
          </table:table-cell>
          <table:table-cell table:style-name="ce2" office:value-type="float" office:value="0.113" calcext:value-type="float">
            <text:p>0,113</text:p>
          </table:table-cell>
          <table:table-cell table:style-name="ce2" office:value-type="float" office:value="0.114" calcext:value-type="float">
            <text:p>0,114</text:p>
          </table:table-cell>
          <table:table-cell table:style-name="ce2" office:value-type="float" office:value="0.112" calcext:value-type="float">
            <text:p>0,112</text:p>
          </table:table-cell>
          <table:table-cell table:style-name="ce2" office:value-type="float" office:value="0.114" calcext:value-type="float">
            <text:p>0,114</text:p>
          </table:table-cell>
          <table:table-cell table:number-columns-repeated="2" table:style-name="ce2" office:value-type="float" office:value="0.115" calcext:value-type="float">
            <text:p>0,115</text:p>
          </table:table-cell>
          <table:table-cell table:style-name="ce2" office:value-type="float" office:value="0.114" calcext:value-type="float">
            <text:p>0,114</text:p>
          </table:table-cell>
          <table:table-cell table:number-columns-repeated="3" table:style-name="ce2" office:value-type="float" office:value="0.113" calcext:value-type="float">
            <text:p>0,113</text:p>
          </table:table-cell>
          <table:table-cell table:style-name="ce2" office:value-type="float" office:value="0.112" calcext:value-type="float">
            <text:p>0,112</text:p>
          </table:table-cell>
          <table:table-cell table:number-columns-repeated="2" table:style-name="ce2" office:value-type="float" office:value="0.114" calcext:value-type="float">
            <text:p>0,114</text:p>
          </table:table-cell>
          <table:table-cell table:style-name="ce2" office:value-type="float" office:value="0.112" calcext:value-type="float">
            <text:p>0,112</text:p>
          </table:table-cell>
          <table:table-cell table:style-name="ce2" office:value-type="float" office:value="0.114" calcext:value-type="float">
            <text:p>0,114</text:p>
          </table:table-cell>
          <table:table-cell table:style-name="ce2" office:value-type="float" office:value="0.112" calcext:value-type="float">
            <text:p>0,112</text:p>
          </table:table-cell>
          <table:table-cell table:style-name="ce2" office:value-type="float" office:value="0.113" calcext:value-type="float">
            <text:p>0,113</text:p>
          </table:table-cell>
          <table:table-cell table:style-name="ce2" office:value-type="float" office:value="0.114" calcext:value-type="float">
            <text:p>0,114</text:p>
          </table:table-cell>
          <table:table-cell table:number-columns-repeated="4" table:style-name="ce2" office:value-type="float" office:value="0.113" calcext:value-type="float">
            <text:p>0,113</text:p>
          </table:table-cell>
          <table:table-cell table:style-name="ce2" office:value-type="float" office:value="0.114" calcext:value-type="float">
            <text:p>0,114</text:p>
          </table:table-cell>
          <table:table-cell table:style-name="ce2" office:value-type="float" office:value="0.113" calcext:value-type="float">
            <text:p>0,113</text:p>
          </table:table-cell>
          <table:table-cell table:style-name="ce2" office:value-type="float" office:value="0.112" calcext:value-type="float">
            <text:p>0,112</text:p>
          </table:table-cell>
          <table:table-cell table:style-name="ce2" office:value-type="float" office:value="0.114" calcext:value-type="float">
            <text:p>0,114</text:p>
          </table:table-cell>
          <table:table-cell table:number-columns-repeated="2" table:style-name="ce2" office:value-type="float" office:value="0.113" calcext:value-type="float">
            <text:p>0,113</text:p>
          </table:table-cell>
          <table:table-cell table:style-name="ce2" office:value-type="float" office:value="0.111" calcext:value-type="float">
            <text:p>0,111</text:p>
          </table:table-cell>
          <table:table-cell table:style-name="ce2" office:value-type="float" office:value="0.114" calcext:value-type="float">
            <text:p>0,114</text:p>
          </table:table-cell>
          <table:table-cell table:style-name="ce2" office:value-type="float" office:value="0.112" calcext:value-type="float">
            <text:p>0,112</text:p>
          </table:table-cell>
          <table:table-cell table:style-name="ce2" office:value-type="float" office:value="0.113" calcext:value-type="float">
            <text:p>0,113</text:p>
          </table:table-cell>
          <table:table-cell table:style-name="ce2" office:value-type="float" office:value="0.112" calcext:value-type="float">
            <text:p>0,112</text:p>
          </table:table-cell>
          <table:table-cell table:number-columns-repeated="2" table:style-name="ce2" office:value-type="float" office:value="0.113" calcext:value-type="float">
            <text:p>0,113</text:p>
          </table:table-cell>
          <table:table-cell table:style-name="ce2" office:value-type="float" office:value="0.112" calcext:value-type="float">
            <text:p>0,112</text:p>
          </table:table-cell>
          <table:table-cell table:style-name="ce2" office:value-type="float" office:value="0.111" calcext:value-type="float">
            <text:p>0,111</text:p>
          </table:table-cell>
          <table:table-cell table:style-name="ce2" office:value-type="float" office:value="0.114" calcext:value-type="float">
            <text:p>0,114</text:p>
          </table:table-cell>
          <table:table-cell table:style-name="ce2" office:value-type="float" office:value="0.112" calcext:value-type="float">
            <text:p>0,112</text:p>
          </table:table-cell>
          <table:table-cell table:style-name="ce2" office:value-type="float" office:value="0.113" calcext:value-type="float">
            <text:p>0,113</text:p>
          </table:table-cell>
          <table:table-cell table:style-name="ce2" office:value-type="float" office:value="0.11" calcext:value-type="float">
            <text:p>0,11</text:p>
          </table:table-cell>
          <table:table-cell table:style-name="ce2" office:value-type="float" office:value="0.112" calcext:value-type="float">
            <text:p>0,112</text:p>
          </table:table-cell>
          <table:table-cell table:style-name="ce2" office:value-type="float" office:value="0.113" calcext:value-type="float">
            <text:p>0,113</text:p>
          </table:table-cell>
          <table:table-cell table:style-name="ce2" office:value-type="float" office:value="0.112" calcext:value-type="float">
            <text:p>0,112</text:p>
          </table:table-cell>
          <table:table-cell table:number-columns-repeated="2" table:style-name="ce2" office:value-type="float" office:value="0.113" calcext:value-type="float">
            <text:p>0,113</text:p>
          </table:table-cell>
          <table:table-cell table:style-name="ce2" office:value-type="float" office:value="0.111" calcext:value-type="float">
            <text:p>0,111</text:p>
          </table:table-cell>
          <table:table-cell table:style-name="ce2" office:value-type="float" office:value="0.112" calcext:value-type="float">
            <text:p>0,112</text:p>
          </table:table-cell>
          <table:table-cell table:style-name="ce2" office:value-type="float" office:value="0.114" calcext:value-type="float">
            <text:p>0,114</text:p>
          </table:table-cell>
          <table:table-cell table:number-columns-repeated="6" table:style-name="ce2" office:value-type="float" office:value="0.112" calcext:value-type="float">
            <text:p>0,112</text:p>
          </table:table-cell>
          <table:table-cell table:style-name="ce2" office:value-type="float" office:value="0.113" calcext:value-type="float">
            <text:p>0,113</text:p>
          </table:table-cell>
          <table:table-cell table:style-name="ce2" table:number-columns-repeated="835"/>
        </table:table-row>
        <table:table-row table:style-name="ro1">
          <table:table-cell table:style-name="ce2" office:value-type="string" calcext:value-type="string">
            <text:p>B3</text:p>
          </table:table-cell>
          <table:table-cell table:style-name="ce2"/>
          <table:table-cell table:style-name="ce2" office:value-type="float" office:value="0.156" calcext:value-type="float">
            <text:p>0,156</text:p>
          </table:table-cell>
          <table:table-cell table:style-name="ce2" office:value-type="float" office:value="0.136" calcext:value-type="float">
            <text:p>0,136</text:p>
          </table:table-cell>
          <table:table-cell table:style-name="ce2" office:value-type="float" office:value="0.137" calcext:value-type="float">
            <text:p>0,137</text:p>
          </table:table-cell>
          <table:table-cell table:style-name="ce2" office:value-type="float" office:value="0.133" calcext:value-type="float">
            <text:p>0,133</text:p>
          </table:table-cell>
          <table:table-cell table:number-columns-repeated="2" table:style-name="ce2" office:value-type="float" office:value="0.132" calcext:value-type="float">
            <text:p>0,132</text:p>
          </table:table-cell>
          <table:table-cell table:style-name="ce2" office:value-type="float" office:value="0.131" calcext:value-type="float">
            <text:p>0,131</text:p>
          </table:table-cell>
          <table:table-cell table:number-columns-repeated="2" table:style-name="ce2" office:value-type="float" office:value="0.129" calcext:value-type="float">
            <text:p>0,129</text:p>
          </table:table-cell>
          <table:table-cell table:style-name="ce2" office:value-type="float" office:value="0.128" calcext:value-type="float">
            <text:p>0,128</text:p>
          </table:table-cell>
          <table:table-cell table:style-name="ce2" office:value-type="float" office:value="0.13" calcext:value-type="float">
            <text:p>0,13</text:p>
          </table:table-cell>
          <table:table-cell table:style-name="ce2" office:value-type="float" office:value="0.128" calcext:value-type="float">
            <text:p>0,128</text:p>
          </table:table-cell>
          <table:table-cell table:number-columns-repeated="2" table:style-name="ce2" office:value-type="float" office:value="0.129" calcext:value-type="float">
            <text:p>0,129</text:p>
          </table:table-cell>
          <table:table-cell table:style-name="ce2" office:value-type="float" office:value="0.128" calcext:value-type="float">
            <text:p>0,128</text:p>
          </table:table-cell>
          <table:table-cell table:style-name="ce2" office:value-type="float" office:value="0.127" calcext:value-type="float">
            <text:p>0,127</text:p>
          </table:table-cell>
          <table:table-cell table:style-name="ce2" office:value-type="float" office:value="0.128" calcext:value-type="float">
            <text:p>0,128</text:p>
          </table:table-cell>
          <table:table-cell table:style-name="ce2" office:value-type="float" office:value="0.129" calcext:value-type="float">
            <text:p>0,129</text:p>
          </table:table-cell>
          <table:table-cell table:style-name="ce2" office:value-type="float" office:value="0.128" calcext:value-type="float">
            <text:p>0,128</text:p>
          </table:table-cell>
          <table:table-cell table:style-name="ce2" office:value-type="float" office:value="0.129" calcext:value-type="float">
            <text:p>0,129</text:p>
          </table:table-cell>
          <table:table-cell table:number-columns-repeated="2" table:style-name="ce2" office:value-type="float" office:value="0.128" calcext:value-type="float">
            <text:p>0,128</text:p>
          </table:table-cell>
          <table:table-cell table:number-columns-repeated="2" table:style-name="ce2" office:value-type="float" office:value="0.126" calcext:value-type="float">
            <text:p>0,126</text:p>
          </table:table-cell>
          <table:table-cell table:style-name="ce2" office:value-type="float" office:value="0.127" calcext:value-type="float">
            <text:p>0,127</text:p>
          </table:table-cell>
          <table:table-cell table:style-name="ce2" office:value-type="float" office:value="0.126" calcext:value-type="float">
            <text:p>0,126</text:p>
          </table:table-cell>
          <table:table-cell table:style-name="ce2" office:value-type="float" office:value="0.125" calcext:value-type="float">
            <text:p>0,125</text:p>
          </table:table-cell>
          <table:table-cell table:number-columns-repeated="2" table:style-name="ce2" office:value-type="float" office:value="0.126" calcext:value-type="float">
            <text:p>0,126</text:p>
          </table:table-cell>
          <table:table-cell table:style-name="ce2" office:value-type="float" office:value="0.127" calcext:value-type="float">
            <text:p>0,127</text:p>
          </table:table-cell>
          <table:table-cell table:style-name="ce2" office:value-type="float" office:value="0.126" calcext:value-type="float">
            <text:p>0,126</text:p>
          </table:table-cell>
          <table:table-cell table:style-name="ce2" office:value-type="float" office:value="0.125" calcext:value-type="float">
            <text:p>0,125</text:p>
          </table:table-cell>
          <table:table-cell table:style-name="ce2" office:value-type="float" office:value="0.126" calcext:value-type="float">
            <text:p>0,126</text:p>
          </table:table-cell>
          <table:table-cell table:style-name="ce2" office:value-type="float" office:value="0.124" calcext:value-type="float">
            <text:p>0,124</text:p>
          </table:table-cell>
          <table:table-cell table:style-name="ce2" office:value-type="float" office:value="0.126" calcext:value-type="float">
            <text:p>0,126</text:p>
          </table:table-cell>
          <table:table-cell table:style-name="ce2" office:value-type="float" office:value="0.122" calcext:value-type="float">
            <text:p>0,122</text:p>
          </table:table-cell>
          <table:table-cell table:style-name="ce2" office:value-type="float" office:value="0.124" calcext:value-type="float">
            <text:p>0,124</text:p>
          </table:table-cell>
          <table:table-cell table:style-name="ce2" office:value-type="float" office:value="0.123" calcext:value-type="float">
            <text:p>0,123</text:p>
          </table:table-cell>
          <table:table-cell table:style-name="ce2" office:value-type="float" office:value="0.124" calcext:value-type="float">
            <text:p>0,124</text:p>
          </table:table-cell>
          <table:table-cell table:number-columns-repeated="5" table:style-name="ce2" office:value-type="float" office:value="0.123" calcext:value-type="float">
            <text:p>0,123</text:p>
          </table:table-cell>
          <table:table-cell table:number-columns-repeated="6" table:style-name="ce2" office:value-type="float" office:value="0.122" calcext:value-type="float">
            <text:p>0,122</text:p>
          </table:table-cell>
          <table:table-cell table:number-columns-repeated="4" table:style-name="ce2" office:value-type="float" office:value="0.119" calcext:value-type="float">
            <text:p>0,119</text:p>
          </table:table-cell>
          <table:table-cell table:number-columns-repeated="2" table:style-name="ce2" office:value-type="float" office:value="0.121" calcext:value-type="float">
            <text:p>0,121</text:p>
          </table:table-cell>
          <table:table-cell table:style-name="ce2" office:value-type="float" office:value="0.119" calcext:value-type="float">
            <text:p>0,119</text:p>
          </table:table-cell>
          <table:table-cell table:style-name="ce2" office:value-type="float" office:value="0.12" calcext:value-type="float">
            <text:p>0,12</text:p>
          </table:table-cell>
          <table:table-cell table:style-name="ce2" office:value-type="float" office:value="0.118" calcext:value-type="float">
            <text:p>0,118</text:p>
          </table:table-cell>
          <table:table-cell table:number-columns-repeated="3" table:style-name="ce2" office:value-type="float" office:value="0.119" calcext:value-type="float">
            <text:p>0,119</text:p>
          </table:table-cell>
          <table:table-cell table:style-name="ce2" office:value-type="float" office:value="0.118" calcext:value-type="float">
            <text:p>0,118</text:p>
          </table:table-cell>
          <table:table-cell table:style-name="ce2" office:value-type="float" office:value="0.119" calcext:value-type="float">
            <text:p>0,119</text:p>
          </table:table-cell>
          <table:table-cell table:style-name="ce2" office:value-type="float" office:value="0.118" calcext:value-type="float">
            <text:p>0,118</text:p>
          </table:table-cell>
          <table:table-cell table:style-name="ce2" office:value-type="float" office:value="0.116" calcext:value-type="float">
            <text:p>0,116</text:p>
          </table:table-cell>
          <table:table-cell table:number-columns-repeated="4" table:style-name="ce2" office:value-type="float" office:value="0.118" calcext:value-type="float">
            <text:p>0,118</text:p>
          </table:table-cell>
          <table:table-cell table:number-columns-repeated="2" table:style-name="ce2" office:value-type="float" office:value="0.117" calcext:value-type="float">
            <text:p>0,117</text:p>
          </table:table-cell>
          <table:table-cell table:number-columns-repeated="2" table:style-name="ce2" office:value-type="float" office:value="0.116" calcext:value-type="float">
            <text:p>0,116</text:p>
          </table:table-cell>
          <table:table-cell table:style-name="ce2" office:value-type="float" office:value="0.117" calcext:value-type="float">
            <text:p>0,117</text:p>
          </table:table-cell>
          <table:table-cell table:style-name="ce2" office:value-type="float" office:value="0.116" calcext:value-type="float">
            <text:p>0,116</text:p>
          </table:table-cell>
          <table:table-cell table:style-name="ce2" office:value-type="float" office:value="0.117" calcext:value-type="float">
            <text:p>0,117</text:p>
          </table:table-cell>
          <table:table-cell table:number-columns-repeated="3" table:style-name="ce2" office:value-type="float" office:value="0.115" calcext:value-type="float">
            <text:p>0,115</text:p>
          </table:table-cell>
          <table:table-cell table:style-name="ce2" office:value-type="float" office:value="0.116" calcext:value-type="float">
            <text:p>0,116</text:p>
          </table:table-cell>
          <table:table-cell table:style-name="ce2" office:value-type="float" office:value="0.115" calcext:value-type="float">
            <text:p>0,115</text:p>
          </table:table-cell>
          <table:table-cell table:style-name="ce2" office:value-type="float" office:value="0.114" calcext:value-type="float">
            <text:p>0,114</text:p>
          </table:table-cell>
          <table:table-cell table:style-name="ce2" office:value-type="float" office:value="0.115" calcext:value-type="float">
            <text:p>0,115</text:p>
          </table:table-cell>
          <table:table-cell table:style-name="ce2" office:value-type="float" office:value="0.114" calcext:value-type="float">
            <text:p>0,114</text:p>
          </table:table-cell>
          <table:table-cell table:number-columns-repeated="2" table:style-name="ce2" office:value-type="float" office:value="0.115" calcext:value-type="float">
            <text:p>0,115</text:p>
          </table:table-cell>
          <table:table-cell table:number-columns-repeated="4" table:style-name="ce2" office:value-type="float" office:value="0.114" calcext:value-type="float">
            <text:p>0,114</text:p>
          </table:table-cell>
          <table:table-cell table:style-name="ce2" office:value-type="float" office:value="0.115" calcext:value-type="float">
            <text:p>0,115</text:p>
          </table:table-cell>
          <table:table-cell table:number-columns-repeated="2" table:style-name="ce2" office:value-type="float" office:value="0.113" calcext:value-type="float">
            <text:p>0,113</text:p>
          </table:table-cell>
          <table:table-cell table:number-columns-repeated="2" table:style-name="ce2" office:value-type="float" office:value="0.114" calcext:value-type="float">
            <text:p>0,114</text:p>
          </table:table-cell>
          <table:table-cell table:style-name="ce2" office:value-type="float" office:value="0.113" calcext:value-type="float">
            <text:p>0,113</text:p>
          </table:table-cell>
          <table:table-cell table:style-name="ce2" office:value-type="float" office:value="0.115" calcext:value-type="float">
            <text:p>0,115</text:p>
          </table:table-cell>
          <table:table-cell table:number-columns-repeated="2" table:style-name="ce2" office:value-type="float" office:value="0.114" calcext:value-type="float">
            <text:p>0,114</text:p>
          </table:table-cell>
          <table:table-cell table:style-name="ce2" office:value-type="float" office:value="0.113" calcext:value-type="float">
            <text:p>0,113</text:p>
          </table:table-cell>
          <table:table-cell table:number-columns-repeated="2" table:style-name="ce2" office:value-type="float" office:value="0.112" calcext:value-type="float">
            <text:p>0,112</text:p>
          </table:table-cell>
          <table:table-cell table:number-columns-repeated="3" table:style-name="ce2" office:value-type="float" office:value="0.113" calcext:value-type="float">
            <text:p>0,113</text:p>
          </table:table-cell>
          <table:table-cell table:number-columns-repeated="2" table:style-name="ce2" office:value-type="float" office:value="0.112" calcext:value-type="float">
            <text:p>0,112</text:p>
          </table:table-cell>
          <table:table-cell table:style-name="ce2" office:value-type="float" office:value="0.113" calcext:value-type="float">
            <text:p>0,113</text:p>
          </table:table-cell>
          <table:table-cell table:number-columns-repeated="5" table:style-name="ce2" office:value-type="float" office:value="0.112" calcext:value-type="float">
            <text:p>0,112</text:p>
          </table:table-cell>
          <table:table-cell table:number-columns-repeated="5" table:style-name="ce2" office:value-type="float" office:value="0.111" calcext:value-type="float">
            <text:p>0,111</text:p>
          </table:table-cell>
          <table:table-cell table:style-name="ce2" office:value-type="float" office:value="0.11" calcext:value-type="float">
            <text:p>0,11</text:p>
          </table:table-cell>
          <table:table-cell table:style-name="ce2" office:value-type="float" office:value="0.112" calcext:value-type="float">
            <text:p>0,112</text:p>
          </table:table-cell>
          <table:table-cell table:number-columns-repeated="2" table:style-name="ce2" office:value-type="float" office:value="0.111" calcext:value-type="float">
            <text:p>0,111</text:p>
          </table:table-cell>
          <table:table-cell table:style-name="ce2" office:value-type="float" office:value="0.112" calcext:value-type="float">
            <text:p>0,112</text:p>
          </table:table-cell>
          <table:table-cell table:style-name="ce2" office:value-type="float" office:value="0.11" calcext:value-type="float">
            <text:p>0,11</text:p>
          </table:table-cell>
          <table:table-cell table:number-columns-repeated="2" table:style-name="ce2" office:value-type="float" office:value="0.111" calcext:value-type="float">
            <text:p>0,111</text:p>
          </table:table-cell>
          <table:table-cell table:style-name="ce2" office:value-type="float" office:value="0.112" calcext:value-type="float">
            <text:p>0,112</text:p>
          </table:table-cell>
          <table:table-cell table:style-name="ce2" office:value-type="float" office:value="0.111" calcext:value-type="float">
            <text:p>0,111</text:p>
          </table:table-cell>
          <table:table-cell table:number-columns-repeated="2" table:style-name="ce2" office:value-type="float" office:value="0.11" calcext:value-type="float">
            <text:p>0,11</text:p>
          </table:table-cell>
          <table:table-cell table:number-columns-repeated="2" table:style-name="ce2" office:value-type="float" office:value="0.111" calcext:value-type="float">
            <text:p>0,111</text:p>
          </table:table-cell>
          <table:table-cell table:number-columns-repeated="4" table:style-name="ce2" office:value-type="float" office:value="0.11" calcext:value-type="float">
            <text:p>0,11</text:p>
          </table:table-cell>
          <table:table-cell table:number-columns-repeated="2" table:style-name="ce2" office:value-type="float" office:value="0.111" calcext:value-type="float">
            <text:p>0,111</text:p>
          </table:table-cell>
          <table:table-cell table:style-name="ce2" office:value-type="float" office:value="0.11" calcext:value-type="float">
            <text:p>0,11</text:p>
          </table:table-cell>
          <table:table-cell table:style-name="ce2" office:value-type="float" office:value="0.111" calcext:value-type="float">
            <text:p>0,111</text:p>
          </table:table-cell>
          <table:table-cell table:style-name="ce2" office:value-type="float" office:value="0.11" calcext:value-type="float">
            <text:p>0,11</text:p>
          </table:table-cell>
          <table:table-cell table:style-name="ce2" office:value-type="float" office:value="0.109" calcext:value-type="float">
            <text:p>0,109</text:p>
          </table:table-cell>
          <table:table-cell table:style-name="ce2" office:value-type="float" office:value="0.111" calcext:value-type="float">
            <text:p>0,111</text:p>
          </table:table-cell>
          <table:table-cell table:style-name="ce2" office:value-type="float" office:value="0.109" calcext:value-type="float">
            <text:p>0,109</text:p>
          </table:table-cell>
          <table:table-cell table:style-name="ce2" office:value-type="float" office:value="0.11" calcext:value-type="float">
            <text:p>0,11</text:p>
          </table:table-cell>
          <table:table-cell table:style-name="ce2" office:value-type="float" office:value="0.109" calcext:value-type="float">
            <text:p>0,109</text:p>
          </table:table-cell>
          <table:table-cell table:number-columns-repeated="2" table:style-name="ce2" office:value-type="float" office:value="0.11" calcext:value-type="float">
            <text:p>0,11</text:p>
          </table:table-cell>
          <table:table-cell table:number-columns-repeated="4" table:style-name="ce2" office:value-type="float" office:value="0.109" calcext:value-type="float">
            <text:p>0,109</text:p>
          </table:table-cell>
          <table:table-cell table:style-name="ce2" office:value-type="float" office:value="0.11" calcext:value-type="float">
            <text:p>0,11</text:p>
          </table:table-cell>
          <table:table-cell table:style-name="ce2" office:value-type="float" office:value="0.109" calcext:value-type="float">
            <text:p>0,109</text:p>
          </table:table-cell>
          <table:table-cell table:style-name="ce2" office:value-type="float" office:value="0.111" calcext:value-type="float">
            <text:p>0,111</text:p>
          </table:table-cell>
          <table:table-cell table:number-columns-repeated="2" table:style-name="ce2" office:value-type="float" office:value="0.109" calcext:value-type="float">
            <text:p>0,109</text:p>
          </table:table-cell>
          <table:table-cell table:number-columns-repeated="2" table:style-name="ce2" office:value-type="float" office:value="0.11" calcext:value-type="float">
            <text:p>0,11</text:p>
          </table:table-cell>
          <table:table-cell table:style-name="ce2" office:value-type="float" office:value="0.111" calcext:value-type="float">
            <text:p>0,111</text:p>
          </table:table-cell>
          <table:table-cell table:style-name="ce2" office:value-type="float" office:value="0.108" calcext:value-type="float">
            <text:p>0,108</text:p>
          </table:table-cell>
          <table:table-cell table:style-name="ce2" office:value-type="float" office:value="0.109" calcext:value-type="float">
            <text:p>0,109</text:p>
          </table:table-cell>
          <table:table-cell table:style-name="ce2" office:value-type="float" office:value="0.108" calcext:value-type="float">
            <text:p>0,108</text:p>
          </table:table-cell>
          <table:table-cell table:number-columns-repeated="6" table:style-name="ce2" office:value-type="float" office:value="0.109" calcext:value-type="float">
            <text:p>0,109</text:p>
          </table:table-cell>
          <table:table-cell table:style-name="ce2" office:value-type="float" office:value="0.108" calcext:value-type="float">
            <text:p>0,108</text:p>
          </table:table-cell>
          <table:table-cell table:number-columns-repeated="2" table:style-name="ce2" office:value-type="float" office:value="0.109" calcext:value-type="float">
            <text:p>0,109</text:p>
          </table:table-cell>
          <table:table-cell table:style-name="ce2" office:value-type="float" office:value="0.11" calcext:value-type="float">
            <text:p>0,11</text:p>
          </table:table-cell>
          <table:table-cell table:style-name="ce2" office:value-type="float" office:value="0.108" calcext:value-type="float">
            <text:p>0,108</text:p>
          </table:table-cell>
          <table:table-cell table:number-columns-repeated="5" table:style-name="ce2" office:value-type="float" office:value="0.109" calcext:value-type="float">
            <text:p>0,109</text:p>
          </table:table-cell>
          <table:table-cell table:number-columns-repeated="2" table:style-name="ce2" office:value-type="float" office:value="0.108" calcext:value-type="float">
            <text:p>0,108</text:p>
          </table:table-cell>
          <table:table-cell table:style-name="ce2" office:value-type="float" office:value="0.109" calcext:value-type="float">
            <text:p>0,109</text:p>
          </table:table-cell>
          <table:table-cell table:style-name="ce2" office:value-type="float" office:value="0.108" calcext:value-type="float">
            <text:p>0,108</text:p>
          </table:table-cell>
          <table:table-cell table:style-name="ce2" office:value-type="float" office:value="0.109" calcext:value-type="float">
            <text:p>0,109</text:p>
          </table:table-cell>
          <table:table-cell table:style-name="ce2" office:value-type="float" office:value="0.11" calcext:value-type="float">
            <text:p>0,11</text:p>
          </table:table-cell>
          <table:table-cell table:style-name="ce2" office:value-type="float" office:value="0.108" calcext:value-type="float">
            <text:p>0,108</text:p>
          </table:table-cell>
          <table:table-cell table:style-name="ce2" table:number-columns-repeated="835"/>
        </table:table-row>
        <table:table-row table:style-name="ro1">
          <table:table-cell table:style-name="ce2" office:value-type="string" calcext:value-type="string">
            <text:p>B4</text:p>
          </table:table-cell>
          <table:table-cell table:style-name="ce2"/>
          <table:table-cell table:style-name="ce2" office:value-type="float" office:value="0.144" calcext:value-type="float">
            <text:p>0,144</text:p>
          </table:table-cell>
          <table:table-cell table:number-columns-repeated="2" table:style-name="ce2" office:value-type="float" office:value="0.14" calcext:value-type="float">
            <text:p>0,14</text:p>
          </table:table-cell>
          <table:table-cell table:number-columns-repeated="2" table:style-name="ce2" office:value-type="float" office:value="0.138" calcext:value-type="float">
            <text:p>0,138</text:p>
          </table:table-cell>
          <table:table-cell table:number-columns-repeated="2" table:style-name="ce2" office:value-type="float" office:value="0.136" calcext:value-type="float">
            <text:p>0,136</text:p>
          </table:table-cell>
          <table:table-cell table:style-name="ce2" office:value-type="float" office:value="0.135" calcext:value-type="float">
            <text:p>0,135</text:p>
          </table:table-cell>
          <table:table-cell table:number-columns-repeated="2" table:style-name="ce2" office:value-type="float" office:value="0.134" calcext:value-type="float">
            <text:p>0,134</text:p>
          </table:table-cell>
          <table:table-cell table:number-columns-repeated="3" table:style-name="ce2" office:value-type="float" office:value="0.133" calcext:value-type="float">
            <text:p>0,133</text:p>
          </table:table-cell>
          <table:table-cell table:style-name="ce2" office:value-type="float" office:value="0.134" calcext:value-type="float">
            <text:p>0,134</text:p>
          </table:table-cell>
          <table:table-cell table:style-name="ce2" office:value-type="float" office:value="0.133" calcext:value-type="float">
            <text:p>0,133</text:p>
          </table:table-cell>
          <table:table-cell table:style-name="ce2" office:value-type="float" office:value="0.132" calcext:value-type="float">
            <text:p>0,132</text:p>
          </table:table-cell>
          <table:table-cell table:style-name="ce2" office:value-type="float" office:value="0.133" calcext:value-type="float">
            <text:p>0,133</text:p>
          </table:table-cell>
          <table:table-cell table:style-name="ce2" office:value-type="float" office:value="0.132" calcext:value-type="float">
            <text:p>0,132</text:p>
          </table:table-cell>
          <table:table-cell table:number-columns-repeated="5" table:style-name="ce2" office:value-type="float" office:value="0.133" calcext:value-type="float">
            <text:p>0,133</text:p>
          </table:table-cell>
          <table:table-cell table:style-name="ce2" office:value-type="float" office:value="0.13" calcext:value-type="float">
            <text:p>0,13</text:p>
          </table:table-cell>
          <table:table-cell table:style-name="ce2" office:value-type="float" office:value="0.132" calcext:value-type="float">
            <text:p>0,132</text:p>
          </table:table-cell>
          <table:table-cell table:style-name="ce2" office:value-type="float" office:value="0.13" calcext:value-type="float">
            <text:p>0,13</text:p>
          </table:table-cell>
          <table:table-cell table:style-name="ce2" office:value-type="float" office:value="0.131" calcext:value-type="float">
            <text:p>0,131</text:p>
          </table:table-cell>
          <table:table-cell table:number-columns-repeated="2" table:style-name="ce2" office:value-type="float" office:value="0.13" calcext:value-type="float">
            <text:p>0,13</text:p>
          </table:table-cell>
          <table:table-cell table:number-columns-repeated="2" table:style-name="ce2" office:value-type="float" office:value="0.131" calcext:value-type="float">
            <text:p>0,131</text:p>
          </table:table-cell>
          <table:table-cell table:number-columns-repeated="4" table:style-name="ce2" office:value-type="float" office:value="0.13" calcext:value-type="float">
            <text:p>0,13</text:p>
          </table:table-cell>
          <table:table-cell table:style-name="ce2" office:value-type="float" office:value="0.128" calcext:value-type="float">
            <text:p>0,128</text:p>
          </table:table-cell>
          <table:table-cell table:style-name="ce2" office:value-type="float" office:value="0.129" calcext:value-type="float">
            <text:p>0,129</text:p>
          </table:table-cell>
          <table:table-cell table:style-name="ce2" office:value-type="float" office:value="0.13" calcext:value-type="float">
            <text:p>0,13</text:p>
          </table:table-cell>
          <table:table-cell table:style-name="ce2" office:value-type="float" office:value="0.128" calcext:value-type="float">
            <text:p>0,128</text:p>
          </table:table-cell>
          <table:table-cell table:number-columns-repeated="3" table:style-name="ce2" office:value-type="float" office:value="0.129" calcext:value-type="float">
            <text:p>0,129</text:p>
          </table:table-cell>
          <table:table-cell table:style-name="ce2" office:value-type="float" office:value="0.128" calcext:value-type="float">
            <text:p>0,128</text:p>
          </table:table-cell>
          <table:table-cell table:style-name="ce2" office:value-type="float" office:value="0.127" calcext:value-type="float">
            <text:p>0,127</text:p>
          </table:table-cell>
          <table:table-cell table:style-name="ce2" office:value-type="float" office:value="0.126" calcext:value-type="float">
            <text:p>0,126</text:p>
          </table:table-cell>
          <table:table-cell table:style-name="ce2" office:value-type="float" office:value="0.127" calcext:value-type="float">
            <text:p>0,127</text:p>
          </table:table-cell>
          <table:table-cell table:number-columns-repeated="3" table:style-name="ce2" office:value-type="float" office:value="0.126" calcext:value-type="float">
            <text:p>0,126</text:p>
          </table:table-cell>
          <table:table-cell table:style-name="ce2" office:value-type="float" office:value="0.127" calcext:value-type="float">
            <text:p>0,127</text:p>
          </table:table-cell>
          <table:table-cell table:style-name="ce2" office:value-type="float" office:value="0.125" calcext:value-type="float">
            <text:p>0,125</text:p>
          </table:table-cell>
          <table:table-cell table:number-columns-repeated="3" table:style-name="ce2" office:value-type="float" office:value="0.124" calcext:value-type="float">
            <text:p>0,124</text:p>
          </table:table-cell>
          <table:table-cell table:number-columns-repeated="2" table:style-name="ce2" office:value-type="float" office:value="0.125" calcext:value-type="float">
            <text:p>0,125</text:p>
          </table:table-cell>
          <table:table-cell table:style-name="ce2" office:value-type="float" office:value="0.124" calcext:value-type="float">
            <text:p>0,124</text:p>
          </table:table-cell>
          <table:table-cell table:number-columns-repeated="2" table:style-name="ce2" office:value-type="float" office:value="0.123" calcext:value-type="float">
            <text:p>0,123</text:p>
          </table:table-cell>
          <table:table-cell table:style-name="ce2" office:value-type="float" office:value="0.124" calcext:value-type="float">
            <text:p>0,124</text:p>
          </table:table-cell>
          <table:table-cell table:style-name="ce2" office:value-type="float" office:value="0.121" calcext:value-type="float">
            <text:p>0,121</text:p>
          </table:table-cell>
          <table:table-cell table:style-name="ce2" office:value-type="float" office:value="0.124" calcext:value-type="float">
            <text:p>0,124</text:p>
          </table:table-cell>
          <table:table-cell table:style-name="ce2" office:value-type="float" office:value="0.123" calcext:value-type="float">
            <text:p>0,123</text:p>
          </table:table-cell>
          <table:table-cell table:number-columns-repeated="2" table:style-name="ce2" office:value-type="float" office:value="0.124" calcext:value-type="float">
            <text:p>0,124</text:p>
          </table:table-cell>
          <table:table-cell table:style-name="ce2" office:value-type="float" office:value="0.123" calcext:value-type="float">
            <text:p>0,123</text:p>
          </table:table-cell>
          <table:table-cell table:style-name="ce2" office:value-type="float" office:value="0.122" calcext:value-type="float">
            <text:p>0,122</text:p>
          </table:table-cell>
          <table:table-cell table:style-name="ce2" office:value-type="float" office:value="0.121" calcext:value-type="float">
            <text:p>0,121</text:p>
          </table:table-cell>
          <table:table-cell table:style-name="ce2" office:value-type="float" office:value="0.123" calcext:value-type="float">
            <text:p>0,123</text:p>
          </table:table-cell>
          <table:table-cell table:style-name="ce2" office:value-type="float" office:value="0.124" calcext:value-type="float">
            <text:p>0,124</text:p>
          </table:table-cell>
          <table:table-cell table:number-columns-repeated="2" table:style-name="ce2" office:value-type="float" office:value="0.122" calcext:value-type="float">
            <text:p>0,122</text:p>
          </table:table-cell>
          <table:table-cell table:style-name="ce2" office:value-type="float" office:value="0.121" calcext:value-type="float">
            <text:p>0,121</text:p>
          </table:table-cell>
          <table:table-cell table:number-columns-repeated="2" table:style-name="ce2" office:value-type="float" office:value="0.12" calcext:value-type="float">
            <text:p>0,12</text:p>
          </table:table-cell>
          <table:table-cell table:number-columns-repeated="2" table:style-name="ce2" office:value-type="float" office:value="0.122" calcext:value-type="float">
            <text:p>0,122</text:p>
          </table:table-cell>
          <table:table-cell table:style-name="ce2" office:value-type="float" office:value="0.119" calcext:value-type="float">
            <text:p>0,119</text:p>
          </table:table-cell>
          <table:table-cell table:style-name="ce2" office:value-type="float" office:value="0.121" calcext:value-type="float">
            <text:p>0,121</text:p>
          </table:table-cell>
          <table:table-cell table:number-columns-repeated="2" table:style-name="ce2" office:value-type="float" office:value="0.12" calcext:value-type="float">
            <text:p>0,12</text:p>
          </table:table-cell>
          <table:table-cell table:number-columns-repeated="7" table:style-name="ce2" office:value-type="float" office:value="0.119" calcext:value-type="float">
            <text:p>0,119</text:p>
          </table:table-cell>
          <table:table-cell table:number-columns-repeated="2" table:style-name="ce2" office:value-type="float" office:value="0.118" calcext:value-type="float">
            <text:p>0,118</text:p>
          </table:table-cell>
          <table:table-cell table:number-columns-repeated="2" table:style-name="ce2" office:value-type="float" office:value="0.119" calcext:value-type="float">
            <text:p>0,119</text:p>
          </table:table-cell>
          <table:table-cell table:number-columns-repeated="2" table:style-name="ce2" office:value-type="float" office:value="0.118" calcext:value-type="float">
            <text:p>0,118</text:p>
          </table:table-cell>
          <table:table-cell table:style-name="ce2" office:value-type="float" office:value="0.12" calcext:value-type="float">
            <text:p>0,12</text:p>
          </table:table-cell>
          <table:table-cell table:number-columns-repeated="3" table:style-name="ce2" office:value-type="float" office:value="0.118" calcext:value-type="float">
            <text:p>0,118</text:p>
          </table:table-cell>
          <table:table-cell table:number-columns-repeated="2" table:style-name="ce2" office:value-type="float" office:value="0.117" calcext:value-type="float">
            <text:p>0,117</text:p>
          </table:table-cell>
          <table:table-cell table:style-name="ce2" office:value-type="float" office:value="0.12" calcext:value-type="float">
            <text:p>0,12</text:p>
          </table:table-cell>
          <table:table-cell table:number-columns-repeated="2" table:style-name="ce2" office:value-type="float" office:value="0.118" calcext:value-type="float">
            <text:p>0,118</text:p>
          </table:table-cell>
          <table:table-cell table:style-name="ce2" office:value-type="float" office:value="0.117" calcext:value-type="float">
            <text:p>0,117</text:p>
          </table:table-cell>
          <table:table-cell table:style-name="ce2" office:value-type="float" office:value="0.119" calcext:value-type="float">
            <text:p>0,119</text:p>
          </table:table-cell>
          <table:table-cell table:number-columns-repeated="3" table:style-name="ce2" office:value-type="float" office:value="0.116" calcext:value-type="float">
            <text:p>0,116</text:p>
          </table:table-cell>
          <table:table-cell table:number-columns-repeated="2" table:style-name="ce2" office:value-type="float" office:value="0.118" calcext:value-type="float">
            <text:p>0,118</text:p>
          </table:table-cell>
          <table:table-cell table:number-columns-repeated="3" table:style-name="ce2" office:value-type="float" office:value="0.117" calcext:value-type="float">
            <text:p>0,117</text:p>
          </table:table-cell>
          <table:table-cell table:style-name="ce2" office:value-type="float" office:value="0.118" calcext:value-type="float">
            <text:p>0,118</text:p>
          </table:table-cell>
          <table:table-cell table:style-name="ce2" office:value-type="float" office:value="0.115" calcext:value-type="float">
            <text:p>0,115</text:p>
          </table:table-cell>
          <table:table-cell table:style-name="ce2" office:value-type="float" office:value="0.117" calcext:value-type="float">
            <text:p>0,117</text:p>
          </table:table-cell>
          <table:table-cell table:number-columns-repeated="3" table:style-name="ce2" office:value-type="float" office:value="0.116" calcext:value-type="float">
            <text:p>0,116</text:p>
          </table:table-cell>
          <table:table-cell table:style-name="ce2" office:value-type="float" office:value="0.117" calcext:value-type="float">
            <text:p>0,117</text:p>
          </table:table-cell>
          <table:table-cell table:number-columns-repeated="3" table:style-name="ce2" office:value-type="float" office:value="0.116" calcext:value-type="float">
            <text:p>0,116</text:p>
          </table:table-cell>
          <table:table-cell table:number-columns-repeated="2" table:style-name="ce2" office:value-type="float" office:value="0.115" calcext:value-type="float">
            <text:p>0,115</text:p>
          </table:table-cell>
          <table:table-cell table:number-columns-repeated="4" table:style-name="ce2" office:value-type="float" office:value="0.116" calcext:value-type="float">
            <text:p>0,116</text:p>
          </table:table-cell>
          <table:table-cell table:number-columns-repeated="2" table:style-name="ce2" office:value-type="float" office:value="0.115" calcext:value-type="float">
            <text:p>0,115</text:p>
          </table:table-cell>
          <table:table-cell table:style-name="ce2" office:value-type="float" office:value="0.116" calcext:value-type="float">
            <text:p>0,116</text:p>
          </table:table-cell>
          <table:table-cell table:style-name="ce2" office:value-type="float" office:value="0.115" calcext:value-type="float">
            <text:p>0,115</text:p>
          </table:table-cell>
          <table:table-cell table:style-name="ce2" office:value-type="float" office:value="0.114" calcext:value-type="float">
            <text:p>0,114</text:p>
          </table:table-cell>
          <table:table-cell table:number-columns-repeated="2" table:style-name="ce2" office:value-type="float" office:value="0.115" calcext:value-type="float">
            <text:p>0,115</text:p>
          </table:table-cell>
          <table:table-cell table:style-name="ce2" office:value-type="float" office:value="0.116" calcext:value-type="float">
            <text:p>0,116</text:p>
          </table:table-cell>
          <table:table-cell table:number-columns-repeated="4" table:style-name="ce2" office:value-type="float" office:value="0.115" calcext:value-type="float">
            <text:p>0,115</text:p>
          </table:table-cell>
          <table:table-cell table:style-name="ce2" office:value-type="float" office:value="0.114" calcext:value-type="float">
            <text:p>0,114</text:p>
          </table:table-cell>
          <table:table-cell table:number-columns-repeated="4" table:style-name="ce2" office:value-type="float" office:value="0.115" calcext:value-type="float">
            <text:p>0,115</text:p>
          </table:table-cell>
          <table:table-cell table:style-name="ce2" office:value-type="float" office:value="0.113" calcext:value-type="float">
            <text:p>0,113</text:p>
          </table:table-cell>
          <table:table-cell table:style-name="ce2" office:value-type="float" office:value="0.114" calcext:value-type="float">
            <text:p>0,114</text:p>
          </table:table-cell>
          <table:table-cell table:number-columns-repeated="2" table:style-name="ce2" office:value-type="float" office:value="0.115" calcext:value-type="float">
            <text:p>0,115</text:p>
          </table:table-cell>
          <table:table-cell table:number-columns-repeated="2" table:style-name="ce2" office:value-type="float" office:value="0.114" calcext:value-type="float">
            <text:p>0,114</text:p>
          </table:table-cell>
          <table:table-cell table:number-columns-repeated="2" table:style-name="ce2" office:value-type="float" office:value="0.115" calcext:value-type="float">
            <text:p>0,115</text:p>
          </table:table-cell>
          <table:table-cell table:number-columns-repeated="2" table:style-name="ce2" office:value-type="float" office:value="0.114" calcext:value-type="float">
            <text:p>0,114</text:p>
          </table:table-cell>
          <table:table-cell table:style-name="ce2" office:value-type="float" office:value="0.115" calcext:value-type="float">
            <text:p>0,115</text:p>
          </table:table-cell>
          <table:table-cell table:number-columns-repeated="2" table:style-name="ce2" office:value-type="float" office:value="0.114" calcext:value-type="float">
            <text:p>0,114</text:p>
          </table:table-cell>
          <table:table-cell table:style-name="ce2" office:value-type="float" office:value="0.116" calcext:value-type="float">
            <text:p>0,116</text:p>
          </table:table-cell>
          <table:table-cell table:number-columns-repeated="7" table:style-name="ce2" office:value-type="float" office:value="0.114" calcext:value-type="float">
            <text:p>0,114</text:p>
          </table:table-cell>
          <table:table-cell table:style-name="ce2" office:value-type="float" office:value="0.113" calcext:value-type="float">
            <text:p>0,113</text:p>
          </table:table-cell>
          <table:table-cell table:number-columns-repeated="2" table:style-name="ce2" office:value-type="float" office:value="0.114" calcext:value-type="float">
            <text:p>0,114</text:p>
          </table:table-cell>
          <table:table-cell table:style-name="ce2" office:value-type="float" office:value="0.113" calcext:value-type="float">
            <text:p>0,113</text:p>
          </table:table-cell>
          <table:table-cell table:number-columns-repeated="3" table:style-name="ce2" office:value-type="float" office:value="0.114" calcext:value-type="float">
            <text:p>0,114</text:p>
          </table:table-cell>
          <table:table-cell table:style-name="ce2" office:value-type="float" office:value="0.113" calcext:value-type="float">
            <text:p>0,113</text:p>
          </table:table-cell>
          <table:table-cell table:number-columns-repeated="2" table:style-name="ce2" office:value-type="float" office:value="0.114" calcext:value-type="float">
            <text:p>0,114</text:p>
          </table:table-cell>
          <table:table-cell table:style-name="ce2" office:value-type="float" office:value="0.113" calcext:value-type="float">
            <text:p>0,113</text:p>
          </table:table-cell>
          <table:table-cell table:number-columns-repeated="2" table:style-name="ce2" office:value-type="float" office:value="0.114" calcext:value-type="float">
            <text:p>0,114</text:p>
          </table:table-cell>
          <table:table-cell table:style-name="ce2" office:value-type="float" office:value="0.113" calcext:value-type="float">
            <text:p>0,113</text:p>
          </table:table-cell>
          <table:table-cell table:style-name="ce2" office:value-type="float" office:value="0.112" calcext:value-type="float">
            <text:p>0,112</text:p>
          </table:table-cell>
          <table:table-cell table:style-name="ce2" office:value-type="float" office:value="0.114" calcext:value-type="float">
            <text:p>0,114</text:p>
          </table:table-cell>
          <table:table-cell table:number-columns-repeated="2" table:style-name="ce2" office:value-type="float" office:value="0.113" calcext:value-type="float">
            <text:p>0,113</text:p>
          </table:table-cell>
          <table:table-cell table:number-columns-repeated="2" table:style-name="ce2" office:value-type="float" office:value="0.114" calcext:value-type="float">
            <text:p>0,114</text:p>
          </table:table-cell>
          <table:table-cell table:style-name="ce2" table:number-columns-repeated="835"/>
        </table:table-row>
        <table:table-row table:style-name="ro1">
          <table:table-cell table:style-name="ce21" office:value-type="string" calcext:value-type="string">
            <text:p>B5</text:p>
          </table:table-cell>
          <table:table-cell table:style-name="ce21"/>
          <table:table-cell table:style-name="ce21" office:value-type="float" office:value="0.139" calcext:value-type="float">
            <text:p>0,139</text:p>
          </table:table-cell>
          <table:table-cell table:style-name="ce21" office:value-type="float" office:value="0.137" calcext:value-type="float">
            <text:p>0,137</text:p>
          </table:table-cell>
          <table:table-cell table:number-columns-repeated="2" table:style-name="ce21" office:value-type="float" office:value="0.136" calcext:value-type="float">
            <text:p>0,136</text:p>
          </table:table-cell>
          <table:table-cell table:style-name="ce21" office:value-type="float" office:value="0.134" calcext:value-type="float">
            <text:p>0,134</text:p>
          </table:table-cell>
          <table:table-cell table:number-columns-repeated="2" table:style-name="ce21" office:value-type="float" office:value="0.132" calcext:value-type="float">
            <text:p>0,132</text:p>
          </table:table-cell>
          <table:table-cell table:style-name="ce21" office:value-type="float" office:value="0.133" calcext:value-type="float">
            <text:p>0,133</text:p>
          </table:table-cell>
          <table:table-cell table:style-name="ce21" office:value-type="float" office:value="0.132" calcext:value-type="float">
            <text:p>0,132</text:p>
          </table:table-cell>
          <table:table-cell table:style-name="ce21" office:value-type="float" office:value="0.131" calcext:value-type="float">
            <text:p>0,131</text:p>
          </table:table-cell>
          <table:table-cell table:number-columns-repeated="2" table:style-name="ce21" office:value-type="float" office:value="0.132" calcext:value-type="float">
            <text:p>0,132</text:p>
          </table:table-cell>
          <table:table-cell table:number-columns-repeated="2" table:style-name="ce21" office:value-type="float" office:value="0.131" calcext:value-type="float">
            <text:p>0,131</text:p>
          </table:table-cell>
          <table:table-cell table:style-name="ce21" office:value-type="float" office:value="0.132" calcext:value-type="float">
            <text:p>0,132</text:p>
          </table:table-cell>
          <table:table-cell table:style-name="ce21" office:value-type="float" office:value="0.13" calcext:value-type="float">
            <text:p>0,13</text:p>
          </table:table-cell>
          <table:table-cell table:number-columns-repeated="2" table:style-name="ce21" office:value-type="float" office:value="0.131" calcext:value-type="float">
            <text:p>0,131</text:p>
          </table:table-cell>
          <table:table-cell table:style-name="ce21" office:value-type="float" office:value="0.132" calcext:value-type="float">
            <text:p>0,132</text:p>
          </table:table-cell>
          <table:table-cell table:number-columns-repeated="2" table:style-name="ce21" office:value-type="float" office:value="0.131" calcext:value-type="float">
            <text:p>0,131</text:p>
          </table:table-cell>
          <table:table-cell table:style-name="ce21" office:value-type="float" office:value="0.132" calcext:value-type="float">
            <text:p>0,132</text:p>
          </table:table-cell>
          <table:table-cell table:number-columns-repeated="2" table:style-name="ce21" office:value-type="float" office:value="0.131" calcext:value-type="float">
            <text:p>0,131</text:p>
          </table:table-cell>
          <table:table-cell table:style-name="ce21" office:value-type="float" office:value="0.129" calcext:value-type="float">
            <text:p>0,129</text:p>
          </table:table-cell>
          <table:table-cell table:style-name="ce21" office:value-type="float" office:value="0.131" calcext:value-type="float">
            <text:p>0,131</text:p>
          </table:table-cell>
          <table:table-cell table:number-columns-repeated="2" table:style-name="ce21" office:value-type="float" office:value="0.13" calcext:value-type="float">
            <text:p>0,13</text:p>
          </table:table-cell>
          <table:table-cell table:style-name="ce21" office:value-type="float" office:value="0.129" calcext:value-type="float">
            <text:p>0,129</text:p>
          </table:table-cell>
          <table:table-cell table:style-name="ce21" office:value-type="float" office:value="0.131" calcext:value-type="float">
            <text:p>0,131</text:p>
          </table:table-cell>
          <table:table-cell table:style-name="ce21" office:value-type="float" office:value="0.129" calcext:value-type="float">
            <text:p>0,129</text:p>
          </table:table-cell>
          <table:table-cell table:number-columns-repeated="2" table:style-name="ce21" office:value-type="float" office:value="0.13" calcext:value-type="float">
            <text:p>0,13</text:p>
          </table:table-cell>
          <table:table-cell table:style-name="ce21" office:value-type="float" office:value="0.129" calcext:value-type="float">
            <text:p>0,129</text:p>
          </table:table-cell>
          <table:table-cell table:number-columns-repeated="3" table:style-name="ce21" office:value-type="float" office:value="0.128" calcext:value-type="float">
            <text:p>0,128</text:p>
          </table:table-cell>
          <table:table-cell table:style-name="ce21" office:value-type="float" office:value="0.129" calcext:value-type="float">
            <text:p>0,129</text:p>
          </table:table-cell>
          <table:table-cell table:style-name="ce21" office:value-type="float" office:value="0.127" calcext:value-type="float">
            <text:p>0,127</text:p>
          </table:table-cell>
          <table:table-cell table:style-name="ce21" office:value-type="float" office:value="0.129" calcext:value-type="float">
            <text:p>0,129</text:p>
          </table:table-cell>
          <table:table-cell table:number-columns-repeated="4" table:style-name="ce21" office:value-type="float" office:value="0.128" calcext:value-type="float">
            <text:p>0,128</text:p>
          </table:table-cell>
          <table:table-cell table:number-columns-repeated="2" table:style-name="ce21" office:value-type="float" office:value="0.127" calcext:value-type="float">
            <text:p>0,127</text:p>
          </table:table-cell>
          <table:table-cell table:style-name="ce21" office:value-type="float" office:value="0.128" calcext:value-type="float">
            <text:p>0,128</text:p>
          </table:table-cell>
          <table:table-cell table:style-name="ce21" office:value-type="float" office:value="0.127" calcext:value-type="float">
            <text:p>0,127</text:p>
          </table:table-cell>
          <table:table-cell table:number-columns-repeated="4" table:style-name="ce21" office:value-type="float" office:value="0.126" calcext:value-type="float">
            <text:p>0,126</text:p>
          </table:table-cell>
          <table:table-cell table:number-columns-repeated="6" table:style-name="ce21" office:value-type="float" office:value="0.125" calcext:value-type="float">
            <text:p>0,125</text:p>
          </table:table-cell>
          <table:table-cell table:style-name="ce21" office:value-type="float" office:value="0.124" calcext:value-type="float">
            <text:p>0,124</text:p>
          </table:table-cell>
          <table:table-cell table:number-columns-repeated="3" table:style-name="ce21" office:value-type="float" office:value="0.125" calcext:value-type="float">
            <text:p>0,125</text:p>
          </table:table-cell>
          <table:table-cell table:style-name="ce21" office:value-type="float" office:value="0.123" calcext:value-type="float">
            <text:p>0,123</text:p>
          </table:table-cell>
          <table:table-cell table:style-name="ce21" office:value-type="float" office:value="0.124" calcext:value-type="float">
            <text:p>0,124</text:p>
          </table:table-cell>
          <table:table-cell table:style-name="ce21" office:value-type="float" office:value="0.125" calcext:value-type="float">
            <text:p>0,125</text:p>
          </table:table-cell>
          <table:table-cell table:style-name="ce21" office:value-type="float" office:value="0.122" calcext:value-type="float">
            <text:p>0,122</text:p>
          </table:table-cell>
          <table:table-cell table:style-name="ce21" office:value-type="float" office:value="0.124" calcext:value-type="float">
            <text:p>0,124</text:p>
          </table:table-cell>
          <table:table-cell table:style-name="ce21" office:value-type="float" office:value="0.122" calcext:value-type="float">
            <text:p>0,122</text:p>
          </table:table-cell>
          <table:table-cell table:number-columns-repeated="2" table:style-name="ce21" office:value-type="float" office:value="0.123" calcext:value-type="float">
            <text:p>0,123</text:p>
          </table:table-cell>
          <table:table-cell table:style-name="ce21" office:value-type="float" office:value="0.122" calcext:value-type="float">
            <text:p>0,122</text:p>
          </table:table-cell>
          <table:table-cell table:number-columns-repeated="2" table:style-name="ce21" office:value-type="float" office:value="0.123" calcext:value-type="float">
            <text:p>0,123</text:p>
          </table:table-cell>
          <table:table-cell table:style-name="ce21" office:value-type="float" office:value="0.122" calcext:value-type="float">
            <text:p>0,122</text:p>
          </table:table-cell>
          <table:table-cell table:style-name="ce21" office:value-type="float" office:value="0.123" calcext:value-type="float">
            <text:p>0,123</text:p>
          </table:table-cell>
          <table:table-cell table:style-name="ce21" office:value-type="float" office:value="0.121" calcext:value-type="float">
            <text:p>0,121</text:p>
          </table:table-cell>
          <table:table-cell table:style-name="ce21" office:value-type="float" office:value="0.123" calcext:value-type="float">
            <text:p>0,123</text:p>
          </table:table-cell>
          <table:table-cell table:style-name="ce21" office:value-type="float" office:value="0.12" calcext:value-type="float">
            <text:p>0,12</text:p>
          </table:table-cell>
          <table:table-cell table:number-columns-repeated="2" table:style-name="ce21" office:value-type="float" office:value="0.121" calcext:value-type="float">
            <text:p>0,121</text:p>
          </table:table-cell>
          <table:table-cell table:style-name="ce21" office:value-type="float" office:value="0.122" calcext:value-type="float">
            <text:p>0,122</text:p>
          </table:table-cell>
          <table:table-cell table:number-columns-repeated="2" table:style-name="ce21" office:value-type="float" office:value="0.121" calcext:value-type="float">
            <text:p>0,121</text:p>
          </table:table-cell>
          <table:table-cell table:style-name="ce21" office:value-type="float" office:value="0.122" calcext:value-type="float">
            <text:p>0,122</text:p>
          </table:table-cell>
          <table:table-cell table:style-name="ce21" office:value-type="float" office:value="0.121" calcext:value-type="float">
            <text:p>0,121</text:p>
          </table:table-cell>
          <table:table-cell table:number-columns-repeated="2" table:style-name="ce21" office:value-type="float" office:value="0.12" calcext:value-type="float">
            <text:p>0,12</text:p>
          </table:table-cell>
          <table:table-cell table:style-name="ce21" office:value-type="float" office:value="0.121" calcext:value-type="float">
            <text:p>0,121</text:p>
          </table:table-cell>
          <table:table-cell table:style-name="ce21" office:value-type="float" office:value="0.118" calcext:value-type="float">
            <text:p>0,118</text:p>
          </table:table-cell>
          <table:table-cell table:style-name="ce21" office:value-type="float" office:value="0.12" calcext:value-type="float">
            <text:p>0,12</text:p>
          </table:table-cell>
          <table:table-cell table:style-name="ce21" office:value-type="float" office:value="0.121" calcext:value-type="float">
            <text:p>0,121</text:p>
          </table:table-cell>
          <table:table-cell table:number-columns-repeated="2" table:style-name="ce21" office:value-type="float" office:value="0.119" calcext:value-type="float">
            <text:p>0,119</text:p>
          </table:table-cell>
          <table:table-cell table:style-name="ce21" office:value-type="float" office:value="0.118" calcext:value-type="float">
            <text:p>0,118</text:p>
          </table:table-cell>
          <table:table-cell table:style-name="ce21" office:value-type="float" office:value="0.12" calcext:value-type="float">
            <text:p>0,12</text:p>
          </table:table-cell>
          <table:table-cell table:number-columns-repeated="2" table:style-name="ce21" office:value-type="float" office:value="0.119" calcext:value-type="float">
            <text:p>0,119</text:p>
          </table:table-cell>
          <table:table-cell table:number-columns-repeated="2" table:style-name="ce21" office:value-type="float" office:value="0.118" calcext:value-type="float">
            <text:p>0,118</text:p>
          </table:table-cell>
          <table:table-cell table:number-columns-repeated="2" table:style-name="ce21" office:value-type="float" office:value="0.119" calcext:value-type="float">
            <text:p>0,119</text:p>
          </table:table-cell>
          <table:table-cell table:number-columns-repeated="2" table:style-name="ce21" office:value-type="float" office:value="0.118" calcext:value-type="float">
            <text:p>0,118</text:p>
          </table:table-cell>
          <table:table-cell table:style-name="ce21" office:value-type="float" office:value="0.119" calcext:value-type="float">
            <text:p>0,119</text:p>
          </table:table-cell>
          <table:table-cell table:style-name="ce21" office:value-type="float" office:value="0.118" calcext:value-type="float">
            <text:p>0,118</text:p>
          </table:table-cell>
          <table:table-cell table:style-name="ce21" office:value-type="float" office:value="0.117" calcext:value-type="float">
            <text:p>0,117</text:p>
          </table:table-cell>
          <table:table-cell table:style-name="ce21" office:value-type="float" office:value="0.118" calcext:value-type="float">
            <text:p>0,118</text:p>
          </table:table-cell>
          <table:table-cell table:style-name="ce21" office:value-type="float" office:value="0.116" calcext:value-type="float">
            <text:p>0,116</text:p>
          </table:table-cell>
          <table:table-cell table:number-columns-repeated="2" table:style-name="ce21" office:value-type="float" office:value="0.118" calcext:value-type="float">
            <text:p>0,118</text:p>
          </table:table-cell>
          <table:table-cell table:number-columns-repeated="2" table:style-name="ce21" office:value-type="float" office:value="0.117" calcext:value-type="float">
            <text:p>0,117</text:p>
          </table:table-cell>
          <table:table-cell table:number-columns-repeated="2" table:style-name="ce21" office:value-type="float" office:value="0.118" calcext:value-type="float">
            <text:p>0,118</text:p>
          </table:table-cell>
          <table:table-cell table:number-columns-repeated="2" table:style-name="ce21" office:value-type="float" office:value="0.117" calcext:value-type="float">
            <text:p>0,117</text:p>
          </table:table-cell>
          <table:table-cell table:number-columns-repeated="2" table:style-name="ce21" office:value-type="float" office:value="0.116" calcext:value-type="float">
            <text:p>0,116</text:p>
          </table:table-cell>
          <table:table-cell table:style-name="ce21" office:value-type="float" office:value="0.118" calcext:value-type="float">
            <text:p>0,118</text:p>
          </table:table-cell>
          <table:table-cell table:style-name="ce21" office:value-type="float" office:value="0.115" calcext:value-type="float">
            <text:p>0,115</text:p>
          </table:table-cell>
          <table:table-cell table:number-columns-repeated="2" table:style-name="ce21" office:value-type="float" office:value="0.116" calcext:value-type="float">
            <text:p>0,116</text:p>
          </table:table-cell>
          <table:table-cell table:number-columns-repeated="2" table:style-name="ce21" office:value-type="float" office:value="0.117" calcext:value-type="float">
            <text:p>0,117</text:p>
          </table:table-cell>
          <table:table-cell table:number-columns-repeated="2" table:style-name="ce21" office:value-type="float" office:value="0.116" calcext:value-type="float">
            <text:p>0,116</text:p>
          </table:table-cell>
          <table:table-cell table:style-name="ce21" office:value-type="float" office:value="0.117" calcext:value-type="float">
            <text:p>0,117</text:p>
          </table:table-cell>
          <table:table-cell table:number-columns-repeated="4" table:style-name="ce21" office:value-type="float" office:value="0.116" calcext:value-type="float">
            <text:p>0,116</text:p>
          </table:table-cell>
          <table:table-cell table:style-name="ce21" office:value-type="float" office:value="0.117" calcext:value-type="float">
            <text:p>0,117</text:p>
          </table:table-cell>
          <table:table-cell table:number-columns-repeated="6" table:style-name="ce21" office:value-type="float" office:value="0.116" calcext:value-type="float">
            <text:p>0,116</text:p>
          </table:table-cell>
          <table:table-cell table:style-name="ce21" office:value-type="float" office:value="0.117" calcext:value-type="float">
            <text:p>0,117</text:p>
          </table:table-cell>
          <table:table-cell table:number-columns-repeated="2" table:style-name="ce21" office:value-type="float" office:value="0.116" calcext:value-type="float">
            <text:p>0,116</text:p>
          </table:table-cell>
          <table:table-cell table:style-name="ce21" office:value-type="float" office:value="0.115" calcext:value-type="float">
            <text:p>0,115</text:p>
          </table:table-cell>
          <table:table-cell table:style-name="ce21" office:value-type="float" office:value="0.116" calcext:value-type="float">
            <text:p>0,116</text:p>
          </table:table-cell>
          <table:table-cell table:number-columns-repeated="3" table:style-name="ce21" office:value-type="float" office:value="0.115" calcext:value-type="float">
            <text:p>0,115</text:p>
          </table:table-cell>
          <table:table-cell table:style-name="ce21" office:value-type="float" office:value="0.114" calcext:value-type="float">
            <text:p>0,114</text:p>
          </table:table-cell>
          <table:table-cell table:number-columns-repeated="2" table:style-name="ce21" office:value-type="float" office:value="0.116" calcext:value-type="float">
            <text:p>0,116</text:p>
          </table:table-cell>
          <table:table-cell table:number-columns-repeated="2" table:style-name="ce21" office:value-type="float" office:value="0.114" calcext:value-type="float">
            <text:p>0,114</text:p>
          </table:table-cell>
          <table:table-cell table:number-columns-repeated="2" table:style-name="ce21" office:value-type="float" office:value="0.115" calcext:value-type="float">
            <text:p>0,115</text:p>
          </table:table-cell>
          <table:table-cell table:number-columns-repeated="2" table:style-name="ce21" office:value-type="float" office:value="0.114" calcext:value-type="float">
            <text:p>0,114</text:p>
          </table:table-cell>
          <table:table-cell table:number-columns-repeated="4" table:style-name="ce21" office:value-type="float" office:value="0.115" calcext:value-type="float">
            <text:p>0,115</text:p>
          </table:table-cell>
          <table:table-cell table:style-name="ce21" office:value-type="float" office:value="0.117" calcext:value-type="float">
            <text:p>0,117</text:p>
          </table:table-cell>
          <table:table-cell table:style-name="ce21" office:value-type="float" office:value="0.115" calcext:value-type="float">
            <text:p>0,115</text:p>
          </table:table-cell>
          <table:table-cell table:style-name="ce21" office:value-type="float" office:value="0.114" calcext:value-type="float">
            <text:p>0,114</text:p>
          </table:table-cell>
          <table:table-cell table:style-name="ce21" office:value-type="float" office:value="0.116" calcext:value-type="float">
            <text:p>0,116</text:p>
          </table:table-cell>
          <table:table-cell table:style-name="ce21" office:value-type="float" office:value="0.113" calcext:value-type="float">
            <text:p>0,113</text:p>
          </table:table-cell>
          <table:table-cell table:style-name="ce21" office:value-type="float" office:value="0.115" calcext:value-type="float">
            <text:p>0,115</text:p>
          </table:table-cell>
          <table:table-cell table:style-name="ce21" office:value-type="float" office:value="0.114" calcext:value-type="float">
            <text:p>0,114</text:p>
          </table:table-cell>
          <table:table-cell table:style-name="ce21" office:value-type="float" office:value="0.115" calcext:value-type="float">
            <text:p>0,115</text:p>
          </table:table-cell>
          <table:table-cell table:style-name="ce21" office:value-type="float" office:value="0.116" calcext:value-type="float">
            <text:p>0,116</text:p>
          </table:table-cell>
          <table:table-cell table:number-columns-repeated="2" table:style-name="ce21" office:value-type="float" office:value="0.114" calcext:value-type="float">
            <text:p>0,114</text:p>
          </table:table-cell>
          <table:table-cell table:style-name="ce21" office:value-type="float" office:value="0.116" calcext:value-type="float">
            <text:p>0,116</text:p>
          </table:table-cell>
          <table:table-cell table:number-columns-repeated="4" table:style-name="ce21" office:value-type="float" office:value="0.114" calcext:value-type="float">
            <text:p>0,114</text:p>
          </table:table-cell>
          <table:table-cell table:style-name="ce21" office:value-type="float" office:value="0.115" calcext:value-type="float">
            <text:p>0,115</text:p>
          </table:table-cell>
          <table:table-cell table:style-name="ce21" office:value-type="float" office:value="0.114" calcext:value-type="float">
            <text:p>0,114</text:p>
          </table:table-cell>
          <table:table-cell table:style-name="ce21" office:value-type="float" office:value="0.113" calcext:value-type="float">
            <text:p>0,113</text:p>
          </table:table-cell>
          <table:table-cell table:style-name="ce21" office:value-type="float" office:value="0.114" calcext:value-type="float">
            <text:p>0,114</text:p>
          </table:table-cell>
          <table:table-cell table:style-name="ce21" office:value-type="float" office:value="0.115" calcext:value-type="float">
            <text:p>0,115</text:p>
          </table:table-cell>
          <table:table-cell table:style-name="ce21" office:value-type="float" office:value="0.116" calcext:value-type="float">
            <text:p>0,116</text:p>
          </table:table-cell>
          <table:table-cell table:style-name="ce21" office:value-type="float" office:value="0.115" calcext:value-type="float">
            <text:p>0,115</text:p>
          </table:table-cell>
          <table:table-cell table:style-name="ce21" office:value-type="float" office:value="0.116" calcext:value-type="float">
            <text:p>0,116</text:p>
          </table:table-cell>
          <table:table-cell table:style-name="ce21" office:value-type="float" office:value="0.114" calcext:value-type="float">
            <text:p>0,114</text:p>
          </table:table-cell>
          <table:table-cell table:style-name="ce21" office:value-type="float" office:value="0.115" calcext:value-type="float">
            <text:p>0,115</text:p>
          </table:table-cell>
          <table:table-cell table:style-name="ce21" office:value-type="float" office:value="0.117" calcext:value-type="float">
            <text:p>0,117</text:p>
          </table:table-cell>
          <table:table-cell table:style-name="ce21" office:value-type="float" office:value="0.116" calcext:value-type="float">
            <text:p>0,116</text:p>
          </table:table-cell>
          <table:table-cell table:style-name="ce21" table:number-columns-repeated="835"/>
        </table:table-row>
        <table:table-row table:style-name="ro1">
          <table:table-cell table:style-name="ce21" office:value-type="string" calcext:value-type="string">
            <text:p>B6</text:p>
          </table:table-cell>
          <table:table-cell table:style-name="ce21"/>
          <table:table-cell table:number-columns-repeated="2" table:style-name="ce21" office:value-type="float" office:value="0.132" calcext:value-type="float">
            <text:p>0,132</text:p>
          </table:table-cell>
          <table:table-cell table:style-name="ce21" office:value-type="float" office:value="0.131" calcext:value-type="float">
            <text:p>0,131</text:p>
          </table:table-cell>
          <table:table-cell table:style-name="ce21" office:value-type="float" office:value="0.13" calcext:value-type="float">
            <text:p>0,13</text:p>
          </table:table-cell>
          <table:table-cell table:number-columns-repeated="2" table:style-name="ce21" office:value-type="float" office:value="0.128" calcext:value-type="float">
            <text:p>0,128</text:p>
          </table:table-cell>
          <table:table-cell table:number-columns-repeated="3" table:style-name="ce21" office:value-type="float" office:value="0.127" calcext:value-type="float">
            <text:p>0,127</text:p>
          </table:table-cell>
          <table:table-cell table:style-name="ce21" office:value-type="float" office:value="0.125" calcext:value-type="float">
            <text:p>0,125</text:p>
          </table:table-cell>
          <table:table-cell table:style-name="ce21" office:value-type="float" office:value="0.126" calcext:value-type="float">
            <text:p>0,126</text:p>
          </table:table-cell>
          <table:table-cell table:style-name="ce21" office:value-type="float" office:value="0.125" calcext:value-type="float">
            <text:p>0,125</text:p>
          </table:table-cell>
          <table:table-cell table:style-name="ce21" office:value-type="float" office:value="0.122" calcext:value-type="float">
            <text:p>0,122</text:p>
          </table:table-cell>
          <table:table-cell table:style-name="ce21" office:value-type="float" office:value="0.121" calcext:value-type="float">
            <text:p>0,121</text:p>
          </table:table-cell>
          <table:table-cell table:style-name="ce21" office:value-type="float" office:value="0.122" calcext:value-type="float">
            <text:p>0,122</text:p>
          </table:table-cell>
          <table:table-cell table:style-name="ce21" office:value-type="float" office:value="0.121" calcext:value-type="float">
            <text:p>0,121</text:p>
          </table:table-cell>
          <table:table-cell table:style-name="ce21" office:value-type="float" office:value="0.122" calcext:value-type="float">
            <text:p>0,122</text:p>
          </table:table-cell>
          <table:table-cell table:style-name="ce21" office:value-type="float" office:value="0.121" calcext:value-type="float">
            <text:p>0,121</text:p>
          </table:table-cell>
          <table:table-cell table:number-columns-repeated="3" table:style-name="ce21" office:value-type="float" office:value="0.122" calcext:value-type="float">
            <text:p>0,122</text:p>
          </table:table-cell>
          <table:table-cell table:style-name="ce21" office:value-type="float" office:value="0.123" calcext:value-type="float">
            <text:p>0,123</text:p>
          </table:table-cell>
          <table:table-cell table:number-columns-repeated="2" table:style-name="ce21" office:value-type="float" office:value="0.122" calcext:value-type="float">
            <text:p>0,122</text:p>
          </table:table-cell>
          <table:table-cell table:number-columns-repeated="3" table:style-name="ce21" office:value-type="float" office:value="0.121" calcext:value-type="float">
            <text:p>0,121</text:p>
          </table:table-cell>
          <table:table-cell table:style-name="ce21" office:value-type="float" office:value="0.123" calcext:value-type="float">
            <text:p>0,123</text:p>
          </table:table-cell>
          <table:table-cell table:style-name="ce21" office:value-type="float" office:value="0.121" calcext:value-type="float">
            <text:p>0,121</text:p>
          </table:table-cell>
          <table:table-cell table:style-name="ce21" office:value-type="float" office:value="0.12" calcext:value-type="float">
            <text:p>0,12</text:p>
          </table:table-cell>
          <table:table-cell table:style-name="ce21" office:value-type="float" office:value="0.121" calcext:value-type="float">
            <text:p>0,121</text:p>
          </table:table-cell>
          <table:table-cell table:style-name="ce21" office:value-type="float" office:value="0.122" calcext:value-type="float">
            <text:p>0,122</text:p>
          </table:table-cell>
          <table:table-cell table:number-columns-repeated="2" table:style-name="ce21" office:value-type="float" office:value="0.12" calcext:value-type="float">
            <text:p>0,12</text:p>
          </table:table-cell>
          <table:table-cell table:style-name="ce21" office:value-type="float" office:value="0.121" calcext:value-type="float">
            <text:p>0,121</text:p>
          </table:table-cell>
          <table:table-cell table:style-name="ce21" office:value-type="float" office:value="0.12" calcext:value-type="float">
            <text:p>0,12</text:p>
          </table:table-cell>
          <table:table-cell table:style-name="ce21" office:value-type="float" office:value="0.121" calcext:value-type="float">
            <text:p>0,121</text:p>
          </table:table-cell>
          <table:table-cell table:style-name="ce21" office:value-type="float" office:value="0.119" calcext:value-type="float">
            <text:p>0,119</text:p>
          </table:table-cell>
          <table:table-cell table:style-name="ce21" office:value-type="float" office:value="0.12" calcext:value-type="float">
            <text:p>0,12</text:p>
          </table:table-cell>
          <table:table-cell table:number-columns-repeated="2" table:style-name="ce21" office:value-type="float" office:value="0.119" calcext:value-type="float">
            <text:p>0,119</text:p>
          </table:table-cell>
          <table:table-cell table:number-columns-repeated="2" table:style-name="ce21" office:value-type="float" office:value="0.12" calcext:value-type="float">
            <text:p>0,12</text:p>
          </table:table-cell>
          <table:table-cell table:number-columns-repeated="3" table:style-name="ce21" office:value-type="float" office:value="0.118" calcext:value-type="float">
            <text:p>0,118</text:p>
          </table:table-cell>
          <table:table-cell table:style-name="ce21" office:value-type="float" office:value="0.12" calcext:value-type="float">
            <text:p>0,12</text:p>
          </table:table-cell>
          <table:table-cell table:style-name="ce21" office:value-type="float" office:value="0.117" calcext:value-type="float">
            <text:p>0,117</text:p>
          </table:table-cell>
          <table:table-cell table:style-name="ce21" office:value-type="float" office:value="0.118" calcext:value-type="float">
            <text:p>0,118</text:p>
          </table:table-cell>
          <table:table-cell table:number-columns-repeated="2" table:style-name="ce21" office:value-type="float" office:value="0.117" calcext:value-type="float">
            <text:p>0,117</text:p>
          </table:table-cell>
          <table:table-cell table:style-name="ce21" office:value-type="float" office:value="0.115" calcext:value-type="float">
            <text:p>0,115</text:p>
          </table:table-cell>
          <table:table-cell table:number-columns-repeated="2" table:style-name="ce21" office:value-type="float" office:value="0.116" calcext:value-type="float">
            <text:p>0,116</text:p>
          </table:table-cell>
          <table:table-cell table:style-name="ce21" office:value-type="float" office:value="0.117" calcext:value-type="float">
            <text:p>0,117</text:p>
          </table:table-cell>
          <table:table-cell table:number-columns-repeated="3" table:style-name="ce21" office:value-type="float" office:value="0.116" calcext:value-type="float">
            <text:p>0,116</text:p>
          </table:table-cell>
          <table:table-cell table:style-name="ce21" office:value-type="float" office:value="0.117" calcext:value-type="float">
            <text:p>0,117</text:p>
          </table:table-cell>
          <table:table-cell table:style-name="ce21" office:value-type="float" office:value="0.115" calcext:value-type="float">
            <text:p>0,115</text:p>
          </table:table-cell>
          <table:table-cell table:style-name="ce21" office:value-type="float" office:value="0.116" calcext:value-type="float">
            <text:p>0,116</text:p>
          </table:table-cell>
          <table:table-cell table:style-name="ce21" office:value-type="float" office:value="0.117" calcext:value-type="float">
            <text:p>0,117</text:p>
          </table:table-cell>
          <table:table-cell table:number-columns-repeated="3" table:style-name="ce21" office:value-type="float" office:value="0.116" calcext:value-type="float">
            <text:p>0,116</text:p>
          </table:table-cell>
          <table:table-cell table:style-name="ce21" office:value-type="float" office:value="0.115" calcext:value-type="float">
            <text:p>0,115</text:p>
          </table:table-cell>
          <table:table-cell table:style-name="ce21" office:value-type="float" office:value="0.116" calcext:value-type="float">
            <text:p>0,116</text:p>
          </table:table-cell>
          <table:table-cell table:style-name="ce21" office:value-type="float" office:value="0.114" calcext:value-type="float">
            <text:p>0,114</text:p>
          </table:table-cell>
          <table:table-cell table:style-name="ce21" office:value-type="float" office:value="0.115" calcext:value-type="float">
            <text:p>0,115</text:p>
          </table:table-cell>
          <table:table-cell table:style-name="ce21" office:value-type="float" office:value="0.116" calcext:value-type="float">
            <text:p>0,116</text:p>
          </table:table-cell>
          <table:table-cell table:style-name="ce21" office:value-type="float" office:value="0.115" calcext:value-type="float">
            <text:p>0,115</text:p>
          </table:table-cell>
          <table:table-cell table:style-name="ce21" office:value-type="float" office:value="0.116" calcext:value-type="float">
            <text:p>0,116</text:p>
          </table:table-cell>
          <table:table-cell table:style-name="ce21" office:value-type="float" office:value="0.117" calcext:value-type="float">
            <text:p>0,117</text:p>
          </table:table-cell>
          <table:table-cell table:style-name="ce21" office:value-type="float" office:value="0.116" calcext:value-type="float">
            <text:p>0,116</text:p>
          </table:table-cell>
          <table:table-cell table:style-name="ce21" office:value-type="float" office:value="0.117" calcext:value-type="float">
            <text:p>0,117</text:p>
          </table:table-cell>
          <table:table-cell table:style-name="ce21" office:value-type="float" office:value="0.116" calcext:value-type="float">
            <text:p>0,116</text:p>
          </table:table-cell>
          <table:table-cell table:style-name="ce21" office:value-type="float" office:value="0.117" calcext:value-type="float">
            <text:p>0,117</text:p>
          </table:table-cell>
          <table:table-cell table:number-columns-repeated="4" table:style-name="ce21" office:value-type="float" office:value="0.115" calcext:value-type="float">
            <text:p>0,115</text:p>
          </table:table-cell>
          <table:table-cell table:style-name="ce21" office:value-type="float" office:value="0.116" calcext:value-type="float">
            <text:p>0,116</text:p>
          </table:table-cell>
          <table:table-cell table:number-columns-repeated="2" table:style-name="ce21" office:value-type="float" office:value="0.115" calcext:value-type="float">
            <text:p>0,115</text:p>
          </table:table-cell>
          <table:table-cell table:number-columns-repeated="3" table:style-name="ce21" office:value-type="float" office:value="0.114" calcext:value-type="float">
            <text:p>0,114</text:p>
          </table:table-cell>
          <table:table-cell table:style-name="ce21" office:value-type="float" office:value="0.115" calcext:value-type="float">
            <text:p>0,115</text:p>
          </table:table-cell>
          <table:table-cell table:style-name="ce21" office:value-type="float" office:value="0.113" calcext:value-type="float">
            <text:p>0,113</text:p>
          </table:table-cell>
          <table:table-cell table:style-name="ce21" office:value-type="float" office:value="0.114" calcext:value-type="float">
            <text:p>0,114</text:p>
          </table:table-cell>
          <table:table-cell table:style-name="ce21" office:value-type="float" office:value="0.113" calcext:value-type="float">
            <text:p>0,113</text:p>
          </table:table-cell>
          <table:table-cell table:style-name="ce21" office:value-type="float" office:value="0.114" calcext:value-type="float">
            <text:p>0,114</text:p>
          </table:table-cell>
          <table:table-cell table:style-name="ce21" office:value-type="float" office:value="0.112" calcext:value-type="float">
            <text:p>0,112</text:p>
          </table:table-cell>
          <table:table-cell table:style-name="ce21" office:value-type="float" office:value="0.113" calcext:value-type="float">
            <text:p>0,113</text:p>
          </table:table-cell>
          <table:table-cell table:number-columns-repeated="2" table:style-name="ce21" office:value-type="float" office:value="0.114" calcext:value-type="float">
            <text:p>0,114</text:p>
          </table:table-cell>
          <table:table-cell table:style-name="ce21" office:value-type="float" office:value="0.112" calcext:value-type="float">
            <text:p>0,112</text:p>
          </table:table-cell>
          <table:table-cell table:number-columns-repeated="4" table:style-name="ce21" office:value-type="float" office:value="0.113" calcext:value-type="float">
            <text:p>0,113</text:p>
          </table:table-cell>
          <table:table-cell table:style-name="ce21" office:value-type="float" office:value="0.114" calcext:value-type="float">
            <text:p>0,114</text:p>
          </table:table-cell>
          <table:table-cell table:number-columns-repeated="4" table:style-name="ce21" office:value-type="float" office:value="0.112" calcext:value-type="float">
            <text:p>0,112</text:p>
          </table:table-cell>
          <table:table-cell table:style-name="ce21" office:value-type="float" office:value="0.11" calcext:value-type="float">
            <text:p>0,11</text:p>
          </table:table-cell>
          <table:table-cell table:number-columns-repeated="3" table:style-name="ce21" office:value-type="float" office:value="0.111" calcext:value-type="float">
            <text:p>0,111</text:p>
          </table:table-cell>
          <table:table-cell table:style-name="ce21" office:value-type="float" office:value="0.112" calcext:value-type="float">
            <text:p>0,112</text:p>
          </table:table-cell>
          <table:table-cell table:number-columns-repeated="4" table:style-name="ce21" office:value-type="float" office:value="0.111" calcext:value-type="float">
            <text:p>0,111</text:p>
          </table:table-cell>
          <table:table-cell table:number-columns-repeated="2" table:style-name="ce21" office:value-type="float" office:value="0.11" calcext:value-type="float">
            <text:p>0,11</text:p>
          </table:table-cell>
          <table:table-cell table:number-columns-repeated="3" table:style-name="ce21" office:value-type="float" office:value="0.109" calcext:value-type="float">
            <text:p>0,109</text:p>
          </table:table-cell>
          <table:table-cell table:number-columns-repeated="3" table:style-name="ce21" office:value-type="float" office:value="0.11" calcext:value-type="float">
            <text:p>0,11</text:p>
          </table:table-cell>
          <table:table-cell table:number-columns-repeated="3" table:style-name="ce21" office:value-type="float" office:value="0.109" calcext:value-type="float">
            <text:p>0,109</text:p>
          </table:table-cell>
          <table:table-cell table:style-name="ce21" office:value-type="float" office:value="0.11" calcext:value-type="float">
            <text:p>0,11</text:p>
          </table:table-cell>
          <table:table-cell table:number-columns-repeated="4" table:style-name="ce21" office:value-type="float" office:value="0.109" calcext:value-type="float">
            <text:p>0,109</text:p>
          </table:table-cell>
          <table:table-cell table:style-name="ce21" office:value-type="float" office:value="0.111" calcext:value-type="float">
            <text:p>0,111</text:p>
          </table:table-cell>
          <table:table-cell table:style-name="ce21" office:value-type="float" office:value="0.11" calcext:value-type="float">
            <text:p>0,11</text:p>
          </table:table-cell>
          <table:table-cell table:style-name="ce21" office:value-type="float" office:value="0.109" calcext:value-type="float">
            <text:p>0,109</text:p>
          </table:table-cell>
          <table:table-cell table:style-name="ce21" office:value-type="float" office:value="0.11" calcext:value-type="float">
            <text:p>0,11</text:p>
          </table:table-cell>
          <table:table-cell table:style-name="ce21" office:value-type="float" office:value="0.109" calcext:value-type="float">
            <text:p>0,109</text:p>
          </table:table-cell>
          <table:table-cell table:number-columns-repeated="5" table:style-name="ce21" office:value-type="float" office:value="0.11" calcext:value-type="float">
            <text:p>0,11</text:p>
          </table:table-cell>
          <table:table-cell table:style-name="ce21" office:value-type="float" office:value="0.108" calcext:value-type="float">
            <text:p>0,108</text:p>
          </table:table-cell>
          <table:table-cell table:number-columns-repeated="4" table:style-name="ce21" office:value-type="float" office:value="0.109" calcext:value-type="float">
            <text:p>0,109</text:p>
          </table:table-cell>
          <table:table-cell table:style-name="ce21" office:value-type="float" office:value="0.108" calcext:value-type="float">
            <text:p>0,108</text:p>
          </table:table-cell>
          <table:table-cell table:number-columns-repeated="4" table:style-name="ce21" office:value-type="float" office:value="0.109" calcext:value-type="float">
            <text:p>0,109</text:p>
          </table:table-cell>
          <table:table-cell table:style-name="ce21" office:value-type="float" office:value="0.11" calcext:value-type="float">
            <text:p>0,11</text:p>
          </table:table-cell>
          <table:table-cell table:number-columns-repeated="3" table:style-name="ce21" office:value-type="float" office:value="0.109" calcext:value-type="float">
            <text:p>0,109</text:p>
          </table:table-cell>
          <table:table-cell table:style-name="ce21" office:value-type="float" office:value="0.11" calcext:value-type="float">
            <text:p>0,11</text:p>
          </table:table-cell>
          <table:table-cell table:style-name="ce21" office:value-type="float" office:value="0.111" calcext:value-type="float">
            <text:p>0,111</text:p>
          </table:table-cell>
          <table:table-cell table:style-name="ce21" office:value-type="float" office:value="0.109" calcext:value-type="float">
            <text:p>0,109</text:p>
          </table:table-cell>
          <table:table-cell table:number-columns-repeated="2" table:style-name="ce21" office:value-type="float" office:value="0.111" calcext:value-type="float">
            <text:p>0,111</text:p>
          </table:table-cell>
          <table:table-cell table:style-name="ce21" office:value-type="float" office:value="0.11" calcext:value-type="float">
            <text:p>0,11</text:p>
          </table:table-cell>
          <table:table-cell table:style-name="ce21" office:value-type="float" office:value="0.108" calcext:value-type="float">
            <text:p>0,108</text:p>
          </table:table-cell>
          <table:table-cell table:style-name="ce21" office:value-type="float" office:value="0.11" calcext:value-type="float">
            <text:p>0,11</text:p>
          </table:table-cell>
          <table:table-cell table:number-columns-repeated="2" table:style-name="ce21" office:value-type="float" office:value="0.109" calcext:value-type="float">
            <text:p>0,109</text:p>
          </table:table-cell>
          <table:table-cell table:style-name="ce21" office:value-type="float" office:value="0.107" calcext:value-type="float">
            <text:p>0,107</text:p>
          </table:table-cell>
          <table:table-cell table:style-name="ce21" office:value-type="float" office:value="0.11" calcext:value-type="float">
            <text:p>0,11</text:p>
          </table:table-cell>
          <table:table-cell table:style-name="ce21" office:value-type="float" office:value="0.109" calcext:value-type="float">
            <text:p>0,109</text:p>
          </table:table-cell>
          <table:table-cell table:number-columns-repeated="2" table:style-name="ce21" office:value-type="float" office:value="0.108" calcext:value-type="float">
            <text:p>0,108</text:p>
          </table:table-cell>
          <table:table-cell table:style-name="ce21" office:value-type="float" office:value="0.11" calcext:value-type="float">
            <text:p>0,11</text:p>
          </table:table-cell>
          <table:table-cell table:number-columns-repeated="4" table:style-name="ce21" office:value-type="float" office:value="0.109" calcext:value-type="float">
            <text:p>0,109</text:p>
          </table:table-cell>
          <table:table-cell table:style-name="ce21" office:value-type="float" office:value="0.11" calcext:value-type="float">
            <text:p>0,11</text:p>
          </table:table-cell>
          <table:table-cell table:style-name="ce21" office:value-type="float" office:value="0.111" calcext:value-type="float">
            <text:p>0,111</text:p>
          </table:table-cell>
          <table:table-cell table:number-columns-repeated="3" table:style-name="ce21" office:value-type="float" office:value="0.11" calcext:value-type="float">
            <text:p>0,11</text:p>
          </table:table-cell>
          <table:table-cell table:style-name="ce21" office:value-type="float" office:value="0.111" calcext:value-type="float">
            <text:p>0,111</text:p>
          </table:table-cell>
          <table:table-cell table:number-columns-repeated="3" table:style-name="ce21" office:value-type="float" office:value="0.11" calcext:value-type="float">
            <text:p>0,11</text:p>
          </table:table-cell>
          <table:table-cell table:style-name="ce21" office:value-type="float" office:value="0.111" calcext:value-type="float">
            <text:p>0,111</text:p>
          </table:table-cell>
          <table:table-cell table:style-name="ce21" office:value-type="float" office:value="0.112" calcext:value-type="float">
            <text:p>0,112</text:p>
          </table:table-cell>
          <table:table-cell table:style-name="ce21" office:value-type="float" office:value="0.11" calcext:value-type="float">
            <text:p>0,11</text:p>
          </table:table-cell>
          <table:table-cell table:style-name="ce21" table:number-columns-repeated="835"/>
        </table:table-row>
        <table:table-row table:style-name="ro1">
          <table:table-cell table:style-name="ce21" office:value-type="string" calcext:value-type="string">
            <text:p>B7</text:p>
          </table:table-cell>
          <table:table-cell table:style-name="ce21"/>
          <table:table-cell table:style-name="ce21" office:value-type="float" office:value="0.129" calcext:value-type="float">
            <text:p>0,129</text:p>
          </table:table-cell>
          <table:table-cell table:style-name="ce21" office:value-type="float" office:value="0.126" calcext:value-type="float">
            <text:p>0,126</text:p>
          </table:table-cell>
          <table:table-cell table:style-name="ce21" office:value-type="float" office:value="0.124" calcext:value-type="float">
            <text:p>0,124</text:p>
          </table:table-cell>
          <table:table-cell table:style-name="ce21" office:value-type="float" office:value="0.123" calcext:value-type="float">
            <text:p>0,123</text:p>
          </table:table-cell>
          <table:table-cell table:style-name="ce21" office:value-type="float" office:value="0.124" calcext:value-type="float">
            <text:p>0,124</text:p>
          </table:table-cell>
          <table:table-cell table:number-columns-repeated="3" table:style-name="ce21" office:value-type="float" office:value="0.121" calcext:value-type="float">
            <text:p>0,121</text:p>
          </table:table-cell>
          <table:table-cell table:style-name="ce21" office:value-type="float" office:value="0.12" calcext:value-type="float">
            <text:p>0,12</text:p>
          </table:table-cell>
          <table:table-cell table:style-name="ce21" office:value-type="float" office:value="0.122" calcext:value-type="float">
            <text:p>0,122</text:p>
          </table:table-cell>
          <table:table-cell table:style-name="ce21" office:value-type="float" office:value="0.121" calcext:value-type="float">
            <text:p>0,121</text:p>
          </table:table-cell>
          <table:table-cell table:style-name="ce21" office:value-type="float" office:value="0.12" calcext:value-type="float">
            <text:p>0,12</text:p>
          </table:table-cell>
          <table:table-cell table:number-columns-repeated="2" table:style-name="ce21" office:value-type="float" office:value="0.121" calcext:value-type="float">
            <text:p>0,121</text:p>
          </table:table-cell>
          <table:table-cell table:style-name="ce21" office:value-type="float" office:value="0.119" calcext:value-type="float">
            <text:p>0,119</text:p>
          </table:table-cell>
          <table:table-cell table:style-name="ce21" office:value-type="float" office:value="0.118" calcext:value-type="float">
            <text:p>0,118</text:p>
          </table:table-cell>
          <table:table-cell table:style-name="ce21" office:value-type="float" office:value="0.12" calcext:value-type="float">
            <text:p>0,12</text:p>
          </table:table-cell>
          <table:table-cell table:style-name="ce21" office:value-type="float" office:value="0.119" calcext:value-type="float">
            <text:p>0,119</text:p>
          </table:table-cell>
          <table:table-cell table:number-columns-repeated="3" table:style-name="ce21" office:value-type="float" office:value="0.121" calcext:value-type="float">
            <text:p>0,121</text:p>
          </table:table-cell>
          <table:table-cell table:number-columns-repeated="2" table:style-name="ce21" office:value-type="float" office:value="0.12" calcext:value-type="float">
            <text:p>0,12</text:p>
          </table:table-cell>
          <table:table-cell table:number-columns-repeated="4" table:style-name="ce21" office:value-type="float" office:value="0.119" calcext:value-type="float">
            <text:p>0,119</text:p>
          </table:table-cell>
          <table:table-cell table:style-name="ce21" office:value-type="float" office:value="0.12" calcext:value-type="float">
            <text:p>0,12</text:p>
          </table:table-cell>
          <table:table-cell table:style-name="ce21" office:value-type="float" office:value="0.119" calcext:value-type="float">
            <text:p>0,119</text:p>
          </table:table-cell>
          <table:table-cell table:style-name="ce21" office:value-type="float" office:value="0.12" calcext:value-type="float">
            <text:p>0,12</text:p>
          </table:table-cell>
          <table:table-cell table:style-name="ce21" office:value-type="float" office:value="0.119" calcext:value-type="float">
            <text:p>0,119</text:p>
          </table:table-cell>
          <table:table-cell table:number-columns-repeated="2" table:style-name="ce21" office:value-type="float" office:value="0.12" calcext:value-type="float">
            <text:p>0,12</text:p>
          </table:table-cell>
          <table:table-cell table:style-name="ce21" office:value-type="float" office:value="0.118" calcext:value-type="float">
            <text:p>0,118</text:p>
          </table:table-cell>
          <table:table-cell table:style-name="ce21" office:value-type="float" office:value="0.12" calcext:value-type="float">
            <text:p>0,12</text:p>
          </table:table-cell>
          <table:table-cell table:style-name="ce21" office:value-type="float" office:value="0.118" calcext:value-type="float">
            <text:p>0,118</text:p>
          </table:table-cell>
          <table:table-cell table:style-name="ce21" office:value-type="float" office:value="0.12" calcext:value-type="float">
            <text:p>0,12</text:p>
          </table:table-cell>
          <table:table-cell table:number-columns-repeated="2" table:style-name="ce21" office:value-type="float" office:value="0.118" calcext:value-type="float">
            <text:p>0,118</text:p>
          </table:table-cell>
          <table:table-cell table:style-name="ce21" office:value-type="float" office:value="0.119" calcext:value-type="float">
            <text:p>0,119</text:p>
          </table:table-cell>
          <table:table-cell table:style-name="ce21" office:value-type="float" office:value="0.118" calcext:value-type="float">
            <text:p>0,118</text:p>
          </table:table-cell>
          <table:table-cell table:style-name="ce21" office:value-type="float" office:value="0.12" calcext:value-type="float">
            <text:p>0,12</text:p>
          </table:table-cell>
          <table:table-cell table:number-columns-repeated="2" table:style-name="ce21" office:value-type="float" office:value="0.119" calcext:value-type="float">
            <text:p>0,119</text:p>
          </table:table-cell>
          <table:table-cell table:number-columns-repeated="4" table:style-name="ce21" office:value-type="float" office:value="0.118" calcext:value-type="float">
            <text:p>0,118</text:p>
          </table:table-cell>
          <table:table-cell table:style-name="ce21" office:value-type="float" office:value="0.119" calcext:value-type="float">
            <text:p>0,119</text:p>
          </table:table-cell>
          <table:table-cell table:style-name="ce21" office:value-type="float" office:value="0.118" calcext:value-type="float">
            <text:p>0,118</text:p>
          </table:table-cell>
          <table:table-cell table:style-name="ce21" office:value-type="float" office:value="0.116" calcext:value-type="float">
            <text:p>0,116</text:p>
          </table:table-cell>
          <table:table-cell table:number-columns-repeated="3" table:style-name="ce21" office:value-type="float" office:value="0.115" calcext:value-type="float">
            <text:p>0,115</text:p>
          </table:table-cell>
          <table:table-cell table:style-name="ce21" office:value-type="float" office:value="0.116" calcext:value-type="float">
            <text:p>0,116</text:p>
          </table:table-cell>
          <table:table-cell table:style-name="ce21" office:value-type="float" office:value="0.117" calcext:value-type="float">
            <text:p>0,117</text:p>
          </table:table-cell>
          <table:table-cell table:number-columns-repeated="3" table:style-name="ce21" office:value-type="float" office:value="0.116" calcext:value-type="float">
            <text:p>0,116</text:p>
          </table:table-cell>
          <table:table-cell table:style-name="ce21" office:value-type="float" office:value="0.118" calcext:value-type="float">
            <text:p>0,118</text:p>
          </table:table-cell>
          <table:table-cell table:style-name="ce21" office:value-type="float" office:value="0.116" calcext:value-type="float">
            <text:p>0,116</text:p>
          </table:table-cell>
          <table:table-cell table:number-columns-repeated="2" table:style-name="ce21" office:value-type="float" office:value="0.117" calcext:value-type="float">
            <text:p>0,117</text:p>
          </table:table-cell>
          <table:table-cell table:number-columns-repeated="2" table:style-name="ce21" office:value-type="float" office:value="0.118" calcext:value-type="float">
            <text:p>0,118</text:p>
          </table:table-cell>
          <table:table-cell table:style-name="ce21" office:value-type="float" office:value="0.116" calcext:value-type="float">
            <text:p>0,116</text:p>
          </table:table-cell>
          <table:table-cell table:style-name="ce21" office:value-type="float" office:value="0.117" calcext:value-type="float">
            <text:p>0,117</text:p>
          </table:table-cell>
          <table:table-cell table:number-columns-repeated="4" table:style-name="ce21" office:value-type="float" office:value="0.119" calcext:value-type="float">
            <text:p>0,119</text:p>
          </table:table-cell>
          <table:table-cell table:style-name="ce21" office:value-type="float" office:value="0.12" calcext:value-type="float">
            <text:p>0,12</text:p>
          </table:table-cell>
          <table:table-cell table:style-name="ce21" office:value-type="float" office:value="0.122" calcext:value-type="float">
            <text:p>0,122</text:p>
          </table:table-cell>
          <table:table-cell table:style-name="ce21" office:value-type="float" office:value="0.12" calcext:value-type="float">
            <text:p>0,12</text:p>
          </table:table-cell>
          <table:table-cell table:style-name="ce21" office:value-type="float" office:value="0.122" calcext:value-type="float">
            <text:p>0,122</text:p>
          </table:table-cell>
          <table:table-cell table:style-name="ce21" office:value-type="float" office:value="0.121" calcext:value-type="float">
            <text:p>0,121</text:p>
          </table:table-cell>
          <table:table-cell table:style-name="ce21" office:value-type="float" office:value="0.122" calcext:value-type="float">
            <text:p>0,122</text:p>
          </table:table-cell>
          <table:table-cell table:number-columns-repeated="3" table:style-name="ce21" office:value-type="float" office:value="0.121" calcext:value-type="float">
            <text:p>0,121</text:p>
          </table:table-cell>
          <table:table-cell table:style-name="ce21" office:value-type="float" office:value="0.122" calcext:value-type="float">
            <text:p>0,122</text:p>
          </table:table-cell>
          <table:table-cell table:number-columns-repeated="2" table:style-name="ce21" office:value-type="float" office:value="0.121" calcext:value-type="float">
            <text:p>0,121</text:p>
          </table:table-cell>
          <table:table-cell table:style-name="ce21" office:value-type="float" office:value="0.12" calcext:value-type="float">
            <text:p>0,12</text:p>
          </table:table-cell>
          <table:table-cell table:style-name="ce21" office:value-type="float" office:value="0.119" calcext:value-type="float">
            <text:p>0,119</text:p>
          </table:table-cell>
          <table:table-cell table:number-columns-repeated="2" table:style-name="ce21" office:value-type="float" office:value="0.12" calcext:value-type="float">
            <text:p>0,12</text:p>
          </table:table-cell>
          <table:table-cell table:style-name="ce21" office:value-type="float" office:value="0.121" calcext:value-type="float">
            <text:p>0,121</text:p>
          </table:table-cell>
          <table:table-cell table:style-name="ce21" office:value-type="float" office:value="0.12" calcext:value-type="float">
            <text:p>0,12</text:p>
          </table:table-cell>
          <table:table-cell table:number-columns-repeated="2" table:style-name="ce21" office:value-type="float" office:value="0.119" calcext:value-type="float">
            <text:p>0,119</text:p>
          </table:table-cell>
          <table:table-cell table:number-columns-repeated="2" table:style-name="ce21" office:value-type="float" office:value="0.121" calcext:value-type="float">
            <text:p>0,121</text:p>
          </table:table-cell>
          <table:table-cell table:style-name="ce21" office:value-type="float" office:value="0.12" calcext:value-type="float">
            <text:p>0,12</text:p>
          </table:table-cell>
          <table:table-cell table:style-name="ce21" office:value-type="float" office:value="0.121" calcext:value-type="float">
            <text:p>0,121</text:p>
          </table:table-cell>
          <table:table-cell table:style-name="ce21" office:value-type="float" office:value="0.12" calcext:value-type="float">
            <text:p>0,12</text:p>
          </table:table-cell>
          <table:table-cell table:style-name="ce21" office:value-type="float" office:value="0.121" calcext:value-type="float">
            <text:p>0,121</text:p>
          </table:table-cell>
          <table:table-cell table:number-columns-repeated="2" table:style-name="ce21" office:value-type="float" office:value="0.12" calcext:value-type="float">
            <text:p>0,12</text:p>
          </table:table-cell>
          <table:table-cell table:style-name="ce21" office:value-type="float" office:value="0.119" calcext:value-type="float">
            <text:p>0,119</text:p>
          </table:table-cell>
          <table:table-cell table:number-columns-repeated="2" table:style-name="ce21" office:value-type="float" office:value="0.12" calcext:value-type="float">
            <text:p>0,12</text:p>
          </table:table-cell>
          <table:table-cell table:style-name="ce21" office:value-type="float" office:value="0.119" calcext:value-type="float">
            <text:p>0,119</text:p>
          </table:table-cell>
          <table:table-cell table:style-name="ce21" office:value-type="float" office:value="0.117" calcext:value-type="float">
            <text:p>0,117</text:p>
          </table:table-cell>
          <table:table-cell table:style-name="ce21" office:value-type="float" office:value="0.115" calcext:value-type="float">
            <text:p>0,115</text:p>
          </table:table-cell>
          <table:table-cell table:number-columns-repeated="3" table:style-name="ce21" office:value-type="float" office:value="0.117" calcext:value-type="float">
            <text:p>0,117</text:p>
          </table:table-cell>
          <table:table-cell table:number-columns-repeated="3" table:style-name="ce21" office:value-type="float" office:value="0.118" calcext:value-type="float">
            <text:p>0,118</text:p>
          </table:table-cell>
          <table:table-cell table:number-columns-repeated="3" table:style-name="ce21" office:value-type="float" office:value="0.117" calcext:value-type="float">
            <text:p>0,117</text:p>
          </table:table-cell>
          <table:table-cell table:style-name="ce21" office:value-type="float" office:value="0.116" calcext:value-type="float">
            <text:p>0,116</text:p>
          </table:table-cell>
          <table:table-cell table:style-name="ce21" office:value-type="float" office:value="0.117" calcext:value-type="float">
            <text:p>0,117</text:p>
          </table:table-cell>
          <table:table-cell table:number-columns-repeated="2" table:style-name="ce21" office:value-type="float" office:value="0.115" calcext:value-type="float">
            <text:p>0,115</text:p>
          </table:table-cell>
          <table:table-cell table:style-name="ce21" office:value-type="float" office:value="0.116" calcext:value-type="float">
            <text:p>0,116</text:p>
          </table:table-cell>
          <table:table-cell table:style-name="ce21" office:value-type="float" office:value="0.115" calcext:value-type="float">
            <text:p>0,115</text:p>
          </table:table-cell>
          <table:table-cell table:style-name="ce21" office:value-type="float" office:value="0.116" calcext:value-type="float">
            <text:p>0,116</text:p>
          </table:table-cell>
          <table:table-cell table:style-name="ce21" office:value-type="float" office:value="0.114" calcext:value-type="float">
            <text:p>0,114</text:p>
          </table:table-cell>
          <table:table-cell table:number-columns-repeated="3" table:style-name="ce21" office:value-type="float" office:value="0.115" calcext:value-type="float">
            <text:p>0,115</text:p>
          </table:table-cell>
          <table:table-cell table:style-name="ce21" office:value-type="float" office:value="0.116" calcext:value-type="float">
            <text:p>0,116</text:p>
          </table:table-cell>
          <table:table-cell table:style-name="ce21" office:value-type="float" office:value="0.117" calcext:value-type="float">
            <text:p>0,117</text:p>
          </table:table-cell>
          <table:table-cell table:style-name="ce21" office:value-type="float" office:value="0.116" calcext:value-type="float">
            <text:p>0,116</text:p>
          </table:table-cell>
          <table:table-cell table:style-name="ce21" office:value-type="float" office:value="0.117" calcext:value-type="float">
            <text:p>0,117</text:p>
          </table:table-cell>
          <table:table-cell table:number-columns-repeated="2" table:style-name="ce21" office:value-type="float" office:value="0.115" calcext:value-type="float">
            <text:p>0,115</text:p>
          </table:table-cell>
          <table:table-cell table:style-name="ce21" office:value-type="float" office:value="0.118" calcext:value-type="float">
            <text:p>0,118</text:p>
          </table:table-cell>
          <table:table-cell table:style-name="ce21" office:value-type="float" office:value="0.119" calcext:value-type="float">
            <text:p>0,119</text:p>
          </table:table-cell>
          <table:table-cell table:style-name="ce21" office:value-type="float" office:value="0.117" calcext:value-type="float">
            <text:p>0,117</text:p>
          </table:table-cell>
          <table:table-cell table:style-name="ce21" office:value-type="float" office:value="0.118" calcext:value-type="float">
            <text:p>0,118</text:p>
          </table:table-cell>
          <table:table-cell table:style-name="ce21" office:value-type="float" office:value="0.119" calcext:value-type="float">
            <text:p>0,119</text:p>
          </table:table-cell>
          <table:table-cell table:style-name="ce21" office:value-type="float" office:value="0.121" calcext:value-type="float">
            <text:p>0,121</text:p>
          </table:table-cell>
          <table:table-cell table:style-name="ce21" office:value-type="float" office:value="0.12" calcext:value-type="float">
            <text:p>0,12</text:p>
          </table:table-cell>
          <table:table-cell table:number-columns-repeated="2" table:style-name="ce21" office:value-type="float" office:value="0.119" calcext:value-type="float">
            <text:p>0,119</text:p>
          </table:table-cell>
          <table:table-cell table:number-columns-repeated="2" table:style-name="ce21" office:value-type="float" office:value="0.118" calcext:value-type="float">
            <text:p>0,118</text:p>
          </table:table-cell>
          <table:table-cell table:style-name="ce21" office:value-type="float" office:value="0.119" calcext:value-type="float">
            <text:p>0,119</text:p>
          </table:table-cell>
          <table:table-cell table:style-name="ce21" office:value-type="float" office:value="0.118" calcext:value-type="float">
            <text:p>0,118</text:p>
          </table:table-cell>
          <table:table-cell table:style-name="ce21" office:value-type="float" office:value="0.117" calcext:value-type="float">
            <text:p>0,117</text:p>
          </table:table-cell>
          <table:table-cell table:style-name="ce21" office:value-type="float" office:value="0.116" calcext:value-type="float">
            <text:p>0,116</text:p>
          </table:table-cell>
          <table:table-cell table:number-columns-repeated="2" table:style-name="ce21" office:value-type="float" office:value="0.117" calcext:value-type="float">
            <text:p>0,117</text:p>
          </table:table-cell>
          <table:table-cell table:style-name="ce21" office:value-type="float" office:value="0.116" calcext:value-type="float">
            <text:p>0,116</text:p>
          </table:table-cell>
          <table:table-cell table:number-columns-repeated="2" table:style-name="ce21" office:value-type="float" office:value="0.117" calcext:value-type="float">
            <text:p>0,117</text:p>
          </table:table-cell>
          <table:table-cell table:style-name="ce21" office:value-type="float" office:value="0.119" calcext:value-type="float">
            <text:p>0,119</text:p>
          </table:table-cell>
          <table:table-cell table:number-columns-repeated="2" table:style-name="ce21" office:value-type="float" office:value="0.118" calcext:value-type="float">
            <text:p>0,118</text:p>
          </table:table-cell>
          <table:table-cell table:style-name="ce21" office:value-type="float" office:value="0.12" calcext:value-type="float">
            <text:p>0,12</text:p>
          </table:table-cell>
          <table:table-cell table:number-columns-repeated="2" table:style-name="ce21" office:value-type="float" office:value="0.121" calcext:value-type="float">
            <text:p>0,121</text:p>
          </table:table-cell>
          <table:table-cell table:number-columns-repeated="2" table:style-name="ce21" office:value-type="float" office:value="0.122" calcext:value-type="float">
            <text:p>0,122</text:p>
          </table:table-cell>
          <table:table-cell table:style-name="ce21" office:value-type="float" office:value="0.123" calcext:value-type="float">
            <text:p>0,123</text:p>
          </table:table-cell>
          <table:table-cell table:style-name="ce21" office:value-type="float" office:value="0.121" calcext:value-type="float">
            <text:p>0,121</text:p>
          </table:table-cell>
          <table:table-cell table:number-columns-repeated="2" table:style-name="ce21" office:value-type="float" office:value="0.12" calcext:value-type="float">
            <text:p>0,12</text:p>
          </table:table-cell>
          <table:table-cell table:style-name="ce21" office:value-type="float" office:value="0.118" calcext:value-type="float">
            <text:p>0,118</text:p>
          </table:table-cell>
          <table:table-cell table:style-name="ce21" office:value-type="float" office:value="0.119" calcext:value-type="float">
            <text:p>0,119</text:p>
          </table:table-cell>
          <table:table-cell table:style-name="ce21" office:value-type="float" office:value="0.118" calcext:value-type="float">
            <text:p>0,118</text:p>
          </table:table-cell>
          <table:table-cell table:style-name="ce21" office:value-type="float" office:value="0.117" calcext:value-type="float">
            <text:p>0,117</text:p>
          </table:table-cell>
          <table:table-cell table:style-name="ce21" office:value-type="float" office:value="0.118" calcext:value-type="float">
            <text:p>0,118</text:p>
          </table:table-cell>
          <table:table-cell table:number-columns-repeated="2" table:style-name="ce21" office:value-type="float" office:value="0.117" calcext:value-type="float">
            <text:p>0,117</text:p>
          </table:table-cell>
          <table:table-cell table:style-name="ce21" office:value-type="float" office:value="0.119" calcext:value-type="float">
            <text:p>0,119</text:p>
          </table:table-cell>
          <table:table-cell table:style-name="ce21" office:value-type="float" office:value="0.117" calcext:value-type="float">
            <text:p>0,117</text:p>
          </table:table-cell>
          <table:table-cell table:number-columns-repeated="4" table:style-name="ce21" office:value-type="float" office:value="0.118" calcext:value-type="float">
            <text:p>0,118</text:p>
          </table:table-cell>
          <table:table-cell table:style-name="ce21" office:value-type="float" office:value="0.119" calcext:value-type="float">
            <text:p>0,119</text:p>
          </table:table-cell>
          <table:table-cell table:style-name="ce21" office:value-type="float" office:value="0.118" calcext:value-type="float">
            <text:p>0,118</text:p>
          </table:table-cell>
          <table:table-cell table:number-columns-repeated="2" table:style-name="ce21" office:value-type="float" office:value="0.119" calcext:value-type="float">
            <text:p>0,119</text:p>
          </table:table-cell>
          <table:table-cell table:style-name="ce21" office:value-type="float" office:value="0.118" calcext:value-type="float">
            <text:p>0,118</text:p>
          </table:table-cell>
          <table:table-cell table:number-columns-repeated="3" table:style-name="ce21" office:value-type="float" office:value="0.12" calcext:value-type="float">
            <text:p>0,12</text:p>
          </table:table-cell>
          <table:table-cell table:number-columns-repeated="3" table:style-name="ce21" office:value-type="float" office:value="0.121" calcext:value-type="float">
            <text:p>0,121</text:p>
          </table:table-cell>
          <table:table-cell table:style-name="ce21" table:number-columns-repeated="835"/>
        </table:table-row>
        <table:table-row table:style-name="ro1">
          <table:table-cell table:style-name="ce3" office:value-type="string" calcext:value-type="string">
            <text:p>B8</text:p>
          </table:table-cell>
          <table:table-cell table:style-name="ce3"/>
          <table:table-cell table:style-name="ce3" office:value-type="float" office:value="0.131" calcext:value-type="float">
            <text:p>0,131</text:p>
          </table:table-cell>
          <table:table-cell table:style-name="ce3" office:value-type="float" office:value="0.129" calcext:value-type="float">
            <text:p>0,129</text:p>
          </table:table-cell>
          <table:table-cell table:style-name="ce3" office:value-type="float" office:value="0.127" calcext:value-type="float">
            <text:p>0,127</text:p>
          </table:table-cell>
          <table:table-cell table:number-columns-repeated="2" table:style-name="ce3" office:value-type="float" office:value="0.125" calcext:value-type="float">
            <text:p>0,125</text:p>
          </table:table-cell>
          <table:table-cell table:number-columns-repeated="2" table:style-name="ce3" office:value-type="float" office:value="0.122" calcext:value-type="float">
            <text:p>0,122</text:p>
          </table:table-cell>
          <table:table-cell table:style-name="ce3" office:value-type="float" office:value="0.123" calcext:value-type="float">
            <text:p>0,123</text:p>
          </table:table-cell>
          <table:table-cell table:style-name="ce3" office:value-type="float" office:value="0.122" calcext:value-type="float">
            <text:p>0,122</text:p>
          </table:table-cell>
          <table:table-cell table:number-columns-repeated="2" table:style-name="ce3" office:value-type="float" office:value="0.123" calcext:value-type="float">
            <text:p>0,123</text:p>
          </table:table-cell>
          <table:table-cell table:style-name="ce3" office:value-type="float" office:value="0.122" calcext:value-type="float">
            <text:p>0,122</text:p>
          </table:table-cell>
          <table:table-cell table:number-columns-repeated="2" table:style-name="ce3" office:value-type="float" office:value="0.123" calcext:value-type="float">
            <text:p>0,123</text:p>
          </table:table-cell>
          <table:table-cell table:number-columns-repeated="2" table:style-name="ce3" office:value-type="float" office:value="0.124" calcext:value-type="float">
            <text:p>0,124</text:p>
          </table:table-cell>
          <table:table-cell table:number-columns-repeated="3" table:style-name="ce3" office:value-type="float" office:value="0.123" calcext:value-type="float">
            <text:p>0,123</text:p>
          </table:table-cell>
          <table:table-cell table:style-name="ce3" office:value-type="float" office:value="0.125" calcext:value-type="float">
            <text:p>0,125</text:p>
          </table:table-cell>
          <table:table-cell table:number-columns-repeated="3" table:style-name="ce3" office:value-type="float" office:value="0.124" calcext:value-type="float">
            <text:p>0,124</text:p>
          </table:table-cell>
          <table:table-cell table:style-name="ce3" office:value-type="float" office:value="0.125" calcext:value-type="float">
            <text:p>0,125</text:p>
          </table:table-cell>
          <table:table-cell table:style-name="ce3" office:value-type="float" office:value="0.124" calcext:value-type="float">
            <text:p>0,124</text:p>
          </table:table-cell>
          <table:table-cell table:style-name="ce3" office:value-type="float" office:value="0.126" calcext:value-type="float">
            <text:p>0,126</text:p>
          </table:table-cell>
          <table:table-cell table:number-columns-repeated="2" table:style-name="ce3" office:value-type="float" office:value="0.125" calcext:value-type="float">
            <text:p>0,125</text:p>
          </table:table-cell>
          <table:table-cell table:style-name="ce3" office:value-type="float" office:value="0.124" calcext:value-type="float">
            <text:p>0,124</text:p>
          </table:table-cell>
          <table:table-cell table:number-columns-repeated="2" table:style-name="ce3" office:value-type="float" office:value="0.126" calcext:value-type="float">
            <text:p>0,126</text:p>
          </table:table-cell>
          <table:table-cell table:style-name="ce3" office:value-type="float" office:value="0.127" calcext:value-type="float">
            <text:p>0,127</text:p>
          </table:table-cell>
          <table:table-cell table:style-name="ce3" office:value-type="float" office:value="0.129" calcext:value-type="float">
            <text:p>0,129</text:p>
          </table:table-cell>
          <table:table-cell table:style-name="ce3" office:value-type="float" office:value="0.127" calcext:value-type="float">
            <text:p>0,127</text:p>
          </table:table-cell>
          <table:table-cell table:style-name="ce3" office:value-type="float" office:value="0.13" calcext:value-type="float">
            <text:p>0,13</text:p>
          </table:table-cell>
          <table:table-cell table:style-name="ce3" office:value-type="float" office:value="0.129" calcext:value-type="float">
            <text:p>0,129</text:p>
          </table:table-cell>
          <table:table-cell table:style-name="ce3" office:value-type="float" office:value="0.132" calcext:value-type="float">
            <text:p>0,132</text:p>
          </table:table-cell>
          <table:table-cell table:style-name="ce3" office:value-type="float" office:value="0.133" calcext:value-type="float">
            <text:p>0,133</text:p>
          </table:table-cell>
          <table:table-cell table:style-name="ce3" office:value-type="float" office:value="0.134" calcext:value-type="float">
            <text:p>0,134</text:p>
          </table:table-cell>
          <table:table-cell table:style-name="ce3" office:value-type="float" office:value="0.137" calcext:value-type="float">
            <text:p>0,137</text:p>
          </table:table-cell>
          <table:table-cell table:style-name="ce3" office:value-type="float" office:value="0.139" calcext:value-type="float">
            <text:p>0,139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office:value-type="float" office:value="0.144" calcext:value-type="float">
            <text:p>0,144</text:p>
          </table:table-cell>
          <table:table-cell table:number-columns-repeated="2" table:style-name="ce3" office:value-type="float" office:value="0.146" calcext:value-type="float">
            <text:p>0,146</text:p>
          </table:table-cell>
          <table:table-cell table:style-name="ce3" office:value-type="float" office:value="0.15" calcext:value-type="float">
            <text:p>0,15</text:p>
          </table:table-cell>
          <table:table-cell table:style-name="ce3" office:value-type="float" office:value="0.154" calcext:value-type="float">
            <text:p>0,154</text:p>
          </table:table-cell>
          <table:table-cell table:style-name="ce3" office:value-type="float" office:value="0.156" calcext:value-type="float">
            <text:p>0,156</text:p>
          </table:table-cell>
          <table:table-cell table:style-name="ce3" office:value-type="float" office:value="0.159" calcext:value-type="float">
            <text:p>0,159</text:p>
          </table:table-cell>
          <table:table-cell table:style-name="ce3" office:value-type="float" office:value="0.163" calcext:value-type="float">
            <text:p>0,163</text:p>
          </table:table-cell>
          <table:table-cell table:style-name="ce3" office:value-type="float" office:value="0.165" calcext:value-type="float">
            <text:p>0,165</text:p>
          </table:table-cell>
          <table:table-cell table:style-name="ce3" office:value-type="float" office:value="0.167" calcext:value-type="float">
            <text:p>0,167</text:p>
          </table:table-cell>
          <table:table-cell table:style-name="ce3" office:value-type="float" office:value="0.17" calcext:value-type="float">
            <text:p>0,17</text:p>
          </table:table-cell>
          <table:table-cell table:style-name="ce3" office:value-type="float" office:value="0.175" calcext:value-type="float">
            <text:p>0,175</text:p>
          </table:table-cell>
          <table:table-cell table:style-name="ce3" office:value-type="float" office:value="0.181" calcext:value-type="float">
            <text:p>0,181</text:p>
          </table:table-cell>
          <table:table-cell table:style-name="ce3" office:value-type="float" office:value="0.184" calcext:value-type="float">
            <text:p>0,184</text:p>
          </table:table-cell>
          <table:table-cell table:style-name="ce3" office:value-type="float" office:value="0.188" calcext:value-type="float">
            <text:p>0,188</text:p>
          </table:table-cell>
          <table:table-cell table:style-name="ce3" office:value-type="float" office:value="0.19" calcext:value-type="float">
            <text:p>0,19</text:p>
          </table:table-cell>
          <table:table-cell table:style-name="ce3" office:value-type="float" office:value="0.193" calcext:value-type="float">
            <text:p>0,193</text:p>
          </table:table-cell>
          <table:table-cell table:style-name="ce3" office:value-type="float" office:value="0.197" calcext:value-type="float">
            <text:p>0,197</text:p>
          </table:table-cell>
          <table:table-cell table:style-name="ce3" office:value-type="float" office:value="0.199" calcext:value-type="float">
            <text:p>0,199</text:p>
          </table:table-cell>
          <table:table-cell table:style-name="ce3" office:value-type="float" office:value="0.202" calcext:value-type="float">
            <text:p>0,202</text:p>
          </table:table-cell>
          <table:table-cell table:style-name="ce3" office:value-type="float" office:value="0.206" calcext:value-type="float">
            <text:p>0,206</text:p>
          </table:table-cell>
          <table:table-cell table:style-name="ce3" office:value-type="float" office:value="0.207" calcext:value-type="float">
            <text:p>0,207</text:p>
          </table:table-cell>
          <table:table-cell table:style-name="ce3" office:value-type="float" office:value="0.209" calcext:value-type="float">
            <text:p>0,209</text:p>
          </table:table-cell>
          <table:table-cell table:style-name="ce3" office:value-type="float" office:value="0.21" calcext:value-type="float">
            <text:p>0,21</text:p>
          </table:table-cell>
          <table:table-cell table:style-name="ce3" office:value-type="float" office:value="0.212" calcext:value-type="float">
            <text:p>0,212</text:p>
          </table:table-cell>
          <table:table-cell table:style-name="ce3" office:value-type="float" office:value="0.214" calcext:value-type="float">
            <text:p>0,214</text:p>
          </table:table-cell>
          <table:table-cell table:style-name="ce3" office:value-type="float" office:value="0.217" calcext:value-type="float">
            <text:p>0,217</text:p>
          </table:table-cell>
          <table:table-cell table:number-columns-repeated="2" table:style-name="ce3" office:value-type="float" office:value="0.219" calcext:value-type="float">
            <text:p>0,219</text:p>
          </table:table-cell>
          <table:table-cell table:style-name="ce3" office:value-type="float" office:value="0.222" calcext:value-type="float">
            <text:p>0,222</text:p>
          </table:table-cell>
          <table:table-cell table:number-columns-repeated="2" table:style-name="ce3" office:value-type="float" office:value="0.223" calcext:value-type="float">
            <text:p>0,223</text:p>
          </table:table-cell>
          <table:table-cell table:style-name="ce3" office:value-type="float" office:value="0.226" calcext:value-type="float">
            <text:p>0,226</text:p>
          </table:table-cell>
          <table:table-cell table:style-name="ce3" office:value-type="float" office:value="0.227" calcext:value-type="float">
            <text:p>0,227</text:p>
          </table:table-cell>
          <table:table-cell table:style-name="ce3" office:value-type="float" office:value="0.229" calcext:value-type="float">
            <text:p>0,229</text:p>
          </table:table-cell>
          <table:table-cell table:style-name="ce3" office:value-type="float" office:value="0.23" calcext:value-type="float">
            <text:p>0,23</text:p>
          </table:table-cell>
          <table:table-cell table:style-name="ce3" office:value-type="float" office:value="0.231" calcext:value-type="float">
            <text:p>0,231</text:p>
          </table:table-cell>
          <table:table-cell table:style-name="ce3" office:value-type="float" office:value="0.232" calcext:value-type="float">
            <text:p>0,232</text:p>
          </table:table-cell>
          <table:table-cell table:style-name="ce3" office:value-type="float" office:value="0.235" calcext:value-type="float">
            <text:p>0,235</text:p>
          </table:table-cell>
          <table:table-cell table:style-name="ce3" office:value-type="float" office:value="0.234" calcext:value-type="float">
            <text:p>0,234</text:p>
          </table:table-cell>
          <table:table-cell table:number-columns-repeated="4" table:style-name="ce3" office:value-type="float" office:value="0.235" calcext:value-type="float">
            <text:p>0,235</text:p>
          </table:table-cell>
          <table:table-cell table:number-columns-repeated="3" table:style-name="ce3" office:value-type="float" office:value="0.233" calcext:value-type="float">
            <text:p>0,233</text:p>
          </table:table-cell>
          <table:table-cell table:style-name="ce3" office:value-type="float" office:value="0.231" calcext:value-type="float">
            <text:p>0,231</text:p>
          </table:table-cell>
          <table:table-cell table:style-name="ce3" office:value-type="float" office:value="0.233" calcext:value-type="float">
            <text:p>0,233</text:p>
          </table:table-cell>
          <table:table-cell table:style-name="ce3" office:value-type="float" office:value="0.232" calcext:value-type="float">
            <text:p>0,232</text:p>
          </table:table-cell>
          <table:table-cell table:style-name="ce3" office:value-type="float" office:value="0.23" calcext:value-type="float">
            <text:p>0,23</text:p>
          </table:table-cell>
          <table:table-cell table:style-name="ce3" office:value-type="float" office:value="0.228" calcext:value-type="float">
            <text:p>0,228</text:p>
          </table:table-cell>
          <table:table-cell table:style-name="ce3" office:value-type="float" office:value="0.227" calcext:value-type="float">
            <text:p>0,227</text:p>
          </table:table-cell>
          <table:table-cell table:style-name="ce3" office:value-type="float" office:value="0.226" calcext:value-type="float">
            <text:p>0,226</text:p>
          </table:table-cell>
          <table:table-cell table:number-columns-repeated="2" table:style-name="ce3" office:value-type="float" office:value="0.224" calcext:value-type="float">
            <text:p>0,224</text:p>
          </table:table-cell>
          <table:table-cell table:style-name="ce3" office:value-type="float" office:value="0.222" calcext:value-type="float">
            <text:p>0,222</text:p>
          </table:table-cell>
          <table:table-cell table:style-name="ce3" office:value-type="float" office:value="0.223" calcext:value-type="float">
            <text:p>0,223</text:p>
          </table:table-cell>
          <table:table-cell table:style-name="ce3" office:value-type="float" office:value="0.222" calcext:value-type="float">
            <text:p>0,222</text:p>
          </table:table-cell>
          <table:table-cell table:style-name="ce3" office:value-type="float" office:value="0.224" calcext:value-type="float">
            <text:p>0,224</text:p>
          </table:table-cell>
          <table:table-cell table:number-columns-repeated="2" table:style-name="ce3" office:value-type="float" office:value="0.225" calcext:value-type="float">
            <text:p>0,225</text:p>
          </table:table-cell>
          <table:table-cell table:style-name="ce3" office:value-type="float" office:value="0.227" calcext:value-type="float">
            <text:p>0,227</text:p>
          </table:table-cell>
          <table:table-cell table:style-name="ce3" office:value-type="float" office:value="0.228" calcext:value-type="float">
            <text:p>0,228</text:p>
          </table:table-cell>
          <table:table-cell table:style-name="ce3" office:value-type="float" office:value="0.231" calcext:value-type="float">
            <text:p>0,231</text:p>
          </table:table-cell>
          <table:table-cell table:style-name="ce3" office:value-type="float" office:value="0.233" calcext:value-type="float">
            <text:p>0,233</text:p>
          </table:table-cell>
          <table:table-cell table:style-name="ce3" office:value-type="float" office:value="0.235" calcext:value-type="float">
            <text:p>0,235</text:p>
          </table:table-cell>
          <table:table-cell table:style-name="ce3" office:value-type="float" office:value="0.236" calcext:value-type="float">
            <text:p>0,236</text:p>
          </table:table-cell>
          <table:table-cell table:number-columns-repeated="2" table:style-name="ce3" office:value-type="float" office:value="0.239" calcext:value-type="float">
            <text:p>0,239</text:p>
          </table:table-cell>
          <table:table-cell table:number-columns-repeated="2" table:style-name="ce3" office:value-type="float" office:value="0.241" calcext:value-type="float">
            <text:p>0,241</text:p>
          </table:table-cell>
          <table:table-cell table:style-name="ce3" office:value-type="float" office:value="0.242" calcext:value-type="float">
            <text:p>0,242</text:p>
          </table:table-cell>
          <table:table-cell table:style-name="ce3" office:value-type="float" office:value="0.244" calcext:value-type="float">
            <text:p>0,244</text:p>
          </table:table-cell>
          <table:table-cell table:number-columns-repeated="2" table:style-name="ce3" office:value-type="float" office:value="0.243" calcext:value-type="float">
            <text:p>0,243</text:p>
          </table:table-cell>
          <table:table-cell table:style-name="ce3" office:value-type="float" office:value="0.244" calcext:value-type="float">
            <text:p>0,244</text:p>
          </table:table-cell>
          <table:table-cell table:style-name="ce3" office:value-type="float" office:value="0.245" calcext:value-type="float">
            <text:p>0,245</text:p>
          </table:table-cell>
          <table:table-cell table:style-name="ce3" office:value-type="float" office:value="0.248" calcext:value-type="float">
            <text:p>0,248</text:p>
          </table:table-cell>
          <table:table-cell table:number-columns-repeated="6" table:style-name="ce3" office:value-type="float" office:value="0.246" calcext:value-type="float">
            <text:p>0,246</text:p>
          </table:table-cell>
          <table:table-cell table:style-name="ce3" office:value-type="float" office:value="0.244" calcext:value-type="float">
            <text:p>0,244</text:p>
          </table:table-cell>
          <table:table-cell table:style-name="ce3" office:value-type="float" office:value="0.245" calcext:value-type="float">
            <text:p>0,245</text:p>
          </table:table-cell>
          <table:table-cell table:style-name="ce3" office:value-type="float" office:value="0.246" calcext:value-type="float">
            <text:p>0,246</text:p>
          </table:table-cell>
          <table:table-cell table:number-columns-repeated="2" table:style-name="ce3" office:value-type="float" office:value="0.245" calcext:value-type="float">
            <text:p>0,245</text:p>
          </table:table-cell>
          <table:table-cell table:style-name="ce3" office:value-type="float" office:value="0.246" calcext:value-type="float">
            <text:p>0,246</text:p>
          </table:table-cell>
          <table:table-cell table:number-columns-repeated="2" table:style-name="ce3" office:value-type="float" office:value="0.244" calcext:value-type="float">
            <text:p>0,244</text:p>
          </table:table-cell>
          <table:table-cell table:style-name="ce3" office:value-type="float" office:value="0.245" calcext:value-type="float">
            <text:p>0,245</text:p>
          </table:table-cell>
          <table:table-cell table:number-columns-repeated="3" table:style-name="ce3" office:value-type="float" office:value="0.244" calcext:value-type="float">
            <text:p>0,244</text:p>
          </table:table-cell>
          <table:table-cell table:number-columns-repeated="2" table:style-name="ce3" office:value-type="float" office:value="0.243" calcext:value-type="float">
            <text:p>0,243</text:p>
          </table:table-cell>
          <table:table-cell table:number-columns-repeated="2" table:style-name="ce3" office:value-type="float" office:value="0.242" calcext:value-type="float">
            <text:p>0,242</text:p>
          </table:table-cell>
          <table:table-cell table:style-name="ce3" office:value-type="float" office:value="0.243" calcext:value-type="float">
            <text:p>0,243</text:p>
          </table:table-cell>
          <table:table-cell table:style-name="ce3" office:value-type="float" office:value="0.241" calcext:value-type="float">
            <text:p>0,241</text:p>
          </table:table-cell>
          <table:table-cell table:style-name="ce3" office:value-type="float" office:value="0.242" calcext:value-type="float">
            <text:p>0,242</text:p>
          </table:table-cell>
          <table:table-cell table:style-name="ce3" office:value-type="float" office:value="0.241" calcext:value-type="float">
            <text:p>0,241</text:p>
          </table:table-cell>
          <table:table-cell table:style-name="ce3" office:value-type="float" office:value="0.242" calcext:value-type="float">
            <text:p>0,242</text:p>
          </table:table-cell>
          <table:table-cell table:number-columns-repeated="2" table:style-name="ce3" office:value-type="float" office:value="0.241" calcext:value-type="float">
            <text:p>0,241</text:p>
          </table:table-cell>
          <table:table-cell table:style-name="ce3" office:value-type="float" office:value="0.24" calcext:value-type="float">
            <text:p>0,24</text:p>
          </table:table-cell>
          <table:table-cell table:style-name="ce3" office:value-type="float" office:value="0.241" calcext:value-type="float">
            <text:p>0,241</text:p>
          </table:table-cell>
          <table:table-cell table:style-name="ce3" office:value-type="float" office:value="0.24" calcext:value-type="float">
            <text:p>0,24</text:p>
          </table:table-cell>
          <table:table-cell table:style-name="ce3" office:value-type="float" office:value="0.241" calcext:value-type="float">
            <text:p>0,241</text:p>
          </table:table-cell>
          <table:table-cell table:style-name="ce3" office:value-type="float" office:value="0.24" calcext:value-type="float">
            <text:p>0,24</text:p>
          </table:table-cell>
          <table:table-cell table:number-columns-repeated="3" table:style-name="ce3" office:value-type="float" office:value="0.241" calcext:value-type="float">
            <text:p>0,241</text:p>
          </table:table-cell>
          <table:table-cell table:style-name="ce3" office:value-type="float" office:value="0.24" calcext:value-type="float">
            <text:p>0,24</text:p>
          </table:table-cell>
          <table:table-cell table:number-columns-repeated="2" table:style-name="ce3" office:value-type="float" office:value="0.241" calcext:value-type="float">
            <text:p>0,241</text:p>
          </table:table-cell>
          <table:table-cell table:style-name="ce3" office:value-type="float" office:value="0.24" calcext:value-type="float">
            <text:p>0,24</text:p>
          </table:table-cell>
          <table:table-cell table:number-columns-repeated="3" table:style-name="ce3" office:value-type="float" office:value="0.241" calcext:value-type="float">
            <text:p>0,241</text:p>
          </table:table-cell>
          <table:table-cell table:style-name="ce3" office:value-type="float" office:value="0.24" calcext:value-type="float">
            <text:p>0,24</text:p>
          </table:table-cell>
          <table:table-cell table:style-name="ce3" office:value-type="float" office:value="0.241" calcext:value-type="float">
            <text:p>0,241</text:p>
          </table:table-cell>
          <table:table-cell table:style-name="ce3" office:value-type="float" office:value="0.242" calcext:value-type="float">
            <text:p>0,242</text:p>
          </table:table-cell>
          <table:table-cell table:number-columns-repeated="2" table:style-name="ce3" office:value-type="float" office:value="0.241" calcext:value-type="float">
            <text:p>0,241</text:p>
          </table:table-cell>
          <table:table-cell table:style-name="ce3" office:value-type="float" office:value="0.243" calcext:value-type="float">
            <text:p>0,243</text:p>
          </table:table-cell>
          <table:table-cell table:number-columns-repeated="3" table:style-name="ce3" office:value-type="float" office:value="0.242" calcext:value-type="float">
            <text:p>0,242</text:p>
          </table:table-cell>
          <table:table-cell table:number-columns-repeated="2" table:style-name="ce3" office:value-type="float" office:value="0.243" calcext:value-type="float">
            <text:p>0,243</text:p>
          </table:table-cell>
          <table:table-cell table:number-columns-repeated="2" table:style-name="ce3" office:value-type="float" office:value="0.242" calcext:value-type="float">
            <text:p>0,242</text:p>
          </table:table-cell>
          <table:table-cell table:style-name="ce3" office:value-type="float" office:value="0.243" calcext:value-type="float">
            <text:p>0,243</text:p>
          </table:table-cell>
          <table:table-cell table:style-name="ce3" office:value-type="float" office:value="0.245" calcext:value-type="float">
            <text:p>0,245</text:p>
          </table:table-cell>
          <table:table-cell table:style-name="ce3" office:value-type="float" office:value="0.246" calcext:value-type="float">
            <text:p>0,246</text:p>
          </table:table-cell>
          <table:table-cell table:number-columns-repeated="2" table:style-name="ce3" office:value-type="float" office:value="0.245" calcext:value-type="float">
            <text:p>0,245</text:p>
          </table:table-cell>
          <table:table-cell table:style-name="ce3" office:value-type="float" office:value="0.244" calcext:value-type="float">
            <text:p>0,244</text:p>
          </table:table-cell>
          <table:table-cell table:style-name="ce3" office:value-type="float" office:value="0.245" calcext:value-type="float">
            <text:p>0,245</text:p>
          </table:table-cell>
          <table:table-cell table:number-columns-repeated="2" table:style-name="ce3" office:value-type="float" office:value="0.246" calcext:value-type="float">
            <text:p>0,246</text:p>
          </table:table-cell>
          <table:table-cell table:style-name="ce3" table:number-columns-repeated="835"/>
        </table:table-row>
        <table:table-row table:style-name="ro1">
          <table:table-cell table:style-name="ce3" office:value-type="string" calcext:value-type="string">
            <text:p>B9</text:p>
          </table:table-cell>
          <table:table-cell table:style-name="ce3"/>
          <table:table-cell table:style-name="ce3" office:value-type="float" office:value="0.13" calcext:value-type="float">
            <text:p>0,13</text:p>
          </table:table-cell>
          <table:table-cell table:style-name="ce3" office:value-type="float" office:value="0.126" calcext:value-type="float">
            <text:p>0,126</text:p>
          </table:table-cell>
          <table:table-cell table:number-columns-repeated="2" table:style-name="ce3" office:value-type="float" office:value="0.125" calcext:value-type="float">
            <text:p>0,125</text:p>
          </table:table-cell>
          <table:table-cell table:style-name="ce3" office:value-type="float" office:value="0.121" calcext:value-type="float">
            <text:p>0,121</text:p>
          </table:table-cell>
          <table:table-cell table:number-columns-repeated="3" table:style-name="ce3" office:value-type="float" office:value="0.119" calcext:value-type="float">
            <text:p>0,119</text:p>
          </table:table-cell>
          <table:table-cell table:number-columns-repeated="2" table:style-name="ce3" office:value-type="float" office:value="0.118" calcext:value-type="float">
            <text:p>0,118</text:p>
          </table:table-cell>
          <table:table-cell table:style-name="ce3" office:value-type="float" office:value="0.119" calcext:value-type="float">
            <text:p>0,119</text:p>
          </table:table-cell>
          <table:table-cell table:number-columns-repeated="2" table:style-name="ce3" office:value-type="float" office:value="0.118" calcext:value-type="float">
            <text:p>0,118</text:p>
          </table:table-cell>
          <table:table-cell table:style-name="ce3" office:value-type="float" office:value="0.119" calcext:value-type="float">
            <text:p>0,119</text:p>
          </table:table-cell>
          <table:table-cell table:style-name="ce3" office:value-type="float" office:value="0.12" calcext:value-type="float">
            <text:p>0,12</text:p>
          </table:table-cell>
          <table:table-cell table:number-columns-repeated="2" table:style-name="ce3" office:value-type="float" office:value="0.119" calcext:value-type="float">
            <text:p>0,119</text:p>
          </table:table-cell>
          <table:table-cell table:number-columns-repeated="3" table:style-name="ce3" office:value-type="float" office:value="0.12" calcext:value-type="float">
            <text:p>0,12</text:p>
          </table:table-cell>
          <table:table-cell table:number-columns-repeated="2" table:style-name="ce3" office:value-type="float" office:value="0.119" calcext:value-type="float">
            <text:p>0,119</text:p>
          </table:table-cell>
          <table:table-cell table:style-name="ce3" office:value-type="float" office:value="0.12" calcext:value-type="float">
            <text:p>0,12</text:p>
          </table:table-cell>
          <table:table-cell table:number-columns-repeated="4" table:style-name="ce3" office:value-type="float" office:value="0.119" calcext:value-type="float">
            <text:p>0,119</text:p>
          </table:table-cell>
          <table:table-cell table:number-columns-repeated="2" table:style-name="ce3" office:value-type="float" office:value="0.121" calcext:value-type="float">
            <text:p>0,121</text:p>
          </table:table-cell>
          <table:table-cell table:style-name="ce3" office:value-type="float" office:value="0.122" calcext:value-type="float">
            <text:p>0,122</text:p>
          </table:table-cell>
          <table:table-cell table:number-columns-repeated="2" table:style-name="ce3" office:value-type="float" office:value="0.121" calcext:value-type="float">
            <text:p>0,121</text:p>
          </table:table-cell>
          <table:table-cell table:number-columns-repeated="3" table:style-name="ce3" office:value-type="float" office:value="0.122" calcext:value-type="float">
            <text:p>0,122</text:p>
          </table:table-cell>
          <table:table-cell table:style-name="ce3" office:value-type="float" office:value="0.123" calcext:value-type="float">
            <text:p>0,123</text:p>
          </table:table-cell>
          <table:table-cell table:style-name="ce3" office:value-type="float" office:value="0.125" calcext:value-type="float">
            <text:p>0,125</text:p>
          </table:table-cell>
          <table:table-cell table:style-name="ce3" office:value-type="float" office:value="0.126" calcext:value-type="float">
            <text:p>0,126</text:p>
          </table:table-cell>
          <table:table-cell table:style-name="ce3" office:value-type="float" office:value="0.128" calcext:value-type="float">
            <text:p>0,128</text:p>
          </table:table-cell>
          <table:table-cell table:style-name="ce3" office:value-type="float" office:value="0.13" calcext:value-type="float">
            <text:p>0,13</text:p>
          </table:table-cell>
          <table:table-cell table:style-name="ce3" office:value-type="float" office:value="0.131" calcext:value-type="float">
            <text:p>0,131</text:p>
          </table:table-cell>
          <table:table-cell table:style-name="ce3" office:value-type="float" office:value="0.133" calcext:value-type="float">
            <text:p>0,133</text:p>
          </table:table-cell>
          <table:table-cell table:number-columns-repeated="2" table:style-name="ce3" office:value-type="float" office:value="0.136" calcext:value-type="float">
            <text:p>0,136</text:p>
          </table:table-cell>
          <table:table-cell table:style-name="ce3" office:value-type="float" office:value="0.139" calcext:value-type="float">
            <text:p>0,139</text:p>
          </table:table-cell>
          <table:table-cell table:style-name="ce3" office:value-type="float" office:value="0.142" calcext:value-type="float">
            <text:p>0,142</text:p>
          </table:table-cell>
          <table:table-cell table:style-name="ce3" office:value-type="float" office:value="0.144" calcext:value-type="float">
            <text:p>0,144</text:p>
          </table:table-cell>
          <table:table-cell table:style-name="ce3" office:value-type="float" office:value="0.147" calcext:value-type="float">
            <text:p>0,147</text:p>
          </table:table-cell>
          <table:table-cell table:style-name="ce3" office:value-type="float" office:value="0.15" calcext:value-type="float">
            <text:p>0,15</text:p>
          </table:table-cell>
          <table:table-cell table:number-columns-repeated="2" table:style-name="ce3" office:value-type="float" office:value="0.153" calcext:value-type="float">
            <text:p>0,153</text:p>
          </table:table-cell>
          <table:table-cell table:style-name="ce3" office:value-type="float" office:value="0.157" calcext:value-type="float">
            <text:p>0,157</text:p>
          </table:table-cell>
          <table:table-cell table:style-name="ce3" office:value-type="float" office:value="0.159" calcext:value-type="float">
            <text:p>0,159</text:p>
          </table:table-cell>
          <table:table-cell table:style-name="ce3" office:value-type="float" office:value="0.163" calcext:value-type="float">
            <text:p>0,163</text:p>
          </table:table-cell>
          <table:table-cell table:style-name="ce3" office:value-type="float" office:value="0.166" calcext:value-type="float">
            <text:p>0,166</text:p>
          </table:table-cell>
          <table:table-cell table:style-name="ce3" office:value-type="float" office:value="0.168" calcext:value-type="float">
            <text:p>0,168</text:p>
          </table:table-cell>
          <table:table-cell table:style-name="ce3" office:value-type="float" office:value="0.169" calcext:value-type="float">
            <text:p>0,169</text:p>
          </table:table-cell>
          <table:table-cell table:style-name="ce3" office:value-type="float" office:value="0.172" calcext:value-type="float">
            <text:p>0,172</text:p>
          </table:table-cell>
          <table:table-cell table:style-name="ce3" office:value-type="float" office:value="0.173" calcext:value-type="float">
            <text:p>0,173</text:p>
          </table:table-cell>
          <table:table-cell table:style-name="ce3" office:value-type="float" office:value="0.177" calcext:value-type="float">
            <text:p>0,177</text:p>
          </table:table-cell>
          <table:table-cell table:style-name="ce3" office:value-type="float" office:value="0.178" calcext:value-type="float">
            <text:p>0,178</text:p>
          </table:table-cell>
          <table:table-cell table:style-name="ce3" office:value-type="float" office:value="0.181" calcext:value-type="float">
            <text:p>0,181</text:p>
          </table:table-cell>
          <table:table-cell table:style-name="ce3" office:value-type="float" office:value="0.183" calcext:value-type="float">
            <text:p>0,183</text:p>
          </table:table-cell>
          <table:table-cell table:style-name="ce3" office:value-type="float" office:value="0.186" calcext:value-type="float">
            <text:p>0,186</text:p>
          </table:table-cell>
          <table:table-cell table:style-name="ce3" office:value-type="float" office:value="0.188" calcext:value-type="float">
            <text:p>0,188</text:p>
          </table:table-cell>
          <table:table-cell table:style-name="ce3" office:value-type="float" office:value="0.189" calcext:value-type="float">
            <text:p>0,189</text:p>
          </table:table-cell>
          <table:table-cell table:style-name="ce3" office:value-type="float" office:value="0.19" calcext:value-type="float">
            <text:p>0,19</text:p>
          </table:table-cell>
          <table:table-cell table:style-name="ce3" office:value-type="float" office:value="0.192" calcext:value-type="float">
            <text:p>0,192</text:p>
          </table:table-cell>
          <table:table-cell table:style-name="ce3" office:value-type="float" office:value="0.195" calcext:value-type="float">
            <text:p>0,195</text:p>
          </table:table-cell>
          <table:table-cell table:number-columns-repeated="2" table:style-name="ce3" office:value-type="float" office:value="0.196" calcext:value-type="float">
            <text:p>0,196</text:p>
          </table:table-cell>
          <table:table-cell table:number-columns-repeated="2" table:style-name="ce3" office:value-type="float" office:value="0.198" calcext:value-type="float">
            <text:p>0,198</text:p>
          </table:table-cell>
          <table:table-cell table:style-name="ce3" office:value-type="float" office:value="0.199" calcext:value-type="float">
            <text:p>0,199</text:p>
          </table:table-cell>
          <table:table-cell table:number-columns-repeated="2" table:style-name="ce3" office:value-type="float" office:value="0.202" calcext:value-type="float">
            <text:p>0,202</text:p>
          </table:table-cell>
          <table:table-cell table:style-name="ce3" office:value-type="float" office:value="0.204" calcext:value-type="float">
            <text:p>0,204</text:p>
          </table:table-cell>
          <table:table-cell table:style-name="ce3" office:value-type="float" office:value="0.203" calcext:value-type="float">
            <text:p>0,203</text:p>
          </table:table-cell>
          <table:table-cell table:style-name="ce3" office:value-type="float" office:value="0.204" calcext:value-type="float">
            <text:p>0,204</text:p>
          </table:table-cell>
          <table:table-cell table:style-name="ce3" office:value-type="float" office:value="0.205" calcext:value-type="float">
            <text:p>0,205</text:p>
          </table:table-cell>
          <table:table-cell table:style-name="ce3" office:value-type="float" office:value="0.206" calcext:value-type="float">
            <text:p>0,206</text:p>
          </table:table-cell>
          <table:table-cell table:style-name="ce3" office:value-type="float" office:value="0.208" calcext:value-type="float">
            <text:p>0,208</text:p>
          </table:table-cell>
          <table:table-cell table:number-columns-repeated="2" table:style-name="ce3" office:value-type="float" office:value="0.207" calcext:value-type="float">
            <text:p>0,207</text:p>
          </table:table-cell>
          <table:table-cell table:number-columns-repeated="2" table:style-name="ce3" office:value-type="float" office:value="0.208" calcext:value-type="float">
            <text:p>0,208</text:p>
          </table:table-cell>
          <table:table-cell table:style-name="ce3" office:value-type="float" office:value="0.209" calcext:value-type="float">
            <text:p>0,209</text:p>
          </table:table-cell>
          <table:table-cell table:style-name="ce3" office:value-type="float" office:value="0.21" calcext:value-type="float">
            <text:p>0,21</text:p>
          </table:table-cell>
          <table:table-cell table:number-columns-repeated="2" table:style-name="ce3" office:value-type="float" office:value="0.211" calcext:value-type="float">
            <text:p>0,211</text:p>
          </table:table-cell>
          <table:table-cell table:style-name="ce3" office:value-type="float" office:value="0.212" calcext:value-type="float">
            <text:p>0,212</text:p>
          </table:table-cell>
          <table:table-cell table:style-name="ce3" office:value-type="float" office:value="0.213" calcext:value-type="float">
            <text:p>0,213</text:p>
          </table:table-cell>
          <table:table-cell table:style-name="ce3" office:value-type="float" office:value="0.215" calcext:value-type="float">
            <text:p>0,215</text:p>
          </table:table-cell>
          <table:table-cell table:style-name="ce3" office:value-type="float" office:value="0.216" calcext:value-type="float">
            <text:p>0,216</text:p>
          </table:table-cell>
          <table:table-cell table:style-name="ce3" office:value-type="float" office:value="0.222" calcext:value-type="float">
            <text:p>0,222</text:p>
          </table:table-cell>
          <table:table-cell table:style-name="ce3" office:value-type="float" office:value="0.218" calcext:value-type="float">
            <text:p>0,218</text:p>
          </table:table-cell>
          <table:table-cell table:number-columns-repeated="2" table:style-name="ce3" office:value-type="float" office:value="0.22" calcext:value-type="float">
            <text:p>0,22</text:p>
          </table:table-cell>
          <table:table-cell table:style-name="ce3" office:value-type="float" office:value="0.222" calcext:value-type="float">
            <text:p>0,222</text:p>
          </table:table-cell>
          <table:table-cell table:number-columns-repeated="2" table:style-name="ce3" office:value-type="float" office:value="0.225" calcext:value-type="float">
            <text:p>0,225</text:p>
          </table:table-cell>
          <table:table-cell table:style-name="ce3" office:value-type="float" office:value="0.226" calcext:value-type="float">
            <text:p>0,226</text:p>
          </table:table-cell>
          <table:table-cell table:style-name="ce3" office:value-type="float" office:value="0.229" calcext:value-type="float">
            <text:p>0,229</text:p>
          </table:table-cell>
          <table:table-cell table:number-columns-repeated="2" table:style-name="ce3" office:value-type="float" office:value="0.23" calcext:value-type="float">
            <text:p>0,23</text:p>
          </table:table-cell>
          <table:table-cell table:style-name="ce3" office:value-type="float" office:value="0.231" calcext:value-type="float">
            <text:p>0,231</text:p>
          </table:table-cell>
          <table:table-cell table:style-name="ce3" office:value-type="float" office:value="0.23" calcext:value-type="float">
            <text:p>0,23</text:p>
          </table:table-cell>
          <table:table-cell table:style-name="ce3" office:value-type="float" office:value="0.232" calcext:value-type="float">
            <text:p>0,232</text:p>
          </table:table-cell>
          <table:table-cell table:style-name="ce3" office:value-type="float" office:value="0.234" calcext:value-type="float">
            <text:p>0,234</text:p>
          </table:table-cell>
          <table:table-cell table:style-name="ce3" office:value-type="float" office:value="0.233" calcext:value-type="float">
            <text:p>0,233</text:p>
          </table:table-cell>
          <table:table-cell table:style-name="ce3" office:value-type="float" office:value="0.235" calcext:value-type="float">
            <text:p>0,235</text:p>
          </table:table-cell>
          <table:table-cell table:style-name="ce3" office:value-type="float" office:value="0.236" calcext:value-type="float">
            <text:p>0,236</text:p>
          </table:table-cell>
          <table:table-cell table:number-columns-repeated="3" table:style-name="ce3" office:value-type="float" office:value="0.237" calcext:value-type="float">
            <text:p>0,237</text:p>
          </table:table-cell>
          <table:table-cell table:number-columns-repeated="2" table:style-name="ce3" office:value-type="float" office:value="0.238" calcext:value-type="float">
            <text:p>0,238</text:p>
          </table:table-cell>
          <table:table-cell table:number-columns-repeated="2" table:style-name="ce3" office:value-type="float" office:value="0.237" calcext:value-type="float">
            <text:p>0,237</text:p>
          </table:table-cell>
          <table:table-cell table:style-name="ce3" office:value-type="float" office:value="0.239" calcext:value-type="float">
            <text:p>0,239</text:p>
          </table:table-cell>
          <table:table-cell table:number-columns-repeated="2" table:style-name="ce3" office:value-type="float" office:value="0.238" calcext:value-type="float">
            <text:p>0,238</text:p>
          </table:table-cell>
          <table:table-cell table:style-name="ce3" office:value-type="float" office:value="0.239" calcext:value-type="float">
            <text:p>0,239</text:p>
          </table:table-cell>
          <table:table-cell table:number-columns-repeated="2" table:style-name="ce3" office:value-type="float" office:value="0.238" calcext:value-type="float">
            <text:p>0,238</text:p>
          </table:table-cell>
          <table:table-cell table:style-name="ce3" office:value-type="float" office:value="0.239" calcext:value-type="float">
            <text:p>0,239</text:p>
          </table:table-cell>
          <table:table-cell table:style-name="ce3" office:value-type="float" office:value="0.238" calcext:value-type="float">
            <text:p>0,238</text:p>
          </table:table-cell>
          <table:table-cell table:number-columns-repeated="3" table:style-name="ce3" office:value-type="float" office:value="0.237" calcext:value-type="float">
            <text:p>0,237</text:p>
          </table:table-cell>
          <table:table-cell table:number-columns-repeated="2" table:style-name="ce3" office:value-type="float" office:value="0.238" calcext:value-type="float">
            <text:p>0,238</text:p>
          </table:table-cell>
          <table:table-cell table:number-columns-repeated="2" table:style-name="ce3" office:value-type="float" office:value="0.237" calcext:value-type="float">
            <text:p>0,237</text:p>
          </table:table-cell>
          <table:table-cell table:style-name="ce3" office:value-type="float" office:value="0.238" calcext:value-type="float">
            <text:p>0,238</text:p>
          </table:table-cell>
          <table:table-cell table:number-columns-repeated="2" table:style-name="ce3" office:value-type="float" office:value="0.237" calcext:value-type="float">
            <text:p>0,237</text:p>
          </table:table-cell>
          <table:table-cell table:style-name="ce3" office:value-type="float" office:value="0.236" calcext:value-type="float">
            <text:p>0,236</text:p>
          </table:table-cell>
          <table:table-cell table:style-name="ce3" office:value-type="float" office:value="0.235" calcext:value-type="float">
            <text:p>0,235</text:p>
          </table:table-cell>
          <table:table-cell table:number-columns-repeated="2" table:style-name="ce3" office:value-type="float" office:value="0.237" calcext:value-type="float">
            <text:p>0,237</text:p>
          </table:table-cell>
          <table:table-cell table:style-name="ce3" office:value-type="float" office:value="0.235" calcext:value-type="float">
            <text:p>0,235</text:p>
          </table:table-cell>
          <table:table-cell table:style-name="ce3" office:value-type="float" office:value="0.237" calcext:value-type="float">
            <text:p>0,237</text:p>
          </table:table-cell>
          <table:table-cell table:number-columns-repeated="2" table:style-name="ce3" office:value-type="float" office:value="0.236" calcext:value-type="float">
            <text:p>0,236</text:p>
          </table:table-cell>
          <table:table-cell table:style-name="ce3" office:value-type="float" office:value="0.237" calcext:value-type="float">
            <text:p>0,237</text:p>
          </table:table-cell>
          <table:table-cell table:style-name="ce3" office:value-type="float" office:value="0.236" calcext:value-type="float">
            <text:p>0,236</text:p>
          </table:table-cell>
          <table:table-cell table:style-name="ce3" office:value-type="float" office:value="0.237" calcext:value-type="float">
            <text:p>0,237</text:p>
          </table:table-cell>
          <table:table-cell table:style-name="ce3" office:value-type="float" office:value="0.235" calcext:value-type="float">
            <text:p>0,235</text:p>
          </table:table-cell>
          <table:table-cell table:style-name="ce3" office:value-type="float" office:value="0.237" calcext:value-type="float">
            <text:p>0,237</text:p>
          </table:table-cell>
          <table:table-cell table:number-columns-repeated="2" table:style-name="ce3" office:value-type="float" office:value="0.235" calcext:value-type="float">
            <text:p>0,235</text:p>
          </table:table-cell>
          <table:table-cell table:style-name="ce3" office:value-type="float" office:value="0.236" calcext:value-type="float">
            <text:p>0,236</text:p>
          </table:table-cell>
          <table:table-cell table:style-name="ce3" office:value-type="float" office:value="0.235" calcext:value-type="float">
            <text:p>0,235</text:p>
          </table:table-cell>
          <table:table-cell table:number-columns-repeated="4" table:style-name="ce3" office:value-type="float" office:value="0.234" calcext:value-type="float">
            <text:p>0,234</text:p>
          </table:table-cell>
          <table:table-cell table:number-columns-repeated="2" table:style-name="ce3" office:value-type="float" office:value="0.235" calcext:value-type="float">
            <text:p>0,235</text:p>
          </table:table-cell>
          <table:table-cell table:style-name="ce3" office:value-type="float" office:value="0.234" calcext:value-type="float">
            <text:p>0,234</text:p>
          </table:table-cell>
          <table:table-cell table:style-name="ce3" office:value-type="float" office:value="0.235" calcext:value-type="float">
            <text:p>0,235</text:p>
          </table:table-cell>
          <table:table-cell table:style-name="ce3" office:value-type="float" office:value="0.236" calcext:value-type="float">
            <text:p>0,236</text:p>
          </table:table-cell>
          <table:table-cell table:number-columns-repeated="5" table:style-name="ce3" office:value-type="float" office:value="0.234" calcext:value-type="float">
            <text:p>0,234</text:p>
          </table:table-cell>
          <table:table-cell table:style-name="ce3" office:value-type="float" office:value="0.233" calcext:value-type="float">
            <text:p>0,233</text:p>
          </table:table-cell>
          <table:table-cell table:style-name="ce3" office:value-type="float" office:value="0.234" calcext:value-type="float">
            <text:p>0,234</text:p>
          </table:table-cell>
          <table:table-cell table:style-name="ce3" office:value-type="float" office:value="0.235" calcext:value-type="float">
            <text:p>0,235</text:p>
          </table:table-cell>
          <table:table-cell table:style-name="ce3" office:value-type="float" office:value="0.234" calcext:value-type="float">
            <text:p>0,234</text:p>
          </table:table-cell>
          <table:table-cell table:style-name="ce3" office:value-type="float" office:value="0.235" calcext:value-type="float">
            <text:p>0,235</text:p>
          </table:table-cell>
          <table:table-cell table:style-name="ce3" office:value-type="float" office:value="0.234" calcext:value-type="float">
            <text:p>0,234</text:p>
          </table:table-cell>
          <table:table-cell table:number-columns-repeated="2" table:style-name="ce3" office:value-type="float" office:value="0.235" calcext:value-type="float">
            <text:p>0,235</text:p>
          </table:table-cell>
          <table:table-cell table:number-columns-repeated="2" table:style-name="ce3" office:value-type="float" office:value="0.234" calcext:value-type="float">
            <text:p>0,234</text:p>
          </table:table-cell>
          <table:table-cell table:number-columns-repeated="2" table:style-name="ce3" office:value-type="float" office:value="0.235" calcext:value-type="float">
            <text:p>0,235</text:p>
          </table:table-cell>
          <table:table-cell table:number-columns-repeated="2" table:style-name="ce3" office:value-type="float" office:value="0.236" calcext:value-type="float">
            <text:p>0,236</text:p>
          </table:table-cell>
          <table:table-cell table:style-name="ce3" office:value-type="float" office:value="0.235" calcext:value-type="float">
            <text:p>0,235</text:p>
          </table:table-cell>
          <table:table-cell table:style-name="ce3" office:value-type="float" office:value="0.236" calcext:value-type="float">
            <text:p>0,236</text:p>
          </table:table-cell>
          <table:table-cell table:style-name="ce3" office:value-type="float" office:value="0.237" calcext:value-type="float">
            <text:p>0,237</text:p>
          </table:table-cell>
          <table:table-cell table:style-name="ce3" office:value-type="float" office:value="0.238" calcext:value-type="float">
            <text:p>0,238</text:p>
          </table:table-cell>
          <table:table-cell table:style-name="ce3" office:value-type="float" office:value="0.237" calcext:value-type="float">
            <text:p>0,237</text:p>
          </table:table-cell>
          <table:table-cell table:style-name="ce3" table:number-columns-repeated="835"/>
        </table:table-row>
        <table:table-row table:style-name="ro1">
          <table:table-cell table:style-name="ce3" office:value-type="string" calcext:value-type="string">
            <text:p>B10</text:p>
          </table:table-cell>
          <table:table-cell table:style-name="ce3"/>
          <table:table-cell table:style-name="ce3" office:value-type="float" office:value="0.131" calcext:value-type="float">
            <text:p>0,131</text:p>
          </table:table-cell>
          <table:table-cell table:style-name="ce3" office:value-type="float" office:value="0.129" calcext:value-type="float">
            <text:p>0,129</text:p>
          </table:table-cell>
          <table:table-cell table:style-name="ce3" office:value-type="float" office:value="0.128" calcext:value-type="float">
            <text:p>0,128</text:p>
          </table:table-cell>
          <table:table-cell table:style-name="ce3" office:value-type="float" office:value="0.127" calcext:value-type="float">
            <text:p>0,127</text:p>
          </table:table-cell>
          <table:table-cell table:number-columns-repeated="2" table:style-name="ce3" office:value-type="float" office:value="0.125" calcext:value-type="float">
            <text:p>0,125</text:p>
          </table:table-cell>
          <table:table-cell table:style-name="ce3" office:value-type="float" office:value="0.123" calcext:value-type="float">
            <text:p>0,123</text:p>
          </table:table-cell>
          <table:table-cell table:style-name="ce3" office:value-type="float" office:value="0.124" calcext:value-type="float">
            <text:p>0,124</text:p>
          </table:table-cell>
          <table:table-cell table:number-columns-repeated="2" table:style-name="ce3" office:value-type="float" office:value="0.123" calcext:value-type="float">
            <text:p>0,123</text:p>
          </table:table-cell>
          <table:table-cell table:number-columns-repeated="2" table:style-name="ce3" office:value-type="float" office:value="0.124" calcext:value-type="float">
            <text:p>0,124</text:p>
          </table:table-cell>
          <table:table-cell table:number-columns-repeated="2" table:style-name="ce3" office:value-type="float" office:value="0.123" calcext:value-type="float">
            <text:p>0,123</text:p>
          </table:table-cell>
          <table:table-cell table:style-name="ce3" office:value-type="float" office:value="0.124" calcext:value-type="float">
            <text:p>0,124</text:p>
          </table:table-cell>
          <table:table-cell table:style-name="ce3" office:value-type="float" office:value="0.123" calcext:value-type="float">
            <text:p>0,123</text:p>
          </table:table-cell>
          <table:table-cell table:number-columns-repeated="2" table:style-name="ce3" office:value-type="float" office:value="0.124" calcext:value-type="float">
            <text:p>0,124</text:p>
          </table:table-cell>
          <table:table-cell table:style-name="ce3" office:value-type="float" office:value="0.125" calcext:value-type="float">
            <text:p>0,125</text:p>
          </table:table-cell>
          <table:table-cell table:number-columns-repeated="2" table:style-name="ce3" office:value-type="float" office:value="0.124" calcext:value-type="float">
            <text:p>0,124</text:p>
          </table:table-cell>
          <table:table-cell table:style-name="ce3" office:value-type="float" office:value="0.123" calcext:value-type="float">
            <text:p>0,123</text:p>
          </table:table-cell>
          <table:table-cell table:style-name="ce3" office:value-type="float" office:value="0.122" calcext:value-type="float">
            <text:p>0,122</text:p>
          </table:table-cell>
          <table:table-cell table:number-columns-repeated="3" table:style-name="ce3" office:value-type="float" office:value="0.123" calcext:value-type="float">
            <text:p>0,123</text:p>
          </table:table-cell>
          <table:table-cell table:number-columns-repeated="3" table:style-name="ce3" office:value-type="float" office:value="0.124" calcext:value-type="float">
            <text:p>0,124</text:p>
          </table:table-cell>
          <table:table-cell table:number-columns-repeated="2" table:style-name="ce3" office:value-type="float" office:value="0.126" calcext:value-type="float">
            <text:p>0,126</text:p>
          </table:table-cell>
          <table:table-cell table:number-columns-repeated="2" table:style-name="ce3" office:value-type="float" office:value="0.127" calcext:value-type="float">
            <text:p>0,127</text:p>
          </table:table-cell>
          <table:table-cell table:number-columns-repeated="2" table:style-name="ce3" office:value-type="float" office:value="0.129" calcext:value-type="float">
            <text:p>0,129</text:p>
          </table:table-cell>
          <table:table-cell table:style-name="ce3" office:value-type="float" office:value="0.13" calcext:value-type="float">
            <text:p>0,13</text:p>
          </table:table-cell>
          <table:table-cell table:style-name="ce3" office:value-type="float" office:value="0.133" calcext:value-type="float">
            <text:p>0,133</text:p>
          </table:table-cell>
          <table:table-cell table:style-name="ce3" office:value-type="float" office:value="0.134" calcext:value-type="float">
            <text:p>0,134</text:p>
          </table:table-cell>
          <table:table-cell table:style-name="ce3" office:value-type="float" office:value="0.136" calcext:value-type="float">
            <text:p>0,136</text:p>
          </table:table-cell>
          <table:table-cell table:style-name="ce3" office:value-type="float" office:value="0.138" calcext:value-type="float">
            <text:p>0,138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office:value-type="float" office:value="0.143" calcext:value-type="float">
            <text:p>0,143</text:p>
          </table:table-cell>
          <table:table-cell table:style-name="ce3" office:value-type="float" office:value="0.146" calcext:value-type="float">
            <text:p>0,146</text:p>
          </table:table-cell>
          <table:table-cell table:style-name="ce3" office:value-type="float" office:value="0.147" calcext:value-type="float">
            <text:p>0,147</text:p>
          </table:table-cell>
          <table:table-cell table:style-name="ce3" office:value-type="float" office:value="0.151" calcext:value-type="float">
            <text:p>0,151</text:p>
          </table:table-cell>
          <table:table-cell table:style-name="ce3" office:value-type="float" office:value="0.154" calcext:value-type="float">
            <text:p>0,154</text:p>
          </table:table-cell>
          <table:table-cell table:style-name="ce3" office:value-type="float" office:value="0.156" calcext:value-type="float">
            <text:p>0,156</text:p>
          </table:table-cell>
          <table:table-cell table:style-name="ce3" office:value-type="float" office:value="0.159" calcext:value-type="float">
            <text:p>0,159</text:p>
          </table:table-cell>
          <table:table-cell table:style-name="ce3" office:value-type="float" office:value="0.161" calcext:value-type="float">
            <text:p>0,161</text:p>
          </table:table-cell>
          <table:table-cell table:style-name="ce3" office:value-type="float" office:value="0.165" calcext:value-type="float">
            <text:p>0,165</text:p>
          </table:table-cell>
          <table:table-cell table:style-name="ce3" office:value-type="float" office:value="0.167" calcext:value-type="float">
            <text:p>0,167</text:p>
          </table:table-cell>
          <table:table-cell table:style-name="ce3" office:value-type="float" office:value="0.17" calcext:value-type="float">
            <text:p>0,17</text:p>
          </table:table-cell>
          <table:table-cell table:style-name="ce3" office:value-type="float" office:value="0.172" calcext:value-type="float">
            <text:p>0,172</text:p>
          </table:table-cell>
          <table:table-cell table:style-name="ce3" office:value-type="float" office:value="0.175" calcext:value-type="float">
            <text:p>0,175</text:p>
          </table:table-cell>
          <table:table-cell table:style-name="ce3" office:value-type="float" office:value="0.178" calcext:value-type="float">
            <text:p>0,178</text:p>
          </table:table-cell>
          <table:table-cell table:style-name="ce3" office:value-type="float" office:value="0.179" calcext:value-type="float">
            <text:p>0,179</text:p>
          </table:table-cell>
          <table:table-cell table:style-name="ce3" office:value-type="float" office:value="0.182" calcext:value-type="float">
            <text:p>0,182</text:p>
          </table:table-cell>
          <table:table-cell table:style-name="ce3" office:value-type="float" office:value="0.183" calcext:value-type="float">
            <text:p>0,183</text:p>
          </table:table-cell>
          <table:table-cell table:style-name="ce3" office:value-type="float" office:value="0.187" calcext:value-type="float">
            <text:p>0,187</text:p>
          </table:table-cell>
          <table:table-cell table:style-name="ce3" office:value-type="float" office:value="0.189" calcext:value-type="float">
            <text:p>0,189</text:p>
          </table:table-cell>
          <table:table-cell table:style-name="ce3" office:value-type="float" office:value="0.19" calcext:value-type="float">
            <text:p>0,19</text:p>
          </table:table-cell>
          <table:table-cell table:style-name="ce3" office:value-type="float" office:value="0.192" calcext:value-type="float">
            <text:p>0,192</text:p>
          </table:table-cell>
          <table:table-cell table:style-name="ce3" office:value-type="float" office:value="0.194" calcext:value-type="float">
            <text:p>0,194</text:p>
          </table:table-cell>
          <table:table-cell table:style-name="ce3" office:value-type="float" office:value="0.197" calcext:value-type="float">
            <text:p>0,197</text:p>
          </table:table-cell>
          <table:table-cell table:number-columns-repeated="2" table:style-name="ce3" office:value-type="float" office:value="0.199" calcext:value-type="float">
            <text:p>0,199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.203" calcext:value-type="float">
            <text:p>0,203</text:p>
          </table:table-cell>
          <table:table-cell table:style-name="ce3" office:value-type="float" office:value="0.205" calcext:value-type="float">
            <text:p>0,205</text:p>
          </table:table-cell>
          <table:table-cell table:style-name="ce3" office:value-type="float" office:value="0.208" calcext:value-type="float">
            <text:p>0,208</text:p>
          </table:table-cell>
          <table:table-cell table:number-columns-repeated="2" table:style-name="ce3" office:value-type="float" office:value="0.209" calcext:value-type="float">
            <text:p>0,209</text:p>
          </table:table-cell>
          <table:table-cell table:style-name="ce3" office:value-type="float" office:value="0.21" calcext:value-type="float">
            <text:p>0,21</text:p>
          </table:table-cell>
          <table:table-cell table:style-name="ce3" office:value-type="float" office:value="0.212" calcext:value-type="float">
            <text:p>0,212</text:p>
          </table:table-cell>
          <table:table-cell table:style-name="ce3" office:value-type="float" office:value="0.213" calcext:value-type="float">
            <text:p>0,213</text:p>
          </table:table-cell>
          <table:table-cell table:style-name="ce3" office:value-type="float" office:value="0.214" calcext:value-type="float">
            <text:p>0,214</text:p>
          </table:table-cell>
          <table:table-cell table:style-name="ce3" office:value-type="float" office:value="0.215" calcext:value-type="float">
            <text:p>0,215</text:p>
          </table:table-cell>
          <table:table-cell table:style-name="ce3" office:value-type="float" office:value="0.214" calcext:value-type="float">
            <text:p>0,214</text:p>
          </table:table-cell>
          <table:table-cell table:style-name="ce3" office:value-type="float" office:value="0.216" calcext:value-type="float">
            <text:p>0,216</text:p>
          </table:table-cell>
          <table:table-cell table:style-name="ce3" office:value-type="float" office:value="0.218" calcext:value-type="float">
            <text:p>0,218</text:p>
          </table:table-cell>
          <table:table-cell table:style-name="ce3" office:value-type="float" office:value="0.219" calcext:value-type="float">
            <text:p>0,219</text:p>
          </table:table-cell>
          <table:table-cell table:style-name="ce3" office:value-type="float" office:value="0.22" calcext:value-type="float">
            <text:p>0,22</text:p>
          </table:table-cell>
          <table:table-cell table:style-name="ce3" office:value-type="float" office:value="0.219" calcext:value-type="float">
            <text:p>0,219</text:p>
          </table:table-cell>
          <table:table-cell table:number-columns-repeated="3" table:style-name="ce3" office:value-type="float" office:value="0.221" calcext:value-type="float">
            <text:p>0,221</text:p>
          </table:table-cell>
          <table:table-cell table:style-name="ce3" office:value-type="float" office:value="0.223" calcext:value-type="float">
            <text:p>0,223</text:p>
          </table:table-cell>
          <table:table-cell table:style-name="ce3" office:value-type="float" office:value="0.224" calcext:value-type="float">
            <text:p>0,224</text:p>
          </table:table-cell>
          <table:table-cell table:number-columns-repeated="2" table:style-name="ce3" office:value-type="float" office:value="0.223" calcext:value-type="float">
            <text:p>0,223</text:p>
          </table:table-cell>
          <table:table-cell table:number-columns-repeated="2" table:style-name="ce3" office:value-type="float" office:value="0.224" calcext:value-type="float">
            <text:p>0,224</text:p>
          </table:table-cell>
          <table:table-cell table:style-name="ce3" office:value-type="float" office:value="0.225" calcext:value-type="float">
            <text:p>0,225</text:p>
          </table:table-cell>
          <table:table-cell table:style-name="ce3" office:value-type="float" office:value="0.224" calcext:value-type="float">
            <text:p>0,224</text:p>
          </table:table-cell>
          <table:table-cell table:style-name="ce3" office:value-type="float" office:value="0.225" calcext:value-type="float">
            <text:p>0,225</text:p>
          </table:table-cell>
          <table:table-cell table:number-columns-repeated="2" table:style-name="ce3" office:value-type="float" office:value="0.227" calcext:value-type="float">
            <text:p>0,227</text:p>
          </table:table-cell>
          <table:table-cell table:style-name="ce3" office:value-type="float" office:value="0.228" calcext:value-type="float">
            <text:p>0,228</text:p>
          </table:table-cell>
          <table:table-cell table:style-name="ce3" office:value-type="float" office:value="0.23" calcext:value-type="float">
            <text:p>0,23</text:p>
          </table:table-cell>
          <table:table-cell table:style-name="ce3" office:value-type="float" office:value="0.232" calcext:value-type="float">
            <text:p>0,232</text:p>
          </table:table-cell>
          <table:table-cell table:style-name="ce3" office:value-type="float" office:value="0.235" calcext:value-type="float">
            <text:p>0,235</text:p>
          </table:table-cell>
          <table:table-cell table:style-name="ce3" office:value-type="float" office:value="0.236" calcext:value-type="float">
            <text:p>0,236</text:p>
          </table:table-cell>
          <table:table-cell table:style-name="ce3" office:value-type="float" office:value="0.238" calcext:value-type="float">
            <text:p>0,238</text:p>
          </table:table-cell>
          <table:table-cell table:number-columns-repeated="2" table:style-name="ce3" office:value-type="float" office:value="0.24" calcext:value-type="float">
            <text:p>0,24</text:p>
          </table:table-cell>
          <table:table-cell table:style-name="ce3" office:value-type="float" office:value="0.243" calcext:value-type="float">
            <text:p>0,243</text:p>
          </table:table-cell>
          <table:table-cell table:style-name="ce3" office:value-type="float" office:value="0.244" calcext:value-type="float">
            <text:p>0,244</text:p>
          </table:table-cell>
          <table:table-cell table:style-name="ce3" office:value-type="float" office:value="0.247" calcext:value-type="float">
            <text:p>0,247</text:p>
          </table:table-cell>
          <table:table-cell table:style-name="ce3" office:value-type="float" office:value="0.249" calcext:value-type="float">
            <text:p>0,249</text:p>
          </table:table-cell>
          <table:table-cell table:style-name="ce3" office:value-type="float" office:value="0.252" calcext:value-type="float">
            <text:p>0,252</text:p>
          </table:table-cell>
          <table:table-cell table:style-name="ce3" office:value-type="float" office:value="0.254" calcext:value-type="float">
            <text:p>0,254</text:p>
          </table:table-cell>
          <table:table-cell table:style-name="ce3" office:value-type="float" office:value="0.255" calcext:value-type="float">
            <text:p>0,255</text:p>
          </table:table-cell>
          <table:table-cell table:style-name="ce3" office:value-type="float" office:value="0.257" calcext:value-type="float">
            <text:p>0,257</text:p>
          </table:table-cell>
          <table:table-cell table:number-columns-repeated="2" table:style-name="ce3" office:value-type="float" office:value="0.259" calcext:value-type="float">
            <text:p>0,259</text:p>
          </table:table-cell>
          <table:table-cell table:style-name="ce3" office:value-type="float" office:value="0.26" calcext:value-type="float">
            <text:p>0,26</text:p>
          </table:table-cell>
          <table:table-cell table:style-name="ce3" office:value-type="float" office:value="0.259" calcext:value-type="float">
            <text:p>0,259</text:p>
          </table:table-cell>
          <table:table-cell table:style-name="ce3" office:value-type="float" office:value="0.261" calcext:value-type="float">
            <text:p>0,261</text:p>
          </table:table-cell>
          <table:table-cell table:style-name="ce3" office:value-type="float" office:value="0.263" calcext:value-type="float">
            <text:p>0,263</text:p>
          </table:table-cell>
          <table:table-cell table:style-name="ce3" office:value-type="float" office:value="0.262" calcext:value-type="float">
            <text:p>0,262</text:p>
          </table:table-cell>
          <table:table-cell table:style-name="ce3" office:value-type="float" office:value="0.264" calcext:value-type="float">
            <text:p>0,264</text:p>
          </table:table-cell>
          <table:table-cell table:style-name="ce3" office:value-type="float" office:value="0.266" calcext:value-type="float">
            <text:p>0,266</text:p>
          </table:table-cell>
          <table:table-cell table:style-name="ce3" office:value-type="float" office:value="0.268" calcext:value-type="float">
            <text:p>0,268</text:p>
          </table:table-cell>
          <table:table-cell table:number-columns-repeated="2" table:style-name="ce3" office:value-type="float" office:value="0.267" calcext:value-type="float">
            <text:p>0,267</text:p>
          </table:table-cell>
          <table:table-cell table:style-name="ce3" office:value-type="float" office:value="0.266" calcext:value-type="float">
            <text:p>0,266</text:p>
          </table:table-cell>
          <table:table-cell table:number-columns-repeated="3" table:style-name="ce3" office:value-type="float" office:value="0.267" calcext:value-type="float">
            <text:p>0,267</text:p>
          </table:table-cell>
          <table:table-cell table:style-name="ce3" office:value-type="float" office:value="0.266" calcext:value-type="float">
            <text:p>0,266</text:p>
          </table:table-cell>
          <table:table-cell table:style-name="ce3" office:value-type="float" office:value="0.268" calcext:value-type="float">
            <text:p>0,268</text:p>
          </table:table-cell>
          <table:table-cell table:number-columns-repeated="3" table:style-name="ce3" office:value-type="float" office:value="0.269" calcext:value-type="float">
            <text:p>0,269</text:p>
          </table:table-cell>
          <table:table-cell table:style-name="ce3" office:value-type="float" office:value="0.268" calcext:value-type="float">
            <text:p>0,268</text:p>
          </table:table-cell>
          <table:table-cell table:number-columns-repeated="2" table:style-name="ce3" office:value-type="float" office:value="0.267" calcext:value-type="float">
            <text:p>0,267</text:p>
          </table:table-cell>
          <table:table-cell table:style-name="ce3" office:value-type="float" office:value="0.266" calcext:value-type="float">
            <text:p>0,266</text:p>
          </table:table-cell>
          <table:table-cell table:number-columns-repeated="4" table:style-name="ce3" office:value-type="float" office:value="0.265" calcext:value-type="float">
            <text:p>0,265</text:p>
          </table:table-cell>
          <table:table-cell table:style-name="ce3" office:value-type="float" office:value="0.267" calcext:value-type="float">
            <text:p>0,267</text:p>
          </table:table-cell>
          <table:table-cell table:style-name="ce3" office:value-type="float" office:value="0.265" calcext:value-type="float">
            <text:p>0,265</text:p>
          </table:table-cell>
          <table:table-cell table:style-name="ce3" office:value-type="float" office:value="0.264" calcext:value-type="float">
            <text:p>0,264</text:p>
          </table:table-cell>
          <table:table-cell table:number-columns-repeated="2" table:style-name="ce3" office:value-type="float" office:value="0.263" calcext:value-type="float">
            <text:p>0,263</text:p>
          </table:table-cell>
          <table:table-cell table:style-name="ce3" office:value-type="float" office:value="0.262" calcext:value-type="float">
            <text:p>0,262</text:p>
          </table:table-cell>
          <table:table-cell table:number-columns-repeated="3" table:style-name="ce3" office:value-type="float" office:value="0.263" calcext:value-type="float">
            <text:p>0,263</text:p>
          </table:table-cell>
          <table:table-cell table:number-columns-repeated="3" table:style-name="ce3" office:value-type="float" office:value="0.262" calcext:value-type="float">
            <text:p>0,262</text:p>
          </table:table-cell>
          <table:table-cell table:style-name="ce3" office:value-type="float" office:value="0.263" calcext:value-type="float">
            <text:p>0,263</text:p>
          </table:table-cell>
          <table:table-cell table:style-name="ce3" office:value-type="float" office:value="0.261" calcext:value-type="float">
            <text:p>0,261</text:p>
          </table:table-cell>
          <table:table-cell table:style-name="ce3" office:value-type="float" office:value="0.262" calcext:value-type="float">
            <text:p>0,262</text:p>
          </table:table-cell>
          <table:table-cell table:number-columns-repeated="8" table:style-name="ce3" office:value-type="float" office:value="0.261" calcext:value-type="float">
            <text:p>0,261</text:p>
          </table:table-cell>
          <table:table-cell table:number-columns-repeated="2" table:style-name="ce3" office:value-type="float" office:value="0.26" calcext:value-type="float">
            <text:p>0,26</text:p>
          </table:table-cell>
          <table:table-cell table:style-name="ce3" office:value-type="float" office:value="0.262" calcext:value-type="float">
            <text:p>0,262</text:p>
          </table:table-cell>
          <table:table-cell table:number-columns-repeated="2" table:style-name="ce3" office:value-type="float" office:value="0.261" calcext:value-type="float">
            <text:p>0,261</text:p>
          </table:table-cell>
          <table:table-cell table:style-name="ce3" office:value-type="float" office:value="0.262" calcext:value-type="float">
            <text:p>0,262</text:p>
          </table:table-cell>
          <table:table-cell table:style-name="ce3" office:value-type="float" office:value="0.261" calcext:value-type="float">
            <text:p>0,261</text:p>
          </table:table-cell>
          <table:table-cell table:style-name="ce3" office:value-type="float" office:value="0.262" calcext:value-type="float">
            <text:p>0,262</text:p>
          </table:table-cell>
          <table:table-cell table:style-name="ce3" office:value-type="float" office:value="0.263" calcext:value-type="float">
            <text:p>0,263</text:p>
          </table:table-cell>
          <table:table-cell table:style-name="ce3" office:value-type="float" office:value="0.264" calcext:value-type="float">
            <text:p>0,264</text:p>
          </table:table-cell>
          <table:table-cell table:style-name="ce3" office:value-type="float" office:value="0.263" calcext:value-type="float">
            <text:p>0,263</text:p>
          </table:table-cell>
          <table:table-cell table:style-name="ce3" office:value-type="float" office:value="0.264" calcext:value-type="float">
            <text:p>0,264</text:p>
          </table:table-cell>
          <table:table-cell table:number-columns-repeated="4" table:style-name="ce3" office:value-type="float" office:value="0.263" calcext:value-type="float">
            <text:p>0,263</text:p>
          </table:table-cell>
          <table:table-cell table:style-name="ce3" office:value-type="float" office:value="0.264" calcext:value-type="float">
            <text:p>0,264</text:p>
          </table:table-cell>
          <table:table-cell table:number-columns-repeated="3" table:style-name="ce3" office:value-type="float" office:value="0.265" calcext:value-type="float">
            <text:p>0,265</text:p>
          </table:table-cell>
          <table:table-cell table:number-columns-repeated="2" table:style-name="ce3" office:value-type="float" office:value="0.266" calcext:value-type="float">
            <text:p>0,266</text:p>
          </table:table-cell>
          <table:table-cell table:style-name="ce3" table:number-columns-repeated="835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1</text:p>
          </table:table-cell>
          <table:table-cell table:style-name="ce4"/>
          <table:table-cell table:style-name="ce4" office:value-type="float" office:value="0.091" calcext:value-type="float">
            <text:p>0,091</text:p>
          </table:table-cell>
          <table:table-cell table:number-columns-repeated="3" table:style-name="ce4" office:value-type="float" office:value="0.092" calcext:value-type="float">
            <text:p>0,092</text:p>
          </table:table-cell>
          <table:table-cell table:style-name="ce4" office:value-type="float" office:value="0.093" calcext:value-type="float">
            <text:p>0,093</text:p>
          </table:table-cell>
          <table:table-cell table:style-name="ce4" office:value-type="float" office:value="0.092" calcext:value-type="float">
            <text:p>0,092</text:p>
          </table:table-cell>
          <table:table-cell table:style-name="ce4" office:value-type="float" office:value="0.093" calcext:value-type="float">
            <text:p>0,093</text:p>
          </table:table-cell>
          <table:table-cell table:style-name="ce4" office:value-type="float" office:value="0.092" calcext:value-type="float">
            <text:p>0,092</text:p>
          </table:table-cell>
          <table:table-cell table:style-name="ce4" office:value-type="float" office:value="0.091" calcext:value-type="float">
            <text:p>0,091</text:p>
          </table:table-cell>
          <table:table-cell table:style-name="ce4" office:value-type="float" office:value="0.092" calcext:value-type="float">
            <text:p>0,092</text:p>
          </table:table-cell>
          <table:table-cell table:style-name="ce4" office:value-type="float" office:value="0.093" calcext:value-type="float">
            <text:p>0,093</text:p>
          </table:table-cell>
          <table:table-cell table:style-name="ce4" office:value-type="float" office:value="0.092" calcext:value-type="float">
            <text:p>0,092</text:p>
          </table:table-cell>
          <table:table-cell table:style-name="ce4" office:value-type="float" office:value="0.093" calcext:value-type="float">
            <text:p>0,093</text:p>
          </table:table-cell>
          <table:table-cell table:style-name="ce4" office:value-type="float" office:value="0.091" calcext:value-type="float">
            <text:p>0,091</text:p>
          </table:table-cell>
          <table:table-cell table:number-columns-repeated="2" table:style-name="ce4" office:value-type="float" office:value="0.092" calcext:value-type="float">
            <text:p>0,092</text:p>
          </table:table-cell>
          <table:table-cell table:style-name="ce4" office:value-type="float" office:value="0.093" calcext:value-type="float">
            <text:p>0,093</text:p>
          </table:table-cell>
          <table:table-cell table:number-columns-repeated="2" table:style-name="ce4" office:value-type="float" office:value="0.092" calcext:value-type="float">
            <text:p>0,092</text:p>
          </table:table-cell>
          <table:table-cell table:number-columns-repeated="3" table:style-name="ce4" office:value-type="float" office:value="0.093" calcext:value-type="float">
            <text:p>0,093</text:p>
          </table:table-cell>
          <table:table-cell table:style-name="ce4" office:value-type="float" office:value="0.092" calcext:value-type="float">
            <text:p>0,092</text:p>
          </table:table-cell>
          <table:table-cell table:number-columns-repeated="3" table:style-name="ce4" office:value-type="float" office:value="0.091" calcext:value-type="float">
            <text:p>0,091</text:p>
          </table:table-cell>
          <table:table-cell table:number-columns-repeated="3" table:style-name="ce4" office:value-type="float" office:value="0.092" calcext:value-type="float">
            <text:p>0,092</text:p>
          </table:table-cell>
          <table:table-cell table:style-name="ce4" office:value-type="float" office:value="0.093" calcext:value-type="float">
            <text:p>0,093</text:p>
          </table:table-cell>
          <table:table-cell table:style-name="ce4" office:value-type="float" office:value="0.091" calcext:value-type="float">
            <text:p>0,091</text:p>
          </table:table-cell>
          <table:table-cell table:number-columns-repeated="3" table:style-name="ce4" office:value-type="float" office:value="0.093" calcext:value-type="float">
            <text:p>0,093</text:p>
          </table:table-cell>
          <table:table-cell table:style-name="ce4" office:value-type="float" office:value="0.092" calcext:value-type="float">
            <text:p>0,092</text:p>
          </table:table-cell>
          <table:table-cell table:style-name="ce4" office:value-type="float" office:value="0.09" calcext:value-type="float">
            <text:p>0,09</text:p>
          </table:table-cell>
          <table:table-cell table:style-name="ce4" office:value-type="float" office:value="0.093" calcext:value-type="float">
            <text:p>0,093</text:p>
          </table:table-cell>
          <table:table-cell table:style-name="ce4" office:value-type="float" office:value="0.091" calcext:value-type="float">
            <text:p>0,091</text:p>
          </table:table-cell>
          <table:table-cell table:number-columns-repeated="3" table:style-name="ce4" office:value-type="float" office:value="0.092" calcext:value-type="float">
            <text:p>0,092</text:p>
          </table:table-cell>
          <table:table-cell table:style-name="ce4" office:value-type="float" office:value="0.091" calcext:value-type="float">
            <text:p>0,091</text:p>
          </table:table-cell>
          <table:table-cell table:style-name="ce4" office:value-type="float" office:value="0.092" calcext:value-type="float">
            <text:p>0,092</text:p>
          </table:table-cell>
          <table:table-cell table:number-columns-repeated="3" table:style-name="ce4" office:value-type="float" office:value="0.091" calcext:value-type="float">
            <text:p>0,091</text:p>
          </table:table-cell>
          <table:table-cell table:number-columns-repeated="2" table:style-name="ce4" office:value-type="float" office:value="0.092" calcext:value-type="float">
            <text:p>0,092</text:p>
          </table:table-cell>
          <table:table-cell table:number-columns-repeated="2" table:style-name="ce4" office:value-type="float" office:value="0.091" calcext:value-type="float">
            <text:p>0,091</text:p>
          </table:table-cell>
          <table:table-cell table:number-columns-repeated="5" table:style-name="ce4" office:value-type="float" office:value="0.092" calcext:value-type="float">
            <text:p>0,092</text:p>
          </table:table-cell>
          <table:table-cell table:style-name="ce4" office:value-type="float" office:value="0.091" calcext:value-type="float">
            <text:p>0,091</text:p>
          </table:table-cell>
          <table:table-cell table:style-name="ce4" office:value-type="float" office:value="0.092" calcext:value-type="float">
            <text:p>0,092</text:p>
          </table:table-cell>
          <table:table-cell table:number-columns-repeated="2" table:style-name="ce4" office:value-type="float" office:value="0.091" calcext:value-type="float">
            <text:p>0,091</text:p>
          </table:table-cell>
          <table:table-cell table:style-name="ce4" office:value-type="float" office:value="0.092" calcext:value-type="float">
            <text:p>0,092</text:p>
          </table:table-cell>
          <table:table-cell table:style-name="ce4" office:value-type="float" office:value="0.09" calcext:value-type="float">
            <text:p>0,09</text:p>
          </table:table-cell>
          <table:table-cell table:style-name="ce4" office:value-type="float" office:value="0.092" calcext:value-type="float">
            <text:p>0,092</text:p>
          </table:table-cell>
          <table:table-cell table:style-name="ce4" office:value-type="float" office:value="0.09" calcext:value-type="float">
            <text:p>0,09</text:p>
          </table:table-cell>
          <table:table-cell table:style-name="ce4" office:value-type="float" office:value="0.091" calcext:value-type="float">
            <text:p>0,091</text:p>
          </table:table-cell>
          <table:table-cell table:style-name="ce4" office:value-type="float" office:value="0.092" calcext:value-type="float">
            <text:p>0,092</text:p>
          </table:table-cell>
          <table:table-cell table:number-columns-repeated="2" table:style-name="ce4" office:value-type="float" office:value="0.09" calcext:value-type="float">
            <text:p>0,09</text:p>
          </table:table-cell>
          <table:table-cell table:style-name="ce4" office:value-type="float" office:value="0.091" calcext:value-type="float">
            <text:p>0,091</text:p>
          </table:table-cell>
          <table:table-cell table:style-name="ce4" office:value-type="float" office:value="0.092" calcext:value-type="float">
            <text:p>0,092</text:p>
          </table:table-cell>
          <table:table-cell table:style-name="ce4" office:value-type="float" office:value="0.093" calcext:value-type="float">
            <text:p>0,093</text:p>
          </table:table-cell>
          <table:table-cell table:number-columns-repeated="2" table:style-name="ce4" office:value-type="float" office:value="0.091" calcext:value-type="float">
            <text:p>0,091</text:p>
          </table:table-cell>
          <table:table-cell table:number-columns-repeated="3" table:style-name="ce4" office:value-type="float" office:value="0.092" calcext:value-type="float">
            <text:p>0,092</text:p>
          </table:table-cell>
          <table:table-cell table:style-name="ce4" office:value-type="float" office:value="0.09" calcext:value-type="float">
            <text:p>0,09</text:p>
          </table:table-cell>
          <table:table-cell table:style-name="ce4" office:value-type="float" office:value="0.092" calcext:value-type="float">
            <text:p>0,092</text:p>
          </table:table-cell>
          <table:table-cell table:style-name="ce4" office:value-type="float" office:value="0.09" calcext:value-type="float">
            <text:p>0,09</text:p>
          </table:table-cell>
          <table:table-cell table:number-columns-repeated="2" table:style-name="ce4" office:value-type="float" office:value="0.091" calcext:value-type="float">
            <text:p>0,091</text:p>
          </table:table-cell>
          <table:table-cell table:style-name="ce4" office:value-type="float" office:value="0.09" calcext:value-type="float">
            <text:p>0,09</text:p>
          </table:table-cell>
          <table:table-cell table:style-name="ce4" office:value-type="float" office:value="0.092" calcext:value-type="float">
            <text:p>0,092</text:p>
          </table:table-cell>
          <table:table-cell table:style-name="ce4" office:value-type="float" office:value="0.09" calcext:value-type="float">
            <text:p>0,09</text:p>
          </table:table-cell>
          <table:table-cell table:number-columns-repeated="2" table:style-name="ce4" office:value-type="float" office:value="0.091" calcext:value-type="float">
            <text:p>0,091</text:p>
          </table:table-cell>
          <table:table-cell table:number-columns-repeated="5" table:style-name="ce4" office:value-type="float" office:value="0.09" calcext:value-type="float">
            <text:p>0,09</text:p>
          </table:table-cell>
          <table:table-cell table:style-name="ce4" office:value-type="float" office:value="0.091" calcext:value-type="float">
            <text:p>0,091</text:p>
          </table:table-cell>
          <table:table-cell table:style-name="ce4" office:value-type="float" office:value="0.09" calcext:value-type="float">
            <text:p>0,09</text:p>
          </table:table-cell>
          <table:table-cell table:style-name="ce4" office:value-type="float" office:value="0.089" calcext:value-type="float">
            <text:p>0,089</text:p>
          </table:table-cell>
          <table:table-cell table:number-columns-repeated="2" table:style-name="ce4" office:value-type="float" office:value="0.09" calcext:value-type="float">
            <text:p>0,09</text:p>
          </table:table-cell>
          <table:table-cell table:style-name="ce4" office:value-type="float" office:value="0.091" calcext:value-type="float">
            <text:p>0,091</text:p>
          </table:table-cell>
          <table:table-cell table:style-name="ce4" office:value-type="float" office:value="0.09" calcext:value-type="float">
            <text:p>0,09</text:p>
          </table:table-cell>
          <table:table-cell table:style-name="ce4" office:value-type="float" office:value="0.091" calcext:value-type="float">
            <text:p>0,091</text:p>
          </table:table-cell>
          <table:table-cell table:style-name="ce4" office:value-type="float" office:value="0.09" calcext:value-type="float">
            <text:p>0,09</text:p>
          </table:table-cell>
          <table:table-cell table:style-name="ce4" office:value-type="float" office:value="0.092" calcext:value-type="float">
            <text:p>0,092</text:p>
          </table:table-cell>
          <table:table-cell table:number-columns-repeated="2" table:style-name="ce4" office:value-type="float" office:value="0.089" calcext:value-type="float">
            <text:p>0,089</text:p>
          </table:table-cell>
          <table:table-cell table:style-name="ce4" office:value-type="float" office:value="0.09" calcext:value-type="float">
            <text:p>0,09</text:p>
          </table:table-cell>
          <table:table-cell table:style-name="ce4" office:value-type="float" office:value="0.091" calcext:value-type="float">
            <text:p>0,091</text:p>
          </table:table-cell>
          <table:table-cell table:style-name="ce4" office:value-type="float" office:value="0.09" calcext:value-type="float">
            <text:p>0,09</text:p>
          </table:table-cell>
          <table:table-cell table:number-columns-repeated="2" table:style-name="ce4" office:value-type="float" office:value="0.091" calcext:value-type="float">
            <text:p>0,091</text:p>
          </table:table-cell>
          <table:table-cell table:style-name="ce4" office:value-type="float" office:value="0.09" calcext:value-type="float">
            <text:p>0,09</text:p>
          </table:table-cell>
          <table:table-cell table:style-name="ce4" office:value-type="float" office:value="0.091" calcext:value-type="float">
            <text:p>0,091</text:p>
          </table:table-cell>
          <table:table-cell table:number-columns-repeated="2" table:style-name="ce4" office:value-type="float" office:value="0.09" calcext:value-type="float">
            <text:p>0,09</text:p>
          </table:table-cell>
          <table:table-cell table:style-name="ce4" office:value-type="float" office:value="0.089" calcext:value-type="float">
            <text:p>0,089</text:p>
          </table:table-cell>
          <table:table-cell table:number-columns-repeated="2" table:style-name="ce4" office:value-type="float" office:value="0.09" calcext:value-type="float">
            <text:p>0,09</text:p>
          </table:table-cell>
          <table:table-cell table:style-name="ce4" office:value-type="float" office:value="0.089" calcext:value-type="float">
            <text:p>0,089</text:p>
          </table:table-cell>
          <table:table-cell table:style-name="ce4" office:value-type="float" office:value="0.091" calcext:value-type="float">
            <text:p>0,091</text:p>
          </table:table-cell>
          <table:table-cell table:style-name="ce4" office:value-type="float" office:value="0.09" calcext:value-type="float">
            <text:p>0,09</text:p>
          </table:table-cell>
          <table:table-cell table:style-name="ce4" office:value-type="float" office:value="0.088" calcext:value-type="float">
            <text:p>0,088</text:p>
          </table:table-cell>
          <table:table-cell table:style-name="ce4" office:value-type="float" office:value="0.09" calcext:value-type="float">
            <text:p>0,09</text:p>
          </table:table-cell>
          <table:table-cell table:style-name="ce4" office:value-type="float" office:value="0.089" calcext:value-type="float">
            <text:p>0,089</text:p>
          </table:table-cell>
          <table:table-cell table:style-name="ce4" office:value-type="float" office:value="0.09" calcext:value-type="float">
            <text:p>0,09</text:p>
          </table:table-cell>
          <table:table-cell table:style-name="ce4" office:value-type="float" office:value="0.089" calcext:value-type="float">
            <text:p>0,089</text:p>
          </table:table-cell>
          <table:table-cell table:number-columns-repeated="2" table:style-name="ce4" office:value-type="float" office:value="0.09" calcext:value-type="float">
            <text:p>0,09</text:p>
          </table:table-cell>
          <table:table-cell table:style-name="ce4" office:value-type="float" office:value="0.089" calcext:value-type="float">
            <text:p>0,089</text:p>
          </table:table-cell>
          <table:table-cell table:number-columns-repeated="3" table:style-name="ce4" office:value-type="float" office:value="0.09" calcext:value-type="float">
            <text:p>0,09</text:p>
          </table:table-cell>
          <table:table-cell table:number-columns-repeated="4" table:style-name="ce4" office:value-type="float" office:value="0.089" calcext:value-type="float">
            <text:p>0,089</text:p>
          </table:table-cell>
          <table:table-cell table:style-name="ce4" office:value-type="float" office:value="0.09" calcext:value-type="float">
            <text:p>0,09</text:p>
          </table:table-cell>
          <table:table-cell table:style-name="ce4" office:value-type="float" office:value="0.089" calcext:value-type="float">
            <text:p>0,089</text:p>
          </table:table-cell>
          <table:table-cell table:style-name="ce4" office:value-type="float" office:value="0.09" calcext:value-type="float">
            <text:p>0,09</text:p>
          </table:table-cell>
          <table:table-cell table:style-name="ce4" office:value-type="float" office:value="0.089" calcext:value-type="float">
            <text:p>0,089</text:p>
          </table:table-cell>
          <table:table-cell table:style-name="ce4" office:value-type="float" office:value="0.09" calcext:value-type="float">
            <text:p>0,09</text:p>
          </table:table-cell>
          <table:table-cell table:style-name="ce4" office:value-type="float" office:value="0.091" calcext:value-type="float">
            <text:p>0,091</text:p>
          </table:table-cell>
          <table:table-cell table:style-name="ce4" office:value-type="float" office:value="0.088" calcext:value-type="float">
            <text:p>0,088</text:p>
          </table:table-cell>
          <table:table-cell table:style-name="ce4" office:value-type="float" office:value="0.089" calcext:value-type="float">
            <text:p>0,089</text:p>
          </table:table-cell>
          <table:table-cell table:style-name="ce4" office:value-type="float" office:value="0.09" calcext:value-type="float">
            <text:p>0,09</text:p>
          </table:table-cell>
          <table:table-cell table:style-name="ce4" office:value-type="float" office:value="0.088" calcext:value-type="float">
            <text:p>0,088</text:p>
          </table:table-cell>
          <table:table-cell table:style-name="ce4" office:value-type="float" office:value="0.089" calcext:value-type="float">
            <text:p>0,089</text:p>
          </table:table-cell>
          <table:table-cell table:style-name="ce4" office:value-type="float" office:value="0.088" calcext:value-type="float">
            <text:p>0,088</text:p>
          </table:table-cell>
          <table:table-cell table:style-name="ce4" office:value-type="float" office:value="0.089" calcext:value-type="float">
            <text:p>0,089</text:p>
          </table:table-cell>
          <table:table-cell table:style-name="ce4" office:value-type="float" office:value="0.09" calcext:value-type="float">
            <text:p>0,09</text:p>
          </table:table-cell>
          <table:table-cell table:style-name="ce4" office:value-type="float" office:value="0.089" calcext:value-type="float">
            <text:p>0,089</text:p>
          </table:table-cell>
          <table:table-cell table:style-name="ce4" office:value-type="float" office:value="0.09" calcext:value-type="float">
            <text:p>0,09</text:p>
          </table:table-cell>
          <table:table-cell table:style-name="ce4" office:value-type="float" office:value="0.089" calcext:value-type="float">
            <text:p>0,089</text:p>
          </table:table-cell>
          <table:table-cell table:style-name="ce4" office:value-type="float" office:value="0.09" calcext:value-type="float">
            <text:p>0,09</text:p>
          </table:table-cell>
          <table:table-cell table:style-name="ce4" office:value-type="float" office:value="0.089" calcext:value-type="float">
            <text:p>0,089</text:p>
          </table:table-cell>
          <table:table-cell table:style-name="ce4" office:value-type="float" office:value="0.09" calcext:value-type="float">
            <text:p>0,09</text:p>
          </table:table-cell>
          <table:table-cell table:number-columns-repeated="3" table:style-name="ce4" office:value-type="float" office:value="0.089" calcext:value-type="float">
            <text:p>0,089</text:p>
          </table:table-cell>
          <table:table-cell table:style-name="ce4" office:value-type="float" office:value="0.09" calcext:value-type="float">
            <text:p>0,09</text:p>
          </table:table-cell>
          <table:table-cell table:number-columns-repeated="3" table:style-name="ce4" office:value-type="float" office:value="0.089" calcext:value-type="float">
            <text:p>0,089</text:p>
          </table:table-cell>
          <table:table-cell table:number-columns-repeated="2" table:style-name="ce4" office:value-type="float" office:value="0.09" calcext:value-type="float">
            <text:p>0,09</text:p>
          </table:table-cell>
          <table:table-cell table:number-columns-repeated="2" table:style-name="ce4" office:value-type="float" office:value="0.089" calcext:value-type="float">
            <text:p>0,089</text:p>
          </table:table-cell>
          <table:table-cell table:style-name="ce4" office:value-type="float" office:value="0.088" calcext:value-type="float">
            <text:p>0,088</text:p>
          </table:table-cell>
          <table:table-cell table:style-name="ce4" office:value-type="float" office:value="0.09" calcext:value-type="float">
            <text:p>0,09</text:p>
          </table:table-cell>
          <table:table-cell table:number-columns-repeated="2" table:style-name="ce4" office:value-type="float" office:value="0.088" calcext:value-type="float">
            <text:p>0,088</text:p>
          </table:table-cell>
          <table:table-cell table:number-columns-repeated="2" table:style-name="ce4" office:value-type="float" office:value="0.089" calcext:value-type="float">
            <text:p>0,089</text:p>
          </table:table-cell>
          <table:table-cell table:style-name="ce4" office:value-type="float" office:value="0.088" calcext:value-type="float">
            <text:p>0,088</text:p>
          </table:table-cell>
          <table:table-cell table:style-name="ce4" office:value-type="float" office:value="0.09" calcext:value-type="float">
            <text:p>0,09</text:p>
          </table:table-cell>
          <table:table-cell table:number-columns-repeated="3" table:style-name="ce4" office:value-type="float" office:value="0.089" calcext:value-type="float">
            <text:p>0,089</text:p>
          </table:table-cell>
          <table:table-cell table:number-columns-repeated="4" table:style-name="ce4" office:value-type="float" office:value="0.088" calcext:value-type="float">
            <text:p>0,088</text:p>
          </table:table-cell>
          <table:table-cell table:style-name="ce4" office:value-type="float" office:value="0.087" calcext:value-type="float">
            <text:p>0,087</text:p>
          </table:table-cell>
          <table:table-cell table:number-columns-repeated="3" table:style-name="ce4" office:value-type="float" office:value="0.089" calcext:value-type="float">
            <text:p>0,089</text:p>
          </table:table-cell>
          <table:table-cell table:style-name="ce4" office:value-type="float" office:value="0.087" calcext:value-type="float">
            <text:p>0,087</text:p>
          </table:table-cell>
          <table:table-cell table:style-name="ce4" office:value-type="float" office:value="0.088" calcext:value-type="float">
            <text:p>0,088</text:p>
          </table:table-cell>
          <table:table-cell table:style-name="ce4" office:value-type="float" office:value="0.09" calcext:value-type="float">
            <text:p>0,09</text:p>
          </table:table-cell>
          <table:table-cell table:style-name="ce4" office:value-type="float" office:value="0.089" calcext:value-type="float">
            <text:p>0,089</text:p>
          </table:table-cell>
          <table:table-cell table:style-name="ce4" office:value-type="float" office:value="0.09" calcext:value-type="float">
            <text:p>0,09</text:p>
          </table:table-cell>
          <table:table-cell table:style-name="ce4" table:number-columns-repeated="835"/>
        </table:table-row>
        <table:table-row table:style-name="ro1">
          <table:table-cell table:style-name="ce23" office:value-type="string" calcext:value-type="string">
            <text:p>C2</text:p>
          </table:table-cell>
          <table:table-cell table:style-name="ce23"/>
          <table:table-cell table:style-name="ce23" office:value-type="float" office:value="0.169" calcext:value-type="float">
            <text:p>0,169</text:p>
          </table:table-cell>
          <table:table-cell table:style-name="ce23" office:value-type="float" office:value="0.149" calcext:value-type="float">
            <text:p>0,149</text:p>
          </table:table-cell>
          <table:table-cell table:style-name="ce23" office:value-type="float" office:value="0.168" calcext:value-type="float">
            <text:p>0,168</text:p>
          </table:table-cell>
          <table:table-cell table:style-name="ce23" office:value-type="float" office:value="0.166" calcext:value-type="float">
            <text:p>0,166</text:p>
          </table:table-cell>
          <table:table-cell table:style-name="ce23" office:value-type="float" office:value="0.178" calcext:value-type="float">
            <text:p>0,178</text:p>
          </table:table-cell>
          <table:table-cell table:style-name="ce23" office:value-type="float" office:value="0.192" calcext:value-type="float">
            <text:p>0,192</text:p>
          </table:table-cell>
          <table:table-cell table:style-name="ce23" office:value-type="float" office:value="0.22" calcext:value-type="float">
            <text:p>0,22</text:p>
          </table:table-cell>
          <table:table-cell table:style-name="ce23" office:value-type="float" office:value="0.255" calcext:value-type="float">
            <text:p>0,255</text:p>
          </table:table-cell>
          <table:table-cell table:style-name="ce23" office:value-type="float" office:value="0.304" calcext:value-type="float">
            <text:p>0,304</text:p>
          </table:table-cell>
          <table:table-cell table:style-name="ce23" office:value-type="float" office:value="0.375" calcext:value-type="float">
            <text:p>0,375</text:p>
          </table:table-cell>
          <table:table-cell table:style-name="ce23" office:value-type="float" office:value="0.463" calcext:value-type="float">
            <text:p>0,463</text:p>
          </table:table-cell>
          <table:table-cell table:style-name="ce23" office:value-type="float" office:value="0.529" calcext:value-type="float">
            <text:p>0,529</text:p>
          </table:table-cell>
          <table:table-cell table:style-name="ce23" office:value-type="float" office:value="0.609" calcext:value-type="float">
            <text:p>0,609</text:p>
          </table:table-cell>
          <table:table-cell table:style-name="ce23" office:value-type="float" office:value="0.681" calcext:value-type="float">
            <text:p>0,681</text:p>
          </table:table-cell>
          <table:table-cell table:style-name="ce23" office:value-type="float" office:value="0.765" calcext:value-type="float">
            <text:p>0,765</text:p>
          </table:table-cell>
          <table:table-cell table:style-name="ce23" office:value-type="float" office:value="0.821" calcext:value-type="float">
            <text:p>0,821</text:p>
          </table:table-cell>
          <table:table-cell table:style-name="ce23" office:value-type="float" office:value="0.891" calcext:value-type="float">
            <text:p>0,891</text:p>
          </table:table-cell>
          <table:table-cell table:style-name="ce23" office:value-type="float" office:value="0.937" calcext:value-type="float">
            <text:p>0,937</text:p>
          </table:table-cell>
          <table:table-cell table:style-name="ce23" office:value-type="float" office:value="0.976" calcext:value-type="float">
            <text:p>0,976</text:p>
          </table:table-cell>
          <table:table-cell table:style-name="ce23" office:value-type="float" office:value="1.001" calcext:value-type="float">
            <text:p>1,001</text:p>
          </table:table-cell>
          <table:table-cell table:style-name="ce23" office:value-type="float" office:value="1.029" calcext:value-type="float">
            <text:p>1,029</text:p>
          </table:table-cell>
          <table:table-cell table:style-name="ce23" office:value-type="float" office:value="1.049" calcext:value-type="float">
            <text:p>1,049</text:p>
          </table:table-cell>
          <table:table-cell table:style-name="ce23" office:value-type="float" office:value="1.074" calcext:value-type="float">
            <text:p>1,074</text:p>
          </table:table-cell>
          <table:table-cell table:style-name="ce23" office:value-type="float" office:value="1.093" calcext:value-type="float">
            <text:p>1,093</text:p>
          </table:table-cell>
          <table:table-cell table:style-name="ce23" office:value-type="float" office:value="1.103" calcext:value-type="float">
            <text:p>1,103</text:p>
          </table:table-cell>
          <table:table-cell table:style-name="ce23" office:value-type="float" office:value="1.114" calcext:value-type="float">
            <text:p>1,114</text:p>
          </table:table-cell>
          <table:table-cell table:style-name="ce23" office:value-type="float" office:value="1.12" calcext:value-type="float">
            <text:p>1,12</text:p>
          </table:table-cell>
          <table:table-cell table:style-name="ce23" office:value-type="float" office:value="1.136" calcext:value-type="float">
            <text:p>1,136</text:p>
          </table:table-cell>
          <table:table-cell table:style-name="ce23" office:value-type="float" office:value="1.144" calcext:value-type="float">
            <text:p>1,144</text:p>
          </table:table-cell>
          <table:table-cell table:style-name="ce23" office:value-type="float" office:value="1.134" calcext:value-type="float">
            <text:p>1,134</text:p>
          </table:table-cell>
          <table:table-cell table:style-name="ce23" office:value-type="float" office:value="1.133" calcext:value-type="float">
            <text:p>1,133</text:p>
          </table:table-cell>
          <table:table-cell table:style-name="ce23" office:value-type="float" office:value="1.128" calcext:value-type="float">
            <text:p>1,128</text:p>
          </table:table-cell>
          <table:table-cell table:style-name="ce23" office:value-type="float" office:value="1.124" calcext:value-type="float">
            <text:p>1,124</text:p>
          </table:table-cell>
          <table:table-cell table:style-name="ce23" office:value-type="float" office:value="1.118" calcext:value-type="float">
            <text:p>1,118</text:p>
          </table:table-cell>
          <table:table-cell table:style-name="ce23" office:value-type="float" office:value="1.112" calcext:value-type="float">
            <text:p>1,112</text:p>
          </table:table-cell>
          <table:table-cell table:style-name="ce23" office:value-type="float" office:value="1.098" calcext:value-type="float">
            <text:p>1,098</text:p>
          </table:table-cell>
          <table:table-cell table:style-name="ce23" office:value-type="float" office:value="1.09" calcext:value-type="float">
            <text:p>1,09</text:p>
          </table:table-cell>
          <table:table-cell table:style-name="ce23" office:value-type="float" office:value="1.087" calcext:value-type="float">
            <text:p>1,087</text:p>
          </table:table-cell>
          <table:table-cell table:style-name="ce23" office:value-type="float" office:value="1.092" calcext:value-type="float">
            <text:p>1,092</text:p>
          </table:table-cell>
          <table:table-cell table:style-name="ce23" office:value-type="float" office:value="1.102" calcext:value-type="float">
            <text:p>1,102</text:p>
          </table:table-cell>
          <table:table-cell table:style-name="ce23" office:value-type="float" office:value="1.108" calcext:value-type="float">
            <text:p>1,108</text:p>
          </table:table-cell>
          <table:table-cell table:style-name="ce23" office:value-type="float" office:value="1.113" calcext:value-type="float">
            <text:p>1,113</text:p>
          </table:table-cell>
          <table:table-cell table:style-name="ce23" office:value-type="float" office:value="1.119" calcext:value-type="float">
            <text:p>1,119</text:p>
          </table:table-cell>
          <table:table-cell table:style-name="ce23" office:value-type="float" office:value="1.121" calcext:value-type="float">
            <text:p>1,121</text:p>
          </table:table-cell>
          <table:table-cell table:style-name="ce23" office:value-type="float" office:value="1.124" calcext:value-type="float">
            <text:p>1,124</text:p>
          </table:table-cell>
          <table:table-cell table:style-name="ce23" office:value-type="float" office:value="1.127" calcext:value-type="float">
            <text:p>1,127</text:p>
          </table:table-cell>
          <table:table-cell table:style-name="ce23" office:value-type="float" office:value="1.13" calcext:value-type="float">
            <text:p>1,13</text:p>
          </table:table-cell>
          <table:table-cell table:style-name="ce23" office:value-type="float" office:value="1.129" calcext:value-type="float">
            <text:p>1,129</text:p>
          </table:table-cell>
          <table:table-cell table:style-name="ce23" office:value-type="float" office:value="1.124" calcext:value-type="float">
            <text:p>1,124</text:p>
          </table:table-cell>
          <table:table-cell table:style-name="ce23" office:value-type="float" office:value="1.119" calcext:value-type="float">
            <text:p>1,119</text:p>
          </table:table-cell>
          <table:table-cell table:style-name="ce23" office:value-type="float" office:value="1.113" calcext:value-type="float">
            <text:p>1,113</text:p>
          </table:table-cell>
          <table:table-cell table:style-name="ce23" office:value-type="float" office:value="1.106" calcext:value-type="float">
            <text:p>1,106</text:p>
          </table:table-cell>
          <table:table-cell table:style-name="ce23" office:value-type="float" office:value="1.1" calcext:value-type="float">
            <text:p>1,1</text:p>
          </table:table-cell>
          <table:table-cell table:style-name="ce23" office:value-type="float" office:value="1.097" calcext:value-type="float">
            <text:p>1,097</text:p>
          </table:table-cell>
          <table:table-cell table:style-name="ce23" office:value-type="float" office:value="1.09" calcext:value-type="float">
            <text:p>1,09</text:p>
          </table:table-cell>
          <table:table-cell table:style-name="ce23" office:value-type="float" office:value="1.086" calcext:value-type="float">
            <text:p>1,086</text:p>
          </table:table-cell>
          <table:table-cell table:style-name="ce23" office:value-type="float" office:value="1.08" calcext:value-type="float">
            <text:p>1,08</text:p>
          </table:table-cell>
          <table:table-cell table:style-name="ce23" office:value-type="float" office:value="1.077" calcext:value-type="float">
            <text:p>1,077</text:p>
          </table:table-cell>
          <table:table-cell table:style-name="ce23" office:value-type="float" office:value="1.072" calcext:value-type="float">
            <text:p>1,072</text:p>
          </table:table-cell>
          <table:table-cell table:style-name="ce23" office:value-type="float" office:value="1.069" calcext:value-type="float">
            <text:p>1,069</text:p>
          </table:table-cell>
          <table:table-cell table:number-columns-repeated="2" table:style-name="ce23" office:value-type="float" office:value="1.066" calcext:value-type="float">
            <text:p>1,066</text:p>
          </table:table-cell>
          <table:table-cell table:style-name="ce23" office:value-type="float" office:value="1.062" calcext:value-type="float">
            <text:p>1,062</text:p>
          </table:table-cell>
          <table:table-cell table:style-name="ce23" office:value-type="float" office:value="1.06" calcext:value-type="float">
            <text:p>1,06</text:p>
          </table:table-cell>
          <table:table-cell table:style-name="ce23" office:value-type="float" office:value="1.057" calcext:value-type="float">
            <text:p>1,057</text:p>
          </table:table-cell>
          <table:table-cell table:style-name="ce23" office:value-type="float" office:value="1.053" calcext:value-type="float">
            <text:p>1,053</text:p>
          </table:table-cell>
          <table:table-cell table:style-name="ce23" office:value-type="float" office:value="1.05" calcext:value-type="float">
            <text:p>1,05</text:p>
          </table:table-cell>
          <table:table-cell table:style-name="ce23" office:value-type="float" office:value="1.048" calcext:value-type="float">
            <text:p>1,048</text:p>
          </table:table-cell>
          <table:table-cell table:style-name="ce23" office:value-type="float" office:value="1.045" calcext:value-type="float">
            <text:p>1,045</text:p>
          </table:table-cell>
          <table:table-cell table:style-name="ce23" office:value-type="float" office:value="1.046" calcext:value-type="float">
            <text:p>1,046</text:p>
          </table:table-cell>
          <table:table-cell table:style-name="ce23" office:value-type="float" office:value="1.041" calcext:value-type="float">
            <text:p>1,041</text:p>
          </table:table-cell>
          <table:table-cell table:number-columns-repeated="2" table:style-name="ce23" office:value-type="float" office:value="1.04" calcext:value-type="float">
            <text:p>1,04</text:p>
          </table:table-cell>
          <table:table-cell table:style-name="ce23" office:value-type="float" office:value="1.037" calcext:value-type="float">
            <text:p>1,037</text:p>
          </table:table-cell>
          <table:table-cell table:style-name="ce23" office:value-type="float" office:value="1.035" calcext:value-type="float">
            <text:p>1,035</text:p>
          </table:table-cell>
          <table:table-cell table:number-columns-repeated="2" table:style-name="ce23" office:value-type="float" office:value="1.034" calcext:value-type="float">
            <text:p>1,034</text:p>
          </table:table-cell>
          <table:table-cell table:style-name="ce23" office:value-type="float" office:value="1.032" calcext:value-type="float">
            <text:p>1,032</text:p>
          </table:table-cell>
          <table:table-cell table:style-name="ce23" office:value-type="float" office:value="1.033" calcext:value-type="float">
            <text:p>1,033</text:p>
          </table:table-cell>
          <table:table-cell table:style-name="ce23" office:value-type="float" office:value="1.031" calcext:value-type="float">
            <text:p>1,031</text:p>
          </table:table-cell>
          <table:table-cell table:style-name="ce23" office:value-type="float" office:value="1.03" calcext:value-type="float">
            <text:p>1,03</text:p>
          </table:table-cell>
          <table:table-cell table:style-name="ce23" office:value-type="float" office:value="1.027" calcext:value-type="float">
            <text:p>1,027</text:p>
          </table:table-cell>
          <table:table-cell table:style-name="ce23" office:value-type="float" office:value="1.024" calcext:value-type="float">
            <text:p>1,024</text:p>
          </table:table-cell>
          <table:table-cell table:style-name="ce23" office:value-type="float" office:value="1.02" calcext:value-type="float">
            <text:p>1,02</text:p>
          </table:table-cell>
          <table:table-cell table:style-name="ce23" office:value-type="float" office:value="1.015" calcext:value-type="float">
            <text:p>1,015</text:p>
          </table:table-cell>
          <table:table-cell table:style-name="ce23" office:value-type="float" office:value="1.012" calcext:value-type="float">
            <text:p>1,012</text:p>
          </table:table-cell>
          <table:table-cell table:style-name="ce23" office:value-type="float" office:value="1.008" calcext:value-type="float">
            <text:p>1,008</text:p>
          </table:table-cell>
          <table:table-cell table:style-name="ce23" office:value-type="float" office:value="1.003" calcext:value-type="float">
            <text:p>1,003</text:p>
          </table:table-cell>
          <table:table-cell table:style-name="ce23" office:value-type="float" office:value="0.999" calcext:value-type="float">
            <text:p>0,999</text:p>
          </table:table-cell>
          <table:table-cell table:style-name="ce23" office:value-type="float" office:value="0.996" calcext:value-type="float">
            <text:p>0,996</text:p>
          </table:table-cell>
          <table:table-cell table:style-name="ce23" office:value-type="float" office:value="0.994" calcext:value-type="float">
            <text:p>0,994</text:p>
          </table:table-cell>
          <table:table-cell table:style-name="ce23" office:value-type="float" office:value="0.993" calcext:value-type="float">
            <text:p>0,993</text:p>
          </table:table-cell>
          <table:table-cell table:style-name="ce23" office:value-type="float" office:value="0.991" calcext:value-type="float">
            <text:p>0,991</text:p>
          </table:table-cell>
          <table:table-cell table:style-name="ce23" office:value-type="float" office:value="0.988" calcext:value-type="float">
            <text:p>0,988</text:p>
          </table:table-cell>
          <table:table-cell table:style-name="ce23" office:value-type="float" office:value="0.987" calcext:value-type="float">
            <text:p>0,987</text:p>
          </table:table-cell>
          <table:table-cell table:style-name="ce23" office:value-type="float" office:value="0.984" calcext:value-type="float">
            <text:p>0,984</text:p>
          </table:table-cell>
          <table:table-cell table:style-name="ce23" office:value-type="float" office:value="0.982" calcext:value-type="float">
            <text:p>0,982</text:p>
          </table:table-cell>
          <table:table-cell table:style-name="ce23" office:value-type="float" office:value="0.981" calcext:value-type="float">
            <text:p>0,981</text:p>
          </table:table-cell>
          <table:table-cell table:style-name="ce23" office:value-type="float" office:value="0.979" calcext:value-type="float">
            <text:p>0,979</text:p>
          </table:table-cell>
          <table:table-cell table:style-name="ce23" office:value-type="float" office:value="0.977" calcext:value-type="float">
            <text:p>0,977</text:p>
          </table:table-cell>
          <table:table-cell table:style-name="ce23" office:value-type="float" office:value="0.975" calcext:value-type="float">
            <text:p>0,975</text:p>
          </table:table-cell>
          <table:table-cell table:style-name="ce23" office:value-type="float" office:value="0.972" calcext:value-type="float">
            <text:p>0,972</text:p>
          </table:table-cell>
          <table:table-cell table:style-name="ce23" office:value-type="float" office:value="0.973" calcext:value-type="float">
            <text:p>0,973</text:p>
          </table:table-cell>
          <table:table-cell table:style-name="ce23" office:value-type="float" office:value="0.971" calcext:value-type="float">
            <text:p>0,971</text:p>
          </table:table-cell>
          <table:table-cell table:style-name="ce23" office:value-type="float" office:value="0.97" calcext:value-type="float">
            <text:p>0,97</text:p>
          </table:table-cell>
          <table:table-cell table:style-name="ce23" office:value-type="float" office:value="0.967" calcext:value-type="float">
            <text:p>0,967</text:p>
          </table:table-cell>
          <table:table-cell table:number-columns-repeated="2" table:style-name="ce23" office:value-type="float" office:value="0.966" calcext:value-type="float">
            <text:p>0,966</text:p>
          </table:table-cell>
          <table:table-cell table:style-name="ce23" office:value-type="float" office:value="0.965" calcext:value-type="float">
            <text:p>0,965</text:p>
          </table:table-cell>
          <table:table-cell table:style-name="ce23" office:value-type="float" office:value="0.963" calcext:value-type="float">
            <text:p>0,963</text:p>
          </table:table-cell>
          <table:table-cell table:style-name="ce23" office:value-type="float" office:value="0.962" calcext:value-type="float">
            <text:p>0,962</text:p>
          </table:table-cell>
          <table:table-cell table:number-columns-repeated="3" table:style-name="ce23" office:value-type="float" office:value="0.959" calcext:value-type="float">
            <text:p>0,959</text:p>
          </table:table-cell>
          <table:table-cell table:style-name="ce23" office:value-type="float" office:value="0.957" calcext:value-type="float">
            <text:p>0,957</text:p>
          </table:table-cell>
          <table:table-cell table:style-name="ce23" office:value-type="float" office:value="0.956" calcext:value-type="float">
            <text:p>0,956</text:p>
          </table:table-cell>
          <table:table-cell table:style-name="ce23" office:value-type="float" office:value="0.954" calcext:value-type="float">
            <text:p>0,954</text:p>
          </table:table-cell>
          <table:table-cell table:style-name="ce23" office:value-type="float" office:value="0.95" calcext:value-type="float">
            <text:p>0,95</text:p>
          </table:table-cell>
          <table:table-cell table:style-name="ce23" office:value-type="float" office:value="0.952" calcext:value-type="float">
            <text:p>0,952</text:p>
          </table:table-cell>
          <table:table-cell table:style-name="ce23" office:value-type="float" office:value="0.95" calcext:value-type="float">
            <text:p>0,95</text:p>
          </table:table-cell>
          <table:table-cell table:style-name="ce23" office:value-type="float" office:value="0.948" calcext:value-type="float">
            <text:p>0,948</text:p>
          </table:table-cell>
          <table:table-cell table:style-name="ce23" office:value-type="float" office:value="0.946" calcext:value-type="float">
            <text:p>0,946</text:p>
          </table:table-cell>
          <table:table-cell table:style-name="ce23" office:value-type="float" office:value="0.945" calcext:value-type="float">
            <text:p>0,945</text:p>
          </table:table-cell>
          <table:table-cell table:number-columns-repeated="2" table:style-name="ce23" office:value-type="float" office:value="0.943" calcext:value-type="float">
            <text:p>0,943</text:p>
          </table:table-cell>
          <table:table-cell table:style-name="ce23" office:value-type="float" office:value="0.942" calcext:value-type="float">
            <text:p>0,942</text:p>
          </table:table-cell>
          <table:table-cell table:number-columns-repeated="2" table:style-name="ce23" office:value-type="float" office:value="0.941" calcext:value-type="float">
            <text:p>0,941</text:p>
          </table:table-cell>
          <table:table-cell table:style-name="ce23" office:value-type="float" office:value="0.939" calcext:value-type="float">
            <text:p>0,939</text:p>
          </table:table-cell>
          <table:table-cell table:style-name="ce23" office:value-type="float" office:value="0.936" calcext:value-type="float">
            <text:p>0,936</text:p>
          </table:table-cell>
          <table:table-cell table:style-name="ce23" office:value-type="float" office:value="0.935" calcext:value-type="float">
            <text:p>0,935</text:p>
          </table:table-cell>
          <table:table-cell table:number-columns-repeated="2" table:style-name="ce23" office:value-type="float" office:value="0.934" calcext:value-type="float">
            <text:p>0,934</text:p>
          </table:table-cell>
          <table:table-cell table:number-columns-repeated="2" table:style-name="ce23" office:value-type="float" office:value="0.931" calcext:value-type="float">
            <text:p>0,931</text:p>
          </table:table-cell>
          <table:table-cell table:style-name="ce23" office:value-type="float" office:value="0.929" calcext:value-type="float">
            <text:p>0,929</text:p>
          </table:table-cell>
          <table:table-cell table:number-columns-repeated="2" table:style-name="ce23" office:value-type="float" office:value="0.928" calcext:value-type="float">
            <text:p>0,928</text:p>
          </table:table-cell>
          <table:table-cell table:style-name="ce23" office:value-type="float" office:value="0.926" calcext:value-type="float">
            <text:p>0,926</text:p>
          </table:table-cell>
          <table:table-cell table:number-columns-repeated="2" table:style-name="ce23" office:value-type="float" office:value="0.924" calcext:value-type="float">
            <text:p>0,924</text:p>
          </table:table-cell>
          <table:table-cell table:number-columns-repeated="2" table:style-name="ce23" office:value-type="float" office:value="0.923" calcext:value-type="float">
            <text:p>0,923</text:p>
          </table:table-cell>
          <table:table-cell table:number-columns-repeated="2" table:style-name="ce23" office:value-type="float" office:value="0.92" calcext:value-type="float">
            <text:p>0,92</text:p>
          </table:table-cell>
          <table:table-cell table:style-name="ce23" office:value-type="float" office:value="0.918" calcext:value-type="float">
            <text:p>0,918</text:p>
          </table:table-cell>
          <table:table-cell table:style-name="ce23" office:value-type="float" office:value="0.916" calcext:value-type="float">
            <text:p>0,916</text:p>
          </table:table-cell>
          <table:table-cell table:style-name="ce23" office:value-type="float" office:value="0.917" calcext:value-type="float">
            <text:p>0,917</text:p>
          </table:table-cell>
          <table:table-cell table:style-name="ce23" office:value-type="float" office:value="0.916" calcext:value-type="float">
            <text:p>0,916</text:p>
          </table:table-cell>
          <table:table-cell table:style-name="ce23" office:value-type="float" office:value="0.914" calcext:value-type="float">
            <text:p>0,914</text:p>
          </table:table-cell>
          <table:table-cell table:style-name="ce23" office:value-type="float" office:value="0.913" calcext:value-type="float">
            <text:p>0,913</text:p>
          </table:table-cell>
          <table:table-cell table:style-name="ce23" office:value-type="float" office:value="0.912" calcext:value-type="float">
            <text:p>0,912</text:p>
          </table:table-cell>
          <table:table-cell table:number-columns-repeated="2" table:style-name="ce23" office:value-type="float" office:value="0.911" calcext:value-type="float">
            <text:p>0,911</text:p>
          </table:table-cell>
          <table:table-cell table:style-name="ce23" office:value-type="float" office:value="0.91" calcext:value-type="float">
            <text:p>0,91</text:p>
          </table:table-cell>
          <table:table-cell table:style-name="ce23" office:value-type="float" office:value="0.911" calcext:value-type="float">
            <text:p>0,911</text:p>
          </table:table-cell>
          <table:table-cell table:number-columns-repeated="2" table:style-name="ce23" office:value-type="float" office:value="0.908" calcext:value-type="float">
            <text:p>0,908</text:p>
          </table:table-cell>
          <table:table-cell table:style-name="ce23" office:value-type="float" office:value="0.907" calcext:value-type="float">
            <text:p>0,907</text:p>
          </table:table-cell>
          <table:table-cell table:style-name="ce23" office:value-type="float" office:value="0.905" calcext:value-type="float">
            <text:p>0,905</text:p>
          </table:table-cell>
          <table:table-cell table:style-name="ce23" office:value-type="float" office:value="0.906" calcext:value-type="float">
            <text:p>0,906</text:p>
          </table:table-cell>
          <table:table-cell table:style-name="ce23" office:value-type="float" office:value="0.904" calcext:value-type="float">
            <text:p>0,904</text:p>
          </table:table-cell>
          <table:table-cell table:number-columns-repeated="2" table:style-name="ce23" office:value-type="float" office:value="0.903" calcext:value-type="float">
            <text:p>0,903</text:p>
          </table:table-cell>
          <table:table-cell table:style-name="ce23" office:value-type="float" office:value="0.902" calcext:value-type="float">
            <text:p>0,902</text:p>
          </table:table-cell>
          <table:table-cell table:number-columns-repeated="2" table:style-name="ce23" office:value-type="float" office:value="0.901" calcext:value-type="float">
            <text:p>0,901</text:p>
          </table:table-cell>
          <table:table-cell table:style-name="ce23" office:value-type="float" office:value="0.9" calcext:value-type="float">
            <text:p>0,9</text:p>
          </table:table-cell>
          <table:table-cell table:style-name="ce23" office:value-type="float" office:value="0.899" calcext:value-type="float">
            <text:p>0,899</text:p>
          </table:table-cell>
          <table:table-cell table:style-name="ce23" office:value-type="float" office:value="0.897" calcext:value-type="float">
            <text:p>0,897</text:p>
          </table:table-cell>
          <table:table-cell table:style-name="ce23" office:value-type="float" office:value="0.899" calcext:value-type="float">
            <text:p>0,899</text:p>
          </table:table-cell>
          <table:table-cell table:number-columns-repeated="3" table:style-name="ce23" office:value-type="float" office:value="0.896" calcext:value-type="float">
            <text:p>0,896</text:p>
          </table:table-cell>
          <table:table-cell table:style-name="ce23" office:value-type="float" office:value="0.893" calcext:value-type="float">
            <text:p>0,893</text:p>
          </table:table-cell>
          <table:table-cell table:style-name="ce23" office:value-type="float" office:value="0.896" calcext:value-type="float">
            <text:p>0,896</text:p>
          </table:table-cell>
          <table:table-cell table:style-name="ce23" office:value-type="float" office:value="0.893" calcext:value-type="float">
            <text:p>0,893</text:p>
          </table:table-cell>
          <table:table-cell table:number-columns-repeated="3" table:style-name="ce23" office:value-type="float" office:value="0.892" calcext:value-type="float">
            <text:p>0,892</text:p>
          </table:table-cell>
          <table:table-cell table:style-name="ce23" office:value-type="float" office:value="0.891" calcext:value-type="float">
            <text:p>0,891</text:p>
          </table:table-cell>
          <table:table-cell table:style-name="ce23" office:value-type="float" office:value="0.888" calcext:value-type="float">
            <text:p>0,888</text:p>
          </table:table-cell>
          <table:table-cell table:style-name="ce23" office:value-type="float" office:value="0.889" calcext:value-type="float">
            <text:p>0,889</text:p>
          </table:table-cell>
          <table:table-cell table:number-columns-repeated="2" table:style-name="ce23" office:value-type="float" office:value="0.888" calcext:value-type="float">
            <text:p>0,888</text:p>
          </table:table-cell>
          <table:table-cell table:style-name="ce23" office:value-type="float" office:value="0.886" calcext:value-type="float">
            <text:p>0,886</text:p>
          </table:table-cell>
          <table:table-cell table:style-name="ce23" office:value-type="float" office:value="0.885" calcext:value-type="float">
            <text:p>0,885</text:p>
          </table:table-cell>
          <table:table-cell table:style-name="ce23" table:number-columns-repeated="835"/>
        </table:table-row>
        <table:table-row table:style-name="ro1">
          <table:table-cell table:style-name="ce23" office:value-type="string" calcext:value-type="string">
            <text:p>C3</text:p>
          </table:table-cell>
          <table:table-cell table:style-name="ce23"/>
          <table:table-cell table:style-name="ce23" office:value-type="float" office:value="0.143" calcext:value-type="float">
            <text:p>0,143</text:p>
          </table:table-cell>
          <table:table-cell table:style-name="ce23" office:value-type="float" office:value="0.147" calcext:value-type="float">
            <text:p>0,147</text:p>
          </table:table-cell>
          <table:table-cell table:style-name="ce23" office:value-type="float" office:value="0.154" calcext:value-type="float">
            <text:p>0,154</text:p>
          </table:table-cell>
          <table:table-cell table:style-name="ce23" office:value-type="float" office:value="0.163" calcext:value-type="float">
            <text:p>0,163</text:p>
          </table:table-cell>
          <table:table-cell table:style-name="ce23" office:value-type="float" office:value="0.173" calcext:value-type="float">
            <text:p>0,173</text:p>
          </table:table-cell>
          <table:table-cell table:style-name="ce23" office:value-type="float" office:value="0.188" calcext:value-type="float">
            <text:p>0,188</text:p>
          </table:table-cell>
          <table:table-cell table:style-name="ce23" office:value-type="float" office:value="0.207" calcext:value-type="float">
            <text:p>0,207</text:p>
          </table:table-cell>
          <table:table-cell table:style-name="ce23" office:value-type="float" office:value="0.234" calcext:value-type="float">
            <text:p>0,234</text:p>
          </table:table-cell>
          <table:table-cell table:style-name="ce23" office:value-type="float" office:value="0.282" calcext:value-type="float">
            <text:p>0,282</text:p>
          </table:table-cell>
          <table:table-cell table:style-name="ce23" office:value-type="float" office:value="0.336" calcext:value-type="float">
            <text:p>0,336</text:p>
          </table:table-cell>
          <table:table-cell table:style-name="ce23" office:value-type="float" office:value="0.419" calcext:value-type="float">
            <text:p>0,419</text:p>
          </table:table-cell>
          <table:table-cell table:style-name="ce23" office:value-type="float" office:value="0.485" calcext:value-type="float">
            <text:p>0,485</text:p>
          </table:table-cell>
          <table:table-cell table:style-name="ce23" office:value-type="float" office:value="0.546" calcext:value-type="float">
            <text:p>0,546</text:p>
          </table:table-cell>
          <table:table-cell table:style-name="ce23" office:value-type="float" office:value="0.628" calcext:value-type="float">
            <text:p>0,628</text:p>
          </table:table-cell>
          <table:table-cell table:style-name="ce23" office:value-type="float" office:value="0.7" calcext:value-type="float">
            <text:p>0,7</text:p>
          </table:table-cell>
          <table:table-cell table:style-name="ce23" office:value-type="float" office:value="0.772" calcext:value-type="float">
            <text:p>0,772</text:p>
          </table:table-cell>
          <table:table-cell table:style-name="ce23" office:value-type="float" office:value="0.835" calcext:value-type="float">
            <text:p>0,835</text:p>
          </table:table-cell>
          <table:table-cell table:style-name="ce23" office:value-type="float" office:value="0.891" calcext:value-type="float">
            <text:p>0,891</text:p>
          </table:table-cell>
          <table:table-cell table:style-name="ce23" office:value-type="float" office:value="0.938" calcext:value-type="float">
            <text:p>0,938</text:p>
          </table:table-cell>
          <table:table-cell table:style-name="ce23" office:value-type="float" office:value="0.976" calcext:value-type="float">
            <text:p>0,976</text:p>
          </table:table-cell>
          <table:table-cell table:style-name="ce23" office:value-type="float" office:value="1.012" calcext:value-type="float">
            <text:p>1,012</text:p>
          </table:table-cell>
          <table:table-cell table:style-name="ce23" office:value-type="float" office:value="1.039" calcext:value-type="float">
            <text:p>1,039</text:p>
          </table:table-cell>
          <table:table-cell table:style-name="ce23" office:value-type="float" office:value="1.061" calcext:value-type="float">
            <text:p>1,061</text:p>
          </table:table-cell>
          <table:table-cell table:style-name="ce23" office:value-type="float" office:value="1.082" calcext:value-type="float">
            <text:p>1,082</text:p>
          </table:table-cell>
          <table:table-cell table:style-name="ce23" office:value-type="float" office:value="1.099" calcext:value-type="float">
            <text:p>1,099</text:p>
          </table:table-cell>
          <table:table-cell table:style-name="ce23" office:value-type="float" office:value="1.115" calcext:value-type="float">
            <text:p>1,115</text:p>
          </table:table-cell>
          <table:table-cell table:style-name="ce23" office:value-type="float" office:value="1.131" calcext:value-type="float">
            <text:p>1,131</text:p>
          </table:table-cell>
          <table:table-cell table:number-columns-repeated="2" table:style-name="ce23" office:value-type="float" office:value="1.14" calcext:value-type="float">
            <text:p>1,14</text:p>
          </table:table-cell>
          <table:table-cell table:style-name="ce23" office:value-type="float" office:value="1.141" calcext:value-type="float">
            <text:p>1,141</text:p>
          </table:table-cell>
          <table:table-cell table:style-name="ce23" office:value-type="float" office:value="1.143" calcext:value-type="float">
            <text:p>1,143</text:p>
          </table:table-cell>
          <table:table-cell table:style-name="ce23" office:value-type="float" office:value="1.141" calcext:value-type="float">
            <text:p>1,141</text:p>
          </table:table-cell>
          <table:table-cell table:style-name="ce23" office:value-type="float" office:value="1.142" calcext:value-type="float">
            <text:p>1,142</text:p>
          </table:table-cell>
          <table:table-cell table:style-name="ce23" office:value-type="float" office:value="1.137" calcext:value-type="float">
            <text:p>1,137</text:p>
          </table:table-cell>
          <table:table-cell table:style-name="ce23" office:value-type="float" office:value="1.127" calcext:value-type="float">
            <text:p>1,127</text:p>
          </table:table-cell>
          <table:table-cell table:style-name="ce23" office:value-type="float" office:value="1.118" calcext:value-type="float">
            <text:p>1,118</text:p>
          </table:table-cell>
          <table:table-cell table:style-name="ce23" office:value-type="float" office:value="1.111" calcext:value-type="float">
            <text:p>1,111</text:p>
          </table:table-cell>
          <table:table-cell table:style-name="ce23" office:value-type="float" office:value="1.102" calcext:value-type="float">
            <text:p>1,102</text:p>
          </table:table-cell>
          <table:table-cell table:style-name="ce23" office:value-type="float" office:value="1.095" calcext:value-type="float">
            <text:p>1,095</text:p>
          </table:table-cell>
          <table:table-cell table:style-name="ce23" office:value-type="float" office:value="1.087" calcext:value-type="float">
            <text:p>1,087</text:p>
          </table:table-cell>
          <table:table-cell table:style-name="ce23" office:value-type="float" office:value="1.086" calcext:value-type="float">
            <text:p>1,086</text:p>
          </table:table-cell>
          <table:table-cell table:style-name="ce23" office:value-type="float" office:value="1.095" calcext:value-type="float">
            <text:p>1,095</text:p>
          </table:table-cell>
          <table:table-cell table:style-name="ce23" office:value-type="float" office:value="1.109" calcext:value-type="float">
            <text:p>1,109</text:p>
          </table:table-cell>
          <table:table-cell table:style-name="ce23" office:value-type="float" office:value="1.12" calcext:value-type="float">
            <text:p>1,12</text:p>
          </table:table-cell>
          <table:table-cell table:style-name="ce23" office:value-type="float" office:value="1.126" calcext:value-type="float">
            <text:p>1,126</text:p>
          </table:table-cell>
          <table:table-cell table:number-columns-repeated="2" table:style-name="ce23" office:value-type="float" office:value="1.129" calcext:value-type="float">
            <text:p>1,129</text:p>
          </table:table-cell>
          <table:table-cell table:style-name="ce23" office:value-type="float" office:value="1.124" calcext:value-type="float">
            <text:p>1,124</text:p>
          </table:table-cell>
          <table:table-cell table:style-name="ce23" office:value-type="float" office:value="1.122" calcext:value-type="float">
            <text:p>1,122</text:p>
          </table:table-cell>
          <table:table-cell table:style-name="ce23" office:value-type="float" office:value="1.117" calcext:value-type="float">
            <text:p>1,117</text:p>
          </table:table-cell>
          <table:table-cell table:style-name="ce23" office:value-type="float" office:value="1.112" calcext:value-type="float">
            <text:p>1,112</text:p>
          </table:table-cell>
          <table:table-cell table:style-name="ce23" office:value-type="float" office:value="1.106" calcext:value-type="float">
            <text:p>1,106</text:p>
          </table:table-cell>
          <table:table-cell table:style-name="ce23" office:value-type="float" office:value="1.102" calcext:value-type="float">
            <text:p>1,102</text:p>
          </table:table-cell>
          <table:table-cell table:style-name="ce23" office:value-type="float" office:value="1.1" calcext:value-type="float">
            <text:p>1,1</text:p>
          </table:table-cell>
          <table:table-cell table:style-name="ce23" office:value-type="float" office:value="1.097" calcext:value-type="float">
            <text:p>1,097</text:p>
          </table:table-cell>
          <table:table-cell table:style-name="ce23" office:value-type="float" office:value="1.095" calcext:value-type="float">
            <text:p>1,095</text:p>
          </table:table-cell>
          <table:table-cell table:style-name="ce23" office:value-type="float" office:value="1.093" calcext:value-type="float">
            <text:p>1,093</text:p>
          </table:table-cell>
          <table:table-cell table:style-name="ce23" office:value-type="float" office:value="1.089" calcext:value-type="float">
            <text:p>1,089</text:p>
          </table:table-cell>
          <table:table-cell table:style-name="ce23" office:value-type="float" office:value="1.087" calcext:value-type="float">
            <text:p>1,087</text:p>
          </table:table-cell>
          <table:table-cell table:style-name="ce23" office:value-type="float" office:value="1.085" calcext:value-type="float">
            <text:p>1,085</text:p>
          </table:table-cell>
          <table:table-cell table:style-name="ce23" office:value-type="float" office:value="1.081" calcext:value-type="float">
            <text:p>1,081</text:p>
          </table:table-cell>
          <table:table-cell table:style-name="ce23" office:value-type="float" office:value="1.083" calcext:value-type="float">
            <text:p>1,083</text:p>
          </table:table-cell>
          <table:table-cell table:number-columns-repeated="2" table:style-name="ce23" office:value-type="float" office:value="1.079" calcext:value-type="float">
            <text:p>1,079</text:p>
          </table:table-cell>
          <table:table-cell table:style-name="ce23" office:value-type="float" office:value="1.078" calcext:value-type="float">
            <text:p>1,078</text:p>
          </table:table-cell>
          <table:table-cell table:number-columns-repeated="2" table:style-name="ce23" office:value-type="float" office:value="1.077" calcext:value-type="float">
            <text:p>1,077</text:p>
          </table:table-cell>
          <table:table-cell table:number-columns-repeated="2" table:style-name="ce23" office:value-type="float" office:value="1.074" calcext:value-type="float">
            <text:p>1,074</text:p>
          </table:table-cell>
          <table:table-cell table:style-name="ce23" office:value-type="float" office:value="1.071" calcext:value-type="float">
            <text:p>1,071</text:p>
          </table:table-cell>
          <table:table-cell table:style-name="ce23" office:value-type="float" office:value="1.068" calcext:value-type="float">
            <text:p>1,068</text:p>
          </table:table-cell>
          <table:table-cell table:number-columns-repeated="2" table:style-name="ce23" office:value-type="float" office:value="1.065" calcext:value-type="float">
            <text:p>1,065</text:p>
          </table:table-cell>
          <table:table-cell table:style-name="ce23" office:value-type="float" office:value="1.062" calcext:value-type="float">
            <text:p>1,062</text:p>
          </table:table-cell>
          <table:table-cell table:style-name="ce23" office:value-type="float" office:value="1.061" calcext:value-type="float">
            <text:p>1,061</text:p>
          </table:table-cell>
          <table:table-cell table:style-name="ce23" office:value-type="float" office:value="1.059" calcext:value-type="float">
            <text:p>1,059</text:p>
          </table:table-cell>
          <table:table-cell table:style-name="ce23" office:value-type="float" office:value="1.056" calcext:value-type="float">
            <text:p>1,056</text:p>
          </table:table-cell>
          <table:table-cell table:style-name="ce23" office:value-type="float" office:value="1.051" calcext:value-type="float">
            <text:p>1,051</text:p>
          </table:table-cell>
          <table:table-cell table:style-name="ce23" office:value-type="float" office:value="1.049" calcext:value-type="float">
            <text:p>1,049</text:p>
          </table:table-cell>
          <table:table-cell table:number-columns-repeated="2" table:style-name="ce23" office:value-type="float" office:value="1.045" calcext:value-type="float">
            <text:p>1,045</text:p>
          </table:table-cell>
          <table:table-cell table:style-name="ce23" office:value-type="float" office:value="1.041" calcext:value-type="float">
            <text:p>1,041</text:p>
          </table:table-cell>
          <table:table-cell table:style-name="ce23" office:value-type="float" office:value="1.038" calcext:value-type="float">
            <text:p>1,038</text:p>
          </table:table-cell>
          <table:table-cell table:style-name="ce23" office:value-type="float" office:value="1.034" calcext:value-type="float">
            <text:p>1,034</text:p>
          </table:table-cell>
          <table:table-cell table:number-columns-repeated="2" table:style-name="ce23" office:value-type="float" office:value="1.031" calcext:value-type="float">
            <text:p>1,031</text:p>
          </table:table-cell>
          <table:table-cell table:number-columns-repeated="2" table:style-name="ce23" office:value-type="float" office:value="1.029" calcext:value-type="float">
            <text:p>1,029</text:p>
          </table:table-cell>
          <table:table-cell table:style-name="ce23" office:value-type="float" office:value="1.028" calcext:value-type="float">
            <text:p>1,028</text:p>
          </table:table-cell>
          <table:table-cell table:style-name="ce23" office:value-type="float" office:value="1.027" calcext:value-type="float">
            <text:p>1,027</text:p>
          </table:table-cell>
          <table:table-cell table:number-columns-repeated="2" table:style-name="ce23" office:value-type="float" office:value="1.03" calcext:value-type="float">
            <text:p>1,03</text:p>
          </table:table-cell>
          <table:table-cell table:style-name="ce23" office:value-type="float" office:value="1.031" calcext:value-type="float">
            <text:p>1,031</text:p>
          </table:table-cell>
          <table:table-cell table:style-name="ce23" office:value-type="float" office:value="1.032" calcext:value-type="float">
            <text:p>1,032</text:p>
          </table:table-cell>
          <table:table-cell table:style-name="ce23" office:value-type="float" office:value="1.033" calcext:value-type="float">
            <text:p>1,033</text:p>
          </table:table-cell>
          <table:table-cell table:style-name="ce23" office:value-type="float" office:value="1.031" calcext:value-type="float">
            <text:p>1,031</text:p>
          </table:table-cell>
          <table:table-cell table:style-name="ce23" office:value-type="float" office:value="1.027" calcext:value-type="float">
            <text:p>1,027</text:p>
          </table:table-cell>
          <table:table-cell table:style-name="ce23" office:value-type="float" office:value="1.025" calcext:value-type="float">
            <text:p>1,025</text:p>
          </table:table-cell>
          <table:table-cell table:style-name="ce23" office:value-type="float" office:value="1.021" calcext:value-type="float">
            <text:p>1,021</text:p>
          </table:table-cell>
          <table:table-cell table:style-name="ce23" office:value-type="float" office:value="1.017" calcext:value-type="float">
            <text:p>1,017</text:p>
          </table:table-cell>
          <table:table-cell table:style-name="ce23" office:value-type="float" office:value="1.012" calcext:value-type="float">
            <text:p>1,012</text:p>
          </table:table-cell>
          <table:table-cell table:style-name="ce23" office:value-type="float" office:value="1.008" calcext:value-type="float">
            <text:p>1,008</text:p>
          </table:table-cell>
          <table:table-cell table:style-name="ce23" office:value-type="float" office:value="1.005" calcext:value-type="float">
            <text:p>1,005</text:p>
          </table:table-cell>
          <table:table-cell table:style-name="ce23" office:value-type="float" office:value="1.002" calcext:value-type="float">
            <text:p>1,002</text:p>
          </table:table-cell>
          <table:table-cell table:style-name="ce23" office:value-type="float" office:value="0.998" calcext:value-type="float">
            <text:p>0,998</text:p>
          </table:table-cell>
          <table:table-cell table:style-name="ce23" office:value-type="float" office:value="0.996" calcext:value-type="float">
            <text:p>0,996</text:p>
          </table:table-cell>
          <table:table-cell table:style-name="ce23" office:value-type="float" office:value="0.993" calcext:value-type="float">
            <text:p>0,993</text:p>
          </table:table-cell>
          <table:table-cell table:style-name="ce23" office:value-type="float" office:value="0.991" calcext:value-type="float">
            <text:p>0,991</text:p>
          </table:table-cell>
          <table:table-cell table:style-name="ce23" office:value-type="float" office:value="0.988" calcext:value-type="float">
            <text:p>0,988</text:p>
          </table:table-cell>
          <table:table-cell table:number-columns-repeated="2" table:style-name="ce23" office:value-type="float" office:value="0.985" calcext:value-type="float">
            <text:p>0,985</text:p>
          </table:table-cell>
          <table:table-cell table:style-name="ce23" office:value-type="float" office:value="0.982" calcext:value-type="float">
            <text:p>0,982</text:p>
          </table:table-cell>
          <table:table-cell table:style-name="ce23" office:value-type="float" office:value="0.98" calcext:value-type="float">
            <text:p>0,98</text:p>
          </table:table-cell>
          <table:table-cell table:style-name="ce23" office:value-type="float" office:value="0.979" calcext:value-type="float">
            <text:p>0,979</text:p>
          </table:table-cell>
          <table:table-cell table:style-name="ce23" office:value-type="float" office:value="0.975" calcext:value-type="float">
            <text:p>0,975</text:p>
          </table:table-cell>
          <table:table-cell table:style-name="ce23" office:value-type="float" office:value="0.973" calcext:value-type="float">
            <text:p>0,973</text:p>
          </table:table-cell>
          <table:table-cell table:style-name="ce23" office:value-type="float" office:value="0.971" calcext:value-type="float">
            <text:p>0,971</text:p>
          </table:table-cell>
          <table:table-cell table:style-name="ce23" office:value-type="float" office:value="0.968" calcext:value-type="float">
            <text:p>0,968</text:p>
          </table:table-cell>
          <table:table-cell table:style-name="ce23" office:value-type="float" office:value="0.967" calcext:value-type="float">
            <text:p>0,967</text:p>
          </table:table-cell>
          <table:table-cell table:style-name="ce23" office:value-type="float" office:value="0.966" calcext:value-type="float">
            <text:p>0,966</text:p>
          </table:table-cell>
          <table:table-cell table:style-name="ce23" office:value-type="float" office:value="0.964" calcext:value-type="float">
            <text:p>0,964</text:p>
          </table:table-cell>
          <table:table-cell table:style-name="ce23" office:value-type="float" office:value="0.963" calcext:value-type="float">
            <text:p>0,963</text:p>
          </table:table-cell>
          <table:table-cell table:style-name="ce23" office:value-type="float" office:value="0.961" calcext:value-type="float">
            <text:p>0,961</text:p>
          </table:table-cell>
          <table:table-cell table:style-name="ce23" office:value-type="float" office:value="0.959" calcext:value-type="float">
            <text:p>0,959</text:p>
          </table:table-cell>
          <table:table-cell table:style-name="ce23" office:value-type="float" office:value="0.958" calcext:value-type="float">
            <text:p>0,958</text:p>
          </table:table-cell>
          <table:table-cell table:style-name="ce23" office:value-type="float" office:value="0.957" calcext:value-type="float">
            <text:p>0,957</text:p>
          </table:table-cell>
          <table:table-cell table:style-name="ce23" office:value-type="float" office:value="0.955" calcext:value-type="float">
            <text:p>0,955</text:p>
          </table:table-cell>
          <table:table-cell table:style-name="ce23" office:value-type="float" office:value="0.953" calcext:value-type="float">
            <text:p>0,953</text:p>
          </table:table-cell>
          <table:table-cell table:style-name="ce23" office:value-type="float" office:value="0.95" calcext:value-type="float">
            <text:p>0,95</text:p>
          </table:table-cell>
          <table:table-cell table:style-name="ce23" office:value-type="float" office:value="0.947" calcext:value-type="float">
            <text:p>0,947</text:p>
          </table:table-cell>
          <table:table-cell table:style-name="ce23" office:value-type="float" office:value="0.948" calcext:value-type="float">
            <text:p>0,948</text:p>
          </table:table-cell>
          <table:table-cell table:style-name="ce23" office:value-type="float" office:value="0.947" calcext:value-type="float">
            <text:p>0,947</text:p>
          </table:table-cell>
          <table:table-cell table:style-name="ce23" office:value-type="float" office:value="0.945" calcext:value-type="float">
            <text:p>0,945</text:p>
          </table:table-cell>
          <table:table-cell table:number-columns-repeated="2" table:style-name="ce23" office:value-type="float" office:value="0.941" calcext:value-type="float">
            <text:p>0,941</text:p>
          </table:table-cell>
          <table:table-cell table:style-name="ce23" office:value-type="float" office:value="0.939" calcext:value-type="float">
            <text:p>0,939</text:p>
          </table:table-cell>
          <table:table-cell table:style-name="ce23" office:value-type="float" office:value="0.938" calcext:value-type="float">
            <text:p>0,938</text:p>
          </table:table-cell>
          <table:table-cell table:number-columns-repeated="2" table:style-name="ce23" office:value-type="float" office:value="0.935" calcext:value-type="float">
            <text:p>0,935</text:p>
          </table:table-cell>
          <table:table-cell table:number-columns-repeated="2" table:style-name="ce23" office:value-type="float" office:value="0.932" calcext:value-type="float">
            <text:p>0,932</text:p>
          </table:table-cell>
          <table:table-cell table:style-name="ce23" office:value-type="float" office:value="0.931" calcext:value-type="float">
            <text:p>0,931</text:p>
          </table:table-cell>
          <table:table-cell table:style-name="ce23" office:value-type="float" office:value="0.93" calcext:value-type="float">
            <text:p>0,93</text:p>
          </table:table-cell>
          <table:table-cell table:style-name="ce23" office:value-type="float" office:value="0.927" calcext:value-type="float">
            <text:p>0,927</text:p>
          </table:table-cell>
          <table:table-cell table:style-name="ce23" office:value-type="float" office:value="0.926" calcext:value-type="float">
            <text:p>0,926</text:p>
          </table:table-cell>
          <table:table-cell table:style-name="ce23" office:value-type="float" office:value="0.925" calcext:value-type="float">
            <text:p>0,925</text:p>
          </table:table-cell>
          <table:table-cell table:style-name="ce23" office:value-type="float" office:value="0.922" calcext:value-type="float">
            <text:p>0,922</text:p>
          </table:table-cell>
          <table:table-cell table:style-name="ce23" office:value-type="float" office:value="0.923" calcext:value-type="float">
            <text:p>0,923</text:p>
          </table:table-cell>
          <table:table-cell table:style-name="ce23" office:value-type="float" office:value="0.92" calcext:value-type="float">
            <text:p>0,92</text:p>
          </table:table-cell>
          <table:table-cell table:number-columns-repeated="2" table:style-name="ce23" office:value-type="float" office:value="0.918" calcext:value-type="float">
            <text:p>0,918</text:p>
          </table:table-cell>
          <table:table-cell table:style-name="ce23" office:value-type="float" office:value="0.917" calcext:value-type="float">
            <text:p>0,917</text:p>
          </table:table-cell>
          <table:table-cell table:style-name="ce23" office:value-type="float" office:value="0.915" calcext:value-type="float">
            <text:p>0,915</text:p>
          </table:table-cell>
          <table:table-cell table:style-name="ce23" office:value-type="float" office:value="0.914" calcext:value-type="float">
            <text:p>0,914</text:p>
          </table:table-cell>
          <table:table-cell table:style-name="ce23" office:value-type="float" office:value="0.913" calcext:value-type="float">
            <text:p>0,913</text:p>
          </table:table-cell>
          <table:table-cell table:style-name="ce23" office:value-type="float" office:value="0.912" calcext:value-type="float">
            <text:p>0,912</text:p>
          </table:table-cell>
          <table:table-cell table:style-name="ce23" office:value-type="float" office:value="0.911" calcext:value-type="float">
            <text:p>0,911</text:p>
          </table:table-cell>
          <table:table-cell table:style-name="ce23" office:value-type="float" office:value="0.91" calcext:value-type="float">
            <text:p>0,91</text:p>
          </table:table-cell>
          <table:table-cell table:number-columns-repeated="2" table:style-name="ce23" office:value-type="float" office:value="0.908" calcext:value-type="float">
            <text:p>0,908</text:p>
          </table:table-cell>
          <table:table-cell table:style-name="ce23" office:value-type="float" office:value="0.906" calcext:value-type="float">
            <text:p>0,906</text:p>
          </table:table-cell>
          <table:table-cell table:style-name="ce23" office:value-type="float" office:value="0.904" calcext:value-type="float">
            <text:p>0,904</text:p>
          </table:table-cell>
          <table:table-cell table:style-name="ce23" office:value-type="float" office:value="0.903" calcext:value-type="float">
            <text:p>0,903</text:p>
          </table:table-cell>
          <table:table-cell table:style-name="ce23" office:value-type="float" office:value="0.904" calcext:value-type="float">
            <text:p>0,904</text:p>
          </table:table-cell>
          <table:table-cell table:style-name="ce23" office:value-type="float" office:value="0.902" calcext:value-type="float">
            <text:p>0,902</text:p>
          </table:table-cell>
          <table:table-cell table:style-name="ce23" office:value-type="float" office:value="0.901" calcext:value-type="float">
            <text:p>0,901</text:p>
          </table:table-cell>
          <table:table-cell table:style-name="ce23" office:value-type="float" office:value="0.899" calcext:value-type="float">
            <text:p>0,899</text:p>
          </table:table-cell>
          <table:table-cell table:style-name="ce23" office:value-type="float" office:value="0.898" calcext:value-type="float">
            <text:p>0,898</text:p>
          </table:table-cell>
          <table:table-cell table:style-name="ce23" office:value-type="float" office:value="0.897" calcext:value-type="float">
            <text:p>0,897</text:p>
          </table:table-cell>
          <table:table-cell table:style-name="ce23" office:value-type="float" office:value="0.895" calcext:value-type="float">
            <text:p>0,895</text:p>
          </table:table-cell>
          <table:table-cell table:style-name="ce23" office:value-type="float" office:value="0.896" calcext:value-type="float">
            <text:p>0,896</text:p>
          </table:table-cell>
          <table:table-cell table:number-columns-repeated="2" table:style-name="ce23" office:value-type="float" office:value="0.894" calcext:value-type="float">
            <text:p>0,894</text:p>
          </table:table-cell>
          <table:table-cell table:number-columns-repeated="2" table:style-name="ce23" office:value-type="float" office:value="0.892" calcext:value-type="float">
            <text:p>0,892</text:p>
          </table:table-cell>
          <table:table-cell table:number-columns-repeated="2" table:style-name="ce23" office:value-type="float" office:value="0.891" calcext:value-type="float">
            <text:p>0,891</text:p>
          </table:table-cell>
          <table:table-cell table:style-name="ce23" office:value-type="float" office:value="0.888" calcext:value-type="float">
            <text:p>0,888</text:p>
          </table:table-cell>
          <table:table-cell table:style-name="ce23" office:value-type="float" office:value="0.889" calcext:value-type="float">
            <text:p>0,889</text:p>
          </table:table-cell>
          <table:table-cell table:style-name="ce23" office:value-type="float" office:value="0.888" calcext:value-type="float">
            <text:p>0,888</text:p>
          </table:table-cell>
          <table:table-cell table:style-name="ce23" office:value-type="float" office:value="0.887" calcext:value-type="float">
            <text:p>0,887</text:p>
          </table:table-cell>
          <table:table-cell table:style-name="ce23" office:value-type="float" office:value="0.886" calcext:value-type="float">
            <text:p>0,886</text:p>
          </table:table-cell>
          <table:table-cell table:style-name="ce23" office:value-type="float" office:value="0.885" calcext:value-type="float">
            <text:p>0,885</text:p>
          </table:table-cell>
          <table:table-cell table:number-columns-repeated="2" table:style-name="ce23" office:value-type="float" office:value="0.883" calcext:value-type="float">
            <text:p>0,883</text:p>
          </table:table-cell>
          <table:table-cell table:style-name="ce23" office:value-type="float" office:value="0.882" calcext:value-type="float">
            <text:p>0,882</text:p>
          </table:table-cell>
          <table:table-cell table:style-name="ce23" office:value-type="float" office:value="0.88" calcext:value-type="float">
            <text:p>0,88</text:p>
          </table:table-cell>
          <table:table-cell table:style-name="ce23" table:number-columns-repeated="835"/>
        </table:table-row>
        <table:table-row table:style-name="ro1">
          <table:table-cell table:style-name="ce23" office:value-type="string" calcext:value-type="string">
            <text:p>C4</text:p>
          </table:table-cell>
          <table:table-cell table:style-name="ce23"/>
          <table:table-cell table:style-name="ce23" office:value-type="float" office:value="0.142" calcext:value-type="float">
            <text:p>0,142</text:p>
          </table:table-cell>
          <table:table-cell table:style-name="ce23" office:value-type="float" office:value="0.147" calcext:value-type="float">
            <text:p>0,147</text:p>
          </table:table-cell>
          <table:table-cell table:style-name="ce23" office:value-type="float" office:value="0.155" calcext:value-type="float">
            <text:p>0,155</text:p>
          </table:table-cell>
          <table:table-cell table:style-name="ce23" office:value-type="float" office:value="0.167" calcext:value-type="float">
            <text:p>0,167</text:p>
          </table:table-cell>
          <table:table-cell table:style-name="ce23" office:value-type="float" office:value="0.183" calcext:value-type="float">
            <text:p>0,183</text:p>
          </table:table-cell>
          <table:table-cell table:style-name="ce23" office:value-type="float" office:value="0.211" calcext:value-type="float">
            <text:p>0,211</text:p>
          </table:table-cell>
          <table:table-cell table:style-name="ce23" office:value-type="float" office:value="0.248" calcext:value-type="float">
            <text:p>0,248</text:p>
          </table:table-cell>
          <table:table-cell table:style-name="ce23" office:value-type="float" office:value="0.29" calcext:value-type="float">
            <text:p>0,29</text:p>
          </table:table-cell>
          <table:table-cell table:style-name="ce23" office:value-type="float" office:value="0.334" calcext:value-type="float">
            <text:p>0,334</text:p>
          </table:table-cell>
          <table:table-cell table:style-name="ce23" office:value-type="float" office:value="0.384" calcext:value-type="float">
            <text:p>0,384</text:p>
          </table:table-cell>
          <table:table-cell table:style-name="ce23" office:value-type="float" office:value="0.476" calcext:value-type="float">
            <text:p>0,476</text:p>
          </table:table-cell>
          <table:table-cell table:style-name="ce23" office:value-type="float" office:value="0.537" calcext:value-type="float">
            <text:p>0,537</text:p>
          </table:table-cell>
          <table:table-cell table:style-name="ce23" office:value-type="float" office:value="0.613" calcext:value-type="float">
            <text:p>0,613</text:p>
          </table:table-cell>
          <table:table-cell table:style-name="ce23" office:value-type="float" office:value="0.683" calcext:value-type="float">
            <text:p>0,683</text:p>
          </table:table-cell>
          <table:table-cell table:style-name="ce23" office:value-type="float" office:value="0.762" calcext:value-type="float">
            <text:p>0,762</text:p>
          </table:table-cell>
          <table:table-cell table:style-name="ce23" office:value-type="float" office:value="0.843" calcext:value-type="float">
            <text:p>0,843</text:p>
          </table:table-cell>
          <table:table-cell table:style-name="ce23" office:value-type="float" office:value="0.915" calcext:value-type="float">
            <text:p>0,915</text:p>
          </table:table-cell>
          <table:table-cell table:style-name="ce23" office:value-type="float" office:value="0.96" calcext:value-type="float">
            <text:p>0,96</text:p>
          </table:table-cell>
          <table:table-cell table:style-name="ce23" office:value-type="float" office:value="0.993" calcext:value-type="float">
            <text:p>0,993</text:p>
          </table:table-cell>
          <table:table-cell table:style-name="ce23" office:value-type="float" office:value="1.014" calcext:value-type="float">
            <text:p>1,014</text:p>
          </table:table-cell>
          <table:table-cell table:style-name="ce23" office:value-type="float" office:value="1.033" calcext:value-type="float">
            <text:p>1,033</text:p>
          </table:table-cell>
          <table:table-cell table:style-name="ce23" office:value-type="float" office:value="1.052" calcext:value-type="float">
            <text:p>1,052</text:p>
          </table:table-cell>
          <table:table-cell table:style-name="ce23" office:value-type="float" office:value="1.071" calcext:value-type="float">
            <text:p>1,071</text:p>
          </table:table-cell>
          <table:table-cell table:style-name="ce23" office:value-type="float" office:value="1.092" calcext:value-type="float">
            <text:p>1,092</text:p>
          </table:table-cell>
          <table:table-cell table:style-name="ce23" office:value-type="float" office:value="1.107" calcext:value-type="float">
            <text:p>1,107</text:p>
          </table:table-cell>
          <table:table-cell table:style-name="ce23" office:value-type="float" office:value="1.115" calcext:value-type="float">
            <text:p>1,115</text:p>
          </table:table-cell>
          <table:table-cell table:style-name="ce23" office:value-type="float" office:value="1.122" calcext:value-type="float">
            <text:p>1,122</text:p>
          </table:table-cell>
          <table:table-cell table:number-columns-repeated="2" table:style-name="ce23" office:value-type="float" office:value="1.126" calcext:value-type="float">
            <text:p>1,126</text:p>
          </table:table-cell>
          <table:table-cell table:number-columns-repeated="2" table:style-name="ce23" office:value-type="float" office:value="1.133" calcext:value-type="float">
            <text:p>1,133</text:p>
          </table:table-cell>
          <table:table-cell table:number-columns-repeated="2" table:style-name="ce23" office:value-type="float" office:value="1.132" calcext:value-type="float">
            <text:p>1,132</text:p>
          </table:table-cell>
          <table:table-cell table:style-name="ce23" office:value-type="float" office:value="1.131" calcext:value-type="float">
            <text:p>1,131</text:p>
          </table:table-cell>
          <table:table-cell table:style-name="ce23" office:value-type="float" office:value="1.128" calcext:value-type="float">
            <text:p>1,128</text:p>
          </table:table-cell>
          <table:table-cell table:style-name="ce23" office:value-type="float" office:value="1.12" calcext:value-type="float">
            <text:p>1,12</text:p>
          </table:table-cell>
          <table:table-cell table:style-name="ce23" office:value-type="float" office:value="1.116" calcext:value-type="float">
            <text:p>1,116</text:p>
          </table:table-cell>
          <table:table-cell table:style-name="ce23" office:value-type="float" office:value="1.108" calcext:value-type="float">
            <text:p>1,108</text:p>
          </table:table-cell>
          <table:table-cell table:style-name="ce23" office:value-type="float" office:value="1.1" calcext:value-type="float">
            <text:p>1,1</text:p>
          </table:table-cell>
          <table:table-cell table:style-name="ce23" office:value-type="float" office:value="1.092" calcext:value-type="float">
            <text:p>1,092</text:p>
          </table:table-cell>
          <table:table-cell table:style-name="ce23" office:value-type="float" office:value="1.085" calcext:value-type="float">
            <text:p>1,085</text:p>
          </table:table-cell>
          <table:table-cell table:style-name="ce23" office:value-type="float" office:value="1.087" calcext:value-type="float">
            <text:p>1,087</text:p>
          </table:table-cell>
          <table:table-cell table:style-name="ce23" office:value-type="float" office:value="1.097" calcext:value-type="float">
            <text:p>1,097</text:p>
          </table:table-cell>
          <table:table-cell table:style-name="ce23" office:value-type="float" office:value="1.107" calcext:value-type="float">
            <text:p>1,107</text:p>
          </table:table-cell>
          <table:table-cell table:style-name="ce23" office:value-type="float" office:value="1.113" calcext:value-type="float">
            <text:p>1,113</text:p>
          </table:table-cell>
          <table:table-cell table:style-name="ce23" office:value-type="float" office:value="1.119" calcext:value-type="float">
            <text:p>1,119</text:p>
          </table:table-cell>
          <table:table-cell table:style-name="ce23" office:value-type="float" office:value="1.124" calcext:value-type="float">
            <text:p>1,124</text:p>
          </table:table-cell>
          <table:table-cell table:number-columns-repeated="3" table:style-name="ce23" office:value-type="float" office:value="1.126" calcext:value-type="float">
            <text:p>1,126</text:p>
          </table:table-cell>
          <table:table-cell table:style-name="ce23" office:value-type="float" office:value="1.122" calcext:value-type="float">
            <text:p>1,122</text:p>
          </table:table-cell>
          <table:table-cell table:style-name="ce23" office:value-type="float" office:value="1.118" calcext:value-type="float">
            <text:p>1,118</text:p>
          </table:table-cell>
          <table:table-cell table:style-name="ce23" office:value-type="float" office:value="1.115" calcext:value-type="float">
            <text:p>1,115</text:p>
          </table:table-cell>
          <table:table-cell table:style-name="ce23" office:value-type="float" office:value="1.11" calcext:value-type="float">
            <text:p>1,11</text:p>
          </table:table-cell>
          <table:table-cell table:style-name="ce23" office:value-type="float" office:value="1.108" calcext:value-type="float">
            <text:p>1,108</text:p>
          </table:table-cell>
          <table:table-cell table:style-name="ce23" office:value-type="float" office:value="1.104" calcext:value-type="float">
            <text:p>1,104</text:p>
          </table:table-cell>
          <table:table-cell table:style-name="ce23" office:value-type="float" office:value="1.098" calcext:value-type="float">
            <text:p>1,098</text:p>
          </table:table-cell>
          <table:table-cell table:style-name="ce23" office:value-type="float" office:value="1.094" calcext:value-type="float">
            <text:p>1,094</text:p>
          </table:table-cell>
          <table:table-cell table:style-name="ce23" office:value-type="float" office:value="1.09" calcext:value-type="float">
            <text:p>1,09</text:p>
          </table:table-cell>
          <table:table-cell table:style-name="ce23" office:value-type="float" office:value="1.086" calcext:value-type="float">
            <text:p>1,086</text:p>
          </table:table-cell>
          <table:table-cell table:style-name="ce23" office:value-type="float" office:value="1.084" calcext:value-type="float">
            <text:p>1,084</text:p>
          </table:table-cell>
          <table:table-cell table:style-name="ce23" office:value-type="float" office:value="1.082" calcext:value-type="float">
            <text:p>1,082</text:p>
          </table:table-cell>
          <table:table-cell table:style-name="ce23" office:value-type="float" office:value="1.081" calcext:value-type="float">
            <text:p>1,081</text:p>
          </table:table-cell>
          <table:table-cell table:style-name="ce23" office:value-type="float" office:value="1.08" calcext:value-type="float">
            <text:p>1,08</text:p>
          </table:table-cell>
          <table:table-cell table:number-columns-repeated="2" table:style-name="ce23" office:value-type="float" office:value="1.077" calcext:value-type="float">
            <text:p>1,077</text:p>
          </table:table-cell>
          <table:table-cell table:style-name="ce23" office:value-type="float" office:value="1.076" calcext:value-type="float">
            <text:p>1,076</text:p>
          </table:table-cell>
          <table:table-cell table:style-name="ce23" office:value-type="float" office:value="1.075" calcext:value-type="float">
            <text:p>1,075</text:p>
          </table:table-cell>
          <table:table-cell table:style-name="ce23" office:value-type="float" office:value="1.073" calcext:value-type="float">
            <text:p>1,073</text:p>
          </table:table-cell>
          <table:table-cell table:style-name="ce23" office:value-type="float" office:value="1.071" calcext:value-type="float">
            <text:p>1,071</text:p>
          </table:table-cell>
          <table:table-cell table:style-name="ce23" office:value-type="float" office:value="1.069" calcext:value-type="float">
            <text:p>1,069</text:p>
          </table:table-cell>
          <table:table-cell table:style-name="ce23" office:value-type="float" office:value="1.067" calcext:value-type="float">
            <text:p>1,067</text:p>
          </table:table-cell>
          <table:table-cell table:style-name="ce23" office:value-type="float" office:value="1.064" calcext:value-type="float">
            <text:p>1,064</text:p>
          </table:table-cell>
          <table:table-cell table:style-name="ce23" office:value-type="float" office:value="1.061" calcext:value-type="float">
            <text:p>1,061</text:p>
          </table:table-cell>
          <table:table-cell table:style-name="ce23" office:value-type="float" office:value="1.06" calcext:value-type="float">
            <text:p>1,06</text:p>
          </table:table-cell>
          <table:table-cell table:style-name="ce23" office:value-type="float" office:value="1.057" calcext:value-type="float">
            <text:p>1,057</text:p>
          </table:table-cell>
          <table:table-cell table:style-name="ce23" office:value-type="float" office:value="1.055" calcext:value-type="float">
            <text:p>1,055</text:p>
          </table:table-cell>
          <table:table-cell table:style-name="ce23" office:value-type="float" office:value="1.053" calcext:value-type="float">
            <text:p>1,053</text:p>
          </table:table-cell>
          <table:table-cell table:style-name="ce23" office:value-type="float" office:value="1.051" calcext:value-type="float">
            <text:p>1,051</text:p>
          </table:table-cell>
          <table:table-cell table:style-name="ce23" office:value-type="float" office:value="1.049" calcext:value-type="float">
            <text:p>1,049</text:p>
          </table:table-cell>
          <table:table-cell table:style-name="ce23" office:value-type="float" office:value="1.047" calcext:value-type="float">
            <text:p>1,047</text:p>
          </table:table-cell>
          <table:table-cell table:style-name="ce23" office:value-type="float" office:value="1.046" calcext:value-type="float">
            <text:p>1,046</text:p>
          </table:table-cell>
          <table:table-cell table:style-name="ce23" office:value-type="float" office:value="1.042" calcext:value-type="float">
            <text:p>1,042</text:p>
          </table:table-cell>
          <table:table-cell table:style-name="ce23" office:value-type="float" office:value="1.041" calcext:value-type="float">
            <text:p>1,041</text:p>
          </table:table-cell>
          <table:table-cell table:number-columns-repeated="2" table:style-name="ce23" office:value-type="float" office:value="1.038" calcext:value-type="float">
            <text:p>1,038</text:p>
          </table:table-cell>
          <table:table-cell table:style-name="ce23" office:value-type="float" office:value="1.035" calcext:value-type="float">
            <text:p>1,035</text:p>
          </table:table-cell>
          <table:table-cell table:style-name="ce23" office:value-type="float" office:value="1.034" calcext:value-type="float">
            <text:p>1,034</text:p>
          </table:table-cell>
          <table:table-cell table:style-name="ce23" office:value-type="float" office:value="1.033" calcext:value-type="float">
            <text:p>1,033</text:p>
          </table:table-cell>
          <table:table-cell table:number-columns-repeated="2" table:style-name="ce23" office:value-type="float" office:value="1.031" calcext:value-type="float">
            <text:p>1,031</text:p>
          </table:table-cell>
          <table:table-cell table:style-name="ce23" office:value-type="float" office:value="1.03" calcext:value-type="float">
            <text:p>1,03</text:p>
          </table:table-cell>
          <table:table-cell table:style-name="ce23" office:value-type="float" office:value="1.029" calcext:value-type="float">
            <text:p>1,029</text:p>
          </table:table-cell>
          <table:table-cell table:number-columns-repeated="4" table:style-name="ce23" office:value-type="float" office:value="1.03" calcext:value-type="float">
            <text:p>1,03</text:p>
          </table:table-cell>
          <table:table-cell table:style-name="ce23" office:value-type="float" office:value="1.029" calcext:value-type="float">
            <text:p>1,029</text:p>
          </table:table-cell>
          <table:table-cell table:style-name="ce23" office:value-type="float" office:value="1.026" calcext:value-type="float">
            <text:p>1,026</text:p>
          </table:table-cell>
          <table:table-cell table:style-name="ce23" office:value-type="float" office:value="1.023" calcext:value-type="float">
            <text:p>1,023</text:p>
          </table:table-cell>
          <table:table-cell table:style-name="ce23" office:value-type="float" office:value="1.021" calcext:value-type="float">
            <text:p>1,021</text:p>
          </table:table-cell>
          <table:table-cell table:style-name="ce23" office:value-type="float" office:value="1.016" calcext:value-type="float">
            <text:p>1,016</text:p>
          </table:table-cell>
          <table:table-cell table:style-name="ce23" office:value-type="float" office:value="1.012" calcext:value-type="float">
            <text:p>1,012</text:p>
          </table:table-cell>
          <table:table-cell table:style-name="ce23" office:value-type="float" office:value="1.008" calcext:value-type="float">
            <text:p>1,008</text:p>
          </table:table-cell>
          <table:table-cell table:style-name="ce23" office:value-type="float" office:value="1.006" calcext:value-type="float">
            <text:p>1,00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.999" calcext:value-type="float">
            <text:p>0,999</text:p>
          </table:table-cell>
          <table:table-cell table:number-columns-repeated="2" table:style-name="ce23" office:value-type="float" office:value="0.996" calcext:value-type="float">
            <text:p>0,996</text:p>
          </table:table-cell>
          <table:table-cell table:style-name="ce23" office:value-type="float" office:value="0.991" calcext:value-type="float">
            <text:p>0,991</text:p>
          </table:table-cell>
          <table:table-cell table:style-name="ce23" office:value-type="float" office:value="0.99" calcext:value-type="float">
            <text:p>0,99</text:p>
          </table:table-cell>
          <table:table-cell table:style-name="ce23" office:value-type="float" office:value="0.988" calcext:value-type="float">
            <text:p>0,988</text:p>
          </table:table-cell>
          <table:table-cell table:style-name="ce23" office:value-type="float" office:value="0.986" calcext:value-type="float">
            <text:p>0,986</text:p>
          </table:table-cell>
          <table:table-cell table:style-name="ce23" office:value-type="float" office:value="0.984" calcext:value-type="float">
            <text:p>0,984</text:p>
          </table:table-cell>
          <table:table-cell table:style-name="ce23" office:value-type="float" office:value="0.979" calcext:value-type="float">
            <text:p>0,979</text:p>
          </table:table-cell>
          <table:table-cell table:style-name="ce23" office:value-type="float" office:value="0.98" calcext:value-type="float">
            <text:p>0,98</text:p>
          </table:table-cell>
          <table:table-cell table:style-name="ce23" office:value-type="float" office:value="0.976" calcext:value-type="float">
            <text:p>0,976</text:p>
          </table:table-cell>
          <table:table-cell table:style-name="ce23" office:value-type="float" office:value="0.975" calcext:value-type="float">
            <text:p>0,975</text:p>
          </table:table-cell>
          <table:table-cell table:style-name="ce23" office:value-type="float" office:value="0.973" calcext:value-type="float">
            <text:p>0,973</text:p>
          </table:table-cell>
          <table:table-cell table:number-columns-repeated="2" table:style-name="ce23" office:value-type="float" office:value="0.97" calcext:value-type="float">
            <text:p>0,97</text:p>
          </table:table-cell>
          <table:table-cell table:number-columns-repeated="2" table:style-name="ce23" office:value-type="float" office:value="0.968" calcext:value-type="float">
            <text:p>0,968</text:p>
          </table:table-cell>
          <table:table-cell table:style-name="ce23" office:value-type="float" office:value="0.965" calcext:value-type="float">
            <text:p>0,965</text:p>
          </table:table-cell>
          <table:table-cell table:style-name="ce23" office:value-type="float" office:value="0.964" calcext:value-type="float">
            <text:p>0,964</text:p>
          </table:table-cell>
          <table:table-cell table:style-name="ce23" office:value-type="float" office:value="0.962" calcext:value-type="float">
            <text:p>0,962</text:p>
          </table:table-cell>
          <table:table-cell table:style-name="ce23" office:value-type="float" office:value="0.961" calcext:value-type="float">
            <text:p>0,961</text:p>
          </table:table-cell>
          <table:table-cell table:style-name="ce23" office:value-type="float" office:value="0.959" calcext:value-type="float">
            <text:p>0,959</text:p>
          </table:table-cell>
          <table:table-cell table:style-name="ce23" office:value-type="float" office:value="0.958" calcext:value-type="float">
            <text:p>0,958</text:p>
          </table:table-cell>
          <table:table-cell table:style-name="ce23" office:value-type="float" office:value="0.954" calcext:value-type="float">
            <text:p>0,954</text:p>
          </table:table-cell>
          <table:table-cell table:style-name="ce23" office:value-type="float" office:value="0.955" calcext:value-type="float">
            <text:p>0,955</text:p>
          </table:table-cell>
          <table:table-cell table:style-name="ce23" office:value-type="float" office:value="0.953" calcext:value-type="float">
            <text:p>0,953</text:p>
          </table:table-cell>
          <table:table-cell table:style-name="ce23" office:value-type="float" office:value="0.952" calcext:value-type="float">
            <text:p>0,952</text:p>
          </table:table-cell>
          <table:table-cell table:style-name="ce23" office:value-type="float" office:value="0.95" calcext:value-type="float">
            <text:p>0,95</text:p>
          </table:table-cell>
          <table:table-cell table:number-columns-repeated="2" table:style-name="ce23" office:value-type="float" office:value="0.948" calcext:value-type="float">
            <text:p>0,948</text:p>
          </table:table-cell>
          <table:table-cell table:style-name="ce23" office:value-type="float" office:value="0.947" calcext:value-type="float">
            <text:p>0,947</text:p>
          </table:table-cell>
          <table:table-cell table:style-name="ce23" office:value-type="float" office:value="0.944" calcext:value-type="float">
            <text:p>0,944</text:p>
          </table:table-cell>
          <table:table-cell table:style-name="ce23" office:value-type="float" office:value="0.943" calcext:value-type="float">
            <text:p>0,943</text:p>
          </table:table-cell>
          <table:table-cell table:style-name="ce23" office:value-type="float" office:value="0.941" calcext:value-type="float">
            <text:p>0,941</text:p>
          </table:table-cell>
          <table:table-cell table:style-name="ce23" office:value-type="float" office:value="0.942" calcext:value-type="float">
            <text:p>0,942</text:p>
          </table:table-cell>
          <table:table-cell table:style-name="ce23" office:value-type="float" office:value="0.939" calcext:value-type="float">
            <text:p>0,939</text:p>
          </table:table-cell>
          <table:table-cell table:style-name="ce23" office:value-type="float" office:value="0.938" calcext:value-type="float">
            <text:p>0,938</text:p>
          </table:table-cell>
          <table:table-cell table:style-name="ce23" office:value-type="float" office:value="0.937" calcext:value-type="float">
            <text:p>0,937</text:p>
          </table:table-cell>
          <table:table-cell table:style-name="ce23" office:value-type="float" office:value="0.934" calcext:value-type="float">
            <text:p>0,934</text:p>
          </table:table-cell>
          <table:table-cell table:style-name="ce23" office:value-type="float" office:value="0.935" calcext:value-type="float">
            <text:p>0,935</text:p>
          </table:table-cell>
          <table:table-cell table:number-columns-repeated="2" table:style-name="ce23" office:value-type="float" office:value="0.932" calcext:value-type="float">
            <text:p>0,932</text:p>
          </table:table-cell>
          <table:table-cell table:style-name="ce23" office:value-type="float" office:value="0.93" calcext:value-type="float">
            <text:p>0,93</text:p>
          </table:table-cell>
          <table:table-cell table:style-name="ce23" office:value-type="float" office:value="0.928" calcext:value-type="float">
            <text:p>0,928</text:p>
          </table:table-cell>
          <table:table-cell table:style-name="ce23" office:value-type="float" office:value="0.927" calcext:value-type="float">
            <text:p>0,927</text:p>
          </table:table-cell>
          <table:table-cell table:style-name="ce23" office:value-type="float" office:value="0.926" calcext:value-type="float">
            <text:p>0,926</text:p>
          </table:table-cell>
          <table:table-cell table:style-name="ce23" office:value-type="float" office:value="0.925" calcext:value-type="float">
            <text:p>0,925</text:p>
          </table:table-cell>
          <table:table-cell table:style-name="ce23" office:value-type="float" office:value="0.923" calcext:value-type="float">
            <text:p>0,923</text:p>
          </table:table-cell>
          <table:table-cell table:style-name="ce23" office:value-type="float" office:value="0.922" calcext:value-type="float">
            <text:p>0,922</text:p>
          </table:table-cell>
          <table:table-cell table:style-name="ce23" office:value-type="float" office:value="0.921" calcext:value-type="float">
            <text:p>0,921</text:p>
          </table:table-cell>
          <table:table-cell table:number-columns-repeated="2" table:style-name="ce23" office:value-type="float" office:value="0.92" calcext:value-type="float">
            <text:p>0,92</text:p>
          </table:table-cell>
          <table:table-cell table:style-name="ce23" office:value-type="float" office:value="0.918" calcext:value-type="float">
            <text:p>0,918</text:p>
          </table:table-cell>
          <table:table-cell table:style-name="ce23" office:value-type="float" office:value="0.917" calcext:value-type="float">
            <text:p>0,917</text:p>
          </table:table-cell>
          <table:table-cell table:style-name="ce23" office:value-type="float" office:value="0.915" calcext:value-type="float">
            <text:p>0,915</text:p>
          </table:table-cell>
          <table:table-cell table:style-name="ce23" office:value-type="float" office:value="0.914" calcext:value-type="float">
            <text:p>0,914</text:p>
          </table:table-cell>
          <table:table-cell table:number-columns-repeated="2" table:style-name="ce23" office:value-type="float" office:value="0.913" calcext:value-type="float">
            <text:p>0,913</text:p>
          </table:table-cell>
          <table:table-cell table:number-columns-repeated="2" table:style-name="ce23" office:value-type="float" office:value="0.911" calcext:value-type="float">
            <text:p>0,911</text:p>
          </table:table-cell>
          <table:table-cell table:style-name="ce23" office:value-type="float" office:value="0.909" calcext:value-type="float">
            <text:p>0,909</text:p>
          </table:table-cell>
          <table:table-cell table:style-name="ce23" office:value-type="float" office:value="0.907" calcext:value-type="float">
            <text:p>0,907</text:p>
          </table:table-cell>
          <table:table-cell table:style-name="ce23" office:value-type="float" office:value="0.908" calcext:value-type="float">
            <text:p>0,908</text:p>
          </table:table-cell>
          <table:table-cell table:style-name="ce23" office:value-type="float" office:value="0.905" calcext:value-type="float">
            <text:p>0,905</text:p>
          </table:table-cell>
          <table:table-cell table:style-name="ce23" office:value-type="float" office:value="0.906" calcext:value-type="float">
            <text:p>0,906</text:p>
          </table:table-cell>
          <table:table-cell table:number-columns-repeated="2" table:style-name="ce23" office:value-type="float" office:value="0.903" calcext:value-type="float">
            <text:p>0,903</text:p>
          </table:table-cell>
          <table:table-cell table:style-name="ce23" office:value-type="float" office:value="0.902" calcext:value-type="float">
            <text:p>0,902</text:p>
          </table:table-cell>
          <table:table-cell table:number-columns-repeated="2" table:style-name="ce23" office:value-type="float" office:value="0.901" calcext:value-type="float">
            <text:p>0,901</text:p>
          </table:table-cell>
          <table:table-cell table:style-name="ce23" office:value-type="float" office:value="0.902" calcext:value-type="float">
            <text:p>0,902</text:p>
          </table:table-cell>
          <table:table-cell table:number-columns-repeated="2" table:style-name="ce23" office:value-type="float" office:value="0.898" calcext:value-type="float">
            <text:p>0,898</text:p>
          </table:table-cell>
          <table:table-cell table:style-name="ce23" office:value-type="float" office:value="0.896" calcext:value-type="float">
            <text:p>0,896</text:p>
          </table:table-cell>
          <table:table-cell table:number-columns-repeated="2" table:style-name="ce23" office:value-type="float" office:value="0.895" calcext:value-type="float">
            <text:p>0,895</text:p>
          </table:table-cell>
          <table:table-cell table:style-name="ce23" office:value-type="float" office:value="0.894" calcext:value-type="float">
            <text:p>0,894</text:p>
          </table:table-cell>
          <table:table-cell table:style-name="ce23" office:value-type="float" office:value="0.892" calcext:value-type="float">
            <text:p>0,892</text:p>
          </table:table-cell>
          <table:table-cell table:number-columns-repeated="2" table:style-name="ce23" office:value-type="float" office:value="0.893" calcext:value-type="float">
            <text:p>0,893</text:p>
          </table:table-cell>
          <table:table-cell table:style-name="ce23" office:value-type="float" office:value="0.891" calcext:value-type="float">
            <text:p>0,891</text:p>
          </table:table-cell>
          <table:table-cell table:style-name="ce23" table:number-columns-repeated="835"/>
        </table:table-row>
        <table:table-row table:style-name="ro1">
          <table:table-cell table:style-name="ce6" office:value-type="string" calcext:value-type="string">
            <text:p>C5</text:p>
          </table:table-cell>
          <table:table-cell table:style-name="ce6"/>
          <table:table-cell table:style-name="ce6" office:value-type="float" office:value="0.143" calcext:value-type="float">
            <text:p>0,143</text:p>
          </table:table-cell>
          <table:table-cell table:style-name="ce6" office:value-type="float" office:value="0.153" calcext:value-type="float">
            <text:p>0,153</text:p>
          </table:table-cell>
          <table:table-cell table:style-name="ce6" office:value-type="float" office:value="0.16" calcext:value-type="float">
            <text:p>0,16</text:p>
          </table:table-cell>
          <table:table-cell table:style-name="ce6" office:value-type="float" office:value="0.171" calcext:value-type="float">
            <text:p>0,171</text:p>
          </table:table-cell>
          <table:table-cell table:style-name="ce6" office:value-type="float" office:value="0.194" calcext:value-type="float">
            <text:p>0,194</text:p>
          </table:table-cell>
          <table:table-cell table:style-name="ce6" office:value-type="float" office:value="0.219" calcext:value-type="float">
            <text:p>0,219</text:p>
          </table:table-cell>
          <table:table-cell table:style-name="ce6" office:value-type="float" office:value="0.244" calcext:value-type="float">
            <text:p>0,244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31" calcext:value-type="float">
            <text:p>0,31</text:p>
          </table:table-cell>
          <table:table-cell table:style-name="ce6" office:value-type="float" office:value="0.36" calcext:value-type="float">
            <text:p>0,36</text:p>
          </table:table-cell>
          <table:table-cell table:style-name="ce6" office:value-type="float" office:value="0.417" calcext:value-type="float">
            <text:p>0,417</text:p>
          </table:table-cell>
          <table:table-cell table:style-name="ce6" office:value-type="float" office:value="0.487" calcext:value-type="float">
            <text:p>0,487</text:p>
          </table:table-cell>
          <table:table-cell table:style-name="ce6" office:value-type="float" office:value="0.557" calcext:value-type="float">
            <text:p>0,557</text:p>
          </table:table-cell>
          <table:table-cell table:style-name="ce6" office:value-type="float" office:value="0.643" calcext:value-type="float">
            <text:p>0,643</text:p>
          </table:table-cell>
          <table:table-cell table:style-name="ce6" office:value-type="float" office:value="0.71" calcext:value-type="float">
            <text:p>0,71</text:p>
          </table:table-cell>
          <table:table-cell table:style-name="ce6" office:value-type="float" office:value="0.784" calcext:value-type="float">
            <text:p>0,784</text:p>
          </table:table-cell>
          <table:table-cell table:style-name="ce6" office:value-type="float" office:value="0.856" calcext:value-type="float">
            <text:p>0,856</text:p>
          </table:table-cell>
          <table:table-cell table:style-name="ce6" office:value-type="float" office:value="0.902" calcext:value-type="float">
            <text:p>0,902</text:p>
          </table:table-cell>
          <table:table-cell table:style-name="ce6" office:value-type="float" office:value="0.955" calcext:value-type="float">
            <text:p>0,955</text:p>
          </table:table-cell>
          <table:table-cell table:style-name="ce6" office:value-type="float" office:value="0.987" calcext:value-type="float">
            <text:p>0,987</text:p>
          </table:table-cell>
          <table:table-cell table:style-name="ce6" office:value-type="float" office:value="1.023" calcext:value-type="float">
            <text:p>1,023</text:p>
          </table:table-cell>
          <table:table-cell table:style-name="ce6" office:value-type="float" office:value="1.052" calcext:value-type="float">
            <text:p>1,052</text:p>
          </table:table-cell>
          <table:table-cell table:style-name="ce6" office:value-type="float" office:value="1.077" calcext:value-type="float">
            <text:p>1,077</text:p>
          </table:table-cell>
          <table:table-cell table:style-name="ce6" office:value-type="float" office:value="1.091" calcext:value-type="float">
            <text:p>1,091</text:p>
          </table:table-cell>
          <table:table-cell table:style-name="ce6" office:value-type="float" office:value="1.104" calcext:value-type="float">
            <text:p>1,104</text:p>
          </table:table-cell>
          <table:table-cell table:style-name="ce6" office:value-type="float" office:value="1.109" calcext:value-type="float">
            <text:p>1,109</text:p>
          </table:table-cell>
          <table:table-cell table:style-name="ce6" office:value-type="float" office:value="1.122" calcext:value-type="float">
            <text:p>1,122</text:p>
          </table:table-cell>
          <table:table-cell table:style-name="ce6" office:value-type="float" office:value="1.131" calcext:value-type="float">
            <text:p>1,131</text:p>
          </table:table-cell>
          <table:table-cell table:style-name="ce6" office:value-type="float" office:value="1.146" calcext:value-type="float">
            <text:p>1,146</text:p>
          </table:table-cell>
          <table:table-cell table:style-name="ce6" office:value-type="float" office:value="1.149" calcext:value-type="float">
            <text:p>1,149</text:p>
          </table:table-cell>
          <table:table-cell table:style-name="ce6" office:value-type="float" office:value="1.148" calcext:value-type="float">
            <text:p>1,148</text:p>
          </table:table-cell>
          <table:table-cell table:style-name="ce6" office:value-type="float" office:value="1.15" calcext:value-type="float">
            <text:p>1,15</text:p>
          </table:table-cell>
          <table:table-cell table:style-name="ce6" office:value-type="float" office:value="1.149" calcext:value-type="float">
            <text:p>1,149</text:p>
          </table:table-cell>
          <table:table-cell table:style-name="ce6" office:value-type="float" office:value="1.15" calcext:value-type="float">
            <text:p>1,15</text:p>
          </table:table-cell>
          <table:table-cell table:style-name="ce6" office:value-type="float" office:value="1.148" calcext:value-type="float">
            <text:p>1,148</text:p>
          </table:table-cell>
          <table:table-cell table:style-name="ce6" office:value-type="float" office:value="1.139" calcext:value-type="float">
            <text:p>1,139</text:p>
          </table:table-cell>
          <table:table-cell table:style-name="ce6" office:value-type="float" office:value="1.136" calcext:value-type="float">
            <text:p>1,136</text:p>
          </table:table-cell>
          <table:table-cell table:style-name="ce6" office:value-type="float" office:value="1.129" calcext:value-type="float">
            <text:p>1,129</text:p>
          </table:table-cell>
          <table:table-cell table:style-name="ce6" office:value-type="float" office:value="1.123" calcext:value-type="float">
            <text:p>1,123</text:p>
          </table:table-cell>
          <table:table-cell table:style-name="ce6" office:value-type="float" office:value="1.118" calcext:value-type="float">
            <text:p>1,118</text:p>
          </table:table-cell>
          <table:table-cell table:style-name="ce6" office:value-type="float" office:value="1.107" calcext:value-type="float">
            <text:p>1,107</text:p>
          </table:table-cell>
          <table:table-cell table:style-name="ce6" office:value-type="float" office:value="1.099" calcext:value-type="float">
            <text:p>1,099</text:p>
          </table:table-cell>
          <table:table-cell table:style-name="ce6" office:value-type="float" office:value="1.106" calcext:value-type="float">
            <text:p>1,106</text:p>
          </table:table-cell>
          <table:table-cell table:style-name="ce6" office:value-type="float" office:value="1.108" calcext:value-type="float">
            <text:p>1,108</text:p>
          </table:table-cell>
          <table:table-cell table:style-name="ce6" office:value-type="float" office:value="1.109" calcext:value-type="float">
            <text:p>1,109</text:p>
          </table:table-cell>
          <table:table-cell table:style-name="ce6" office:value-type="float" office:value="1.112" calcext:value-type="float">
            <text:p>1,112</text:p>
          </table:table-cell>
          <table:table-cell table:style-name="ce6" office:value-type="float" office:value="1.111" calcext:value-type="float">
            <text:p>1,111</text:p>
          </table:table-cell>
          <table:table-cell table:style-name="ce6" office:value-type="float" office:value="1.114" calcext:value-type="float">
            <text:p>1,114</text:p>
          </table:table-cell>
          <table:table-cell table:style-name="ce6" office:value-type="float" office:value="1.116" calcext:value-type="float">
            <text:p>1,116</text:p>
          </table:table-cell>
          <table:table-cell table:style-name="ce6" office:value-type="float" office:value="1.114" calcext:value-type="float">
            <text:p>1,114</text:p>
          </table:table-cell>
          <table:table-cell table:number-columns-repeated="2" table:style-name="ce6" office:value-type="float" office:value="1.111" calcext:value-type="float">
            <text:p>1,111</text:p>
          </table:table-cell>
          <table:table-cell table:style-name="ce6" office:value-type="float" office:value="1.108" calcext:value-type="float">
            <text:p>1,108</text:p>
          </table:table-cell>
          <table:table-cell table:style-name="ce6" office:value-type="float" office:value="1.105" calcext:value-type="float">
            <text:p>1,105</text:p>
          </table:table-cell>
          <table:table-cell table:style-name="ce6" office:value-type="float" office:value="1.101" calcext:value-type="float">
            <text:p>1,101</text:p>
          </table:table-cell>
          <table:table-cell table:style-name="ce6" office:value-type="float" office:value="1.096" calcext:value-type="float">
            <text:p>1,096</text:p>
          </table:table-cell>
          <table:table-cell table:style-name="ce6" office:value-type="float" office:value="1.093" calcext:value-type="float">
            <text:p>1,093</text:p>
          </table:table-cell>
          <table:table-cell table:style-name="ce6" office:value-type="float" office:value="1.091" calcext:value-type="float">
            <text:p>1,091</text:p>
          </table:table-cell>
          <table:table-cell table:style-name="ce6" office:value-type="float" office:value="1.089" calcext:value-type="float">
            <text:p>1,089</text:p>
          </table:table-cell>
          <table:table-cell table:style-name="ce6" office:value-type="float" office:value="1.088" calcext:value-type="float">
            <text:p>1,088</text:p>
          </table:table-cell>
          <table:table-cell table:style-name="ce6" office:value-type="float" office:value="1.087" calcext:value-type="float">
            <text:p>1,087</text:p>
          </table:table-cell>
          <table:table-cell table:style-name="ce6" office:value-type="float" office:value="1.088" calcext:value-type="float">
            <text:p>1,088</text:p>
          </table:table-cell>
          <table:table-cell table:style-name="ce6" office:value-type="float" office:value="1.085" calcext:value-type="float">
            <text:p>1,085</text:p>
          </table:table-cell>
          <table:table-cell table:style-name="ce6" office:value-type="float" office:value="1.086" calcext:value-type="float">
            <text:p>1,086</text:p>
          </table:table-cell>
          <table:table-cell table:number-columns-repeated="4" table:style-name="ce6" office:value-type="float" office:value="1.085" calcext:value-type="float">
            <text:p>1,085</text:p>
          </table:table-cell>
          <table:table-cell table:style-name="ce6" office:value-type="float" office:value="1.084" calcext:value-type="float">
            <text:p>1,084</text:p>
          </table:table-cell>
          <table:table-cell table:style-name="ce6" office:value-type="float" office:value="1.085" calcext:value-type="float">
            <text:p>1,085</text:p>
          </table:table-cell>
          <table:table-cell table:style-name="ce6" office:value-type="float" office:value="1.081" calcext:value-type="float">
            <text:p>1,081</text:p>
          </table:table-cell>
          <table:table-cell table:style-name="ce6" office:value-type="float" office:value="1.079" calcext:value-type="float">
            <text:p>1,079</text:p>
          </table:table-cell>
          <table:table-cell table:style-name="ce6" office:value-type="float" office:value="1.078" calcext:value-type="float">
            <text:p>1,078</text:p>
          </table:table-cell>
          <table:table-cell table:style-name="ce6" office:value-type="float" office:value="1.076" calcext:value-type="float">
            <text:p>1,076</text:p>
          </table:table-cell>
          <table:table-cell table:style-name="ce6" office:value-type="float" office:value="1.075" calcext:value-type="float">
            <text:p>1,075</text:p>
          </table:table-cell>
          <table:table-cell table:number-columns-repeated="2" table:style-name="ce6" office:value-type="float" office:value="1.073" calcext:value-type="float">
            <text:p>1,073</text:p>
          </table:table-cell>
          <table:table-cell table:style-name="ce6" office:value-type="float" office:value="1.069" calcext:value-type="float">
            <text:p>1,069</text:p>
          </table:table-cell>
          <table:table-cell table:style-name="ce6" office:value-type="float" office:value="1.068" calcext:value-type="float">
            <text:p>1,068</text:p>
          </table:table-cell>
          <table:table-cell table:number-columns-repeated="2" table:style-name="ce6" office:value-type="float" office:value="1.066" calcext:value-type="float">
            <text:p>1,066</text:p>
          </table:table-cell>
          <table:table-cell table:style-name="ce6" office:value-type="float" office:value="1.062" calcext:value-type="float">
            <text:p>1,062</text:p>
          </table:table-cell>
          <table:table-cell table:style-name="ce6" office:value-type="float" office:value="1.061" calcext:value-type="float">
            <text:p>1,061</text:p>
          </table:table-cell>
          <table:table-cell table:style-name="ce6" office:value-type="float" office:value="1.058" calcext:value-type="float">
            <text:p>1,058</text:p>
          </table:table-cell>
          <table:table-cell table:style-name="ce6" office:value-type="float" office:value="1.056" calcext:value-type="float">
            <text:p>1,056</text:p>
          </table:table-cell>
          <table:table-cell table:style-name="ce6" office:value-type="float" office:value="1.054" calcext:value-type="float">
            <text:p>1,054</text:p>
          </table:table-cell>
          <table:table-cell table:style-name="ce6" office:value-type="float" office:value="1.053" calcext:value-type="float">
            <text:p>1,053</text:p>
          </table:table-cell>
          <table:table-cell table:style-name="ce6" office:value-type="float" office:value="1.049" calcext:value-type="float">
            <text:p>1,049</text:p>
          </table:table-cell>
          <table:table-cell table:style-name="ce6" office:value-type="float" office:value="1.048" calcext:value-type="float">
            <text:p>1,048</text:p>
          </table:table-cell>
          <table:table-cell table:number-columns-repeated="2" table:style-name="ce6" office:value-type="float" office:value="1.045" calcext:value-type="float">
            <text:p>1,045</text:p>
          </table:table-cell>
          <table:table-cell table:style-name="ce6" office:value-type="float" office:value="1.043" calcext:value-type="float">
            <text:p>1,043</text:p>
          </table:table-cell>
          <table:table-cell table:number-columns-repeated="2" table:style-name="ce6" office:value-type="float" office:value="1.039" calcext:value-type="float">
            <text:p>1,039</text:p>
          </table:table-cell>
          <table:table-cell table:style-name="ce6" office:value-type="float" office:value="1.037" calcext:value-type="float">
            <text:p>1,037</text:p>
          </table:table-cell>
          <table:table-cell table:style-name="ce6" office:value-type="float" office:value="1.038" calcext:value-type="float">
            <text:p>1,038</text:p>
          </table:table-cell>
          <table:table-cell table:style-name="ce6" office:value-type="float" office:value="1.035" calcext:value-type="float">
            <text:p>1,035</text:p>
          </table:table-cell>
          <table:table-cell table:number-columns-repeated="2" table:style-name="ce6" office:value-type="float" office:value="1.038" calcext:value-type="float">
            <text:p>1,038</text:p>
          </table:table-cell>
          <table:table-cell table:style-name="ce6" office:value-type="float" office:value="1.039" calcext:value-type="float">
            <text:p>1,039</text:p>
          </table:table-cell>
          <table:table-cell table:style-name="ce6" office:value-type="float" office:value="1.038" calcext:value-type="float">
            <text:p>1,038</text:p>
          </table:table-cell>
          <table:table-cell table:style-name="ce6" office:value-type="float" office:value="1.037" calcext:value-type="float">
            <text:p>1,037</text:p>
          </table:table-cell>
          <table:table-cell table:style-name="ce6" office:value-type="float" office:value="1.036" calcext:value-type="float">
            <text:p>1,036</text:p>
          </table:table-cell>
          <table:table-cell table:style-name="ce6" office:value-type="float" office:value="1.035" calcext:value-type="float">
            <text:p>1,035</text:p>
          </table:table-cell>
          <table:table-cell table:style-name="ce6" office:value-type="float" office:value="1.033" calcext:value-type="float">
            <text:p>1,033</text:p>
          </table:table-cell>
          <table:table-cell table:style-name="ce6" office:value-type="float" office:value="1.029" calcext:value-type="float">
            <text:p>1,029</text:p>
          </table:table-cell>
          <table:table-cell table:style-name="ce6" office:value-type="float" office:value="1.023" calcext:value-type="float">
            <text:p>1,023</text:p>
          </table:table-cell>
          <table:table-cell table:style-name="ce6" office:value-type="float" office:value="1.022" calcext:value-type="float">
            <text:p>1,022</text:p>
          </table:table-cell>
          <table:table-cell table:style-name="ce6" office:value-type="float" office:value="1.018" calcext:value-type="float">
            <text:p>1,018</text:p>
          </table:table-cell>
          <table:table-cell table:style-name="ce6" office:value-type="float" office:value="1.014" calcext:value-type="float">
            <text:p>1,014</text:p>
          </table:table-cell>
          <table:table-cell table:style-name="ce6" office:value-type="float" office:value="1.011" calcext:value-type="float">
            <text:p>1,011</text:p>
          </table:table-cell>
          <table:table-cell table:style-name="ce6" office:value-type="float" office:value="1.008" calcext:value-type="float">
            <text:p>1,008</text:p>
          </table:table-cell>
          <table:table-cell table:style-name="ce6" office:value-type="float" office:value="1.006" calcext:value-type="float">
            <text:p>1,006</text:p>
          </table:table-cell>
          <table:table-cell table:style-name="ce6" office:value-type="float" office:value="1.004" calcext:value-type="float">
            <text:p>1,00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998" calcext:value-type="float">
            <text:p>0,998</text:p>
          </table:table-cell>
          <table:table-cell table:style-name="ce6" office:value-type="float" office:value="0.996" calcext:value-type="float">
            <text:p>0,996</text:p>
          </table:table-cell>
          <table:table-cell table:style-name="ce6" office:value-type="float" office:value="0.992" calcext:value-type="float">
            <text:p>0,992</text:p>
          </table:table-cell>
          <table:table-cell table:style-name="ce6" office:value-type="float" office:value="0.991" calcext:value-type="float">
            <text:p>0,991</text:p>
          </table:table-cell>
          <table:table-cell table:style-name="ce6" office:value-type="float" office:value="0.988" calcext:value-type="float">
            <text:p>0,988</text:p>
          </table:table-cell>
          <table:table-cell table:style-name="ce6" office:value-type="float" office:value="0.986" calcext:value-type="float">
            <text:p>0,986</text:p>
          </table:table-cell>
          <table:table-cell table:number-columns-repeated="2" table:style-name="ce6" office:value-type="float" office:value="0.983" calcext:value-type="float">
            <text:p>0,983</text:p>
          </table:table-cell>
          <table:table-cell table:style-name="ce6" office:value-type="float" office:value="0.98" calcext:value-type="float">
            <text:p>0,98</text:p>
          </table:table-cell>
          <table:table-cell table:number-columns-repeated="2" table:style-name="ce6" office:value-type="float" office:value="0.977" calcext:value-type="float">
            <text:p>0,977</text:p>
          </table:table-cell>
          <table:table-cell table:style-name="ce6" office:value-type="float" office:value="0.975" calcext:value-type="float">
            <text:p>0,975</text:p>
          </table:table-cell>
          <table:table-cell table:style-name="ce6" office:value-type="float" office:value="0.973" calcext:value-type="float">
            <text:p>0,973</text:p>
          </table:table-cell>
          <table:table-cell table:style-name="ce6" office:value-type="float" office:value="0.97" calcext:value-type="float">
            <text:p>0,97</text:p>
          </table:table-cell>
          <table:table-cell table:style-name="ce6" office:value-type="float" office:value="0.968" calcext:value-type="float">
            <text:p>0,968</text:p>
          </table:table-cell>
          <table:table-cell table:style-name="ce6" office:value-type="float" office:value="0.967" calcext:value-type="float">
            <text:p>0,967</text:p>
          </table:table-cell>
          <table:table-cell table:number-columns-repeated="2" table:style-name="ce6" office:value-type="float" office:value="0.964" calcext:value-type="float">
            <text:p>0,964</text:p>
          </table:table-cell>
          <table:table-cell table:style-name="ce6" office:value-type="float" office:value="0.962" calcext:value-type="float">
            <text:p>0,962</text:p>
          </table:table-cell>
          <table:table-cell table:style-name="ce6" office:value-type="float" office:value="0.96" calcext:value-type="float">
            <text:p>0,96</text:p>
          </table:table-cell>
          <table:table-cell table:number-columns-repeated="2" table:style-name="ce6" office:value-type="float" office:value="0.957" calcext:value-type="float">
            <text:p>0,957</text:p>
          </table:table-cell>
          <table:table-cell table:style-name="ce6" office:value-type="float" office:value="0.955" calcext:value-type="float">
            <text:p>0,955</text:p>
          </table:table-cell>
          <table:table-cell table:style-name="ce6" office:value-type="float" office:value="0.953" calcext:value-type="float">
            <text:p>0,953</text:p>
          </table:table-cell>
          <table:table-cell table:style-name="ce6" office:value-type="float" office:value="0.951" calcext:value-type="float">
            <text:p>0,951</text:p>
          </table:table-cell>
          <table:table-cell table:style-name="ce6" office:value-type="float" office:value="0.95" calcext:value-type="float">
            <text:p>0,95</text:p>
          </table:table-cell>
          <table:table-cell table:number-columns-repeated="2" table:style-name="ce6" office:value-type="float" office:value="0.947" calcext:value-type="float">
            <text:p>0,947</text:p>
          </table:table-cell>
          <table:table-cell table:style-name="ce6" office:value-type="float" office:value="0.946" calcext:value-type="float">
            <text:p>0,946</text:p>
          </table:table-cell>
          <table:table-cell table:number-columns-repeated="2" table:style-name="ce6" office:value-type="float" office:value="0.943" calcext:value-type="float">
            <text:p>0,943</text:p>
          </table:table-cell>
          <table:table-cell table:number-columns-repeated="2" table:style-name="ce6" office:value-type="float" office:value="0.939" calcext:value-type="float">
            <text:p>0,939</text:p>
          </table:table-cell>
          <table:table-cell table:style-name="ce6" office:value-type="float" office:value="0.937" calcext:value-type="float">
            <text:p>0,937</text:p>
          </table:table-cell>
          <table:table-cell table:style-name="ce6" office:value-type="float" office:value="0.936" calcext:value-type="float">
            <text:p>0,936</text:p>
          </table:table-cell>
          <table:table-cell table:style-name="ce6" office:value-type="float" office:value="0.935" calcext:value-type="float">
            <text:p>0,935</text:p>
          </table:table-cell>
          <table:table-cell table:style-name="ce6" office:value-type="float" office:value="0.933" calcext:value-type="float">
            <text:p>0,933</text:p>
          </table:table-cell>
          <table:table-cell table:number-columns-repeated="2" table:style-name="ce6" office:value-type="float" office:value="0.931" calcext:value-type="float">
            <text:p>0,931</text:p>
          </table:table-cell>
          <table:table-cell table:style-name="ce6" office:value-type="float" office:value="0.929" calcext:value-type="float">
            <text:p>0,929</text:p>
          </table:table-cell>
          <table:table-cell table:style-name="ce6" office:value-type="float" office:value="0.928" calcext:value-type="float">
            <text:p>0,928</text:p>
          </table:table-cell>
          <table:table-cell table:style-name="ce6" office:value-type="float" office:value="0.926" calcext:value-type="float">
            <text:p>0,926</text:p>
          </table:table-cell>
          <table:table-cell table:style-name="ce6" office:value-type="float" office:value="0.925" calcext:value-type="float">
            <text:p>0,925</text:p>
          </table:table-cell>
          <table:table-cell table:number-columns-repeated="2" table:style-name="ce6" office:value-type="float" office:value="0.924" calcext:value-type="float">
            <text:p>0,924</text:p>
          </table:table-cell>
          <table:table-cell table:number-columns-repeated="2" table:style-name="ce6" office:value-type="float" office:value="0.92" calcext:value-type="float">
            <text:p>0,92</text:p>
          </table:table-cell>
          <table:table-cell table:style-name="ce6" office:value-type="float" office:value="0.919" calcext:value-type="float">
            <text:p>0,919</text:p>
          </table:table-cell>
          <table:table-cell table:style-name="ce6" office:value-type="float" office:value="0.918" calcext:value-type="float">
            <text:p>0,918</text:p>
          </table:table-cell>
          <table:table-cell table:number-columns-repeated="2" table:style-name="ce6" office:value-type="float" office:value="0.916" calcext:value-type="float">
            <text:p>0,916</text:p>
          </table:table-cell>
          <table:table-cell table:style-name="ce6" office:value-type="float" office:value="0.914" calcext:value-type="float">
            <text:p>0,914</text:p>
          </table:table-cell>
          <table:table-cell table:style-name="ce6" office:value-type="float" office:value="0.912" calcext:value-type="float">
            <text:p>0,912</text:p>
          </table:table-cell>
          <table:table-cell table:style-name="ce6" office:value-type="float" office:value="0.914" calcext:value-type="float">
            <text:p>0,914</text:p>
          </table:table-cell>
          <table:table-cell table:number-columns-repeated="2" table:style-name="ce6" office:value-type="float" office:value="0.911" calcext:value-type="float">
            <text:p>0,911</text:p>
          </table:table-cell>
          <table:table-cell table:style-name="ce6" office:value-type="float" office:value="0.91" calcext:value-type="float">
            <text:p>0,91</text:p>
          </table:table-cell>
          <table:table-cell table:style-name="ce6" office:value-type="float" office:value="0.908" calcext:value-type="float">
            <text:p>0,908</text:p>
          </table:table-cell>
          <table:table-cell table:number-columns-repeated="2" table:style-name="ce6" office:value-type="float" office:value="0.907" calcext:value-type="float">
            <text:p>0,907</text:p>
          </table:table-cell>
          <table:table-cell table:style-name="ce6" office:value-type="float" office:value="0.906" calcext:value-type="float">
            <text:p>0,906</text:p>
          </table:table-cell>
          <table:table-cell table:number-columns-repeated="2" table:style-name="ce6" office:value-type="float" office:value="0.904" calcext:value-type="float">
            <text:p>0,904</text:p>
          </table:table-cell>
          <table:table-cell table:style-name="ce6" office:value-type="float" office:value="0.903" calcext:value-type="float">
            <text:p>0,903</text:p>
          </table:table-cell>
          <table:table-cell table:style-name="ce6" office:value-type="float" office:value="0.902" calcext:value-type="float">
            <text:p>0,902</text:p>
          </table:table-cell>
          <table:table-cell table:style-name="ce6" office:value-type="float" office:value="0.901" calcext:value-type="float">
            <text:p>0,901</text:p>
          </table:table-cell>
          <table:table-cell table:style-name="ce6" office:value-type="float" office:value="0.9" calcext:value-type="float">
            <text:p>0,9</text:p>
          </table:table-cell>
          <table:table-cell table:number-columns-repeated="2" table:style-name="ce6" office:value-type="float" office:value="0.899" calcext:value-type="float">
            <text:p>0,899</text:p>
          </table:table-cell>
          <table:table-cell table:number-columns-repeated="2" table:style-name="ce6" office:value-type="float" office:value="0.897" calcext:value-type="float">
            <text:p>0,897</text:p>
          </table:table-cell>
          <table:table-cell table:style-name="ce6" office:value-type="float" office:value="0.895" calcext:value-type="float">
            <text:p>0,895</text:p>
          </table:table-cell>
          <table:table-cell table:style-name="ce6" table:number-columns-repeated="835"/>
        </table:table-row>
        <table:table-row table:style-name="ro1">
          <table:table-cell table:style-name="ce6" office:value-type="string" calcext:value-type="string">
            <text:p>C6</text:p>
          </table:table-cell>
          <table:table-cell table:style-name="ce6"/>
          <table:table-cell table:style-name="ce6" office:value-type="float" office:value="0.145" calcext:value-type="float">
            <text:p>0,145</text:p>
          </table:table-cell>
          <table:table-cell table:style-name="ce6" office:value-type="float" office:value="0.152" calcext:value-type="float">
            <text:p>0,152</text:p>
          </table:table-cell>
          <table:table-cell table:style-name="ce6" office:value-type="float" office:value="0.155" calcext:value-type="float">
            <text:p>0,155</text:p>
          </table:table-cell>
          <table:table-cell table:style-name="ce6" office:value-type="float" office:value="0.171" calcext:value-type="float">
            <text:p>0,171</text:p>
          </table:table-cell>
          <table:table-cell table:style-name="ce6" office:value-type="float" office:value="0.201" calcext:value-type="float">
            <text:p>0,201</text:p>
          </table:table-cell>
          <table:table-cell table:style-name="ce6" office:value-type="float" office:value="0.22" calcext:value-type="float">
            <text:p>0,22</text:p>
          </table:table-cell>
          <table:table-cell table:style-name="ce6" office:value-type="float" office:value="0.249" calcext:value-type="float">
            <text:p>0,249</text:p>
          </table:table-cell>
          <table:table-cell table:style-name="ce6" office:value-type="float" office:value="0.277" calcext:value-type="float">
            <text:p>0,277</text:p>
          </table:table-cell>
          <table:table-cell table:style-name="ce6" office:value-type="float" office:value="0.317" calcext:value-type="float">
            <text:p>0,317</text:p>
          </table:table-cell>
          <table:table-cell table:style-name="ce6" office:value-type="float" office:value="0.364" calcext:value-type="float">
            <text:p>0,364</text:p>
          </table:table-cell>
          <table:table-cell table:style-name="ce6" office:value-type="float" office:value="0.426" calcext:value-type="float">
            <text:p>0,426</text:p>
          </table:table-cell>
          <table:table-cell table:style-name="ce6" office:value-type="float" office:value="0.501" calcext:value-type="float">
            <text:p>0,501</text:p>
          </table:table-cell>
          <table:table-cell table:style-name="ce6" office:value-type="float" office:value="0.58" calcext:value-type="float">
            <text:p>0,58</text:p>
          </table:table-cell>
          <table:table-cell table:style-name="ce6" office:value-type="float" office:value="0.668" calcext:value-type="float">
            <text:p>0,668</text:p>
          </table:table-cell>
          <table:table-cell table:style-name="ce6" office:value-type="float" office:value="0.73" calcext:value-type="float">
            <text:p>0,73</text:p>
          </table:table-cell>
          <table:table-cell table:style-name="ce6" office:value-type="float" office:value="0.815" calcext:value-type="float">
            <text:p>0,815</text:p>
          </table:table-cell>
          <table:table-cell table:style-name="ce6" office:value-type="float" office:value="0.864" calcext:value-type="float">
            <text:p>0,864</text:p>
          </table:table-cell>
          <table:table-cell table:style-name="ce6" office:value-type="float" office:value="0.928" calcext:value-type="float">
            <text:p>0,928</text:p>
          </table:table-cell>
          <table:table-cell table:style-name="ce6" office:value-type="float" office:value="0.967" calcext:value-type="float">
            <text:p>0,967</text:p>
          </table:table-cell>
          <table:table-cell table:style-name="ce6" office:value-type="float" office:value="1.002" calcext:value-type="float">
            <text:p>1,002</text:p>
          </table:table-cell>
          <table:table-cell table:style-name="ce6" office:value-type="float" office:value="1.045" calcext:value-type="float">
            <text:p>1,045</text:p>
          </table:table-cell>
          <table:table-cell table:style-name="ce6" office:value-type="float" office:value="1.066" calcext:value-type="float">
            <text:p>1,066</text:p>
          </table:table-cell>
          <table:table-cell table:style-name="ce6" office:value-type="float" office:value="1.086" calcext:value-type="float">
            <text:p>1,086</text:p>
          </table:table-cell>
          <table:table-cell table:style-name="ce6" office:value-type="float" office:value="1.105" calcext:value-type="float">
            <text:p>1,105</text:p>
          </table:table-cell>
          <table:table-cell table:style-name="ce6" office:value-type="float" office:value="1.113" calcext:value-type="float">
            <text:p>1,113</text:p>
          </table:table-cell>
          <table:table-cell table:style-name="ce6" office:value-type="float" office:value="1.123" calcext:value-type="float">
            <text:p>1,123</text:p>
          </table:table-cell>
          <table:table-cell table:style-name="ce6" office:value-type="float" office:value="1.13" calcext:value-type="float">
            <text:p>1,13</text:p>
          </table:table-cell>
          <table:table-cell table:style-name="ce6" office:value-type="float" office:value="1.139" calcext:value-type="float">
            <text:p>1,139</text:p>
          </table:table-cell>
          <table:table-cell table:style-name="ce6" office:value-type="float" office:value="1.15" calcext:value-type="float">
            <text:p>1,15</text:p>
          </table:table-cell>
          <table:table-cell table:style-name="ce6" office:value-type="float" office:value="1.157" calcext:value-type="float">
            <text:p>1,157</text:p>
          </table:table-cell>
          <table:table-cell table:style-name="ce6" office:value-type="float" office:value="1.164" calcext:value-type="float">
            <text:p>1,164</text:p>
          </table:table-cell>
          <table:table-cell table:style-name="ce6" office:value-type="float" office:value="1.168" calcext:value-type="float">
            <text:p>1,168</text:p>
          </table:table-cell>
          <table:table-cell table:style-name="ce6" office:value-type="float" office:value="1.169" calcext:value-type="float">
            <text:p>1,169</text:p>
          </table:table-cell>
          <table:table-cell table:style-name="ce6" office:value-type="float" office:value="1.166" calcext:value-type="float">
            <text:p>1,166</text:p>
          </table:table-cell>
          <table:table-cell table:style-name="ce6" office:value-type="float" office:value="1.165" calcext:value-type="float">
            <text:p>1,165</text:p>
          </table:table-cell>
          <table:table-cell table:style-name="ce6" office:value-type="float" office:value="1.157" calcext:value-type="float">
            <text:p>1,157</text:p>
          </table:table-cell>
          <table:table-cell table:style-name="ce6" office:value-type="float" office:value="1.152" calcext:value-type="float">
            <text:p>1,152</text:p>
          </table:table-cell>
          <table:table-cell table:style-name="ce6" office:value-type="float" office:value="1.143" calcext:value-type="float">
            <text:p>1,143</text:p>
          </table:table-cell>
          <table:table-cell table:style-name="ce6" office:value-type="float" office:value="1.138" calcext:value-type="float">
            <text:p>1,138</text:p>
          </table:table-cell>
          <table:table-cell table:style-name="ce6" office:value-type="float" office:value="1.129" calcext:value-type="float">
            <text:p>1,129</text:p>
          </table:table-cell>
          <table:table-cell table:style-name="ce6" office:value-type="float" office:value="1.121" calcext:value-type="float">
            <text:p>1,121</text:p>
          </table:table-cell>
          <table:table-cell table:style-name="ce6" office:value-type="float" office:value="1.12" calcext:value-type="float">
            <text:p>1,12</text:p>
          </table:table-cell>
          <table:table-cell table:style-name="ce6" office:value-type="float" office:value="1.126" calcext:value-type="float">
            <text:p>1,126</text:p>
          </table:table-cell>
          <table:table-cell table:style-name="ce6" office:value-type="float" office:value="1.127" calcext:value-type="float">
            <text:p>1,127</text:p>
          </table:table-cell>
          <table:table-cell table:style-name="ce6" office:value-type="float" office:value="1.131" calcext:value-type="float">
            <text:p>1,131</text:p>
          </table:table-cell>
          <table:table-cell table:style-name="ce6" office:value-type="float" office:value="1.137" calcext:value-type="float">
            <text:p>1,137</text:p>
          </table:table-cell>
          <table:table-cell table:style-name="ce6" office:value-type="float" office:value="1.138" calcext:value-type="float">
            <text:p>1,138</text:p>
          </table:table-cell>
          <table:table-cell table:number-columns-repeated="2" table:style-name="ce6" office:value-type="float" office:value="1.137" calcext:value-type="float">
            <text:p>1,137</text:p>
          </table:table-cell>
          <table:table-cell table:style-name="ce6" office:value-type="float" office:value="1.133" calcext:value-type="float">
            <text:p>1,133</text:p>
          </table:table-cell>
          <table:table-cell table:style-name="ce6" office:value-type="float" office:value="1.131" calcext:value-type="float">
            <text:p>1,131</text:p>
          </table:table-cell>
          <table:table-cell table:style-name="ce6" office:value-type="float" office:value="1.128" calcext:value-type="float">
            <text:p>1,128</text:p>
          </table:table-cell>
          <table:table-cell table:style-name="ce6" office:value-type="float" office:value="1.126" calcext:value-type="float">
            <text:p>1,126</text:p>
          </table:table-cell>
          <table:table-cell table:style-name="ce6" office:value-type="float" office:value="1.122" calcext:value-type="float">
            <text:p>1,122</text:p>
          </table:table-cell>
          <table:table-cell table:style-name="ce6" office:value-type="float" office:value="1.121" calcext:value-type="float">
            <text:p>1,121</text:p>
          </table:table-cell>
          <table:table-cell table:style-name="ce6" office:value-type="float" office:value="1.117" calcext:value-type="float">
            <text:p>1,117</text:p>
          </table:table-cell>
          <table:table-cell table:style-name="ce6" office:value-type="float" office:value="1.111" calcext:value-type="float">
            <text:p>1,111</text:p>
          </table:table-cell>
          <table:table-cell table:style-name="ce6" office:value-type="float" office:value="1.112" calcext:value-type="float">
            <text:p>1,112</text:p>
          </table:table-cell>
          <table:table-cell table:style-name="ce6" office:value-type="float" office:value="1.107" calcext:value-type="float">
            <text:p>1,107</text:p>
          </table:table-cell>
          <table:table-cell table:style-name="ce6" office:value-type="float" office:value="1.108" calcext:value-type="float">
            <text:p>1,108</text:p>
          </table:table-cell>
          <table:table-cell table:number-columns-repeated="2" table:style-name="ce6" office:value-type="float" office:value="1.106" calcext:value-type="float">
            <text:p>1,106</text:p>
          </table:table-cell>
          <table:table-cell table:style-name="ce6" office:value-type="float" office:value="1.104" calcext:value-type="float">
            <text:p>1,104</text:p>
          </table:table-cell>
          <table:table-cell table:number-columns-repeated="2" table:style-name="ce6" office:value-type="float" office:value="1.105" calcext:value-type="float">
            <text:p>1,105</text:p>
          </table:table-cell>
          <table:table-cell table:number-columns-repeated="2" table:style-name="ce6" office:value-type="float" office:value="1.103" calcext:value-type="float">
            <text:p>1,103</text:p>
          </table:table-cell>
          <table:table-cell table:number-columns-repeated="2" table:style-name="ce6" office:value-type="float" office:value="1.105" calcext:value-type="float">
            <text:p>1,105</text:p>
          </table:table-cell>
          <table:table-cell table:style-name="ce6" office:value-type="float" office:value="1.104" calcext:value-type="float">
            <text:p>1,104</text:p>
          </table:table-cell>
          <table:table-cell table:style-name="ce6" office:value-type="float" office:value="1.102" calcext:value-type="float">
            <text:p>1,102</text:p>
          </table:table-cell>
          <table:table-cell table:style-name="ce6" office:value-type="float" office:value="1.1" calcext:value-type="float">
            <text:p>1,1</text:p>
          </table:table-cell>
          <table:table-cell table:style-name="ce6" office:value-type="float" office:value="1.097" calcext:value-type="float">
            <text:p>1,097</text:p>
          </table:table-cell>
          <table:table-cell table:style-name="ce6" office:value-type="float" office:value="1.094" calcext:value-type="float">
            <text:p>1,094</text:p>
          </table:table-cell>
          <table:table-cell table:style-name="ce6" office:value-type="float" office:value="1.091" calcext:value-type="float">
            <text:p>1,091</text:p>
          </table:table-cell>
          <table:table-cell table:style-name="ce6" office:value-type="float" office:value="1.09" calcext:value-type="float">
            <text:p>1,09</text:p>
          </table:table-cell>
          <table:table-cell table:style-name="ce6" office:value-type="float" office:value="1.091" calcext:value-type="float">
            <text:p>1,091</text:p>
          </table:table-cell>
          <table:table-cell table:style-name="ce6" office:value-type="float" office:value="1.086" calcext:value-type="float">
            <text:p>1,086</text:p>
          </table:table-cell>
          <table:table-cell table:style-name="ce6" office:value-type="float" office:value="1.084" calcext:value-type="float">
            <text:p>1,084</text:p>
          </table:table-cell>
          <table:table-cell table:style-name="ce6" office:value-type="float" office:value="1.082" calcext:value-type="float">
            <text:p>1,082</text:p>
          </table:table-cell>
          <table:table-cell table:number-columns-repeated="2" table:style-name="ce6" office:value-type="float" office:value="1.08" calcext:value-type="float">
            <text:p>1,08</text:p>
          </table:table-cell>
          <table:table-cell table:style-name="ce6" office:value-type="float" office:value="1.077" calcext:value-type="float">
            <text:p>1,077</text:p>
          </table:table-cell>
          <table:table-cell table:style-name="ce6" office:value-type="float" office:value="1.074" calcext:value-type="float">
            <text:p>1,074</text:p>
          </table:table-cell>
          <table:table-cell table:style-name="ce6" office:value-type="float" office:value="1.073" calcext:value-type="float">
            <text:p>1,073</text:p>
          </table:table-cell>
          <table:table-cell table:style-name="ce6" office:value-type="float" office:value="1.07" calcext:value-type="float">
            <text:p>1,07</text:p>
          </table:table-cell>
          <table:table-cell table:style-name="ce6" office:value-type="float" office:value="1.069" calcext:value-type="float">
            <text:p>1,069</text:p>
          </table:table-cell>
          <table:table-cell table:style-name="ce6" office:value-type="float" office:value="1.066" calcext:value-type="float">
            <text:p>1,066</text:p>
          </table:table-cell>
          <table:table-cell table:style-name="ce6" office:value-type="float" office:value="1.064" calcext:value-type="float">
            <text:p>1,064</text:p>
          </table:table-cell>
          <table:table-cell table:number-columns-repeated="2" table:style-name="ce6" office:value-type="float" office:value="1.062" calcext:value-type="float">
            <text:p>1,062</text:p>
          </table:table-cell>
          <table:table-cell table:style-name="ce6" office:value-type="float" office:value="1.06" calcext:value-type="float">
            <text:p>1,06</text:p>
          </table:table-cell>
          <table:table-cell table:number-columns-repeated="2" table:style-name="ce6" office:value-type="float" office:value="1.058" calcext:value-type="float">
            <text:p>1,058</text:p>
          </table:table-cell>
          <table:table-cell table:style-name="ce6" office:value-type="float" office:value="1.056" calcext:value-type="float">
            <text:p>1,056</text:p>
          </table:table-cell>
          <table:table-cell table:style-name="ce6" office:value-type="float" office:value="1.057" calcext:value-type="float">
            <text:p>1,057</text:p>
          </table:table-cell>
          <table:table-cell table:style-name="ce6" office:value-type="float" office:value="1.056" calcext:value-type="float">
            <text:p>1,056</text:p>
          </table:table-cell>
          <table:table-cell table:style-name="ce6" office:value-type="float" office:value="1.054" calcext:value-type="float">
            <text:p>1,054</text:p>
          </table:table-cell>
          <table:table-cell table:style-name="ce6" office:value-type="float" office:value="1.056" calcext:value-type="float">
            <text:p>1,056</text:p>
          </table:table-cell>
          <table:table-cell table:style-name="ce6" office:value-type="float" office:value="1.057" calcext:value-type="float">
            <text:p>1,057</text:p>
          </table:table-cell>
          <table:table-cell table:number-columns-repeated="3" table:style-name="ce6" office:value-type="float" office:value="1.056" calcext:value-type="float">
            <text:p>1,056</text:p>
          </table:table-cell>
          <table:table-cell table:number-columns-repeated="2" table:style-name="ce6" office:value-type="float" office:value="1.057" calcext:value-type="float">
            <text:p>1,057</text:p>
          </table:table-cell>
          <table:table-cell table:style-name="ce6" office:value-type="float" office:value="1.056" calcext:value-type="float">
            <text:p>1,056</text:p>
          </table:table-cell>
          <table:table-cell table:style-name="ce6" office:value-type="float" office:value="1.053" calcext:value-type="float">
            <text:p>1,053</text:p>
          </table:table-cell>
          <table:table-cell table:style-name="ce6" office:value-type="float" office:value="1.05" calcext:value-type="float">
            <text:p>1,05</text:p>
          </table:table-cell>
          <table:table-cell table:style-name="ce6" office:value-type="float" office:value="1.047" calcext:value-type="float">
            <text:p>1,047</text:p>
          </table:table-cell>
          <table:table-cell table:style-name="ce6" office:value-type="float" office:value="1.041" calcext:value-type="float">
            <text:p>1,041</text:p>
          </table:table-cell>
          <table:table-cell table:style-name="ce6" office:value-type="float" office:value="1.038" calcext:value-type="float">
            <text:p>1,038</text:p>
          </table:table-cell>
          <table:table-cell table:style-name="ce6" office:value-type="float" office:value="1.034" calcext:value-type="float">
            <text:p>1,034</text:p>
          </table:table-cell>
          <table:table-cell table:style-name="ce6" office:value-type="float" office:value="1.031" calcext:value-type="float">
            <text:p>1,031</text:p>
          </table:table-cell>
          <table:table-cell table:style-name="ce6" office:value-type="float" office:value="1.026" calcext:value-type="float">
            <text:p>1,026</text:p>
          </table:table-cell>
          <table:table-cell table:style-name="ce6" office:value-type="float" office:value="1.024" calcext:value-type="float">
            <text:p>1,024</text:p>
          </table:table-cell>
          <table:table-cell table:style-name="ce6" office:value-type="float" office:value="1.022" calcext:value-type="float">
            <text:p>1,022</text:p>
          </table:table-cell>
          <table:table-cell table:style-name="ce6" office:value-type="float" office:value="1.019" calcext:value-type="float">
            <text:p>1,019</text:p>
          </table:table-cell>
          <table:table-cell table:style-name="ce6" office:value-type="float" office:value="1.015" calcext:value-type="float">
            <text:p>1,015</text:p>
          </table:table-cell>
          <table:table-cell table:style-name="ce6" office:value-type="float" office:value="1.013" calcext:value-type="float">
            <text:p>1,013</text:p>
          </table:table-cell>
          <table:table-cell table:number-columns-repeated="2" table:style-name="ce6" office:value-type="float" office:value="1.01" calcext:value-type="float">
            <text:p>1,01</text:p>
          </table:table-cell>
          <table:table-cell table:style-name="ce6" office:value-type="float" office:value="1.006" calcext:value-type="float">
            <text:p>1,006</text:p>
          </table:table-cell>
          <table:table-cell table:style-name="ce6" office:value-type="float" office:value="1.004" calcext:value-type="float">
            <text:p>1,004</text:p>
          </table:table-cell>
          <table:table-cell table:style-name="ce6" office:value-type="float" office:value="1.003" calcext:value-type="float">
            <text:p>1,003</text:p>
          </table:table-cell>
          <table:table-cell table:number-columns-repeated="2" table:style-name="ce6" office:value-type="float" office:value="0.999" calcext:value-type="float">
            <text:p>0,999</text:p>
          </table:table-cell>
          <table:table-cell table:number-columns-repeated="2" table:style-name="ce6" office:value-type="float" office:value="0.996" calcext:value-type="float">
            <text:p>0,996</text:p>
          </table:table-cell>
          <table:table-cell table:style-name="ce6" office:value-type="float" office:value="0.993" calcext:value-type="float">
            <text:p>0,993</text:p>
          </table:table-cell>
          <table:table-cell table:style-name="ce6" office:value-type="float" office:value="0.99" calcext:value-type="float">
            <text:p>0,99</text:p>
          </table:table-cell>
          <table:table-cell table:style-name="ce6" office:value-type="float" office:value="0.988" calcext:value-type="float">
            <text:p>0,988</text:p>
          </table:table-cell>
          <table:table-cell table:style-name="ce6" office:value-type="float" office:value="0.987" calcext:value-type="float">
            <text:p>0,987</text:p>
          </table:table-cell>
          <table:table-cell table:style-name="ce6" office:value-type="float" office:value="0.985" calcext:value-type="float">
            <text:p>0,985</text:p>
          </table:table-cell>
          <table:table-cell table:number-columns-repeated="2" table:style-name="ce6" office:value-type="float" office:value="0.983" calcext:value-type="float">
            <text:p>0,983</text:p>
          </table:table-cell>
          <table:table-cell table:style-name="ce6" office:value-type="float" office:value="0.98" calcext:value-type="float">
            <text:p>0,98</text:p>
          </table:table-cell>
          <table:table-cell table:style-name="ce6" office:value-type="float" office:value="0.978" calcext:value-type="float">
            <text:p>0,978</text:p>
          </table:table-cell>
          <table:table-cell table:style-name="ce6" office:value-type="float" office:value="0.976" calcext:value-type="float">
            <text:p>0,976</text:p>
          </table:table-cell>
          <table:table-cell table:style-name="ce6" office:value-type="float" office:value="0.974" calcext:value-type="float">
            <text:p>0,974</text:p>
          </table:table-cell>
          <table:table-cell table:style-name="ce6" office:value-type="float" office:value="0.972" calcext:value-type="float">
            <text:p>0,972</text:p>
          </table:table-cell>
          <table:table-cell table:style-name="ce6" office:value-type="float" office:value="0.971" calcext:value-type="float">
            <text:p>0,971</text:p>
          </table:table-cell>
          <table:table-cell table:number-columns-repeated="2" table:style-name="ce6" office:value-type="float" office:value="0.968" calcext:value-type="float">
            <text:p>0,968</text:p>
          </table:table-cell>
          <table:table-cell table:style-name="ce6" office:value-type="float" office:value="0.964" calcext:value-type="float">
            <text:p>0,964</text:p>
          </table:table-cell>
          <table:table-cell table:style-name="ce6" office:value-type="float" office:value="0.963" calcext:value-type="float">
            <text:p>0,963</text:p>
          </table:table-cell>
          <table:table-cell table:style-name="ce6" office:value-type="float" office:value="0.962" calcext:value-type="float">
            <text:p>0,962</text:p>
          </table:table-cell>
          <table:table-cell table:style-name="ce6" office:value-type="float" office:value="0.96" calcext:value-type="float">
            <text:p>0,96</text:p>
          </table:table-cell>
          <table:table-cell table:style-name="ce6" office:value-type="float" office:value="0.959" calcext:value-type="float">
            <text:p>0,959</text:p>
          </table:table-cell>
          <table:table-cell table:style-name="ce6" office:value-type="float" office:value="0.956" calcext:value-type="float">
            <text:p>0,956</text:p>
          </table:table-cell>
          <table:table-cell table:number-columns-repeated="2" table:style-name="ce6" office:value-type="float" office:value="0.955" calcext:value-type="float">
            <text:p>0,955</text:p>
          </table:table-cell>
          <table:table-cell table:style-name="ce6" office:value-type="float" office:value="0.951" calcext:value-type="float">
            <text:p>0,951</text:p>
          </table:table-cell>
          <table:table-cell table:style-name="ce6" office:value-type="float" office:value="0.949" calcext:value-type="float">
            <text:p>0,949</text:p>
          </table:table-cell>
          <table:table-cell table:style-name="ce6" office:value-type="float" office:value="0.95" calcext:value-type="float">
            <text:p>0,95</text:p>
          </table:table-cell>
          <table:table-cell table:style-name="ce6" office:value-type="float" office:value="0.947" calcext:value-type="float">
            <text:p>0,947</text:p>
          </table:table-cell>
          <table:table-cell table:style-name="ce6" office:value-type="float" office:value="0.946" calcext:value-type="float">
            <text:p>0,946</text:p>
          </table:table-cell>
          <table:table-cell table:style-name="ce6" office:value-type="float" office:value="0.945" calcext:value-type="float">
            <text:p>0,945</text:p>
          </table:table-cell>
          <table:table-cell table:style-name="ce6" office:value-type="float" office:value="0.946" calcext:value-type="float">
            <text:p>0,946</text:p>
          </table:table-cell>
          <table:table-cell table:number-columns-repeated="2" table:style-name="ce6" office:value-type="float" office:value="0.943" calcext:value-type="float">
            <text:p>0,943</text:p>
          </table:table-cell>
          <table:table-cell table:style-name="ce6" office:value-type="float" office:value="0.94" calcext:value-type="float">
            <text:p>0,94</text:p>
          </table:table-cell>
          <table:table-cell table:style-name="ce6" office:value-type="float" office:value="0.939" calcext:value-type="float">
            <text:p>0,939</text:p>
          </table:table-cell>
          <table:table-cell table:style-name="ce6" office:value-type="float" office:value="0.938" calcext:value-type="float">
            <text:p>0,938</text:p>
          </table:table-cell>
          <table:table-cell table:style-name="ce6" office:value-type="float" office:value="0.935" calcext:value-type="float">
            <text:p>0,935</text:p>
          </table:table-cell>
          <table:table-cell table:number-columns-repeated="2" table:style-name="ce6" office:value-type="float" office:value="0.934" calcext:value-type="float">
            <text:p>0,934</text:p>
          </table:table-cell>
          <table:table-cell table:style-name="ce6" office:value-type="float" office:value="0.933" calcext:value-type="float">
            <text:p>0,933</text:p>
          </table:table-cell>
          <table:table-cell table:style-name="ce6" office:value-type="float" office:value="0.931" calcext:value-type="float">
            <text:p>0,931</text:p>
          </table:table-cell>
          <table:table-cell table:style-name="ce6" office:value-type="float" office:value="0.929" calcext:value-type="float">
            <text:p>0,929</text:p>
          </table:table-cell>
          <table:table-cell table:number-columns-repeated="3" table:style-name="ce6" office:value-type="float" office:value="0.928" calcext:value-type="float">
            <text:p>0,928</text:p>
          </table:table-cell>
          <table:table-cell table:style-name="ce6" office:value-type="float" office:value="0.926" calcext:value-type="float">
            <text:p>0,926</text:p>
          </table:table-cell>
          <table:table-cell table:style-name="ce6" office:value-type="float" office:value="0.924" calcext:value-type="float">
            <text:p>0,924</text:p>
          </table:table-cell>
          <table:table-cell table:style-name="ce6" office:value-type="float" office:value="0.925" calcext:value-type="float">
            <text:p>0,925</text:p>
          </table:table-cell>
          <table:table-cell table:style-name="ce6" office:value-type="float" office:value="0.923" calcext:value-type="float">
            <text:p>0,923</text:p>
          </table:table-cell>
          <table:table-cell table:style-name="ce6" office:value-type="float" office:value="0.922" calcext:value-type="float">
            <text:p>0,922</text:p>
          </table:table-cell>
          <table:table-cell table:style-name="ce6" office:value-type="float" office:value="0.92" calcext:value-type="float">
            <text:p>0,92</text:p>
          </table:table-cell>
          <table:table-cell table:style-name="ce6" office:value-type="float" office:value="0.921" calcext:value-type="float">
            <text:p>0,921</text:p>
          </table:table-cell>
          <table:table-cell table:style-name="ce6" office:value-type="float" office:value="0.919" calcext:value-type="float">
            <text:p>0,919</text:p>
          </table:table-cell>
          <table:table-cell table:style-name="ce6" office:value-type="float" office:value="0.918" calcext:value-type="float">
            <text:p>0,918</text:p>
          </table:table-cell>
          <table:table-cell table:style-name="ce6" office:value-type="float" office:value="0.916" calcext:value-type="float">
            <text:p>0,916</text:p>
          </table:table-cell>
          <table:table-cell table:style-name="ce6" office:value-type="float" office:value="0.915" calcext:value-type="float">
            <text:p>0,915</text:p>
          </table:table-cell>
          <table:table-cell table:number-columns-repeated="3" table:style-name="ce6" office:value-type="float" office:value="0.914" calcext:value-type="float">
            <text:p>0,914</text:p>
          </table:table-cell>
          <table:table-cell table:style-name="ce6" office:value-type="float" office:value="0.911" calcext:value-type="float">
            <text:p>0,911</text:p>
          </table:table-cell>
          <table:table-cell table:style-name="ce6" table:number-columns-repeated="835"/>
        </table:table-row>
        <table:table-row table:style-name="ro1">
          <table:table-cell table:style-name="ce6" office:value-type="string" calcext:value-type="string">
            <text:p>C7</text:p>
          </table:table-cell>
          <table:table-cell table:style-name="ce6"/>
          <table:table-cell table:style-name="ce6" office:value-type="float" office:value="0.151" calcext:value-type="float">
            <text:p>0,151</text:p>
          </table:table-cell>
          <table:table-cell table:style-name="ce6" office:value-type="float" office:value="0.156" calcext:value-type="float">
            <text:p>0,156</text:p>
          </table:table-cell>
          <table:table-cell table:style-name="ce6" office:value-type="float" office:value="0.155" calcext:value-type="float">
            <text:p>0,155</text:p>
          </table:table-cell>
          <table:table-cell table:style-name="ce6" office:value-type="float" office:value="0.167" calcext:value-type="float">
            <text:p>0,167</text:p>
          </table:table-cell>
          <table:table-cell table:style-name="ce6" office:value-type="float" office:value="0.193" calcext:value-type="float">
            <text:p>0,193</text:p>
          </table:table-cell>
          <table:table-cell table:style-name="ce6" office:value-type="float" office:value="0.218" calcext:value-type="float">
            <text:p>0,218</text:p>
          </table:table-cell>
          <table:table-cell table:style-name="ce6" office:value-type="float" office:value="0.251" calcext:value-type="float">
            <text:p>0,251</text:p>
          </table:table-cell>
          <table:table-cell table:style-name="ce6" office:value-type="float" office:value="0.274" calcext:value-type="float">
            <text:p>0,274</text:p>
          </table:table-cell>
          <table:table-cell table:style-name="ce6" office:value-type="float" office:value="0.319" calcext:value-type="float">
            <text:p>0,319</text:p>
          </table:table-cell>
          <table:table-cell table:style-name="ce6" office:value-type="float" office:value="0.369" calcext:value-type="float">
            <text:p>0,369</text:p>
          </table:table-cell>
          <table:table-cell table:style-name="ce6" office:value-type="float" office:value="0.441" calcext:value-type="float">
            <text:p>0,441</text:p>
          </table:table-cell>
          <table:table-cell table:style-name="ce6" office:value-type="float" office:value="0.529" calcext:value-type="float">
            <text:p>0,529</text:p>
          </table:table-cell>
          <table:table-cell table:style-name="ce6" office:value-type="float" office:value="0.608" calcext:value-type="float">
            <text:p>0,608</text:p>
          </table:table-cell>
          <table:table-cell table:style-name="ce6" office:value-type="float" office:value="0.694" calcext:value-type="float">
            <text:p>0,694</text:p>
          </table:table-cell>
          <table:table-cell table:style-name="ce6" office:value-type="float" office:value="0.753" calcext:value-type="float">
            <text:p>0,753</text:p>
          </table:table-cell>
          <table:table-cell table:style-name="ce6" office:value-type="float" office:value="0.837" calcext:value-type="float">
            <text:p>0,837</text:p>
          </table:table-cell>
          <table:table-cell table:style-name="ce6" office:value-type="float" office:value="0.891" calcext:value-type="float">
            <text:p>0,891</text:p>
          </table:table-cell>
          <table:table-cell table:style-name="ce6" office:value-type="float" office:value="0.946" calcext:value-type="float">
            <text:p>0,946</text:p>
          </table:table-cell>
          <table:table-cell table:style-name="ce6" office:value-type="float" office:value="0.974" calcext:value-type="float">
            <text:p>0,974</text:p>
          </table:table-cell>
          <table:table-cell table:style-name="ce6" office:value-type="float" office:value="1.014" calcext:value-type="float">
            <text:p>1,014</text:p>
          </table:table-cell>
          <table:table-cell table:style-name="ce6" office:value-type="float" office:value="1.039" calcext:value-type="float">
            <text:p>1,039</text:p>
          </table:table-cell>
          <table:table-cell table:style-name="ce6" office:value-type="float" office:value="1.07" calcext:value-type="float">
            <text:p>1,07</text:p>
          </table:table-cell>
          <table:table-cell table:style-name="ce6" office:value-type="float" office:value="1.093" calcext:value-type="float">
            <text:p>1,093</text:p>
          </table:table-cell>
          <table:table-cell table:style-name="ce6" office:value-type="float" office:value="1.11" calcext:value-type="float">
            <text:p>1,11</text:p>
          </table:table-cell>
          <table:table-cell table:style-name="ce6" office:value-type="float" office:value="1.123" calcext:value-type="float">
            <text:p>1,123</text:p>
          </table:table-cell>
          <table:table-cell table:style-name="ce6" office:value-type="float" office:value="1.134" calcext:value-type="float">
            <text:p>1,134</text:p>
          </table:table-cell>
          <table:table-cell table:style-name="ce6" office:value-type="float" office:value="1.14" calcext:value-type="float">
            <text:p>1,14</text:p>
          </table:table-cell>
          <table:table-cell table:style-name="ce6" office:value-type="float" office:value="1.147" calcext:value-type="float">
            <text:p>1,147</text:p>
          </table:table-cell>
          <table:table-cell table:style-name="ce6" office:value-type="float" office:value="1.158" calcext:value-type="float">
            <text:p>1,158</text:p>
          </table:table-cell>
          <table:table-cell table:style-name="ce6" office:value-type="float" office:value="1.172" calcext:value-type="float">
            <text:p>1,172</text:p>
          </table:table-cell>
          <table:table-cell table:style-name="ce6" office:value-type="float" office:value="1.171" calcext:value-type="float">
            <text:p>1,171</text:p>
          </table:table-cell>
          <table:table-cell table:style-name="ce6" office:value-type="float" office:value="1.178" calcext:value-type="float">
            <text:p>1,178</text:p>
          </table:table-cell>
          <table:table-cell table:style-name="ce6" office:value-type="float" office:value="1.177" calcext:value-type="float">
            <text:p>1,177</text:p>
          </table:table-cell>
          <table:table-cell table:style-name="ce6" office:value-type="float" office:value="1.18" calcext:value-type="float">
            <text:p>1,18</text:p>
          </table:table-cell>
          <table:table-cell table:style-name="ce6" office:value-type="float" office:value="1.182" calcext:value-type="float">
            <text:p>1,182</text:p>
          </table:table-cell>
          <table:table-cell table:style-name="ce6" office:value-type="float" office:value="1.174" calcext:value-type="float">
            <text:p>1,174</text:p>
          </table:table-cell>
          <table:table-cell table:style-name="ce6" office:value-type="float" office:value="1.179" calcext:value-type="float">
            <text:p>1,179</text:p>
          </table:table-cell>
          <table:table-cell table:style-name="ce6" office:value-type="float" office:value="1.17" calcext:value-type="float">
            <text:p>1,17</text:p>
          </table:table-cell>
          <table:table-cell table:style-name="ce6" office:value-type="float" office:value="1.163" calcext:value-type="float">
            <text:p>1,163</text:p>
          </table:table-cell>
          <table:table-cell table:style-name="ce6" office:value-type="float" office:value="1.158" calcext:value-type="float">
            <text:p>1,158</text:p>
          </table:table-cell>
          <table:table-cell table:style-name="ce6" office:value-type="float" office:value="1.151" calcext:value-type="float">
            <text:p>1,151</text:p>
          </table:table-cell>
          <table:table-cell table:style-name="ce6" office:value-type="float" office:value="1.144" calcext:value-type="float">
            <text:p>1,144</text:p>
          </table:table-cell>
          <table:table-cell table:style-name="ce6" office:value-type="float" office:value="1.136" calcext:value-type="float">
            <text:p>1,136</text:p>
          </table:table-cell>
          <table:table-cell table:number-columns-repeated="2" table:style-name="ce6" office:value-type="float" office:value="1.129" calcext:value-type="float">
            <text:p>1,129</text:p>
          </table:table-cell>
          <table:table-cell table:style-name="ce6" office:value-type="float" office:value="1.135" calcext:value-type="float">
            <text:p>1,135</text:p>
          </table:table-cell>
          <table:table-cell table:style-name="ce6" office:value-type="float" office:value="1.141" calcext:value-type="float">
            <text:p>1,141</text:p>
          </table:table-cell>
          <table:table-cell table:style-name="ce6" office:value-type="float" office:value="1.144" calcext:value-type="float">
            <text:p>1,144</text:p>
          </table:table-cell>
          <table:table-cell table:style-name="ce6" office:value-type="float" office:value="1.148" calcext:value-type="float">
            <text:p>1,148</text:p>
          </table:table-cell>
          <table:table-cell table:style-name="ce6" office:value-type="float" office:value="1.147" calcext:value-type="float">
            <text:p>1,147</text:p>
          </table:table-cell>
          <table:table-cell table:style-name="ce6" office:value-type="float" office:value="1.149" calcext:value-type="float">
            <text:p>1,149</text:p>
          </table:table-cell>
          <table:table-cell table:style-name="ce6" office:value-type="float" office:value="1.145" calcext:value-type="float">
            <text:p>1,145</text:p>
          </table:table-cell>
          <table:table-cell table:style-name="ce6" office:value-type="float" office:value="1.144" calcext:value-type="float">
            <text:p>1,144</text:p>
          </table:table-cell>
          <table:table-cell table:style-name="ce6" office:value-type="float" office:value="1.141" calcext:value-type="float">
            <text:p>1,141</text:p>
          </table:table-cell>
          <table:table-cell table:style-name="ce6" office:value-type="float" office:value="1.142" calcext:value-type="float">
            <text:p>1,142</text:p>
          </table:table-cell>
          <table:table-cell table:style-name="ce6" office:value-type="float" office:value="1.138" calcext:value-type="float">
            <text:p>1,138</text:p>
          </table:table-cell>
          <table:table-cell table:style-name="ce6" office:value-type="float" office:value="1.132" calcext:value-type="float">
            <text:p>1,132</text:p>
          </table:table-cell>
          <table:table-cell table:number-columns-repeated="2" table:style-name="ce6" office:value-type="float" office:value="1.13" calcext:value-type="float">
            <text:p>1,13</text:p>
          </table:table-cell>
          <table:table-cell table:style-name="ce6" office:value-type="float" office:value="1.126" calcext:value-type="float">
            <text:p>1,126</text:p>
          </table:table-cell>
          <table:table-cell table:style-name="ce6" office:value-type="float" office:value="1.125" calcext:value-type="float">
            <text:p>1,125</text:p>
          </table:table-cell>
          <table:table-cell table:style-name="ce6" office:value-type="float" office:value="1.124" calcext:value-type="float">
            <text:p>1,124</text:p>
          </table:table-cell>
          <table:table-cell table:style-name="ce6" office:value-type="float" office:value="1.123" calcext:value-type="float">
            <text:p>1,123</text:p>
          </table:table-cell>
          <table:table-cell table:style-name="ce6" office:value-type="float" office:value="1.124" calcext:value-type="float">
            <text:p>1,124</text:p>
          </table:table-cell>
          <table:table-cell table:style-name="ce6" office:value-type="float" office:value="1.122" calcext:value-type="float">
            <text:p>1,122</text:p>
          </table:table-cell>
          <table:table-cell table:style-name="ce6" office:value-type="float" office:value="1.12" calcext:value-type="float">
            <text:p>1,12</text:p>
          </table:table-cell>
          <table:table-cell table:style-name="ce6" office:value-type="float" office:value="1.119" calcext:value-type="float">
            <text:p>1,119</text:p>
          </table:table-cell>
          <table:table-cell table:number-columns-repeated="2" table:style-name="ce6" office:value-type="float" office:value="1.116" calcext:value-type="float">
            <text:p>1,116</text:p>
          </table:table-cell>
          <table:table-cell table:style-name="ce6" office:value-type="float" office:value="1.117" calcext:value-type="float">
            <text:p>1,117</text:p>
          </table:table-cell>
          <table:table-cell table:style-name="ce6" office:value-type="float" office:value="1.114" calcext:value-type="float">
            <text:p>1,114</text:p>
          </table:table-cell>
          <table:table-cell table:style-name="ce6" office:value-type="float" office:value="1.115" calcext:value-type="float">
            <text:p>1,115</text:p>
          </table:table-cell>
          <table:table-cell table:style-name="ce6" office:value-type="float" office:value="1.116" calcext:value-type="float">
            <text:p>1,116</text:p>
          </table:table-cell>
          <table:table-cell table:style-name="ce6" office:value-type="float" office:value="1.112" calcext:value-type="float">
            <text:p>1,112</text:p>
          </table:table-cell>
          <table:table-cell table:style-name="ce6" office:value-type="float" office:value="1.111" calcext:value-type="float">
            <text:p>1,111</text:p>
          </table:table-cell>
          <table:table-cell table:style-name="ce6" office:value-type="float" office:value="1.106" calcext:value-type="float">
            <text:p>1,106</text:p>
          </table:table-cell>
          <table:table-cell table:style-name="ce6" office:value-type="float" office:value="1.105" calcext:value-type="float">
            <text:p>1,105</text:p>
          </table:table-cell>
          <table:table-cell table:style-name="ce6" office:value-type="float" office:value="1.103" calcext:value-type="float">
            <text:p>1,103</text:p>
          </table:table-cell>
          <table:table-cell table:style-name="ce6" office:value-type="float" office:value="1.101" calcext:value-type="float">
            <text:p>1,101</text:p>
          </table:table-cell>
          <table:table-cell table:style-name="ce6" office:value-type="float" office:value="1.1" calcext:value-type="float">
            <text:p>1,1</text:p>
          </table:table-cell>
          <table:table-cell table:number-columns-repeated="2" table:style-name="ce6" office:value-type="float" office:value="1.097" calcext:value-type="float">
            <text:p>1,097</text:p>
          </table:table-cell>
          <table:table-cell table:style-name="ce6" office:value-type="float" office:value="1.093" calcext:value-type="float">
            <text:p>1,093</text:p>
          </table:table-cell>
          <table:table-cell table:style-name="ce6" office:value-type="float" office:value="1.094" calcext:value-type="float">
            <text:p>1,094</text:p>
          </table:table-cell>
          <table:table-cell table:style-name="ce6" office:value-type="float" office:value="1.091" calcext:value-type="float">
            <text:p>1,091</text:p>
          </table:table-cell>
          <table:table-cell table:style-name="ce6" office:value-type="float" office:value="1.089" calcext:value-type="float">
            <text:p>1,089</text:p>
          </table:table-cell>
          <table:table-cell table:style-name="ce6" office:value-type="float" office:value="1.088" calcext:value-type="float">
            <text:p>1,088</text:p>
          </table:table-cell>
          <table:table-cell table:style-name="ce6" office:value-type="float" office:value="1.086" calcext:value-type="float">
            <text:p>1,086</text:p>
          </table:table-cell>
          <table:table-cell table:number-columns-repeated="2" table:style-name="ce6" office:value-type="float" office:value="1.082" calcext:value-type="float">
            <text:p>1,082</text:p>
          </table:table-cell>
          <table:table-cell table:style-name="ce6" office:value-type="float" office:value="1.08" calcext:value-type="float">
            <text:p>1,08</text:p>
          </table:table-cell>
          <table:table-cell table:style-name="ce6" office:value-type="float" office:value="1.077" calcext:value-type="float">
            <text:p>1,077</text:p>
          </table:table-cell>
          <table:table-cell table:style-name="ce6" office:value-type="float" office:value="1.074" calcext:value-type="float">
            <text:p>1,074</text:p>
          </table:table-cell>
          <table:table-cell table:number-columns-repeated="2" table:style-name="ce6" office:value-type="float" office:value="1.072" calcext:value-type="float">
            <text:p>1,072</text:p>
          </table:table-cell>
          <table:table-cell table:style-name="ce6" office:value-type="float" office:value="1.069" calcext:value-type="float">
            <text:p>1,069</text:p>
          </table:table-cell>
          <table:table-cell table:style-name="ce6" office:value-type="float" office:value="1.066" calcext:value-type="float">
            <text:p>1,066</text:p>
          </table:table-cell>
          <table:table-cell table:style-name="ce6" office:value-type="float" office:value="1.065" calcext:value-type="float">
            <text:p>1,065</text:p>
          </table:table-cell>
          <table:table-cell table:style-name="ce6" office:value-type="float" office:value="1.064" calcext:value-type="float">
            <text:p>1,064</text:p>
          </table:table-cell>
          <table:table-cell table:number-columns-repeated="2" table:style-name="ce6" office:value-type="float" office:value="1.063" calcext:value-type="float">
            <text:p>1,063</text:p>
          </table:table-cell>
          <table:table-cell table:style-name="ce6" office:value-type="float" office:value="1.062" calcext:value-type="float">
            <text:p>1,062</text:p>
          </table:table-cell>
          <table:table-cell table:style-name="ce6" office:value-type="float" office:value="1.06" calcext:value-type="float">
            <text:p>1,06</text:p>
          </table:table-cell>
          <table:table-cell table:number-columns-repeated="4" table:style-name="ce6" office:value-type="float" office:value="1.061" calcext:value-type="float">
            <text:p>1,061</text:p>
          </table:table-cell>
          <table:table-cell table:number-columns-repeated="2" table:style-name="ce6" office:value-type="float" office:value="1.062" calcext:value-type="float">
            <text:p>1,062</text:p>
          </table:table-cell>
          <table:table-cell table:number-columns-repeated="2" table:style-name="ce6" office:value-type="float" office:value="1.063" calcext:value-type="float">
            <text:p>1,063</text:p>
          </table:table-cell>
          <table:table-cell table:number-columns-repeated="3" table:style-name="ce6" office:value-type="float" office:value="1.064" calcext:value-type="float">
            <text:p>1,064</text:p>
          </table:table-cell>
          <table:table-cell table:style-name="ce6" office:value-type="float" office:value="1.062" calcext:value-type="float">
            <text:p>1,062</text:p>
          </table:table-cell>
          <table:table-cell table:style-name="ce6" office:value-type="float" office:value="1.06" calcext:value-type="float">
            <text:p>1,06</text:p>
          </table:table-cell>
          <table:table-cell table:style-name="ce6" office:value-type="float" office:value="1.054" calcext:value-type="float">
            <text:p>1,054</text:p>
          </table:table-cell>
          <table:table-cell table:style-name="ce6" office:value-type="float" office:value="1.05" calcext:value-type="float">
            <text:p>1,05</text:p>
          </table:table-cell>
          <table:table-cell table:style-name="ce6" office:value-type="float" office:value="1.046" calcext:value-type="float">
            <text:p>1,046</text:p>
          </table:table-cell>
          <table:table-cell table:style-name="ce6" office:value-type="float" office:value="1.042" calcext:value-type="float">
            <text:p>1,042</text:p>
          </table:table-cell>
          <table:table-cell table:style-name="ce6" office:value-type="float" office:value="1.04" calcext:value-type="float">
            <text:p>1,04</text:p>
          </table:table-cell>
          <table:table-cell table:style-name="ce6" office:value-type="float" office:value="1.035" calcext:value-type="float">
            <text:p>1,035</text:p>
          </table:table-cell>
          <table:table-cell table:style-name="ce6" office:value-type="float" office:value="1.033" calcext:value-type="float">
            <text:p>1,033</text:p>
          </table:table-cell>
          <table:table-cell table:style-name="ce6" office:value-type="float" office:value="1.03" calcext:value-type="float">
            <text:p>1,03</text:p>
          </table:table-cell>
          <table:table-cell table:style-name="ce6" office:value-type="float" office:value="1.026" calcext:value-type="float">
            <text:p>1,026</text:p>
          </table:table-cell>
          <table:table-cell table:style-name="ce6" office:value-type="float" office:value="1.024" calcext:value-type="float">
            <text:p>1,024</text:p>
          </table:table-cell>
          <table:table-cell table:style-name="ce6" office:value-type="float" office:value="1.022" calcext:value-type="float">
            <text:p>1,022</text:p>
          </table:table-cell>
          <table:table-cell table:style-name="ce6" office:value-type="float" office:value="1.021" calcext:value-type="float">
            <text:p>1,021</text:p>
          </table:table-cell>
          <table:table-cell table:style-name="ce6" office:value-type="float" office:value="1.017" calcext:value-type="float">
            <text:p>1,017</text:p>
          </table:table-cell>
          <table:table-cell table:style-name="ce6" office:value-type="float" office:value="1.013" calcext:value-type="float">
            <text:p>1,013</text:p>
          </table:table-cell>
          <table:table-cell table:number-columns-repeated="2" table:style-name="ce6" office:value-type="float" office:value="1.011" calcext:value-type="float">
            <text:p>1,011</text:p>
          </table:table-cell>
          <table:table-cell table:style-name="ce6" office:value-type="float" office:value="1.009" calcext:value-type="float">
            <text:p>1,009</text:p>
          </table:table-cell>
          <table:table-cell table:style-name="ce6" office:value-type="float" office:value="1.007" calcext:value-type="float">
            <text:p>1,007</text:p>
          </table:table-cell>
          <table:table-cell table:style-name="ce6" office:value-type="float" office:value="1.003" calcext:value-type="float">
            <text:p>1,003</text:p>
          </table:table-cell>
          <table:table-cell table:style-name="ce6" office:value-type="float" office:value="1.001" calcext:value-type="float">
            <text:p>1,001</text:p>
          </table:table-cell>
          <table:table-cell table:number-columns-repeated="2" table:style-name="ce6" office:value-type="float" office:value="0.999" calcext:value-type="float">
            <text:p>0,999</text:p>
          </table:table-cell>
          <table:table-cell table:style-name="ce6" office:value-type="float" office:value="0.995" calcext:value-type="float">
            <text:p>0,995</text:p>
          </table:table-cell>
          <table:table-cell table:style-name="ce6" office:value-type="float" office:value="0.994" calcext:value-type="float">
            <text:p>0,994</text:p>
          </table:table-cell>
          <table:table-cell table:style-name="ce6" office:value-type="float" office:value="0.993" calcext:value-type="float">
            <text:p>0,993</text:p>
          </table:table-cell>
          <table:table-cell table:style-name="ce6" office:value-type="float" office:value="0.988" calcext:value-type="float">
            <text:p>0,988</text:p>
          </table:table-cell>
          <table:table-cell table:style-name="ce6" office:value-type="float" office:value="0.989" calcext:value-type="float">
            <text:p>0,989</text:p>
          </table:table-cell>
          <table:table-cell table:style-name="ce6" office:value-type="float" office:value="0.986" calcext:value-type="float">
            <text:p>0,986</text:p>
          </table:table-cell>
          <table:table-cell table:style-name="ce6" office:value-type="float" office:value="0.985" calcext:value-type="float">
            <text:p>0,985</text:p>
          </table:table-cell>
          <table:table-cell table:style-name="ce6" office:value-type="float" office:value="0.983" calcext:value-type="float">
            <text:p>0,983</text:p>
          </table:table-cell>
          <table:table-cell table:style-name="ce6" office:value-type="float" office:value="0.98" calcext:value-type="float">
            <text:p>0,98</text:p>
          </table:table-cell>
          <table:table-cell table:style-name="ce6" office:value-type="float" office:value="0.981" calcext:value-type="float">
            <text:p>0,981</text:p>
          </table:table-cell>
          <table:table-cell table:style-name="ce6" office:value-type="float" office:value="0.976" calcext:value-type="float">
            <text:p>0,976</text:p>
          </table:table-cell>
          <table:table-cell table:style-name="ce6" office:value-type="float" office:value="0.975" calcext:value-type="float">
            <text:p>0,975</text:p>
          </table:table-cell>
          <table:table-cell table:style-name="ce6" office:value-type="float" office:value="0.973" calcext:value-type="float">
            <text:p>0,973</text:p>
          </table:table-cell>
          <table:table-cell table:style-name="ce6" office:value-type="float" office:value="0.971" calcext:value-type="float">
            <text:p>0,971</text:p>
          </table:table-cell>
          <table:table-cell table:style-name="ce6" office:value-type="float" office:value="0.97" calcext:value-type="float">
            <text:p>0,97</text:p>
          </table:table-cell>
          <table:table-cell table:style-name="ce6" office:value-type="float" office:value="0.967" calcext:value-type="float">
            <text:p>0,967</text:p>
          </table:table-cell>
          <table:table-cell table:number-columns-repeated="2" table:style-name="ce6" office:value-type="float" office:value="0.966" calcext:value-type="float">
            <text:p>0,966</text:p>
          </table:table-cell>
          <table:table-cell table:style-name="ce6" office:value-type="float" office:value="0.964" calcext:value-type="float">
            <text:p>0,964</text:p>
          </table:table-cell>
          <table:table-cell table:style-name="ce6" office:value-type="float" office:value="0.961" calcext:value-type="float">
            <text:p>0,961</text:p>
          </table:table-cell>
          <table:table-cell table:style-name="ce6" office:value-type="float" office:value="0.96" calcext:value-type="float">
            <text:p>0,96</text:p>
          </table:table-cell>
          <table:table-cell table:style-name="ce6" office:value-type="float" office:value="0.959" calcext:value-type="float">
            <text:p>0,959</text:p>
          </table:table-cell>
          <table:table-cell table:style-name="ce6" office:value-type="float" office:value="0.956" calcext:value-type="float">
            <text:p>0,956</text:p>
          </table:table-cell>
          <table:table-cell table:style-name="ce6" office:value-type="float" office:value="0.955" calcext:value-type="float">
            <text:p>0,955</text:p>
          </table:table-cell>
          <table:table-cell table:style-name="ce6" office:value-type="float" office:value="0.954" calcext:value-type="float">
            <text:p>0,954</text:p>
          </table:table-cell>
          <table:table-cell table:style-name="ce6" office:value-type="float" office:value="0.952" calcext:value-type="float">
            <text:p>0,952</text:p>
          </table:table-cell>
          <table:table-cell table:style-name="ce6" office:value-type="float" office:value="0.951" calcext:value-type="float">
            <text:p>0,951</text:p>
          </table:table-cell>
          <table:table-cell table:number-columns-repeated="2" table:style-name="ce6" office:value-type="float" office:value="0.947" calcext:value-type="float">
            <text:p>0,947</text:p>
          </table:table-cell>
          <table:table-cell table:style-name="ce6" office:value-type="float" office:value="0.946" calcext:value-type="float">
            <text:p>0,946</text:p>
          </table:table-cell>
          <table:table-cell table:style-name="ce6" office:value-type="float" office:value="0.944" calcext:value-type="float">
            <text:p>0,944</text:p>
          </table:table-cell>
          <table:table-cell table:style-name="ce6" office:value-type="float" office:value="0.942" calcext:value-type="float">
            <text:p>0,942</text:p>
          </table:table-cell>
          <table:table-cell table:style-name="ce6" office:value-type="float" office:value="0.941" calcext:value-type="float">
            <text:p>0,941</text:p>
          </table:table-cell>
          <table:table-cell table:style-name="ce6" office:value-type="float" office:value="0.94" calcext:value-type="float">
            <text:p>0,94</text:p>
          </table:table-cell>
          <table:table-cell table:style-name="ce6" office:value-type="float" office:value="0.939" calcext:value-type="float">
            <text:p>0,939</text:p>
          </table:table-cell>
          <table:table-cell table:style-name="ce6" office:value-type="float" office:value="0.938" calcext:value-type="float">
            <text:p>0,938</text:p>
          </table:table-cell>
          <table:table-cell table:style-name="ce6" office:value-type="float" office:value="0.936" calcext:value-type="float">
            <text:p>0,936</text:p>
          </table:table-cell>
          <table:table-cell table:style-name="ce6" office:value-type="float" office:value="0.935" calcext:value-type="float">
            <text:p>0,935</text:p>
          </table:table-cell>
          <table:table-cell table:style-name="ce6" office:value-type="float" office:value="0.934" calcext:value-type="float">
            <text:p>0,934</text:p>
          </table:table-cell>
          <table:table-cell table:style-name="ce6" office:value-type="float" office:value="0.932" calcext:value-type="float">
            <text:p>0,932</text:p>
          </table:table-cell>
          <table:table-cell table:number-columns-repeated="2" table:style-name="ce6" office:value-type="float" office:value="0.93" calcext:value-type="float">
            <text:p>0,93</text:p>
          </table:table-cell>
          <table:table-cell table:style-name="ce6" office:value-type="float" office:value="0.929" calcext:value-type="float">
            <text:p>0,929</text:p>
          </table:table-cell>
          <table:table-cell table:style-name="ce6" office:value-type="float" office:value="0.928" calcext:value-type="float">
            <text:p>0,928</text:p>
          </table:table-cell>
          <table:table-cell table:style-name="ce6" office:value-type="float" office:value="0.927" calcext:value-type="float">
            <text:p>0,927</text:p>
          </table:table-cell>
          <table:table-cell table:style-name="ce6" office:value-type="float" office:value="0.926" calcext:value-type="float">
            <text:p>0,926</text:p>
          </table:table-cell>
          <table:table-cell table:number-columns-repeated="2" table:style-name="ce6" office:value-type="float" office:value="0.924" calcext:value-type="float">
            <text:p>0,924</text:p>
          </table:table-cell>
          <table:table-cell table:style-name="ce6" office:value-type="float" office:value="0.922" calcext:value-type="float">
            <text:p>0,922</text:p>
          </table:table-cell>
          <table:table-cell table:style-name="ce6" table:number-columns-repeated="835"/>
        </table:table-row>
        <table:table-row table:style-name="ro1">
          <table:table-cell table:style-name="ce24" office:value-type="string" calcext:value-type="string">
            <text:p>C8</text:p>
          </table:table-cell>
          <table:table-cell table:style-name="ce24"/>
          <table:table-cell table:style-name="ce24" office:value-type="float" office:value="0.138" calcext:value-type="float">
            <text:p>0,138</text:p>
          </table:table-cell>
          <table:table-cell table:style-name="ce24" office:value-type="float" office:value="0.141" calcext:value-type="float">
            <text:p>0,141</text:p>
          </table:table-cell>
          <table:table-cell table:style-name="ce24" office:value-type="float" office:value="0.149" calcext:value-type="float">
            <text:p>0,149</text:p>
          </table:table-cell>
          <table:table-cell table:style-name="ce24" office:value-type="float" office:value="0.154" calcext:value-type="float">
            <text:p>0,154</text:p>
          </table:table-cell>
          <table:table-cell table:style-name="ce24" office:value-type="float" office:value="0.161" calcext:value-type="float">
            <text:p>0,161</text:p>
          </table:table-cell>
          <table:table-cell table:style-name="ce24" office:value-type="float" office:value="0.167" calcext:value-type="float">
            <text:p>0,167</text:p>
          </table:table-cell>
          <table:table-cell table:style-name="ce24" office:value-type="float" office:value="0.183" calcext:value-type="float">
            <text:p>0,183</text:p>
          </table:table-cell>
          <table:table-cell table:style-name="ce24" office:value-type="float" office:value="0.203" calcext:value-type="float">
            <text:p>0,203</text:p>
          </table:table-cell>
          <table:table-cell table:style-name="ce24" office:value-type="float" office:value="0.235" calcext:value-type="float">
            <text:p>0,235</text:p>
          </table:table-cell>
          <table:table-cell table:style-name="ce24" office:value-type="float" office:value="0.272" calcext:value-type="float">
            <text:p>0,272</text:p>
          </table:table-cell>
          <table:table-cell table:style-name="ce24" office:value-type="float" office:value="0.333" calcext:value-type="float">
            <text:p>0,333</text:p>
          </table:table-cell>
          <table:table-cell table:style-name="ce24" office:value-type="float" office:value="0.412" calcext:value-type="float">
            <text:p>0,412</text:p>
          </table:table-cell>
          <table:table-cell table:style-name="ce24" office:value-type="float" office:value="0.483" calcext:value-type="float">
            <text:p>0,483</text:p>
          </table:table-cell>
          <table:table-cell table:style-name="ce24" office:value-type="float" office:value="0.552" calcext:value-type="float">
            <text:p>0,552</text:p>
          </table:table-cell>
          <table:table-cell table:style-name="ce24" office:value-type="float" office:value="0.636" calcext:value-type="float">
            <text:p>0,636</text:p>
          </table:table-cell>
          <table:table-cell table:style-name="ce24" office:value-type="float" office:value="0.727" calcext:value-type="float">
            <text:p>0,727</text:p>
          </table:table-cell>
          <table:table-cell table:style-name="ce24" office:value-type="float" office:value="0.798" calcext:value-type="float">
            <text:p>0,798</text:p>
          </table:table-cell>
          <table:table-cell table:style-name="ce24" office:value-type="float" office:value="0.9" calcext:value-type="float">
            <text:p>0,9</text:p>
          </table:table-cell>
          <table:table-cell table:style-name="ce24" office:value-type="float" office:value="0.977" calcext:value-type="float">
            <text:p>0,977</text:p>
          </table:table-cell>
          <table:table-cell table:style-name="ce24" office:value-type="float" office:value="1.029" calcext:value-type="float">
            <text:p>1,029</text:p>
          </table:table-cell>
          <table:table-cell table:style-name="ce24" office:value-type="float" office:value="1.073" calcext:value-type="float">
            <text:p>1,073</text:p>
          </table:table-cell>
          <table:table-cell table:style-name="ce24" office:value-type="float" office:value="1.096" calcext:value-type="float">
            <text:p>1,096</text:p>
          </table:table-cell>
          <table:table-cell table:style-name="ce24" office:value-type="float" office:value="1.115" calcext:value-type="float">
            <text:p>1,115</text:p>
          </table:table-cell>
          <table:table-cell table:style-name="ce24" office:value-type="float" office:value="1.127" calcext:value-type="float">
            <text:p>1,127</text:p>
          </table:table-cell>
          <table:table-cell table:style-name="ce24" office:value-type="float" office:value="1.142" calcext:value-type="float">
            <text:p>1,142</text:p>
          </table:table-cell>
          <table:table-cell table:style-name="ce24" office:value-type="float" office:value="1.162" calcext:value-type="float">
            <text:p>1,162</text:p>
          </table:table-cell>
          <table:table-cell table:style-name="ce24" office:value-type="float" office:value="1.177" calcext:value-type="float">
            <text:p>1,177</text:p>
          </table:table-cell>
          <table:table-cell table:style-name="ce24" office:value-type="float" office:value="1.184" calcext:value-type="float">
            <text:p>1,184</text:p>
          </table:table-cell>
          <table:table-cell table:number-columns-repeated="2" table:style-name="ce24" office:value-type="float" office:value="1.19" calcext:value-type="float">
            <text:p>1,19</text:p>
          </table:table-cell>
          <table:table-cell table:style-name="ce24" office:value-type="float" office:value="1.196" calcext:value-type="float">
            <text:p>1,196</text:p>
          </table:table-cell>
          <table:table-cell table:style-name="ce24" office:value-type="float" office:value="1.206" calcext:value-type="float">
            <text:p>1,206</text:p>
          </table:table-cell>
          <table:table-cell table:style-name="ce24" office:value-type="float" office:value="1.214" calcext:value-type="float">
            <text:p>1,214</text:p>
          </table:table-cell>
          <table:table-cell table:number-columns-repeated="2" table:style-name="ce24" office:value-type="float" office:value="1.211" calcext:value-type="float">
            <text:p>1,211</text:p>
          </table:table-cell>
          <table:table-cell table:style-name="ce24" office:value-type="float" office:value="1.204" calcext:value-type="float">
            <text:p>1,204</text:p>
          </table:table-cell>
          <table:table-cell table:style-name="ce24" office:value-type="float" office:value="1.199" calcext:value-type="float">
            <text:p>1,199</text:p>
          </table:table-cell>
          <table:table-cell table:style-name="ce24" office:value-type="float" office:value="1.188" calcext:value-type="float">
            <text:p>1,188</text:p>
          </table:table-cell>
          <table:table-cell table:style-name="ce24" office:value-type="float" office:value="1.185" calcext:value-type="float">
            <text:p>1,185</text:p>
          </table:table-cell>
          <table:table-cell table:style-name="ce24" office:value-type="float" office:value="1.176" calcext:value-type="float">
            <text:p>1,176</text:p>
          </table:table-cell>
          <table:table-cell table:style-name="ce24" office:value-type="float" office:value="1.171" calcext:value-type="float">
            <text:p>1,171</text:p>
          </table:table-cell>
          <table:table-cell table:style-name="ce24" office:value-type="float" office:value="1.156" calcext:value-type="float">
            <text:p>1,156</text:p>
          </table:table-cell>
          <table:table-cell table:style-name="ce24" office:value-type="float" office:value="1.147" calcext:value-type="float">
            <text:p>1,147</text:p>
          </table:table-cell>
          <table:table-cell table:style-name="ce24" office:value-type="float" office:value="1.144" calcext:value-type="float">
            <text:p>1,144</text:p>
          </table:table-cell>
          <table:table-cell table:style-name="ce24" office:value-type="float" office:value="1.151" calcext:value-type="float">
            <text:p>1,151</text:p>
          </table:table-cell>
          <table:table-cell table:style-name="ce24" office:value-type="float" office:value="1.156" calcext:value-type="float">
            <text:p>1,156</text:p>
          </table:table-cell>
          <table:table-cell table:style-name="ce24" office:value-type="float" office:value="1.16" calcext:value-type="float">
            <text:p>1,16</text:p>
          </table:table-cell>
          <table:table-cell table:style-name="ce24" office:value-type="float" office:value="1.161" calcext:value-type="float">
            <text:p>1,161</text:p>
          </table:table-cell>
          <table:table-cell table:style-name="ce24" office:value-type="float" office:value="1.163" calcext:value-type="float">
            <text:p>1,163</text:p>
          </table:table-cell>
          <table:table-cell table:style-name="ce24" office:value-type="float" office:value="1.164" calcext:value-type="float">
            <text:p>1,164</text:p>
          </table:table-cell>
          <table:table-cell table:style-name="ce24" office:value-type="float" office:value="1.167" calcext:value-type="float">
            <text:p>1,167</text:p>
          </table:table-cell>
          <table:table-cell table:style-name="ce24" office:value-type="float" office:value="1.166" calcext:value-type="float">
            <text:p>1,166</text:p>
          </table:table-cell>
          <table:table-cell table:style-name="ce24" office:value-type="float" office:value="1.167" calcext:value-type="float">
            <text:p>1,167</text:p>
          </table:table-cell>
          <table:table-cell table:style-name="ce24" office:value-type="float" office:value="1.166" calcext:value-type="float">
            <text:p>1,166</text:p>
          </table:table-cell>
          <table:table-cell table:style-name="ce24" office:value-type="float" office:value="1.17" calcext:value-type="float">
            <text:p>1,17</text:p>
          </table:table-cell>
          <table:table-cell table:style-name="ce24" office:value-type="float" office:value="1.166" calcext:value-type="float">
            <text:p>1,166</text:p>
          </table:table-cell>
          <table:table-cell table:style-name="ce24" office:value-type="float" office:value="1.162" calcext:value-type="float">
            <text:p>1,162</text:p>
          </table:table-cell>
          <table:table-cell table:style-name="ce24" office:value-type="float" office:value="1.158" calcext:value-type="float">
            <text:p>1,158</text:p>
          </table:table-cell>
          <table:table-cell table:style-name="ce24" office:value-type="float" office:value="1.155" calcext:value-type="float">
            <text:p>1,155</text:p>
          </table:table-cell>
          <table:table-cell table:style-name="ce24" office:value-type="float" office:value="1.151" calcext:value-type="float">
            <text:p>1,151</text:p>
          </table:table-cell>
          <table:table-cell table:style-name="ce24" office:value-type="float" office:value="1.147" calcext:value-type="float">
            <text:p>1,147</text:p>
          </table:table-cell>
          <table:table-cell table:style-name="ce24" office:value-type="float" office:value="1.143" calcext:value-type="float">
            <text:p>1,143</text:p>
          </table:table-cell>
          <table:table-cell table:style-name="ce24" office:value-type="float" office:value="1.139" calcext:value-type="float">
            <text:p>1,139</text:p>
          </table:table-cell>
          <table:table-cell table:style-name="ce24" office:value-type="float" office:value="1.134" calcext:value-type="float">
            <text:p>1,134</text:p>
          </table:table-cell>
          <table:table-cell table:style-name="ce24" office:value-type="float" office:value="1.131" calcext:value-type="float">
            <text:p>1,131</text:p>
          </table:table-cell>
          <table:table-cell table:style-name="ce24" office:value-type="float" office:value="1.129" calcext:value-type="float">
            <text:p>1,129</text:p>
          </table:table-cell>
          <table:table-cell table:style-name="ce24" office:value-type="float" office:value="1.125" calcext:value-type="float">
            <text:p>1,125</text:p>
          </table:table-cell>
          <table:table-cell table:style-name="ce24" office:value-type="float" office:value="1.121" calcext:value-type="float">
            <text:p>1,121</text:p>
          </table:table-cell>
          <table:table-cell table:style-name="ce24" office:value-type="float" office:value="1.12" calcext:value-type="float">
            <text:p>1,12</text:p>
          </table:table-cell>
          <table:table-cell table:style-name="ce24" office:value-type="float" office:value="1.119" calcext:value-type="float">
            <text:p>1,119</text:p>
          </table:table-cell>
          <table:table-cell table:style-name="ce24" office:value-type="float" office:value="1.118" calcext:value-type="float">
            <text:p>1,118</text:p>
          </table:table-cell>
          <table:table-cell table:style-name="ce24" office:value-type="float" office:value="1.114" calcext:value-type="float">
            <text:p>1,114</text:p>
          </table:table-cell>
          <table:table-cell table:style-name="ce24" office:value-type="float" office:value="1.115" calcext:value-type="float">
            <text:p>1,115</text:p>
          </table:table-cell>
          <table:table-cell table:style-name="ce24" office:value-type="float" office:value="1.114" calcext:value-type="float">
            <text:p>1,114</text:p>
          </table:table-cell>
          <table:table-cell table:style-name="ce24" office:value-type="float" office:value="1.112" calcext:value-type="float">
            <text:p>1,112</text:p>
          </table:table-cell>
          <table:table-cell table:style-name="ce24" office:value-type="float" office:value="1.108" calcext:value-type="float">
            <text:p>1,108</text:p>
          </table:table-cell>
          <table:table-cell table:style-name="ce24" office:value-type="float" office:value="1.107" calcext:value-type="float">
            <text:p>1,107</text:p>
          </table:table-cell>
          <table:table-cell table:style-name="ce24" office:value-type="float" office:value="1.104" calcext:value-type="float">
            <text:p>1,104</text:p>
          </table:table-cell>
          <table:table-cell table:style-name="ce24" office:value-type="float" office:value="1.101" calcext:value-type="float">
            <text:p>1,101</text:p>
          </table:table-cell>
          <table:table-cell table:style-name="ce24" office:value-type="float" office:value="1.099" calcext:value-type="float">
            <text:p>1,099</text:p>
          </table:table-cell>
          <table:table-cell table:style-name="ce24" office:value-type="float" office:value="1.097" calcext:value-type="float">
            <text:p>1,097</text:p>
          </table:table-cell>
          <table:table-cell table:style-name="ce24" office:value-type="float" office:value="1.094" calcext:value-type="float">
            <text:p>1,094</text:p>
          </table:table-cell>
          <table:table-cell table:style-name="ce24" office:value-type="float" office:value="1.092" calcext:value-type="float">
            <text:p>1,092</text:p>
          </table:table-cell>
          <table:table-cell table:style-name="ce24" office:value-type="float" office:value="1.094" calcext:value-type="float">
            <text:p>1,094</text:p>
          </table:table-cell>
          <table:table-cell table:style-name="ce24" office:value-type="float" office:value="1.091" calcext:value-type="float">
            <text:p>1,091</text:p>
          </table:table-cell>
          <table:table-cell table:style-name="ce24" office:value-type="float" office:value="1.089" calcext:value-type="float">
            <text:p>1,089</text:p>
          </table:table-cell>
          <table:table-cell table:style-name="ce24" office:value-type="float" office:value="1.087" calcext:value-type="float">
            <text:p>1,087</text:p>
          </table:table-cell>
          <table:table-cell table:style-name="ce24" office:value-type="float" office:value="1.084" calcext:value-type="float">
            <text:p>1,084</text:p>
          </table:table-cell>
          <table:table-cell table:style-name="ce24" office:value-type="float" office:value="1.083" calcext:value-type="float">
            <text:p>1,083</text:p>
          </table:table-cell>
          <table:table-cell table:number-columns-repeated="2" table:style-name="ce24" office:value-type="float" office:value="1.082" calcext:value-type="float">
            <text:p>1,082</text:p>
          </table:table-cell>
          <table:table-cell table:style-name="ce24" office:value-type="float" office:value="1.079" calcext:value-type="float">
            <text:p>1,079</text:p>
          </table:table-cell>
          <table:table-cell table:style-name="ce24" office:value-type="float" office:value="1.078" calcext:value-type="float">
            <text:p>1,078</text:p>
          </table:table-cell>
          <table:table-cell table:style-name="ce24" office:value-type="float" office:value="1.075" calcext:value-type="float">
            <text:p>1,075</text:p>
          </table:table-cell>
          <table:table-cell table:style-name="ce24" office:value-type="float" office:value="1.074" calcext:value-type="float">
            <text:p>1,074</text:p>
          </table:table-cell>
          <table:table-cell table:style-name="ce24" office:value-type="float" office:value="1.071" calcext:value-type="float">
            <text:p>1,071</text:p>
          </table:table-cell>
          <table:table-cell table:style-name="ce24" office:value-type="float" office:value="1.07" calcext:value-type="float">
            <text:p>1,07</text:p>
          </table:table-cell>
          <table:table-cell table:number-columns-repeated="2" table:style-name="ce24" office:value-type="float" office:value="1.069" calcext:value-type="float">
            <text:p>1,069</text:p>
          </table:table-cell>
          <table:table-cell table:style-name="ce24" office:value-type="float" office:value="1.067" calcext:value-type="float">
            <text:p>1,067</text:p>
          </table:table-cell>
          <table:table-cell table:number-columns-repeated="2" table:style-name="ce24" office:value-type="float" office:value="1.065" calcext:value-type="float">
            <text:p>1,065</text:p>
          </table:table-cell>
          <table:table-cell table:style-name="ce24" office:value-type="float" office:value="1.064" calcext:value-type="float">
            <text:p>1,064</text:p>
          </table:table-cell>
          <table:table-cell table:style-name="ce24" office:value-type="float" office:value="1.062" calcext:value-type="float">
            <text:p>1,062</text:p>
          </table:table-cell>
          <table:table-cell table:style-name="ce24" office:value-type="float" office:value="1.059" calcext:value-type="float">
            <text:p>1,059</text:p>
          </table:table-cell>
          <table:table-cell table:style-name="ce24" office:value-type="float" office:value="1.057" calcext:value-type="float">
            <text:p>1,057</text:p>
          </table:table-cell>
          <table:table-cell table:style-name="ce24" office:value-type="float" office:value="1.055" calcext:value-type="float">
            <text:p>1,055</text:p>
          </table:table-cell>
          <table:table-cell table:style-name="ce24" office:value-type="float" office:value="1.053" calcext:value-type="float">
            <text:p>1,053</text:p>
          </table:table-cell>
          <table:table-cell table:style-name="ce24" office:value-type="float" office:value="1.054" calcext:value-type="float">
            <text:p>1,054</text:p>
          </table:table-cell>
          <table:table-cell table:number-columns-repeated="2" table:style-name="ce24" office:value-type="float" office:value="1.047" calcext:value-type="float">
            <text:p>1,047</text:p>
          </table:table-cell>
          <table:table-cell table:style-name="ce24" office:value-type="float" office:value="1.044" calcext:value-type="float">
            <text:p>1,044</text:p>
          </table:table-cell>
          <table:table-cell table:style-name="ce24" office:value-type="float" office:value="1.041" calcext:value-type="float">
            <text:p>1,041</text:p>
          </table:table-cell>
          <table:table-cell table:style-name="ce24" office:value-type="float" office:value="1.037" calcext:value-type="float">
            <text:p>1,037</text:p>
          </table:table-cell>
          <table:table-cell table:style-name="ce24" office:value-type="float" office:value="1.033" calcext:value-type="float">
            <text:p>1,033</text:p>
          </table:table-cell>
          <table:table-cell table:style-name="ce24" office:value-type="float" office:value="1.028" calcext:value-type="float">
            <text:p>1,028</text:p>
          </table:table-cell>
          <table:table-cell table:style-name="ce24" office:value-type="float" office:value="1.024" calcext:value-type="float">
            <text:p>1,024</text:p>
          </table:table-cell>
          <table:table-cell table:style-name="ce24" office:value-type="float" office:value="1.019" calcext:value-type="float">
            <text:p>1,019</text:p>
          </table:table-cell>
          <table:table-cell table:style-name="ce24" office:value-type="float" office:value="1.016" calcext:value-type="float">
            <text:p>1,016</text:p>
          </table:table-cell>
          <table:table-cell table:style-name="ce24" office:value-type="float" office:value="1.013" calcext:value-type="float">
            <text:p>1,013</text:p>
          </table:table-cell>
          <table:table-cell table:style-name="ce24" office:value-type="float" office:value="1.009" calcext:value-type="float">
            <text:p>1,009</text:p>
          </table:table-cell>
          <table:table-cell table:style-name="ce24" office:value-type="float" office:value="1.006" calcext:value-type="float">
            <text:p>1,006</text:p>
          </table:table-cell>
          <table:table-cell table:style-name="ce24" office:value-type="float" office:value="1.001" calcext:value-type="float">
            <text:p>1,00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.995" calcext:value-type="float">
            <text:p>0,995</text:p>
          </table:table-cell>
          <table:table-cell table:style-name="ce24" office:value-type="float" office:value="0.992" calcext:value-type="float">
            <text:p>0,992</text:p>
          </table:table-cell>
          <table:table-cell table:style-name="ce24" office:value-type="float" office:value="0.99" calcext:value-type="float">
            <text:p>0,99</text:p>
          </table:table-cell>
          <table:table-cell table:style-name="ce24" office:value-type="float" office:value="0.986" calcext:value-type="float">
            <text:p>0,986</text:p>
          </table:table-cell>
          <table:table-cell table:style-name="ce24" office:value-type="float" office:value="0.982" calcext:value-type="float">
            <text:p>0,982</text:p>
          </table:table-cell>
          <table:table-cell table:style-name="ce24" office:value-type="float" office:value="0.979" calcext:value-type="float">
            <text:p>0,979</text:p>
          </table:table-cell>
          <table:table-cell table:style-name="ce24" office:value-type="float" office:value="0.975" calcext:value-type="float">
            <text:p>0,975</text:p>
          </table:table-cell>
          <table:table-cell table:style-name="ce24" office:value-type="float" office:value="0.972" calcext:value-type="float">
            <text:p>0,972</text:p>
          </table:table-cell>
          <table:table-cell table:style-name="ce24" office:value-type="float" office:value="0.971" calcext:value-type="float">
            <text:p>0,971</text:p>
          </table:table-cell>
          <table:table-cell table:style-name="ce24" office:value-type="float" office:value="0.967" calcext:value-type="float">
            <text:p>0,967</text:p>
          </table:table-cell>
          <table:table-cell table:style-name="ce24" office:value-type="float" office:value="0.965" calcext:value-type="float">
            <text:p>0,965</text:p>
          </table:table-cell>
          <table:table-cell table:style-name="ce24" office:value-type="float" office:value="0.962" calcext:value-type="float">
            <text:p>0,962</text:p>
          </table:table-cell>
          <table:table-cell table:style-name="ce24" office:value-type="float" office:value="0.958" calcext:value-type="float">
            <text:p>0,958</text:p>
          </table:table-cell>
          <table:table-cell table:number-columns-repeated="2" table:style-name="ce24" office:value-type="float" office:value="0.954" calcext:value-type="float">
            <text:p>0,954</text:p>
          </table:table-cell>
          <table:table-cell table:style-name="ce24" office:value-type="float" office:value="0.95" calcext:value-type="float">
            <text:p>0,95</text:p>
          </table:table-cell>
          <table:table-cell table:style-name="ce24" office:value-type="float" office:value="0.947" calcext:value-type="float">
            <text:p>0,947</text:p>
          </table:table-cell>
          <table:table-cell table:style-name="ce24" office:value-type="float" office:value="0.945" calcext:value-type="float">
            <text:p>0,945</text:p>
          </table:table-cell>
          <table:table-cell table:style-name="ce24" office:value-type="float" office:value="0.944" calcext:value-type="float">
            <text:p>0,944</text:p>
          </table:table-cell>
          <table:table-cell table:style-name="ce24" office:value-type="float" office:value="0.942" calcext:value-type="float">
            <text:p>0,942</text:p>
          </table:table-cell>
          <table:table-cell table:style-name="ce24" office:value-type="float" office:value="0.938" calcext:value-type="float">
            <text:p>0,938</text:p>
          </table:table-cell>
          <table:table-cell table:style-name="ce24" office:value-type="float" office:value="0.935" calcext:value-type="float">
            <text:p>0,935</text:p>
          </table:table-cell>
          <table:table-cell table:number-columns-repeated="2" table:style-name="ce24" office:value-type="float" office:value="0.932" calcext:value-type="float">
            <text:p>0,932</text:p>
          </table:table-cell>
          <table:table-cell table:style-name="ce24" office:value-type="float" office:value="0.928" calcext:value-type="float">
            <text:p>0,928</text:p>
          </table:table-cell>
          <table:table-cell table:style-name="ce24" office:value-type="float" office:value="0.925" calcext:value-type="float">
            <text:p>0,925</text:p>
          </table:table-cell>
          <table:table-cell table:style-name="ce24" office:value-type="float" office:value="0.924" calcext:value-type="float">
            <text:p>0,924</text:p>
          </table:table-cell>
          <table:table-cell table:style-name="ce24" office:value-type="float" office:value="0.922" calcext:value-type="float">
            <text:p>0,922</text:p>
          </table:table-cell>
          <table:table-cell table:style-name="ce24" office:value-type="float" office:value="0.92" calcext:value-type="float">
            <text:p>0,92</text:p>
          </table:table-cell>
          <table:table-cell table:style-name="ce24" office:value-type="float" office:value="0.919" calcext:value-type="float">
            <text:p>0,919</text:p>
          </table:table-cell>
          <table:table-cell table:style-name="ce24" office:value-type="float" office:value="0.915" calcext:value-type="float">
            <text:p>0,915</text:p>
          </table:table-cell>
          <table:table-cell table:style-name="ce24" office:value-type="float" office:value="0.914" calcext:value-type="float">
            <text:p>0,914</text:p>
          </table:table-cell>
          <table:table-cell table:number-columns-repeated="2" table:style-name="ce24" office:value-type="float" office:value="0.912" calcext:value-type="float">
            <text:p>0,912</text:p>
          </table:table-cell>
          <table:table-cell table:style-name="ce24" office:value-type="float" office:value="0.907" calcext:value-type="float">
            <text:p>0,907</text:p>
          </table:table-cell>
          <table:table-cell table:style-name="ce24" office:value-type="float" office:value="0.908" calcext:value-type="float">
            <text:p>0,908</text:p>
          </table:table-cell>
          <table:table-cell table:style-name="ce24" office:value-type="float" office:value="0.906" calcext:value-type="float">
            <text:p>0,906</text:p>
          </table:table-cell>
          <table:table-cell table:style-name="ce24" office:value-type="float" office:value="0.904" calcext:value-type="float">
            <text:p>0,904</text:p>
          </table:table-cell>
          <table:table-cell table:style-name="ce24" office:value-type="float" office:value="0.903" calcext:value-type="float">
            <text:p>0,903</text:p>
          </table:table-cell>
          <table:table-cell table:style-name="ce24" office:value-type="float" office:value="0.901" calcext:value-type="float">
            <text:p>0,901</text:p>
          </table:table-cell>
          <table:table-cell table:style-name="ce24" office:value-type="float" office:value="0.9" calcext:value-type="float">
            <text:p>0,9</text:p>
          </table:table-cell>
          <table:table-cell table:style-name="ce24" office:value-type="float" office:value="0.899" calcext:value-type="float">
            <text:p>0,899</text:p>
          </table:table-cell>
          <table:table-cell table:style-name="ce24" office:value-type="float" office:value="0.898" calcext:value-type="float">
            <text:p>0,898</text:p>
          </table:table-cell>
          <table:table-cell table:style-name="ce24" office:value-type="float" office:value="0.897" calcext:value-type="float">
            <text:p>0,897</text:p>
          </table:table-cell>
          <table:table-cell table:style-name="ce24" office:value-type="float" office:value="0.894" calcext:value-type="float">
            <text:p>0,894</text:p>
          </table:table-cell>
          <table:table-cell table:number-columns-repeated="2" table:style-name="ce24" office:value-type="float" office:value="0.892" calcext:value-type="float">
            <text:p>0,892</text:p>
          </table:table-cell>
          <table:table-cell table:style-name="ce24" office:value-type="float" office:value="0.891" calcext:value-type="float">
            <text:p>0,891</text:p>
          </table:table-cell>
          <table:table-cell table:style-name="ce24" office:value-type="float" office:value="0.89" calcext:value-type="float">
            <text:p>0,89</text:p>
          </table:table-cell>
          <table:table-cell table:style-name="ce24" office:value-type="float" office:value="0.888" calcext:value-type="float">
            <text:p>0,888</text:p>
          </table:table-cell>
          <table:table-cell table:style-name="ce24" office:value-type="float" office:value="0.887" calcext:value-type="float">
            <text:p>0,887</text:p>
          </table:table-cell>
          <table:table-cell table:style-name="ce24" office:value-type="float" office:value="0.886" calcext:value-type="float">
            <text:p>0,886</text:p>
          </table:table-cell>
          <table:table-cell table:style-name="ce24" office:value-type="float" office:value="0.884" calcext:value-type="float">
            <text:p>0,884</text:p>
          </table:table-cell>
          <table:table-cell table:number-columns-repeated="2" table:style-name="ce24" office:value-type="float" office:value="0.883" calcext:value-type="float">
            <text:p>0,883</text:p>
          </table:table-cell>
          <table:table-cell table:style-name="ce24" office:value-type="float" office:value="0.88" calcext:value-type="float">
            <text:p>0,88</text:p>
          </table:table-cell>
          <table:table-cell table:style-name="ce24" office:value-type="float" office:value="0.881" calcext:value-type="float">
            <text:p>0,881</text:p>
          </table:table-cell>
          <table:table-cell table:style-name="ce24" office:value-type="float" office:value="0.877" calcext:value-type="float">
            <text:p>0,877</text:p>
          </table:table-cell>
          <table:table-cell table:style-name="ce24" office:value-type="float" office:value="0.878" calcext:value-type="float">
            <text:p>0,878</text:p>
          </table:table-cell>
          <table:table-cell table:style-name="ce24" office:value-type="float" office:value="0.875" calcext:value-type="float">
            <text:p>0,875</text:p>
          </table:table-cell>
          <table:table-cell table:style-name="ce24" office:value-type="float" office:value="0.876" calcext:value-type="float">
            <text:p>0,876</text:p>
          </table:table-cell>
          <table:table-cell table:style-name="ce24" office:value-type="float" office:value="0.875" calcext:value-type="float">
            <text:p>0,875</text:p>
          </table:table-cell>
          <table:table-cell table:style-name="ce24" office:value-type="float" office:value="0.873" calcext:value-type="float">
            <text:p>0,873</text:p>
          </table:table-cell>
          <table:table-cell table:style-name="ce24" table:number-columns-repeated="835"/>
        </table:table-row>
        <table:table-row table:style-name="ro1">
          <table:table-cell table:style-name="ce24" office:value-type="string" calcext:value-type="string">
            <text:p>C9</text:p>
          </table:table-cell>
          <table:table-cell table:style-name="ce24"/>
          <table:table-cell table:style-name="ce24" office:value-type="float" office:value="0.137" calcext:value-type="float">
            <text:p>0,137</text:p>
          </table:table-cell>
          <table:table-cell table:style-name="ce24" office:value-type="float" office:value="0.14" calcext:value-type="float">
            <text:p>0,14</text:p>
          </table:table-cell>
          <table:table-cell table:style-name="ce24" office:value-type="float" office:value="0.144" calcext:value-type="float">
            <text:p>0,144</text:p>
          </table:table-cell>
          <table:table-cell table:style-name="ce24" office:value-type="float" office:value="0.151" calcext:value-type="float">
            <text:p>0,151</text:p>
          </table:table-cell>
          <table:table-cell table:style-name="ce24" office:value-type="float" office:value="0.158" calcext:value-type="float">
            <text:p>0,158</text:p>
          </table:table-cell>
          <table:table-cell table:style-name="ce24" office:value-type="float" office:value="0.165" calcext:value-type="float">
            <text:p>0,165</text:p>
          </table:table-cell>
          <table:table-cell table:style-name="ce24" office:value-type="float" office:value="0.18" calcext:value-type="float">
            <text:p>0,18</text:p>
          </table:table-cell>
          <table:table-cell table:style-name="ce24" office:value-type="float" office:value="0.2" calcext:value-type="float">
            <text:p>0,2</text:p>
          </table:table-cell>
          <table:table-cell table:style-name="ce24" office:value-type="float" office:value="0.226" calcext:value-type="float">
            <text:p>0,226</text:p>
          </table:table-cell>
          <table:table-cell table:style-name="ce24" office:value-type="float" office:value="0.26" calcext:value-type="float">
            <text:p>0,26</text:p>
          </table:table-cell>
          <table:table-cell table:style-name="ce24" office:value-type="float" office:value="0.297" calcext:value-type="float">
            <text:p>0,297</text:p>
          </table:table-cell>
          <table:table-cell table:style-name="ce24" office:value-type="float" office:value="0.352" calcext:value-type="float">
            <text:p>0,352</text:p>
          </table:table-cell>
          <table:table-cell table:style-name="ce24" office:value-type="float" office:value="0.411" calcext:value-type="float">
            <text:p>0,411</text:p>
          </table:table-cell>
          <table:table-cell table:style-name="ce24" office:value-type="float" office:value="0.491" calcext:value-type="float">
            <text:p>0,491</text:p>
          </table:table-cell>
          <table:table-cell table:style-name="ce24" office:value-type="float" office:value="0.568" calcext:value-type="float">
            <text:p>0,568</text:p>
          </table:table-cell>
          <table:table-cell table:style-name="ce24" office:value-type="float" office:value="0.668" calcext:value-type="float">
            <text:p>0,668</text:p>
          </table:table-cell>
          <table:table-cell table:style-name="ce24" office:value-type="float" office:value="0.743" calcext:value-type="float">
            <text:p>0,743</text:p>
          </table:table-cell>
          <table:table-cell table:style-name="ce24" office:value-type="float" office:value="0.851" calcext:value-type="float">
            <text:p>0,851</text:p>
          </table:table-cell>
          <table:table-cell table:style-name="ce24" office:value-type="float" office:value="0.923" calcext:value-type="float">
            <text:p>0,923</text:p>
          </table:table-cell>
          <table:table-cell table:style-name="ce24" office:value-type="float" office:value="0.979" calcext:value-type="float">
            <text:p>0,979</text:p>
          </table:table-cell>
          <table:table-cell table:style-name="ce24" office:value-type="float" office:value="1.021" calcext:value-type="float">
            <text:p>1,021</text:p>
          </table:table-cell>
          <table:table-cell table:style-name="ce24" office:value-type="float" office:value="1.056" calcext:value-type="float">
            <text:p>1,056</text:p>
          </table:table-cell>
          <table:table-cell table:style-name="ce24" office:value-type="float" office:value="1.079" calcext:value-type="float">
            <text:p>1,079</text:p>
          </table:table-cell>
          <table:table-cell table:style-name="ce24" office:value-type="float" office:value="1.106" calcext:value-type="float">
            <text:p>1,106</text:p>
          </table:table-cell>
          <table:table-cell table:style-name="ce24" office:value-type="float" office:value="1.119" calcext:value-type="float">
            <text:p>1,119</text:p>
          </table:table-cell>
          <table:table-cell table:style-name="ce24" office:value-type="float" office:value="1.138" calcext:value-type="float">
            <text:p>1,138</text:p>
          </table:table-cell>
          <table:table-cell table:style-name="ce24" office:value-type="float" office:value="1.148" calcext:value-type="float">
            <text:p>1,148</text:p>
          </table:table-cell>
          <table:table-cell table:style-name="ce24" office:value-type="float" office:value="1.162" calcext:value-type="float">
            <text:p>1,162</text:p>
          </table:table-cell>
          <table:table-cell table:style-name="ce24" office:value-type="float" office:value="1.176" calcext:value-type="float">
            <text:p>1,176</text:p>
          </table:table-cell>
          <table:table-cell table:style-name="ce24" office:value-type="float" office:value="1.193" calcext:value-type="float">
            <text:p>1,193</text:p>
          </table:table-cell>
          <table:table-cell table:style-name="ce24" office:value-type="float" office:value="1.194" calcext:value-type="float">
            <text:p>1,194</text:p>
          </table:table-cell>
          <table:table-cell table:style-name="ce24" office:value-type="float" office:value="1.197" calcext:value-type="float">
            <text:p>1,197</text:p>
          </table:table-cell>
          <table:table-cell table:style-name="ce24" office:value-type="float" office:value="1.201" calcext:value-type="float">
            <text:p>1,201</text:p>
          </table:table-cell>
          <table:table-cell table:style-name="ce24" office:value-type="float" office:value="1.198" calcext:value-type="float">
            <text:p>1,198</text:p>
          </table:table-cell>
          <table:table-cell table:style-name="ce24" office:value-type="float" office:value="1.197" calcext:value-type="float">
            <text:p>1,197</text:p>
          </table:table-cell>
          <table:table-cell table:style-name="ce24" office:value-type="float" office:value="1.19" calcext:value-type="float">
            <text:p>1,19</text:p>
          </table:table-cell>
          <table:table-cell table:style-name="ce24" office:value-type="float" office:value="1.188" calcext:value-type="float">
            <text:p>1,188</text:p>
          </table:table-cell>
          <table:table-cell table:style-name="ce24" office:value-type="float" office:value="1.179" calcext:value-type="float">
            <text:p>1,179</text:p>
          </table:table-cell>
          <table:table-cell table:style-name="ce24" office:value-type="float" office:value="1.164" calcext:value-type="float">
            <text:p>1,164</text:p>
          </table:table-cell>
          <table:table-cell table:style-name="ce24" office:value-type="float" office:value="1.156" calcext:value-type="float">
            <text:p>1,156</text:p>
          </table:table-cell>
          <table:table-cell table:style-name="ce24" office:value-type="float" office:value="1.147" calcext:value-type="float">
            <text:p>1,147</text:p>
          </table:table-cell>
          <table:table-cell table:style-name="ce24" office:value-type="float" office:value="1.14" calcext:value-type="float">
            <text:p>1,14</text:p>
          </table:table-cell>
          <table:table-cell table:style-name="ce24" office:value-type="float" office:value="1.133" calcext:value-type="float">
            <text:p>1,133</text:p>
          </table:table-cell>
          <table:table-cell table:style-name="ce24" office:value-type="float" office:value="1.141" calcext:value-type="float">
            <text:p>1,141</text:p>
          </table:table-cell>
          <table:table-cell table:style-name="ce24" office:value-type="float" office:value="1.148" calcext:value-type="float">
            <text:p>1,148</text:p>
          </table:table-cell>
          <table:table-cell table:style-name="ce24" office:value-type="float" office:value="1.151" calcext:value-type="float">
            <text:p>1,151</text:p>
          </table:table-cell>
          <table:table-cell table:style-name="ce24" office:value-type="float" office:value="1.154" calcext:value-type="float">
            <text:p>1,154</text:p>
          </table:table-cell>
          <table:table-cell table:style-name="ce24" office:value-type="float" office:value="1.158" calcext:value-type="float">
            <text:p>1,158</text:p>
          </table:table-cell>
          <table:table-cell table:style-name="ce24" office:value-type="float" office:value="1.16" calcext:value-type="float">
            <text:p>1,16</text:p>
          </table:table-cell>
          <table:table-cell table:number-columns-repeated="2" table:style-name="ce24" office:value-type="float" office:value="1.163" calcext:value-type="float">
            <text:p>1,163</text:p>
          </table:table-cell>
          <table:table-cell table:style-name="ce24" office:value-type="float" office:value="1.164" calcext:value-type="float">
            <text:p>1,164</text:p>
          </table:table-cell>
          <table:table-cell table:style-name="ce24" office:value-type="float" office:value="1.165" calcext:value-type="float">
            <text:p>1,165</text:p>
          </table:table-cell>
          <table:table-cell table:number-columns-repeated="2" table:style-name="ce24" office:value-type="float" office:value="1.164" calcext:value-type="float">
            <text:p>1,164</text:p>
          </table:table-cell>
          <table:table-cell table:style-name="ce24" office:value-type="float" office:value="1.163" calcext:value-type="float">
            <text:p>1,163</text:p>
          </table:table-cell>
          <table:table-cell table:style-name="ce24" office:value-type="float" office:value="1.16" calcext:value-type="float">
            <text:p>1,16</text:p>
          </table:table-cell>
          <table:table-cell table:style-name="ce24" office:value-type="float" office:value="1.154" calcext:value-type="float">
            <text:p>1,154</text:p>
          </table:table-cell>
          <table:table-cell table:style-name="ce24" office:value-type="float" office:value="1.146" calcext:value-type="float">
            <text:p>1,146</text:p>
          </table:table-cell>
          <table:table-cell table:style-name="ce24" office:value-type="float" office:value="1.141" calcext:value-type="float">
            <text:p>1,141</text:p>
          </table:table-cell>
          <table:table-cell table:style-name="ce24" office:value-type="float" office:value="1.135" calcext:value-type="float">
            <text:p>1,135</text:p>
          </table:table-cell>
          <table:table-cell table:style-name="ce24" office:value-type="float" office:value="1.131" calcext:value-type="float">
            <text:p>1,131</text:p>
          </table:table-cell>
          <table:table-cell table:style-name="ce24" office:value-type="float" office:value="1.126" calcext:value-type="float">
            <text:p>1,126</text:p>
          </table:table-cell>
          <table:table-cell table:style-name="ce24" office:value-type="float" office:value="1.124" calcext:value-type="float">
            <text:p>1,124</text:p>
          </table:table-cell>
          <table:table-cell table:style-name="ce24" office:value-type="float" office:value="1.121" calcext:value-type="float">
            <text:p>1,121</text:p>
          </table:table-cell>
          <table:table-cell table:style-name="ce24" office:value-type="float" office:value="1.117" calcext:value-type="float">
            <text:p>1,117</text:p>
          </table:table-cell>
          <table:table-cell table:style-name="ce24" office:value-type="float" office:value="1.116" calcext:value-type="float">
            <text:p>1,116</text:p>
          </table:table-cell>
          <table:table-cell table:style-name="ce24" office:value-type="float" office:value="1.112" calcext:value-type="float">
            <text:p>1,112</text:p>
          </table:table-cell>
          <table:table-cell table:number-columns-repeated="2" table:style-name="ce24" office:value-type="float" office:value="1.11" calcext:value-type="float">
            <text:p>1,11</text:p>
          </table:table-cell>
          <table:table-cell table:style-name="ce24" office:value-type="float" office:value="1.107" calcext:value-type="float">
            <text:p>1,107</text:p>
          </table:table-cell>
          <table:table-cell table:number-columns-repeated="2" table:style-name="ce24" office:value-type="float" office:value="1.105" calcext:value-type="float">
            <text:p>1,105</text:p>
          </table:table-cell>
          <table:table-cell table:number-columns-repeated="2" table:style-name="ce24" office:value-type="float" office:value="1.104" calcext:value-type="float">
            <text:p>1,104</text:p>
          </table:table-cell>
          <table:table-cell table:style-name="ce24" office:value-type="float" office:value="1.1" calcext:value-type="float">
            <text:p>1,1</text:p>
          </table:table-cell>
          <table:table-cell table:style-name="ce24" office:value-type="float" office:value="1.099" calcext:value-type="float">
            <text:p>1,099</text:p>
          </table:table-cell>
          <table:table-cell table:style-name="ce24" office:value-type="float" office:value="1.094" calcext:value-type="float">
            <text:p>1,094</text:p>
          </table:table-cell>
          <table:table-cell table:style-name="ce24" office:value-type="float" office:value="1.091" calcext:value-type="float">
            <text:p>1,091</text:p>
          </table:table-cell>
          <table:table-cell table:number-columns-repeated="2" table:style-name="ce24" office:value-type="float" office:value="1.09" calcext:value-type="float">
            <text:p>1,09</text:p>
          </table:table-cell>
          <table:table-cell table:style-name="ce24" office:value-type="float" office:value="1.086" calcext:value-type="float">
            <text:p>1,086</text:p>
          </table:table-cell>
          <table:table-cell table:number-columns-repeated="2" table:style-name="ce24" office:value-type="float" office:value="1.084" calcext:value-type="float">
            <text:p>1,084</text:p>
          </table:table-cell>
          <table:table-cell table:style-name="ce24" office:value-type="float" office:value="1.081" calcext:value-type="float">
            <text:p>1,081</text:p>
          </table:table-cell>
          <table:table-cell table:style-name="ce24" office:value-type="float" office:value="1.082" calcext:value-type="float">
            <text:p>1,082</text:p>
          </table:table-cell>
          <table:table-cell table:number-columns-repeated="2" table:style-name="ce24" office:value-type="float" office:value="1.078" calcext:value-type="float">
            <text:p>1,078</text:p>
          </table:table-cell>
          <table:table-cell table:number-columns-repeated="2" table:style-name="ce24" office:value-type="float" office:value="1.074" calcext:value-type="float">
            <text:p>1,074</text:p>
          </table:table-cell>
          <table:table-cell table:number-columns-repeated="2" table:style-name="ce24" office:value-type="float" office:value="1.071" calcext:value-type="float">
            <text:p>1,071</text:p>
          </table:table-cell>
          <table:table-cell table:style-name="ce24" office:value-type="float" office:value="1.069" calcext:value-type="float">
            <text:p>1,069</text:p>
          </table:table-cell>
          <table:table-cell table:number-columns-repeated="2" table:style-name="ce24" office:value-type="float" office:value="1.066" calcext:value-type="float">
            <text:p>1,066</text:p>
          </table:table-cell>
          <table:table-cell table:number-columns-repeated="2" table:style-name="ce24" office:value-type="float" office:value="1.062" calcext:value-type="float">
            <text:p>1,062</text:p>
          </table:table-cell>
          <table:table-cell table:style-name="ce24" office:value-type="float" office:value="1.059" calcext:value-type="float">
            <text:p>1,059</text:p>
          </table:table-cell>
          <table:table-cell table:style-name="ce24" office:value-type="float" office:value="1.058" calcext:value-type="float">
            <text:p>1,058</text:p>
          </table:table-cell>
          <table:table-cell table:style-name="ce24" office:value-type="float" office:value="1.057" calcext:value-type="float">
            <text:p>1,057</text:p>
          </table:table-cell>
          <table:table-cell table:style-name="ce24" office:value-type="float" office:value="1.056" calcext:value-type="float">
            <text:p>1,056</text:p>
          </table:table-cell>
          <table:table-cell table:style-name="ce24" office:value-type="float" office:value="1.053" calcext:value-type="float">
            <text:p>1,053</text:p>
          </table:table-cell>
          <table:table-cell table:style-name="ce24" office:value-type="float" office:value="1.051" calcext:value-type="float">
            <text:p>1,051</text:p>
          </table:table-cell>
          <table:table-cell table:style-name="ce24" office:value-type="float" office:value="1.052" calcext:value-type="float">
            <text:p>1,052</text:p>
          </table:table-cell>
          <table:table-cell table:style-name="ce24" office:value-type="float" office:value="1.048" calcext:value-type="float">
            <text:p>1,048</text:p>
          </table:table-cell>
          <table:table-cell table:style-name="ce24" office:value-type="float" office:value="1.047" calcext:value-type="float">
            <text:p>1,047</text:p>
          </table:table-cell>
          <table:table-cell table:style-name="ce24" office:value-type="float" office:value="1.044" calcext:value-type="float">
            <text:p>1,044</text:p>
          </table:table-cell>
          <table:table-cell table:style-name="ce24" office:value-type="float" office:value="1.042" calcext:value-type="float">
            <text:p>1,042</text:p>
          </table:table-cell>
          <table:table-cell table:style-name="ce24" office:value-type="float" office:value="1.039" calcext:value-type="float">
            <text:p>1,039</text:p>
          </table:table-cell>
          <table:table-cell table:style-name="ce24" office:value-type="float" office:value="1.035" calcext:value-type="float">
            <text:p>1,035</text:p>
          </table:table-cell>
          <table:table-cell table:style-name="ce24" office:value-type="float" office:value="1.032" calcext:value-type="float">
            <text:p>1,032</text:p>
          </table:table-cell>
          <table:table-cell table:style-name="ce24" office:value-type="float" office:value="1.028" calcext:value-type="float">
            <text:p>1,028</text:p>
          </table:table-cell>
          <table:table-cell table:style-name="ce24" office:value-type="float" office:value="1.023" calcext:value-type="float">
            <text:p>1,023</text:p>
          </table:table-cell>
          <table:table-cell table:style-name="ce24" office:value-type="float" office:value="1.019" calcext:value-type="float">
            <text:p>1,019</text:p>
          </table:table-cell>
          <table:table-cell table:style-name="ce24" office:value-type="float" office:value="1.015" calcext:value-type="float">
            <text:p>1,015</text:p>
          </table:table-cell>
          <table:table-cell table:style-name="ce24" office:value-type="float" office:value="1.012" calcext:value-type="float">
            <text:p>1,012</text:p>
          </table:table-cell>
          <table:table-cell table:style-name="ce24" office:value-type="float" office:value="1.006" calcext:value-type="float">
            <text:p>1,006</text:p>
          </table:table-cell>
          <table:table-cell table:style-name="ce24" office:value-type="float" office:value="1.003" calcext:value-type="float">
            <text:p>1,003</text:p>
          </table:table-cell>
          <table:table-cell table:style-name="ce24" office:value-type="float" office:value="0.999" calcext:value-type="float">
            <text:p>0,999</text:p>
          </table:table-cell>
          <table:table-cell table:style-name="ce24" office:value-type="float" office:value="0.996" calcext:value-type="float">
            <text:p>0,996</text:p>
          </table:table-cell>
          <table:table-cell table:style-name="ce24" office:value-type="float" office:value="0.994" calcext:value-type="float">
            <text:p>0,994</text:p>
          </table:table-cell>
          <table:table-cell table:style-name="ce24" office:value-type="float" office:value="0.99" calcext:value-type="float">
            <text:p>0,99</text:p>
          </table:table-cell>
          <table:table-cell table:style-name="ce24" office:value-type="float" office:value="0.987" calcext:value-type="float">
            <text:p>0,987</text:p>
          </table:table-cell>
          <table:table-cell table:style-name="ce24" office:value-type="float" office:value="0.982" calcext:value-type="float">
            <text:p>0,982</text:p>
          </table:table-cell>
          <table:table-cell table:style-name="ce24" office:value-type="float" office:value="0.98" calcext:value-type="float">
            <text:p>0,98</text:p>
          </table:table-cell>
          <table:table-cell table:style-name="ce24" office:value-type="float" office:value="0.977" calcext:value-type="float">
            <text:p>0,977</text:p>
          </table:table-cell>
          <table:table-cell table:style-name="ce24" office:value-type="float" office:value="0.974" calcext:value-type="float">
            <text:p>0,974</text:p>
          </table:table-cell>
          <table:table-cell table:style-name="ce24" office:value-type="float" office:value="0.971" calcext:value-type="float">
            <text:p>0,971</text:p>
          </table:table-cell>
          <table:table-cell table:style-name="ce24" office:value-type="float" office:value="0.967" calcext:value-type="float">
            <text:p>0,967</text:p>
          </table:table-cell>
          <table:table-cell table:style-name="ce24" office:value-type="float" office:value="0.964" calcext:value-type="float">
            <text:p>0,964</text:p>
          </table:table-cell>
          <table:table-cell table:style-name="ce24" office:value-type="float" office:value="0.962" calcext:value-type="float">
            <text:p>0,962</text:p>
          </table:table-cell>
          <table:table-cell table:style-name="ce24" office:value-type="float" office:value="0.958" calcext:value-type="float">
            <text:p>0,958</text:p>
          </table:table-cell>
          <table:table-cell table:style-name="ce24" office:value-type="float" office:value="0.957" calcext:value-type="float">
            <text:p>0,957</text:p>
          </table:table-cell>
          <table:table-cell table:style-name="ce24" office:value-type="float" office:value="0.953" calcext:value-type="float">
            <text:p>0,953</text:p>
          </table:table-cell>
          <table:table-cell table:style-name="ce24" office:value-type="float" office:value="0.952" calcext:value-type="float">
            <text:p>0,952</text:p>
          </table:table-cell>
          <table:table-cell table:style-name="ce24" office:value-type="float" office:value="0.948" calcext:value-type="float">
            <text:p>0,948</text:p>
          </table:table-cell>
          <table:table-cell table:style-name="ce24" office:value-type="float" office:value="0.945" calcext:value-type="float">
            <text:p>0,945</text:p>
          </table:table-cell>
          <table:table-cell table:style-name="ce24" office:value-type="float" office:value="0.942" calcext:value-type="float">
            <text:p>0,942</text:p>
          </table:table-cell>
          <table:table-cell table:style-name="ce24" office:value-type="float" office:value="0.94" calcext:value-type="float">
            <text:p>0,94</text:p>
          </table:table-cell>
          <table:table-cell table:style-name="ce24" office:value-type="float" office:value="0.937" calcext:value-type="float">
            <text:p>0,937</text:p>
          </table:table-cell>
          <table:table-cell table:style-name="ce24" office:value-type="float" office:value="0.935" calcext:value-type="float">
            <text:p>0,935</text:p>
          </table:table-cell>
          <table:table-cell table:style-name="ce24" office:value-type="float" office:value="0.932" calcext:value-type="float">
            <text:p>0,932</text:p>
          </table:table-cell>
          <table:table-cell table:number-columns-repeated="2" table:style-name="ce24" office:value-type="float" office:value="0.93" calcext:value-type="float">
            <text:p>0,93</text:p>
          </table:table-cell>
          <table:table-cell table:style-name="ce24" office:value-type="float" office:value="0.927" calcext:value-type="float">
            <text:p>0,927</text:p>
          </table:table-cell>
          <table:table-cell table:style-name="ce24" office:value-type="float" office:value="0.924" calcext:value-type="float">
            <text:p>0,924</text:p>
          </table:table-cell>
          <table:table-cell table:number-columns-repeated="2" table:style-name="ce24" office:value-type="float" office:value="0.921" calcext:value-type="float">
            <text:p>0,921</text:p>
          </table:table-cell>
          <table:table-cell table:style-name="ce24" office:value-type="float" office:value="0.918" calcext:value-type="float">
            <text:p>0,918</text:p>
          </table:table-cell>
          <table:table-cell table:style-name="ce24" office:value-type="float" office:value="0.915" calcext:value-type="float">
            <text:p>0,915</text:p>
          </table:table-cell>
          <table:table-cell table:number-columns-repeated="2" table:style-name="ce24" office:value-type="float" office:value="0.913" calcext:value-type="float">
            <text:p>0,913</text:p>
          </table:table-cell>
          <table:table-cell table:style-name="ce24" office:value-type="float" office:value="0.91" calcext:value-type="float">
            <text:p>0,91</text:p>
          </table:table-cell>
          <table:table-cell table:style-name="ce24" office:value-type="float" office:value="0.909" calcext:value-type="float">
            <text:p>0,909</text:p>
          </table:table-cell>
          <table:table-cell table:number-columns-repeated="2" table:style-name="ce24" office:value-type="float" office:value="0.906" calcext:value-type="float">
            <text:p>0,906</text:p>
          </table:table-cell>
          <table:table-cell table:style-name="ce24" office:value-type="float" office:value="0.904" calcext:value-type="float">
            <text:p>0,904</text:p>
          </table:table-cell>
          <table:table-cell table:style-name="ce24" office:value-type="float" office:value="0.902" calcext:value-type="float">
            <text:p>0,902</text:p>
          </table:table-cell>
          <table:table-cell table:number-columns-repeated="2" table:style-name="ce24" office:value-type="float" office:value="0.899" calcext:value-type="float">
            <text:p>0,899</text:p>
          </table:table-cell>
          <table:table-cell table:number-columns-repeated="2" table:style-name="ce24" office:value-type="float" office:value="0.896" calcext:value-type="float">
            <text:p>0,896</text:p>
          </table:table-cell>
          <table:table-cell table:style-name="ce24" office:value-type="float" office:value="0.895" calcext:value-type="float">
            <text:p>0,895</text:p>
          </table:table-cell>
          <table:table-cell table:style-name="ce24" office:value-type="float" office:value="0.892" calcext:value-type="float">
            <text:p>0,892</text:p>
          </table:table-cell>
          <table:table-cell table:style-name="ce24" office:value-type="float" office:value="0.891" calcext:value-type="float">
            <text:p>0,891</text:p>
          </table:table-cell>
          <table:table-cell table:style-name="ce24" office:value-type="float" office:value="0.89" calcext:value-type="float">
            <text:p>0,89</text:p>
          </table:table-cell>
          <table:table-cell table:style-name="ce24" office:value-type="float" office:value="0.889" calcext:value-type="float">
            <text:p>0,889</text:p>
          </table:table-cell>
          <table:table-cell table:style-name="ce24" office:value-type="float" office:value="0.886" calcext:value-type="float">
            <text:p>0,886</text:p>
          </table:table-cell>
          <table:table-cell table:style-name="ce24" office:value-type="float" office:value="0.885" calcext:value-type="float">
            <text:p>0,885</text:p>
          </table:table-cell>
          <table:table-cell table:style-name="ce24" office:value-type="float" office:value="0.883" calcext:value-type="float">
            <text:p>0,883</text:p>
          </table:table-cell>
          <table:table-cell table:style-name="ce24" office:value-type="float" office:value="0.884" calcext:value-type="float">
            <text:p>0,884</text:p>
          </table:table-cell>
          <table:table-cell table:style-name="ce24" office:value-type="float" office:value="0.882" calcext:value-type="float">
            <text:p>0,882</text:p>
          </table:table-cell>
          <table:table-cell table:style-name="ce24" office:value-type="float" office:value="0.881" calcext:value-type="float">
            <text:p>0,881</text:p>
          </table:table-cell>
          <table:table-cell table:number-columns-repeated="2" table:style-name="ce24" office:value-type="float" office:value="0.879" calcext:value-type="float">
            <text:p>0,879</text:p>
          </table:table-cell>
          <table:table-cell table:number-columns-repeated="2" table:style-name="ce24" office:value-type="float" office:value="0.877" calcext:value-type="float">
            <text:p>0,877</text:p>
          </table:table-cell>
          <table:table-cell table:style-name="ce24" office:value-type="float" office:value="0.874" calcext:value-type="float">
            <text:p>0,874</text:p>
          </table:table-cell>
          <table:table-cell table:style-name="ce24" office:value-type="float" office:value="0.873" calcext:value-type="float">
            <text:p>0,873</text:p>
          </table:table-cell>
          <table:table-cell table:number-columns-repeated="2" table:style-name="ce24" office:value-type="float" office:value="0.872" calcext:value-type="float">
            <text:p>0,872</text:p>
          </table:table-cell>
          <table:table-cell table:style-name="ce24" office:value-type="float" office:value="0.869" calcext:value-type="float">
            <text:p>0,869</text:p>
          </table:table-cell>
          <table:table-cell table:style-name="ce24" office:value-type="float" office:value="0.868" calcext:value-type="float">
            <text:p>0,868</text:p>
          </table:table-cell>
          <table:table-cell table:style-name="ce24" office:value-type="float" office:value="0.867" calcext:value-type="float">
            <text:p>0,867</text:p>
          </table:table-cell>
          <table:table-cell table:style-name="ce24" office:value-type="float" office:value="0.868" calcext:value-type="float">
            <text:p>0,868</text:p>
          </table:table-cell>
          <table:table-cell table:style-name="ce24" office:value-type="float" office:value="0.867" calcext:value-type="float">
            <text:p>0,867</text:p>
          </table:table-cell>
          <table:table-cell table:style-name="ce24" office:value-type="float" office:value="0.865" calcext:value-type="float">
            <text:p>0,865</text:p>
          </table:table-cell>
          <table:table-cell table:style-name="ce24" table:number-columns-repeated="835"/>
        </table:table-row>
        <table:table-row table:style-name="ro1">
          <table:table-cell table:style-name="ce24" office:value-type="string" calcext:value-type="string">
            <text:p>C10</text:p>
          </table:table-cell>
          <table:table-cell table:style-name="ce24"/>
          <table:table-cell table:style-name="ce24" office:value-type="float" office:value="0.139" calcext:value-type="float">
            <text:p>0,139</text:p>
          </table:table-cell>
          <table:table-cell table:style-name="ce24" office:value-type="float" office:value="0.142" calcext:value-type="float">
            <text:p>0,142</text:p>
          </table:table-cell>
          <table:table-cell table:style-name="ce24" office:value-type="float" office:value="0.148" calcext:value-type="float">
            <text:p>0,148</text:p>
          </table:table-cell>
          <table:table-cell table:style-name="ce24" office:value-type="float" office:value="0.155" calcext:value-type="float">
            <text:p>0,155</text:p>
          </table:table-cell>
          <table:table-cell table:style-name="ce24" office:value-type="float" office:value="0.164" calcext:value-type="float">
            <text:p>0,164</text:p>
          </table:table-cell>
          <table:table-cell table:style-name="ce24" office:value-type="float" office:value="0.175" calcext:value-type="float">
            <text:p>0,175</text:p>
          </table:table-cell>
          <table:table-cell table:style-name="ce24" office:value-type="float" office:value="0.202" calcext:value-type="float">
            <text:p>0,202</text:p>
          </table:table-cell>
          <table:table-cell table:style-name="ce24" office:value-type="float" office:value="0.217" calcext:value-type="float">
            <text:p>0,217</text:p>
          </table:table-cell>
          <table:table-cell table:style-name="ce24" office:value-type="float" office:value="0.244" calcext:value-type="float">
            <text:p>0,244</text:p>
          </table:table-cell>
          <table:table-cell table:style-name="ce24" office:value-type="float" office:value="0.283" calcext:value-type="float">
            <text:p>0,283</text:p>
          </table:table-cell>
          <table:table-cell table:style-name="ce24" office:value-type="float" office:value="0.332" calcext:value-type="float">
            <text:p>0,332</text:p>
          </table:table-cell>
          <table:table-cell table:style-name="ce24" office:value-type="float" office:value="0.399" calcext:value-type="float">
            <text:p>0,399</text:p>
          </table:table-cell>
          <table:table-cell table:style-name="ce24" office:value-type="float" office:value="0.469" calcext:value-type="float">
            <text:p>0,469</text:p>
          </table:table-cell>
          <table:table-cell table:style-name="ce24" office:value-type="float" office:value="0.533" calcext:value-type="float">
            <text:p>0,533</text:p>
          </table:table-cell>
          <table:table-cell table:style-name="ce24" office:value-type="float" office:value="0.598" calcext:value-type="float">
            <text:p>0,598</text:p>
          </table:table-cell>
          <table:table-cell table:style-name="ce24" office:value-type="float" office:value="0.661" calcext:value-type="float">
            <text:p>0,661</text:p>
          </table:table-cell>
          <table:table-cell table:style-name="ce24" office:value-type="float" office:value="0.735" calcext:value-type="float">
            <text:p>0,735</text:p>
          </table:table-cell>
          <table:table-cell table:style-name="ce24" office:value-type="float" office:value="0.808" calcext:value-type="float">
            <text:p>0,808</text:p>
          </table:table-cell>
          <table:table-cell table:style-name="ce24" office:value-type="float" office:value="0.887" calcext:value-type="float">
            <text:p>0,887</text:p>
          </table:table-cell>
          <table:table-cell table:style-name="ce24" office:value-type="float" office:value="0.935" calcext:value-type="float">
            <text:p>0,935</text:p>
          </table:table-cell>
          <table:table-cell table:style-name="ce24" office:value-type="float" office:value="0.98" calcext:value-type="float">
            <text:p>0,98</text:p>
          </table:table-cell>
          <table:table-cell table:style-name="ce24" office:value-type="float" office:value="1.022" calcext:value-type="float">
            <text:p>1,022</text:p>
          </table:table-cell>
          <table:table-cell table:style-name="ce24" office:value-type="float" office:value="1.066" calcext:value-type="float">
            <text:p>1,066</text:p>
          </table:table-cell>
          <table:table-cell table:style-name="ce24" office:value-type="float" office:value="1.098" calcext:value-type="float">
            <text:p>1,098</text:p>
          </table:table-cell>
          <table:table-cell table:style-name="ce24" office:value-type="float" office:value="1.122" calcext:value-type="float">
            <text:p>1,122</text:p>
          </table:table-cell>
          <table:table-cell table:style-name="ce24" office:value-type="float" office:value="1.143" calcext:value-type="float">
            <text:p>1,143</text:p>
          </table:table-cell>
          <table:table-cell table:style-name="ce24" office:value-type="float" office:value="1.157" calcext:value-type="float">
            <text:p>1,157</text:p>
          </table:table-cell>
          <table:table-cell table:style-name="ce24" office:value-type="float" office:value="1.176" calcext:value-type="float">
            <text:p>1,176</text:p>
          </table:table-cell>
          <table:table-cell table:style-name="ce24" office:value-type="float" office:value="1.19" calcext:value-type="float">
            <text:p>1,19</text:p>
          </table:table-cell>
          <table:table-cell table:style-name="ce24" office:value-type="float" office:value="1.194" calcext:value-type="float">
            <text:p>1,194</text:p>
          </table:table-cell>
          <table:table-cell table:style-name="ce24" office:value-type="float" office:value="1.192" calcext:value-type="float">
            <text:p>1,192</text:p>
          </table:table-cell>
          <table:table-cell table:style-name="ce24" office:value-type="float" office:value="1.191" calcext:value-type="float">
            <text:p>1,191</text:p>
          </table:table-cell>
          <table:table-cell table:style-name="ce24" office:value-type="float" office:value="1.188" calcext:value-type="float">
            <text:p>1,188</text:p>
          </table:table-cell>
          <table:table-cell table:style-name="ce24" office:value-type="float" office:value="1.176" calcext:value-type="float">
            <text:p>1,176</text:p>
          </table:table-cell>
          <table:table-cell table:style-name="ce24" office:value-type="float" office:value="1.17" calcext:value-type="float">
            <text:p>1,17</text:p>
          </table:table-cell>
          <table:table-cell table:style-name="ce24" office:value-type="float" office:value="1.159" calcext:value-type="float">
            <text:p>1,159</text:p>
          </table:table-cell>
          <table:table-cell table:style-name="ce24" office:value-type="float" office:value="1.155" calcext:value-type="float">
            <text:p>1,155</text:p>
          </table:table-cell>
          <table:table-cell table:style-name="ce24" office:value-type="float" office:value="1.144" calcext:value-type="float">
            <text:p>1,144</text:p>
          </table:table-cell>
          <table:table-cell table:style-name="ce24" office:value-type="float" office:value="1.145" calcext:value-type="float">
            <text:p>1,145</text:p>
          </table:table-cell>
          <table:table-cell table:style-name="ce24" office:value-type="float" office:value="1.158" calcext:value-type="float">
            <text:p>1,158</text:p>
          </table:table-cell>
          <table:table-cell table:style-name="ce24" office:value-type="float" office:value="1.166" calcext:value-type="float">
            <text:p>1,166</text:p>
          </table:table-cell>
          <table:table-cell table:number-columns-repeated="2" table:style-name="ce24" office:value-type="float" office:value="1.168" calcext:value-type="float">
            <text:p>1,168</text:p>
          </table:table-cell>
          <table:table-cell table:style-name="ce24" office:value-type="float" office:value="1.17" calcext:value-type="float">
            <text:p>1,17</text:p>
          </table:table-cell>
          <table:table-cell table:style-name="ce24" office:value-type="float" office:value="1.166" calcext:value-type="float">
            <text:p>1,166</text:p>
          </table:table-cell>
          <table:table-cell table:style-name="ce24" office:value-type="float" office:value="1.161" calcext:value-type="float">
            <text:p>1,161</text:p>
          </table:table-cell>
          <table:table-cell table:style-name="ce24" office:value-type="float" office:value="1.159" calcext:value-type="float">
            <text:p>1,159</text:p>
          </table:table-cell>
          <table:table-cell table:style-name="ce24" office:value-type="float" office:value="1.154" calcext:value-type="float">
            <text:p>1,154</text:p>
          </table:table-cell>
          <table:table-cell table:style-name="ce24" office:value-type="float" office:value="1.149" calcext:value-type="float">
            <text:p>1,149</text:p>
          </table:table-cell>
          <table:table-cell table:style-name="ce24" office:value-type="float" office:value="1.145" calcext:value-type="float">
            <text:p>1,145</text:p>
          </table:table-cell>
          <table:table-cell table:style-name="ce24" office:value-type="float" office:value="1.14" calcext:value-type="float">
            <text:p>1,14</text:p>
          </table:table-cell>
          <table:table-cell table:style-name="ce24" office:value-type="float" office:value="1.136" calcext:value-type="float">
            <text:p>1,136</text:p>
          </table:table-cell>
          <table:table-cell table:style-name="ce24" office:value-type="float" office:value="1.134" calcext:value-type="float">
            <text:p>1,134</text:p>
          </table:table-cell>
          <table:table-cell table:style-name="ce24" office:value-type="float" office:value="1.133" calcext:value-type="float">
            <text:p>1,133</text:p>
          </table:table-cell>
          <table:table-cell table:style-name="ce24" office:value-type="float" office:value="1.132" calcext:value-type="float">
            <text:p>1,132</text:p>
          </table:table-cell>
          <table:table-cell table:style-name="ce24" office:value-type="float" office:value="1.131" calcext:value-type="float">
            <text:p>1,131</text:p>
          </table:table-cell>
          <table:table-cell table:style-name="ce24" office:value-type="float" office:value="1.127" calcext:value-type="float">
            <text:p>1,127</text:p>
          </table:table-cell>
          <table:table-cell table:style-name="ce24" office:value-type="float" office:value="1.129" calcext:value-type="float">
            <text:p>1,129</text:p>
          </table:table-cell>
          <table:table-cell table:style-name="ce24" office:value-type="float" office:value="1.127" calcext:value-type="float">
            <text:p>1,127</text:p>
          </table:table-cell>
          <table:table-cell table:style-name="ce24" office:value-type="float" office:value="1.124" calcext:value-type="float">
            <text:p>1,124</text:p>
          </table:table-cell>
          <table:table-cell table:style-name="ce24" office:value-type="float" office:value="1.12" calcext:value-type="float">
            <text:p>1,12</text:p>
          </table:table-cell>
          <table:table-cell table:style-name="ce24" office:value-type="float" office:value="1.118" calcext:value-type="float">
            <text:p>1,118</text:p>
          </table:table-cell>
          <table:table-cell table:style-name="ce24" office:value-type="float" office:value="1.115" calcext:value-type="float">
            <text:p>1,115</text:p>
          </table:table-cell>
          <table:table-cell table:style-name="ce24" office:value-type="float" office:value="1.113" calcext:value-type="float">
            <text:p>1,113</text:p>
          </table:table-cell>
          <table:table-cell table:style-name="ce24" office:value-type="float" office:value="1.109" calcext:value-type="float">
            <text:p>1,109</text:p>
          </table:table-cell>
          <table:table-cell table:style-name="ce24" office:value-type="float" office:value="1.107" calcext:value-type="float">
            <text:p>1,107</text:p>
          </table:table-cell>
          <table:table-cell table:style-name="ce24" office:value-type="float" office:value="1.105" calcext:value-type="float">
            <text:p>1,105</text:p>
          </table:table-cell>
          <table:table-cell table:style-name="ce24" office:value-type="float" office:value="1.103" calcext:value-type="float">
            <text:p>1,103</text:p>
          </table:table-cell>
          <table:table-cell table:style-name="ce24" office:value-type="float" office:value="1.1" calcext:value-type="float">
            <text:p>1,1</text:p>
          </table:table-cell>
          <table:table-cell table:style-name="ce24" office:value-type="float" office:value="1.099" calcext:value-type="float">
            <text:p>1,099</text:p>
          </table:table-cell>
          <table:table-cell table:style-name="ce24" office:value-type="float" office:value="1.095" calcext:value-type="float">
            <text:p>1,095</text:p>
          </table:table-cell>
          <table:table-cell table:style-name="ce24" office:value-type="float" office:value="1.092" calcext:value-type="float">
            <text:p>1,092</text:p>
          </table:table-cell>
          <table:table-cell table:style-name="ce24" office:value-type="float" office:value="1.089" calcext:value-type="float">
            <text:p>1,089</text:p>
          </table:table-cell>
          <table:table-cell table:style-name="ce24" office:value-type="float" office:value="1.085" calcext:value-type="float">
            <text:p>1,085</text:p>
          </table:table-cell>
          <table:table-cell table:style-name="ce24" office:value-type="float" office:value="1.083" calcext:value-type="float">
            <text:p>1,083</text:p>
          </table:table-cell>
          <table:table-cell table:number-columns-repeated="2" table:style-name="ce24" office:value-type="float" office:value="1.081" calcext:value-type="float">
            <text:p>1,081</text:p>
          </table:table-cell>
          <table:table-cell table:style-name="ce24" office:value-type="float" office:value="1.076" calcext:value-type="float">
            <text:p>1,076</text:p>
          </table:table-cell>
          <table:table-cell table:style-name="ce24" office:value-type="float" office:value="1.074" calcext:value-type="float">
            <text:p>1,074</text:p>
          </table:table-cell>
          <table:table-cell table:style-name="ce24" office:value-type="float" office:value="1.073" calcext:value-type="float">
            <text:p>1,073</text:p>
          </table:table-cell>
          <table:table-cell table:style-name="ce24" office:value-type="float" office:value="1.069" calcext:value-type="float">
            <text:p>1,069</text:p>
          </table:table-cell>
          <table:table-cell table:style-name="ce24" office:value-type="float" office:value="1.067" calcext:value-type="float">
            <text:p>1,067</text:p>
          </table:table-cell>
          <table:table-cell table:style-name="ce24" office:value-type="float" office:value="1.065" calcext:value-type="float">
            <text:p>1,065</text:p>
          </table:table-cell>
          <table:table-cell table:style-name="ce24" office:value-type="float" office:value="1.062" calcext:value-type="float">
            <text:p>1,062</text:p>
          </table:table-cell>
          <table:table-cell table:style-name="ce24" office:value-type="float" office:value="1.058" calcext:value-type="float">
            <text:p>1,058</text:p>
          </table:table-cell>
          <table:table-cell table:style-name="ce24" office:value-type="float" office:value="1.055" calcext:value-type="float">
            <text:p>1,055</text:p>
          </table:table-cell>
          <table:table-cell table:style-name="ce24" office:value-type="float" office:value="1.051" calcext:value-type="float">
            <text:p>1,051</text:p>
          </table:table-cell>
          <table:table-cell table:style-name="ce24" office:value-type="float" office:value="1.045" calcext:value-type="float">
            <text:p>1,045</text:p>
          </table:table-cell>
          <table:table-cell table:style-name="ce24" office:value-type="float" office:value="1.041" calcext:value-type="float">
            <text:p>1,041</text:p>
          </table:table-cell>
          <table:table-cell table:style-name="ce24" office:value-type="float" office:value="1.035" calcext:value-type="float">
            <text:p>1,035</text:p>
          </table:table-cell>
          <table:table-cell table:style-name="ce24" office:value-type="float" office:value="1.033" calcext:value-type="float">
            <text:p>1,033</text:p>
          </table:table-cell>
          <table:table-cell table:style-name="ce24" office:value-type="float" office:value="1.03" calcext:value-type="float">
            <text:p>1,03</text:p>
          </table:table-cell>
          <table:table-cell table:style-name="ce24" office:value-type="float" office:value="1.025" calcext:value-type="float">
            <text:p>1,025</text:p>
          </table:table-cell>
          <table:table-cell table:style-name="ce24" office:value-type="float" office:value="1.022" calcext:value-type="float">
            <text:p>1,022</text:p>
          </table:table-cell>
          <table:table-cell table:style-name="ce24" office:value-type="float" office:value="1.018" calcext:value-type="float">
            <text:p>1,018</text:p>
          </table:table-cell>
          <table:table-cell table:style-name="ce24" office:value-type="float" office:value="1.014" calcext:value-type="float">
            <text:p>1,014</text:p>
          </table:table-cell>
          <table:table-cell table:style-name="ce24" office:value-type="float" office:value="1.011" calcext:value-type="float">
            <text:p>1,011</text:p>
          </table:table-cell>
          <table:table-cell table:style-name="ce24" office:value-type="float" office:value="1.005" calcext:value-type="float">
            <text:p>1,005</text:p>
          </table:table-cell>
          <table:table-cell table:style-name="ce24" office:value-type="float" office:value="1.002" calcext:value-type="float">
            <text:p>1,00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.999" calcext:value-type="float">
            <text:p>0,999</text:p>
          </table:table-cell>
          <table:table-cell table:style-name="ce24" office:value-type="float" office:value="0.995" calcext:value-type="float">
            <text:p>0,995</text:p>
          </table:table-cell>
          <table:table-cell table:style-name="ce24" office:value-type="float" office:value="0.992" calcext:value-type="float">
            <text:p>0,992</text:p>
          </table:table-cell>
          <table:table-cell table:style-name="ce24" office:value-type="float" office:value="0.989" calcext:value-type="float">
            <text:p>0,989</text:p>
          </table:table-cell>
          <table:table-cell table:style-name="ce24" office:value-type="float" office:value="0.988" calcext:value-type="float">
            <text:p>0,988</text:p>
          </table:table-cell>
          <table:table-cell table:style-name="ce24" office:value-type="float" office:value="0.986" calcext:value-type="float">
            <text:p>0,986</text:p>
          </table:table-cell>
          <table:table-cell table:number-columns-repeated="2" table:style-name="ce24" office:value-type="float" office:value="0.982" calcext:value-type="float">
            <text:p>0,982</text:p>
          </table:table-cell>
          <table:table-cell table:style-name="ce24" office:value-type="float" office:value="0.977" calcext:value-type="float">
            <text:p>0,977</text:p>
          </table:table-cell>
          <table:table-cell table:number-columns-repeated="2" table:style-name="ce24" office:value-type="float" office:value="0.974" calcext:value-type="float">
            <text:p>0,974</text:p>
          </table:table-cell>
          <table:table-cell table:style-name="ce24" office:value-type="float" office:value="0.971" calcext:value-type="float">
            <text:p>0,971</text:p>
          </table:table-cell>
          <table:table-cell table:style-name="ce24" office:value-type="float" office:value="0.969" calcext:value-type="float">
            <text:p>0,969</text:p>
          </table:table-cell>
          <table:table-cell table:style-name="ce24" office:value-type="float" office:value="0.968" calcext:value-type="float">
            <text:p>0,968</text:p>
          </table:table-cell>
          <table:table-cell table:style-name="ce24" office:value-type="float" office:value="0.966" calcext:value-type="float">
            <text:p>0,966</text:p>
          </table:table-cell>
          <table:table-cell table:style-name="ce24" office:value-type="float" office:value="0.963" calcext:value-type="float">
            <text:p>0,963</text:p>
          </table:table-cell>
          <table:table-cell table:style-name="ce24" office:value-type="float" office:value="0.961" calcext:value-type="float">
            <text:p>0,961</text:p>
          </table:table-cell>
          <table:table-cell table:style-name="ce24" office:value-type="float" office:value="0.958" calcext:value-type="float">
            <text:p>0,958</text:p>
          </table:table-cell>
          <table:table-cell table:style-name="ce24" office:value-type="float" office:value="0.957" calcext:value-type="float">
            <text:p>0,957</text:p>
          </table:table-cell>
          <table:table-cell table:style-name="ce24" office:value-type="float" office:value="0.955" calcext:value-type="float">
            <text:p>0,955</text:p>
          </table:table-cell>
          <table:table-cell table:style-name="ce24" office:value-type="float" office:value="0.952" calcext:value-type="float">
            <text:p>0,952</text:p>
          </table:table-cell>
          <table:table-cell table:style-name="ce24" office:value-type="float" office:value="0.949" calcext:value-type="float">
            <text:p>0,949</text:p>
          </table:table-cell>
          <table:table-cell table:style-name="ce24" office:value-type="float" office:value="0.95" calcext:value-type="float">
            <text:p>0,95</text:p>
          </table:table-cell>
          <table:table-cell table:style-name="ce24" office:value-type="float" office:value="0.947" calcext:value-type="float">
            <text:p>0,947</text:p>
          </table:table-cell>
          <table:table-cell table:style-name="ce24" office:value-type="float" office:value="0.945" calcext:value-type="float">
            <text:p>0,945</text:p>
          </table:table-cell>
          <table:table-cell table:style-name="ce24" office:value-type="float" office:value="0.944" calcext:value-type="float">
            <text:p>0,944</text:p>
          </table:table-cell>
          <table:table-cell table:style-name="ce24" office:value-type="float" office:value="0.941" calcext:value-type="float">
            <text:p>0,941</text:p>
          </table:table-cell>
          <table:table-cell table:style-name="ce24" office:value-type="float" office:value="0.942" calcext:value-type="float">
            <text:p>0,942</text:p>
          </table:table-cell>
          <table:table-cell table:style-name="ce24" office:value-type="float" office:value="0.938" calcext:value-type="float">
            <text:p>0,938</text:p>
          </table:table-cell>
          <table:table-cell table:style-name="ce24" office:value-type="float" office:value="0.937" calcext:value-type="float">
            <text:p>0,937</text:p>
          </table:table-cell>
          <table:table-cell table:style-name="ce24" office:value-type="float" office:value="0.934" calcext:value-type="float">
            <text:p>0,934</text:p>
          </table:table-cell>
          <table:table-cell table:number-columns-repeated="2" table:style-name="ce24" office:value-type="float" office:value="0.933" calcext:value-type="float">
            <text:p>0,933</text:p>
          </table:table-cell>
          <table:table-cell table:style-name="ce24" office:value-type="float" office:value="0.931" calcext:value-type="float">
            <text:p>0,931</text:p>
          </table:table-cell>
          <table:table-cell table:style-name="ce24" office:value-type="float" office:value="0.929" calcext:value-type="float">
            <text:p>0,929</text:p>
          </table:table-cell>
          <table:table-cell table:number-columns-repeated="2" table:style-name="ce24" office:value-type="float" office:value="0.928" calcext:value-type="float">
            <text:p>0,928</text:p>
          </table:table-cell>
          <table:table-cell table:style-name="ce24" office:value-type="float" office:value="0.925" calcext:value-type="float">
            <text:p>0,925</text:p>
          </table:table-cell>
          <table:table-cell table:style-name="ce24" office:value-type="float" office:value="0.923" calcext:value-type="float">
            <text:p>0,923</text:p>
          </table:table-cell>
          <table:table-cell table:style-name="ce24" office:value-type="float" office:value="0.922" calcext:value-type="float">
            <text:p>0,922</text:p>
          </table:table-cell>
          <table:table-cell table:number-columns-repeated="2" table:style-name="ce24" office:value-type="float" office:value="0.921" calcext:value-type="float">
            <text:p>0,921</text:p>
          </table:table-cell>
          <table:table-cell table:number-columns-repeated="2" table:style-name="ce24" office:value-type="float" office:value="0.919" calcext:value-type="float">
            <text:p>0,919</text:p>
          </table:table-cell>
          <table:table-cell table:style-name="ce24" office:value-type="float" office:value="0.917" calcext:value-type="float">
            <text:p>0,917</text:p>
          </table:table-cell>
          <table:table-cell table:style-name="ce24" office:value-type="float" office:value="0.916" calcext:value-type="float">
            <text:p>0,916</text:p>
          </table:table-cell>
          <table:table-cell table:number-columns-repeated="3" table:style-name="ce24" office:value-type="float" office:value="0.912" calcext:value-type="float">
            <text:p>0,912</text:p>
          </table:table-cell>
          <table:table-cell table:style-name="ce24" office:value-type="float" office:value="0.91" calcext:value-type="float">
            <text:p>0,91</text:p>
          </table:table-cell>
          <table:table-cell table:number-columns-repeated="2" table:style-name="ce24" office:value-type="float" office:value="0.909" calcext:value-type="float">
            <text:p>0,909</text:p>
          </table:table-cell>
          <table:table-cell table:style-name="ce24" office:value-type="float" office:value="0.908" calcext:value-type="float">
            <text:p>0,908</text:p>
          </table:table-cell>
          <table:table-cell table:style-name="ce24" office:value-type="float" office:value="0.906" calcext:value-type="float">
            <text:p>0,906</text:p>
          </table:table-cell>
          <table:table-cell table:number-columns-repeated="2" table:style-name="ce24" office:value-type="float" office:value="0.904" calcext:value-type="float">
            <text:p>0,904</text:p>
          </table:table-cell>
          <table:table-cell table:style-name="ce24" office:value-type="float" office:value="0.902" calcext:value-type="float">
            <text:p>0,902</text:p>
          </table:table-cell>
          <table:table-cell table:style-name="ce24" office:value-type="float" office:value="0.901" calcext:value-type="float">
            <text:p>0,901</text:p>
          </table:table-cell>
          <table:table-cell table:style-name="ce24" office:value-type="float" office:value="0.9" calcext:value-type="float">
            <text:p>0,9</text:p>
          </table:table-cell>
          <table:table-cell table:style-name="ce24" office:value-type="float" office:value="0.901" calcext:value-type="float">
            <text:p>0,901</text:p>
          </table:table-cell>
          <table:table-cell table:style-name="ce24" office:value-type="float" office:value="0.9" calcext:value-type="float">
            <text:p>0,9</text:p>
          </table:table-cell>
          <table:table-cell table:style-name="ce24" office:value-type="float" office:value="0.898" calcext:value-type="float">
            <text:p>0,898</text:p>
          </table:table-cell>
          <table:table-cell table:number-columns-repeated="2" table:style-name="ce24" office:value-type="float" office:value="0.896" calcext:value-type="float">
            <text:p>0,896</text:p>
          </table:table-cell>
          <table:table-cell table:number-columns-repeated="2" table:style-name="ce24" office:value-type="float" office:value="0.894" calcext:value-type="float">
            <text:p>0,894</text:p>
          </table:table-cell>
          <table:table-cell table:style-name="ce24" office:value-type="float" office:value="0.892" calcext:value-type="float">
            <text:p>0,892</text:p>
          </table:table-cell>
          <table:table-cell table:style-name="ce24" office:value-type="float" office:value="0.891" calcext:value-type="float">
            <text:p>0,891</text:p>
          </table:table-cell>
          <table:table-cell table:style-name="ce24" office:value-type="float" office:value="0.89" calcext:value-type="float">
            <text:p>0,89</text:p>
          </table:table-cell>
          <table:table-cell table:style-name="ce24" office:value-type="float" office:value="0.887" calcext:value-type="float">
            <text:p>0,887</text:p>
          </table:table-cell>
          <table:table-cell table:style-name="ce24" office:value-type="float" office:value="0.89" calcext:value-type="float">
            <text:p>0,89</text:p>
          </table:table-cell>
          <table:table-cell table:style-name="ce24" office:value-type="float" office:value="0.887" calcext:value-type="float">
            <text:p>0,887</text:p>
          </table:table-cell>
          <table:table-cell table:style-name="ce24" office:value-type="float" office:value="0.886" calcext:value-type="float">
            <text:p>0,886</text:p>
          </table:table-cell>
          <table:table-cell table:number-columns-repeated="2" table:style-name="ce24" office:value-type="float" office:value="0.884" calcext:value-type="float">
            <text:p>0,884</text:p>
          </table:table-cell>
          <table:table-cell table:style-name="ce24" office:value-type="float" office:value="0.885" calcext:value-type="float">
            <text:p>0,885</text:p>
          </table:table-cell>
          <table:table-cell table:style-name="ce24" office:value-type="float" office:value="0.884" calcext:value-type="float">
            <text:p>0,884</text:p>
          </table:table-cell>
          <table:table-cell table:number-columns-repeated="2" table:style-name="ce24" office:value-type="float" office:value="0.881" calcext:value-type="float">
            <text:p>0,881</text:p>
          </table:table-cell>
          <table:table-cell table:style-name="ce24" office:value-type="float" office:value="0.88" calcext:value-type="float">
            <text:p>0,88</text:p>
          </table:table-cell>
          <table:table-cell table:number-columns-repeated="3" table:style-name="ce24" office:value-type="float" office:value="0.878" calcext:value-type="float">
            <text:p>0,878</text:p>
          </table:table-cell>
          <table:table-cell table:style-name="ce24" office:value-type="float" office:value="0.876" calcext:value-type="float">
            <text:p>0,876</text:p>
          </table:table-cell>
          <table:table-cell table:style-name="ce24" office:value-type="float" office:value="0.877" calcext:value-type="float">
            <text:p>0,877</text:p>
          </table:table-cell>
          <table:table-cell table:style-name="ce24" office:value-type="float" office:value="0.875" calcext:value-type="float">
            <text:p>0,875</text:p>
          </table:table-cell>
          <table:table-cell table:style-name="ce24" office:value-type="float" office:value="0.873" calcext:value-type="float">
            <text:p>0,873</text:p>
          </table:table-cell>
          <table:table-cell table:style-name="ce24" table:number-columns-repeated="83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2" style:volatile="true">
      <loext:text> </loext:text>
      <loext:fill-character> </loext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time-style style:name="N144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number:number-style style:name="N145P0" style:volatile="true">
      <number:number number:decimal-places="0" loext:min-decimal-places="0" number:min-integer-digits="1" number:grouping="true"/>
      <number:text> €</number:text>
    </number:number-style>
    <number:number-style style:name="N14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  <number:text> €</number:text>
    </number:number-style>
    <number:number-style style:name="N14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  <number:text> €</number:text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0" loext:min-decimal-places="0" number:min-integer-digits="1" number:grouping="true"/>
      <number:text>   </number:text>
    </number:number-style>
    <number:number-style style:name="N149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  <number:text>   </number:text>
    </number:number-style>
    <number:number-style style:name="N150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50P0"/>
    </number:number-style>
    <number:number-style style:name="N151P0" style:volatile="true">
      <number:number number:decimal-places="2" loext:min-decimal-places="2" number:min-integer-digits="1" number:grouping="true"/>
      <number:text>   </number:text>
    </number:number-style>
    <number:number-style style:name="N151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  <number:text>   </number:text>
    </number:number-style>
    <number:number-style style:name="N152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52P0"/>
    </number:number-style>
    <number:number-style style:name="N153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3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3P2" style:volatile="true">
      <loext:text> </loext:text>
      <loext:fill-character> </loext:fill-character>
      <number:text>-   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4P2" style:volatile="true">
      <loext:text> </loext:text>
      <loext:fill-character> </loext:fill-character>
      <number:text>- €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6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9">00/00/0000</text:date>, <text:time style:data-style-name="N2" text:time-value="10:12:19.6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1-05-19T10:20:38.726000000</dc:date>
    <meta:editing-duration>PT13H47M16S</meta:editing-duration>
    <meta:editing-cycles>9</meta:editing-cycles>
    <meta:document-statistic meta:table-count="2" meta:cell-count="7388" meta:object-count="5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833cm" svg:height="9.475cm" xlink:href=".." xlink:type="simple" chart:class="chart:scatter" chart:row-mapping="0 1" chart:style-name="ch1">
        <chart:title svg:x="4.805cm" svg:y="0.325cm" chart:style-name="ch2">
          <text:p>Crecimiento en Glc, OD inicial 0.05</text:p>
        </chart:title>
        <chart:legend chart:legend-position="end" svg:x="12.303cm" svg:y="4.197cm" style:legend-expansion="high" chart:style-name="ch3"/>
        <chart:plot-area chart:style-name="ch4" table:cell-range-address="Sheet1.A2:Sheet1.CT4" chart:data-source-has-labels="both" svg:x="1.33cm" svg:y="1.319cm" svg:width="10.637cm" svg:height="7.003cm">
          <chartooo:coordinate-region svg:x="2.075cm" svg:y="1.514cm" svg:width="9.696cm" svg:height="6.169cm"/>
          <chart:axis chart:dimension="x" chart:name="primary-x" chart:style-name="ch5" chartooo:axis-type="auto">
            <chart:title svg:x="5.823cm" svg:y="8.512cm" chart:style-name="ch6">
              <text:p>Tiempo (h)</text:p>
            </chart:title>
            <chart:categories table:cell-range-address="Sheet1.B2:Sheet1.CT2"/>
          </chart:axis>
          <chart:axis chart:dimension="y" chart:name="primary-y" chart:style-name="ch5">
            <chart:title svg:x="0.451cm" svg:y="5.786cm" chart:style-name="ch7">
              <text:p>Abs (600nm)</text:p>
            </chart:title>
            <chart:grid chart:style-name="ch8" chart:class="major"/>
          </chart:axis>
          <chart:series chart:style-name="ch9" chart:values-cell-range-address="Sheet1.B3:Sheet1.CT3" chart:label-cell-address="Sheet1.A3:Sheet1.A3" chart:class="chart:scatter">
            <chart:domain table:cell-range-address="Sheet1.B2:Sheet1.CT2"/>
            <chart:data-point chart:repeated="97"/>
          </chart:series>
          <chart:series chart:style-name="ch10" chart:values-cell-range-address="Sheet1.B4:Sheet1.CT4" chart:label-cell-address="Sheet1.A4:Sheet1.A4" chart:class="chart:scatter">
            <chart:data-point chart:repeated="9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1.B2:Sheet1.CT2</svg:desc>
                </draw:g>
              </table:table-cell>
              <table:table-cell office:value-type="float" office:value="0.493194444444444">
                <text:p>0.493194444444444</text:p>
              </table:table-cell>
              <table:table-cell office:value-type="float" office:value="0.986444444444444">
                <text:p>0.986444444444444</text:p>
              </table:table-cell>
              <table:table-cell office:value-type="float" office:value="1.47975">
                <text:p>1.47975</text:p>
              </table:table-cell>
              <table:table-cell office:value-type="float" office:value="1.97305555555556">
                <text:p>1.97305555555556</text:p>
              </table:table-cell>
              <table:table-cell office:value-type="float" office:value="2.46638888888889">
                <text:p>2.46638888888889</text:p>
              </table:table-cell>
              <table:table-cell office:value-type="float" office:value="2.95975">
                <text:p>2.95975</text:p>
              </table:table-cell>
              <table:table-cell office:value-type="float" office:value="3.45316666666667">
                <text:p>3.45316666666667</text:p>
              </table:table-cell>
              <table:table-cell office:value-type="float" office:value="3.94658333333333">
                <text:p>3.94658333333333</text:p>
              </table:table-cell>
              <table:table-cell office:value-type="float" office:value="4.43997222222222">
                <text:p>4.43997222222222</text:p>
              </table:table-cell>
              <table:table-cell office:value-type="float" office:value="4.93336111111111">
                <text:p>4.93336111111111</text:p>
              </table:table-cell>
              <table:table-cell office:value-type="float" office:value="5.42675">
                <text:p>5.42675</text:p>
              </table:table-cell>
              <table:table-cell office:value-type="float" office:value="5.92011111111111">
                <text:p>5.92011111111111</text:p>
              </table:table-cell>
              <table:table-cell office:value-type="float" office:value="6.41347222222222">
                <text:p>6.41347222222222</text:p>
              </table:table-cell>
              <table:table-cell office:value-type="float" office:value="6.90680555555556">
                <text:p>6.90680555555556</text:p>
              </table:table-cell>
              <table:table-cell office:value-type="float" office:value="7.40013888888889">
                <text:p>7.40013888888889</text:p>
              </table:table-cell>
              <table:table-cell office:value-type="float" office:value="7.89347222222222">
                <text:p>7.89347222222222</text:p>
              </table:table-cell>
              <table:table-cell office:value-type="float" office:value="8.38680555555556">
                <text:p>8.38680555555556</text:p>
              </table:table-cell>
              <table:table-cell office:value-type="float" office:value="8.88011111111111">
                <text:p>8.88011111111111</text:p>
              </table:table-cell>
              <table:table-cell office:value-type="float" office:value="9.37338888888889">
                <text:p>9.37338888888889</text:p>
              </table:table-cell>
              <table:table-cell office:value-type="float" office:value="9.86669444444444">
                <text:p>9.86669444444444</text:p>
              </table:table-cell>
              <table:table-cell office:value-type="float" office:value="10.36">
                <text:p>10.36</text:p>
              </table:table-cell>
              <table:table-cell office:value-type="float" office:value="10.8533333333333">
                <text:p>10.8533333333333</text:p>
              </table:table-cell>
              <table:table-cell office:value-type="float" office:value="11.3466666666667">
                <text:p>11.3466666666667</text:p>
              </table:table-cell>
              <table:table-cell office:value-type="float" office:value="11.84">
                <text:p>11.84</text:p>
              </table:table-cell>
              <table:table-cell office:value-type="float" office:value="12.3333333333333">
                <text:p>12.3333333333333</text:p>
              </table:table-cell>
              <table:table-cell office:value-type="float" office:value="12.8266666666667">
                <text:p>12.8266666666667</text:p>
              </table:table-cell>
              <table:table-cell office:value-type="float" office:value="13.32">
                <text:p>13.32</text:p>
              </table:table-cell>
              <table:table-cell office:value-type="float" office:value="13.8133333333333">
                <text:p>13.8133333333333</text:p>
              </table:table-cell>
              <table:table-cell office:value-type="float" office:value="14.3066944444444">
                <text:p>14.3066944444444</text:p>
              </table:table-cell>
              <table:table-cell office:value-type="float" office:value="14.8000277777778">
                <text:p>14.8000277777778</text:p>
              </table:table-cell>
              <table:table-cell office:value-type="float" office:value="15.2933611111111">
                <text:p>15.2933611111111</text:p>
              </table:table-cell>
              <table:table-cell office:value-type="float" office:value="15.7866944444444">
                <text:p>15.7866944444444</text:p>
              </table:table-cell>
              <table:table-cell office:value-type="float" office:value="16.2800277777778">
                <text:p>16.2800277777778</text:p>
              </table:table-cell>
              <table:table-cell office:value-type="float" office:value="16.7733611111111">
                <text:p>16.7733611111111</text:p>
              </table:table-cell>
              <table:table-cell office:value-type="float" office:value="17.2666944444444">
                <text:p>17.2666944444444</text:p>
              </table:table-cell>
              <table:table-cell office:value-type="float" office:value="17.7600277777778">
                <text:p>17.7600277777778</text:p>
              </table:table-cell>
              <table:table-cell office:value-type="float" office:value="18.2533611111111">
                <text:p>18.2533611111111</text:p>
              </table:table-cell>
              <table:table-cell office:value-type="float" office:value="18.7466666666667">
                <text:p>18.7466666666667</text:p>
              </table:table-cell>
              <table:table-cell office:value-type="float" office:value="19.2398888888889">
                <text:p>19.2398888888889</text:p>
              </table:table-cell>
              <table:table-cell office:value-type="float" office:value="19.7331666666667">
                <text:p>19.7331666666667</text:p>
              </table:table-cell>
              <table:table-cell office:value-type="float" office:value="20.2263888888889">
                <text:p>20.2263888888889</text:p>
              </table:table-cell>
              <table:table-cell office:value-type="float" office:value="20.7196666666667">
                <text:p>20.7196666666667</text:p>
              </table:table-cell>
              <table:table-cell office:value-type="float" office:value="21.2128611111111">
                <text:p>21.2128611111111</text:p>
              </table:table-cell>
              <table:table-cell office:value-type="float" office:value="21.7060555555556">
                <text:p>21.7060555555556</text:p>
              </table:table-cell>
              <table:table-cell office:value-type="float" office:value="22.1992222222222">
                <text:p>22.1992222222222</text:p>
              </table:table-cell>
              <table:table-cell office:value-type="float" office:value="22.6924166666667">
                <text:p>22.6924166666667</text:p>
              </table:table-cell>
              <table:table-cell office:value-type="float" office:value="23.1856111111111">
                <text:p>23.1856111111111</text:p>
              </table:table-cell>
              <table:table-cell office:value-type="float" office:value="23.6788055555556">
                <text:p>23.6788055555556</text:p>
              </table:table-cell>
              <table:table-cell office:value-type="float" office:value="24.1720555555556">
                <text:p>24.1720555555556</text:p>
              </table:table-cell>
              <table:table-cell office:value-type="float" office:value="24.6653055555556">
                <text:p>24.6653055555556</text:p>
              </table:table-cell>
              <table:table-cell office:value-type="float" office:value="25.1585555555556">
                <text:p>25.1585555555556</text:p>
              </table:table-cell>
              <table:table-cell office:value-type="float" office:value="25.6518055555556">
                <text:p>25.6518055555556</text:p>
              </table:table-cell>
              <table:table-cell office:value-type="float" office:value="26.1450833333333">
                <text:p>26.1450833333333</text:p>
              </table:table-cell>
              <table:table-cell office:value-type="float" office:value="26.6383611111111">
                <text:p>26.6383611111111</text:p>
              </table:table-cell>
              <table:table-cell office:value-type="float" office:value="27.1316666666667">
                <text:p>27.1316666666667</text:p>
              </table:table-cell>
              <table:table-cell office:value-type="float" office:value="27.6249722222222">
                <text:p>27.6249722222222</text:p>
              </table:table-cell>
              <table:table-cell office:value-type="float" office:value="28.1183055555556">
                <text:p>28.1183055555556</text:p>
              </table:table-cell>
              <table:table-cell office:value-type="float" office:value="28.6116388888889">
                <text:p>28.6116388888889</text:p>
              </table:table-cell>
              <table:table-cell office:value-type="float" office:value="29.1049722222222">
                <text:p>29.1049722222222</text:p>
              </table:table-cell>
              <table:table-cell office:value-type="float" office:value="29.5983055555556">
                <text:p>29.5983055555556</text:p>
              </table:table-cell>
              <table:table-cell office:value-type="float" office:value="30.0916388888889">
                <text:p>30.0916388888889</text:p>
              </table:table-cell>
              <table:table-cell office:value-type="float" office:value="30.5849444444444">
                <text:p>30.5849444444444</text:p>
              </table:table-cell>
              <table:table-cell office:value-type="float" office:value="31.0782222222222">
                <text:p>31.0782222222222</text:p>
              </table:table-cell>
              <table:table-cell office:value-type="float" office:value="31.5715">
                <text:p>31.5715</text:p>
              </table:table-cell>
              <table:table-cell office:value-type="float" office:value="32.06475">
                <text:p>32.06475</text:p>
              </table:table-cell>
              <table:table-cell office:value-type="float" office:value="32.558">
                <text:p>32.558</text:p>
              </table:table-cell>
              <table:table-cell office:value-type="float" office:value="33.0511944444444">
                <text:p>33.0511944444444</text:p>
              </table:table-cell>
              <table:table-cell office:value-type="float" office:value="33.5444166666667">
                <text:p>33.5444166666667</text:p>
              </table:table-cell>
              <table:table-cell office:value-type="float" office:value="34.0376944444444">
                <text:p>34.0376944444444</text:p>
              </table:table-cell>
              <table:table-cell office:value-type="float" office:value="34.5309166666667">
                <text:p>34.5309166666667</text:p>
              </table:table-cell>
              <table:table-cell office:value-type="float" office:value="35.0241944444444">
                <text:p>35.0241944444444</text:p>
              </table:table-cell>
              <table:table-cell office:value-type="float" office:value="35.5174444444444">
                <text:p>35.5174444444444</text:p>
              </table:table-cell>
              <table:table-cell office:value-type="float" office:value="36.0106944444444">
                <text:p>36.0106944444444</text:p>
              </table:table-cell>
              <table:table-cell office:value-type="float" office:value="36.5039444444445">
                <text:p>36.5039444444445</text:p>
              </table:table-cell>
              <table:table-cell office:value-type="float" office:value="36.9971944444444">
                <text:p>36.9971944444444</text:p>
              </table:table-cell>
              <table:table-cell office:value-type="float" office:value="37.4904444444444">
                <text:p>37.4904444444444</text:p>
              </table:table-cell>
              <table:table-cell office:value-type="float" office:value="37.9837222222222">
                <text:p>37.9837222222222</text:p>
              </table:table-cell>
              <table:table-cell office:value-type="float" office:value="38.4769722222222">
                <text:p>38.4769722222222</text:p>
              </table:table-cell>
              <table:table-cell office:value-type="float" office:value="38.9702222222222">
                <text:p>38.9702222222222</text:p>
              </table:table-cell>
              <table:table-cell office:value-type="float" office:value="39.4634722222222">
                <text:p>39.4634722222222</text:p>
              </table:table-cell>
              <table:table-cell office:value-type="float" office:value="39.9567222222222">
                <text:p>39.9567222222222</text:p>
              </table:table-cell>
              <table:table-cell office:value-type="float" office:value="40.4499444444444">
                <text:p>40.4499444444444</text:p>
              </table:table-cell>
              <table:table-cell office:value-type="float" office:value="40.9431944444444">
                <text:p>40.9431944444444</text:p>
              </table:table-cell>
              <table:table-cell office:value-type="float" office:value="41.4364444444445">
                <text:p>41.4364444444445</text:p>
              </table:table-cell>
              <table:table-cell office:value-type="float" office:value="41.9296944444444">
                <text:p>41.9296944444444</text:p>
              </table:table-cell>
              <table:table-cell office:value-type="float" office:value="42.4228611111111">
                <text:p>42.4228611111111</text:p>
              </table:table-cell>
              <table:table-cell office:value-type="float" office:value="42.9159722222222">
                <text:p>42.9159722222222</text:p>
              </table:table-cell>
              <table:table-cell office:value-type="float" office:value="43.4090555555556">
                <text:p>43.4090555555556</text:p>
              </table:table-cell>
              <table:table-cell office:value-type="float" office:value="43.9020833333333">
                <text:p>43.9020833333333</text:p>
              </table:table-cell>
              <table:table-cell office:value-type="float" office:value="44.3950833333333">
                <text:p>44.3950833333333</text:p>
              </table:table-cell>
              <table:table-cell office:value-type="float" office:value="44.8880555555556">
                <text:p>44.8880555555556</text:p>
              </table:table-cell>
              <table:table-cell office:value-type="float" office:value="45.3810277777778">
                <text:p>45.3810277777778</text:p>
              </table:table-cell>
              <table:table-cell office:value-type="float" office:value="45.8740277777778">
                <text:p>45.8740277777778</text:p>
              </table:table-cell>
              <table:table-cell office:value-type="float" office:value="46.3670555555556">
                <text:p>46.3670555555556</text:p>
              </table:table-cell>
              <table:table-cell office:value-type="float" office:value="46.8600833333333">
                <text:p>46.8600833333333</text:p>
              </table:table-cell>
              <table:table-cell office:value-type="float" office:value="47.3531666666667">
                <text:p>47.3531666666667</text:p>
              </table:table-cell>
            </table:table-row>
          </table:table-header-rows>
          <table:table-rows>
            <table:table-row>
              <table:table-cell office:value-type="string">
                <text:p>Fila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B2:Sheet1.CT2</svg:desc>
                </draw:g>
              </table:table-cell>
              <table:table-cell office:value-type="float" office:value="0.493194444444444">
                <text:p>0.493194444444444</text:p>
              </table:table-cell>
              <table:table-cell office:value-type="float" office:value="0.986444444444444">
                <text:p>0.986444444444444</text:p>
              </table:table-cell>
              <table:table-cell office:value-type="float" office:value="1.47975">
                <text:p>1.47975</text:p>
              </table:table-cell>
              <table:table-cell office:value-type="float" office:value="1.97305555555556">
                <text:p>1.97305555555556</text:p>
              </table:table-cell>
              <table:table-cell office:value-type="float" office:value="2.46638888888889">
                <text:p>2.46638888888889</text:p>
              </table:table-cell>
              <table:table-cell office:value-type="float" office:value="2.95975">
                <text:p>2.95975</text:p>
              </table:table-cell>
              <table:table-cell office:value-type="float" office:value="3.45316666666667">
                <text:p>3.45316666666667</text:p>
              </table:table-cell>
              <table:table-cell office:value-type="float" office:value="3.94658333333333">
                <text:p>3.94658333333333</text:p>
              </table:table-cell>
              <table:table-cell office:value-type="float" office:value="4.43997222222222">
                <text:p>4.43997222222222</text:p>
              </table:table-cell>
              <table:table-cell office:value-type="float" office:value="4.93336111111111">
                <text:p>4.93336111111111</text:p>
              </table:table-cell>
              <table:table-cell office:value-type="float" office:value="5.42675">
                <text:p>5.42675</text:p>
              </table:table-cell>
              <table:table-cell office:value-type="float" office:value="5.92011111111111">
                <text:p>5.92011111111111</text:p>
              </table:table-cell>
              <table:table-cell office:value-type="float" office:value="6.41347222222222">
                <text:p>6.41347222222222</text:p>
              </table:table-cell>
              <table:table-cell office:value-type="float" office:value="6.90680555555556">
                <text:p>6.90680555555556</text:p>
              </table:table-cell>
              <table:table-cell office:value-type="float" office:value="7.40013888888889">
                <text:p>7.40013888888889</text:p>
              </table:table-cell>
              <table:table-cell office:value-type="float" office:value="7.89347222222222">
                <text:p>7.89347222222222</text:p>
              </table:table-cell>
              <table:table-cell office:value-type="float" office:value="8.38680555555556">
                <text:p>8.38680555555556</text:p>
              </table:table-cell>
              <table:table-cell office:value-type="float" office:value="8.88011111111111">
                <text:p>8.88011111111111</text:p>
              </table:table-cell>
              <table:table-cell office:value-type="float" office:value="9.37338888888889">
                <text:p>9.37338888888889</text:p>
              </table:table-cell>
              <table:table-cell office:value-type="float" office:value="9.86669444444444">
                <text:p>9.86669444444444</text:p>
              </table:table-cell>
              <table:table-cell office:value-type="float" office:value="10.36">
                <text:p>10.36</text:p>
              </table:table-cell>
              <table:table-cell office:value-type="float" office:value="10.8533333333333">
                <text:p>10.8533333333333</text:p>
              </table:table-cell>
              <table:table-cell office:value-type="float" office:value="11.3466666666667">
                <text:p>11.3466666666667</text:p>
              </table:table-cell>
              <table:table-cell office:value-type="float" office:value="11.84">
                <text:p>11.84</text:p>
              </table:table-cell>
              <table:table-cell office:value-type="float" office:value="12.3333333333333">
                <text:p>12.3333333333333</text:p>
              </table:table-cell>
              <table:table-cell office:value-type="float" office:value="12.8266666666667">
                <text:p>12.8266666666667</text:p>
              </table:table-cell>
              <table:table-cell office:value-type="float" office:value="13.32">
                <text:p>13.32</text:p>
              </table:table-cell>
              <table:table-cell office:value-type="float" office:value="13.8133333333333">
                <text:p>13.8133333333333</text:p>
              </table:table-cell>
              <table:table-cell office:value-type="float" office:value="14.3066944444444">
                <text:p>14.3066944444444</text:p>
              </table:table-cell>
              <table:table-cell office:value-type="float" office:value="14.8000277777778">
                <text:p>14.8000277777778</text:p>
              </table:table-cell>
              <table:table-cell office:value-type="float" office:value="15.2933611111111">
                <text:p>15.2933611111111</text:p>
              </table:table-cell>
              <table:table-cell office:value-type="float" office:value="15.7866944444444">
                <text:p>15.7866944444444</text:p>
              </table:table-cell>
              <table:table-cell office:value-type="float" office:value="16.2800277777778">
                <text:p>16.2800277777778</text:p>
              </table:table-cell>
              <table:table-cell office:value-type="float" office:value="16.7733611111111">
                <text:p>16.7733611111111</text:p>
              </table:table-cell>
              <table:table-cell office:value-type="float" office:value="17.2666944444444">
                <text:p>17.2666944444444</text:p>
              </table:table-cell>
              <table:table-cell office:value-type="float" office:value="17.7600277777778">
                <text:p>17.7600277777778</text:p>
              </table:table-cell>
              <table:table-cell office:value-type="float" office:value="18.2533611111111">
                <text:p>18.2533611111111</text:p>
              </table:table-cell>
              <table:table-cell office:value-type="float" office:value="18.7466666666667">
                <text:p>18.7466666666667</text:p>
              </table:table-cell>
              <table:table-cell office:value-type="float" office:value="19.2398888888889">
                <text:p>19.2398888888889</text:p>
              </table:table-cell>
              <table:table-cell office:value-type="float" office:value="19.7331666666667">
                <text:p>19.7331666666667</text:p>
              </table:table-cell>
              <table:table-cell office:value-type="float" office:value="20.2263888888889">
                <text:p>20.2263888888889</text:p>
              </table:table-cell>
              <table:table-cell office:value-type="float" office:value="20.7196666666667">
                <text:p>20.7196666666667</text:p>
              </table:table-cell>
              <table:table-cell office:value-type="float" office:value="21.2128611111111">
                <text:p>21.2128611111111</text:p>
              </table:table-cell>
              <table:table-cell office:value-type="float" office:value="21.7060555555556">
                <text:p>21.7060555555556</text:p>
              </table:table-cell>
              <table:table-cell office:value-type="float" office:value="22.1992222222222">
                <text:p>22.1992222222222</text:p>
              </table:table-cell>
              <table:table-cell office:value-type="float" office:value="22.6924166666667">
                <text:p>22.6924166666667</text:p>
              </table:table-cell>
              <table:table-cell office:value-type="float" office:value="23.1856111111111">
                <text:p>23.1856111111111</text:p>
              </table:table-cell>
              <table:table-cell office:value-type="float" office:value="23.6788055555556">
                <text:p>23.6788055555556</text:p>
              </table:table-cell>
              <table:table-cell office:value-type="float" office:value="24.1720555555556">
                <text:p>24.1720555555556</text:p>
              </table:table-cell>
              <table:table-cell office:value-type="float" office:value="24.6653055555556">
                <text:p>24.6653055555556</text:p>
              </table:table-cell>
              <table:table-cell office:value-type="float" office:value="25.1585555555556">
                <text:p>25.1585555555556</text:p>
              </table:table-cell>
              <table:table-cell office:value-type="float" office:value="25.6518055555556">
                <text:p>25.6518055555556</text:p>
              </table:table-cell>
              <table:table-cell office:value-type="float" office:value="26.1450833333333">
                <text:p>26.1450833333333</text:p>
              </table:table-cell>
              <table:table-cell office:value-type="float" office:value="26.6383611111111">
                <text:p>26.6383611111111</text:p>
              </table:table-cell>
              <table:table-cell office:value-type="float" office:value="27.1316666666667">
                <text:p>27.1316666666667</text:p>
              </table:table-cell>
              <table:table-cell office:value-type="float" office:value="27.6249722222222">
                <text:p>27.6249722222222</text:p>
              </table:table-cell>
              <table:table-cell office:value-type="float" office:value="28.1183055555556">
                <text:p>28.1183055555556</text:p>
              </table:table-cell>
              <table:table-cell office:value-type="float" office:value="28.6116388888889">
                <text:p>28.6116388888889</text:p>
              </table:table-cell>
              <table:table-cell office:value-type="float" office:value="29.1049722222222">
                <text:p>29.1049722222222</text:p>
              </table:table-cell>
              <table:table-cell office:value-type="float" office:value="29.5983055555556">
                <text:p>29.5983055555556</text:p>
              </table:table-cell>
              <table:table-cell office:value-type="float" office:value="30.0916388888889">
                <text:p>30.0916388888889</text:p>
              </table:table-cell>
              <table:table-cell office:value-type="float" office:value="30.5849444444444">
                <text:p>30.5849444444444</text:p>
              </table:table-cell>
              <table:table-cell office:value-type="float" office:value="31.0782222222222">
                <text:p>31.0782222222222</text:p>
              </table:table-cell>
              <table:table-cell office:value-type="float" office:value="31.5715">
                <text:p>31.5715</text:p>
              </table:table-cell>
              <table:table-cell office:value-type="float" office:value="32.06475">
                <text:p>32.06475</text:p>
              </table:table-cell>
              <table:table-cell office:value-type="float" office:value="32.558">
                <text:p>32.558</text:p>
              </table:table-cell>
              <table:table-cell office:value-type="float" office:value="33.0511944444444">
                <text:p>33.0511944444444</text:p>
              </table:table-cell>
              <table:table-cell office:value-type="float" office:value="33.5444166666667">
                <text:p>33.5444166666667</text:p>
              </table:table-cell>
              <table:table-cell office:value-type="float" office:value="34.0376944444444">
                <text:p>34.0376944444444</text:p>
              </table:table-cell>
              <table:table-cell office:value-type="float" office:value="34.5309166666667">
                <text:p>34.5309166666667</text:p>
              </table:table-cell>
              <table:table-cell office:value-type="float" office:value="35.0241944444444">
                <text:p>35.0241944444444</text:p>
              </table:table-cell>
              <table:table-cell office:value-type="float" office:value="35.5174444444444">
                <text:p>35.5174444444444</text:p>
              </table:table-cell>
              <table:table-cell office:value-type="float" office:value="36.0106944444444">
                <text:p>36.0106944444444</text:p>
              </table:table-cell>
              <table:table-cell office:value-type="float" office:value="36.5039444444445">
                <text:p>36.5039444444445</text:p>
              </table:table-cell>
              <table:table-cell office:value-type="float" office:value="36.9971944444444">
                <text:p>36.9971944444444</text:p>
              </table:table-cell>
              <table:table-cell office:value-type="float" office:value="37.4904444444444">
                <text:p>37.4904444444444</text:p>
              </table:table-cell>
              <table:table-cell office:value-type="float" office:value="37.9837222222222">
                <text:p>37.9837222222222</text:p>
              </table:table-cell>
              <table:table-cell office:value-type="float" office:value="38.4769722222222">
                <text:p>38.4769722222222</text:p>
              </table:table-cell>
              <table:table-cell office:value-type="float" office:value="38.9702222222222">
                <text:p>38.9702222222222</text:p>
              </table:table-cell>
              <table:table-cell office:value-type="float" office:value="39.4634722222222">
                <text:p>39.4634722222222</text:p>
              </table:table-cell>
              <table:table-cell office:value-type="float" office:value="39.9567222222222">
                <text:p>39.9567222222222</text:p>
              </table:table-cell>
              <table:table-cell office:value-type="float" office:value="40.4499444444444">
                <text:p>40.4499444444444</text:p>
              </table:table-cell>
              <table:table-cell office:value-type="float" office:value="40.9431944444444">
                <text:p>40.9431944444444</text:p>
              </table:table-cell>
              <table:table-cell office:value-type="float" office:value="41.4364444444445">
                <text:p>41.4364444444445</text:p>
              </table:table-cell>
              <table:table-cell office:value-type="float" office:value="41.9296944444444">
                <text:p>41.9296944444444</text:p>
              </table:table-cell>
              <table:table-cell office:value-type="float" office:value="42.4228611111111">
                <text:p>42.4228611111111</text:p>
              </table:table-cell>
              <table:table-cell office:value-type="float" office:value="42.9159722222222">
                <text:p>42.9159722222222</text:p>
              </table:table-cell>
              <table:table-cell office:value-type="float" office:value="43.4090555555556">
                <text:p>43.4090555555556</text:p>
              </table:table-cell>
              <table:table-cell office:value-type="float" office:value="43.9020833333333">
                <text:p>43.9020833333333</text:p>
              </table:table-cell>
              <table:table-cell office:value-type="float" office:value="44.3950833333333">
                <text:p>44.3950833333333</text:p>
              </table:table-cell>
              <table:table-cell office:value-type="float" office:value="44.8880555555556">
                <text:p>44.8880555555556</text:p>
              </table:table-cell>
              <table:table-cell office:value-type="float" office:value="45.3810277777778">
                <text:p>45.3810277777778</text:p>
              </table:table-cell>
              <table:table-cell office:value-type="float" office:value="45.8740277777778">
                <text:p>45.8740277777778</text:p>
              </table:table-cell>
              <table:table-cell office:value-type="float" office:value="46.3670555555556">
                <text:p>46.3670555555556</text:p>
              </table:table-cell>
              <table:table-cell office:value-type="float" office:value="46.8600833333333">
                <text:p>46.8600833333333</text:p>
              </table:table-cell>
              <table:table-cell office:value-type="float" office:value="47.3531666666667">
                <text:p>47.3531666666667</text:p>
              </table:table-cell>
            </table:table-row>
            <table:table-row>
              <table:table-cell office:value-type="string">
                <text:p>P. putida KT 2440 (C-)</text:p>
                <draw:g>
                  <svg:desc>Sheet1.A3:Sheet1.A3</svg:desc>
                </draw:g>
              </table:table-cell>
              <table:table-cell office:value-type="float" office:value="0.0213333333333333">
                <text:p>0.0213333333333333</text:p>
                <draw:g>
                  <svg:desc>Sheet1.B3:Sheet1.CT3</svg:desc>
                </draw:g>
              </table:table-cell>
              <table:table-cell office:value-type="float" office:value="0.026">
                <text:p>0.026</text:p>
              </table:table-cell>
              <table:table-cell office:value-type="float" office:value="0.032">
                <text:p>0.032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35">
                <text:p>0.035</text:p>
              </table:table-cell>
              <table:table-cell office:value-type="float" office:value="0.0413333333333333">
                <text:p>0.0413333333333333</text:p>
              </table:table-cell>
              <table:table-cell office:value-type="float" office:value="0.0593333333333333">
                <text:p>0.0593333333333333</text:p>
              </table:table-cell>
              <table:table-cell office:value-type="float" office:value="0.08">
                <text:p>0.08</text:p>
              </table:table-cell>
              <table:table-cell office:value-type="float" office:value="0.122">
                <text:p>0.122</text:p>
              </table:table-cell>
              <table:table-cell office:value-type="float" office:value="0.163333333333333">
                <text:p>0.163333333333333</text:p>
              </table:table-cell>
              <table:table-cell office:value-type="float" office:value="0.216">
                <text:p>0.216</text:p>
              </table:table-cell>
              <table:table-cell office:value-type="float" office:value="0.283">
                <text:p>0.283</text:p>
              </table:table-cell>
              <table:table-cell office:value-type="float" office:value="0.357">
                <text:p>0.357</text:p>
              </table:table-cell>
              <table:table-cell office:value-type="float" office:value="0.446666666666667">
                <text:p>0.446666666666667</text:p>
              </table:table-cell>
              <table:table-cell office:value-type="float" office:value="0.539">
                <text:p>0.539</text:p>
              </table:table-cell>
              <table:table-cell office:value-type="float" office:value="0.645">
                <text:p>0.645</text:p>
              </table:table-cell>
              <table:table-cell office:value-type="float" office:value="0.74">
                <text:p>0.74</text:p>
              </table:table-cell>
              <table:table-cell office:value-type="float" office:value="0.849333333333333">
                <text:p>0.849333333333333</text:p>
              </table:table-cell>
              <table:table-cell office:value-type="float" office:value="0.942">
                <text:p>0.942</text:p>
              </table:table-cell>
              <table:table-cell office:value-type="float" office:value="1.00733333333333">
                <text:p>1.00733333333333</text:p>
              </table:table-cell>
              <table:table-cell office:value-type="float" office:value="1.064">
                <text:p>1.064</text:p>
              </table:table-cell>
              <table:table-cell office:value-type="float" office:value="1.11433333333333">
                <text:p>1.11433333333333</text:p>
              </table:table-cell>
              <table:table-cell office:value-type="float" office:value="1.15433333333333">
                <text:p>1.15433333333333</text:p>
              </table:table-cell>
              <table:table-cell office:value-type="float" office:value="1.19666666666667">
                <text:p>1.19666666666667</text:p>
              </table:table-cell>
              <table:table-cell office:value-type="float" office:value="1.21566666666667">
                <text:p>1.21566666666667</text:p>
              </table:table-cell>
              <table:table-cell office:value-type="float" office:value="1.237">
                <text:p>1.237</text:p>
              </table:table-cell>
              <table:table-cell office:value-type="float" office:value="1.24">
                <text:p>1.24</text:p>
              </table:table-cell>
              <table:table-cell office:value-type="float" office:value="1.227">
                <text:p>1.227</text:p>
              </table:table-cell>
              <table:table-cell office:value-type="float" office:value="1.229">
                <text:p>1.229</text:p>
              </table:table-cell>
              <table:table-cell office:value-type="float" office:value="1.23366666666667">
                <text:p>1.23366666666667</text:p>
              </table:table-cell>
              <table:table-cell office:value-type="float" office:value="1.23133333333333">
                <text:p>1.23133333333333</text:p>
              </table:table-cell>
              <table:table-cell office:value-type="float" office:value="1.21">
                <text:p>1.21</text:p>
              </table:table-cell>
              <table:table-cell office:value-type="float" office:value="1.192">
                <text:p>1.192</text:p>
              </table:table-cell>
              <table:table-cell office:value-type="float" office:value="1.186">
                <text:p>1.186</text:p>
              </table:table-cell>
              <table:table-cell office:value-type="float" office:value="1.16566666666667">
                <text:p>1.16566666666667</text:p>
              </table:table-cell>
              <table:table-cell office:value-type="float" office:value="1.15166666666667">
                <text:p>1.15166666666667</text:p>
              </table:table-cell>
              <table:table-cell office:value-type="float" office:value="1.13533333333333">
                <text:p>1.13533333333333</text:p>
              </table:table-cell>
              <table:table-cell office:value-type="float" office:value="1.12266666666667">
                <text:p>1.12266666666667</text:p>
              </table:table-cell>
              <table:table-cell office:value-type="float" office:value="1.12166666666667">
                <text:p>1.12166666666667</text:p>
              </table:table-cell>
              <table:table-cell office:value-type="float" office:value="1.12633333333333">
                <text:p>1.12633333333333</text:p>
              </table:table-cell>
              <table:table-cell office:value-type="float" office:value="1.13">
                <text:p>1.13</text:p>
              </table:table-cell>
              <table:table-cell office:value-type="float" office:value="1.139">
                <text:p>1.139</text:p>
              </table:table-cell>
              <table:table-cell office:value-type="float" office:value="1.137">
                <text:p>1.137</text:p>
              </table:table-cell>
              <table:table-cell office:value-type="float" office:value="1.137">
                <text:p>1.137</text:p>
              </table:table-cell>
              <table:table-cell office:value-type="float" office:value="1.13833333333333">
                <text:p>1.13833333333333</text:p>
              </table:table-cell>
              <table:table-cell office:value-type="float" office:value="1.13766666666667">
                <text:p>1.13766666666667</text:p>
              </table:table-cell>
              <table:table-cell office:value-type="float" office:value="1.137">
                <text:p>1.137</text:p>
              </table:table-cell>
              <table:table-cell office:value-type="float" office:value="1.13133333333333">
                <text:p>1.13133333333333</text:p>
              </table:table-cell>
              <table:table-cell office:value-type="float" office:value="1.13">
                <text:p>1.13</text:p>
              </table:table-cell>
              <table:table-cell office:value-type="float" office:value="1.123">
                <text:p>1.123</text:p>
              </table:table-cell>
              <table:table-cell office:value-type="float" office:value="1.116">
                <text:p>1.116</text:p>
              </table:table-cell>
              <table:table-cell office:value-type="float" office:value="1.10633333333333">
                <text:p>1.10633333333333</text:p>
              </table:table-cell>
              <table:table-cell office:value-type="float" office:value="1.10066666666667">
                <text:p>1.10066666666667</text:p>
              </table:table-cell>
              <table:table-cell office:value-type="float" office:value="1.09533333333333">
                <text:p>1.09533333333333</text:p>
              </table:table-cell>
              <table:table-cell office:value-type="float" office:value="1.08966666666667">
                <text:p>1.08966666666667</text:p>
              </table:table-cell>
              <table:table-cell office:value-type="float" office:value="1.08966666666667">
                <text:p>1.08966666666667</text:p>
              </table:table-cell>
              <table:table-cell office:value-type="float" office:value="1.08633333333333">
                <text:p>1.08633333333333</text:p>
              </table:table-cell>
              <table:table-cell office:value-type="float" office:value="1.084">
                <text:p>1.084</text:p>
              </table:table-cell>
              <table:table-cell office:value-type="float" office:value="1.08033333333333">
                <text:p>1.08033333333333</text:p>
              </table:table-cell>
              <table:table-cell office:value-type="float" office:value="1.07966666666667">
                <text:p>1.07966666666667</text:p>
              </table:table-cell>
              <table:table-cell office:value-type="float" office:value="1.078">
                <text:p>1.078</text:p>
              </table:table-cell>
              <table:table-cell office:value-type="float" office:value="1.07533333333333">
                <text:p>1.07533333333333</text:p>
              </table:table-cell>
              <table:table-cell office:value-type="float" office:value="1.074">
                <text:p>1.074</text:p>
              </table:table-cell>
              <table:table-cell office:value-type="float" office:value="1.07466666666667">
                <text:p>1.07466666666667</text:p>
              </table:table-cell>
              <table:table-cell office:value-type="float" office:value="1.073">
                <text:p>1.073</text:p>
              </table:table-cell>
              <table:table-cell office:value-type="float" office:value="1.07166666666667">
                <text:p>1.07166666666667</text:p>
              </table:table-cell>
              <table:table-cell office:value-type="float" office:value="1.06833333333333">
                <text:p>1.06833333333333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1.064">
                <text:p>1.064</text:p>
              </table:table-cell>
              <table:table-cell office:value-type="float" office:value="1.06033333333333">
                <text:p>1.06033333333333</text:p>
              </table:table-cell>
              <table:table-cell office:value-type="float" office:value="1.05466666666667">
                <text:p>1.05466666666667</text:p>
              </table:table-cell>
              <table:table-cell office:value-type="float" office:value="1.05166666666667">
                <text:p>1.05166666666667</text:p>
              </table:table-cell>
              <table:table-cell office:value-type="float" office:value="1.04633333333333">
                <text:p>1.04633333333333</text:p>
              </table:table-cell>
              <table:table-cell office:value-type="float" office:value="1.042">
                <text:p>1.042</text:p>
              </table:table-cell>
              <table:table-cell office:value-type="float" office:value="1.03666666666667">
                <text:p>1.03666666666667</text:p>
              </table:table-cell>
              <table:table-cell office:value-type="float" office:value="1.03233333333333">
                <text:p>1.03233333333333</text:p>
              </table:table-cell>
              <table:table-cell office:value-type="float" office:value="1.03">
                <text:p>1.03</text:p>
              </table:table-cell>
              <table:table-cell office:value-type="float" office:value="1.026">
                <text:p>1.026</text:p>
              </table:table-cell>
              <table:table-cell office:value-type="float" office:value="1.02433333333333">
                <text:p>1.02433333333333</text:p>
              </table:table-cell>
              <table:table-cell office:value-type="float" office:value="1.021">
                <text:p>1.021</text:p>
              </table:table-cell>
              <table:table-cell office:value-type="float" office:value="1.01866666666667">
                <text:p>1.01866666666667</text:p>
              </table:table-cell>
              <table:table-cell office:value-type="float" office:value="1.01466666666667">
                <text:p>1.01466666666667</text:p>
              </table:table-cell>
              <table:table-cell office:value-type="float" office:value="1.011">
                <text:p>1.011</text:p>
              </table:table-cell>
              <table:table-cell office:value-type="float" office:value="1.007">
                <text:p>1.007</text:p>
              </table:table-cell>
              <table:table-cell office:value-type="float" office:value="1">
                <text:p>1</text:p>
              </table:table-cell>
              <table:table-cell office:value-type="float" office:value="0.995666666666667">
                <text:p>0.995666666666667</text:p>
              </table:table-cell>
              <table:table-cell office:value-type="float" office:value="0.989333333333333">
                <text:p>0.989333333333333</text:p>
              </table:table-cell>
              <table:table-cell office:value-type="float" office:value="0.983">
                <text:p>0.983</text:p>
              </table:table-cell>
              <table:table-cell office:value-type="float" office:value="0.976333333333333">
                <text:p>0.976333333333333</text:p>
              </table:table-cell>
              <table:table-cell office:value-type="float" office:value="0.970666666666667">
                <text:p>0.970666666666667</text:p>
              </table:table-cell>
              <table:table-cell office:value-type="float" office:value="0.966666666666666">
                <text:p>0.966666666666666</text:p>
              </table:table-cell>
              <table:table-cell office:value-type="float" office:value="0.961">
                <text:p>0.961</text:p>
              </table:table-cell>
              <table:table-cell office:value-type="float" office:value="0.956666666666667">
                <text:p>0.956666666666667</text:p>
              </table:table-cell>
              <table:table-cell office:value-type="float" office:value="0.952333333333333">
                <text:p>0.952333333333333</text:p>
              </table:table-cell>
              <table:table-cell office:value-type="float" office:value="0.950333333333333">
                <text:p>0.950333333333333</text:p>
              </table:table-cell>
              <table:table-cell office:value-type="float" office:value="0.946333333333333">
                <text:p>0.946333333333333</text:p>
              </table:table-cell>
              <table:table-cell office:value-type="float" office:value="0.943666666666667">
                <text:p>0.943666666666667</text:p>
              </table:table-cell>
            </table:table-row>
            <table:table-row>
              <table:table-cell office:value-type="string">
                <text:p>P. putida KT ΔgclR (C+)</text:p>
                <draw:g>
                  <svg:desc>Sheet1.A4:Sheet1.A4</svg:desc>
                </draw:g>
              </table:table-cell>
              <table:table-cell office:value-type="float" office:value="0.02">
                <text:p>0.02</text:p>
                <draw:g>
                  <svg:desc>Sheet1.B4:Sheet1.CT4</svg:desc>
                </draw:g>
              </table:table-cell>
              <table:table-cell office:value-type="float" office:value="0.0253333333333333">
                <text:p>0.0253333333333333</text:p>
              </table:table-cell>
              <table:table-cell office:value-type="float" office:value="0.0296666666666667">
                <text:p>0.0296666666666667</text:p>
              </table:table-cell>
              <table:table-cell office:value-type="float" office:value="0.0283333333333333">
                <text:p>0.0283333333333333</text:p>
              </table:table-cell>
              <table:table-cell office:value-type="float" office:value="0.03">
                <text:p>0.03</text:p>
              </table:table-cell>
              <table:table-cell office:value-type="float" office:value="0.0326666666666667">
                <text:p>0.0326666666666667</text:p>
              </table:table-cell>
              <table:table-cell office:value-type="float" office:value="0.0426666666666667">
                <text:p>0.0426666666666667</text:p>
              </table:table-cell>
              <table:table-cell office:value-type="float" office:value="0.0593333333333333">
                <text:p>0.0593333333333333</text:p>
              </table:table-cell>
              <table:table-cell office:value-type="float" office:value="0.0736666666666667">
                <text:p>0.0736666666666667</text:p>
              </table:table-cell>
              <table:table-cell office:value-type="float" office:value="0.107">
                <text:p>0.107</text:p>
              </table:table-cell>
              <table:table-cell office:value-type="float" office:value="0.150666666666667">
                <text:p>0.150666666666667</text:p>
              </table:table-cell>
              <table:table-cell office:value-type="float" office:value="0.203666666666667">
                <text:p>0.203666666666667</text:p>
              </table:table-cell>
              <table:table-cell office:value-type="float" office:value="0.276">
                <text:p>0.276</text:p>
              </table:table-cell>
              <table:table-cell office:value-type="float" office:value="0.365333333333333">
                <text:p>0.365333333333333</text:p>
              </table:table-cell>
              <table:table-cell office:value-type="float" office:value="0.448">
                <text:p>0.448</text:p>
              </table:table-cell>
              <table:table-cell office:value-type="float" office:value="0.528333333333333">
                <text:p>0.528333333333333</text:p>
              </table:table-cell>
              <table:table-cell office:value-type="float" office:value="0.627">
                <text:p>0.627</text:p>
              </table:table-cell>
              <table:table-cell office:value-type="float" office:value="0.7">
                <text:p>0.7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998">
                <text:p>0.998</text:p>
              </table:table-cell>
              <table:table-cell office:value-type="float" office:value="1.05266666666667">
                <text:p>1.05266666666667</text:p>
              </table:table-cell>
              <table:table-cell office:value-type="float" office:value="1.09133333333333">
                <text:p>1.09133333333333</text:p>
              </table:table-cell>
              <table:table-cell office:value-type="float" office:value="1.127">
                <text:p>1.127</text:p>
              </table:table-cell>
              <table:table-cell office:value-type="float" office:value="1.155">
                <text:p>1.155</text:p>
              </table:table-cell>
              <table:table-cell office:value-type="float" office:value="1.17866666666667">
                <text:p>1.17866666666667</text:p>
              </table:table-cell>
              <table:table-cell office:value-type="float" office:value="1.19966666666667">
                <text:p>1.19966666666667</text:p>
              </table:table-cell>
              <table:table-cell office:value-type="float" office:value="1.193">
                <text:p>1.193</text:p>
              </table:table-cell>
              <table:table-cell office:value-type="float" office:value="1.20133333333333">
                <text:p>1.20133333333333</text:p>
              </table:table-cell>
              <table:table-cell office:value-type="float" office:value="1.203">
                <text:p>1.203</text:p>
              </table:table-cell>
              <table:table-cell office:value-type="float" office:value="1.224">
                <text:p>1.224</text:p>
              </table:table-cell>
              <table:table-cell office:value-type="float" office:value="1.224">
                <text:p>1.224</text:p>
              </table:table-cell>
              <table:table-cell office:value-type="float" office:value="1.21333333333333">
                <text:p>1.21333333333333</text:p>
              </table:table-cell>
              <table:table-cell office:value-type="float" office:value="1.19866666666667">
                <text:p>1.19866666666667</text:p>
              </table:table-cell>
              <table:table-cell office:value-type="float" office:value="1.17433333333333">
                <text:p>1.17433333333333</text:p>
              </table:table-cell>
              <table:table-cell office:value-type="float" office:value="1.157">
                <text:p>1.157</text:p>
              </table:table-cell>
              <table:table-cell office:value-type="float" office:value="1.14766666666667">
                <text:p>1.14766666666667</text:p>
              </table:table-cell>
              <table:table-cell office:value-type="float" office:value="1.13433333333333">
                <text:p>1.13433333333333</text:p>
              </table:table-cell>
              <table:table-cell office:value-type="float" office:value="1.12766666666667">
                <text:p>1.12766666666667</text:p>
              </table:table-cell>
              <table:table-cell office:value-type="float" office:value="1.133">
                <text:p>1.133</text:p>
              </table:table-cell>
              <table:table-cell office:value-type="float" office:value="1.12266666666667">
                <text:p>1.12266666666667</text:p>
              </table:table-cell>
              <table:table-cell office:value-type="float" office:value="1.12233333333333">
                <text:p>1.12233333333333</text:p>
              </table:table-cell>
              <table:table-cell office:value-type="float" office:value="1.126">
                <text:p>1.126</text:p>
              </table:table-cell>
              <table:table-cell office:value-type="float" office:value="1.12866666666667">
                <text:p>1.12866666666667</text:p>
              </table:table-cell>
              <table:table-cell office:value-type="float" office:value="1.13533333333333">
                <text:p>1.13533333333333</text:p>
              </table:table-cell>
              <table:table-cell office:value-type="float" office:value="1.13333333333333">
                <text:p>1.13333333333333</text:p>
              </table:table-cell>
              <table:table-cell office:value-type="float" office:value="1.13266666666667">
                <text:p>1.13266666666667</text:p>
              </table:table-cell>
              <table:table-cell office:value-type="float" office:value="1.12866666666667">
                <text:p>1.12866666666667</text:p>
              </table:table-cell>
              <table:table-cell office:value-type="float" office:value="1.13466666666667">
                <text:p>1.13466666666667</text:p>
              </table:table-cell>
              <table:table-cell office:value-type="float" office:value="1.13566666666667">
                <text:p>1.13566666666667</text:p>
              </table:table-cell>
              <table:table-cell office:value-type="float" office:value="1.12233333333333">
                <text:p>1.12233333333333</text:p>
              </table:table-cell>
              <table:table-cell office:value-type="float" office:value="1.118">
                <text:p>1.118</text:p>
              </table:table-cell>
              <table:table-cell office:value-type="float" office:value="1.11166666666667">
                <text:p>1.11166666666667</text:p>
              </table:table-cell>
              <table:table-cell office:value-type="float" office:value="1.10033333333333">
                <text:p>1.10033333333333</text:p>
              </table:table-cell>
              <table:table-cell office:value-type="float" office:value="1.091">
                <text:p>1.091</text:p>
              </table:table-cell>
              <table:table-cell office:value-type="float" office:value="1.08833333333333">
                <text:p>1.08833333333333</text:p>
              </table:table-cell>
              <table:table-cell office:value-type="float" office:value="1.081">
                <text:p>1.081</text:p>
              </table:table-cell>
              <table:table-cell office:value-type="float" office:value="1.078">
                <text:p>1.078</text:p>
              </table:table-cell>
              <table:table-cell office:value-type="float" office:value="1.07533333333333">
                <text:p>1.07533333333333</text:p>
              </table:table-cell>
              <table:table-cell office:value-type="float" office:value="1.07466666666667">
                <text:p>1.07466666666667</text:p>
              </table:table-cell>
              <table:table-cell office:value-type="float" office:value="1.07066666666667">
                <text:p>1.07066666666667</text:p>
              </table:table-cell>
              <table:table-cell office:value-type="float" office:value="1.06733333333333">
                <text:p>1.06733333333333</text:p>
              </table:table-cell>
              <table:table-cell office:value-type="float" office:value="1.065">
                <text:p>1.065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1.06233333333333">
                <text:p>1.06233333333333</text:p>
              </table:table-cell>
              <table:table-cell office:value-type="float" office:value="1.057">
                <text:p>1.057</text:p>
              </table:table-cell>
              <table:table-cell office:value-type="float" office:value="1.05533333333333">
                <text:p>1.05533333333333</text:p>
              </table:table-cell>
              <table:table-cell office:value-type="float" office:value="1.055">
                <text:p>1.055</text:p>
              </table:table-cell>
              <table:table-cell office:value-type="float" office:value="1.05233333333333">
                <text:p>1.05233333333333</text:p>
              </table:table-cell>
              <table:table-cell office:value-type="float" office:value="1.04966666666667">
                <text:p>1.04966666666667</text:p>
              </table:table-cell>
              <table:table-cell office:value-type="float" office:value="1.04766666666667">
                <text:p>1.04766666666667</text:p>
              </table:table-cell>
              <table:table-cell office:value-type="float" office:value="1.04866666666667">
                <text:p>1.04866666666667</text:p>
              </table:table-cell>
              <table:table-cell office:value-type="float" office:value="1.046">
                <text:p>1.046</text:p>
              </table:table-cell>
              <table:table-cell office:value-type="float" office:value="1.041">
                <text:p>1.041</text:p>
              </table:table-cell>
              <table:table-cell office:value-type="float" office:value="1.03666666666667">
                <text:p>1.03666666666667</text:p>
              </table:table-cell>
              <table:table-cell office:value-type="float" office:value="1.03433333333333">
                <text:p>1.03433333333333</text:p>
              </table:table-cell>
              <table:table-cell office:value-type="float" office:value="1.03">
                <text:p>1.03</text:p>
              </table:table-cell>
              <table:table-cell office:value-type="float" office:value="1.02266666666667">
                <text:p>1.02266666666667</text:p>
              </table:table-cell>
              <table:table-cell office:value-type="float" office:value="1.017">
                <text:p>1.017</text:p>
              </table:table-cell>
              <table:table-cell office:value-type="float" office:value="1.01166666666667">
                <text:p>1.01166666666667</text:p>
              </table:table-cell>
              <table:table-cell office:value-type="float" office:value="1.00566666666667">
                <text:p>1.00566666666667</text:p>
              </table:table-cell>
              <table:table-cell office:value-type="float" office:value="1.001">
                <text:p>1.001</text:p>
              </table:table-cell>
              <table:table-cell office:value-type="float" office:value="0.996">
                <text:p>0.996</text:p>
              </table:table-cell>
              <table:table-cell office:value-type="float" office:value="0.991">
                <text:p>0.991</text:p>
              </table:table-cell>
              <table:table-cell office:value-type="float" office:value="0.985333333333333">
                <text:p>0.985333333333333</text:p>
              </table:table-cell>
              <table:table-cell office:value-type="float" office:value="0.982333333333333">
                <text:p>0.982333333333333</text:p>
              </table:table-cell>
              <table:table-cell office:value-type="float" office:value="0.979">
                <text:p>0.979</text:p>
              </table:table-cell>
              <table:table-cell office:value-type="float" office:value="0.974333333333333">
                <text:p>0.974333333333333</text:p>
              </table:table-cell>
              <table:table-cell office:value-type="float" office:value="0.974333333333333">
                <text:p>0.974333333333333</text:p>
              </table:table-cell>
              <table:table-cell office:value-type="float" office:value="0.971666666666667">
                <text:p>0.971666666666667</text:p>
              </table:table-cell>
              <table:table-cell office:value-type="float" office:value="0.969">
                <text:p>0.969</text:p>
              </table:table-cell>
              <table:table-cell office:value-type="float" office:value="0.966">
                <text:p>0.966</text:p>
              </table:table-cell>
              <table:table-cell office:value-type="float" office:value="0.962666666666667">
                <text:p>0.962666666666667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55">
                <text:p>0.955</text:p>
              </table:table-cell>
              <table:table-cell office:value-type="float" office:value="0.947">
                <text:p>0.947</text:p>
              </table:table-cell>
              <table:table-cell office:value-type="float" office:value="0.942333333333333">
                <text:p>0.942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872cm" svg:height="9.491cm" xlink:href=".." xlink:type="simple" chart:class="chart:scatter" chart:row-mapping="0 1" chart:style-name="ch1">
        <chart:title svg:x="4.843cm" svg:y="0.325cm" chart:style-name="ch2">
          <text:p>Crecimiento en EG, OD inicial 0.05</text:p>
        </chart:title>
        <chart:legend chart:legend-position="end" svg:x="12.342cm" svg:y="4.205cm" style:legend-expansion="high" chart:style-name="ch3"/>
        <chart:plot-area chart:style-name="ch4" table:cell-range-address="Sheet1.B2:Sheet1.CT2 Sheet1.A5:Sheet1.CT6" chart:data-source-has-labels="both" svg:x="1.331cm" svg:y="1.319cm" svg:width="10.674cm" svg:height="7.019cm">
          <chartooo:coordinate-region svg:x="2.076cm" svg:y="1.514cm" svg:width="9.733cm" svg:height="6.185cm"/>
          <chart:axis chart:dimension="x" chart:name="primary-x" chart:style-name="ch5" chartooo:axis-type="auto">
            <chart:title svg:x="5.843cm" svg:y="8.528cm" chart:style-name="ch6">
              <text:p>Tiempo (h)</text:p>
            </chart:title>
            <chart:categories table:cell-range-address="Sheet1.B2:Sheet1.CT2"/>
          </chart:axis>
          <chart:axis chart:dimension="y" chart:name="primary-y" chart:style-name="ch5">
            <chart:title svg:x="0.451cm" svg:y="5.75cm" chart:style-name="ch7">
              <text:p>Abs(600nm)</text:p>
            </chart:title>
            <chart:grid chart:style-name="ch8" chart:class="major"/>
          </chart:axis>
          <chart:series chart:style-name="ch9" chart:values-cell-range-address="Sheet1.B5:Sheet1.CT5" chart:label-cell-address="Sheet1.A5:Sheet1.A5" chart:class="chart:scatter">
            <chart:domain table:cell-range-address="Sheet1.B2:Sheet1.CT2"/>
            <chart:data-point chart:repeated="97"/>
          </chart:series>
          <chart:series chart:style-name="ch10" chart:values-cell-range-address="Sheet1.B6:Sheet1.CT6" chart:label-cell-address="Sheet1.A6:Sheet1.A6" chart:class="chart:scatter">
            <chart:data-point chart:repeated="9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1.B2:Sheet1.CT2</svg:desc>
                </draw:g>
              </table:table-cell>
              <table:table-cell office:value-type="float" office:value="0.493194444444444">
                <text:p>0.493194444444444</text:p>
              </table:table-cell>
              <table:table-cell office:value-type="float" office:value="0.986444444444444">
                <text:p>0.986444444444444</text:p>
              </table:table-cell>
              <table:table-cell office:value-type="float" office:value="1.47975">
                <text:p>1.47975</text:p>
              </table:table-cell>
              <table:table-cell office:value-type="float" office:value="1.97305555555556">
                <text:p>1.97305555555556</text:p>
              </table:table-cell>
              <table:table-cell office:value-type="float" office:value="2.46638888888889">
                <text:p>2.46638888888889</text:p>
              </table:table-cell>
              <table:table-cell office:value-type="float" office:value="2.95975">
                <text:p>2.95975</text:p>
              </table:table-cell>
              <table:table-cell office:value-type="float" office:value="3.45316666666667">
                <text:p>3.45316666666667</text:p>
              </table:table-cell>
              <table:table-cell office:value-type="float" office:value="3.94658333333333">
                <text:p>3.94658333333333</text:p>
              </table:table-cell>
              <table:table-cell office:value-type="float" office:value="4.43997222222222">
                <text:p>4.43997222222222</text:p>
              </table:table-cell>
              <table:table-cell office:value-type="float" office:value="4.93336111111111">
                <text:p>4.93336111111111</text:p>
              </table:table-cell>
              <table:table-cell office:value-type="float" office:value="5.42675">
                <text:p>5.42675</text:p>
              </table:table-cell>
              <table:table-cell office:value-type="float" office:value="5.92011111111111">
                <text:p>5.92011111111111</text:p>
              </table:table-cell>
              <table:table-cell office:value-type="float" office:value="6.41347222222222">
                <text:p>6.41347222222222</text:p>
              </table:table-cell>
              <table:table-cell office:value-type="float" office:value="6.90680555555556">
                <text:p>6.90680555555556</text:p>
              </table:table-cell>
              <table:table-cell office:value-type="float" office:value="7.40013888888889">
                <text:p>7.40013888888889</text:p>
              </table:table-cell>
              <table:table-cell office:value-type="float" office:value="7.89347222222222">
                <text:p>7.89347222222222</text:p>
              </table:table-cell>
              <table:table-cell office:value-type="float" office:value="8.38680555555556">
                <text:p>8.38680555555556</text:p>
              </table:table-cell>
              <table:table-cell office:value-type="float" office:value="8.88011111111111">
                <text:p>8.88011111111111</text:p>
              </table:table-cell>
              <table:table-cell office:value-type="float" office:value="9.37338888888889">
                <text:p>9.37338888888889</text:p>
              </table:table-cell>
              <table:table-cell office:value-type="float" office:value="9.86669444444444">
                <text:p>9.86669444444444</text:p>
              </table:table-cell>
              <table:table-cell office:value-type="float" office:value="10.36">
                <text:p>10.36</text:p>
              </table:table-cell>
              <table:table-cell office:value-type="float" office:value="10.8533333333333">
                <text:p>10.8533333333333</text:p>
              </table:table-cell>
              <table:table-cell office:value-type="float" office:value="11.3466666666667">
                <text:p>11.3466666666667</text:p>
              </table:table-cell>
              <table:table-cell office:value-type="float" office:value="11.84">
                <text:p>11.84</text:p>
              </table:table-cell>
              <table:table-cell office:value-type="float" office:value="12.3333333333333">
                <text:p>12.3333333333333</text:p>
              </table:table-cell>
              <table:table-cell office:value-type="float" office:value="12.8266666666667">
                <text:p>12.8266666666667</text:p>
              </table:table-cell>
              <table:table-cell office:value-type="float" office:value="13.32">
                <text:p>13.32</text:p>
              </table:table-cell>
              <table:table-cell office:value-type="float" office:value="13.8133333333333">
                <text:p>13.8133333333333</text:p>
              </table:table-cell>
              <table:table-cell office:value-type="float" office:value="14.3066944444444">
                <text:p>14.3066944444444</text:p>
              </table:table-cell>
              <table:table-cell office:value-type="float" office:value="14.8000277777778">
                <text:p>14.8000277777778</text:p>
              </table:table-cell>
              <table:table-cell office:value-type="float" office:value="15.2933611111111">
                <text:p>15.2933611111111</text:p>
              </table:table-cell>
              <table:table-cell office:value-type="float" office:value="15.7866944444444">
                <text:p>15.7866944444444</text:p>
              </table:table-cell>
              <table:table-cell office:value-type="float" office:value="16.2800277777778">
                <text:p>16.2800277777778</text:p>
              </table:table-cell>
              <table:table-cell office:value-type="float" office:value="16.7733611111111">
                <text:p>16.7733611111111</text:p>
              </table:table-cell>
              <table:table-cell office:value-type="float" office:value="17.2666944444444">
                <text:p>17.2666944444444</text:p>
              </table:table-cell>
              <table:table-cell office:value-type="float" office:value="17.7600277777778">
                <text:p>17.7600277777778</text:p>
              </table:table-cell>
              <table:table-cell office:value-type="float" office:value="18.2533611111111">
                <text:p>18.2533611111111</text:p>
              </table:table-cell>
              <table:table-cell office:value-type="float" office:value="18.7466666666667">
                <text:p>18.7466666666667</text:p>
              </table:table-cell>
              <table:table-cell office:value-type="float" office:value="19.2398888888889">
                <text:p>19.2398888888889</text:p>
              </table:table-cell>
              <table:table-cell office:value-type="float" office:value="19.7331666666667">
                <text:p>19.7331666666667</text:p>
              </table:table-cell>
              <table:table-cell office:value-type="float" office:value="20.2263888888889">
                <text:p>20.2263888888889</text:p>
              </table:table-cell>
              <table:table-cell office:value-type="float" office:value="20.7196666666667">
                <text:p>20.7196666666667</text:p>
              </table:table-cell>
              <table:table-cell office:value-type="float" office:value="21.2128611111111">
                <text:p>21.2128611111111</text:p>
              </table:table-cell>
              <table:table-cell office:value-type="float" office:value="21.7060555555556">
                <text:p>21.7060555555556</text:p>
              </table:table-cell>
              <table:table-cell office:value-type="float" office:value="22.1992222222222">
                <text:p>22.1992222222222</text:p>
              </table:table-cell>
              <table:table-cell office:value-type="float" office:value="22.6924166666667">
                <text:p>22.6924166666667</text:p>
              </table:table-cell>
              <table:table-cell office:value-type="float" office:value="23.1856111111111">
                <text:p>23.1856111111111</text:p>
              </table:table-cell>
              <table:table-cell office:value-type="float" office:value="23.6788055555556">
                <text:p>23.6788055555556</text:p>
              </table:table-cell>
              <table:table-cell office:value-type="float" office:value="24.1720555555556">
                <text:p>24.1720555555556</text:p>
              </table:table-cell>
              <table:table-cell office:value-type="float" office:value="24.6653055555556">
                <text:p>24.6653055555556</text:p>
              </table:table-cell>
              <table:table-cell office:value-type="float" office:value="25.1585555555556">
                <text:p>25.1585555555556</text:p>
              </table:table-cell>
              <table:table-cell office:value-type="float" office:value="25.6518055555556">
                <text:p>25.6518055555556</text:p>
              </table:table-cell>
              <table:table-cell office:value-type="float" office:value="26.1450833333333">
                <text:p>26.1450833333333</text:p>
              </table:table-cell>
              <table:table-cell office:value-type="float" office:value="26.6383611111111">
                <text:p>26.6383611111111</text:p>
              </table:table-cell>
              <table:table-cell office:value-type="float" office:value="27.1316666666667">
                <text:p>27.1316666666667</text:p>
              </table:table-cell>
              <table:table-cell office:value-type="float" office:value="27.6249722222222">
                <text:p>27.6249722222222</text:p>
              </table:table-cell>
              <table:table-cell office:value-type="float" office:value="28.1183055555556">
                <text:p>28.1183055555556</text:p>
              </table:table-cell>
              <table:table-cell office:value-type="float" office:value="28.6116388888889">
                <text:p>28.6116388888889</text:p>
              </table:table-cell>
              <table:table-cell office:value-type="float" office:value="29.1049722222222">
                <text:p>29.1049722222222</text:p>
              </table:table-cell>
              <table:table-cell office:value-type="float" office:value="29.5983055555556">
                <text:p>29.5983055555556</text:p>
              </table:table-cell>
              <table:table-cell office:value-type="float" office:value="30.0916388888889">
                <text:p>30.0916388888889</text:p>
              </table:table-cell>
              <table:table-cell office:value-type="float" office:value="30.5849444444444">
                <text:p>30.5849444444444</text:p>
              </table:table-cell>
              <table:table-cell office:value-type="float" office:value="31.0782222222222">
                <text:p>31.0782222222222</text:p>
              </table:table-cell>
              <table:table-cell office:value-type="float" office:value="31.5715">
                <text:p>31.5715</text:p>
              </table:table-cell>
              <table:table-cell office:value-type="float" office:value="32.06475">
                <text:p>32.06475</text:p>
              </table:table-cell>
              <table:table-cell office:value-type="float" office:value="32.558">
                <text:p>32.558</text:p>
              </table:table-cell>
              <table:table-cell office:value-type="float" office:value="33.0511944444444">
                <text:p>33.0511944444444</text:p>
              </table:table-cell>
              <table:table-cell office:value-type="float" office:value="33.5444166666667">
                <text:p>33.5444166666667</text:p>
              </table:table-cell>
              <table:table-cell office:value-type="float" office:value="34.0376944444444">
                <text:p>34.0376944444444</text:p>
              </table:table-cell>
              <table:table-cell office:value-type="float" office:value="34.5309166666667">
                <text:p>34.5309166666667</text:p>
              </table:table-cell>
              <table:table-cell office:value-type="float" office:value="35.0241944444444">
                <text:p>35.0241944444444</text:p>
              </table:table-cell>
              <table:table-cell office:value-type="float" office:value="35.5174444444444">
                <text:p>35.5174444444444</text:p>
              </table:table-cell>
              <table:table-cell office:value-type="float" office:value="36.0106944444444">
                <text:p>36.0106944444444</text:p>
              </table:table-cell>
              <table:table-cell office:value-type="float" office:value="36.5039444444445">
                <text:p>36.5039444444445</text:p>
              </table:table-cell>
              <table:table-cell office:value-type="float" office:value="36.9971944444444">
                <text:p>36.9971944444444</text:p>
              </table:table-cell>
              <table:table-cell office:value-type="float" office:value="37.4904444444444">
                <text:p>37.4904444444444</text:p>
              </table:table-cell>
              <table:table-cell office:value-type="float" office:value="37.9837222222222">
                <text:p>37.9837222222222</text:p>
              </table:table-cell>
              <table:table-cell office:value-type="float" office:value="38.4769722222222">
                <text:p>38.4769722222222</text:p>
              </table:table-cell>
              <table:table-cell office:value-type="float" office:value="38.9702222222222">
                <text:p>38.9702222222222</text:p>
              </table:table-cell>
              <table:table-cell office:value-type="float" office:value="39.4634722222222">
                <text:p>39.4634722222222</text:p>
              </table:table-cell>
              <table:table-cell office:value-type="float" office:value="39.9567222222222">
                <text:p>39.9567222222222</text:p>
              </table:table-cell>
              <table:table-cell office:value-type="float" office:value="40.4499444444444">
                <text:p>40.4499444444444</text:p>
              </table:table-cell>
              <table:table-cell office:value-type="float" office:value="40.9431944444444">
                <text:p>40.9431944444444</text:p>
              </table:table-cell>
              <table:table-cell office:value-type="float" office:value="41.4364444444445">
                <text:p>41.4364444444445</text:p>
              </table:table-cell>
              <table:table-cell office:value-type="float" office:value="41.9296944444444">
                <text:p>41.9296944444444</text:p>
              </table:table-cell>
              <table:table-cell office:value-type="float" office:value="42.4228611111111">
                <text:p>42.4228611111111</text:p>
              </table:table-cell>
              <table:table-cell office:value-type="float" office:value="42.9159722222222">
                <text:p>42.9159722222222</text:p>
              </table:table-cell>
              <table:table-cell office:value-type="float" office:value="43.4090555555556">
                <text:p>43.4090555555556</text:p>
              </table:table-cell>
              <table:table-cell office:value-type="float" office:value="43.9020833333333">
                <text:p>43.9020833333333</text:p>
              </table:table-cell>
              <table:table-cell office:value-type="float" office:value="44.3950833333333">
                <text:p>44.3950833333333</text:p>
              </table:table-cell>
              <table:table-cell office:value-type="float" office:value="44.8880555555556">
                <text:p>44.8880555555556</text:p>
              </table:table-cell>
              <table:table-cell office:value-type="float" office:value="45.3810277777778">
                <text:p>45.3810277777778</text:p>
              </table:table-cell>
              <table:table-cell office:value-type="float" office:value="45.8740277777778">
                <text:p>45.8740277777778</text:p>
              </table:table-cell>
              <table:table-cell office:value-type="float" office:value="46.3670555555556">
                <text:p>46.3670555555556</text:p>
              </table:table-cell>
              <table:table-cell office:value-type="float" office:value="46.8600833333333">
                <text:p>46.8600833333333</text:p>
              </table:table-cell>
              <table:table-cell office:value-type="float" office:value="47.3531666666667">
                <text:p>47.3531666666667</text:p>
              </table:table-cell>
            </table:table-row>
          </table:table-header-rows>
          <table:table-rows>
            <table:table-row>
              <table:table-cell office:value-type="string">
                <text:p>Fila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B2:Sheet1.CT2</svg:desc>
                </draw:g>
              </table:table-cell>
              <table:table-cell office:value-type="float" office:value="0.493194444444444">
                <text:p>0.493194444444444</text:p>
              </table:table-cell>
              <table:table-cell office:value-type="float" office:value="0.986444444444444">
                <text:p>0.986444444444444</text:p>
              </table:table-cell>
              <table:table-cell office:value-type="float" office:value="1.47975">
                <text:p>1.47975</text:p>
              </table:table-cell>
              <table:table-cell office:value-type="float" office:value="1.97305555555556">
                <text:p>1.97305555555556</text:p>
              </table:table-cell>
              <table:table-cell office:value-type="float" office:value="2.46638888888889">
                <text:p>2.46638888888889</text:p>
              </table:table-cell>
              <table:table-cell office:value-type="float" office:value="2.95975">
                <text:p>2.95975</text:p>
              </table:table-cell>
              <table:table-cell office:value-type="float" office:value="3.45316666666667">
                <text:p>3.45316666666667</text:p>
              </table:table-cell>
              <table:table-cell office:value-type="float" office:value="3.94658333333333">
                <text:p>3.94658333333333</text:p>
              </table:table-cell>
              <table:table-cell office:value-type="float" office:value="4.43997222222222">
                <text:p>4.43997222222222</text:p>
              </table:table-cell>
              <table:table-cell office:value-type="float" office:value="4.93336111111111">
                <text:p>4.93336111111111</text:p>
              </table:table-cell>
              <table:table-cell office:value-type="float" office:value="5.42675">
                <text:p>5.42675</text:p>
              </table:table-cell>
              <table:table-cell office:value-type="float" office:value="5.92011111111111">
                <text:p>5.92011111111111</text:p>
              </table:table-cell>
              <table:table-cell office:value-type="float" office:value="6.41347222222222">
                <text:p>6.41347222222222</text:p>
              </table:table-cell>
              <table:table-cell office:value-type="float" office:value="6.90680555555556">
                <text:p>6.90680555555556</text:p>
              </table:table-cell>
              <table:table-cell office:value-type="float" office:value="7.40013888888889">
                <text:p>7.40013888888889</text:p>
              </table:table-cell>
              <table:table-cell office:value-type="float" office:value="7.89347222222222">
                <text:p>7.89347222222222</text:p>
              </table:table-cell>
              <table:table-cell office:value-type="float" office:value="8.38680555555556">
                <text:p>8.38680555555556</text:p>
              </table:table-cell>
              <table:table-cell office:value-type="float" office:value="8.88011111111111">
                <text:p>8.88011111111111</text:p>
              </table:table-cell>
              <table:table-cell office:value-type="float" office:value="9.37338888888889">
                <text:p>9.37338888888889</text:p>
              </table:table-cell>
              <table:table-cell office:value-type="float" office:value="9.86669444444444">
                <text:p>9.86669444444444</text:p>
              </table:table-cell>
              <table:table-cell office:value-type="float" office:value="10.36">
                <text:p>10.36</text:p>
              </table:table-cell>
              <table:table-cell office:value-type="float" office:value="10.8533333333333">
                <text:p>10.8533333333333</text:p>
              </table:table-cell>
              <table:table-cell office:value-type="float" office:value="11.3466666666667">
                <text:p>11.3466666666667</text:p>
              </table:table-cell>
              <table:table-cell office:value-type="float" office:value="11.84">
                <text:p>11.84</text:p>
              </table:table-cell>
              <table:table-cell office:value-type="float" office:value="12.3333333333333">
                <text:p>12.3333333333333</text:p>
              </table:table-cell>
              <table:table-cell office:value-type="float" office:value="12.8266666666667">
                <text:p>12.8266666666667</text:p>
              </table:table-cell>
              <table:table-cell office:value-type="float" office:value="13.32">
                <text:p>13.32</text:p>
              </table:table-cell>
              <table:table-cell office:value-type="float" office:value="13.8133333333333">
                <text:p>13.8133333333333</text:p>
              </table:table-cell>
              <table:table-cell office:value-type="float" office:value="14.3066944444444">
                <text:p>14.3066944444444</text:p>
              </table:table-cell>
              <table:table-cell office:value-type="float" office:value="14.8000277777778">
                <text:p>14.8000277777778</text:p>
              </table:table-cell>
              <table:table-cell office:value-type="float" office:value="15.2933611111111">
                <text:p>15.2933611111111</text:p>
              </table:table-cell>
              <table:table-cell office:value-type="float" office:value="15.7866944444444">
                <text:p>15.7866944444444</text:p>
              </table:table-cell>
              <table:table-cell office:value-type="float" office:value="16.2800277777778">
                <text:p>16.2800277777778</text:p>
              </table:table-cell>
              <table:table-cell office:value-type="float" office:value="16.7733611111111">
                <text:p>16.7733611111111</text:p>
              </table:table-cell>
              <table:table-cell office:value-type="float" office:value="17.2666944444444">
                <text:p>17.2666944444444</text:p>
              </table:table-cell>
              <table:table-cell office:value-type="float" office:value="17.7600277777778">
                <text:p>17.7600277777778</text:p>
              </table:table-cell>
              <table:table-cell office:value-type="float" office:value="18.2533611111111">
                <text:p>18.2533611111111</text:p>
              </table:table-cell>
              <table:table-cell office:value-type="float" office:value="18.7466666666667">
                <text:p>18.7466666666667</text:p>
              </table:table-cell>
              <table:table-cell office:value-type="float" office:value="19.2398888888889">
                <text:p>19.2398888888889</text:p>
              </table:table-cell>
              <table:table-cell office:value-type="float" office:value="19.7331666666667">
                <text:p>19.7331666666667</text:p>
              </table:table-cell>
              <table:table-cell office:value-type="float" office:value="20.2263888888889">
                <text:p>20.2263888888889</text:p>
              </table:table-cell>
              <table:table-cell office:value-type="float" office:value="20.7196666666667">
                <text:p>20.7196666666667</text:p>
              </table:table-cell>
              <table:table-cell office:value-type="float" office:value="21.2128611111111">
                <text:p>21.2128611111111</text:p>
              </table:table-cell>
              <table:table-cell office:value-type="float" office:value="21.7060555555556">
                <text:p>21.7060555555556</text:p>
              </table:table-cell>
              <table:table-cell office:value-type="float" office:value="22.1992222222222">
                <text:p>22.1992222222222</text:p>
              </table:table-cell>
              <table:table-cell office:value-type="float" office:value="22.6924166666667">
                <text:p>22.6924166666667</text:p>
              </table:table-cell>
              <table:table-cell office:value-type="float" office:value="23.1856111111111">
                <text:p>23.1856111111111</text:p>
              </table:table-cell>
              <table:table-cell office:value-type="float" office:value="23.6788055555556">
                <text:p>23.6788055555556</text:p>
              </table:table-cell>
              <table:table-cell office:value-type="float" office:value="24.1720555555556">
                <text:p>24.1720555555556</text:p>
              </table:table-cell>
              <table:table-cell office:value-type="float" office:value="24.6653055555556">
                <text:p>24.6653055555556</text:p>
              </table:table-cell>
              <table:table-cell office:value-type="float" office:value="25.1585555555556">
                <text:p>25.1585555555556</text:p>
              </table:table-cell>
              <table:table-cell office:value-type="float" office:value="25.6518055555556">
                <text:p>25.6518055555556</text:p>
              </table:table-cell>
              <table:table-cell office:value-type="float" office:value="26.1450833333333">
                <text:p>26.1450833333333</text:p>
              </table:table-cell>
              <table:table-cell office:value-type="float" office:value="26.6383611111111">
                <text:p>26.6383611111111</text:p>
              </table:table-cell>
              <table:table-cell office:value-type="float" office:value="27.1316666666667">
                <text:p>27.1316666666667</text:p>
              </table:table-cell>
              <table:table-cell office:value-type="float" office:value="27.6249722222222">
                <text:p>27.6249722222222</text:p>
              </table:table-cell>
              <table:table-cell office:value-type="float" office:value="28.1183055555556">
                <text:p>28.1183055555556</text:p>
              </table:table-cell>
              <table:table-cell office:value-type="float" office:value="28.6116388888889">
                <text:p>28.6116388888889</text:p>
              </table:table-cell>
              <table:table-cell office:value-type="float" office:value="29.1049722222222">
                <text:p>29.1049722222222</text:p>
              </table:table-cell>
              <table:table-cell office:value-type="float" office:value="29.5983055555556">
                <text:p>29.5983055555556</text:p>
              </table:table-cell>
              <table:table-cell office:value-type="float" office:value="30.0916388888889">
                <text:p>30.0916388888889</text:p>
              </table:table-cell>
              <table:table-cell office:value-type="float" office:value="30.5849444444444">
                <text:p>30.5849444444444</text:p>
              </table:table-cell>
              <table:table-cell office:value-type="float" office:value="31.0782222222222">
                <text:p>31.0782222222222</text:p>
              </table:table-cell>
              <table:table-cell office:value-type="float" office:value="31.5715">
                <text:p>31.5715</text:p>
              </table:table-cell>
              <table:table-cell office:value-type="float" office:value="32.06475">
                <text:p>32.06475</text:p>
              </table:table-cell>
              <table:table-cell office:value-type="float" office:value="32.558">
                <text:p>32.558</text:p>
              </table:table-cell>
              <table:table-cell office:value-type="float" office:value="33.0511944444444">
                <text:p>33.0511944444444</text:p>
              </table:table-cell>
              <table:table-cell office:value-type="float" office:value="33.5444166666667">
                <text:p>33.5444166666667</text:p>
              </table:table-cell>
              <table:table-cell office:value-type="float" office:value="34.0376944444444">
                <text:p>34.0376944444444</text:p>
              </table:table-cell>
              <table:table-cell office:value-type="float" office:value="34.5309166666667">
                <text:p>34.5309166666667</text:p>
              </table:table-cell>
              <table:table-cell office:value-type="float" office:value="35.0241944444444">
                <text:p>35.0241944444444</text:p>
              </table:table-cell>
              <table:table-cell office:value-type="float" office:value="35.5174444444444">
                <text:p>35.5174444444444</text:p>
              </table:table-cell>
              <table:table-cell office:value-type="float" office:value="36.0106944444444">
                <text:p>36.0106944444444</text:p>
              </table:table-cell>
              <table:table-cell office:value-type="float" office:value="36.5039444444445">
                <text:p>36.5039444444445</text:p>
              </table:table-cell>
              <table:table-cell office:value-type="float" office:value="36.9971944444444">
                <text:p>36.9971944444444</text:p>
              </table:table-cell>
              <table:table-cell office:value-type="float" office:value="37.4904444444444">
                <text:p>37.4904444444444</text:p>
              </table:table-cell>
              <table:table-cell office:value-type="float" office:value="37.9837222222222">
                <text:p>37.9837222222222</text:p>
              </table:table-cell>
              <table:table-cell office:value-type="float" office:value="38.4769722222222">
                <text:p>38.4769722222222</text:p>
              </table:table-cell>
              <table:table-cell office:value-type="float" office:value="38.9702222222222">
                <text:p>38.9702222222222</text:p>
              </table:table-cell>
              <table:table-cell office:value-type="float" office:value="39.4634722222222">
                <text:p>39.4634722222222</text:p>
              </table:table-cell>
              <table:table-cell office:value-type="float" office:value="39.9567222222222">
                <text:p>39.9567222222222</text:p>
              </table:table-cell>
              <table:table-cell office:value-type="float" office:value="40.4499444444444">
                <text:p>40.4499444444444</text:p>
              </table:table-cell>
              <table:table-cell office:value-type="float" office:value="40.9431944444444">
                <text:p>40.9431944444444</text:p>
              </table:table-cell>
              <table:table-cell office:value-type="float" office:value="41.4364444444445">
                <text:p>41.4364444444445</text:p>
              </table:table-cell>
              <table:table-cell office:value-type="float" office:value="41.9296944444444">
                <text:p>41.9296944444444</text:p>
              </table:table-cell>
              <table:table-cell office:value-type="float" office:value="42.4228611111111">
                <text:p>42.4228611111111</text:p>
              </table:table-cell>
              <table:table-cell office:value-type="float" office:value="42.9159722222222">
                <text:p>42.9159722222222</text:p>
              </table:table-cell>
              <table:table-cell office:value-type="float" office:value="43.4090555555556">
                <text:p>43.4090555555556</text:p>
              </table:table-cell>
              <table:table-cell office:value-type="float" office:value="43.9020833333333">
                <text:p>43.9020833333333</text:p>
              </table:table-cell>
              <table:table-cell office:value-type="float" office:value="44.3950833333333">
                <text:p>44.3950833333333</text:p>
              </table:table-cell>
              <table:table-cell office:value-type="float" office:value="44.8880555555556">
                <text:p>44.8880555555556</text:p>
              </table:table-cell>
              <table:table-cell office:value-type="float" office:value="45.3810277777778">
                <text:p>45.3810277777778</text:p>
              </table:table-cell>
              <table:table-cell office:value-type="float" office:value="45.8740277777778">
                <text:p>45.8740277777778</text:p>
              </table:table-cell>
              <table:table-cell office:value-type="float" office:value="46.3670555555556">
                <text:p>46.3670555555556</text:p>
              </table:table-cell>
              <table:table-cell office:value-type="float" office:value="46.8600833333333">
                <text:p>46.8600833333333</text:p>
              </table:table-cell>
              <table:table-cell office:value-type="float" office:value="47.3531666666667">
                <text:p>47.3531666666667</text:p>
              </table:table-cell>
            </table:table-row>
            <table:table-row>
              <table:table-cell office:value-type="string">
                <text:p>P. putida KT 2440 (C-)</text:p>
                <draw:g>
                  <svg:desc>Sheet1.A5:Sheet1.A5</svg:desc>
                </draw:g>
              </table:table-cell>
              <table:table-cell office:value-type="float" office:value="0.0253333333333333">
                <text:p>0.0253333333333333</text:p>
                <draw:g>
                  <svg:desc>Sheet1.B5:Sheet1.CT5</svg:desc>
                </draw:g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0.0243333333333333">
                <text:p>0.0243333333333333</text:p>
              </table:table-cell>
              <table:table-cell office:value-type="float" office:value="0.023">
                <text:p>0.023</text:p>
              </table:table-cell>
              <table:table-cell office:value-type="float" office:value="0.0203333333333333">
                <text:p>0.0203333333333333</text:p>
              </table:table-cell>
              <table:table-cell office:value-type="float" office:value="0.0186666666666667">
                <text:p>0.0186666666666667</text:p>
              </table:table-cell>
              <table:table-cell office:value-type="float" office:value="0.0186666666666667">
                <text:p>0.0186666666666667</text:p>
              </table:table-cell>
              <table:table-cell office:value-type="float" office:value="0.0183333333333333">
                <text:p>0.0183333333333333</text:p>
              </table:table-cell>
              <table:table-cell office:value-type="float" office:value="0.0173333333333333">
                <text:p>0.0173333333333333</text:p>
              </table:table-cell>
              <table:table-cell office:value-type="float" office:value="0.0183333333333333">
                <text:p>0.0183333333333333</text:p>
              </table:table-cell>
              <table:table-cell office:value-type="float" office:value="0.0176666666666667">
                <text:p>0.0176666666666667</text:p>
              </table:table-cell>
              <table:table-cell office:value-type="float" office:value="0.0183333333333333">
                <text:p>0.0183333333333333</text:p>
              </table:table-cell>
              <table:table-cell office:value-type="float" office:value="0.017">
                <text:p>0.017</text:p>
              </table:table-cell>
              <table:table-cell office:value-type="float" office:value="0.0173333333333333">
                <text:p>0.0173333333333333</text:p>
              </table:table-cell>
              <table:table-cell office:value-type="float" office:value="0.0173333333333333">
                <text:p>0.0173333333333333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173333333333333">
                <text:p>0.0173333333333333</text:p>
              </table:table-cell>
              <table:table-cell office:value-type="float" office:value="0.017">
                <text:p>0.017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176666666666667">
                <text:p>0.0176666666666667</text:p>
              </table:table-cell>
              <table:table-cell office:value-type="float" office:value="0.017">
                <text:p>0.017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17">
                <text:p>0.017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156666666666667">
                <text:p>0.0156666666666667</text:p>
              </table:table-cell>
              <table:table-cell office:value-type="float" office:value="0.0156666666666667">
                <text:p>0.0156666666666667</text:p>
              </table:table-cell>
              <table:table-cell office:value-type="float" office:value="0.0163333333333333">
                <text:p>0.0163333333333333</text:p>
              </table:table-cell>
              <table:table-cell office:value-type="float" office:value="0.0156666666666667">
                <text:p>0.0156666666666667</text:p>
              </table:table-cell>
              <table:table-cell office:value-type="float" office:value="0.0156666666666667">
                <text:p>0.0156666666666667</text:p>
              </table:table-cell>
              <table:table-cell office:value-type="float" office:value="0.0163333333333333">
                <text:p>0.0163333333333333</text:p>
              </table:table-cell>
              <table:table-cell office:value-type="float" office:value="0.0156666666666667">
                <text:p>0.0156666666666667</text:p>
              </table:table-cell>
              <table:table-cell office:value-type="float" office:value="0.0156666666666667">
                <text:p>0.0156666666666667</text:p>
              </table:table-cell>
              <table:table-cell office:value-type="float" office:value="0.0146666666666667">
                <text:p>0.0146666666666667</text:p>
              </table:table-cell>
              <table:table-cell office:value-type="float" office:value="0.015">
                <text:p>0.015</text:p>
              </table:table-cell>
              <table:table-cell office:value-type="float" office:value="0.0146666666666667">
                <text:p>0.0146666666666667</text:p>
              </table:table-cell>
              <table:table-cell office:value-type="float" office:value="0.0143333333333334">
                <text:p>0.0143333333333334</text:p>
              </table:table-cell>
              <table:table-cell office:value-type="float" office:value="0.014">
                <text:p>0.014</text:p>
              </table:table-cell>
              <table:table-cell office:value-type="float" office:value="0.0136666666666667">
                <text:p>0.0136666666666667</text:p>
              </table:table-cell>
              <table:table-cell office:value-type="float" office:value="0.015">
                <text:p>0.015</text:p>
              </table:table-cell>
              <table:table-cell office:value-type="float" office:value="0.0146666666666667">
                <text:p>0.0146666666666667</text:p>
              </table:table-cell>
              <table:table-cell office:value-type="float" office:value="0.0136666666666667">
                <text:p>0.0136666666666667</text:p>
              </table:table-cell>
              <table:table-cell office:value-type="float" office:value="0.015">
                <text:p>0.015</text:p>
              </table:table-cell>
              <table:table-cell office:value-type="float" office:value="0.0143333333333333">
                <text:p>0.0143333333333333</text:p>
              </table:table-cell>
              <table:table-cell office:value-type="float" office:value="0.015">
                <text:p>0.015</text:p>
              </table:table-cell>
              <table:table-cell office:value-type="float" office:value="0.0153333333333333">
                <text:p>0.0153333333333333</text:p>
              </table:table-cell>
              <table:table-cell office:value-type="float" office:value="0.0153333333333333">
                <text:p>0.0153333333333333</text:p>
              </table:table-cell>
              <table:table-cell office:value-type="float" office:value="0.0146666666666667">
                <text:p>0.0146666666666667</text:p>
              </table:table-cell>
              <table:table-cell office:value-type="float" office:value="0.015">
                <text:p>0.015</text:p>
              </table:table-cell>
              <table:table-cell office:value-type="float" office:value="0.0146666666666667">
                <text:p>0.0146666666666667</text:p>
              </table:table-cell>
              <table:table-cell office:value-type="float" office:value="0.0146666666666667">
                <text:p>0.0146666666666667</text:p>
              </table:table-cell>
              <table:table-cell office:value-type="float" office:value="0.0153333333333333">
                <text:p>0.0153333333333333</text:p>
              </table:table-cell>
              <table:table-cell office:value-type="float" office:value="0.0153333333333333">
                <text:p>0.0153333333333333</text:p>
              </table:table-cell>
              <table:table-cell office:value-type="float" office:value="0.0143333333333334">
                <text:p>0.0143333333333334</text:p>
              </table:table-cell>
              <table:table-cell office:value-type="float" office:value="0.0143333333333333">
                <text:p>0.0143333333333333</text:p>
              </table:table-cell>
              <table:table-cell office:value-type="float" office:value="0.0136666666666667">
                <text:p>0.0136666666666667</text:p>
              </table:table-cell>
              <table:table-cell office:value-type="float" office:value="0.0136666666666667">
                <text:p>0.0136666666666667</text:p>
              </table:table-cell>
              <table:table-cell office:value-type="float" office:value="0.014">
                <text:p>0.014</text:p>
              </table:table-cell>
              <table:table-cell office:value-type="float" office:value="0.0133333333333334">
                <text:p>0.0133333333333334</text:p>
              </table:table-cell>
              <table:table-cell office:value-type="float" office:value="0.013">
                <text:p>0.013</text:p>
              </table:table-cell>
              <table:table-cell office:value-type="float" office:value="0.0123333333333334">
                <text:p>0.0123333333333334</text:p>
              </table:table-cell>
              <table:table-cell office:value-type="float" office:value="0.0123333333333334">
                <text:p>0.0123333333333334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116666666666667">
                <text:p>0.0116666666666667</text:p>
              </table:table-cell>
              <table:table-cell office:value-type="float" office:value="0.012">
                <text:p>0.012</text:p>
              </table:table-cell>
              <table:table-cell office:value-type="float" office:value="0.0113333333333333">
                <text:p>0.0113333333333333</text:p>
              </table:table-cell>
              <table:table-cell office:value-type="float" office:value="0.012">
                <text:p>0.012</text:p>
              </table:table-cell>
              <table:table-cell office:value-type="float" office:value="0.0113333333333333">
                <text:p>0.0113333333333333</text:p>
              </table:table-cell>
              <table:table-cell office:value-type="float" office:value="0.0123333333333334">
                <text:p>0.0123333333333334</text:p>
              </table:table-cell>
              <table:table-cell office:value-type="float" office:value="0.0113333333333333">
                <text:p>0.0113333333333333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113333333333333">
                <text:p>0.0113333333333333</text:p>
              </table:table-cell>
              <table:table-cell office:value-type="float" office:value="0.011">
                <text:p>0.011</text:p>
              </table:table-cell>
              <table:table-cell office:value-type="float" office:value="0.0113333333333333">
                <text:p>0.0113333333333333</text:p>
              </table:table-cell>
              <table:table-cell office:value-type="float" office:value="0.0106666666666667">
                <text:p>0.0106666666666667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106666666666667">
                <text:p>0.0106666666666667</text:p>
              </table:table-cell>
              <table:table-cell office:value-type="float" office:value="0.0106666666666667">
                <text:p>0.0106666666666667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0933333333333335">
                <text:p>0.00933333333333335</text:p>
              </table:table-cell>
              <table:table-cell office:value-type="float" office:value="0.00966666666666668">
                <text:p>0.00966666666666668</text:p>
              </table:table-cell>
              <table:table-cell office:value-type="float" office:value="0.01">
                <text:p>0.01</text:p>
              </table:table-cell>
              <table:table-cell office:value-type="float" office:value="0.00933333333333335">
                <text:p>0.00933333333333335</text:p>
              </table:table-cell>
              <table:table-cell office:value-type="float" office:value="0.00900000000000002">
                <text:p>0.00900000000000002</text:p>
              </table:table-cell>
              <table:table-cell office:value-type="float" office:value="0.00900000000000002">
                <text:p>0.00900000000000002</text:p>
              </table:table-cell>
              <table:table-cell office:value-type="float" office:value="0.01">
                <text:p>0.01</text:p>
              </table:table-cell>
              <table:table-cell office:value-type="float" office:value="0.00866666666666668">
                <text:p>0.00866666666666668</text:p>
              </table:table-cell>
              <table:table-cell office:value-type="float" office:value="0.00900000000000002">
                <text:p>0.00900000000000002</text:p>
              </table:table-cell>
              <table:table-cell office:value-type="float" office:value="0.00933333333333335">
                <text:p>0.00933333333333335</text:p>
              </table:table-cell>
              <table:table-cell office:value-type="float" office:value="0.00900000000000002">
                <text:p>0.00900000000000002</text:p>
              </table:table-cell>
              <table:table-cell office:value-type="float" office:value="0.00900000000000002">
                <text:p>0.00900000000000002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0933333333333335">
                <text:p>0.00933333333333335</text:p>
              </table:table-cell>
              <table:table-cell office:value-type="float" office:value="0.00933333333333335">
                <text:p>0.00933333333333335</text:p>
              </table:table-cell>
              <table:table-cell office:value-type="float" office:value="0.00900000000000002">
                <text:p>0.00900000000000002</text:p>
              </table:table-cell>
              <table:table-cell office:value-type="float" office:value="0.00800000000000002">
                <text:p>0.00800000000000002</text:p>
              </table:table-cell>
            </table:table-row>
            <table:table-row>
              <table:table-cell office:value-type="string">
                <text:p>P. putida KT ΔgclR (C+)</text:p>
                <draw:g>
                  <svg:desc>Sheet1.A6:Sheet1.A6</svg:desc>
                </draw:g>
              </table:table-cell>
              <table:table-cell office:value-type="float" office:value="0.0193333333333333">
                <text:p>0.0193333333333333</text:p>
                <draw:g>
                  <svg:desc>Sheet1.B6:Sheet1.CT6</svg:desc>
                </draw:g>
              </table:table-cell>
              <table:table-cell office:value-type="float" office:value="0.0183333333333333">
                <text:p>0.0183333333333333</text:p>
              </table:table-cell>
              <table:table-cell office:value-type="float" office:value="0.018">
                <text:p>0.018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173333333333333">
                <text:p>0.0173333333333333</text:p>
              </table:table-cell>
              <table:table-cell office:value-type="float" office:value="0.0156666666666667">
                <text:p>0.0156666666666667</text:p>
              </table:table-cell>
              <table:table-cell office:value-type="float" office:value="0.0156666666666667">
                <text:p>0.0156666666666667</text:p>
              </table:table-cell>
              <table:table-cell office:value-type="float" office:value="0.0153333333333333">
                <text:p>0.0153333333333333</text:p>
              </table:table-cell>
              <table:table-cell office:value-type="float" office:value="0.0143333333333333">
                <text:p>0.0143333333333333</text:p>
              </table:table-cell>
              <table:table-cell office:value-type="float" office:value="0.0156666666666667">
                <text:p>0.0156666666666667</text:p>
              </table:table-cell>
              <table:table-cell office:value-type="float" office:value="0.0163333333333333">
                <text:p>0.0163333333333333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156666666666667">
                <text:p>0.0156666666666667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17">
                <text:p>0.017</text:p>
              </table:table-cell>
              <table:table-cell office:value-type="float" office:value="0.017">
                <text:p>0.017</text:p>
              </table:table-cell>
              <table:table-cell office:value-type="float" office:value="0.0186666666666667">
                <text:p>0.0186666666666667</text:p>
              </table:table-cell>
              <table:table-cell office:value-type="float" office:value="0.018">
                <text:p>0.018</text:p>
              </table:table-cell>
              <table:table-cell office:value-type="float" office:value="0.0193333333333333">
                <text:p>0.0193333333333333</text:p>
              </table:table-cell>
              <table:table-cell office:value-type="float" office:value="0.0216666666666667">
                <text:p>0.0216666666666667</text:p>
              </table:table-cell>
              <table:table-cell office:value-type="float" office:value="0.023">
                <text:p>0.023</text:p>
              </table:table-cell>
              <table:table-cell office:value-type="float" office:value="0.028">
                <text:p>0.028</text:p>
              </table:table-cell>
              <table:table-cell office:value-type="float" office:value="0.033">
                <text:p>0.033</text:p>
              </table:table-cell>
              <table:table-cell office:value-type="float" office:value="0.0393333333333333">
                <text:p>0.0393333333333333</text:p>
              </table:table-cell>
              <table:table-cell office:value-type="float" office:value="0.0456666666666667">
                <text:p>0.0456666666666667</text:p>
              </table:table-cell>
              <table:table-cell office:value-type="float" office:value="0.054">
                <text:p>0.054</text:p>
              </table:table-cell>
              <table:table-cell office:value-type="float" office:value="0.0623333333333333">
                <text:p>0.0623333333333333</text:p>
              </table:table-cell>
              <table:table-cell office:value-type="float" office:value="0.071">
                <text:p>0.071</text:p>
              </table:table-cell>
              <table:table-cell office:value-type="float" office:value="0.0803333333333333">
                <text:p>0.0803333333333333</text:p>
              </table:table-cell>
              <table:table-cell office:value-type="float" office:value="0.0973333333333334">
                <text:p>0.0973333333333334</text:p>
              </table:table-cell>
              <table:table-cell office:value-type="float" office:value="0.112">
                <text:p>0.112</text:p>
              </table:table-cell>
              <table:table-cell office:value-type="float" office:value="0.126333333333333">
                <text:p>0.126333333333333</text:p>
              </table:table-cell>
              <table:table-cell office:value-type="float" office:value="0.143333333333333">
                <text:p>0.143333333333333</text:p>
              </table:table-cell>
              <table:table-cell office:value-type="float" office:value="0.159666666666667">
                <text:p>0.159666666666667</text:p>
              </table:table-cell>
              <table:table-cell office:value-type="float" office:value="0.182">
                <text:p>0.182</text:p>
              </table:table-cell>
              <table:table-cell office:value-type="float" office:value="0.207333333333333">
                <text:p>0.207333333333333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265666666666667">
                <text:p>0.265666666666667</text:p>
              </table:table-cell>
              <table:table-cell office:value-type="float" office:value="0.301666666666667">
                <text:p>0.301666666666667</text:p>
              </table:table-cell>
              <table:table-cell office:value-type="float" office:value="0.335666666666667">
                <text:p>0.335666666666667</text:p>
              </table:table-cell>
              <table:table-cell office:value-type="float" office:value="0.377">
                <text:p>0.377</text:p>
              </table:table-cell>
              <table:table-cell office:value-type="float" office:value="0.422">
                <text:p>0.422</text:p>
              </table:table-cell>
              <table:table-cell office:value-type="float" office:value="0.462666666666667">
                <text:p>0.462666666666667</text:p>
              </table:table-cell>
              <table:table-cell office:value-type="float" office:value="0.498333333333333">
                <text:p>0.498333333333333</text:p>
              </table:table-cell>
              <table:table-cell office:value-type="float" office:value="0.532">
                <text:p>0.532</text:p>
              </table:table-cell>
              <table:table-cell office:value-type="float" office:value="0.562333333333333">
                <text:p>0.562333333333333</text:p>
              </table:table-cell>
              <table:table-cell office:value-type="float" office:value="0.594666666666667">
                <text:p>0.594666666666667</text:p>
              </table:table-cell>
              <table:table-cell office:value-type="float" office:value="0.623">
                <text:p>0.623</text:p>
              </table:table-cell>
              <table:table-cell office:value-type="float" office:value="0.648333333333333">
                <text:p>0.648333333333333</text:p>
              </table:table-cell>
              <table:table-cell office:value-type="float" office:value="0.681666666666667">
                <text:p>0.681666666666667</text:p>
              </table:table-cell>
              <table:table-cell office:value-type="float" office:value="0.705666666666667">
                <text:p>0.705666666666667</text:p>
              </table:table-cell>
              <table:table-cell office:value-type="float" office:value="0.731">
                <text:p>0.731</text:p>
              </table:table-cell>
              <table:table-cell office:value-type="float" office:value="0.756666666666667">
                <text:p>0.756666666666667</text:p>
              </table:table-cell>
              <table:table-cell office:value-type="float" office:value="0.769">
                <text:p>0.769</text:p>
              </table:table-cell>
              <table:table-cell office:value-type="float" office:value="0.780333333333333">
                <text:p>0.780333333333333</text:p>
              </table:table-cell>
              <table:table-cell office:value-type="float" office:value="0.780666666666667">
                <text:p>0.780666666666667</text:p>
              </table:table-cell>
              <table:table-cell office:value-type="float" office:value="0.751">
                <text:p>0.751</text:p>
              </table:table-cell>
              <table:table-cell office:value-type="float" office:value="0.734333333333333">
                <text:p>0.734333333333333</text:p>
              </table:table-cell>
              <table:table-cell office:value-type="float" office:value="0.694">
                <text:p>0.694</text:p>
              </table:table-cell>
              <table:table-cell office:value-type="float" office:value="0.688333333333333">
                <text:p>0.688333333333333</text:p>
              </table:table-cell>
              <table:table-cell office:value-type="float" office:value="0.696666666666667">
                <text:p>0.696666666666667</text:p>
              </table:table-cell>
              <table:table-cell office:value-type="float" office:value="0.733666666666667">
                <text:p>0.733666666666667</text:p>
              </table:table-cell>
              <table:table-cell office:value-type="float" office:value="0.765333333333333">
                <text:p>0.765333333333333</text:p>
              </table:table-cell>
              <table:table-cell office:value-type="float" office:value="0.774666666666667">
                <text:p>0.774666666666667</text:p>
              </table:table-cell>
              <table:table-cell office:value-type="float" office:value="0.753333333333333">
                <text:p>0.753333333333333</text:p>
              </table:table-cell>
              <table:table-cell office:value-type="float" office:value="0.743333333333333">
                <text:p>0.743333333333333</text:p>
              </table:table-cell>
              <table:table-cell office:value-type="float" office:value="0.745">
                <text:p>0.745</text:p>
              </table:table-cell>
              <table:table-cell office:value-type="float" office:value="0.731">
                <text:p>0.731</text:p>
              </table:table-cell>
              <table:table-cell office:value-type="float" office:value="0.715">
                <text:p>0.715</text:p>
              </table:table-cell>
              <table:table-cell office:value-type="float" office:value="0.704333333333333">
                <text:p>0.704333333333333</text:p>
              </table:table-cell>
              <table:table-cell office:value-type="float" office:value="0.7">
                <text:p>0.7</text:p>
              </table:table-cell>
              <table:table-cell office:value-type="float" office:value="0.687333333333333">
                <text:p>0.687333333333333</text:p>
              </table:table-cell>
              <table:table-cell office:value-type="float" office:value="0.671333333333333">
                <text:p>0.671333333333333</text:p>
              </table:table-cell>
              <table:table-cell office:value-type="float" office:value="0.658666666666667">
                <text:p>0.658666666666667</text:p>
              </table:table-cell>
              <table:table-cell office:value-type="float" office:value="0.651">
                <text:p>0.651</text:p>
              </table:table-cell>
              <table:table-cell office:value-type="float" office:value="0.645">
                <text:p>0.645</text:p>
              </table:table-cell>
              <table:table-cell office:value-type="float" office:value="0.629666666666667">
                <text:p>0.629666666666667</text:p>
              </table:table-cell>
              <table:table-cell office:value-type="float" office:value="0.623">
                <text:p>0.623</text:p>
              </table:table-cell>
              <table:table-cell office:value-type="float" office:value="0.618">
                <text:p>0.618</text:p>
              </table:table-cell>
              <table:table-cell office:value-type="float" office:value="0.610333333333333">
                <text:p>0.610333333333333</text:p>
              </table:table-cell>
              <table:table-cell office:value-type="float" office:value="0.607333333333333">
                <text:p>0.607333333333333</text:p>
              </table:table-cell>
              <table:table-cell office:value-type="float" office:value="0.601333333333333">
                <text:p>0.601333333333333</text:p>
              </table:table-cell>
              <table:table-cell office:value-type="float" office:value="0.595666666666667">
                <text:p>0.595666666666667</text:p>
              </table:table-cell>
              <table:table-cell office:value-type="float" office:value="0.588333333333333">
                <text:p>0.588333333333333</text:p>
              </table:table-cell>
              <table:table-cell office:value-type="float" office:value="0.584666666666667">
                <text:p>0.584666666666667</text:p>
              </table:table-cell>
              <table:table-cell office:value-type="float" office:value="0.583666666666667">
                <text:p>0.583666666666667</text:p>
              </table:table-cell>
              <table:table-cell office:value-type="float" office:value="0.578333333333333">
                <text:p>0.578333333333333</text:p>
              </table:table-cell>
              <table:table-cell office:value-type="float" office:value="0.575666666666667">
                <text:p>0.575666666666667</text:p>
              </table:table-cell>
              <table:table-cell office:value-type="float" office:value="0.572666666666667">
                <text:p>0.572666666666667</text:p>
              </table:table-cell>
              <table:table-cell office:value-type="float" office:value="0.569333333333333">
                <text:p>0.569333333333333</text:p>
              </table:table-cell>
              <table:table-cell office:value-type="float" office:value="0.567">
                <text:p>0.567</text:p>
              </table:table-cell>
              <table:table-cell office:value-type="float" office:value="0.563666666666667">
                <text:p>0.563666666666667</text:p>
              </table:table-cell>
              <table:table-cell office:value-type="float" office:value="0.559">
                <text:p>0.559</text:p>
              </table:table-cell>
              <table:table-cell office:value-type="float" office:value="0.557333333333333">
                <text:p>0.557333333333333</text:p>
              </table:table-cell>
              <table:table-cell office:value-type="float" office:value="0.553">
                <text:p>0.553</text:p>
              </table:table-cell>
              <table:table-cell office:value-type="float" office:value="0.550666666666667">
                <text:p>0.5506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41cm" svg:height="9.51cm" xlink:href=".." xlink:type="simple" chart:class="chart:scatter" chart:row-mapping="0 1" chart:style-name="ch1">
        <chart:title svg:x="5.235cm" svg:y="0.326cm" chart:style-name="ch2">
          <text:p>Crecimiento en EG, OD inicial 0.1</text:p>
        </chart:title>
        <chart:legend chart:legend-position="end" svg:x="12.88cm" svg:y="4.215cm" style:legend-expansion="high" chart:style-name="ch3"/>
        <chart:plot-area chart:style-name="ch4" table:cell-range-address="Sheet1.B2:Sheet1.CT2 Sheet1.A7:Sheet1.CT8" chart:data-source-has-labels="both" svg:x="1.342cm" svg:y="1.321cm" svg:width="11.19cm" svg:height="7.035cm">
          <chartooo:coordinate-region svg:x="2.087cm" svg:y="1.517cm" svg:width="10.249cm" svg:height="6.2cm"/>
          <chart:axis chart:dimension="x" chart:name="primary-x" chart:style-name="ch5" chartooo:axis-type="auto">
            <chart:title svg:x="6.112cm" svg:y="8.547cm" chart:style-name="ch6">
              <text:p>Tiempo (h)</text:p>
            </chart:title>
            <chart:categories table:cell-range-address="Sheet1.B2:Sheet1.CT2"/>
          </chart:axis>
          <chart:axis chart:dimension="y" chart:name="primary-y" chart:style-name="ch5">
            <chart:title svg:x="0.451cm" svg:y="5.76cm" chart:style-name="ch7">
              <text:p>Abs(600nm)</text:p>
            </chart:title>
            <chart:grid chart:style-name="ch8" chart:class="major"/>
          </chart:axis>
          <chart:series chart:style-name="ch9" chart:values-cell-range-address="Sheet1.B7:Sheet1.CT7" chart:label-cell-address="Sheet1.A7:Sheet1.A7" chart:class="chart:scatter">
            <chart:domain table:cell-range-address="Sheet1.B2:Sheet1.CT2"/>
            <chart:data-point chart:repeated="97"/>
          </chart:series>
          <chart:series chart:style-name="ch10" chart:values-cell-range-address="Sheet1.B8:Sheet1.CT8" chart:label-cell-address="Sheet1.A8:Sheet1.A8" chart:class="chart:scatter">
            <chart:data-point chart:repeated="9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1.B2:Sheet1.CT2</svg:desc>
                </draw:g>
              </table:table-cell>
              <table:table-cell office:value-type="float" office:value="0.493194444444444">
                <text:p>0.493194444444444</text:p>
              </table:table-cell>
              <table:table-cell office:value-type="float" office:value="0.986444444444444">
                <text:p>0.986444444444444</text:p>
              </table:table-cell>
              <table:table-cell office:value-type="float" office:value="1.47975">
                <text:p>1.47975</text:p>
              </table:table-cell>
              <table:table-cell office:value-type="float" office:value="1.97305555555556">
                <text:p>1.97305555555556</text:p>
              </table:table-cell>
              <table:table-cell office:value-type="float" office:value="2.46638888888889">
                <text:p>2.46638888888889</text:p>
              </table:table-cell>
              <table:table-cell office:value-type="float" office:value="2.95975">
                <text:p>2.95975</text:p>
              </table:table-cell>
              <table:table-cell office:value-type="float" office:value="3.45316666666667">
                <text:p>3.45316666666667</text:p>
              </table:table-cell>
              <table:table-cell office:value-type="float" office:value="3.94658333333333">
                <text:p>3.94658333333333</text:p>
              </table:table-cell>
              <table:table-cell office:value-type="float" office:value="4.43997222222222">
                <text:p>4.43997222222222</text:p>
              </table:table-cell>
              <table:table-cell office:value-type="float" office:value="4.93336111111111">
                <text:p>4.93336111111111</text:p>
              </table:table-cell>
              <table:table-cell office:value-type="float" office:value="5.42675">
                <text:p>5.42675</text:p>
              </table:table-cell>
              <table:table-cell office:value-type="float" office:value="5.92011111111111">
                <text:p>5.92011111111111</text:p>
              </table:table-cell>
              <table:table-cell office:value-type="float" office:value="6.41347222222222">
                <text:p>6.41347222222222</text:p>
              </table:table-cell>
              <table:table-cell office:value-type="float" office:value="6.90680555555556">
                <text:p>6.90680555555556</text:p>
              </table:table-cell>
              <table:table-cell office:value-type="float" office:value="7.40013888888889">
                <text:p>7.40013888888889</text:p>
              </table:table-cell>
              <table:table-cell office:value-type="float" office:value="7.89347222222222">
                <text:p>7.89347222222222</text:p>
              </table:table-cell>
              <table:table-cell office:value-type="float" office:value="8.38680555555556">
                <text:p>8.38680555555556</text:p>
              </table:table-cell>
              <table:table-cell office:value-type="float" office:value="8.88011111111111">
                <text:p>8.88011111111111</text:p>
              </table:table-cell>
              <table:table-cell office:value-type="float" office:value="9.37338888888889">
                <text:p>9.37338888888889</text:p>
              </table:table-cell>
              <table:table-cell office:value-type="float" office:value="9.86669444444444">
                <text:p>9.86669444444444</text:p>
              </table:table-cell>
              <table:table-cell office:value-type="float" office:value="10.36">
                <text:p>10.36</text:p>
              </table:table-cell>
              <table:table-cell office:value-type="float" office:value="10.8533333333333">
                <text:p>10.8533333333333</text:p>
              </table:table-cell>
              <table:table-cell office:value-type="float" office:value="11.3466666666667">
                <text:p>11.3466666666667</text:p>
              </table:table-cell>
              <table:table-cell office:value-type="float" office:value="11.84">
                <text:p>11.84</text:p>
              </table:table-cell>
              <table:table-cell office:value-type="float" office:value="12.3333333333333">
                <text:p>12.3333333333333</text:p>
              </table:table-cell>
              <table:table-cell office:value-type="float" office:value="12.8266666666667">
                <text:p>12.8266666666667</text:p>
              </table:table-cell>
              <table:table-cell office:value-type="float" office:value="13.32">
                <text:p>13.32</text:p>
              </table:table-cell>
              <table:table-cell office:value-type="float" office:value="13.8133333333333">
                <text:p>13.8133333333333</text:p>
              </table:table-cell>
              <table:table-cell office:value-type="float" office:value="14.3066944444444">
                <text:p>14.3066944444444</text:p>
              </table:table-cell>
              <table:table-cell office:value-type="float" office:value="14.8000277777778">
                <text:p>14.8000277777778</text:p>
              </table:table-cell>
              <table:table-cell office:value-type="float" office:value="15.2933611111111">
                <text:p>15.2933611111111</text:p>
              </table:table-cell>
              <table:table-cell office:value-type="float" office:value="15.7866944444444">
                <text:p>15.7866944444444</text:p>
              </table:table-cell>
              <table:table-cell office:value-type="float" office:value="16.2800277777778">
                <text:p>16.2800277777778</text:p>
              </table:table-cell>
              <table:table-cell office:value-type="float" office:value="16.7733611111111">
                <text:p>16.7733611111111</text:p>
              </table:table-cell>
              <table:table-cell office:value-type="float" office:value="17.2666944444444">
                <text:p>17.2666944444444</text:p>
              </table:table-cell>
              <table:table-cell office:value-type="float" office:value="17.7600277777778">
                <text:p>17.7600277777778</text:p>
              </table:table-cell>
              <table:table-cell office:value-type="float" office:value="18.2533611111111">
                <text:p>18.2533611111111</text:p>
              </table:table-cell>
              <table:table-cell office:value-type="float" office:value="18.7466666666667">
                <text:p>18.7466666666667</text:p>
              </table:table-cell>
              <table:table-cell office:value-type="float" office:value="19.2398888888889">
                <text:p>19.2398888888889</text:p>
              </table:table-cell>
              <table:table-cell office:value-type="float" office:value="19.7331666666667">
                <text:p>19.7331666666667</text:p>
              </table:table-cell>
              <table:table-cell office:value-type="float" office:value="20.2263888888889">
                <text:p>20.2263888888889</text:p>
              </table:table-cell>
              <table:table-cell office:value-type="float" office:value="20.7196666666667">
                <text:p>20.7196666666667</text:p>
              </table:table-cell>
              <table:table-cell office:value-type="float" office:value="21.2128611111111">
                <text:p>21.2128611111111</text:p>
              </table:table-cell>
              <table:table-cell office:value-type="float" office:value="21.7060555555556">
                <text:p>21.7060555555556</text:p>
              </table:table-cell>
              <table:table-cell office:value-type="float" office:value="22.1992222222222">
                <text:p>22.1992222222222</text:p>
              </table:table-cell>
              <table:table-cell office:value-type="float" office:value="22.6924166666667">
                <text:p>22.6924166666667</text:p>
              </table:table-cell>
              <table:table-cell office:value-type="float" office:value="23.1856111111111">
                <text:p>23.1856111111111</text:p>
              </table:table-cell>
              <table:table-cell office:value-type="float" office:value="23.6788055555556">
                <text:p>23.6788055555556</text:p>
              </table:table-cell>
              <table:table-cell office:value-type="float" office:value="24.1720555555556">
                <text:p>24.1720555555556</text:p>
              </table:table-cell>
              <table:table-cell office:value-type="float" office:value="24.6653055555556">
                <text:p>24.6653055555556</text:p>
              </table:table-cell>
              <table:table-cell office:value-type="float" office:value="25.1585555555556">
                <text:p>25.1585555555556</text:p>
              </table:table-cell>
              <table:table-cell office:value-type="float" office:value="25.6518055555556">
                <text:p>25.6518055555556</text:p>
              </table:table-cell>
              <table:table-cell office:value-type="float" office:value="26.1450833333333">
                <text:p>26.1450833333333</text:p>
              </table:table-cell>
              <table:table-cell office:value-type="float" office:value="26.6383611111111">
                <text:p>26.6383611111111</text:p>
              </table:table-cell>
              <table:table-cell office:value-type="float" office:value="27.1316666666667">
                <text:p>27.1316666666667</text:p>
              </table:table-cell>
              <table:table-cell office:value-type="float" office:value="27.6249722222222">
                <text:p>27.6249722222222</text:p>
              </table:table-cell>
              <table:table-cell office:value-type="float" office:value="28.1183055555556">
                <text:p>28.1183055555556</text:p>
              </table:table-cell>
              <table:table-cell office:value-type="float" office:value="28.6116388888889">
                <text:p>28.6116388888889</text:p>
              </table:table-cell>
              <table:table-cell office:value-type="float" office:value="29.1049722222222">
                <text:p>29.1049722222222</text:p>
              </table:table-cell>
              <table:table-cell office:value-type="float" office:value="29.5983055555556">
                <text:p>29.5983055555556</text:p>
              </table:table-cell>
              <table:table-cell office:value-type="float" office:value="30.0916388888889">
                <text:p>30.0916388888889</text:p>
              </table:table-cell>
              <table:table-cell office:value-type="float" office:value="30.5849444444444">
                <text:p>30.5849444444444</text:p>
              </table:table-cell>
              <table:table-cell office:value-type="float" office:value="31.0782222222222">
                <text:p>31.0782222222222</text:p>
              </table:table-cell>
              <table:table-cell office:value-type="float" office:value="31.5715">
                <text:p>31.5715</text:p>
              </table:table-cell>
              <table:table-cell office:value-type="float" office:value="32.06475">
                <text:p>32.06475</text:p>
              </table:table-cell>
              <table:table-cell office:value-type="float" office:value="32.558">
                <text:p>32.558</text:p>
              </table:table-cell>
              <table:table-cell office:value-type="float" office:value="33.0511944444444">
                <text:p>33.0511944444444</text:p>
              </table:table-cell>
              <table:table-cell office:value-type="float" office:value="33.5444166666667">
                <text:p>33.5444166666667</text:p>
              </table:table-cell>
              <table:table-cell office:value-type="float" office:value="34.0376944444444">
                <text:p>34.0376944444444</text:p>
              </table:table-cell>
              <table:table-cell office:value-type="float" office:value="34.5309166666667">
                <text:p>34.5309166666667</text:p>
              </table:table-cell>
              <table:table-cell office:value-type="float" office:value="35.0241944444444">
                <text:p>35.0241944444444</text:p>
              </table:table-cell>
              <table:table-cell office:value-type="float" office:value="35.5174444444444">
                <text:p>35.5174444444444</text:p>
              </table:table-cell>
              <table:table-cell office:value-type="float" office:value="36.0106944444444">
                <text:p>36.0106944444444</text:p>
              </table:table-cell>
              <table:table-cell office:value-type="float" office:value="36.5039444444445">
                <text:p>36.5039444444445</text:p>
              </table:table-cell>
              <table:table-cell office:value-type="float" office:value="36.9971944444444">
                <text:p>36.9971944444444</text:p>
              </table:table-cell>
              <table:table-cell office:value-type="float" office:value="37.4904444444444">
                <text:p>37.4904444444444</text:p>
              </table:table-cell>
              <table:table-cell office:value-type="float" office:value="37.9837222222222">
                <text:p>37.9837222222222</text:p>
              </table:table-cell>
              <table:table-cell office:value-type="float" office:value="38.4769722222222">
                <text:p>38.4769722222222</text:p>
              </table:table-cell>
              <table:table-cell office:value-type="float" office:value="38.9702222222222">
                <text:p>38.9702222222222</text:p>
              </table:table-cell>
              <table:table-cell office:value-type="float" office:value="39.4634722222222">
                <text:p>39.4634722222222</text:p>
              </table:table-cell>
              <table:table-cell office:value-type="float" office:value="39.9567222222222">
                <text:p>39.9567222222222</text:p>
              </table:table-cell>
              <table:table-cell office:value-type="float" office:value="40.4499444444444">
                <text:p>40.4499444444444</text:p>
              </table:table-cell>
              <table:table-cell office:value-type="float" office:value="40.9431944444444">
                <text:p>40.9431944444444</text:p>
              </table:table-cell>
              <table:table-cell office:value-type="float" office:value="41.4364444444445">
                <text:p>41.4364444444445</text:p>
              </table:table-cell>
              <table:table-cell office:value-type="float" office:value="41.9296944444444">
                <text:p>41.9296944444444</text:p>
              </table:table-cell>
              <table:table-cell office:value-type="float" office:value="42.4228611111111">
                <text:p>42.4228611111111</text:p>
              </table:table-cell>
              <table:table-cell office:value-type="float" office:value="42.9159722222222">
                <text:p>42.9159722222222</text:p>
              </table:table-cell>
              <table:table-cell office:value-type="float" office:value="43.4090555555556">
                <text:p>43.4090555555556</text:p>
              </table:table-cell>
              <table:table-cell office:value-type="float" office:value="43.9020833333333">
                <text:p>43.9020833333333</text:p>
              </table:table-cell>
              <table:table-cell office:value-type="float" office:value="44.3950833333333">
                <text:p>44.3950833333333</text:p>
              </table:table-cell>
              <table:table-cell office:value-type="float" office:value="44.8880555555556">
                <text:p>44.8880555555556</text:p>
              </table:table-cell>
              <table:table-cell office:value-type="float" office:value="45.3810277777778">
                <text:p>45.3810277777778</text:p>
              </table:table-cell>
              <table:table-cell office:value-type="float" office:value="45.8740277777778">
                <text:p>45.8740277777778</text:p>
              </table:table-cell>
              <table:table-cell office:value-type="float" office:value="46.3670555555556">
                <text:p>46.3670555555556</text:p>
              </table:table-cell>
              <table:table-cell office:value-type="float" office:value="46.8600833333333">
                <text:p>46.8600833333333</text:p>
              </table:table-cell>
              <table:table-cell office:value-type="float" office:value="47.3531666666667">
                <text:p>47.3531666666667</text:p>
              </table:table-cell>
            </table:table-row>
          </table:table-header-rows>
          <table:table-rows>
            <table:table-row>
              <table:table-cell office:value-type="string">
                <text:p>Fila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B2:Sheet1.CT2</svg:desc>
                </draw:g>
              </table:table-cell>
              <table:table-cell office:value-type="float" office:value="0.493194444444444">
                <text:p>0.493194444444444</text:p>
              </table:table-cell>
              <table:table-cell office:value-type="float" office:value="0.986444444444444">
                <text:p>0.986444444444444</text:p>
              </table:table-cell>
              <table:table-cell office:value-type="float" office:value="1.47975">
                <text:p>1.47975</text:p>
              </table:table-cell>
              <table:table-cell office:value-type="float" office:value="1.97305555555556">
                <text:p>1.97305555555556</text:p>
              </table:table-cell>
              <table:table-cell office:value-type="float" office:value="2.46638888888889">
                <text:p>2.46638888888889</text:p>
              </table:table-cell>
              <table:table-cell office:value-type="float" office:value="2.95975">
                <text:p>2.95975</text:p>
              </table:table-cell>
              <table:table-cell office:value-type="float" office:value="3.45316666666667">
                <text:p>3.45316666666667</text:p>
              </table:table-cell>
              <table:table-cell office:value-type="float" office:value="3.94658333333333">
                <text:p>3.94658333333333</text:p>
              </table:table-cell>
              <table:table-cell office:value-type="float" office:value="4.43997222222222">
                <text:p>4.43997222222222</text:p>
              </table:table-cell>
              <table:table-cell office:value-type="float" office:value="4.93336111111111">
                <text:p>4.93336111111111</text:p>
              </table:table-cell>
              <table:table-cell office:value-type="float" office:value="5.42675">
                <text:p>5.42675</text:p>
              </table:table-cell>
              <table:table-cell office:value-type="float" office:value="5.92011111111111">
                <text:p>5.92011111111111</text:p>
              </table:table-cell>
              <table:table-cell office:value-type="float" office:value="6.41347222222222">
                <text:p>6.41347222222222</text:p>
              </table:table-cell>
              <table:table-cell office:value-type="float" office:value="6.90680555555556">
                <text:p>6.90680555555556</text:p>
              </table:table-cell>
              <table:table-cell office:value-type="float" office:value="7.40013888888889">
                <text:p>7.40013888888889</text:p>
              </table:table-cell>
              <table:table-cell office:value-type="float" office:value="7.89347222222222">
                <text:p>7.89347222222222</text:p>
              </table:table-cell>
              <table:table-cell office:value-type="float" office:value="8.38680555555556">
                <text:p>8.38680555555556</text:p>
              </table:table-cell>
              <table:table-cell office:value-type="float" office:value="8.88011111111111">
                <text:p>8.88011111111111</text:p>
              </table:table-cell>
              <table:table-cell office:value-type="float" office:value="9.37338888888889">
                <text:p>9.37338888888889</text:p>
              </table:table-cell>
              <table:table-cell office:value-type="float" office:value="9.86669444444444">
                <text:p>9.86669444444444</text:p>
              </table:table-cell>
              <table:table-cell office:value-type="float" office:value="10.36">
                <text:p>10.36</text:p>
              </table:table-cell>
              <table:table-cell office:value-type="float" office:value="10.8533333333333">
                <text:p>10.8533333333333</text:p>
              </table:table-cell>
              <table:table-cell office:value-type="float" office:value="11.3466666666667">
                <text:p>11.3466666666667</text:p>
              </table:table-cell>
              <table:table-cell office:value-type="float" office:value="11.84">
                <text:p>11.84</text:p>
              </table:table-cell>
              <table:table-cell office:value-type="float" office:value="12.3333333333333">
                <text:p>12.3333333333333</text:p>
              </table:table-cell>
              <table:table-cell office:value-type="float" office:value="12.8266666666667">
                <text:p>12.8266666666667</text:p>
              </table:table-cell>
              <table:table-cell office:value-type="float" office:value="13.32">
                <text:p>13.32</text:p>
              </table:table-cell>
              <table:table-cell office:value-type="float" office:value="13.8133333333333">
                <text:p>13.8133333333333</text:p>
              </table:table-cell>
              <table:table-cell office:value-type="float" office:value="14.3066944444444">
                <text:p>14.3066944444444</text:p>
              </table:table-cell>
              <table:table-cell office:value-type="float" office:value="14.8000277777778">
                <text:p>14.8000277777778</text:p>
              </table:table-cell>
              <table:table-cell office:value-type="float" office:value="15.2933611111111">
                <text:p>15.2933611111111</text:p>
              </table:table-cell>
              <table:table-cell office:value-type="float" office:value="15.7866944444444">
                <text:p>15.7866944444444</text:p>
              </table:table-cell>
              <table:table-cell office:value-type="float" office:value="16.2800277777778">
                <text:p>16.2800277777778</text:p>
              </table:table-cell>
              <table:table-cell office:value-type="float" office:value="16.7733611111111">
                <text:p>16.7733611111111</text:p>
              </table:table-cell>
              <table:table-cell office:value-type="float" office:value="17.2666944444444">
                <text:p>17.2666944444444</text:p>
              </table:table-cell>
              <table:table-cell office:value-type="float" office:value="17.7600277777778">
                <text:p>17.7600277777778</text:p>
              </table:table-cell>
              <table:table-cell office:value-type="float" office:value="18.2533611111111">
                <text:p>18.2533611111111</text:p>
              </table:table-cell>
              <table:table-cell office:value-type="float" office:value="18.7466666666667">
                <text:p>18.7466666666667</text:p>
              </table:table-cell>
              <table:table-cell office:value-type="float" office:value="19.2398888888889">
                <text:p>19.2398888888889</text:p>
              </table:table-cell>
              <table:table-cell office:value-type="float" office:value="19.7331666666667">
                <text:p>19.7331666666667</text:p>
              </table:table-cell>
              <table:table-cell office:value-type="float" office:value="20.2263888888889">
                <text:p>20.2263888888889</text:p>
              </table:table-cell>
              <table:table-cell office:value-type="float" office:value="20.7196666666667">
                <text:p>20.7196666666667</text:p>
              </table:table-cell>
              <table:table-cell office:value-type="float" office:value="21.2128611111111">
                <text:p>21.2128611111111</text:p>
              </table:table-cell>
              <table:table-cell office:value-type="float" office:value="21.7060555555556">
                <text:p>21.7060555555556</text:p>
              </table:table-cell>
              <table:table-cell office:value-type="float" office:value="22.1992222222222">
                <text:p>22.1992222222222</text:p>
              </table:table-cell>
              <table:table-cell office:value-type="float" office:value="22.6924166666667">
                <text:p>22.6924166666667</text:p>
              </table:table-cell>
              <table:table-cell office:value-type="float" office:value="23.1856111111111">
                <text:p>23.1856111111111</text:p>
              </table:table-cell>
              <table:table-cell office:value-type="float" office:value="23.6788055555556">
                <text:p>23.6788055555556</text:p>
              </table:table-cell>
              <table:table-cell office:value-type="float" office:value="24.1720555555556">
                <text:p>24.1720555555556</text:p>
              </table:table-cell>
              <table:table-cell office:value-type="float" office:value="24.6653055555556">
                <text:p>24.6653055555556</text:p>
              </table:table-cell>
              <table:table-cell office:value-type="float" office:value="25.1585555555556">
                <text:p>25.1585555555556</text:p>
              </table:table-cell>
              <table:table-cell office:value-type="float" office:value="25.6518055555556">
                <text:p>25.6518055555556</text:p>
              </table:table-cell>
              <table:table-cell office:value-type="float" office:value="26.1450833333333">
                <text:p>26.1450833333333</text:p>
              </table:table-cell>
              <table:table-cell office:value-type="float" office:value="26.6383611111111">
                <text:p>26.6383611111111</text:p>
              </table:table-cell>
              <table:table-cell office:value-type="float" office:value="27.1316666666667">
                <text:p>27.1316666666667</text:p>
              </table:table-cell>
              <table:table-cell office:value-type="float" office:value="27.6249722222222">
                <text:p>27.6249722222222</text:p>
              </table:table-cell>
              <table:table-cell office:value-type="float" office:value="28.1183055555556">
                <text:p>28.1183055555556</text:p>
              </table:table-cell>
              <table:table-cell office:value-type="float" office:value="28.6116388888889">
                <text:p>28.6116388888889</text:p>
              </table:table-cell>
              <table:table-cell office:value-type="float" office:value="29.1049722222222">
                <text:p>29.1049722222222</text:p>
              </table:table-cell>
              <table:table-cell office:value-type="float" office:value="29.5983055555556">
                <text:p>29.5983055555556</text:p>
              </table:table-cell>
              <table:table-cell office:value-type="float" office:value="30.0916388888889">
                <text:p>30.0916388888889</text:p>
              </table:table-cell>
              <table:table-cell office:value-type="float" office:value="30.5849444444444">
                <text:p>30.5849444444444</text:p>
              </table:table-cell>
              <table:table-cell office:value-type="float" office:value="31.0782222222222">
                <text:p>31.0782222222222</text:p>
              </table:table-cell>
              <table:table-cell office:value-type="float" office:value="31.5715">
                <text:p>31.5715</text:p>
              </table:table-cell>
              <table:table-cell office:value-type="float" office:value="32.06475">
                <text:p>32.06475</text:p>
              </table:table-cell>
              <table:table-cell office:value-type="float" office:value="32.558">
                <text:p>32.558</text:p>
              </table:table-cell>
              <table:table-cell office:value-type="float" office:value="33.0511944444444">
                <text:p>33.0511944444444</text:p>
              </table:table-cell>
              <table:table-cell office:value-type="float" office:value="33.5444166666667">
                <text:p>33.5444166666667</text:p>
              </table:table-cell>
              <table:table-cell office:value-type="float" office:value="34.0376944444444">
                <text:p>34.0376944444444</text:p>
              </table:table-cell>
              <table:table-cell office:value-type="float" office:value="34.5309166666667">
                <text:p>34.5309166666667</text:p>
              </table:table-cell>
              <table:table-cell office:value-type="float" office:value="35.0241944444444">
                <text:p>35.0241944444444</text:p>
              </table:table-cell>
              <table:table-cell office:value-type="float" office:value="35.5174444444444">
                <text:p>35.5174444444444</text:p>
              </table:table-cell>
              <table:table-cell office:value-type="float" office:value="36.0106944444444">
                <text:p>36.0106944444444</text:p>
              </table:table-cell>
              <table:table-cell office:value-type="float" office:value="36.5039444444445">
                <text:p>36.5039444444445</text:p>
              </table:table-cell>
              <table:table-cell office:value-type="float" office:value="36.9971944444444">
                <text:p>36.9971944444444</text:p>
              </table:table-cell>
              <table:table-cell office:value-type="float" office:value="37.4904444444444">
                <text:p>37.4904444444444</text:p>
              </table:table-cell>
              <table:table-cell office:value-type="float" office:value="37.9837222222222">
                <text:p>37.9837222222222</text:p>
              </table:table-cell>
              <table:table-cell office:value-type="float" office:value="38.4769722222222">
                <text:p>38.4769722222222</text:p>
              </table:table-cell>
              <table:table-cell office:value-type="float" office:value="38.9702222222222">
                <text:p>38.9702222222222</text:p>
              </table:table-cell>
              <table:table-cell office:value-type="float" office:value="39.4634722222222">
                <text:p>39.4634722222222</text:p>
              </table:table-cell>
              <table:table-cell office:value-type="float" office:value="39.9567222222222">
                <text:p>39.9567222222222</text:p>
              </table:table-cell>
              <table:table-cell office:value-type="float" office:value="40.4499444444444">
                <text:p>40.4499444444444</text:p>
              </table:table-cell>
              <table:table-cell office:value-type="float" office:value="40.9431944444444">
                <text:p>40.9431944444444</text:p>
              </table:table-cell>
              <table:table-cell office:value-type="float" office:value="41.4364444444445">
                <text:p>41.4364444444445</text:p>
              </table:table-cell>
              <table:table-cell office:value-type="float" office:value="41.9296944444444">
                <text:p>41.9296944444444</text:p>
              </table:table-cell>
              <table:table-cell office:value-type="float" office:value="42.4228611111111">
                <text:p>42.4228611111111</text:p>
              </table:table-cell>
              <table:table-cell office:value-type="float" office:value="42.9159722222222">
                <text:p>42.9159722222222</text:p>
              </table:table-cell>
              <table:table-cell office:value-type="float" office:value="43.4090555555556">
                <text:p>43.4090555555556</text:p>
              </table:table-cell>
              <table:table-cell office:value-type="float" office:value="43.9020833333333">
                <text:p>43.9020833333333</text:p>
              </table:table-cell>
              <table:table-cell office:value-type="float" office:value="44.3950833333333">
                <text:p>44.3950833333333</text:p>
              </table:table-cell>
              <table:table-cell office:value-type="float" office:value="44.8880555555556">
                <text:p>44.8880555555556</text:p>
              </table:table-cell>
              <table:table-cell office:value-type="float" office:value="45.3810277777778">
                <text:p>45.3810277777778</text:p>
              </table:table-cell>
              <table:table-cell office:value-type="float" office:value="45.8740277777778">
                <text:p>45.8740277777778</text:p>
              </table:table-cell>
              <table:table-cell office:value-type="float" office:value="46.3670555555556">
                <text:p>46.3670555555556</text:p>
              </table:table-cell>
              <table:table-cell office:value-type="float" office:value="46.8600833333333">
                <text:p>46.8600833333333</text:p>
              </table:table-cell>
              <table:table-cell office:value-type="float" office:value="47.3531666666667">
                <text:p>47.3531666666667</text:p>
              </table:table-cell>
            </table:table-row>
            <table:table-row>
              <table:table-cell office:value-type="string">
                <text:p>P. putida KT 2440 (C-)</text:p>
                <draw:g>
                  <svg:desc>Sheet1.A7:Sheet1.A7</svg:desc>
                </draw:g>
              </table:table-cell>
              <table:table-cell office:value-type="float" office:value="0.0356666666666667">
                <text:p>0.0356666666666667</text:p>
                <draw:g>
                  <svg:desc>Sheet1.B7:Sheet1.CT7</svg:desc>
                </draw:g>
              </table:table-cell>
              <table:table-cell office:value-type="float" office:value="0.033">
                <text:p>0.033</text:p>
              </table:table-cell>
              <table:table-cell office:value-type="float" office:value="0.0343333333333333">
                <text:p>0.0343333333333333</text:p>
              </table:table-cell>
              <table:table-cell office:value-type="float" office:value="0.0326666666666667">
                <text:p>0.0326666666666667</text:p>
              </table:table-cell>
              <table:table-cell office:value-type="float" office:value="0.033">
                <text:p>0.033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.0293333333333333">
                <text:p>0.0293333333333333</text:p>
              </table:table-cell>
              <table:table-cell office:value-type="float" office:value="0.028">
                <text:p>0.028</text:p>
              </table:table-cell>
              <table:table-cell office:value-type="float" office:value="0.0273333333333333">
                <text:p>0.0273333333333333</text:p>
              </table:table-cell>
              <table:table-cell office:value-type="float" office:value="0.029">
                <text:p>0.029</text:p>
              </table:table-cell>
              <table:table-cell office:value-type="float" office:value="0.0283333333333333">
                <text:p>0.0283333333333333</text:p>
              </table:table-cell>
              <table:table-cell office:value-type="float" office:value="0.0273333333333333">
                <text:p>0.0273333333333333</text:p>
              </table:table-cell>
              <table:table-cell office:value-type="float" office:value="0.0273333333333333">
                <text:p>0.0273333333333333</text:p>
              </table:table-cell>
              <table:table-cell office:value-type="float" office:value="0.0273333333333333">
                <text:p>0.0273333333333333</text:p>
              </table:table-cell>
              <table:table-cell office:value-type="float" office:value="0.0263333333333333">
                <text:p>0.0263333333333333</text:p>
              </table:table-cell>
              <table:table-cell office:value-type="float" office:value="0.0273333333333333">
                <text:p>0.0273333333333333</text:p>
              </table:table-cell>
              <table:table-cell office:value-type="float" office:value="0.0276666666666667">
                <text:p>0.0276666666666667</text:p>
              </table:table-cell>
              <table:table-cell office:value-type="float" office:value="0.0263333333333333">
                <text:p>0.0263333333333333</text:p>
              </table:table-cell>
              <table:table-cell office:value-type="float" office:value="0.0263333333333333">
                <text:p>0.0263333333333333</text:p>
              </table:table-cell>
              <table:table-cell office:value-type="float" office:value="0.0263333333333333">
                <text:p>0.0263333333333333</text:p>
              </table:table-cell>
              <table:table-cell office:value-type="float" office:value="0.026">
                <text:p>0.026</text:p>
              </table:table-cell>
              <table:table-cell office:value-type="float" office:value="0.0263333333333333">
                <text:p>0.0263333333333333</text:p>
              </table:table-cell>
              <table:table-cell office:value-type="float" office:value="0.025">
                <text:p>0.025</text:p>
              </table:table-cell>
              <table:table-cell office:value-type="float" office:value="0.0256666666666667">
                <text:p>0.0256666666666667</text:p>
              </table:table-cell>
              <table:table-cell office:value-type="float" office:value="0.0246666666666667">
                <text:p>0.0246666666666667</text:p>
              </table:table-cell>
              <table:table-cell office:value-type="float" office:value="0.025">
                <text:p>0.025</text:p>
              </table:table-cell>
              <table:table-cell office:value-type="float" office:value="0.0246666666666667">
                <text:p>0.0246666666666667</text:p>
              </table:table-cell>
              <table:table-cell office:value-type="float" office:value="0.0246666666666667">
                <text:p>0.0246666666666667</text:p>
              </table:table-cell>
              <table:table-cell office:value-type="float" office:value="0.0256666666666667">
                <text:p>0.0256666666666667</text:p>
              </table:table-cell>
              <table:table-cell office:value-type="float" office:value="0.0243333333333333">
                <text:p>0.0243333333333333</text:p>
              </table:table-cell>
              <table:table-cell office:value-type="float" office:value="0.0243333333333333">
                <text:p>0.0243333333333333</text:p>
              </table:table-cell>
              <table:table-cell office:value-type="float" office:value="0.0236666666666667">
                <text:p>0.0236666666666667</text:p>
              </table:table-cell>
              <table:table-cell office:value-type="float" office:value="0.0243333333333333">
                <text:p>0.0243333333333333</text:p>
              </table:table-cell>
              <table:table-cell office:value-type="float" office:value="0.023">
                <text:p>0.023</text:p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0.0226666666666667">
                <text:p>0.0226666666666667</text:p>
              </table:table-cell>
              <table:table-cell office:value-type="float" office:value="0.0223333333333333">
                <text:p>0.0223333333333333</text:p>
              </table:table-cell>
              <table:table-cell office:value-type="float" office:value="0.0236666666666667">
                <text:p>0.0236666666666667</text:p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0.0226666666666667">
                <text:p>0.0226666666666667</text:p>
              </table:table-cell>
              <table:table-cell office:value-type="float" office:value="0.0223333333333333">
                <text:p>0.0223333333333333</text:p>
              </table:table-cell>
              <table:table-cell office:value-type="float" office:value="0.023">
                <text:p>0.023</text:p>
              </table:table-cell>
              <table:table-cell office:value-type="float" office:value="0.023">
                <text:p>0.023</text:p>
              </table:table-cell>
              <table:table-cell office:value-type="float" office:value="0.0236666666666667">
                <text:p>0.0236666666666667</text:p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0.023">
                <text:p>0.023</text:p>
              </table:table-cell>
              <table:table-cell office:value-type="float" office:value="0.0226666666666667">
                <text:p>0.0226666666666667</text:p>
              </table:table-cell>
              <table:table-cell office:value-type="float" office:value="0.024">
                <text:p>0.024</text:p>
              </table:table-cell>
              <table:table-cell office:value-type="float" office:value="0.0236666666666667">
                <text:p>0.0236666666666667</text:p>
              </table:table-cell>
              <table:table-cell office:value-type="float" office:value="0.023">
                <text:p>0.023</text:p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0.0226666666666667">
                <text:p>0.0226666666666667</text:p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0.0226666666666667">
                <text:p>0.0226666666666667</text:p>
              </table:table-cell>
              <table:table-cell office:value-type="float" office:value="0.0226666666666667">
                <text:p>0.0226666666666667</text:p>
              </table:table-cell>
              <table:table-cell office:value-type="float" office:value="0.0223333333333333">
                <text:p>0.0223333333333333</text:p>
              </table:table-cell>
              <table:table-cell office:value-type="float" office:value="0.0213333333333333">
                <text:p>0.0213333333333333</text:p>
              </table:table-cell>
              <table:table-cell office:value-type="float" office:value="0.022">
                <text:p>0.022</text:p>
              </table:table-cell>
              <table:table-cell office:value-type="float" office:value="0.021">
                <text:p>0.021</text:p>
              </table:table-cell>
              <table:table-cell office:value-type="float" office:value="0.0216666666666667">
                <text:p>0.0216666666666667</text:p>
              </table:table-cell>
              <table:table-cell office:value-type="float" office:value="0.0216666666666667">
                <text:p>0.0216666666666667</text:p>
              </table:table-cell>
              <table:table-cell office:value-type="float" office:value="0.0193333333333333">
                <text:p>0.0193333333333333</text:p>
              </table:table-cell>
              <table:table-cell office:value-type="float" office:value="0.0216666666666667">
                <text:p>0.0216666666666667</text:p>
              </table:table-cell>
              <table:table-cell office:value-type="float" office:value="0.0203333333333333">
                <text:p>0.0203333333333333</text:p>
              </table:table-cell>
              <table:table-cell office:value-type="float" office:value="0.0213333333333333">
                <text:p>0.0213333333333333</text:p>
              </table:table-cell>
              <table:table-cell office:value-type="float" office:value="0.0206666666666667">
                <text:p>0.0206666666666667</text:p>
              </table:table-cell>
              <table:table-cell office:value-type="float" office:value="0.0206666666666667">
                <text:p>0.0206666666666667</text:p>
              </table:table-cell>
              <table:table-cell office:value-type="float" office:value="0.0206666666666667">
                <text:p>0.0206666666666667</text:p>
              </table:table-cell>
              <table:table-cell office:value-type="float" office:value="0.0196666666666667">
                <text:p>0.0196666666666667</text:p>
              </table:table-cell>
              <table:table-cell office:value-type="float" office:value="0.0203333333333333">
                <text:p>0.0203333333333333</text:p>
              </table:table-cell>
              <table:table-cell office:value-type="float" office:value="0.02">
                <text:p>0.02</text:p>
              </table:table-cell>
              <table:table-cell office:value-type="float" office:value="0.019">
                <text:p>0.019</text:p>
              </table:table-cell>
              <table:table-cell office:value-type="float" office:value="0.0193333333333333">
                <text:p>0.0193333333333333</text:p>
              </table:table-cell>
              <table:table-cell office:value-type="float" office:value="0.0186666666666667">
                <text:p>0.0186666666666667</text:p>
              </table:table-cell>
              <table:table-cell office:value-type="float" office:value="0.0196666666666667">
                <text:p>0.0196666666666667</text:p>
              </table:table-cell>
              <table:table-cell office:value-type="float" office:value="0.019">
                <text:p>0.019</text:p>
              </table:table-cell>
              <table:table-cell office:value-type="float" office:value="0.019">
                <text:p>0.019</text:p>
              </table:table-cell>
              <table:table-cell office:value-type="float" office:value="0.018">
                <text:p>0.018</text:p>
              </table:table-cell>
              <table:table-cell office:value-type="float" office:value="0.018">
                <text:p>0.018</text:p>
              </table:table-cell>
              <table:table-cell office:value-type="float" office:value="0.018">
                <text:p>0.018</text:p>
              </table:table-cell>
              <table:table-cell office:value-type="float" office:value="0.0176666666666667">
                <text:p>0.0176666666666667</text:p>
              </table:table-cell>
              <table:table-cell office:value-type="float" office:value="0.0176666666666667">
                <text:p>0.0176666666666667</text:p>
              </table:table-cell>
              <table:table-cell office:value-type="float" office:value="0.0163333333333333">
                <text:p>0.0163333333333333</text:p>
              </table:table-cell>
              <table:table-cell office:value-type="float" office:value="0.0183333333333333">
                <text:p>0.0183333333333333</text:p>
              </table:table-cell>
              <table:table-cell office:value-type="float" office:value="0.0176666666666667">
                <text:p>0.0176666666666667</text:p>
              </table:table-cell>
              <table:table-cell office:value-type="float" office:value="0.0176666666666667">
                <text:p>0.0176666666666667</text:p>
              </table:table-cell>
              <table:table-cell office:value-type="float" office:value="0.0173333333333333">
                <text:p>0.0173333333333333</text:p>
              </table:table-cell>
              <table:table-cell office:value-type="float" office:value="0.0176666666666667">
                <text:p>0.0176666666666667</text:p>
              </table:table-cell>
              <table:table-cell office:value-type="float" office:value="0.0196666666666667">
                <text:p>0.0196666666666667</text:p>
              </table:table-cell>
              <table:table-cell office:value-type="float" office:value="0.0203333333333333">
                <text:p>0.0203333333333333</text:p>
              </table:table-cell>
              <table:table-cell office:value-type="float" office:value="0.021">
                <text:p>0.021</text:p>
              </table:table-cell>
              <table:table-cell office:value-type="float" office:value="0.0226666666666667">
                <text:p>0.0226666666666667</text:p>
              </table:table-cell>
              <table:table-cell office:value-type="float" office:value="0.0226666666666667">
                <text:p>0.0226666666666667</text:p>
              </table:table-cell>
              <table:table-cell office:value-type="float" office:value="0.0236666666666667">
                <text:p>0.0236666666666667</text:p>
              </table:table-cell>
            </table:table-row>
            <table:table-row>
              <table:table-cell office:value-type="string">
                <text:p>P. putida KT ΔgclR (C+)</text:p>
                <draw:g>
                  <svg:desc>Sheet1.A8:Sheet1.A8</svg:desc>
                </draw:g>
              </table:table-cell>
              <table:table-cell office:value-type="float" office:value="0.0343333333333333">
                <text:p>0.0343333333333333</text:p>
                <draw:g>
                  <svg:desc>Sheet1.B8:Sheet1.CT8</svg:desc>
                </draw:g>
              </table:table-cell>
              <table:table-cell office:value-type="float" office:value="0.0303333333333333">
                <text:p>0.0303333333333333</text:p>
              </table:table-cell>
              <table:table-cell office:value-type="float" office:value="0.0326666666666667">
                <text:p>0.0326666666666667</text:p>
              </table:table-cell>
              <table:table-cell office:value-type="float" office:value="0.031">
                <text:p>0.031</text:p>
              </table:table-cell>
              <table:table-cell office:value-type="float" office:value="0.0313333333333333">
                <text:p>0.0313333333333333</text:p>
              </table:table-cell>
              <table:table-cell office:value-type="float" office:value="0.029">
                <text:p>0.029</text:p>
              </table:table-cell>
              <table:table-cell office:value-type="float" office:value="0.0296666666666667">
                <text:p>0.0296666666666667</text:p>
              </table:table-cell>
              <table:table-cell office:value-type="float" office:value="0.0296666666666667">
                <text:p>0.0296666666666667</text:p>
              </table:table-cell>
              <table:table-cell office:value-type="float" office:value="0.0276666666666667">
                <text:p>0.0276666666666667</text:p>
              </table:table-cell>
              <table:table-cell office:value-type="float" office:value="0.028">
                <text:p>0.028</text:p>
              </table:table-cell>
              <table:table-cell office:value-type="float" office:value="0.028">
                <text:p>0.028</text:p>
              </table:table-cell>
              <table:table-cell office:value-type="float" office:value="0.0286666666666667">
                <text:p>0.0286666666666667</text:p>
              </table:table-cell>
              <table:table-cell office:value-type="float" office:value="0.0273333333333333">
                <text:p>0.0273333333333333</text:p>
              </table:table-cell>
              <table:table-cell office:value-type="float" office:value="0.0273333333333333">
                <text:p>0.0273333333333333</text:p>
              </table:table-cell>
              <table:table-cell office:value-type="float" office:value="0.0263333333333333">
                <text:p>0.0263333333333333</text:p>
              </table:table-cell>
              <table:table-cell office:value-type="float" office:value="0.0273333333333333">
                <text:p>0.0273333333333333</text:p>
              </table:table-cell>
              <table:table-cell office:value-type="float" office:value="0.0286666666666667">
                <text:p>0.0286666666666667</text:p>
              </table:table-cell>
              <table:table-cell office:value-type="float" office:value="0.0306666666666667">
                <text:p>0.0306666666666667</text:p>
              </table:table-cell>
              <table:table-cell office:value-type="float" office:value="0.0323333333333333">
                <text:p>0.0323333333333333</text:p>
              </table:table-cell>
              <table:table-cell office:value-type="float" office:value="0.0353333333333333">
                <text:p>0.0353333333333333</text:p>
              </table:table-cell>
              <table:table-cell office:value-type="float" office:value="0.0386666666666667">
                <text:p>0.0386666666666667</text:p>
              </table:table-cell>
              <table:table-cell office:value-type="float" office:value="0.0436666666666667">
                <text:p>0.0436666666666667</text:p>
              </table:table-cell>
              <table:table-cell office:value-type="float" office:value="0.0516666666666667">
                <text:p>0.0516666666666667</text:p>
              </table:table-cell>
              <table:table-cell office:value-type="float" office:value="0.0613333333333333">
                <text:p>0.0613333333333333</text:p>
              </table:table-cell>
              <table:table-cell office:value-type="float" office:value="0.0703333333333333">
                <text:p>0.0703333333333333</text:p>
              </table:table-cell>
              <table:table-cell office:value-type="float" office:value="0.0853333333333334">
                <text:p>0.0853333333333334</text:p>
              </table:table-cell>
              <table:table-cell office:value-type="float" office:value="0.0943333333333333">
                <text:p>0.0943333333333333</text:p>
              </table:table-cell>
              <table:table-cell office:value-type="float" office:value="0.106333333333333">
                <text:p>0.106333333333333</text:p>
              </table:table-cell>
              <table:table-cell office:value-type="float" office:value="0.124">
                <text:p>0.124</text:p>
              </table:table-cell>
              <table:table-cell office:value-type="float" office:value="0.138666666666667">
                <text:p>0.138666666666667</text:p>
              </table:table-cell>
              <table:table-cell office:value-type="float" office:value="0.153666666666667">
                <text:p>0.153666666666667</text:p>
              </table:table-cell>
              <table:table-cell office:value-type="float" office:value="0.173333333333333">
                <text:p>0.173333333333333</text:p>
              </table:table-cell>
              <table:table-cell office:value-type="float" office:value="0.195333333333333">
                <text:p>0.195333333333333</text:p>
              </table:table-cell>
              <table:table-cell office:value-type="float" office:value="0.219">
                <text:p>0.219</text:p>
              </table:table-cell>
              <table:table-cell office:value-type="float" office:value="0.244">
                <text:p>0.244</text:p>
              </table:table-cell>
              <table:table-cell office:value-type="float" office:value="0.270666666666667">
                <text:p>0.270666666666667</text:p>
              </table:table-cell>
              <table:table-cell office:value-type="float" office:value="0.301333333333333">
                <text:p>0.301333333333333</text:p>
              </table:table-cell>
              <table:table-cell office:value-type="float" office:value="0.329666666666667">
                <text:p>0.329666666666667</text:p>
              </table:table-cell>
              <table:table-cell office:value-type="float" office:value="0.371333333333333">
                <text:p>0.371333333333333</text:p>
              </table:table-cell>
              <table:table-cell office:value-type="float" office:value="0.420333333333333">
                <text:p>0.420333333333333</text:p>
              </table:table-cell>
              <table:table-cell office:value-type="float" office:value="0.463666666666667">
                <text:p>0.463666666666667</text:p>
              </table:table-cell>
              <table:table-cell office:value-type="float" office:value="0.49">
                <text:p>0.49</text:p>
              </table:table-cell>
              <table:table-cell office:value-type="float" office:value="0.527333333333333">
                <text:p>0.527333333333333</text:p>
              </table:table-cell>
              <table:table-cell office:value-type="float" office:value="0.560333333333333">
                <text:p>0.560333333333333</text:p>
              </table:table-cell>
              <table:table-cell office:value-type="float" office:value="0.592666666666667">
                <text:p>0.592666666666667</text:p>
              </table:table-cell>
              <table:table-cell office:value-type="float" office:value="0.622">
                <text:p>0.622</text:p>
              </table:table-cell>
              <table:table-cell office:value-type="float" office:value="0.647">
                <text:p>0.647</text:p>
              </table:table-cell>
              <table:table-cell office:value-type="float" office:value="0.674666666666667">
                <text:p>0.674666666666667</text:p>
              </table:table-cell>
              <table:table-cell office:value-type="float" office:value="0.702">
                <text:p>0.702</text:p>
              </table:table-cell>
              <table:table-cell office:value-type="float" office:value="0.727">
                <text:p>0.727</text:p>
              </table:table-cell>
              <table:table-cell office:value-type="float" office:value="0.763666666666667">
                <text:p>0.763666666666667</text:p>
              </table:table-cell>
              <table:table-cell office:value-type="float" office:value="0.799333333333333">
                <text:p>0.799333333333333</text:p>
              </table:table-cell>
              <table:table-cell office:value-type="float" office:value="0.802666666666667">
                <text:p>0.802666666666667</text:p>
              </table:table-cell>
              <table:table-cell office:value-type="float" office:value="0.819">
                <text:p>0.819</text:p>
              </table:table-cell>
              <table:table-cell office:value-type="float" office:value="0.824666666666667">
                <text:p>0.824666666666667</text:p>
              </table:table-cell>
              <table:table-cell office:value-type="float" office:value="0.814666666666667">
                <text:p>0.814666666666667</text:p>
              </table:table-cell>
              <table:table-cell office:value-type="float" office:value="0.787333333333333">
                <text:p>0.787333333333333</text:p>
              </table:table-cell>
              <table:table-cell office:value-type="float" office:value="0.765333333333333">
                <text:p>0.765333333333333</text:p>
              </table:table-cell>
              <table:table-cell office:value-type="float" office:value="0.776">
                <text:p>0.776</text:p>
              </table:table-cell>
              <table:table-cell office:value-type="float" office:value="0.796666666666667">
                <text:p>0.796666666666667</text:p>
              </table:table-cell>
              <table:table-cell office:value-type="float" office:value="0.801">
                <text:p>0.801</text:p>
              </table:table-cell>
              <table:table-cell office:value-type="float" office:value="0.783333333333333">
                <text:p>0.783333333333333</text:p>
              </table:table-cell>
              <table:table-cell office:value-type="float" office:value="0.784">
                <text:p>0.784</text:p>
              </table:table-cell>
              <table:table-cell office:value-type="float" office:value="0.781">
                <text:p>0.781</text:p>
              </table:table-cell>
              <table:table-cell office:value-type="float" office:value="0.764333333333333">
                <text:p>0.764333333333333</text:p>
              </table:table-cell>
              <table:table-cell office:value-type="float" office:value="0.748333333333333">
                <text:p>0.748333333333333</text:p>
              </table:table-cell>
              <table:table-cell office:value-type="float" office:value="0.741">
                <text:p>0.741</text:p>
              </table:table-cell>
              <table:table-cell office:value-type="float" office:value="0.736">
                <text:p>0.736</text:p>
              </table:table-cell>
              <table:table-cell office:value-type="float" office:value="0.723333333333333">
                <text:p>0.723333333333333</text:p>
              </table:table-cell>
              <table:table-cell office:value-type="float" office:value="0.710666666666667">
                <text:p>0.710666666666667</text:p>
              </table:table-cell>
              <table:table-cell office:value-type="float" office:value="0.696666666666667">
                <text:p>0.696666666666667</text:p>
              </table:table-cell>
              <table:table-cell office:value-type="float" office:value="0.686">
                <text:p>0.686</text:p>
              </table:table-cell>
              <table:table-cell office:value-type="float" office:value="0.677">
                <text:p>0.677</text:p>
              </table:table-cell>
              <table:table-cell office:value-type="float" office:value="0.668">
                <text:p>0.668</text:p>
              </table:table-cell>
              <table:table-cell office:value-type="float" office:value="0.66">
                <text:p>0.66</text:p>
              </table:table-cell>
              <table:table-cell office:value-type="float" office:value="0.654333333333333">
                <text:p>0.654333333333333</text:p>
              </table:table-cell>
              <table:table-cell office:value-type="float" office:value="0.651666666666667">
                <text:p>0.651666666666667</text:p>
              </table:table-cell>
              <table:table-cell office:value-type="float" office:value="0.644">
                <text:p>0.644</text:p>
              </table:table-cell>
              <table:table-cell office:value-type="float" office:value="0.640666666666667">
                <text:p>0.640666666666667</text:p>
              </table:table-cell>
              <table:table-cell office:value-type="float" office:value="0.637333333333333">
                <text:p>0.637333333333333</text:p>
              </table:table-cell>
              <table:table-cell office:value-type="float" office:value="0.633">
                <text:p>0.633</text:p>
              </table:table-cell>
              <table:table-cell office:value-type="float" office:value="0.631333333333333">
                <text:p>0.631333333333333</text:p>
              </table:table-cell>
              <table:table-cell office:value-type="float" office:value="0.627333333333333">
                <text:p>0.627333333333333</text:p>
              </table:table-cell>
              <table:table-cell office:value-type="float" office:value="0.625">
                <text:p>0.625</text:p>
              </table:table-cell>
              <table:table-cell office:value-type="float" office:value="0.62">
                <text:p>0.62</text:p>
              </table:table-cell>
              <table:table-cell office:value-type="float" office:value="0.617666666666667">
                <text:p>0.617666666666667</text:p>
              </table:table-cell>
              <table:table-cell office:value-type="float" office:value="0.618666666666667">
                <text:p>0.618666666666667</text:p>
              </table:table-cell>
              <table:table-cell office:value-type="float" office:value="0.615666666666667">
                <text:p>0.615666666666667</text:p>
              </table:table-cell>
              <table:table-cell office:value-type="float" office:value="0.614">
                <text:p>0.614</text:p>
              </table:table-cell>
              <table:table-cell office:value-type="float" office:value="0.612">
                <text:p>0.612</text:p>
              </table:table-cell>
              <table:table-cell office:value-type="float" office:value="0.609666666666667">
                <text:p>0.609666666666667</text:p>
              </table:table-cell>
              <table:table-cell office:value-type="float" office:value="0.609333333333333">
                <text:p>0.609333333333333</text:p>
              </table:table-cell>
              <table:table-cell office:value-type="float" office:value="0.608">
                <text:p>0.608</text:p>
              </table:table-cell>
              <table:table-cell office:value-type="float" office:value="0.604666666666667">
                <text:p>0.604666666666667</text:p>
              </table:table-cell>
              <table:table-cell office:value-type="float" office:value="0.603333333333333">
                <text:p>0.603333333333333</text:p>
              </table:table-cell>
              <table:table-cell office:value-type="float" office:value="0.601">
                <text:p>0.601</text:p>
              </table:table-cell>
              <table:table-cell office:value-type="float" office:value="0.599666666666667">
                <text:p>0.599666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257cm" svg:height="9.144cm" xlink:href=".." xlink:type="simple" chart:class="chart:scatter" chart:style-name="ch1">
        <chart:title svg:x="4.808cm" svg:y="0.318cm" chart:style-name="ch2">
          <text:p>Crecimiento en EG, OD ini = 0.1</text:p>
        </chart:title>
        <chart:legend chart:legend-position="end" svg:x="11.218cm" svg:y="2.455cm" style:legend-expansion="custom" chartooo:width="4.855cm" chartooo:height="1.595cm" style:legend-expansion-aspect-ratio="3.04388714733542" chart:style-name="ch3"/>
        <chart:plot-area chart:style-name="ch4" table:cell-range-address="Hoja2.B2:Hoja2.CU5" chart:data-source-has-labels="both" svg:x="1.319cm" svg:y="1.305cm" svg:width="9.548cm" svg:height="6.693cm">
          <chartooo:coordinate-region svg:x="2.258cm" svg:y="1.501cm" svg:width="8.413cm" svg:height="5.858cm"/>
          <chart:axis chart:dimension="x" chart:name="primary-x" chart:style-name="ch5" chartooo:axis-type="auto">
            <chart:title svg:x="5.268cm" svg:y="8.181cm" chart:style-name="ch6">
              <text:p>Tiempo (h)</text:p>
            </chart:title>
            <chart:categories table:cell-range-address="Hoja2.C2:Hoja2.CU2"/>
          </chart:axis>
          <chart:axis chart:dimension="y" chart:name="primary-y" chart:style-name="ch5">
            <chart:title svg:x="0.451cm" svg:y="5.026cm" chart:style-name="ch7">
              <text:p>Abs </text:p>
            </chart:title>
            <chart:grid chart:style-name="ch8" chart:class="major"/>
          </chart:axis>
          <chart:series chart:style-name="ch9" chart:values-cell-range-address="Hoja2.C3:Hoja2.CU3" chart:label-cell-address="Hoja2.B3:Hoja2.B3" chart:class="chart:scatter">
            <chart:domain table:cell-range-address="Hoja2.C2:Hoja2.CU2"/>
            <chart:data-point chart:repeated="97"/>
          </chart:series>
          <chart:series chart:style-name="ch10" chart:values-cell-range-address="Hoja2.C4:Hoja2.CU4" chart:label-cell-address="Hoja2.B4:Hoja2.B4" chart:class="chart:scatter">
            <chart:data-point chart:repeated="97"/>
          </chart:series>
          <chart:series chart:style-name="ch11" chart:values-cell-range-address="Hoja2.C5:Hoja2.CU5" chart:label-cell-address="Hoja2.B5:Hoja2.B5" chart:class="chart:scatter">
            <chart:data-point chart:repeated="9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Hoja2.C2:Hoja2.CU2</svg:desc>
                </draw:g>
              </table:table-cell>
              <table:table-cell office:value-type="float" office:value="0.493194444444444">
                <text:p>0.493194444444444</text:p>
              </table:table-cell>
              <table:table-cell office:value-type="float" office:value="0.986444444444444">
                <text:p>0.986444444444444</text:p>
              </table:table-cell>
              <table:table-cell office:value-type="float" office:value="1.47975">
                <text:p>1.47975</text:p>
              </table:table-cell>
              <table:table-cell office:value-type="float" office:value="1.97305555555556">
                <text:p>1.97305555555556</text:p>
              </table:table-cell>
              <table:table-cell office:value-type="float" office:value="2.46638888888889">
                <text:p>2.46638888888889</text:p>
              </table:table-cell>
              <table:table-cell office:value-type="float" office:value="2.95975">
                <text:p>2.95975</text:p>
              </table:table-cell>
              <table:table-cell office:value-type="float" office:value="3.45316666666667">
                <text:p>3.45316666666667</text:p>
              </table:table-cell>
              <table:table-cell office:value-type="float" office:value="3.94658333333333">
                <text:p>3.94658333333333</text:p>
              </table:table-cell>
              <table:table-cell office:value-type="float" office:value="4.43997222222222">
                <text:p>4.43997222222222</text:p>
              </table:table-cell>
              <table:table-cell office:value-type="float" office:value="4.93336111111111">
                <text:p>4.93336111111111</text:p>
              </table:table-cell>
              <table:table-cell office:value-type="float" office:value="5.42675">
                <text:p>5.42675</text:p>
              </table:table-cell>
              <table:table-cell office:value-type="float" office:value="5.92011111111111">
                <text:p>5.92011111111111</text:p>
              </table:table-cell>
              <table:table-cell office:value-type="float" office:value="6.41347222222222">
                <text:p>6.41347222222222</text:p>
              </table:table-cell>
              <table:table-cell office:value-type="float" office:value="6.90680555555556">
                <text:p>6.90680555555556</text:p>
              </table:table-cell>
              <table:table-cell office:value-type="float" office:value="7.40013888888889">
                <text:p>7.40013888888889</text:p>
              </table:table-cell>
              <table:table-cell office:value-type="float" office:value="7.89347222222222">
                <text:p>7.89347222222222</text:p>
              </table:table-cell>
              <table:table-cell office:value-type="float" office:value="8.38680555555556">
                <text:p>8.38680555555556</text:p>
              </table:table-cell>
              <table:table-cell office:value-type="float" office:value="8.88011111111111">
                <text:p>8.88011111111111</text:p>
              </table:table-cell>
              <table:table-cell office:value-type="float" office:value="9.37338888888889">
                <text:p>9.37338888888889</text:p>
              </table:table-cell>
              <table:table-cell office:value-type="float" office:value="9.86669444444444">
                <text:p>9.86669444444444</text:p>
              </table:table-cell>
              <table:table-cell office:value-type="float" office:value="10.36">
                <text:p>10.36</text:p>
              </table:table-cell>
              <table:table-cell office:value-type="float" office:value="10.8533333333333">
                <text:p>10.8533333333333</text:p>
              </table:table-cell>
              <table:table-cell office:value-type="float" office:value="11.3466666666667">
                <text:p>11.3466666666667</text:p>
              </table:table-cell>
              <table:table-cell office:value-type="float" office:value="11.84">
                <text:p>11.84</text:p>
              </table:table-cell>
              <table:table-cell office:value-type="float" office:value="12.3333333333333">
                <text:p>12.3333333333333</text:p>
              </table:table-cell>
              <table:table-cell office:value-type="float" office:value="12.8266666666667">
                <text:p>12.8266666666667</text:p>
              </table:table-cell>
              <table:table-cell office:value-type="float" office:value="13.32">
                <text:p>13.32</text:p>
              </table:table-cell>
              <table:table-cell office:value-type="float" office:value="13.8133333333333">
                <text:p>13.8133333333333</text:p>
              </table:table-cell>
              <table:table-cell office:value-type="float" office:value="14.3066944444444">
                <text:p>14.3066944444444</text:p>
              </table:table-cell>
              <table:table-cell office:value-type="float" office:value="14.8000277777778">
                <text:p>14.8000277777778</text:p>
              </table:table-cell>
              <table:table-cell office:value-type="float" office:value="15.2933611111111">
                <text:p>15.2933611111111</text:p>
              </table:table-cell>
              <table:table-cell office:value-type="float" office:value="15.7866944444444">
                <text:p>15.7866944444444</text:p>
              </table:table-cell>
              <table:table-cell office:value-type="float" office:value="16.2800277777778">
                <text:p>16.2800277777778</text:p>
              </table:table-cell>
              <table:table-cell office:value-type="float" office:value="16.7733611111111">
                <text:p>16.7733611111111</text:p>
              </table:table-cell>
              <table:table-cell office:value-type="float" office:value="17.2666944444444">
                <text:p>17.2666944444444</text:p>
              </table:table-cell>
              <table:table-cell office:value-type="float" office:value="17.7600277777778">
                <text:p>17.7600277777778</text:p>
              </table:table-cell>
              <table:table-cell office:value-type="float" office:value="18.2533611111111">
                <text:p>18.2533611111111</text:p>
              </table:table-cell>
              <table:table-cell office:value-type="float" office:value="18.7466666666667">
                <text:p>18.7466666666667</text:p>
              </table:table-cell>
              <table:table-cell office:value-type="float" office:value="19.2398888888889">
                <text:p>19.2398888888889</text:p>
              </table:table-cell>
              <table:table-cell office:value-type="float" office:value="19.7331666666667">
                <text:p>19.7331666666667</text:p>
              </table:table-cell>
              <table:table-cell office:value-type="float" office:value="20.2263888888889">
                <text:p>20.2263888888889</text:p>
              </table:table-cell>
              <table:table-cell office:value-type="float" office:value="20.7196666666667">
                <text:p>20.7196666666667</text:p>
              </table:table-cell>
              <table:table-cell office:value-type="float" office:value="21.2128611111111">
                <text:p>21.2128611111111</text:p>
              </table:table-cell>
              <table:table-cell office:value-type="float" office:value="21.7060555555556">
                <text:p>21.7060555555556</text:p>
              </table:table-cell>
              <table:table-cell office:value-type="float" office:value="22.1992222222222">
                <text:p>22.1992222222222</text:p>
              </table:table-cell>
              <table:table-cell office:value-type="float" office:value="22.6924166666667">
                <text:p>22.6924166666667</text:p>
              </table:table-cell>
              <table:table-cell office:value-type="float" office:value="23.1856111111111">
                <text:p>23.1856111111111</text:p>
              </table:table-cell>
              <table:table-cell office:value-type="float" office:value="23.6788055555556">
                <text:p>23.6788055555556</text:p>
              </table:table-cell>
              <table:table-cell office:value-type="float" office:value="24.1720555555556">
                <text:p>24.1720555555556</text:p>
              </table:table-cell>
              <table:table-cell office:value-type="float" office:value="24.6653055555556">
                <text:p>24.6653055555556</text:p>
              </table:table-cell>
              <table:table-cell office:value-type="float" office:value="25.1585555555556">
                <text:p>25.1585555555556</text:p>
              </table:table-cell>
              <table:table-cell office:value-type="float" office:value="25.6518055555556">
                <text:p>25.6518055555556</text:p>
              </table:table-cell>
              <table:table-cell office:value-type="float" office:value="26.1450833333333">
                <text:p>26.1450833333333</text:p>
              </table:table-cell>
              <table:table-cell office:value-type="float" office:value="26.6383611111111">
                <text:p>26.6383611111111</text:p>
              </table:table-cell>
              <table:table-cell office:value-type="float" office:value="27.1316666666667">
                <text:p>27.1316666666667</text:p>
              </table:table-cell>
              <table:table-cell office:value-type="float" office:value="27.6249722222222">
                <text:p>27.6249722222222</text:p>
              </table:table-cell>
              <table:table-cell office:value-type="float" office:value="28.1183055555556">
                <text:p>28.1183055555556</text:p>
              </table:table-cell>
              <table:table-cell office:value-type="float" office:value="28.6116388888889">
                <text:p>28.6116388888889</text:p>
              </table:table-cell>
              <table:table-cell office:value-type="float" office:value="29.1049722222222">
                <text:p>29.1049722222222</text:p>
              </table:table-cell>
              <table:table-cell office:value-type="float" office:value="29.5983055555556">
                <text:p>29.5983055555556</text:p>
              </table:table-cell>
              <table:table-cell office:value-type="float" office:value="30.0916388888889">
                <text:p>30.0916388888889</text:p>
              </table:table-cell>
              <table:table-cell office:value-type="float" office:value="30.5849444444444">
                <text:p>30.5849444444444</text:p>
              </table:table-cell>
              <table:table-cell office:value-type="float" office:value="31.0782222222222">
                <text:p>31.0782222222222</text:p>
              </table:table-cell>
              <table:table-cell office:value-type="float" office:value="31.5715">
                <text:p>31.5715</text:p>
              </table:table-cell>
              <table:table-cell office:value-type="float" office:value="32.06475">
                <text:p>32.06475</text:p>
              </table:table-cell>
              <table:table-cell office:value-type="float" office:value="32.558">
                <text:p>32.558</text:p>
              </table:table-cell>
              <table:table-cell office:value-type="float" office:value="33.0511944444444">
                <text:p>33.0511944444444</text:p>
              </table:table-cell>
              <table:table-cell office:value-type="float" office:value="33.5444166666667">
                <text:p>33.5444166666667</text:p>
              </table:table-cell>
              <table:table-cell office:value-type="float" office:value="34.0376944444444">
                <text:p>34.0376944444444</text:p>
              </table:table-cell>
              <table:table-cell office:value-type="float" office:value="34.5309166666667">
                <text:p>34.5309166666667</text:p>
              </table:table-cell>
              <table:table-cell office:value-type="float" office:value="35.0241944444444">
                <text:p>35.0241944444444</text:p>
              </table:table-cell>
              <table:table-cell office:value-type="float" office:value="35.5174444444444">
                <text:p>35.5174444444444</text:p>
              </table:table-cell>
              <table:table-cell office:value-type="float" office:value="36.0106944444444">
                <text:p>36.0106944444444</text:p>
              </table:table-cell>
              <table:table-cell office:value-type="float" office:value="36.5039444444445">
                <text:p>36.5039444444445</text:p>
              </table:table-cell>
              <table:table-cell office:value-type="float" office:value="36.9971944444444">
                <text:p>36.9971944444444</text:p>
              </table:table-cell>
              <table:table-cell office:value-type="float" office:value="37.4904444444444">
                <text:p>37.4904444444444</text:p>
              </table:table-cell>
              <table:table-cell office:value-type="float" office:value="37.9837222222222">
                <text:p>37.9837222222222</text:p>
              </table:table-cell>
              <table:table-cell office:value-type="float" office:value="38.4769722222222">
                <text:p>38.4769722222222</text:p>
              </table:table-cell>
              <table:table-cell office:value-type="float" office:value="38.9702222222222">
                <text:p>38.9702222222222</text:p>
              </table:table-cell>
              <table:table-cell office:value-type="float" office:value="39.4634722222222">
                <text:p>39.4634722222222</text:p>
              </table:table-cell>
              <table:table-cell office:value-type="float" office:value="39.9567222222222">
                <text:p>39.9567222222222</text:p>
              </table:table-cell>
              <table:table-cell office:value-type="float" office:value="40.4499444444444">
                <text:p>40.4499444444444</text:p>
              </table:table-cell>
              <table:table-cell office:value-type="float" office:value="40.9431944444444">
                <text:p>40.9431944444444</text:p>
              </table:table-cell>
              <table:table-cell office:value-type="float" office:value="41.4364444444445">
                <text:p>41.4364444444445</text:p>
              </table:table-cell>
              <table:table-cell office:value-type="float" office:value="41.9296944444444">
                <text:p>41.9296944444444</text:p>
              </table:table-cell>
              <table:table-cell office:value-type="float" office:value="42.4228611111111">
                <text:p>42.4228611111111</text:p>
              </table:table-cell>
              <table:table-cell office:value-type="float" office:value="42.9159722222222">
                <text:p>42.9159722222222</text:p>
              </table:table-cell>
              <table:table-cell office:value-type="float" office:value="43.4090555555556">
                <text:p>43.4090555555556</text:p>
              </table:table-cell>
              <table:table-cell office:value-type="float" office:value="43.9020833333333">
                <text:p>43.9020833333333</text:p>
              </table:table-cell>
              <table:table-cell office:value-type="float" office:value="44.3950833333333">
                <text:p>44.3950833333333</text:p>
              </table:table-cell>
              <table:table-cell office:value-type="float" office:value="44.8880555555556">
                <text:p>44.8880555555556</text:p>
              </table:table-cell>
              <table:table-cell office:value-type="float" office:value="45.3810277777778">
                <text:p>45.3810277777778</text:p>
              </table:table-cell>
              <table:table-cell office:value-type="float" office:value="45.8740277777778">
                <text:p>45.8740277777778</text:p>
              </table:table-cell>
              <table:table-cell office:value-type="float" office:value="46.3670555555556">
                <text:p>46.3670555555556</text:p>
              </table:table-cell>
              <table:table-cell office:value-type="float" office:value="46.8600833333333">
                <text:p>46.8600833333333</text:p>
              </table:table-cell>
              <table:table-cell office:value-type="float" office:value="47.3531666666667">
                <text:p>47.3531666666667</text:p>
              </table:table-cell>
            </table:table-row>
          </table:table-header-rows>
          <table:table-rows>
            <table:table-row>
              <table:table-cell office:value-type="string">
                <text:p>P. putida KT 2440 (C-)</text:p>
                <draw:g>
                  <svg:desc>Hoja2.B3:Hoja2.B3</svg:desc>
                </draw:g>
              </table:table-cell>
              <table:table-cell office:value-type="float" office:value="0.034">
                <text:p>0.034</text:p>
                <draw:g>
                  <svg:desc>Hoja2.C3:Hoja2.CU3</svg:desc>
                </draw:g>
              </table:table-cell>
              <table:table-cell office:value-type="float" office:value="0.036">
                <text:p>0.036</text:p>
              </table:table-cell>
              <table:table-cell office:value-type="float" office:value="0.035">
                <text:p>0.035</text:p>
              </table:table-cell>
              <table:table-cell office:value-type="float" office:value="0.0323333333333333">
                <text:p>0.0323333333333333</text:p>
              </table:table-cell>
              <table:table-cell office:value-type="float" office:value="0.0316666666666667">
                <text:p>0.0316666666666667</text:p>
              </table:table-cell>
              <table:table-cell office:value-type="float" office:value="0.0306666666666667">
                <text:p>0.0306666666666667</text:p>
              </table:table-cell>
              <table:table-cell office:value-type="float" office:value="0.0303333333333333">
                <text:p>0.0303333333333333</text:p>
              </table:table-cell>
              <table:table-cell office:value-type="float" office:value="0.028">
                <text:p>0.028</text:p>
              </table:table-cell>
              <table:table-cell office:value-type="float" office:value="0.0286666666666667">
                <text:p>0.0286666666666667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028">
                <text:p>0.028</text:p>
              </table:table-cell>
              <table:table-cell office:value-type="float" office:value="0.0276666666666667">
                <text:p>0.0276666666666667</text:p>
              </table:table-cell>
              <table:table-cell office:value-type="float" office:value="0.0276666666666667">
                <text:p>0.0276666666666667</text:p>
              </table:table-cell>
              <table:table-cell office:value-type="float" office:value="0.0276666666666667">
                <text:p>0.0276666666666667</text:p>
              </table:table-cell>
              <table:table-cell office:value-type="float" office:value="0.027">
                <text:p>0.027</text:p>
              </table:table-cell>
              <table:table-cell office:value-type="float" office:value="0.0273333333333333">
                <text:p>0.0273333333333333</text:p>
              </table:table-cell>
              <table:table-cell office:value-type="float" office:value="0.027">
                <text:p>0.027</text:p>
              </table:table-cell>
              <table:table-cell office:value-type="float" office:value="0.0276666666666667">
                <text:p>0.0276666666666667</text:p>
              </table:table-cell>
              <table:table-cell office:value-type="float" office:value="0.0283333333333333">
                <text:p>0.0283333333333333</text:p>
              </table:table-cell>
              <table:table-cell office:value-type="float" office:value="0.0263333333333333">
                <text:p>0.0263333333333333</text:p>
              </table:table-cell>
              <table:table-cell office:value-type="float" office:value="0.027">
                <text:p>0.027</text:p>
              </table:table-cell>
              <table:table-cell office:value-type="float" office:value="0.0276666666666667">
                <text:p>0.0276666666666667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  <table:table-cell office:value-type="float" office:value="0.0246666666666667">
                <text:p>0.0246666666666667</text:p>
              </table:table-cell>
              <table:table-cell office:value-type="float" office:value="0.025">
                <text:p>0.025</text:p>
              </table:table-cell>
              <table:table-cell office:value-type="float" office:value="0.0236666666666667">
                <text:p>0.0236666666666667</text:p>
              </table:table-cell>
              <table:table-cell office:value-type="float" office:value="0.0246666666666667">
                <text:p>0.0246666666666667</text:p>
              </table:table-cell>
              <table:table-cell office:value-type="float" office:value="0.024">
                <text:p>0.024</text:p>
              </table:table-cell>
              <table:table-cell office:value-type="float" office:value="0.0236666666666667">
                <text:p>0.0236666666666667</text:p>
              </table:table-cell>
              <table:table-cell office:value-type="float" office:value="0.026">
                <text:p>0.026</text:p>
              </table:table-cell>
              <table:table-cell office:value-type="float" office:value="0.0236666666666667">
                <text:p>0.0236666666666667</text:p>
              </table:table-cell>
              <table:table-cell office:value-type="float" office:value="0.0253333333333333">
                <text:p>0.0253333333333333</text:p>
              </table:table-cell>
              <table:table-cell office:value-type="float" office:value="0.0236666666666667">
                <text:p>0.0236666666666667</text:p>
              </table:table-cell>
              <table:table-cell office:value-type="float" office:value="0.023">
                <text:p>0.023</text:p>
              </table:table-cell>
              <table:table-cell office:value-type="float" office:value="0.0213333333333333">
                <text:p>0.0213333333333333</text:p>
              </table:table-cell>
              <table:table-cell office:value-type="float" office:value="0.021">
                <text:p>0.021</text:p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0.0213333333333333">
                <text:p>0.0213333333333333</text:p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0.0216666666666667">
                <text:p>0.0216666666666667</text:p>
              </table:table-cell>
              <table:table-cell office:value-type="float" office:value="0.021">
                <text:p>0.021</text:p>
              </table:table-cell>
              <table:table-cell office:value-type="float" office:value="0.023">
                <text:p>0.023</text:p>
              </table:table-cell>
              <table:table-cell office:value-type="float" office:value="0.0226666666666667">
                <text:p>0.0226666666666667</text:p>
              </table:table-cell>
              <table:table-cell office:value-type="float" office:value="0.0213333333333333">
                <text:p>0.0213333333333333</text:p>
              </table:table-cell>
              <table:table-cell office:value-type="float" office:value="0.022">
                <text:p>0.022</text:p>
              </table:table-cell>
              <table:table-cell office:value-type="float" office:value="0.0206666666666666">
                <text:p>0.0206666666666666</text:p>
              </table:table-cell>
              <table:table-cell office:value-type="float" office:value="0.0196666666666667">
                <text:p>0.0196666666666667</text:p>
              </table:table-cell>
              <table:table-cell office:value-type="float" office:value="0.0213333333333333">
                <text:p>0.0213333333333333</text:p>
              </table:table-cell>
              <table:table-cell office:value-type="float" office:value="0.0206666666666666">
                <text:p>0.0206666666666666</text:p>
              </table:table-cell>
              <table:table-cell office:value-type="float" office:value="0.0206666666666666">
                <text:p>0.0206666666666666</text:p>
              </table:table-cell>
              <table:table-cell office:value-type="float" office:value="0.0213333333333333">
                <text:p>0.0213333333333333</text:p>
              </table:table-cell>
              <table:table-cell office:value-type="float" office:value="0.019">
                <text:p>0.019</text:p>
              </table:table-cell>
              <table:table-cell office:value-type="float" office:value="0.0186666666666667">
                <text:p>0.0186666666666667</text:p>
              </table:table-cell>
              <table:table-cell office:value-type="float" office:value="0.019">
                <text:p>0.019</text:p>
              </table:table-cell>
              <table:table-cell office:value-type="float" office:value="0.0196666666666667">
                <text:p>0.0196666666666667</text:p>
              </table:table-cell>
              <table:table-cell office:value-type="float" office:value="0.0186666666666667">
                <text:p>0.0186666666666667</text:p>
              </table:table-cell>
              <table:table-cell office:value-type="float" office:value="0.0173333333333333">
                <text:p>0.0173333333333333</text:p>
              </table:table-cell>
              <table:table-cell office:value-type="float" office:value="0.0176666666666667">
                <text:p>0.0176666666666667</text:p>
              </table:table-cell>
              <table:table-cell office:value-type="float" office:value="0.019">
                <text:p>0.019</text:p>
              </table:table-cell>
              <table:table-cell office:value-type="float" office:value="0.018">
                <text:p>0.018</text:p>
              </table:table-cell>
              <table:table-cell office:value-type="float" office:value="0.017">
                <text:p>0.017</text:p>
              </table:table-cell>
              <table:table-cell office:value-type="float" office:value="0.0173333333333333">
                <text:p>0.0173333333333333</text:p>
              </table:table-cell>
              <table:table-cell office:value-type="float" office:value="0.0193333333333333">
                <text:p>0.0193333333333333</text:p>
              </table:table-cell>
              <table:table-cell office:value-type="float" office:value="0.0176666666666667">
                <text:p>0.0176666666666667</text:p>
              </table:table-cell>
              <table:table-cell office:value-type="float" office:value="0.0173333333333333">
                <text:p>0.0173333333333333</text:p>
              </table:table-cell>
              <table:table-cell office:value-type="float" office:value="0.019">
                <text:p>0.019</text:p>
              </table:table-cell>
              <table:table-cell office:value-type="float" office:value="0.0173333333333333">
                <text:p>0.0173333333333333</text:p>
              </table:table-cell>
              <table:table-cell office:value-type="float" office:value="0.0173333333333333">
                <text:p>0.0173333333333333</text:p>
              </table:table-cell>
              <table:table-cell office:value-type="float" office:value="0.0176666666666667">
                <text:p>0.0176666666666667</text:p>
              </table:table-cell>
              <table:table-cell office:value-type="float" office:value="0.0183333333333333">
                <text:p>0.0183333333333333</text:p>
              </table:table-cell>
              <table:table-cell office:value-type="float" office:value="0.0183333333333333">
                <text:p>0.0183333333333333</text:p>
              </table:table-cell>
              <table:table-cell office:value-type="float" office:value="0.017">
                <text:p>0.017</text:p>
              </table:table-cell>
              <table:table-cell office:value-type="float" office:value="0.016">
                <text:p>0.016</text:p>
              </table:table-cell>
              <table:table-cell office:value-type="float" office:value="0.015">
                <text:p>0.015</text:p>
              </table:table-cell>
              <table:table-cell office:value-type="float" office:value="0.0176666666666667">
                <text:p>0.0176666666666667</text:p>
              </table:table-cell>
              <table:table-cell office:value-type="float" office:value="0.0173333333333333">
                <text:p>0.0173333333333333</text:p>
              </table:table-cell>
              <table:table-cell office:value-type="float" office:value="0.0153333333333333">
                <text:p>0.0153333333333333</text:p>
              </table:table-cell>
              <table:table-cell office:value-type="float" office:value="0.0156666666666666">
                <text:p>0.0156666666666666</text:p>
              </table:table-cell>
              <table:table-cell office:value-type="float" office:value="0.0156666666666666">
                <text:p>0.0156666666666666</text:p>
              </table:table-cell>
              <table:table-cell office:value-type="float" office:value="0.016">
                <text:p>0.016</text:p>
              </table:table-cell>
              <table:table-cell office:value-type="float" office:value="0.0156666666666667">
                <text:p>0.0156666666666667</text:p>
              </table:table-cell>
              <table:table-cell office:value-type="float" office:value="0.0153333333333333">
                <text:p>0.0153333333333333</text:p>
              </table:table-cell>
              <table:table-cell office:value-type="float" office:value="0.0153333333333333">
                <text:p>0.0153333333333333</text:p>
              </table:table-cell>
              <table:table-cell office:value-type="float" office:value="0.0146666666666667">
                <text:p>0.0146666666666667</text:p>
              </table:table-cell>
              <table:table-cell office:value-type="float" office:value="0.016">
                <text:p>0.016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14">
                <text:p>0.014</text:p>
              </table:table-cell>
              <table:table-cell office:value-type="float" office:value="0.0153333333333333">
                <text:p>0.0153333333333333</text:p>
              </table:table-cell>
              <table:table-cell office:value-type="float" office:value="0.0163333333333333">
                <text:p>0.0163333333333333</text:p>
              </table:table-cell>
              <table:table-cell office:value-type="float" office:value="0.0156666666666667">
                <text:p>0.0156666666666667</text:p>
              </table:table-cell>
              <table:table-cell office:value-type="float" office:value="0.0153333333333333">
                <text:p>0.0153333333333333</text:p>
              </table:table-cell>
              <table:table-cell office:value-type="float" office:value="0.016">
                <text:p>0.016</text:p>
              </table:table-cell>
              <table:table-cell office:value-type="float" office:value="0.0136666666666667">
                <text:p>0.0136666666666667</text:p>
              </table:table-cell>
              <table:table-cell office:value-type="float" office:value="0.0143333333333333">
                <text:p>0.0143333333333333</text:p>
              </table:table-cell>
            </table:table-row>
            <table:table-row>
              <table:table-cell office:value-type="string">
                <text:p>P. putida KT 2440 (Lv1-v1)</text:p>
                <draw:g>
                  <svg:desc>Hoja2.B4:Hoja2.B4</svg:desc>
                </draw:g>
              </table:table-cell>
              <table:table-cell office:value-type="float" office:value="0.00633333333333333">
                <text:p>0.00633333333333333</text:p>
                <draw:g>
                  <svg:desc>Hoja2.C4:Hoja2.CU4</svg:desc>
                </draw:g>
              </table:table-cell>
              <table:table-cell office:value-type="float" office:value="0.0296666666666667">
                <text:p>0.0296666666666667</text:p>
              </table:table-cell>
              <table:table-cell office:value-type="float" office:value="0.0273333333333333">
                <text:p>0.0273333333333333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0256666666666667">
                <text:p>0.0256666666666667</text:p>
              </table:table-cell>
              <table:table-cell office:value-type="float" office:value="0.024">
                <text:p>0.024</text:p>
              </table:table-cell>
              <table:table-cell office:value-type="float" office:value="0.0236666666666667">
                <text:p>0.0236666666666667</text:p>
              </table:table-cell>
              <table:table-cell office:value-type="float" office:value="0.023">
                <text:p>0.023</text:p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0.022">
                <text:p>0.022</text:p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0.0226666666666667">
                <text:p>0.0226666666666667</text:p>
              </table:table-cell>
              <table:table-cell office:value-type="float" office:value="0.0216666666666667">
                <text:p>0.0216666666666667</text:p>
              </table:table-cell>
              <table:table-cell office:value-type="float" office:value="0.0213333333333333">
                <text:p>0.0213333333333333</text:p>
              </table:table-cell>
              <table:table-cell office:value-type="float" office:value="0.0213333333333333">
                <text:p>0.0213333333333333</text:p>
              </table:table-cell>
              <table:table-cell office:value-type="float" office:value="0.021">
                <text:p>0.021</text:p>
              </table:table-cell>
              <table:table-cell office:value-type="float" office:value="0.0213333333333333">
                <text:p>0.0213333333333333</text:p>
              </table:table-cell>
              <table:table-cell office:value-type="float" office:value="0.0216666666666667">
                <text:p>0.0216666666666667</text:p>
              </table:table-cell>
              <table:table-cell office:value-type="float" office:value="0.023">
                <text:p>0.023</text:p>
              </table:table-cell>
              <table:table-cell office:value-type="float" office:value="0.0206666666666666">
                <text:p>0.0206666666666666</text:p>
              </table:table-cell>
              <table:table-cell office:value-type="float" office:value="0.0216666666666667">
                <text:p>0.0216666666666667</text:p>
              </table:table-cell>
              <table:table-cell office:value-type="float" office:value="0.023">
                <text:p>0.023</text:p>
              </table:table-cell>
              <table:table-cell office:value-type="float" office:value="0.0203333333333333">
                <text:p>0.0203333333333333</text:p>
              </table:table-cell>
              <table:table-cell office:value-type="float" office:value="0.021">
                <text:p>0.021</text:p>
              </table:table-cell>
              <table:table-cell office:value-type="float" office:value="0.019">
                <text:p>0.019</text:p>
              </table:table-cell>
              <table:table-cell office:value-type="float" office:value="0.0206666666666666">
                <text:p>0.0206666666666666</text:p>
              </table:table-cell>
              <table:table-cell office:value-type="float" office:value="0.0193333333333333">
                <text:p>0.0193333333333333</text:p>
              </table:table-cell>
              <table:table-cell office:value-type="float" office:value="0.0213333333333333">
                <text:p>0.0213333333333333</text:p>
              </table:table-cell>
              <table:table-cell office:value-type="float" office:value="0.02">
                <text:p>0.02</text:p>
              </table:table-cell>
              <table:table-cell office:value-type="float" office:value="0.0186666666666667">
                <text:p>0.0186666666666667</text:p>
              </table:table-cell>
              <table:table-cell office:value-type="float" office:value="0.021">
                <text:p>0.021</text:p>
              </table:table-cell>
              <table:table-cell office:value-type="float" office:value="0.021">
                <text:p>0.021</text:p>
              </table:table-cell>
              <table:table-cell office:value-type="float" office:value="0.0213333333333333">
                <text:p>0.0213333333333333</text:p>
              </table:table-cell>
              <table:table-cell office:value-type="float" office:value="0.0193333333333333">
                <text:p>0.0193333333333333</text:p>
              </table:table-cell>
              <table:table-cell office:value-type="float" office:value="0.019">
                <text:p>0.019</text:p>
              </table:table-cell>
              <table:table-cell office:value-type="float" office:value="0.019">
                <text:p>0.019</text:p>
              </table:table-cell>
              <table:table-cell office:value-type="float" office:value="0.018">
                <text:p>0.018</text:p>
              </table:table-cell>
              <table:table-cell office:value-type="float" office:value="0.02">
                <text:p>0.02</text:p>
              </table:table-cell>
              <table:table-cell office:value-type="float" office:value="0.0176666666666667">
                <text:p>0.0176666666666667</text:p>
              </table:table-cell>
              <table:table-cell office:value-type="float" office:value="0.0203333333333333">
                <text:p>0.0203333333333333</text:p>
              </table:table-cell>
              <table:table-cell office:value-type="float" office:value="0.0186666666666667">
                <text:p>0.0186666666666667</text:p>
              </table:table-cell>
              <table:table-cell office:value-type="float" office:value="0.0186666666666667">
                <text:p>0.0186666666666667</text:p>
              </table:table-cell>
              <table:table-cell office:value-type="float" office:value="0.0203333333333333">
                <text:p>0.0203333333333333</text:p>
              </table:table-cell>
              <table:table-cell office:value-type="float" office:value="0.0196666666666667">
                <text:p>0.0196666666666667</text:p>
              </table:table-cell>
              <table:table-cell office:value-type="float" office:value="0.019">
                <text:p>0.019</text:p>
              </table:table-cell>
              <table:table-cell office:value-type="float" office:value="0.019">
                <text:p>0.019</text:p>
              </table:table-cell>
              <table:table-cell office:value-type="float" office:value="0.019">
                <text:p>0.019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19">
                <text:p>0.019</text:p>
              </table:table-cell>
              <table:table-cell office:value-type="float" office:value="0.0173333333333333">
                <text:p>0.0173333333333333</text:p>
              </table:table-cell>
              <table:table-cell office:value-type="float" office:value="0.0186666666666667">
                <text:p>0.0186666666666667</text:p>
              </table:table-cell>
              <table:table-cell office:value-type="float" office:value="0.0186666666666667">
                <text:p>0.0186666666666667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156666666666666">
                <text:p>0.0156666666666666</text:p>
              </table:table-cell>
              <table:table-cell office:value-type="float" office:value="0.0163333333333333">
                <text:p>0.0163333333333333</text:p>
              </table:table-cell>
              <table:table-cell office:value-type="float" office:value="0.0163333333333333">
                <text:p>0.0163333333333333</text:p>
              </table:table-cell>
              <table:table-cell office:value-type="float" office:value="0.016">
                <text:p>0.016</text:p>
              </table:table-cell>
              <table:table-cell office:value-type="float" office:value="0.015">
                <text:p>0.015</text:p>
              </table:table-cell>
              <table:table-cell office:value-type="float" office:value="0.016">
                <text:p>0.016</text:p>
              </table:table-cell>
              <table:table-cell office:value-type="float" office:value="0.0173333333333333">
                <text:p>0.0173333333333333</text:p>
              </table:table-cell>
              <table:table-cell office:value-type="float" office:value="0.017">
                <text:p>0.017</text:p>
              </table:table-cell>
              <table:table-cell office:value-type="float" office:value="0.0156666666666666">
                <text:p>0.0156666666666666</text:p>
              </table:table-cell>
              <table:table-cell office:value-type="float" office:value="0.0156666666666666">
                <text:p>0.0156666666666666</text:p>
              </table:table-cell>
              <table:table-cell office:value-type="float" office:value="0.0173333333333333">
                <text:p>0.0173333333333333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156666666666666">
                <text:p>0.0156666666666666</text:p>
              </table:table-cell>
              <table:table-cell office:value-type="float" office:value="0.018">
                <text:p>0.018</text:p>
              </table:table-cell>
              <table:table-cell office:value-type="float" office:value="0.0163333333333333">
                <text:p>0.0163333333333333</text:p>
              </table:table-cell>
              <table:table-cell office:value-type="float" office:value="0.016">
                <text:p>0.016</text:p>
              </table:table-cell>
              <table:table-cell office:value-type="float" office:value="0.0163333333333333">
                <text:p>0.0163333333333333</text:p>
              </table:table-cell>
              <table:table-cell office:value-type="float" office:value="0.0176666666666667">
                <text:p>0.0176666666666667</text:p>
              </table:table-cell>
              <table:table-cell office:value-type="float" office:value="0.0186666666666667">
                <text:p>0.0186666666666667</text:p>
              </table:table-cell>
              <table:table-cell office:value-type="float" office:value="0.0186666666666667">
                <text:p>0.0186666666666667</text:p>
              </table:table-cell>
              <table:table-cell office:value-type="float" office:value="0.0173333333333333">
                <text:p>0.0173333333333333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183333333333333">
                <text:p>0.0183333333333333</text:p>
              </table:table-cell>
              <table:table-cell office:value-type="float" office:value="0.0186666666666667">
                <text:p>0.0186666666666667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17">
                <text:p>0.017</text:p>
              </table:table-cell>
              <table:table-cell office:value-type="float" office:value="0.017">
                <text:p>0.017</text:p>
              </table:table-cell>
              <table:table-cell office:value-type="float" office:value="0.0176666666666667">
                <text:p>0.0176666666666667</text:p>
              </table:table-cell>
              <table:table-cell office:value-type="float" office:value="0.0183333333333333">
                <text:p>0.0183333333333333</text:p>
              </table:table-cell>
              <table:table-cell office:value-type="float" office:value="0.018">
                <text:p>0.018</text:p>
              </table:table-cell>
              <table:table-cell office:value-type="float" office:value="0.017">
                <text:p>0.017</text:p>
              </table:table-cell>
              <table:table-cell office:value-type="float" office:value="0.016">
                <text:p>0.016</text:p>
              </table:table-cell>
              <table:table-cell office:value-type="float" office:value="0.017">
                <text:p>0.017</text:p>
              </table:table-cell>
              <table:table-cell office:value-type="float" office:value="0.016">
                <text:p>0.016</text:p>
              </table:table-cell>
              <table:table-cell office:value-type="float" office:value="0.018">
                <text:p>0.018</text:p>
              </table:table-cell>
              <table:table-cell office:value-type="float" office:value="0.016">
                <text:p>0.016</text:p>
              </table:table-cell>
              <table:table-cell office:value-type="float" office:value="0.0156666666666666">
                <text:p>0.0156666666666666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17">
                <text:p>0.017</text:p>
              </table:table-cell>
              <table:table-cell office:value-type="float" office:value="0.0173333333333333">
                <text:p>0.0173333333333333</text:p>
              </table:table-cell>
              <table:table-cell office:value-type="float" office:value="0.016">
                <text:p>0.016</text:p>
              </table:table-cell>
              <table:table-cell office:value-type="float" office:value="0.0173333333333333">
                <text:p>0.0173333333333333</text:p>
              </table:table-cell>
              <table:table-cell office:value-type="float" office:value="0.0156666666666666">
                <text:p>0.0156666666666666</text:p>
              </table:table-cell>
              <table:table-cell office:value-type="float" office:value="0.0163333333333333">
                <text:p>0.0163333333333333</text:p>
              </table:table-cell>
            </table:table-row>
            <table:table-row>
              <table:table-cell office:value-type="string">
                <text:p>P. putida KT ΔgclR (C+)</text:p>
                <draw:g>
                  <svg:desc>Hoja2.B5:Hoja2.B5</svg:desc>
                </draw:g>
              </table:table-cell>
              <table:table-cell office:value-type="float" office:value="0.00366666666666668">
                <text:p>0.00366666666666668</text:p>
                <draw:g>
                  <svg:desc>Hoja2.C5:Hoja2.CU5</svg:desc>
                </draw:g>
              </table:table-cell>
              <table:table-cell office:value-type="float" office:value="0.026">
                <text:p>0.026</text:p>
              </table:table-cell>
              <table:table-cell office:value-type="float" office:value="0.0236666666666667">
                <text:p>0.0236666666666667</text:p>
              </table:table-cell>
              <table:table-cell office:value-type="float" office:value="0.0226666666666667">
                <text:p>0.0226666666666667</text:p>
              </table:table-cell>
              <table:table-cell office:value-type="float" office:value="0.0206666666666666">
                <text:p>0.0206666666666666</text:p>
              </table:table-cell>
              <table:table-cell office:value-type="float" office:value="0.019">
                <text:p>0.019</text:p>
              </table:table-cell>
              <table:table-cell office:value-type="float" office:value="0.0183333333333333">
                <text:p>0.0183333333333333</text:p>
              </table:table-cell>
              <table:table-cell office:value-type="float" office:value="0.018">
                <text:p>0.018</text:p>
              </table:table-cell>
              <table:table-cell office:value-type="float" office:value="0.018">
                <text:p>0.018</text:p>
              </table:table-cell>
              <table:table-cell office:value-type="float" office:value="0.0173333333333333">
                <text:p>0.0173333333333333</text:p>
              </table:table-cell>
              <table:table-cell office:value-type="float" office:value="0.019">
                <text:p>0.019</text:p>
              </table:table-cell>
              <table:table-cell office:value-type="float" office:value="0.0183333333333333">
                <text:p>0.0183333333333333</text:p>
              </table:table-cell>
              <table:table-cell office:value-type="float" office:value="0.0183333333333333">
                <text:p>0.0183333333333333</text:p>
              </table:table-cell>
              <table:table-cell office:value-type="float" office:value="0.0186666666666667">
                <text:p>0.0186666666666667</text:p>
              </table:table-cell>
              <table:table-cell office:value-type="float" office:value="0.0196666666666667">
                <text:p>0.0196666666666667</text:p>
              </table:table-cell>
              <table:table-cell office:value-type="float" office:value="0.02">
                <text:p>0.02</text:p>
              </table:table-cell>
              <table:table-cell office:value-type="float" office:value="0.019">
                <text:p>0.019</text:p>
              </table:table-cell>
              <table:table-cell office:value-type="float" office:value="0.0203333333333333">
                <text:p>0.0203333333333333</text:p>
              </table:table-cell>
              <table:table-cell office:value-type="float" office:value="0.0206666666666666">
                <text:p>0.0206666666666666</text:p>
              </table:table-cell>
              <table:table-cell office:value-type="float" office:value="0.019">
                <text:p>0.019</text:p>
              </table:table-cell>
              <table:table-cell office:value-type="float" office:value="0.0193333333333333">
                <text:p>0.0193333333333333</text:p>
              </table:table-cell>
              <table:table-cell office:value-type="float" office:value="0.02">
                <text:p>0.02</text:p>
              </table:table-cell>
              <table:table-cell office:value-type="float" office:value="0.018">
                <text:p>0.018</text:p>
              </table:table-cell>
              <table:table-cell office:value-type="float" office:value="0.0193333333333333">
                <text:p>0.0193333333333333</text:p>
              </table:table-cell>
              <table:table-cell office:value-type="float" office:value="0.018">
                <text:p>0.018</text:p>
              </table:table-cell>
              <table:table-cell office:value-type="float" office:value="0.0196666666666667">
                <text:p>0.0196666666666667</text:p>
              </table:table-cell>
              <table:table-cell office:value-type="float" office:value="0.0186666666666667">
                <text:p>0.0186666666666667</text:p>
              </table:table-cell>
              <table:table-cell office:value-type="float" office:value="0.0203333333333333">
                <text:p>0.0203333333333333</text:p>
              </table:table-cell>
              <table:table-cell office:value-type="float" office:value="0.02">
                <text:p>0.02</text:p>
              </table:table-cell>
              <table:table-cell office:value-type="float" office:value="0.0196666666666667">
                <text:p>0.0196666666666667</text:p>
              </table:table-cell>
              <table:table-cell office:value-type="float" office:value="0.0223333333333333">
                <text:p>0.0223333333333333</text:p>
              </table:table-cell>
              <table:table-cell office:value-type="float" office:value="0.022">
                <text:p>0.022</text:p>
              </table:table-cell>
              <table:table-cell office:value-type="float" office:value="0.024">
                <text:p>0.024</text:p>
              </table:table-cell>
              <table:table-cell office:value-type="float" office:value="0.023">
                <text:p>0.023</text:p>
              </table:table-cell>
              <table:table-cell office:value-type="float" office:value="0.023">
                <text:p>0.023</text:p>
              </table:table-cell>
              <table:table-cell office:value-type="float" office:value="0.0243333333333333">
                <text:p>0.0243333333333333</text:p>
              </table:table-cell>
              <table:table-cell office:value-type="float" office:value="0.025">
                <text:p>0.025</text:p>
              </table:table-cell>
              <table:table-cell office:value-type="float" office:value="0.029">
                <text:p>0.029</text:p>
              </table:table-cell>
              <table:table-cell office:value-type="float" office:value="0.0286666666666667">
                <text:p>0.0286666666666667</text:p>
              </table:table-cell>
              <table:table-cell office:value-type="float" office:value="0.033">
                <text:p>0.033</text:p>
              </table:table-cell>
              <table:table-cell office:value-type="float" office:value="0.0336666666666667">
                <text:p>0.0336666666666667</text:p>
              </table:table-cell>
              <table:table-cell office:value-type="float" office:value="0.0346666666666667">
                <text:p>0.0346666666666667</text:p>
              </table:table-cell>
              <table:table-cell office:value-type="float" office:value="0.04">
                <text:p>0.04</text:p>
              </table:table-cell>
              <table:table-cell office:value-type="float" office:value="0.041">
                <text:p>0.041</text:p>
              </table:table-cell>
              <table:table-cell office:value-type="float" office:value="0.0433333333333333">
                <text:p>0.0433333333333333</text:p>
              </table:table-cell>
              <table:table-cell office:value-type="float" office:value="0.0466666666666667">
                <text:p>0.0466666666666667</text:p>
              </table:table-cell>
              <table:table-cell office:value-type="float" office:value="0.0483333333333333">
                <text:p>0.0483333333333333</text:p>
              </table:table-cell>
              <table:table-cell office:value-type="float" office:value="0.05">
                <text:p>0.05</text:p>
              </table:table-cell>
              <table:table-cell office:value-type="float" office:value="0.0546666666666666">
                <text:p>0.0546666666666666</text:p>
              </table:table-cell>
              <table:table-cell office:value-type="float" office:value="0.0573333333333333">
                <text:p>0.0573333333333333</text:p>
              </table:table-cell>
              <table:table-cell office:value-type="float" office:value="0.0606666666666666">
                <text:p>0.0606666666666666</text:p>
              </table:table-cell>
              <table:table-cell office:value-type="float" office:value="0.0646666666666667">
                <text:p>0.0646666666666667</text:p>
              </table:table-cell>
              <table:table-cell office:value-type="float" office:value="0.065">
                <text:p>0.065</text:p>
              </table:table-cell>
              <table:table-cell office:value-type="float" office:value="0.068">
                <text:p>0.068</text:p>
              </table:table-cell>
              <table:table-cell office:value-type="float" office:value="0.072">
                <text:p>0.072</text:p>
              </table:table-cell>
              <table:table-cell office:value-type="float" office:value="0.074">
                <text:p>0.074</text:p>
              </table:table-cell>
              <table:table-cell office:value-type="float" office:value="0.0766666666666666">
                <text:p>0.0766666666666666</text:p>
              </table:table-cell>
              <table:table-cell office:value-type="float" office:value="0.0776666666666666">
                <text:p>0.0776666666666666</text:p>
              </table:table-cell>
              <table:table-cell office:value-type="float" office:value="0.0813333333333333">
                <text:p>0.0813333333333333</text:p>
              </table:table-cell>
              <table:table-cell office:value-type="float" office:value="0.0856666666666666">
                <text:p>0.0856666666666666</text:p>
              </table:table-cell>
              <table:table-cell office:value-type="float" office:value="0.087">
                <text:p>0.087</text:p>
              </table:table-cell>
              <table:table-cell office:value-type="float" office:value="0.0876666666666666">
                <text:p>0.0876666666666666</text:p>
              </table:table-cell>
              <table:table-cell office:value-type="float" office:value="0.0913333333333333">
                <text:p>0.0913333333333333</text:p>
              </table:table-cell>
              <table:table-cell office:value-type="float" office:value="0.0946666666666667">
                <text:p>0.0946666666666667</text:p>
              </table:table-cell>
              <table:table-cell office:value-type="float" office:value="0.0956666666666667">
                <text:p>0.0956666666666667</text:p>
              </table:table-cell>
              <table:table-cell office:value-type="float" office:value="0.0973333333333334">
                <text:p>0.0973333333333334</text:p>
              </table:table-cell>
              <table:table-cell office:value-type="float" office:value="0.0996666666666667">
                <text:p>0.0996666666666667</text:p>
              </table:table-cell>
              <table:table-cell office:value-type="float" office:value="0.101">
                <text:p>0.101</text:p>
              </table:table-cell>
              <table:table-cell office:value-type="float" office:value="0.102666666666667">
                <text:p>0.102666666666667</text:p>
              </table:table-cell>
              <table:table-cell office:value-type="float" office:value="0.104666666666667">
                <text:p>0.104666666666667</text:p>
              </table:table-cell>
              <table:table-cell office:value-type="float" office:value="0.107">
                <text:p>0.107</text:p>
              </table:table-cell>
              <table:table-cell office:value-type="float" office:value="0.108666666666667">
                <text:p>0.108666666666667</text:p>
              </table:table-cell>
              <table:table-cell office:value-type="float" office:value="0.108333333333333">
                <text:p>0.108333333333333</text:p>
              </table:table-cell>
              <table:table-cell office:value-type="float" office:value="0.109333333333333">
                <text:p>0.109333333333333</text:p>
              </table:table-cell>
              <table:table-cell office:value-type="float" office:value="0.109666666666667">
                <text:p>0.109666666666667</text:p>
              </table:table-cell>
              <table:table-cell office:value-type="float" office:value="0.113333333333333">
                <text:p>0.113333333333333</text:p>
              </table:table-cell>
              <table:table-cell office:value-type="float" office:value="0.114">
                <text:p>0.114</text:p>
              </table:table-cell>
              <table:table-cell office:value-type="float" office:value="0.113666666666667">
                <text:p>0.113666666666667</text:p>
              </table:table-cell>
              <table:table-cell office:value-type="float" office:value="0.115">
                <text:p>0.115</text:p>
              </table:table-cell>
              <table:table-cell office:value-type="float" office:value="0.116333333333333">
                <text:p>0.116333333333333</text:p>
              </table:table-cell>
              <table:table-cell office:value-type="float" office:value="0.118">
                <text:p>0.118</text:p>
              </table:table-cell>
              <table:table-cell office:value-type="float" office:value="0.119666666666667">
                <text:p>0.119666666666667</text:p>
              </table:table-cell>
              <table:table-cell office:value-type="float" office:value="0.119333333333333">
                <text:p>0.119333333333333</text:p>
              </table:table-cell>
              <table:table-cell office:value-type="float" office:value="0.119">
                <text:p>0.119</text:p>
              </table:table-cell>
              <table:table-cell office:value-type="float" office:value="0.119333333333333">
                <text:p>0.119333333333333</text:p>
              </table:table-cell>
              <table:table-cell office:value-type="float" office:value="0.120333333333333">
                <text:p>0.120333333333333</text:p>
              </table:table-cell>
              <table:table-cell office:value-type="float" office:value="0.119666666666667">
                <text:p>0.119666666666667</text:p>
              </table:table-cell>
              <table:table-cell office:value-type="float" office:value="0.121333333333333">
                <text:p>0.121333333333333</text:p>
              </table:table-cell>
              <table:table-cell office:value-type="float" office:value="0.121333333333333">
                <text:p>0.121333333333333</text:p>
              </table:table-cell>
              <table:table-cell office:value-type="float" office:value="0.119666666666667">
                <text:p>0.119666666666667</text:p>
              </table:table-cell>
              <table:table-cell office:value-type="float" office:value="0.122">
                <text:p>0.122</text:p>
              </table:table-cell>
              <table:table-cell office:value-type="float" office:value="0.122">
                <text:p>0.122</text:p>
              </table:table-cell>
              <table:table-cell office:value-type="float" office:value="0.123333333333333">
                <text:p>0.123333333333333</text:p>
              </table:table-cell>
              <table:table-cell office:value-type="float" office:value="0.121666666666667">
                <text:p>0.121666666666667</text:p>
              </table:table-cell>
              <table:table-cell office:value-type="float" office:value="0.123666666666667">
                <text:p>0.123666666666667</text:p>
              </table:table-cell>
              <table:table-cell office:value-type="float" office:value="0.121666666666667">
                <text:p>0.121666666666667</text:p>
              </table:table-cell>
              <table:table-cell office:value-type="float" office:value="0.122666666666667">
                <text:p>0.12266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24cm" svg:y="0.316cm" chart:style-name="ch2">
          <text:p>Crecimiento en Glc, OD ini =0.1</text:p>
        </chart:title>
        <chart:legend chart:legend-position="end" svg:x="11.012cm" svg:y="3.715cm" style:legend-expansion="high" chart:style-name="ch3"/>
        <chart:plot-area chart:style-name="ch4" table:cell-range-address="Hoja2.B1:Hoja2.CU1 Hoja2.B7:Hoja2.CU9" chart:data-source-has-labels="both" svg:x="1.314cm" svg:y="1.301cm" svg:width="9.378cm" svg:height="6.555cm">
          <chartooo:coordinate-region svg:x="2.059cm" svg:y="1.497cm" svg:width="8.049cm" svg:height="5.72cm"/>
          <chart:axis chart:dimension="x" chart:name="primary-x" chart:style-name="ch5" chartooo:axis-type="auto">
            <chart:title svg:x="5.178cm" svg:y="8.037cm" chart:style-name="ch6">
              <text:p>Tiempo (h)</text:p>
            </chart:title>
            <chart:categories table:cell-range-address="Hoja2.C1:Hoja2.CU1"/>
          </chart:axis>
          <chart:axis chart:dimension="y" chart:name="primary-y" chart:style-name="ch5">
            <chart:title svg:x="0.451cm" svg:y="5.782cm" chart:style-name="ch7">
              <text:p>Abs (OD600nm)</text:p>
            </chart:title>
            <chart:grid chart:style-name="ch8" chart:class="major"/>
          </chart:axis>
          <chart:series chart:style-name="ch9" chart:values-cell-range-address="Hoja2.C7:Hoja2.CU7" chart:label-cell-address="Hoja2.B7:Hoja2.B7" chart:class="chart:scatter">
            <chart:domain table:cell-range-address="Hoja2.C1:Hoja2.CU1"/>
            <chart:data-point chart:repeated="97"/>
          </chart:series>
          <chart:series chart:style-name="ch10" chart:values-cell-range-address="Hoja2.C8:Hoja2.CU8" chart:label-cell-address="Hoja2.B8:Hoja2.B8" chart:class="chart:scatter">
            <chart:data-point chart:repeated="97"/>
          </chart:series>
          <chart:series chart:style-name="ch11" chart:values-cell-range-address="Hoja2.C9:Hoja2.CU9" chart:label-cell-address="Hoja2.B9:Hoja2.B9" chart:class="chart:scatter">
            <chart:data-point chart:repeated="9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Hoja2.C1:Hoja2.CU1</svg:desc>
                </draw:g>
              </table:table-cell>
              <table:table-cell office:value-type="float" office:value="1775.5">
                <text:p>1775.5</text:p>
              </table:table-cell>
              <table:table-cell office:value-type="float" office:value="3551.2">
                <text:p>3551.2</text:p>
              </table:table-cell>
              <table:table-cell office:value-type="float" office:value="5327.1">
                <text:p>5327.1</text:p>
              </table:table-cell>
              <table:table-cell office:value-type="float" office:value="7103">
                <text:p>7103</text:p>
              </table:table-cell>
              <table:table-cell office:value-type="float" office:value="8879">
                <text:p>8879</text:p>
              </table:table-cell>
              <table:table-cell office:value-type="float" office:value="10655.1">
                <text:p>10655.1</text:p>
              </table:table-cell>
              <table:table-cell office:value-type="float" office:value="12431.4">
                <text:p>12431.4</text:p>
              </table:table-cell>
              <table:table-cell office:value-type="float" office:value="14207.7">
                <text:p>14207.7</text:p>
              </table:table-cell>
              <table:table-cell office:value-type="float" office:value="15983.9">
                <text:p>15983.9</text:p>
              </table:table-cell>
              <table:table-cell office:value-type="float" office:value="17760.1">
                <text:p>17760.1</text:p>
              </table:table-cell>
              <table:table-cell office:value-type="float" office:value="19536.3">
                <text:p>19536.3</text:p>
              </table:table-cell>
              <table:table-cell office:value-type="float" office:value="21312.4">
                <text:p>21312.4</text:p>
              </table:table-cell>
              <table:table-cell office:value-type="float" office:value="23088.5">
                <text:p>23088.5</text:p>
              </table:table-cell>
              <table:table-cell office:value-type="float" office:value="24864.5">
                <text:p>24864.5</text:p>
              </table:table-cell>
              <table:table-cell office:value-type="float" office:value="26640.5">
                <text:p>26640.5</text:p>
              </table:table-cell>
              <table:table-cell office:value-type="float" office:value="28416.5">
                <text:p>28416.5</text:p>
              </table:table-cell>
              <table:table-cell office:value-type="float" office:value="30192.5">
                <text:p>30192.5</text:p>
              </table:table-cell>
              <table:table-cell office:value-type="float" office:value="31968.4">
                <text:p>31968.4</text:p>
              </table:table-cell>
              <table:table-cell office:value-type="float" office:value="33744.2">
                <text:p>33744.2</text:p>
              </table:table-cell>
              <table:table-cell office:value-type="float" office:value="35520.1">
                <text:p>35520.1</text:p>
              </table:table-cell>
              <table:table-cell office:value-type="float" office:value="37296">
                <text:p>37296</text:p>
              </table:table-cell>
              <table:table-cell office:value-type="float" office:value="39072">
                <text:p>39072</text:p>
              </table:table-cell>
              <table:table-cell office:value-type="float" office:value="40848">
                <text:p>40848</text:p>
              </table:table-cell>
              <table:table-cell office:value-type="float" office:value="42624">
                <text:p>42624</text:p>
              </table:table-cell>
              <table:table-cell office:value-type="float" office:value="44400">
                <text:p>44400</text:p>
              </table:table-cell>
              <table:table-cell office:value-type="float" office:value="46176">
                <text:p>46176</text:p>
              </table:table-cell>
              <table:table-cell office:value-type="float" office:value="47952">
                <text:p>47952</text:p>
              </table:table-cell>
              <table:table-cell office:value-type="float" office:value="49728">
                <text:p>49728</text:p>
              </table:table-cell>
              <table:table-cell office:value-type="float" office:value="51504.1">
                <text:p>51504.1</text:p>
              </table:table-cell>
              <table:table-cell office:value-type="float" office:value="53280.1">
                <text:p>53280.1</text:p>
              </table:table-cell>
              <table:table-cell office:value-type="float" office:value="55056.1">
                <text:p>55056.1</text:p>
              </table:table-cell>
              <table:table-cell office:value-type="float" office:value="56832.1">
                <text:p>56832.1</text:p>
              </table:table-cell>
              <table:table-cell office:value-type="float" office:value="58608.1">
                <text:p>58608.1</text:p>
              </table:table-cell>
              <table:table-cell office:value-type="float" office:value="60384.1">
                <text:p>60384.1</text:p>
              </table:table-cell>
              <table:table-cell office:value-type="float" office:value="62160.1">
                <text:p>62160.1</text:p>
              </table:table-cell>
              <table:table-cell office:value-type="float" office:value="63936.1">
                <text:p>63936.1</text:p>
              </table:table-cell>
              <table:table-cell office:value-type="float" office:value="65712.1">
                <text:p>65712.1</text:p>
              </table:table-cell>
              <table:table-cell office:value-type="float" office:value="67488">
                <text:p>67488</text:p>
              </table:table-cell>
              <table:table-cell office:value-type="float" office:value="69263.6">
                <text:p>69263.6</text:p>
              </table:table-cell>
              <table:table-cell office:value-type="float" office:value="71039.4">
                <text:p>71039.4</text:p>
              </table:table-cell>
              <table:table-cell office:value-type="float" office:value="72815">
                <text:p>72815</text:p>
              </table:table-cell>
              <table:table-cell office:value-type="float" office:value="74590.8">
                <text:p>74590.8</text:p>
              </table:table-cell>
              <table:table-cell office:value-type="float" office:value="76366.3">
                <text:p>76366.3</text:p>
              </table:table-cell>
              <table:table-cell office:value-type="float" office:value="78141.8">
                <text:p>78141.8</text:p>
              </table:table-cell>
              <table:table-cell office:value-type="float" office:value="79917.2">
                <text:p>79917.2</text:p>
              </table:table-cell>
              <table:table-cell office:value-type="float" office:value="81692.7">
                <text:p>81692.7</text:p>
              </table:table-cell>
              <table:table-cell office:value-type="float" office:value="83468.2">
                <text:p>83468.2</text:p>
              </table:table-cell>
              <table:table-cell office:value-type="float" office:value="85243.7">
                <text:p>85243.7</text:p>
              </table:table-cell>
              <table:table-cell office:value-type="float" office:value="87019.4">
                <text:p>87019.4</text:p>
              </table:table-cell>
              <table:table-cell office:value-type="float" office:value="88795.1">
                <text:p>88795.1</text:p>
              </table:table-cell>
              <table:table-cell office:value-type="float" office:value="90570.8">
                <text:p>90570.8</text:p>
              </table:table-cell>
              <table:table-cell office:value-type="float" office:value="92346.5">
                <text:p>92346.5</text:p>
              </table:table-cell>
              <table:table-cell office:value-type="float" office:value="94122.3">
                <text:p>94122.3</text:p>
              </table:table-cell>
              <table:table-cell office:value-type="float" office:value="95898.1">
                <text:p>95898.1</text:p>
              </table:table-cell>
              <table:table-cell office:value-type="float" office:value="97674">
                <text:p>97674</text:p>
              </table:table-cell>
              <table:table-cell office:value-type="float" office:value="99449.9">
                <text:p>99449.9</text:p>
              </table:table-cell>
              <table:table-cell office:value-type="float" office:value="101225.9">
                <text:p>101225.9</text:p>
              </table:table-cell>
              <table:table-cell office:value-type="float" office:value="103001.9">
                <text:p>103001.9</text:p>
              </table:table-cell>
              <table:table-cell office:value-type="float" office:value="104777.9">
                <text:p>104777.9</text:p>
              </table:table-cell>
              <table:table-cell office:value-type="float" office:value="106553.9">
                <text:p>106553.9</text:p>
              </table:table-cell>
              <table:table-cell office:value-type="float" office:value="108329.9">
                <text:p>108329.9</text:p>
              </table:table-cell>
              <table:table-cell office:value-type="float" office:value="110105.8">
                <text:p>110105.8</text:p>
              </table:table-cell>
              <table:table-cell office:value-type="float" office:value="111881.6">
                <text:p>111881.6</text:p>
              </table:table-cell>
              <table:table-cell office:value-type="float" office:value="113657.4">
                <text:p>113657.4</text:p>
              </table:table-cell>
              <table:table-cell office:value-type="float" office:value="115433.1">
                <text:p>115433.1</text:p>
              </table:table-cell>
              <table:table-cell office:value-type="float" office:value="117208.8">
                <text:p>117208.8</text:p>
              </table:table-cell>
              <table:table-cell office:value-type="float" office:value="118984.3">
                <text:p>118984.3</text:p>
              </table:table-cell>
              <table:table-cell office:value-type="float" office:value="120759.9">
                <text:p>120759.9</text:p>
              </table:table-cell>
              <table:table-cell office:value-type="float" office:value="122535.7">
                <text:p>122535.7</text:p>
              </table:table-cell>
              <table:table-cell office:value-type="float" office:value="124311.3">
                <text:p>124311.3</text:p>
              </table:table-cell>
              <table:table-cell office:value-type="float" office:value="126087.1">
                <text:p>126087.1</text:p>
              </table:table-cell>
              <table:table-cell office:value-type="float" office:value="127862.8">
                <text:p>127862.8</text:p>
              </table:table-cell>
              <table:table-cell office:value-type="float" office:value="129638.5">
                <text:p>129638.5</text:p>
              </table:table-cell>
              <table:table-cell office:value-type="float" office:value="131414.2">
                <text:p>131414.2</text:p>
              </table:table-cell>
              <table:table-cell office:value-type="float" office:value="133189.9">
                <text:p>133189.9</text:p>
              </table:table-cell>
              <table:table-cell office:value-type="float" office:value="134965.6">
                <text:p>134965.6</text:p>
              </table:table-cell>
              <table:table-cell office:value-type="float" office:value="136741.4">
                <text:p>136741.4</text:p>
              </table:table-cell>
              <table:table-cell office:value-type="float" office:value="138517.1">
                <text:p>138517.1</text:p>
              </table:table-cell>
              <table:table-cell office:value-type="float" office:value="140292.8">
                <text:p>140292.8</text:p>
              </table:table-cell>
              <table:table-cell office:value-type="float" office:value="142068.5">
                <text:p>142068.5</text:p>
              </table:table-cell>
              <table:table-cell office:value-type="float" office:value="143844.2">
                <text:p>143844.2</text:p>
              </table:table-cell>
              <table:table-cell office:value-type="float" office:value="145619.8">
                <text:p>145619.8</text:p>
              </table:table-cell>
              <table:table-cell office:value-type="float" office:value="147395.5">
                <text:p>147395.5</text:p>
              </table:table-cell>
              <table:table-cell office:value-type="float" office:value="149171.2">
                <text:p>149171.2</text:p>
              </table:table-cell>
              <table:table-cell office:value-type="float" office:value="150946.9">
                <text:p>150946.9</text:p>
              </table:table-cell>
              <table:table-cell office:value-type="float" office:value="152722.3">
                <text:p>152722.3</text:p>
              </table:table-cell>
              <table:table-cell office:value-type="float" office:value="154497.5">
                <text:p>154497.5</text:p>
              </table:table-cell>
              <table:table-cell office:value-type="float" office:value="156272.6">
                <text:p>156272.6</text:p>
              </table:table-cell>
              <table:table-cell office:value-type="float" office:value="158047.5">
                <text:p>158047.5</text:p>
              </table:table-cell>
              <table:table-cell office:value-type="float" office:value="159822.3">
                <text:p>159822.3</text:p>
              </table:table-cell>
              <table:table-cell office:value-type="float" office:value="161597">
                <text:p>161597</text:p>
              </table:table-cell>
              <table:table-cell office:value-type="float" office:value="163371.7">
                <text:p>163371.7</text:p>
              </table:table-cell>
              <table:table-cell office:value-type="float" office:value="165146.5">
                <text:p>165146.5</text:p>
              </table:table-cell>
              <table:table-cell office:value-type="float" office:value="166921.4">
                <text:p>166921.4</text:p>
              </table:table-cell>
              <table:table-cell office:value-type="float" office:value="168696.3">
                <text:p>168696.3</text:p>
              </table:table-cell>
              <table:table-cell office:value-type="float" office:value="170471.4">
                <text:p>170471.4</text:p>
              </table:table-cell>
            </table:table-row>
          </table:table-header-rows>
          <table:table-rows>
            <table:table-row>
              <table:table-cell office:value-type="string">
                <text:p>P. putida KT 2440 (C-)</text:p>
                <draw:g>
                  <svg:desc>Hoja2.B7:Hoja2.B7</svg:desc>
                </draw:g>
              </table:table-cell>
              <table:table-cell office:value-type="float" office:value="0.0603333333333334">
                <text:p>0.0603333333333334</text:p>
                <draw:g>
                  <svg:desc>Hoja2.C7:Hoja2.CU7</svg:desc>
                </draw:g>
              </table:table-cell>
              <table:table-cell office:value-type="float" office:value="0.0556666666666666">
                <text:p>0.0556666666666666</text:p>
              </table:table-cell>
              <table:table-cell office:value-type="float" office:value="0.067">
                <text:p>0.067</text:p>
              </table:table-cell>
              <table:table-cell office:value-type="float" office:value="0.0733333333333333">
                <text:p>0.0733333333333333</text:p>
              </table:table-cell>
              <table:table-cell office:value-type="float" office:value="0.085">
                <text:p>0.085</text:p>
              </table:table-cell>
              <table:table-cell office:value-type="float" office:value="0.105">
                <text:p>0.105</text:p>
              </table:table-cell>
              <table:table-cell office:value-type="float" office:value="0.132">
                <text:p>0.132</text:p>
              </table:table-cell>
              <table:table-cell office:value-type="float" office:value="0.167666666666667">
                <text:p>0.167666666666667</text:p>
              </table:table-cell>
              <table:table-cell office:value-type="float" office:value="0.215666666666667">
                <text:p>0.215666666666667</text:p>
              </table:table-cell>
              <table:table-cell office:value-type="float" office:value="0.273">
                <text:p>0.273</text:p>
              </table:table-cell>
              <table:table-cell office:value-type="float" office:value="0.359666666666667">
                <text:p>0.359666666666667</text:p>
              </table:table-cell>
              <table:table-cell office:value-type="float" office:value="0.425">
                <text:p>0.425</text:p>
              </table:table-cell>
              <table:table-cell office:value-type="float" office:value="0.496333333333333">
                <text:p>0.496333333333333</text:p>
              </table:table-cell>
              <table:table-cell office:value-type="float" office:value="0.573">
                <text:p>0.573</text:p>
              </table:table-cell>
              <table:table-cell office:value-type="float" office:value="0.650333333333333">
                <text:p>0.650333333333333</text:p>
              </table:table-cell>
              <table:table-cell office:value-type="float" office:value="0.72">
                <text:p>0.72</text:p>
              </table:table-cell>
              <table:table-cell office:value-type="float" office:value="0.787333333333333">
                <text:p>0.787333333333333</text:p>
              </table:table-cell>
              <table:table-cell office:value-type="float" office:value="0.837333333333334">
                <text:p>0.837333333333334</text:p>
              </table:table-cell>
              <table:table-cell office:value-type="float" office:value="0.877">
                <text:p>0.877</text:p>
              </table:table-cell>
              <table:table-cell office:value-type="float" office:value="0.904">
                <text:p>0.904</text:p>
              </table:table-cell>
              <table:table-cell office:value-type="float" office:value="0.931666666666667">
                <text:p>0.931666666666667</text:p>
              </table:table-cell>
              <table:table-cell office:value-type="float" office:value="0.953666666666667">
                <text:p>0.953666666666667</text:p>
              </table:table-cell>
              <table:table-cell office:value-type="float" office:value="0.976666666666666">
                <text:p>0.976666666666666</text:p>
              </table:table-cell>
              <table:table-cell office:value-type="float" office:value="0.998">
                <text:p>0.998</text:p>
              </table:table-cell>
              <table:table-cell office:value-type="float" office:value="1.012">
                <text:p>1.012</text:p>
              </table:table-cell>
              <table:table-cell office:value-type="float" office:value="1.02366666666667">
                <text:p>1.02366666666667</text:p>
              </table:table-cell>
              <table:table-cell office:value-type="float" office:value="1.03233333333333">
                <text:p>1.03233333333333</text:p>
              </table:table-cell>
              <table:table-cell office:value-type="float" office:value="1.042">
                <text:p>1.042</text:p>
              </table:table-cell>
              <table:table-cell office:value-type="float" office:value="1.04466666666667">
                <text:p>1.04466666666667</text:p>
              </table:table-cell>
              <table:table-cell office:value-type="float" office:value="1.043">
                <text:p>1.043</text:p>
              </table:table-cell>
              <table:table-cell office:value-type="float" office:value="1.04533333333333">
                <text:p>1.04533333333333</text:p>
              </table:table-cell>
              <table:table-cell office:value-type="float" office:value="1.04066666666667">
                <text:p>1.04066666666667</text:p>
              </table:table-cell>
              <table:table-cell office:value-type="float" office:value="1.03966666666667">
                <text:p>1.03966666666667</text:p>
              </table:table-cell>
              <table:table-cell office:value-type="float" office:value="1.03566666666667">
                <text:p>1.03566666666667</text:p>
              </table:table-cell>
              <table:table-cell office:value-type="float" office:value="1.03033333333333">
                <text:p>1.03033333333333</text:p>
              </table:table-cell>
              <table:table-cell office:value-type="float" office:value="1.022">
                <text:p>1.022</text:p>
              </table:table-cell>
              <table:table-cell office:value-type="float" office:value="1.01266666666667">
                <text:p>1.01266666666667</text:p>
              </table:table-cell>
              <table:table-cell office:value-type="float" office:value="1.008">
                <text:p>1.008</text:p>
              </table:table-cell>
              <table:table-cell office:value-type="float" office:value="1.00366666666667">
                <text:p>1.00366666666667</text:p>
              </table:table-cell>
              <table:table-cell office:value-type="float" office:value="1.00166666666667">
                <text:p>1.00166666666667</text:p>
              </table:table-cell>
              <table:table-cell office:value-type="float" office:value="1.001">
                <text:p>1.001</text:p>
              </table:table-cell>
              <table:table-cell office:value-type="float" office:value="1.00733333333333">
                <text:p>1.00733333333333</text:p>
              </table:table-cell>
              <table:table-cell office:value-type="float" office:value="1.01633333333333">
                <text:p>1.01633333333333</text:p>
              </table:table-cell>
              <table:table-cell office:value-type="float" office:value="1.025">
                <text:p>1.025</text:p>
              </table:table-cell>
              <table:table-cell office:value-type="float" office:value="1.03">
                <text:p>1.03</text:p>
              </table:table-cell>
              <table:table-cell office:value-type="float" office:value="1.034">
                <text:p>1.034</text:p>
              </table:table-cell>
              <table:table-cell office:value-type="float" office:value="1.03566666666667">
                <text:p>1.03566666666667</text:p>
              </table:table-cell>
              <table:table-cell office:value-type="float" office:value="1.03433333333333">
                <text:p>1.03433333333333</text:p>
              </table:table-cell>
              <table:table-cell office:value-type="float" office:value="1.033">
                <text:p>1.033</text:p>
              </table:table-cell>
              <table:table-cell office:value-type="float" office:value="1.02966666666667">
                <text:p>1.02966666666667</text:p>
              </table:table-cell>
              <table:table-cell office:value-type="float" office:value="1.02366666666667">
                <text:p>1.02366666666667</text:p>
              </table:table-cell>
              <table:table-cell office:value-type="float" office:value="1.018">
                <text:p>1.018</text:p>
              </table:table-cell>
              <table:table-cell office:value-type="float" office:value="1.01366666666667">
                <text:p>1.01366666666667</text:p>
              </table:table-cell>
              <table:table-cell office:value-type="float" office:value="1.01033333333333">
                <text:p>1.01033333333333</text:p>
              </table:table-cell>
              <table:table-cell office:value-type="float" office:value="1.00633333333333">
                <text:p>1.00633333333333</text:p>
              </table:table-cell>
              <table:table-cell office:value-type="float" office:value="1.004">
                <text:p>1.004</text:p>
              </table:table-cell>
              <table:table-cell office:value-type="float" office:value="0.998333333333333">
                <text:p>0.998333333333333</text:p>
              </table:table-cell>
              <table:table-cell office:value-type="float" office:value="0.995666666666667">
                <text:p>0.995666666666667</text:p>
              </table:table-cell>
              <table:table-cell office:value-type="float" office:value="0.992">
                <text:p>0.992</text:p>
              </table:table-cell>
              <table:table-cell office:value-type="float" office:value="0.988">
                <text:p>0.988</text:p>
              </table:table-cell>
              <table:table-cell office:value-type="float" office:value="0.987">
                <text:p>0.987</text:p>
              </table:table-cell>
              <table:table-cell office:value-type="float" office:value="0.985">
                <text:p>0.985</text:p>
              </table:table-cell>
              <table:table-cell office:value-type="float" office:value="0.984">
                <text:p>0.984</text:p>
              </table:table-cell>
              <table:table-cell office:value-type="float" office:value="0.982">
                <text:p>0.982</text:p>
              </table:table-cell>
              <table:table-cell office:value-type="float" office:value="0.978666666666667">
                <text:p>0.978666666666667</text:p>
              </table:table-cell>
              <table:table-cell office:value-type="float" office:value="0.979">
                <text:p>0.979</text:p>
              </table:table-cell>
              <table:table-cell office:value-type="float" office:value="0.977666666666667">
                <text:p>0.977666666666667</text:p>
              </table:table-cell>
              <table:table-cell office:value-type="float" office:value="0.974666666666667">
                <text:p>0.974666666666667</text:p>
              </table:table-cell>
              <table:table-cell office:value-type="float" office:value="0.972">
                <text:p>0.972</text:p>
              </table:table-cell>
              <table:table-cell office:value-type="float" office:value="0.969666666666667">
                <text:p>0.969666666666667</text:p>
              </table:table-cell>
              <table:table-cell office:value-type="float" office:value="0.968333333333333">
                <text:p>0.968333333333333</text:p>
              </table:table-cell>
              <table:table-cell office:value-type="float" office:value="0.966333333333333">
                <text:p>0.966333333333333</text:p>
              </table:table-cell>
              <table:table-cell office:value-type="float" office:value="0.964333333333333">
                <text:p>0.964333333333333</text:p>
              </table:table-cell>
              <table:table-cell office:value-type="float" office:value="0.961333333333334">
                <text:p>0.96133333333333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56333333333333">
                <text:p>0.956333333333333</text:p>
              </table:table-cell>
              <table:table-cell office:value-type="float" office:value="0.955333333333333">
                <text:p>0.955333333333333</text:p>
              </table:table-cell>
              <table:table-cell office:value-type="float" office:value="0.953333333333333">
                <text:p>0.953333333333333</text:p>
              </table:table-cell>
              <table:table-cell office:value-type="float" office:value="0.950666666666666">
                <text:p>0.950666666666666</text:p>
              </table:table-cell>
              <table:table-cell office:value-type="float" office:value="0.950666666666667">
                <text:p>0.950666666666667</text:p>
              </table:table-cell>
              <table:table-cell office:value-type="float" office:value="0.946">
                <text:p>0.946</text:p>
              </table:table-cell>
              <table:table-cell office:value-type="float" office:value="0.944666666666667">
                <text:p>0.944666666666667</text:p>
              </table:table-cell>
              <table:table-cell office:value-type="float" office:value="0.940666666666667">
                <text:p>0.940666666666667</text:p>
              </table:table-cell>
              <table:table-cell office:value-type="float" office:value="0.937">
                <text:p>0.937</text:p>
              </table:table-cell>
              <table:table-cell office:value-type="float" office:value="0.937">
                <text:p>0.937</text:p>
              </table:table-cell>
              <table:table-cell office:value-type="float" office:value="0.934">
                <text:p>0.934</text:p>
              </table:table-cell>
              <table:table-cell office:value-type="float" office:value="0.932">
                <text:p>0.932</text:p>
              </table:table-cell>
              <table:table-cell office:value-type="float" office:value="0.93">
                <text:p>0.93</text:p>
              </table:table-cell>
              <table:table-cell office:value-type="float" office:value="0.928">
                <text:p>0.928</text:p>
              </table:table-cell>
              <table:table-cell office:value-type="float" office:value="0.927333333333333">
                <text:p>0.927333333333333</text:p>
              </table:table-cell>
              <table:table-cell office:value-type="float" office:value="0.927666666666667">
                <text:p>0.927666666666667</text:p>
              </table:table-cell>
              <table:table-cell office:value-type="float" office:value="0.928">
                <text:p>0.928</text:p>
              </table:table-cell>
              <table:table-cell office:value-type="float" office:value="0.926666666666667">
                <text:p>0.926666666666667</text:p>
              </table:table-cell>
              <table:table-cell office:value-type="float" office:value="0.926666666666667">
                <text:p>0.926666666666667</text:p>
              </table:table-cell>
              <table:table-cell office:value-type="float" office:value="0.924">
                <text:p>0.924</text:p>
              </table:table-cell>
              <table:table-cell office:value-type="float" office:value="0.923">
                <text:p>0.923</text:p>
              </table:table-cell>
            </table:table-row>
            <table:table-row>
              <table:table-cell office:value-type="string">
                <text:p>P. putida KT 2440 (Lv1-v1)</text:p>
                <draw:g>
                  <svg:desc>Hoja2.B8:Hoja2.B8</svg:desc>
                </draw:g>
              </table:table-cell>
              <table:table-cell office:value-type="float" office:value="0.0553333333333333">
                <text:p>0.0553333333333333</text:p>
                <draw:g>
                  <svg:desc>Hoja2.C8:Hoja2.CU8</svg:desc>
                </draw:g>
              </table:table-cell>
              <table:table-cell office:value-type="float" office:value="0.0616666666666666">
                <text:p>0.0616666666666666</text:p>
              </table:table-cell>
              <table:table-cell office:value-type="float" office:value="0.0646666666666667">
                <text:p>0.0646666666666667</text:p>
              </table:table-cell>
              <table:table-cell office:value-type="float" office:value="0.0776666666666667">
                <text:p>0.0776666666666667</text:p>
              </table:table-cell>
              <table:table-cell office:value-type="float" office:value="0.103">
                <text:p>0.103</text:p>
              </table:table-cell>
              <table:table-cell office:value-type="float" office:value="0.127">
                <text:p>0.127</text:p>
              </table:table-cell>
              <table:table-cell office:value-type="float" office:value="0.155">
                <text:p>0.155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0.224333333333333">
                <text:p>0.224333333333333</text:p>
              </table:table-cell>
              <table:table-cell office:value-type="float" office:value="0.272333333333333">
                <text:p>0.272333333333333</text:p>
              </table:table-cell>
              <table:table-cell office:value-type="float" office:value="0.335">
                <text:p>0.335</text:p>
              </table:table-cell>
              <table:table-cell office:value-type="float" office:value="0.413666666666667">
                <text:p>0.413666666666667</text:p>
              </table:table-cell>
              <table:table-cell office:value-type="float" office:value="0.488666666666667">
                <text:p>0.488666666666667</text:p>
              </table:table-cell>
              <table:table-cell office:value-type="float" office:value="0.577333333333333">
                <text:p>0.577333333333333</text:p>
              </table:table-cell>
              <table:table-cell office:value-type="float" office:value="0.639">
                <text:p>0.639</text:p>
              </table:table-cell>
              <table:table-cell office:value-type="float" office:value="0.72">
                <text:p>0.72</text:p>
              </table:table-cell>
              <table:table-cell office:value-type="float" office:value="0.777333333333333">
                <text:p>0.77733333333333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73333333333333">
                <text:p>0.873333333333333</text:p>
              </table:table-cell>
              <table:table-cell office:value-type="float" office:value="0.908">
                <text:p>0.908</text:p>
              </table:table-cell>
              <table:table-cell office:value-type="float" office:value="0.942666666666666">
                <text:p>0.942666666666666</text:p>
              </table:table-cell>
              <table:table-cell office:value-type="float" office:value="0.969666666666667">
                <text:p>0.969666666666667</text:p>
              </table:table-cell>
              <table:table-cell office:value-type="float" office:value="0.993333333333334">
                <text:p>0.993333333333334</text:p>
              </table:table-cell>
              <table:table-cell office:value-type="float" office:value="1.011">
                <text:p>1.011</text:p>
              </table:table-cell>
              <table:table-cell office:value-type="float" office:value="1.02233333333333">
                <text:p>1.02233333333333</text:p>
              </table:table-cell>
              <table:table-cell office:value-type="float" office:value="1.031">
                <text:p>1.031</text:p>
              </table:table-cell>
              <table:table-cell office:value-type="float" office:value="1.03866666666667">
                <text:p>1.03866666666667</text:p>
              </table:table-cell>
              <table:table-cell office:value-type="float" office:value="1.047">
                <text:p>1.047</text:p>
              </table:table-cell>
              <table:table-cell office:value-type="float" office:value="1.05933333333333">
                <text:p>1.05933333333333</text:p>
              </table:table-cell>
              <table:table-cell office:value-type="float" office:value="1.06633333333333">
                <text:p>1.06633333333333</text:p>
              </table:table-cell>
              <table:table-cell office:value-type="float" office:value="1.07">
                <text:p>1.07</text:p>
              </table:table-cell>
              <table:table-cell office:value-type="float" office:value="1.07233333333333">
                <text:p>1.07233333333333</text:p>
              </table:table-cell>
              <table:table-cell office:value-type="float" office:value="1.072">
                <text:p>1.072</text:p>
              </table:table-cell>
              <table:table-cell office:value-type="float" office:value="1.07233333333333">
                <text:p>1.07233333333333</text:p>
              </table:table-cell>
              <table:table-cell office:value-type="float" office:value="1.073">
                <text:p>1.073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1.06266666666667">
                <text:p>1.06266666666667</text:p>
              </table:table-cell>
              <table:table-cell office:value-type="float" office:value="1.05633333333333">
                <text:p>1.05633333333333</text:p>
              </table:table-cell>
              <table:table-cell office:value-type="float" office:value="1.04933333333333">
                <text:p>1.04933333333333</text:p>
              </table:table-cell>
              <table:table-cell office:value-type="float" office:value="1.043">
                <text:p>1.043</text:p>
              </table:table-cell>
              <table:table-cell office:value-type="float" office:value="1.03433333333333">
                <text:p>1.03433333333333</text:p>
              </table:table-cell>
              <table:table-cell office:value-type="float" office:value="1.03">
                <text:p>1.03</text:p>
              </table:table-cell>
              <table:table-cell office:value-type="float" office:value="1.03066666666667">
                <text:p>1.03066666666667</text:p>
              </table:table-cell>
              <table:table-cell office:value-type="float" office:value="1.03033333333333">
                <text:p>1.03033333333333</text:p>
              </table:table-cell>
              <table:table-cell office:value-type="float" office:value="1.032">
                <text:p>1.032</text:p>
              </table:table-cell>
              <table:table-cell office:value-type="float" office:value="1.037">
                <text:p>1.037</text:p>
              </table:table-cell>
              <table:table-cell office:value-type="float" office:value="1.038">
                <text:p>1.038</text:p>
              </table:table-cell>
              <table:table-cell office:value-type="float" office:value="1.03966666666667">
                <text:p>1.03966666666667</text:p>
              </table:table-cell>
              <table:table-cell office:value-type="float" office:value="1.04266666666667">
                <text:p>1.04266666666667</text:p>
              </table:table-cell>
              <table:table-cell office:value-type="float" office:value="1.04033333333333">
                <text:p>1.04033333333333</text:p>
              </table:table-cell>
              <table:table-cell office:value-type="float" office:value="1.03833333333333">
                <text:p>1.03833333333333</text:p>
              </table:table-cell>
              <table:table-cell office:value-type="float" office:value="1.036">
                <text:p>1.036</text:p>
              </table:table-cell>
              <table:table-cell office:value-type="float" office:value="1.034">
                <text:p>1.034</text:p>
              </table:table-cell>
              <table:table-cell office:value-type="float" office:value="1.03066666666667">
                <text:p>1.03066666666667</text:p>
              </table:table-cell>
              <table:table-cell office:value-type="float" office:value="1.02933333333333">
                <text:p>1.02933333333333</text:p>
              </table:table-cell>
              <table:table-cell office:value-type="float" office:value="1.026">
                <text:p>1.026</text:p>
              </table:table-cell>
              <table:table-cell office:value-type="float" office:value="1.02">
                <text:p>1.02</text:p>
              </table:table-cell>
              <table:table-cell office:value-type="float" office:value="1.02">
                <text:p>1.02</text:p>
              </table:table-cell>
              <table:table-cell office:value-type="float" office:value="1.01766666666667">
                <text:p>1.01766666666667</text:p>
              </table:table-cell>
              <table:table-cell office:value-type="float" office:value="1.01533333333333">
                <text:p>1.01533333333333</text:p>
              </table:table-cell>
              <table:table-cell office:value-type="float" office:value="1.016">
                <text:p>1.016</text:p>
              </table:table-cell>
              <table:table-cell office:value-type="float" office:value="1.014">
                <text:p>1.014</text:p>
              </table:table-cell>
              <table:table-cell office:value-type="float" office:value="1.014">
                <text:p>1.014</text:p>
              </table:table-cell>
              <table:table-cell office:value-type="float" office:value="1.014">
                <text:p>1.014</text:p>
              </table:table-cell>
              <table:table-cell office:value-type="float" office:value="1.012">
                <text:p>1.012</text:p>
              </table:table-cell>
              <table:table-cell office:value-type="float" office:value="1.01266666666667">
                <text:p>1.01266666666667</text:p>
              </table:table-cell>
              <table:table-cell office:value-type="float" office:value="1.01233333333333">
                <text:p>1.01233333333333</text:p>
              </table:table-cell>
              <table:table-cell office:value-type="float" office:value="1.011">
                <text:p>1.011</text:p>
              </table:table-cell>
              <table:table-cell office:value-type="float" office:value="1.00966666666667">
                <text:p>1.00966666666667</text:p>
              </table:table-cell>
              <table:table-cell office:value-type="float" office:value="1.009">
                <text:p>1.009</text:p>
              </table:table-cell>
              <table:table-cell office:value-type="float" office:value="1.008">
                <text:p>1.008</text:p>
              </table:table-cell>
              <table:table-cell office:value-type="float" office:value="1.007">
                <text:p>1.007</text:p>
              </table:table-cell>
              <table:table-cell office:value-type="float" office:value="1.005">
                <text:p>1.005</text:p>
              </table:table-cell>
              <table:table-cell office:value-type="float" office:value="1.002">
                <text:p>1.002</text:p>
              </table:table-cell>
              <table:table-cell office:value-type="float" office:value="1.00033333333333">
                <text:p>1.00033333333333</text:p>
              </table:table-cell>
              <table:table-cell office:value-type="float" office:value="0.999666666666667">
                <text:p>0.999666666666667</text:p>
              </table:table-cell>
              <table:table-cell office:value-type="float" office:value="0.997666666666667">
                <text:p>0.997666666666667</text:p>
              </table:table-cell>
              <table:table-cell office:value-type="float" office:value="0.996">
                <text:p>0.996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91666666666667">
                <text:p>0.991666666666667</text:p>
              </table:table-cell>
              <table:table-cell office:value-type="float" office:value="0.991">
                <text:p>0.991</text:p>
              </table:table-cell>
              <table:table-cell office:value-type="float" office:value="0.987666666666667">
                <text:p>0.987666666666667</text:p>
              </table:table-cell>
              <table:table-cell office:value-type="float" office:value="0.987">
                <text:p>0.987</text:p>
              </table:table-cell>
              <table:table-cell office:value-type="float" office:value="0.984333333333333">
                <text:p>0.984333333333333</text:p>
              </table:table-cell>
              <table:table-cell office:value-type="float" office:value="0.982333333333333">
                <text:p>0.982333333333333</text:p>
              </table:table-cell>
              <table:table-cell office:value-type="float" office:value="0.981">
                <text:p>0.981</text:p>
              </table:table-cell>
              <table:table-cell office:value-type="float" office:value="0.98">
                <text:p>0.98</text:p>
              </table:table-cell>
              <table:table-cell office:value-type="float" office:value="0.977">
                <text:p>0.977</text:p>
              </table:table-cell>
              <table:table-cell office:value-type="float" office:value="0.974666666666667">
                <text:p>0.974666666666667</text:p>
              </table:table-cell>
              <table:table-cell office:value-type="float" office:value="0.973">
                <text:p>0.973</text:p>
              </table:table-cell>
              <table:table-cell office:value-type="float" office:value="0.971333333333333">
                <text:p>0.971333333333333</text:p>
              </table:table-cell>
              <table:table-cell office:value-type="float" office:value="0.97">
                <text:p>0.97</text:p>
              </table:table-cell>
              <table:table-cell office:value-type="float" office:value="0.968">
                <text:p>0.968</text:p>
              </table:table-cell>
              <table:table-cell office:value-type="float" office:value="0.966333333333333">
                <text:p>0.966333333333333</text:p>
              </table:table-cell>
              <table:table-cell office:value-type="float" office:value="0.965">
                <text:p>0.965</text:p>
              </table:table-cell>
              <table:table-cell office:value-type="float" office:value="0.963666666666667">
                <text:p>0.963666666666667</text:p>
              </table:table-cell>
              <table:table-cell office:value-type="float" office:value="0.962333333333333">
                <text:p>0.962333333333333</text:p>
              </table:table-cell>
            </table:table-row>
            <table:table-row>
              <table:table-cell office:value-type="string">
                <text:p>P. putida KT ΔgclR (C+)</text:p>
                <draw:g>
                  <svg:desc>Hoja2.B9:Hoja2.B9</svg:desc>
                </draw:g>
              </table:table-cell>
              <table:table-cell office:value-type="float" office:value="0.047">
                <text:p>0.047</text:p>
                <draw:g>
                  <svg:desc>Hoja2.C9:Hoja2.CU9</svg:desc>
                </draw:g>
              </table:table-cell>
              <table:table-cell office:value-type="float" office:value="0.049">
                <text:p>0.049</text:p>
              </table:table-cell>
              <table:table-cell office:value-type="float" office:value="0.055">
                <text:p>0.055</text:p>
              </table:table-cell>
              <table:table-cell office:value-type="float" office:value="0.0613333333333333">
                <text:p>0.0613333333333333</text:p>
              </table:table-cell>
              <table:table-cell office:value-type="float" office:value="0.068">
                <text:p>0.068</text:p>
              </table:table-cell>
              <table:table-cell office:value-type="float" office:value="0.077">
                <text:p>0.077</text:p>
              </table:table-cell>
              <table:table-cell office:value-type="float" office:value="0.0953333333333333">
                <text:p>0.0953333333333333</text:p>
              </table:table-cell>
              <table:table-cell office:value-type="float" office:value="0.114666666666667">
                <text:p>0.114666666666667</text:p>
              </table:table-cell>
              <table:table-cell office:value-type="float" office:value="0.144">
                <text:p>0.144</text:p>
              </table:table-cell>
              <table:table-cell office:value-type="float" office:value="0.179666666666667">
                <text:p>0.179666666666667</text:p>
              </table:table-cell>
              <table:table-cell office:value-type="float" office:value="0.227666666666667">
                <text:p>0.227666666666667</text:p>
              </table:table-cell>
              <table:table-cell office:value-type="float" office:value="0.295666666666667">
                <text:p>0.295666666666667</text:p>
              </table:table-cell>
              <table:table-cell office:value-type="float" office:value="0.361333333333333">
                <text:p>0.361333333333333</text:p>
              </table:table-cell>
              <table:table-cell office:value-type="float" office:value="0.434333333333333">
                <text:p>0.434333333333333</text:p>
              </table:table-cell>
              <table:table-cell office:value-type="float" office:value="0.508666666666667">
                <text:p>0.508666666666667</text:p>
              </table:table-cell>
              <table:table-cell office:value-type="float" office:value="0.593333333333333">
                <text:p>0.593333333333333</text:p>
              </table:table-cell>
              <table:table-cell office:value-type="float" office:value="0.665666666666667">
                <text:p>0.665666666666667</text:p>
              </table:table-cell>
              <table:table-cell office:value-type="float" office:value="0.761">
                <text:p>0.761</text:p>
              </table:table-cell>
              <table:table-cell office:value-type="float" office:value="0.837">
                <text:p>0.837</text:p>
              </table:table-cell>
              <table:table-cell office:value-type="float" office:value="0.888">
                <text:p>0.888</text:p>
              </table:table-cell>
              <table:table-cell office:value-type="float" office:value="0.931666666666667">
                <text:p>0.931666666666667</text:p>
              </table:table-cell>
              <table:table-cell office:value-type="float" office:value="0.965">
                <text:p>0.965</text:p>
              </table:table-cell>
              <table:table-cell office:value-type="float" office:value="0.994666666666667">
                <text:p>0.994666666666667</text:p>
              </table:table-cell>
              <table:table-cell office:value-type="float" office:value="1.01933333333333">
                <text:p>1.01933333333333</text:p>
              </table:table-cell>
              <table:table-cell office:value-type="float" office:value="1.03666666666667">
                <text:p>1.03666666666667</text:p>
              </table:table-cell>
              <table:table-cell office:value-type="float" office:value="1.05666666666667">
                <text:p>1.05666666666667</text:p>
              </table:table-cell>
              <table:table-cell office:value-type="float" office:value="1.06866666666667">
                <text:p>1.06866666666667</text:p>
              </table:table-cell>
              <table:table-cell office:value-type="float" office:value="1.082">
                <text:p>1.082</text:p>
              </table:table-cell>
              <table:table-cell office:value-type="float" office:value="1.09333333333333">
                <text:p>1.09333333333333</text:p>
              </table:table-cell>
              <table:table-cell office:value-type="float" office:value="1.09933333333333">
                <text:p>1.09933333333333</text:p>
              </table:table-cell>
              <table:table-cell office:value-type="float" office:value="1.103">
                <text:p>1.103</text:p>
              </table:table-cell>
              <table:table-cell office:value-type="float" office:value="1.105">
                <text:p>1.105</text:p>
              </table:table-cell>
              <table:table-cell office:value-type="float" office:value="1.108">
                <text:p>1.108</text:p>
              </table:table-cell>
              <table:table-cell office:value-type="float" office:value="1.102">
                <text:p>1.102</text:p>
              </table:table-cell>
              <table:table-cell office:value-type="float" office:value="1.10066666666667">
                <text:p>1.10066666666667</text:p>
              </table:table-cell>
              <table:table-cell office:value-type="float" office:value="1.09433333333333">
                <text:p>1.09433333333333</text:p>
              </table:table-cell>
              <table:table-cell office:value-type="float" office:value="1.08766666666667">
                <text:p>1.08766666666667</text:p>
              </table:table-cell>
              <table:table-cell office:value-type="float" office:value="1.07933333333333">
                <text:p>1.07933333333333</text:p>
              </table:table-cell>
              <table:table-cell office:value-type="float" office:value="1.07266666666667">
                <text:p>1.07266666666667</text:p>
              </table:table-cell>
              <table:table-cell office:value-type="float" office:value="1.07133333333333">
                <text:p>1.07133333333333</text:p>
              </table:table-cell>
              <table:table-cell office:value-type="float" office:value="1.06933333333333">
                <text:p>1.06933333333333</text:p>
              </table:table-cell>
              <table:table-cell office:value-type="float" office:value="1.06366666666667">
                <text:p>1.06366666666667</text:p>
              </table:table-cell>
              <table:table-cell office:value-type="float" office:value="1.05733333333333">
                <text:p>1.05733333333333</text:p>
              </table:table-cell>
              <table:table-cell office:value-type="float" office:value="1.06066666666667">
                <text:p>1.06066666666667</text:p>
              </table:table-cell>
              <table:table-cell office:value-type="float" office:value="1.064">
                <text:p>1.064</text:p>
              </table:table-cell>
              <table:table-cell office:value-type="float" office:value="1.065">
                <text:p>1.065</text:p>
              </table:table-cell>
              <table:table-cell office:value-type="float" office:value="1.06566666666667">
                <text:p>1.06566666666667</text:p>
              </table:table-cell>
              <table:table-cell office:value-type="float" office:value="1.06566666666667">
                <text:p>1.06566666666667</text:p>
              </table:table-cell>
              <table:table-cell office:value-type="float" office:value="1.06633333333333">
                <text:p>1.06633333333333</text:p>
              </table:table-cell>
              <table:table-cell office:value-type="float" office:value="1.06633333333333">
                <text:p>1.06633333333333</text:p>
              </table:table-cell>
              <table:table-cell office:value-type="float" office:value="1.06466666666667">
                <text:p>1.06466666666667</text:p>
              </table:table-cell>
              <table:table-cell office:value-type="float" office:value="1.06333333333333">
                <text:p>1.06333333333333</text:p>
              </table:table-cell>
              <table:table-cell office:value-type="float" office:value="1.06333333333333">
                <text:p>1.06333333333333</text:p>
              </table:table-cell>
              <table:table-cell office:value-type="float" office:value="1.06233333333333">
                <text:p>1.06233333333333</text:p>
              </table:table-cell>
              <table:table-cell office:value-type="float" office:value="1.06333333333333">
                <text:p>1.06333333333333</text:p>
              </table:table-cell>
              <table:table-cell office:value-type="float" office:value="1.06233333333333">
                <text:p>1.06233333333333</text:p>
              </table:table-cell>
              <table:table-cell office:value-type="float" office:value="1.05766666666667">
                <text:p>1.05766666666667</text:p>
              </table:table-cell>
              <table:table-cell office:value-type="float" office:value="1.056">
                <text:p>1.056</text:p>
              </table:table-cell>
              <table:table-cell office:value-type="float" office:value="1.05166666666667">
                <text:p>1.05166666666667</text:p>
              </table:table-cell>
              <table:table-cell office:value-type="float" office:value="1.04666666666667">
                <text:p>1.04666666666667</text:p>
              </table:table-cell>
              <table:table-cell office:value-type="float" office:value="1.044">
                <text:p>1.044</text:p>
              </table:table-cell>
              <table:table-cell office:value-type="float" office:value="1.03866666666667">
                <text:p>1.03866666666667</text:p>
              </table:table-cell>
              <table:table-cell office:value-type="float" office:value="1.03666666666667">
                <text:p>1.03666666666667</text:p>
              </table:table-cell>
              <table:table-cell office:value-type="float" office:value="1.03266666666667">
                <text:p>1.03266666666667</text:p>
              </table:table-cell>
              <table:table-cell office:value-type="float" office:value="1.02833333333333">
                <text:p>1.02833333333333</text:p>
              </table:table-cell>
              <table:table-cell office:value-type="float" office:value="1.02766666666667">
                <text:p>1.02766666666667</text:p>
              </table:table-cell>
              <table:table-cell office:value-type="float" office:value="1.02533333333333">
                <text:p>1.02533333333333</text:p>
              </table:table-cell>
              <table:table-cell office:value-type="float" office:value="1.021">
                <text:p>1.021</text:p>
              </table:table-cell>
              <table:table-cell office:value-type="float" office:value="1.018">
                <text:p>1.018</text:p>
              </table:table-cell>
              <table:table-cell office:value-type="float" office:value="1.01633333333333">
                <text:p>1.01633333333333</text:p>
              </table:table-cell>
              <table:table-cell office:value-type="float" office:value="1.01566666666667">
                <text:p>1.01566666666667</text:p>
              </table:table-cell>
              <table:table-cell office:value-type="float" office:value="1.01266666666667">
                <text:p>1.01266666666667</text:p>
              </table:table-cell>
              <table:table-cell office:value-type="float" office:value="1.011">
                <text:p>1.011</text:p>
              </table:table-cell>
              <table:table-cell office:value-type="float" office:value="1.009">
                <text:p>1.009</text:p>
              </table:table-cell>
              <table:table-cell office:value-type="float" office:value="1.00766666666667">
                <text:p>1.00766666666667</text:p>
              </table:table-cell>
              <table:table-cell office:value-type="float" office:value="1.00633333333333">
                <text:p>1.00633333333333</text:p>
              </table:table-cell>
              <table:table-cell office:value-type="float" office:value="1.00366666666667">
                <text:p>1.00366666666667</text:p>
              </table:table-cell>
              <table:table-cell office:value-type="float" office:value="1.00133333333333">
                <text:p>1.00133333333333</text:p>
              </table:table-cell>
              <table:table-cell office:value-type="float" office:value="0.997666666666667">
                <text:p>0.997666666666667</text:p>
              </table:table-cell>
              <table:table-cell office:value-type="float" office:value="0.996333333333333">
                <text:p>0.996333333333333</text:p>
              </table:table-cell>
              <table:table-cell office:value-type="float" office:value="0.995333333333334">
                <text:p>0.995333333333334</text:p>
              </table:table-cell>
              <table:table-cell office:value-type="float" office:value="0.990333333333333">
                <text:p>0.990333333333333</text:p>
              </table:table-cell>
              <table:table-cell office:value-type="float" office:value="0.990333333333333">
                <text:p>0.990333333333333</text:p>
              </table:table-cell>
              <table:table-cell office:value-type="float" office:value="0.989">
                <text:p>0.989</text:p>
              </table:table-cell>
              <table:table-cell office:value-type="float" office:value="0.985666666666666">
                <text:p>0.985666666666666</text:p>
              </table:table-cell>
              <table:table-cell office:value-type="float" office:value="0.985333333333333">
                <text:p>0.985333333333333</text:p>
              </table:table-cell>
              <table:table-cell office:value-type="float" office:value="0.982">
                <text:p>0.982</text:p>
              </table:table-cell>
              <table:table-cell office:value-type="float" office:value="0.979">
                <text:p>0.979</text:p>
              </table:table-cell>
              <table:table-cell office:value-type="float" office:value="0.976">
                <text:p>0.976</text:p>
              </table:table-cell>
              <table:table-cell office:value-type="float" office:value="0.973666666666666">
                <text:p>0.973666666666666</text:p>
              </table:table-cell>
              <table:table-cell office:value-type="float" office:value="0.971">
                <text:p>0.971</text:p>
              </table:table-cell>
              <table:table-cell office:value-type="float" office:value="0.97">
                <text:p>0.97</text:p>
              </table:table-cell>
              <table:table-cell office:value-type="float" office:value="0.968333333333333">
                <text:p>0.968333333333333</text:p>
              </table:table-cell>
              <table:table-cell office:value-type="float" office:value="0.964333333333333">
                <text:p>0.964333333333333</text:p>
              </table:table-cell>
              <table:table-cell office:value-type="float" office:value="0.962666666666667">
                <text:p>0.962666666666667</text:p>
              </table:table-cell>
              <table:table-cell office:value-type="float" office:value="0.958">
                <text:p>0.958</text:p>
              </table:table-cell>
              <table:table-cell office:value-type="float" office:value="0.957666666666666">
                <text:p>0.95766666666666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